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2.992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3.544cm"/>
    </style:style>
    <style:style style:name="co10" style:family="table-column">
      <style:table-column-properties fo:break-before="auto" style:column-width="3.184cm"/>
    </style:style>
    <style:style style:name="co11" style:family="table-column">
      <style:table-column-properties fo:break-before="auto" style:column-width="3.764cm"/>
    </style:style>
    <style:style style:name="co12" style:family="table-column">
      <style:table-column-properties fo:break-before="auto" style:column-width="3.323cm"/>
    </style:style>
    <style:style style:name="co13" style:family="table-column">
      <style:table-column-properties fo:break-before="auto" style:column-width="3.212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2.715cm"/>
    </style:style>
    <style:style style:name="co16" style:family="table-column">
      <style:table-column-properties fo:break-before="auto" style:column-width="3.59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4.484cm"/>
    </style:style>
    <style:style style:name="co20" style:family="table-column">
      <style:table-column-properties fo:break-before="auto" style:column-width="4.401cm"/>
    </style:style>
    <style:style style:name="co21" style:family="table-column">
      <style:table-column-properties fo:break-before="auto" style:column-width="4.346cm"/>
    </style:style>
    <style:style style:name="co22" style:family="table-column">
      <style:table-column-properties fo:break-before="auto" style:column-width="4.262cm"/>
    </style:style>
    <style:style style:name="co23" style:family="table-column">
      <style:table-column-properties fo:break-before="auto" style:column-width="4.512cm"/>
    </style:style>
    <style:style style:name="co24" style:family="table-column">
      <style:table-column-properties fo:break-before="auto" style:column-width="4.429cm"/>
    </style:style>
    <style:style style:name="co25" style:family="table-column">
      <style:table-column-properties fo:break-before="auto" style:column-width="4.373cm"/>
    </style:style>
    <style:style style:name="co26" style:family="table-column">
      <style:table-column-properties fo:break-before="auto" style:column-width="4.29cm"/>
    </style:style>
    <style:style style:name="co27" style:family="table-column">
      <style:table-column-properties fo:break-before="auto" style:column-width="3.681cm"/>
    </style:style>
    <style:style style:name="co28" style:family="table-column">
      <style:table-column-properties fo:break-before="auto" style:column-width="4.152cm"/>
    </style:style>
    <style:style style:name="co29" style:family="table-column">
      <style:table-column-properties fo:break-before="auto" style:column-width="4.069cm"/>
    </style:style>
    <style:style style:name="co30" style:family="table-column">
      <style:table-column-properties fo:break-before="auto" style:column-width="3.986cm"/>
    </style:style>
    <style:style style:name="co31" style:family="table-column">
      <style:table-column-properties fo:break-before="auto" style:column-width="3.903cm"/>
    </style:style>
    <style:style style:name="co32" style:family="table-column">
      <style:table-column-properties fo:break-before="auto" style:column-width="4.207cm"/>
    </style:style>
    <style:style style:name="co33" style:family="table-column">
      <style:table-column-properties fo:break-before="auto" style:column-width="4.124cm"/>
    </style:style>
    <style:style style:name="co34" style:family="table-column">
      <style:table-column-properties fo:break-before="auto" style:column-width="4.179cm"/>
    </style:style>
    <style:style style:name="co35" style:family="table-column">
      <style:table-column-properties fo:break-before="auto" style:column-width="4.318cm"/>
    </style:style>
    <style:style style:name="co36" style:family="table-column">
      <style:table-column-properties fo:break-before="auto" style:column-width="4.235cm"/>
    </style:style>
    <style:style style:name="co37" style:family="table-column">
      <style:table-column-properties fo:break-before="auto" style:column-width="4.041cm"/>
    </style:style>
    <style:style style:name="co38" style:family="table-column">
      <style:table-column-properties fo:break-before="auto" style:column-width="3.958cm"/>
    </style:style>
    <style:style style:name="co39" style:family="table-column">
      <style:table-column-properties fo:break-before="auto" style:column-width="3.738cm"/>
    </style:style>
    <style:style style:name="co40" style:family="table-column">
      <style:table-column-properties fo:break-before="auto" style:column-width="4.704cm"/>
    </style:style>
    <style:style style:name="co41" style:family="table-column">
      <style:table-column-properties fo:break-before="auto" style:column-width="4.621cm"/>
    </style:style>
    <style:style style:name="co42" style:family="table-column">
      <style:table-column-properties fo:break-before="auto" style:column-width="4.927cm"/>
    </style:style>
    <style:style style:name="co43" style:family="table-column">
      <style:table-column-properties fo:break-before="auto" style:column-width="4.844cm"/>
    </style:style>
    <style:style style:name="co44" style:family="table-column">
      <style:table-column-properties fo:break-before="auto" style:column-width="4.096cm"/>
    </style:style>
    <style:style style:name="co45" style:family="table-column">
      <style:table-column-properties fo:break-before="auto" style:column-width="4.013cm"/>
    </style:style>
    <style:style style:name="co46" style:family="table-column">
      <style:table-column-properties fo:break-before="auto" style:column-width="3.875cm"/>
    </style:style>
    <style:style style:name="co47" style:family="table-column">
      <style:table-column-properties fo:break-before="auto" style:column-width="3.792cm"/>
    </style:style>
    <style:style style:name="co48" style:family="table-column">
      <style:table-column-properties fo:break-before="auto" style:column-width="4.761cm"/>
    </style:style>
    <style:style style:name="co49" style:family="table-column">
      <style:table-column-properties fo:break-before="auto" style:column-width="4.678cm"/>
    </style:style>
    <style:style style:name="co50" style:family="table-column">
      <style:table-column-properties fo:break-before="auto" style:column-width="4.981cm"/>
    </style:style>
    <style:style style:name="co51" style:family="table-column">
      <style:table-column-properties fo:break-before="auto" style:column-width="4.898cm"/>
    </style:style>
    <style:style style:name="co52" style:family="table-column">
      <style:table-column-properties fo:break-before="auto" style:column-width="1.969cm"/>
    </style:style>
    <style:style style:name="co53" style:family="table-column">
      <style:table-column-properties fo:break-before="auto" style:column-width="2.078cm"/>
    </style:style>
    <style:style style:name="co54" style:family="table-column">
      <style:table-column-properties fo:break-before="auto" style:column-width="2.134cm"/>
    </style:style>
    <style:style style:name="co55" style:family="table-column">
      <style:table-column-properties fo:break-before="auto" style:column-width="2.521cm"/>
    </style:style>
    <style:style style:name="co56" style:family="table-column">
      <style:table-column-properties fo:break-before="auto" style:column-width="2.466cm"/>
    </style:style>
    <style:style style:name="co5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3" table:default-cell-style-name="Default"/>
        <table:table-column table:style-name="co16" table:default-cell-style-name="Default"/>
        <table:table-column table:style-name="co27" table:number-columns-repeated="2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4" table:number-columns-repeated="2" table:default-cell-style-name="Default"/>
        <table:table-column table:style-name="co32" table:number-columns-repeated="3" table:default-cell-style-name="Default"/>
        <table:table-column table:style-name="co33" table:default-cell-style-name="Default"/>
        <table:table-column table:style-name="co32" table:number-columns-repeated="2" table:default-cell-style-name="Default"/>
        <table:table-column table:style-name="co22" table:number-columns-repeated="3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5" table:number-columns-repeated="2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7" table:number-columns-repeated="2" table:default-cell-style-name="Default"/>
        <table:table-column table:style-name="co18" table:number-columns-repeated="3" table:default-cell-style-name="Default"/>
        <table:table-column table:style-name="co39" table:default-cell-style-name="Default"/>
        <table:table-column table:style-name="co18" table:number-columns-repeated="2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42" table:number-columns-repeated="2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40" table:number-columns-repeated="2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2" table:number-columns-repeated="3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5" table:number-columns-repeated="2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44" table:number-columns-repeated="3" table:default-cell-style-name="Default"/>
        <table:table-column table:style-name="co45" table:default-cell-style-name="Default"/>
        <table:table-column table:style-name="co44" table:number-columns-repeated="2" table:default-cell-style-name="Default"/>
        <table:table-column table:style-name="co46" table:number-columns-repeated="3" table:default-cell-style-name="Default"/>
        <table:table-column table:style-name="co47" table:default-cell-style-name="Default"/>
        <table:table-column table:style-name="co46" table:number-columns-repeated="2" table:default-cell-style-name="Default"/>
        <table:table-column table:style-name="co48" table:number-columns-repeated="3" table:default-cell-style-name="Default"/>
        <table:table-column table:style-name="co49" table:default-cell-style-name="Default"/>
        <table:table-column table:style-name="co48" table:number-columns-repeated="2" table:default-cell-style-name="Default"/>
        <table:table-column table:style-name="co20" table:number-columns-repeated="3" table:default-cell-style-name="Default"/>
        <table:table-column table:style-name="co35" table:default-cell-style-name="Default"/>
        <table:table-column table:style-name="co20" table:number-columns-repeated="2" table:default-cell-style-name="Default"/>
        <table:table-column table:style-name="co50" table:number-columns-repeated="3" table:default-cell-style-name="Default"/>
        <table:table-column table:style-name="co51" table:default-cell-style-name="Default"/>
        <table:table-column table:style-name="co50" table:number-columns-repeated="2" table:default-cell-style-name="Default"/>
        <table:table-column table:style-name="co48" table:number-columns-repeated="3" table:default-cell-style-name="Default"/>
        <table:table-column table:style-name="co49" table:default-cell-style-name="Default"/>
        <table:table-column table:style-name="co48" table:number-columns-repeated="2" table:default-cell-style-name="Default"/>
        <table:table-column table:style-name="co32" table:number-columns-repeated="3" table:default-cell-style-name="Default"/>
        <table:table-column table:style-name="co33" table:default-cell-style-name="Default"/>
        <table:table-column table:style-name="co32" table:number-columns-repeated="2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6" table:number-columns-repeated="3" table:default-cell-style-name="Default"/>
        <table:table-column table:style-name="co32" table:default-cell-style-name="Default"/>
        <table:table-column table:style-name="co26" table:number-columns-repeated="2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5" table:number-columns-repeated="2" table:default-cell-style-name="Default"/>
        <table:table-column table:style-name="co20" table:number-columns-repeated="3" table:default-cell-style-name="Default"/>
        <table:table-column table:style-name="co35" table:default-cell-style-name="Default"/>
        <table:table-column table:style-name="co20" table:number-columns-repeated="2" table:default-cell-style-name="Default"/>
        <table:table-column table:style-name="co52" table:number-columns-repeated="2" table:default-cell-style-name="Default"/>
        <table:table-column table:style-name="co53" table:number-columns-repeated="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HeadPitch_offset</text:p>
          </table:table-cell>
          <table:table-cell office:value-type="string" calcext:value-type="string">
            <text:p>HeadYaw_offset</text:p>
          </table:table-cell>
          <table:table-cell office:value-type="string" calcext:value-type="string">
            <text:p>LAnklePitch_offset</text:p>
          </table:table-cell>
          <table:table-cell office:value-type="string" calcext:value-type="string">
            <text:p>LElbowRoll_offset</text:p>
          </table:table-cell>
          <table:table-cell office:value-type="string" calcext:value-type="string">
            <text:p>LElbowYaw_offset</text:p>
          </table:table-cell>
          <table:table-cell office:value-type="string" calcext:value-type="string">
            <text:p>LHipPitch_offset</text:p>
          </table:table-cell>
          <table:table-cell office:value-type="string" calcext:value-type="string">
            <text:p>LHipRoll_offset</text:p>
          </table:table-cell>
          <table:table-cell office:value-type="string" calcext:value-type="string">
            <text:p>LHipYawPitch_offset</text:p>
          </table:table-cell>
          <table:table-cell office:value-type="string" calcext:value-type="string">
            <text:p>LKneePitch_offset</text:p>
          </table:table-cell>
          <table:table-cell office:value-type="string" calcext:value-type="string">
            <text:p>LShoulderPitch_offset</text:p>
          </table:table-cell>
          <table:table-cell office:value-type="string" calcext:value-type="string">
            <text:p>LShoulderRoll_offset</text:p>
          </table:table-cell>
          <table:table-cell office:value-type="string" calcext:value-type="string">
            <text:p>RAnklePitch_offset</text:p>
          </table:table-cell>
          <table:table-cell office:value-type="string" calcext:value-type="string">
            <text:p>RElbowRoll_offset</text:p>
          </table:table-cell>
          <table:table-cell office:value-type="string" calcext:value-type="string">
            <text:p>RElbowYaw_offset</text:p>
          </table:table-cell>
          <table:table-cell office:value-type="string" calcext:value-type="string">
            <text:p>RHipPitch_offset</text:p>
          </table:table-cell>
          <table:table-cell office:value-type="string" calcext:value-type="string">
            <text:p>RHipRoll_offset</text:p>
          </table:table-cell>
          <table:table-cell office:value-type="string" calcext:value-type="string">
            <text:p>RHipYawPitch_offset</text:p>
          </table:table-cell>
          <table:table-cell office:value-type="string" calcext:value-type="string">
            <text:p>RKneePitch_offset</text:p>
          </table:table-cell>
          <table:table-cell office:value-type="string" calcext:value-type="string">
            <text:p>RShoulderPitch_offset</text:p>
          </table:table-cell>
          <table:table-cell office:value-type="string" calcext:value-type="string">
            <text:p>RShoulderRoll_offset</text:p>
          </table:table-cell>
          <table:table-cell office:value-type="string" calcext:value-type="string">
            <text:p>marker_transform_larm_tx</text:p>
          </table:table-cell>
          <table:table-cell office:value-type="string" calcext:value-type="string">
            <text:p>marker_transform_larm_ty</text:p>
          </table:table-cell>
          <table:table-cell office:value-type="string" calcext:value-type="string">
            <text:p>marker_transform_larm_tz</text:p>
          </table:table-cell>
          <table:table-cell office:value-type="string" calcext:value-type="string">
            <text:p>marker_transform_larm_rr</text:p>
          </table:table-cell>
          <table:table-cell office:value-type="string" calcext:value-type="string">
            <text:p>marker_transform_larm_rp</text:p>
          </table:table-cell>
          <table:table-cell office:value-type="string" calcext:value-type="string">
            <text:p>marker_transform_larm_ry</text:p>
          </table:table-cell>
          <table:table-cell office:value-type="string" calcext:value-type="string">
            <text:p>marker_transform_lleg_tx</text:p>
          </table:table-cell>
          <table:table-cell office:value-type="string" calcext:value-type="string">
            <text:p>marker_transform_lleg_ty</text:p>
          </table:table-cell>
          <table:table-cell office:value-type="string" calcext:value-type="string">
            <text:p>marker_transform_lleg_tz</text:p>
          </table:table-cell>
          <table:table-cell office:value-type="string" calcext:value-type="string">
            <text:p>marker_transform_lleg_rr</text:p>
          </table:table-cell>
          <table:table-cell office:value-type="string" calcext:value-type="string">
            <text:p>marker_transform_lleg_rp</text:p>
          </table:table-cell>
          <table:table-cell office:value-type="string" calcext:value-type="string">
            <text:p>marker_transform_lleg_ry</text:p>
          </table:table-cell>
          <table:table-cell office:value-type="string" calcext:value-type="string">
            <text:p>marker_transform_rarm_tx</text:p>
          </table:table-cell>
          <table:table-cell office:value-type="string" calcext:value-type="string">
            <text:p>marker_transform_rarm_ty</text:p>
          </table:table-cell>
          <table:table-cell office:value-type="string" calcext:value-type="string">
            <text:p>marker_transform_rarm_tz</text:p>
          </table:table-cell>
          <table:table-cell office:value-type="string" calcext:value-type="string">
            <text:p>marker_transform_rarm_rr</text:p>
          </table:table-cell>
          <table:table-cell office:value-type="string" calcext:value-type="string">
            <text:p>marker_transform_rarm_rp</text:p>
          </table:table-cell>
          <table:table-cell office:value-type="string" calcext:value-type="string">
            <text:p>marker_transform_rarm_ry</text:p>
          </table:table-cell>
          <table:table-cell office:value-type="string" calcext:value-type="string">
            <text:p>marker_transform_rleg_tx</text:p>
          </table:table-cell>
          <table:table-cell office:value-type="string" calcext:value-type="string">
            <text:p>marker_transform_rleg_ty</text:p>
          </table:table-cell>
          <table:table-cell office:value-type="string" calcext:value-type="string">
            <text:p>marker_transform_rleg_tz</text:p>
          </table:table-cell>
          <table:table-cell office:value-type="string" calcext:value-type="string">
            <text:p>marker_transform_rleg_rr</text:p>
          </table:table-cell>
          <table:table-cell office:value-type="string" calcext:value-type="string">
            <text:p>marker_transform_rleg_rp</text:p>
          </table:table-cell>
          <table:table-cell office:value-type="string" calcext:value-type="string">
            <text:p>marker_transform_rleg_ry</text:p>
          </table:table-cell>
          <table:table-cell office:value-type="string" calcext:value-type="string">
            <text:p>camera_transform_tx</text:p>
          </table:table-cell>
          <table:table-cell office:value-type="string" calcext:value-type="string">
            <text:p>camera_transform_ty</text:p>
          </table:table-cell>
          <table:table-cell office:value-type="string" calcext:value-type="string">
            <text:p>camera_transform_tz</text:p>
          </table:table-cell>
          <table:table-cell office:value-type="string" calcext:value-type="string">
            <text:p>camera_transform_rr</text:p>
          </table:table-cell>
          <table:table-cell office:value-type="string" calcext:value-type="string">
            <text:p>camera_transform_rp</text:p>
          </table:table-cell>
          <table:table-cell office:value-type="string" calcext:value-type="string">
            <text:p>camera_transform_ry</text:p>
          </table:table-cell>
          <table:table-cell office:value-type="string" calcext:value-type="string">
            <text:p>HeadPitch_transform_tx</text:p>
          </table:table-cell>
          <table:table-cell office:value-type="string" calcext:value-type="string">
            <text:p>HeadPitch_transform_ty</text:p>
          </table:table-cell>
          <table:table-cell office:value-type="string" calcext:value-type="string">
            <text:p>HeadPitch_transform_tz</text:p>
          </table:table-cell>
          <table:table-cell office:value-type="string" calcext:value-type="string">
            <text:p>HeadPitch_transform_rr</text:p>
          </table:table-cell>
          <table:table-cell office:value-type="string" calcext:value-type="string">
            <text:p>HeadPitch_transform_rp</text:p>
          </table:table-cell>
          <table:table-cell office:value-type="string" calcext:value-type="string">
            <text:p>HeadPitch_transform_ry</text:p>
          </table:table-cell>
          <table:table-cell office:value-type="string" calcext:value-type="string">
            <text:p>HeadYaw_transform_tx</text:p>
          </table:table-cell>
          <table:table-cell office:value-type="string" calcext:value-type="string">
            <text:p>HeadYaw_transform_ty</text:p>
          </table:table-cell>
          <table:table-cell office:value-type="string" calcext:value-type="string">
            <text:p>HeadYaw_transform_tz</text:p>
          </table:table-cell>
          <table:table-cell office:value-type="string" calcext:value-type="string">
            <text:p>HeadYaw_transform_rr</text:p>
          </table:table-cell>
          <table:table-cell office:value-type="string" calcext:value-type="string">
            <text:p>HeadYaw_transform_rp</text:p>
          </table:table-cell>
          <table:table-cell office:value-type="string" calcext:value-type="string">
            <text:p>HeadYaw_transform_ry</text:p>
          </table:table-cell>
          <table:table-cell office:value-type="string" calcext:value-type="string">
            <text:p>LAnklePitch_transform_tx</text:p>
          </table:table-cell>
          <table:table-cell office:value-type="string" calcext:value-type="string">
            <text:p>LAnklePitch_transform_ty</text:p>
          </table:table-cell>
          <table:table-cell office:value-type="string" calcext:value-type="string">
            <text:p>LAnklePitch_transform_tz</text:p>
          </table:table-cell>
          <table:table-cell office:value-type="string" calcext:value-type="string">
            <text:p>LAnklePitch_transform_rr</text:p>
          </table:table-cell>
          <table:table-cell office:value-type="string" calcext:value-type="string">
            <text:p>LAnklePitch_transform_rp</text:p>
          </table:table-cell>
          <table:table-cell office:value-type="string" calcext:value-type="string">
            <text:p>LAnklePitch_transform_ry</text:p>
          </table:table-cell>
          <table:table-cell office:value-type="string" calcext:value-type="string">
            <text:p>LAnkleRoll_transform_tx</text:p>
          </table:table-cell>
          <table:table-cell office:value-type="string" calcext:value-type="string">
            <text:p>LAnkleRoll_transform_ty</text:p>
          </table:table-cell>
          <table:table-cell office:value-type="string" calcext:value-type="string">
            <text:p>LAnkleRoll_transform_tz</text:p>
          </table:table-cell>
          <table:table-cell office:value-type="string" calcext:value-type="string">
            <text:p>LAnkleRoll_transform_rr</text:p>
          </table:table-cell>
          <table:table-cell office:value-type="string" calcext:value-type="string">
            <text:p>LAnkleRoll_transform_rp</text:p>
          </table:table-cell>
          <table:table-cell office:value-type="string" calcext:value-type="string">
            <text:p>LAnkleRoll_transform_ry</text:p>
          </table:table-cell>
          <table:table-cell office:value-type="string" calcext:value-type="string">
            <text:p>LElbowRoll_transform_tx</text:p>
          </table:table-cell>
          <table:table-cell office:value-type="string" calcext:value-type="string">
            <text:p>LElbowRoll_transform_ty</text:p>
          </table:table-cell>
          <table:table-cell office:value-type="string" calcext:value-type="string">
            <text:p>LElbowRoll_transform_tz</text:p>
          </table:table-cell>
          <table:table-cell office:value-type="string" calcext:value-type="string">
            <text:p>LElbowRoll_transform_rr</text:p>
          </table:table-cell>
          <table:table-cell office:value-type="string" calcext:value-type="string">
            <text:p>LElbowRoll_transform_rp</text:p>
          </table:table-cell>
          <table:table-cell office:value-type="string" calcext:value-type="string">
            <text:p>LElbowRoll_transform_ry</text:p>
          </table:table-cell>
          <table:table-cell office:value-type="string" calcext:value-type="string">
            <text:p>LElbowYaw_transform_tx</text:p>
          </table:table-cell>
          <table:table-cell office:value-type="string" calcext:value-type="string">
            <text:p>LElbowYaw_transform_ty</text:p>
          </table:table-cell>
          <table:table-cell office:value-type="string" calcext:value-type="string">
            <text:p>LElbowYaw_transform_tz</text:p>
          </table:table-cell>
          <table:table-cell office:value-type="string" calcext:value-type="string">
            <text:p>LElbowYaw_transform_rr</text:p>
          </table:table-cell>
          <table:table-cell office:value-type="string" calcext:value-type="string">
            <text:p>LElbowYaw_transform_rp</text:p>
          </table:table-cell>
          <table:table-cell office:value-type="string" calcext:value-type="string">
            <text:p>LElbowYaw_transform_ry</text:p>
          </table:table-cell>
          <table:table-cell office:value-type="string" calcext:value-type="string">
            <text:p>LHipPitch_transform_tx</text:p>
          </table:table-cell>
          <table:table-cell office:value-type="string" calcext:value-type="string">
            <text:p>LHipPitch_transform_ty</text:p>
          </table:table-cell>
          <table:table-cell office:value-type="string" calcext:value-type="string">
            <text:p>LHipPitch_transform_tz</text:p>
          </table:table-cell>
          <table:table-cell office:value-type="string" calcext:value-type="string">
            <text:p>LHipPitch_transform_rr</text:p>
          </table:table-cell>
          <table:table-cell office:value-type="string" calcext:value-type="string">
            <text:p>LHipPitch_transform_rp</text:p>
          </table:table-cell>
          <table:table-cell office:value-type="string" calcext:value-type="string">
            <text:p>LHipPitch_transform_ry</text:p>
          </table:table-cell>
          <table:table-cell office:value-type="string" calcext:value-type="string">
            <text:p>LHipRoll_transform_tx</text:p>
          </table:table-cell>
          <table:table-cell office:value-type="string" calcext:value-type="string">
            <text:p>LHipRoll_transform_ty</text:p>
          </table:table-cell>
          <table:table-cell office:value-type="string" calcext:value-type="string">
            <text:p>LHipRoll_transform_tz</text:p>
          </table:table-cell>
          <table:table-cell office:value-type="string" calcext:value-type="string">
            <text:p>LHipRoll_transform_rr</text:p>
          </table:table-cell>
          <table:table-cell office:value-type="string" calcext:value-type="string">
            <text:p>LHipRoll_transform_rp</text:p>
          </table:table-cell>
          <table:table-cell office:value-type="string" calcext:value-type="string">
            <text:p>LHipRoll_transform_ry</text:p>
          </table:table-cell>
          <table:table-cell office:value-type="string" calcext:value-type="string">
            <text:p>LHipYawPitch_transform_tx</text:p>
          </table:table-cell>
          <table:table-cell office:value-type="string" calcext:value-type="string">
            <text:p>LHipYawPitch_transform_ty</text:p>
          </table:table-cell>
          <table:table-cell office:value-type="string" calcext:value-type="string">
            <text:p>LHipYawPitch_transform_tz</text:p>
          </table:table-cell>
          <table:table-cell office:value-type="string" calcext:value-type="string">
            <text:p>LHipYawPitch_transform_rr</text:p>
          </table:table-cell>
          <table:table-cell office:value-type="string" calcext:value-type="string">
            <text:p>LHipYawPitch_transform_rp</text:p>
          </table:table-cell>
          <table:table-cell office:value-type="string" calcext:value-type="string">
            <text:p>LHipYawPitch_transform_ry</text:p>
          </table:table-cell>
          <table:table-cell office:value-type="string" calcext:value-type="string">
            <text:p>LKneePitch_transform_tx</text:p>
          </table:table-cell>
          <table:table-cell office:value-type="string" calcext:value-type="string">
            <text:p>LKneePitch_transform_ty</text:p>
          </table:table-cell>
          <table:table-cell office:value-type="string" calcext:value-type="string">
            <text:p>LKneePitch_transform_tz</text:p>
          </table:table-cell>
          <table:table-cell office:value-type="string" calcext:value-type="string">
            <text:p>LKneePitch_transform_rr</text:p>
          </table:table-cell>
          <table:table-cell office:value-type="string" calcext:value-type="string">
            <text:p>LKneePitch_transform_rp</text:p>
          </table:table-cell>
          <table:table-cell office:value-type="string" calcext:value-type="string">
            <text:p>LKneePitch_transform_ry</text:p>
          </table:table-cell>
          <table:table-cell office:value-type="string" calcext:value-type="string">
            <text:p>LShoulderPitch_transform_tx</text:p>
          </table:table-cell>
          <table:table-cell office:value-type="string" calcext:value-type="string">
            <text:p>LShoulderPitch_transform_ty</text:p>
          </table:table-cell>
          <table:table-cell office:value-type="string" calcext:value-type="string">
            <text:p>LShoulderPitch_transform_tz</text:p>
          </table:table-cell>
          <table:table-cell office:value-type="string" calcext:value-type="string">
            <text:p>LShoulderPitch_transform_rr</text:p>
          </table:table-cell>
          <table:table-cell office:value-type="string" calcext:value-type="string">
            <text:p>LShoulderPitch_transform_rp</text:p>
          </table:table-cell>
          <table:table-cell office:value-type="string" calcext:value-type="string">
            <text:p>LShoulderPitch_transform_ry</text:p>
          </table:table-cell>
          <table:table-cell office:value-type="string" calcext:value-type="string">
            <text:p>LShoulderRoll_transform_tx</text:p>
          </table:table-cell>
          <table:table-cell office:value-type="string" calcext:value-type="string">
            <text:p>LShoulderRoll_transform_ty</text:p>
          </table:table-cell>
          <table:table-cell office:value-type="string" calcext:value-type="string">
            <text:p>LShoulderRoll_transform_tz</text:p>
          </table:table-cell>
          <table:table-cell office:value-type="string" calcext:value-type="string">
            <text:p>LShoulderRoll_transform_rr</text:p>
          </table:table-cell>
          <table:table-cell office:value-type="string" calcext:value-type="string">
            <text:p>LShoulderRoll_transform_rp</text:p>
          </table:table-cell>
          <table:table-cell office:value-type="string" calcext:value-type="string">
            <text:p>LShoulderRoll_transform_ry</text:p>
          </table:table-cell>
          <table:table-cell office:value-type="string" calcext:value-type="string">
            <text:p>LWristYaw_transform_tx</text:p>
          </table:table-cell>
          <table:table-cell office:value-type="string" calcext:value-type="string">
            <text:p>LWristYaw_transform_ty</text:p>
          </table:table-cell>
          <table:table-cell office:value-type="string" calcext:value-type="string">
            <text:p>LWristYaw_transform_tz</text:p>
          </table:table-cell>
          <table:table-cell office:value-type="string" calcext:value-type="string">
            <text:p>LWristYaw_transform_rr</text:p>
          </table:table-cell>
          <table:table-cell office:value-type="string" calcext:value-type="string">
            <text:p>LWristYaw_transform_rp</text:p>
          </table:table-cell>
          <table:table-cell office:value-type="string" calcext:value-type="string">
            <text:p>LWristYaw_transform_ry</text:p>
          </table:table-cell>
          <table:table-cell office:value-type="string" calcext:value-type="string">
            <text:p>RAnklePitch_transform_tx</text:p>
          </table:table-cell>
          <table:table-cell office:value-type="string" calcext:value-type="string">
            <text:p>RAnklePitch_transform_ty</text:p>
          </table:table-cell>
          <table:table-cell office:value-type="string" calcext:value-type="string">
            <text:p>RAnklePitch_transform_tz</text:p>
          </table:table-cell>
          <table:table-cell office:value-type="string" calcext:value-type="string">
            <text:p>RAnklePitch_transform_rr</text:p>
          </table:table-cell>
          <table:table-cell office:value-type="string" calcext:value-type="string">
            <text:p>RAnklePitch_transform_rp</text:p>
          </table:table-cell>
          <table:table-cell office:value-type="string" calcext:value-type="string">
            <text:p>RAnklePitch_transform_ry</text:p>
          </table:table-cell>
          <table:table-cell office:value-type="string" calcext:value-type="string">
            <text:p>RAnkleRoll_transform_tx</text:p>
          </table:table-cell>
          <table:table-cell office:value-type="string" calcext:value-type="string">
            <text:p>RAnkleRoll_transform_ty</text:p>
          </table:table-cell>
          <table:table-cell office:value-type="string" calcext:value-type="string">
            <text:p>RAnkleRoll_transform_tz</text:p>
          </table:table-cell>
          <table:table-cell office:value-type="string" calcext:value-type="string">
            <text:p>RAnkleRoll_transform_rr</text:p>
          </table:table-cell>
          <table:table-cell office:value-type="string" calcext:value-type="string">
            <text:p>RAnkleRoll_transform_rp</text:p>
          </table:table-cell>
          <table:table-cell office:value-type="string" calcext:value-type="string">
            <text:p>RAnkleRoll_transform_ry</text:p>
          </table:table-cell>
          <table:table-cell office:value-type="string" calcext:value-type="string">
            <text:p>RElbowRoll_transform_tx</text:p>
          </table:table-cell>
          <table:table-cell office:value-type="string" calcext:value-type="string">
            <text:p>RElbowRoll_transform_ty</text:p>
          </table:table-cell>
          <table:table-cell office:value-type="string" calcext:value-type="string">
            <text:p>RElbowRoll_transform_tz</text:p>
          </table:table-cell>
          <table:table-cell office:value-type="string" calcext:value-type="string">
            <text:p>RElbowRoll_transform_rr</text:p>
          </table:table-cell>
          <table:table-cell office:value-type="string" calcext:value-type="string">
            <text:p>RElbowRoll_transform_rp</text:p>
          </table:table-cell>
          <table:table-cell office:value-type="string" calcext:value-type="string">
            <text:p>RElbowRoll_transform_ry</text:p>
          </table:table-cell>
          <table:table-cell office:value-type="string" calcext:value-type="string">
            <text:p>RElbowYaw_transform_tx</text:p>
          </table:table-cell>
          <table:table-cell office:value-type="string" calcext:value-type="string">
            <text:p>RElbowYaw_transform_ty</text:p>
          </table:table-cell>
          <table:table-cell office:value-type="string" calcext:value-type="string">
            <text:p>RElbowYaw_transform_tz</text:p>
          </table:table-cell>
          <table:table-cell office:value-type="string" calcext:value-type="string">
            <text:p>RElbowYaw_transform_rr</text:p>
          </table:table-cell>
          <table:table-cell office:value-type="string" calcext:value-type="string">
            <text:p>RElbowYaw_transform_rp</text:p>
          </table:table-cell>
          <table:table-cell office:value-type="string" calcext:value-type="string">
            <text:p>RElbowYaw_transform_ry</text:p>
          </table:table-cell>
          <table:table-cell office:value-type="string" calcext:value-type="string">
            <text:p>RHipPitch_transform_tx</text:p>
          </table:table-cell>
          <table:table-cell office:value-type="string" calcext:value-type="string">
            <text:p>RHipPitch_transform_ty</text:p>
          </table:table-cell>
          <table:table-cell office:value-type="string" calcext:value-type="string">
            <text:p>RHipPitch_transform_tz</text:p>
          </table:table-cell>
          <table:table-cell office:value-type="string" calcext:value-type="string">
            <text:p>RHipPitch_transform_rr</text:p>
          </table:table-cell>
          <table:table-cell office:value-type="string" calcext:value-type="string">
            <text:p>RHipPitch_transform_rp</text:p>
          </table:table-cell>
          <table:table-cell office:value-type="string" calcext:value-type="string">
            <text:p>RHipPitch_transform_ry</text:p>
          </table:table-cell>
          <table:table-cell office:value-type="string" calcext:value-type="string">
            <text:p>RHipRoll_transform_tx</text:p>
          </table:table-cell>
          <table:table-cell office:value-type="string" calcext:value-type="string">
            <text:p>RHipRoll_transform_ty</text:p>
          </table:table-cell>
          <table:table-cell office:value-type="string" calcext:value-type="string">
            <text:p>RHipRoll_transform_tz</text:p>
          </table:table-cell>
          <table:table-cell office:value-type="string" calcext:value-type="string">
            <text:p>RHipRoll_transform_rr</text:p>
          </table:table-cell>
          <table:table-cell office:value-type="string" calcext:value-type="string">
            <text:p>RHipRoll_transform_rp</text:p>
          </table:table-cell>
          <table:table-cell office:value-type="string" calcext:value-type="string">
            <text:p>RHipRoll_transform_ry</text:p>
          </table:table-cell>
          <table:table-cell office:value-type="string" calcext:value-type="string">
            <text:p>RHipYawPitch_transform_tx</text:p>
          </table:table-cell>
          <table:table-cell office:value-type="string" calcext:value-type="string">
            <text:p>RHipYawPitch_transform_ty</text:p>
          </table:table-cell>
          <table:table-cell office:value-type="string" calcext:value-type="string">
            <text:p>RHipYawPitch_transform_tz</text:p>
          </table:table-cell>
          <table:table-cell office:value-type="string" calcext:value-type="string">
            <text:p>RHipYawPitch_transform_rr</text:p>
          </table:table-cell>
          <table:table-cell office:value-type="string" calcext:value-type="string">
            <text:p>RHipYawPitch_transform_rp</text:p>
          </table:table-cell>
          <table:table-cell office:value-type="string" calcext:value-type="string">
            <text:p>RHipYawPitch_transform_ry</text:p>
          </table:table-cell>
          <table:table-cell office:value-type="string" calcext:value-type="string">
            <text:p>RKneePitch_transform_tx</text:p>
          </table:table-cell>
          <table:table-cell office:value-type="string" calcext:value-type="string">
            <text:p>RKneePitch_transform_ty</text:p>
          </table:table-cell>
          <table:table-cell office:value-type="string" calcext:value-type="string">
            <text:p>RKneePitch_transform_tz</text:p>
          </table:table-cell>
          <table:table-cell office:value-type="string" calcext:value-type="string">
            <text:p>RKneePitch_transform_rr</text:p>
          </table:table-cell>
          <table:table-cell office:value-type="string" calcext:value-type="string">
            <text:p>RKneePitch_transform_rp</text:p>
          </table:table-cell>
          <table:table-cell office:value-type="string" calcext:value-type="string">
            <text:p>RKneePitch_transform_ry</text:p>
          </table:table-cell>
          <table:table-cell office:value-type="string" calcext:value-type="string">
            <text:p>RShoulderPitch_transform_tx</text:p>
          </table:table-cell>
          <table:table-cell office:value-type="string" calcext:value-type="string">
            <text:p>RShoulderPitch_transform_ty</text:p>
          </table:table-cell>
          <table:table-cell office:value-type="string" calcext:value-type="string">
            <text:p>RShoulderPitch_transform_tz</text:p>
          </table:table-cell>
          <table:table-cell office:value-type="string" calcext:value-type="string">
            <text:p>RShoulderPitch_transform_rr</text:p>
          </table:table-cell>
          <table:table-cell office:value-type="string" calcext:value-type="string">
            <text:p>RShoulderPitch_transform_rp</text:p>
          </table:table-cell>
          <table:table-cell office:value-type="string" calcext:value-type="string">
            <text:p>RShoulderPitch_transform_ry</text:p>
          </table:table-cell>
          <table:table-cell office:value-type="string" calcext:value-type="string">
            <text:p>RShoulderRoll_transform_tx</text:p>
          </table:table-cell>
          <table:table-cell office:value-type="string" calcext:value-type="string">
            <text:p>RShoulderRoll_transform_ty</text:p>
          </table:table-cell>
          <table:table-cell office:value-type="string" calcext:value-type="string">
            <text:p>RShoulderRoll_transform_tz</text:p>
          </table:table-cell>
          <table:table-cell office:value-type="string" calcext:value-type="string">
            <text:p>RShoulderRoll_transform_rr</text:p>
          </table:table-cell>
          <table:table-cell office:value-type="string" calcext:value-type="string">
            <text:p>RShoulderRoll_transform_rp</text:p>
          </table:table-cell>
          <table:table-cell office:value-type="string" calcext:value-type="string">
            <text:p>RShoulderRoll_transform_ry</text:p>
          </table:table-cell>
          <table:table-cell office:value-type="string" calcext:value-type="string">
            <text:p>RWristYaw_transform_tx</text:p>
          </table:table-cell>
          <table:table-cell office:value-type="string" calcext:value-type="string">
            <text:p>RWristYaw_transform_ty</text:p>
          </table:table-cell>
          <table:table-cell office:value-type="string" calcext:value-type="string">
            <text:p>RWristYaw_transform_tz</text:p>
          </table:table-cell>
          <table:table-cell office:value-type="string" calcext:value-type="string">
            <text:p>RWristYaw_transform_rr</text:p>
          </table:table-cell>
          <table:table-cell office:value-type="string" calcext:value-type="string">
            <text:p>RWristYaw_transform_rp</text:p>
          </table:table-cell>
          <table:table-cell office:value-type="string" calcext:value-type="string">
            <text:p>RWristYaw_transform_ry</text:p>
          </table:table-cell>
          <table:table-cell office:value-type="string" calcext:value-type="string">
            <text:p>l_ankle_joint_transform_tx</text:p>
          </table:table-cell>
          <table:table-cell office:value-type="string" calcext:value-type="string">
            <text:p>l_ankle_joint_transform_ty</text:p>
          </table:table-cell>
          <table:table-cell office:value-type="string" calcext:value-type="string">
            <text:p>l_ankle_joint_transform_tz</text:p>
          </table:table-cell>
          <table:table-cell office:value-type="string" calcext:value-type="string">
            <text:p>l_ankle_joint_transform_rr</text:p>
          </table:table-cell>
          <table:table-cell office:value-type="string" calcext:value-type="string">
            <text:p>l_ankle_joint_transform_rp</text:p>
          </table:table-cell>
          <table:table-cell office:value-type="string" calcext:value-type="string">
            <text:p>l_ankle_joint_transform_ry</text:p>
          </table:table-cell>
          <table:table-cell office:value-type="string" calcext:value-type="string">
            <text:p>l_sole_joint_transform_tx</text:p>
          </table:table-cell>
          <table:table-cell office:value-type="string" calcext:value-type="string">
            <text:p>l_sole_joint_transform_ty</text:p>
          </table:table-cell>
          <table:table-cell office:value-type="string" calcext:value-type="string">
            <text:p>l_sole_joint_transform_tz</text:p>
          </table:table-cell>
          <table:table-cell office:value-type="string" calcext:value-type="string">
            <text:p>l_sole_joint_transform_rr</text:p>
          </table:table-cell>
          <table:table-cell office:value-type="string" calcext:value-type="string">
            <text:p>l_sole_joint_transform_rp</text:p>
          </table:table-cell>
          <table:table-cell office:value-type="string" calcext:value-type="string">
            <text:p>l_sole_joint_transform_ry</text:p>
          </table:table-cell>
          <table:table-cell office:value-type="string" calcext:value-type="string">
            <text:p>l_wrist_joint_transform_tx</text:p>
          </table:table-cell>
          <table:table-cell office:value-type="string" calcext:value-type="string">
            <text:p>l_wrist_joint_transform_ty</text:p>
          </table:table-cell>
          <table:table-cell office:value-type="string" calcext:value-type="string">
            <text:p>l_wrist_joint_transform_tz</text:p>
          </table:table-cell>
          <table:table-cell office:value-type="string" calcext:value-type="string">
            <text:p>l_wrist_joint_transform_rr</text:p>
          </table:table-cell>
          <table:table-cell office:value-type="string" calcext:value-type="string">
            <text:p>l_wrist_joint_transform_rp</text:p>
          </table:table-cell>
          <table:table-cell office:value-type="string" calcext:value-type="string">
            <text:p>l_wrist_joint_transform_ry</text:p>
          </table:table-cell>
          <table:table-cell office:value-type="string" calcext:value-type="string">
            <text:p>r_ankle_joint_transform_tx</text:p>
          </table:table-cell>
          <table:table-cell office:value-type="string" calcext:value-type="string">
            <text:p>r_ankle_joint_transform_ty</text:p>
          </table:table-cell>
          <table:table-cell office:value-type="string" calcext:value-type="string">
            <text:p>r_ankle_joint_transform_tz</text:p>
          </table:table-cell>
          <table:table-cell office:value-type="string" calcext:value-type="string">
            <text:p>r_ankle_joint_transform_rr</text:p>
          </table:table-cell>
          <table:table-cell office:value-type="string" calcext:value-type="string">
            <text:p>r_ankle_joint_transform_rp</text:p>
          </table:table-cell>
          <table:table-cell office:value-type="string" calcext:value-type="string">
            <text:p>r_ankle_joint_transform_ry</text:p>
          </table:table-cell>
          <table:table-cell office:value-type="string" calcext:value-type="string">
            <text:p>r_sole_joint_transform_tx</text:p>
          </table:table-cell>
          <table:table-cell office:value-type="string" calcext:value-type="string">
            <text:p>r_sole_joint_transform_ty</text:p>
          </table:table-cell>
          <table:table-cell office:value-type="string" calcext:value-type="string">
            <text:p>r_sole_joint_transform_tz</text:p>
          </table:table-cell>
          <table:table-cell office:value-type="string" calcext:value-type="string">
            <text:p>r_sole_joint_transform_rr</text:p>
          </table:table-cell>
          <table:table-cell office:value-type="string" calcext:value-type="string">
            <text:p>r_sole_joint_transform_rp</text:p>
          </table:table-cell>
          <table:table-cell office:value-type="string" calcext:value-type="string">
            <text:p>r_sole_joint_transform_ry</text:p>
          </table:table-cell>
          <table:table-cell office:value-type="string" calcext:value-type="string">
            <text:p>r_wrist_joint_transform_tx</text:p>
          </table:table-cell>
          <table:table-cell office:value-type="string" calcext:value-type="string">
            <text:p>r_wrist_joint_transform_ty</text:p>
          </table:table-cell>
          <table:table-cell office:value-type="string" calcext:value-type="string">
            <text:p>r_wrist_joint_transform_tz</text:p>
          </table:table-cell>
          <table:table-cell office:value-type="string" calcext:value-type="string">
            <text:p>r_wrist_joint_transform_rr</text:p>
          </table:table-cell>
          <table:table-cell office:value-type="string" calcext:value-type="string">
            <text:p>r_wrist_joint_transform_rp</text:p>
          </table:table-cell>
          <table:table-cell office:value-type="string" calcext:value-type="string">
            <text:p>r_wrist_joint_transform_ry</text:p>
          </table:table-cell>
          <table:table-cell office:value-type="string" calcext:value-type="string">
            <text:p>camera_fx</text:p>
          </table:table-cell>
          <table:table-cell office:value-type="string" calcext:value-type="string">
            <text:p>camera_fy</text:p>
          </table:table-cell>
          <table:table-cell office:value-type="string" calcext:value-type="string">
            <text:p>camera_cx</text:p>
          </table:table-cell>
          <table:table-cell office:value-type="string" calcext:value-type="string">
            <text:p>camera_cy</text:p>
          </table:table-cell>
          <table:table-cell office:value-type="string" calcext:value-type="string">
            <text:p>camera_D0</text:p>
          </table:table-cell>
          <table:table-cell office:value-type="string" calcext:value-type="string">
            <text:p>camera_D1</text:p>
          </table:table-cell>
          <table:table-cell office:value-type="string" calcext:value-type="string">
            <text:p>camera_D2</text:p>
          </table:table-cell>
          <table:table-cell office:value-type="string" calcext:value-type="string">
            <text:p>camera_D3</text:p>
          </table:table-cell>
          <table:table-cell office:value-type="string" calcext:value-type="string">
            <text:p>camera_D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.0249164" calcext:value-type="float">
            <text:p>0,0249164</text:p>
          </table:table-cell>
          <table:table-cell office:value-type="float" office:value="-0.0307543" calcext:value-type="float">
            <text:p>-0,0307543</text:p>
          </table:table-cell>
          <table:table-cell office:value-type="float" office:value="0.000853157" calcext:value-type="float">
            <text:p>0,000853157</text:p>
          </table:table-cell>
          <table:table-cell table:style-name="ce1" office:value-type="float" office:value="0.00000465819" calcext:value-type="float">
            <text:p>4,66E-006</text:p>
          </table:table-cell>
          <table:table-cell office:value-type="float" office:value="-0.000318322" calcext:value-type="float">
            <text:p>-0,000318322</text:p>
          </table:table-cell>
          <table:table-cell office:value-type="float" office:value="-0.00310766" calcext:value-type="float">
            <text:p>-0,00310766</text:p>
          </table:table-cell>
          <table:table-cell office:value-type="float" office:value="0.0775357" calcext:value-type="float">
            <text:p>0,0775357</text:p>
          </table:table-cell>
          <table:table-cell office:value-type="float" office:value="-0.00237926" calcext:value-type="float">
            <text:p>-0,00237926</text:p>
          </table:table-cell>
          <table:table-cell office:value-type="float" office:value="0.0232184" calcext:value-type="float">
            <text:p>0,0232184</text:p>
          </table:table-cell>
          <table:table-cell office:value-type="float" office:value="0.000225395" calcext:value-type="float">
            <text:p>0,000225395</text:p>
          </table:table-cell>
          <table:table-cell office:value-type="float" office:value="0.000309718" calcext:value-type="float">
            <text:p>0,000309718</text:p>
          </table:table-cell>
          <table:table-cell office:value-type="float" office:value="-0.000730084" calcext:value-type="float">
            <text:p>-0,000730084</text:p>
          </table:table-cell>
          <table:table-cell office:value-type="float" office:value="0.0230449" calcext:value-type="float">
            <text:p>0,0230449</text:p>
          </table:table-cell>
          <table:table-cell office:value-type="float" office:value="0.0294606" calcext:value-type="float">
            <text:p>0,0294606</text:p>
          </table:table-cell>
          <table:table-cell office:value-type="float" office:value="-0.0013508" calcext:value-type="float">
            <text:p>-0,0013508</text:p>
          </table:table-cell>
          <table:table-cell office:value-type="float" office:value="-0.00116347" calcext:value-type="float">
            <text:p>-0,00116347</text:p>
          </table:table-cell>
          <table:table-cell office:value-type="float" office:value="0.000678263" calcext:value-type="float">
            <text:p>0,000678263</text:p>
          </table:table-cell>
          <table:table-cell office:value-type="float" office:value="0.00258603" calcext:value-type="float">
            <text:p>0,00258603</text:p>
          </table:table-cell>
          <table:table-cell office:value-type="float" office:value="0.0907591" calcext:value-type="float">
            <text:p>0,0907591</text:p>
          </table:table-cell>
          <table:table-cell office:value-type="float" office:value="-0.00264567" calcext:value-type="float">
            <text:p>-0,00264567</text:p>
          </table:table-cell>
          <table:table-cell office:value-type="float" office:value="0.0239144" calcext:value-type="float">
            <text:p>0,0239144</text:p>
          </table:table-cell>
          <table:table-cell office:value-type="float" office:value="0.000253936" calcext:value-type="float">
            <text:p>0,000253936</text:p>
          </table:table-cell>
          <table:table-cell office:value-type="float" office:value="0.00137494" calcext:value-type="float">
            <text:p>0,00137494</text:p>
          </table:table-cell>
          <table:table-cell office:value-type="float" office:value="-0.000805164" calcext:value-type="float">
            <text:p>-0,000805164</text:p>
          </table:table-cell>
          <table:table-cell office:value-type="float" office:value="0.05071" calcext:value-type="float">
            <text:p>0,05071</text:p>
          </table:table-cell>
          <table:table-cell office:value-type="float" office:value="0" calcext:value-type="float">
            <text:p>0</text:p>
          </table:table-cell>
          <table:table-cell office:value-type="float" office:value="0.01774" calcext:value-type="float">
            <text:p>0,01774</text:p>
          </table:table-cell>
          <table:table-cell office:value-type="float" office:value="-2.26369" calcext:value-type="float">
            <text:p>-2,26369</text:p>
          </table:table-cell>
          <table:table-cell table:style-name="ce1" office:value-type="float" office:value="1.66533E-016" calcext:value-type="float">
            <text:p>1,67E-016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545.901" calcext:value-type="float">
            <text:p>545,901</text:p>
          </table:table-cell>
          <table:table-cell office:value-type="float" office:value="551.038" calcext:value-type="float">
            <text:p>551,038</text:p>
          </table:table-cell>
          <table:table-cell office:value-type="float" office:value="324.928" calcext:value-type="float">
            <text:p>324,928</text:p>
          </table:table-cell>
          <table:table-cell office:value-type="float" office:value="201.58" calcext:value-type="float">
            <text:p>201,58</text:p>
          </table:table-cell>
          <table:table-cell office:value-type="float" office:value="0.0255298" calcext:value-type="float">
            <text:p>0,0255298</text:p>
          </table:table-cell>
          <table:table-cell office:value-type="float" office:value="2.61142" calcext:value-type="float">
            <text:p>2,61142</text:p>
          </table:table-cell>
          <table:table-cell office:value-type="float" office:value="-0.0636736" calcext:value-type="float">
            <text:p>-0,0636736</text:p>
          </table:table-cell>
          <table:table-cell office:value-type="float" office:value="-0.0350419" calcext:value-type="float">
            <text:p>-0,0350419</text:p>
          </table:table-cell>
          <table:table-cell office:value-type="float" office:value="0.213964" calcext:value-type="float">
            <text:p>0,213964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142812" calcext:value-type="float">
            <text:p>-0,0142812</text:p>
          </table:table-cell>
          <table:table-cell office:value-type="float" office:value="0.0155364" calcext:value-type="float">
            <text:p>0,0155364</text:p>
          </table:table-cell>
          <table:table-cell office:value-type="float" office:value="0.00227454" calcext:value-type="float">
            <text:p>0,00227454</text:p>
          </table:table-cell>
          <table:table-cell office:value-type="float" office:value="0.0357877" calcext:value-type="float">
            <text:p>0,0357877</text:p>
          </table:table-cell>
          <table:table-cell office:value-type="float" office:value="0.0357411" calcext:value-type="float">
            <text:p>0,0357411</text:p>
          </table:table-cell>
          <table:table-cell table:style-name="ce1" office:value-type="float" office:value="-0.0000298573" calcext:value-type="float">
            <text:p>-2,99E-005</text:p>
          </table:table-cell>
          <table:table-cell office:value-type="float" office:value="-0.00892769" calcext:value-type="float">
            <text:p>-0,00892769</text:p>
          </table:table-cell>
          <table:table-cell office:value-type="float" office:value="0.00179169" calcext:value-type="float">
            <text:p>0,00179169</text:p>
          </table:table-cell>
          <table:table-cell office:value-type="float" office:value="-0.000220243" calcext:value-type="float">
            <text:p>-0,000220243</text:p>
          </table:table-cell>
          <table:table-cell office:value-type="float" office:value="-0.00531509" calcext:value-type="float">
            <text:p>-0,00531509</text:p>
          </table:table-cell>
          <table:table-cell office:value-type="float" office:value="0.0137499" calcext:value-type="float">
            <text:p>0,0137499</text:p>
          </table:table-cell>
          <table:table-cell office:value-type="float" office:value="0.0153949" calcext:value-type="float">
            <text:p>0,0153949</text:p>
          </table:table-cell>
          <table:table-cell office:value-type="float" office:value="-0.00897217" calcext:value-type="float">
            <text:p>-0,00897217</text:p>
          </table:table-cell>
          <table:table-cell office:value-type="float" office:value="0.0103517" calcext:value-type="float">
            <text:p>0,0103517</text:p>
          </table:table-cell>
          <table:table-cell office:value-type="float" office:value="0.0307933" calcext:value-type="float">
            <text:p>0,0307933</text:p>
          </table:table-cell>
          <table:table-cell office:value-type="float" office:value="0.0206168" calcext:value-type="float">
            <text:p>0,0206168</text:p>
          </table:table-cell>
          <table:table-cell office:value-type="float" office:value="0.00179169" calcext:value-type="float">
            <text:p>0,00179169</text:p>
          </table:table-cell>
          <table:table-cell office:value-type="float" office:value="0.00895829" calcext:value-type="float">
            <text:p>0,00895829</text:p>
          </table:table-cell>
          <table:table-cell office:value-type="float" office:value="-0.0206894" calcext:value-type="float">
            <text:p>-0,0206894</text:p>
          </table:table-cell>
          <table:table-cell office:value-type="float" office:value="-0.00468698" calcext:value-type="float">
            <text:p>-0,00468698</text:p>
          </table:table-cell>
          <table:table-cell office:value-type="float" office:value="0.0261911" calcext:value-type="float">
            <text:p>0,0261911</text:p>
          </table:table-cell>
          <table:table-cell office:value-type="float" office:value="-0.0301347" calcext:value-type="float">
            <text:p>-0,0301347</text:p>
          </table:table-cell>
          <table:table-cell office:value-type="float" office:value="0.00175937" calcext:value-type="float">
            <text:p>0,00175937</text:p>
          </table:table-cell>
          <table:table-cell office:value-type="float" office:value="-0.000108043" calcext:value-type="float">
            <text:p>-0,000108043</text:p>
          </table:table-cell>
          <table:table-cell office:value-type="float" office:value="-0.000403952" calcext:value-type="float">
            <text:p>-0,000403952</text:p>
          </table:table-cell>
          <table:table-cell office:value-type="float" office:value="-0.00289032" calcext:value-type="float">
            <text:p>-0,00289032</text:p>
          </table:table-cell>
          <table:table-cell office:value-type="float" office:value="0.0774319" calcext:value-type="float">
            <text:p>0,0774319</text:p>
          </table:table-cell>
          <table:table-cell office:value-type="float" office:value="-0.00223845" calcext:value-type="float">
            <text:p>-0,00223845</text:p>
          </table:table-cell>
          <table:table-cell office:value-type="float" office:value="0.0252775" calcext:value-type="float">
            <text:p>0,0252775</text:p>
          </table:table-cell>
          <table:table-cell office:value-type="float" office:value="0.000193992" calcext:value-type="float">
            <text:p>0,000193992</text:p>
          </table:table-cell>
          <table:table-cell office:value-type="float" office:value="-0.000321856" calcext:value-type="float">
            <text:p>-0,000321856</text:p>
          </table:table-cell>
          <table:table-cell office:value-type="float" office:value="-0.000688556" calcext:value-type="float">
            <text:p>-0,000688556</text:p>
          </table:table-cell>
          <table:table-cell office:value-type="float" office:value="0.0206752" calcext:value-type="float">
            <text:p>0,0206752</text:p>
          </table:table-cell>
          <table:table-cell office:value-type="float" office:value="0.028788" calcext:value-type="float">
            <text:p>0,028788</text:p>
          </table:table-cell>
          <table:table-cell table:style-name="ce1" office:value-type="float" office:value="-0.0000864153" calcext:value-type="float">
            <text:p>-8,64E-005</text:p>
          </table:table-cell>
          <table:table-cell office:value-type="float" office:value="-0.00101892" calcext:value-type="float">
            <text:p>-0,00101892</text:p>
          </table:table-cell>
          <table:table-cell office:value-type="float" office:value="0.000574594" calcext:value-type="float">
            <text:p>0,000574594</text:p>
          </table:table-cell>
          <table:table-cell office:value-type="float" office:value="0.00280208" calcext:value-type="float">
            <text:p>0,00280208</text:p>
          </table:table-cell>
          <table:table-cell office:value-type="float" office:value="0.0950835" calcext:value-type="float">
            <text:p>0,0950835</text:p>
          </table:table-cell>
          <table:table-cell table:style-name="ce1" office:value-type="float" office:value="0.0000963664" calcext:value-type="float">
            <text:p>9,64E-005</text:p>
          </table:table-cell>
          <table:table-cell office:value-type="float" office:value="0.0276019" calcext:value-type="float">
            <text:p>0,0276019</text:p>
          </table:table-cell>
          <table:table-cell table:style-name="ce1" office:value-type="float" office:value="-0.000036349" calcext:value-type="float">
            <text:p>-3,63E-005</text:p>
          </table:table-cell>
          <table:table-cell office:value-type="float" office:value="0.0004828" calcext:value-type="float">
            <text:p>0,0004828</text:p>
          </table:table-cell>
          <table:table-cell office:value-type="float" office:value="0.000198402" calcext:value-type="float">
            <text:p>0,000198402</text:p>
          </table:table-cell>
          <table:table-cell office:value-type="float" office:value="0.0539345" calcext:value-type="float">
            <text:p>0,0539345</text:p>
          </table:table-cell>
          <table:table-cell office:value-type="float" office:value="-0.00272138" calcext:value-type="float">
            <text:p>-0,00272138</text:p>
          </table:table-cell>
          <table:table-cell office:value-type="float" office:value="0.018179" calcext:value-type="float">
            <text:p>0,018179</text:p>
          </table:table-cell>
          <table:table-cell office:value-type="float" office:value="-2.20641" calcext:value-type="float">
            <text:p>-2,20641</text:p>
          </table:table-cell>
          <table:table-cell office:value-type="float" office:value="0.000829999" calcext:value-type="float">
            <text:p>0,000829999</text:p>
          </table:table-cell>
          <table:table-cell office:value-type="float" office:value="-1.55947" calcext:value-type="float">
            <text:p>-1,559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5.902" calcext:value-type="float">
            <text:p>545,902</text:p>
          </table:table-cell>
          <table:table-cell office:value-type="float" office:value="551.04" calcext:value-type="float">
            <text:p>551,04</text:p>
          </table:table-cell>
          <table:table-cell office:value-type="float" office:value="324.929" calcext:value-type="float">
            <text:p>324,929</text:p>
          </table:table-cell>
          <table:table-cell office:value-type="float" office:value="201.582" calcext:value-type="float">
            <text:p>201,582</text:p>
          </table:table-cell>
          <table:table-cell office:value-type="float" office:value="-0.0442196" calcext:value-type="float">
            <text:p>-0,0442196</text:p>
          </table:table-cell>
          <table:table-cell office:value-type="float" office:value="2.57907" calcext:value-type="float">
            <text:p>2,57907</text:p>
          </table:table-cell>
          <table:table-cell office:value-type="float" office:value="-0.072083" calcext:value-type="float">
            <text:p>-0,072083</text:p>
          </table:table-cell>
          <table:table-cell office:value-type="float" office:value="-0.00310487" calcext:value-type="float">
            <text:p>-0,00310487</text:p>
          </table:table-cell>
          <table:table-cell office:value-type="float" office:value="0.206343" calcext:value-type="float">
            <text:p>0,206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17415" calcext:value-type="float">
            <text:p>-0,0117415</text:p>
          </table:table-cell>
          <table:table-cell office:value-type="float" office:value="0.0102788" calcext:value-type="float">
            <text:p>0,0102788</text:p>
          </table:table-cell>
          <table:table-cell office:value-type="float" office:value="0.0140274" calcext:value-type="float">
            <text:p>0,0140274</text:p>
          </table:table-cell>
          <table:table-cell office:value-type="float" office:value="0.0320298" calcext:value-type="float">
            <text:p>0,0320298</text:p>
          </table:table-cell>
          <table:table-cell office:value-type="float" office:value="0.0464914" calcext:value-type="float">
            <text:p>0,0464914</text:p>
          </table:table-cell>
          <table:table-cell office:value-type="float" office:value="-0.00165141" calcext:value-type="float">
            <text:p>-0,00165141</text:p>
          </table:table-cell>
          <table:table-cell office:value-type="float" office:value="-0.00837629" calcext:value-type="float">
            <text:p>-0,00837629</text:p>
          </table:table-cell>
          <table:table-cell office:value-type="float" office:value="0.00685604" calcext:value-type="float">
            <text:p>0,00685604</text:p>
          </table:table-cell>
          <table:table-cell office:value-type="float" office:value="0.00481721" calcext:value-type="float">
            <text:p>0,00481721</text:p>
          </table:table-cell>
          <table:table-cell office:value-type="float" office:value="-0.00977507" calcext:value-type="float">
            <text:p>-0,00977507</text:p>
          </table:table-cell>
          <table:table-cell office:value-type="float" office:value="0.0234394" calcext:value-type="float">
            <text:p>0,0234394</text:p>
          </table:table-cell>
          <table:table-cell office:value-type="float" office:value="0.0343143" calcext:value-type="float">
            <text:p>0,0343143</text:p>
          </table:table-cell>
          <table:table-cell office:value-type="float" office:value="-0.0179027" calcext:value-type="float">
            <text:p>-0,0179027</text:p>
          </table:table-cell>
          <table:table-cell office:value-type="float" office:value="0.0108808" calcext:value-type="float">
            <text:p>0,0108808</text:p>
          </table:table-cell>
          <table:table-cell office:value-type="float" office:value="0.0364066" calcext:value-type="float">
            <text:p>0,0364066</text:p>
          </table:table-cell>
          <table:table-cell office:value-type="float" office:value="0.0252179" calcext:value-type="float">
            <text:p>0,0252179</text:p>
          </table:table-cell>
          <table:table-cell office:value-type="float" office:value="0.00685604" calcext:value-type="float">
            <text:p>0,00685604</text:p>
          </table:table-cell>
          <table:table-cell office:value-type="float" office:value="-0.00646108" calcext:value-type="float">
            <text:p>-0,00646108</text:p>
          </table:table-cell>
          <table:table-cell office:value-type="float" office:value="-0.0321808" calcext:value-type="float">
            <text:p>-0,0321808</text:p>
          </table:table-cell>
          <table:table-cell office:value-type="float" office:value="-0.00703115" calcext:value-type="float">
            <text:p>-0,00703115</text:p>
          </table:table-cell>
          <table:table-cell office:value-type="float" office:value="0.0264526" calcext:value-type="float">
            <text:p>0,0264526</text:p>
          </table:table-cell>
          <table:table-cell office:value-type="float" office:value="-0.0300615" calcext:value-type="float">
            <text:p>-0,0300615</text:p>
          </table:table-cell>
          <table:table-cell office:value-type="float" office:value="0.00271642" calcext:value-type="float">
            <text:p>0,00271642</text:p>
          </table:table-cell>
          <table:table-cell office:value-type="float" office:value="-0.000223593" calcext:value-type="float">
            <text:p>-0,000223593</text:p>
          </table:table-cell>
          <table:table-cell office:value-type="float" office:value="-0.000501321" calcext:value-type="float">
            <text:p>-0,000501321</text:p>
          </table:table-cell>
          <table:table-cell office:value-type="float" office:value="-0.00285064" calcext:value-type="float">
            <text:p>-0,00285064</text:p>
          </table:table-cell>
          <table:table-cell office:value-type="float" office:value="0.0775465" calcext:value-type="float">
            <text:p>0,0775465</text:p>
          </table:table-cell>
          <table:table-cell office:value-type="float" office:value="-0.00105481" calcext:value-type="float">
            <text:p>-0,00105481</text:p>
          </table:table-cell>
          <table:table-cell office:value-type="float" office:value="0.0265174" calcext:value-type="float">
            <text:p>0,0265174</text:p>
          </table:table-cell>
          <table:table-cell table:style-name="ce1" office:value-type="float" office:value="0.0000663943" calcext:value-type="float">
            <text:p>6,64E-005</text:p>
          </table:table-cell>
          <table:table-cell office:value-type="float" office:value="-0.000684766" calcext:value-type="float">
            <text:p>-0,000684766</text:p>
          </table:table-cell>
          <table:table-cell office:value-type="float" office:value="-0.000330133" calcext:value-type="float">
            <text:p>-0,000330133</text:p>
          </table:table-cell>
          <table:table-cell office:value-type="float" office:value="0.020942" calcext:value-type="float">
            <text:p>0,020942</text:p>
          </table:table-cell>
          <table:table-cell office:value-type="float" office:value="0.0292421" calcext:value-type="float">
            <text:p>0,0292421</text:p>
          </table:table-cell>
          <table:table-cell office:value-type="float" office:value="-0.000510849" calcext:value-type="float">
            <text:p>-0,000510849</text:p>
          </table:table-cell>
          <table:table-cell office:value-type="float" office:value="-0.00106679" calcext:value-type="float">
            <text:p>-0,00106679</text:p>
          </table:table-cell>
          <table:table-cell office:value-type="float" office:value="0.000609616" calcext:value-type="float">
            <text:p>0,000609616</text:p>
          </table:table-cell>
          <table:table-cell office:value-type="float" office:value="0.00280904" calcext:value-type="float">
            <text:p>0,00280904</text:p>
          </table:table-cell>
          <table:table-cell office:value-type="float" office:value="0.0941313" calcext:value-type="float">
            <text:p>0,0941313</text:p>
          </table:table-cell>
          <table:table-cell office:value-type="float" office:value="-0.000772821" calcext:value-type="float">
            <text:p>-0,000772821</text:p>
          </table:table-cell>
          <table:table-cell office:value-type="float" office:value="0.0283763" calcext:value-type="float">
            <text:p>0,0283763</text:p>
          </table:table-cell>
          <table:table-cell table:style-name="ce1" office:value-type="float" office:value="0.0000564572" calcext:value-type="float">
            <text:p>5,65E-005</text:p>
          </table:table-cell>
          <table:table-cell table:style-name="ce1" office:value-type="float" office:value="0.0000977037" calcext:value-type="float">
            <text:p>9,77E-005</text:p>
          </table:table-cell>
          <table:table-cell office:value-type="float" office:value="-0.000119253" calcext:value-type="float">
            <text:p>-0,000119253</text:p>
          </table:table-cell>
          <table:table-cell office:value-type="float" office:value="0.0527275" calcext:value-type="float">
            <text:p>0,0527275</text:p>
          </table:table-cell>
          <table:table-cell office:value-type="float" office:value="-0.00214366" calcext:value-type="float">
            <text:p>-0,00214366</text:p>
          </table:table-cell>
          <table:table-cell office:value-type="float" office:value="0.0216026" calcext:value-type="float">
            <text:p>0,0216026</text:p>
          </table:table-cell>
          <table:table-cell office:value-type="float" office:value="-2.21735" calcext:value-type="float">
            <text:p>-2,21735</text:p>
          </table:table-cell>
          <table:table-cell office:value-type="float" office:value="0.0042809" calcext:value-type="float">
            <text:p>0,0042809</text:p>
          </table:table-cell>
          <table:table-cell office:value-type="float" office:value="-1.5564" calcext:value-type="float">
            <text:p>-1,55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5.909" calcext:value-type="float">
            <text:p>545,909</text:p>
          </table:table-cell>
          <table:table-cell office:value-type="float" office:value="551.04" calcext:value-type="float">
            <text:p>551,04</text:p>
          </table:table-cell>
          <table:table-cell office:value-type="float" office:value="324.93" calcext:value-type="float">
            <text:p>324,93</text:p>
          </table:table-cell>
          <table:table-cell office:value-type="float" office:value="201.59" calcext:value-type="float">
            <text:p>201,59</text:p>
          </table:table-cell>
          <table:table-cell office:value-type="float" office:value="-0.236626" calcext:value-type="float">
            <text:p>-0,236626</text:p>
          </table:table-cell>
          <table:table-cell office:value-type="float" office:value="2.41642" calcext:value-type="float">
            <text:p>2,41642</text:p>
          </table:table-cell>
          <table:table-cell office:value-type="float" office:value="0.000246177" calcext:value-type="float">
            <text:p>0,000246177</text:p>
          </table:table-cell>
          <table:table-cell office:value-type="float" office:value="-0.00482441" calcext:value-type="float">
            <text:p>-0,00482441</text:p>
          </table:table-cell>
          <table:table-cell office:value-type="float" office:value="0.152672" calcext:value-type="float">
            <text:p>0,152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2603" calcext:value-type="float">
            <text:p>-0,012603</text:p>
          </table:table-cell>
          <table:table-cell office:value-type="float" office:value="0.0101377" calcext:value-type="float">
            <text:p>0,0101377</text:p>
          </table:table-cell>
          <table:table-cell office:value-type="float" office:value="0.033078" calcext:value-type="float">
            <text:p>0,033078</text:p>
          </table:table-cell>
          <table:table-cell office:value-type="float" office:value="0.0306457" calcext:value-type="float">
            <text:p>0,0306457</text:p>
          </table:table-cell>
          <table:table-cell office:value-type="float" office:value="0.0465789" calcext:value-type="float">
            <text:p>0,0465789</text:p>
          </table:table-cell>
          <table:table-cell office:value-type="float" office:value="-0.00870064" calcext:value-type="float">
            <text:p>-0,00870064</text:p>
          </table:table-cell>
          <table:table-cell office:value-type="float" office:value="-0.00720651" calcext:value-type="float">
            <text:p>-0,00720651</text:p>
          </table:table-cell>
          <table:table-cell office:value-type="float" office:value="0.00469559" calcext:value-type="float">
            <text:p>0,00469559</text:p>
          </table:table-cell>
          <table:table-cell office:value-type="float" office:value="0.00455977" calcext:value-type="float">
            <text:p>0,00455977</text:p>
          </table:table-cell>
          <table:table-cell office:value-type="float" office:value="-0.00764252" calcext:value-type="float">
            <text:p>-0,00764252</text:p>
          </table:table-cell>
          <table:table-cell office:value-type="float" office:value="0.021615" calcext:value-type="float">
            <text:p>0,021615</text:p>
          </table:table-cell>
          <table:table-cell office:value-type="float" office:value="0.0537929" calcext:value-type="float">
            <text:p>0,0537929</text:p>
          </table:table-cell>
          <table:table-cell office:value-type="float" office:value="-0.0201663" calcext:value-type="float">
            <text:p>-0,0201663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40299" calcext:value-type="float">
            <text:p>0,040299</text:p>
          </table:table-cell>
          <table:table-cell office:value-type="float" office:value="0.0218226" calcext:value-type="float">
            <text:p>0,0218226</text:p>
          </table:table-cell>
          <table:table-cell office:value-type="float" office:value="0.00469559" calcext:value-type="float">
            <text:p>0,00469559</text:p>
          </table:table-cell>
          <table:table-cell office:value-type="float" office:value="-0.0302685" calcext:value-type="float">
            <text:p>-0,0302685</text:p>
          </table:table-cell>
          <table:table-cell office:value-type="float" office:value="-0.0274597" calcext:value-type="float">
            <text:p>-0,0274597</text:p>
          </table:table-cell>
          <table:table-cell office:value-type="float" office:value="-0.0108282" calcext:value-type="float">
            <text:p>-0,0108282</text:p>
          </table:table-cell>
          <table:table-cell office:value-type="float" office:value="0.0264122" calcext:value-type="float">
            <text:p>0,0264122</text:p>
          </table:table-cell>
          <table:table-cell office:value-type="float" office:value="-0.0300351" calcext:value-type="float">
            <text:p>-0,0300351</text:p>
          </table:table-cell>
          <table:table-cell office:value-type="float" office:value="0.00284954" calcext:value-type="float">
            <text:p>0,00284954</text:p>
          </table:table-cell>
          <table:table-cell office:value-type="float" office:value="-0.000241166" calcext:value-type="float">
            <text:p>-0,000241166</text:p>
          </table:table-cell>
          <table:table-cell office:value-type="float" office:value="-0.000516191" calcext:value-type="float">
            <text:p>-0,000516191</text:p>
          </table:table-cell>
          <table:table-cell office:value-type="float" office:value="-0.00285227" calcext:value-type="float">
            <text:p>-0,00285227</text:p>
          </table:table-cell>
          <table:table-cell office:value-type="float" office:value="0.0769437" calcext:value-type="float">
            <text:p>0,0769437</text:p>
          </table:table-cell>
          <table:table-cell office:value-type="float" office:value="-0.00221158" calcext:value-type="float">
            <text:p>-0,00221158</text:p>
          </table:table-cell>
          <table:table-cell office:value-type="float" office:value="0.027241" calcext:value-type="float">
            <text:p>0,027241</text:p>
          </table:table-cell>
          <table:table-cell office:value-type="float" office:value="0.000182998" calcext:value-type="float">
            <text:p>0,000182998</text:p>
          </table:table-cell>
          <table:table-cell office:value-type="float" office:value="-0.000965311" calcext:value-type="float">
            <text:p>-0,000965311</text:p>
          </table:table-cell>
          <table:table-cell office:value-type="float" office:value="-0.000682522" calcext:value-type="float">
            <text:p>-0,000682522</text:p>
          </table:table-cell>
          <table:table-cell office:value-type="float" office:value="0.0212927" calcext:value-type="float">
            <text:p>0,0212927</text:p>
          </table:table-cell>
          <table:table-cell office:value-type="float" office:value="0.0293062" calcext:value-type="float">
            <text:p>0,0293062</text:p>
          </table:table-cell>
          <table:table-cell office:value-type="float" office:value="-0.000898392" calcext:value-type="float">
            <text:p>-0,000898392</text:p>
          </table:table-cell>
          <table:table-cell office:value-type="float" office:value="-0.00111161" calcext:value-type="float">
            <text:p>-0,00111161</text:p>
          </table:table-cell>
          <table:table-cell office:value-type="float" office:value="0.000640951" calcext:value-type="float">
            <text:p>0,000640951</text:p>
          </table:table-cell>
          <table:table-cell office:value-type="float" office:value="0.00277406" calcext:value-type="float">
            <text:p>0,00277406</text:p>
          </table:table-cell>
          <table:table-cell office:value-type="float" office:value="0.092522" calcext:value-type="float">
            <text:p>0,092522</text:p>
          </table:table-cell>
          <table:table-cell office:value-type="float" office:value="-0.000865555" calcext:value-type="float">
            <text:p>-0,000865555</text:p>
          </table:table-cell>
          <table:table-cell office:value-type="float" office:value="0.0283337" calcext:value-type="float">
            <text:p>0,0283337</text:p>
          </table:table-cell>
          <table:table-cell table:style-name="ce1" office:value-type="float" office:value="0.0000662393" calcext:value-type="float">
            <text:p>6,62E-005</text:p>
          </table:table-cell>
          <table:table-cell table:style-name="ce1" office:value-type="float" office:value="-0.0000635677" calcext:value-type="float">
            <text:p>-6,36E-005</text:p>
          </table:table-cell>
          <table:table-cell office:value-type="float" office:value="-0.000157919" calcext:value-type="float">
            <text:p>-0,000157919</text:p>
          </table:table-cell>
          <table:table-cell office:value-type="float" office:value="0.0544448" calcext:value-type="float">
            <text:p>0,0544448</text:p>
          </table:table-cell>
          <table:table-cell office:value-type="float" office:value="-0.00183154" calcext:value-type="float">
            <text:p>-0,00183154</text:p>
          </table:table-cell>
          <table:table-cell office:value-type="float" office:value="0.0188137" calcext:value-type="float">
            <text:p>0,0188137</text:p>
          </table:table-cell>
          <table:table-cell office:value-type="float" office:value="-2.21318" calcext:value-type="float">
            <text:p>-2,21318</text:p>
          </table:table-cell>
          <table:table-cell office:value-type="float" office:value="0.00278316" calcext:value-type="float">
            <text:p>0,00278316</text:p>
          </table:table-cell>
          <table:table-cell office:value-type="float" office:value="-1.55917" calcext:value-type="float">
            <text:p>-1,559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5.921" calcext:value-type="float">
            <text:p>545,921</text:p>
          </table:table-cell>
          <table:table-cell office:value-type="float" office:value="551.041" calcext:value-type="float">
            <text:p>551,041</text:p>
          </table:table-cell>
          <table:table-cell office:value-type="float" office:value="324.931" calcext:value-type="float">
            <text:p>324,931</text:p>
          </table:table-cell>
          <table:table-cell office:value-type="float" office:value="201.597" calcext:value-type="float">
            <text:p>201,597</text:p>
          </table:table-cell>
          <table:table-cell office:value-type="float" office:value="-0.429926" calcext:value-type="float">
            <text:p>-0,429926</text:p>
          </table:table-cell>
          <table:table-cell office:value-type="float" office:value="2.20422" calcext:value-type="float">
            <text:p>2,20422</text:p>
          </table:table-cell>
          <table:table-cell office:value-type="float" office:value="0.0126217" calcext:value-type="float">
            <text:p>0,0126217</text:p>
          </table:table-cell>
          <table:table-cell office:value-type="float" office:value="-0.00246181" calcext:value-type="float">
            <text:p>-0,00246181</text:p>
          </table:table-cell>
          <table:table-cell office:value-type="float" office:value="0.0849705" calcext:value-type="float">
            <text:p>0,0849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126398" calcext:value-type="float">
            <text:p>-0,0126398</text:p>
          </table:table-cell>
          <table:table-cell office:value-type="float" office:value="0.00958147" calcext:value-type="float">
            <text:p>0,00958147</text:p>
          </table:table-cell>
          <table:table-cell office:value-type="float" office:value="0.0638445" calcext:value-type="float">
            <text:p>0,0638445</text:p>
          </table:table-cell>
          <table:table-cell office:value-type="float" office:value="0.0297533" calcext:value-type="float">
            <text:p>0,0297533</text:p>
          </table:table-cell>
          <table:table-cell office:value-type="float" office:value="0.0443468" calcext:value-type="float">
            <text:p>0,0443468</text:p>
          </table:table-cell>
          <table:table-cell office:value-type="float" office:value="-0.0186224" calcext:value-type="float">
            <text:p>-0,0186224</text:p>
          </table:table-cell>
          <table:table-cell office:value-type="float" office:value="-0.00767764" calcext:value-type="float">
            <text:p>-0,00767764</text:p>
          </table:table-cell>
          <table:table-cell office:value-type="float" office:value="0.0047837" calcext:value-type="float">
            <text:p>0,0047837</text:p>
          </table:table-cell>
          <table:table-cell office:value-type="float" office:value="-0.0051267" calcext:value-type="float">
            <text:p>-0,0051267</text:p>
          </table:table-cell>
          <table:table-cell office:value-type="float" office:value="-0.00496436" calcext:value-type="float">
            <text:p>-0,00496436</text:p>
          </table:table-cell>
          <table:table-cell office:value-type="float" office:value="0.0202525" calcext:value-type="float">
            <text:p>0,0202525</text:p>
          </table:table-cell>
          <table:table-cell office:value-type="float" office:value="0.0785093" calcext:value-type="float">
            <text:p>0,0785093</text:p>
          </table:table-cell>
          <table:table-cell office:value-type="float" office:value="-0.0239063" calcext:value-type="float">
            <text:p>-0,0239063</text:p>
          </table:table-cell>
          <table:table-cell office:value-type="float" office:value="0.0188143" calcext:value-type="float">
            <text:p>0,0188143</text:p>
          </table:table-cell>
          <table:table-cell office:value-type="float" office:value="0.0433173" calcext:value-type="float">
            <text:p>0,0433173</text:p>
          </table:table-cell>
          <table:table-cell office:value-type="float" office:value="0.0191982" calcext:value-type="float">
            <text:p>0,0191982</text:p>
          </table:table-cell>
          <table:table-cell office:value-type="float" office:value="0.0047837" calcext:value-type="float">
            <text:p>0,0047837</text:p>
          </table:table-cell>
          <table:table-cell office:value-type="float" office:value="-0.058976" calcext:value-type="float">
            <text:p>-0,058976</text:p>
          </table:table-cell>
          <table:table-cell office:value-type="float" office:value="-0.0220331" calcext:value-type="float">
            <text:p>-0,0220331</text:p>
          </table:table-cell>
          <table:table-cell office:value-type="float" office:value="-0.0155221" calcext:value-type="float">
            <text:p>-0,0155221</text:p>
          </table:table-cell>
          <table:table-cell office:value-type="float" office:value="0.0262646" calcext:value-type="float">
            <text:p>0,0262646</text:p>
          </table:table-cell>
          <table:table-cell office:value-type="float" office:value="-0.0300774" calcext:value-type="float">
            <text:p>-0,0300774</text:p>
          </table:table-cell>
          <table:table-cell office:value-type="float" office:value="0.00273462" calcext:value-type="float">
            <text:p>0,00273462</text:p>
          </table:table-cell>
          <table:table-cell office:value-type="float" office:value="-0.000225219" calcext:value-type="float">
            <text:p>-0,000225219</text:p>
          </table:table-cell>
          <table:table-cell office:value-type="float" office:value="-0.000505951" calcext:value-type="float">
            <text:p>-0,000505951</text:p>
          </table:table-cell>
          <table:table-cell office:value-type="float" office:value="-0.00287251" calcext:value-type="float">
            <text:p>-0,00287251</text:p>
          </table:table-cell>
          <table:table-cell office:value-type="float" office:value="0.0745807" calcext:value-type="float">
            <text:p>0,0745807</text:p>
          </table:table-cell>
          <table:table-cell office:value-type="float" office:value="-0.00274168" calcext:value-type="float">
            <text:p>-0,00274168</text:p>
          </table:table-cell>
          <table:table-cell office:value-type="float" office:value="0.0286449" calcext:value-type="float">
            <text:p>0,0286449</text:p>
          </table:table-cell>
          <table:table-cell office:value-type="float" office:value="0.000226769" calcext:value-type="float">
            <text:p>0,000226769</text:p>
          </table:table-cell>
          <table:table-cell office:value-type="float" office:value="-0.00163657" calcext:value-type="float">
            <text:p>-0,00163657</text:p>
          </table:table-cell>
          <table:table-cell office:value-type="float" office:value="-0.000863188" calcext:value-type="float">
            <text:p>-0,000863188</text:p>
          </table:table-cell>
          <table:table-cell office:value-type="float" office:value="0.0217503" calcext:value-type="float">
            <text:p>0,0217503</text:p>
          </table:table-cell>
          <table:table-cell office:value-type="float" office:value="0.0294091" calcext:value-type="float">
            <text:p>0,0294091</text:p>
          </table:table-cell>
          <table:table-cell office:value-type="float" office:value="-0.00132755" calcext:value-type="float">
            <text:p>-0,00132755</text:p>
          </table:table-cell>
          <table:table-cell office:value-type="float" office:value="-0.00116214" calcext:value-type="float">
            <text:p>-0,00116214</text:p>
          </table:table-cell>
          <table:table-cell office:value-type="float" office:value="0.000676846" calcext:value-type="float">
            <text:p>0,000676846</text:p>
          </table:table-cell>
          <table:table-cell office:value-type="float" office:value="0.0027281" calcext:value-type="float">
            <text:p>0,0027281</text:p>
          </table:table-cell>
          <table:table-cell office:value-type="float" office:value="0.0898798" calcext:value-type="float">
            <text:p>0,0898798</text:p>
          </table:table-cell>
          <table:table-cell office:value-type="float" office:value="-0.00110449" calcext:value-type="float">
            <text:p>-0,00110449</text:p>
          </table:table-cell>
          <table:table-cell office:value-type="float" office:value="0.0283243" calcext:value-type="float">
            <text:p>0,0283243</text:p>
          </table:table-cell>
          <table:table-cell table:style-name="ce1" office:value-type="float" office:value="0.0000913234" calcext:value-type="float">
            <text:p>9,13E-005</text:p>
          </table:table-cell>
          <table:table-cell office:value-type="float" office:value="-0.000348675" calcext:value-type="float">
            <text:p>-0,000348675</text:p>
          </table:table-cell>
          <table:table-cell office:value-type="float" office:value="-0.000250176" calcext:value-type="float">
            <text:p>-0,000250176</text:p>
          </table:table-cell>
          <table:table-cell office:value-type="float" office:value="0.0554721" calcext:value-type="float">
            <text:p>0,0554721</text:p>
          </table:table-cell>
          <table:table-cell office:value-type="float" office:value="-0.00144939" calcext:value-type="float">
            <text:p>-0,00144939</text:p>
          </table:table-cell>
          <table:table-cell office:value-type="float" office:value="0.0170626" calcext:value-type="float">
            <text:p>0,0170626</text:p>
          </table:table-cell>
          <table:table-cell office:value-type="float" office:value="-2.21259" calcext:value-type="float">
            <text:p>-2,21259</text:p>
          </table:table-cell>
          <table:table-cell office:value-type="float" office:value="0.00143576" calcext:value-type="float">
            <text:p>0,00143576</text:p>
          </table:table-cell>
          <table:table-cell office:value-type="float" office:value="-1.56106" calcext:value-type="float">
            <text:p>-1,561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5.955" calcext:value-type="float">
            <text:p>545,955</text:p>
          </table:table-cell>
          <table:table-cell office:value-type="float" office:value="551.04" calcext:value-type="float">
            <text:p>551,04</text:p>
          </table:table-cell>
          <table:table-cell office:value-type="float" office:value="324.934" calcext:value-type="float">
            <text:p>324,934</text:p>
          </table:table-cell>
          <table:table-cell office:value-type="float" office:value="201.61" calcext:value-type="float">
            <text:p>201,61</text:p>
          </table:table-cell>
          <table:table-cell office:value-type="float" office:value="-0.482953" calcext:value-type="float">
            <text:p>-0,482953</text:p>
          </table:table-cell>
          <table:table-cell office:value-type="float" office:value="1.75874" calcext:value-type="float">
            <text:p>1,75874</text:p>
          </table:table-cell>
          <table:table-cell office:value-type="float" office:value="0.0263208" calcext:value-type="float">
            <text:p>0,0263208</text:p>
          </table:table-cell>
          <table:table-cell office:value-type="float" office:value="-0.00165854" calcext:value-type="float">
            <text:p>-0,00165854</text:p>
          </table:table-cell>
          <table:table-cell office:value-type="float" office:value="-0.0732504" calcext:value-type="float">
            <text:p>-0,0732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123898" calcext:value-type="float">
            <text:p>-0,0123898</text:p>
          </table:table-cell>
          <table:table-cell office:value-type="float" office:value="0.00986293" calcext:value-type="float">
            <text:p>0,00986293</text:p>
          </table:table-cell>
          <table:table-cell office:value-type="float" office:value="0.0790991" calcext:value-type="float">
            <text:p>0,0790991</text:p>
          </table:table-cell>
          <table:table-cell office:value-type="float" office:value="0.0287912" calcext:value-type="float">
            <text:p>0,0287912</text:p>
          </table:table-cell>
          <table:table-cell office:value-type="float" office:value="0.0447679" calcext:value-type="float">
            <text:p>0,0447679</text:p>
          </table:table-cell>
          <table:table-cell office:value-type="float" office:value="-0.0232444" calcext:value-type="float">
            <text:p>-0,0232444</text:p>
          </table:table-cell>
          <table:table-cell office:value-type="float" office:value="-0.0100684" calcext:value-type="float">
            <text:p>-0,0100684</text:p>
          </table:table-cell>
          <table:table-cell office:value-type="float" office:value="0.00736052" calcext:value-type="float">
            <text:p>0,00736052</text:p>
          </table:table-cell>
          <table:table-cell office:value-type="float" office:value="-0.0156873" calcext:value-type="float">
            <text:p>-0,0156873</text:p>
          </table:table-cell>
          <table:table-cell office:value-type="float" office:value="-0.00163179" calcext:value-type="float">
            <text:p>-0,00163179</text:p>
          </table:table-cell>
          <table:table-cell office:value-type="float" office:value="0.0172674" calcext:value-type="float">
            <text:p>0,0172674</text:p>
          </table:table-cell>
          <table:table-cell office:value-type="float" office:value="0.0916632" calcext:value-type="float">
            <text:p>0,0916632</text:p>
          </table:table-cell>
          <table:table-cell office:value-type="float" office:value="-0.0240073" calcext:value-type="float">
            <text:p>-0,0240073</text:p>
          </table:table-cell>
          <table:table-cell office:value-type="float" office:value="0.0195098" calcext:value-type="float">
            <text:p>0,0195098</text:p>
          </table:table-cell>
          <table:table-cell office:value-type="float" office:value="0.0440142" calcext:value-type="float">
            <text:p>0,0440142</text:p>
          </table:table-cell>
          <table:table-cell office:value-type="float" office:value="0.0192801" calcext:value-type="float">
            <text:p>0,0192801</text:p>
          </table:table-cell>
          <table:table-cell office:value-type="float" office:value="0.00736052" calcext:value-type="float">
            <text:p>0,00736052</text:p>
          </table:table-cell>
          <table:table-cell office:value-type="float" office:value="-0.0728836" calcext:value-type="float">
            <text:p>-0,0728836</text:p>
          </table:table-cell>
          <table:table-cell office:value-type="float" office:value="-0.0165953" calcext:value-type="float">
            <text:p>-0,0165953</text:p>
          </table:table-cell>
          <table:table-cell office:value-type="float" office:value="-0.0172291" calcext:value-type="float">
            <text:p>-0,0172291</text:p>
          </table:table-cell>
          <table:table-cell office:value-type="float" office:value="0.0260152" calcext:value-type="float">
            <text:p>0,0260152</text:p>
          </table:table-cell>
          <table:table-cell office:value-type="float" office:value="-0.0301378" calcext:value-type="float">
            <text:p>-0,0301378</text:p>
          </table:table-cell>
          <table:table-cell office:value-type="float" office:value="0.00272569" calcext:value-type="float">
            <text:p>0,00272569</text:p>
          </table:table-cell>
          <table:table-cell office:value-type="float" office:value="-0.000223911" calcext:value-type="float">
            <text:p>-0,000223911</text:p>
          </table:table-cell>
          <table:table-cell office:value-type="float" office:value="-0.000497613" calcext:value-type="float">
            <text:p>-0,000497613</text:p>
          </table:table-cell>
          <table:table-cell office:value-type="float" office:value="-0.00290797" calcext:value-type="float">
            <text:p>-0,00290797</text:p>
          </table:table-cell>
          <table:table-cell office:value-type="float" office:value="0.0723488" calcext:value-type="float">
            <text:p>0,0723488</text:p>
          </table:table-cell>
          <table:table-cell office:value-type="float" office:value="-0.00222746" calcext:value-type="float">
            <text:p>-0,00222746</text:p>
          </table:table-cell>
          <table:table-cell office:value-type="float" office:value="0.0290972" calcext:value-type="float">
            <text:p>0,0290972</text:p>
          </table:table-cell>
          <table:table-cell office:value-type="float" office:value="0.000168533" calcext:value-type="float">
            <text:p>0,000168533</text:p>
          </table:table-cell>
          <table:table-cell office:value-type="float" office:value="-0.00200956" calcext:value-type="float">
            <text:p>-0,00200956</text:p>
          </table:table-cell>
          <table:table-cell office:value-type="float" office:value="-0.000737827" calcext:value-type="float">
            <text:p>-0,000737827</text:p>
          </table:table-cell>
          <table:table-cell office:value-type="float" office:value="0.0219676" calcext:value-type="float">
            <text:p>0,0219676</text:p>
          </table:table-cell>
          <table:table-cell office:value-type="float" office:value="0.0293263" calcext:value-type="float">
            <text:p>0,0293263</text:p>
          </table:table-cell>
          <table:table-cell office:value-type="float" office:value="-0.00156701" calcext:value-type="float">
            <text:p>-0,00156701</text:p>
          </table:table-cell>
          <table:table-cell office:value-type="float" office:value="-0.00120117" calcext:value-type="float">
            <text:p>-0,00120117</text:p>
          </table:table-cell>
          <table:table-cell office:value-type="float" office:value="0.000693375" calcext:value-type="float">
            <text:p>0,000693375</text:p>
          </table:table-cell>
          <table:table-cell office:value-type="float" office:value="0.00269653" calcext:value-type="float">
            <text:p>0,00269653</text:p>
          </table:table-cell>
          <table:table-cell office:value-type="float" office:value="0.0881166" calcext:value-type="float">
            <text:p>0,0881166</text:p>
          </table:table-cell>
          <table:table-cell office:value-type="float" office:value="-0.00144951" calcext:value-type="float">
            <text:p>-0,00144951</text:p>
          </table:table-cell>
          <table:table-cell office:value-type="float" office:value="0.0284221" calcext:value-type="float">
            <text:p>0,0284221</text:p>
          </table:table-cell>
          <table:table-cell office:value-type="float" office:value="0.000124307" calcext:value-type="float">
            <text:p>0,000124307</text:p>
          </table:table-cell>
          <table:table-cell office:value-type="float" office:value="-0.000571874" calcext:value-type="float">
            <text:p>-0,000571874</text:p>
          </table:table-cell>
          <table:table-cell office:value-type="float" office:value="-0.000379734" calcext:value-type="float">
            <text:p>-0,000379734</text:p>
          </table:table-cell>
          <table:table-cell office:value-type="float" office:value="0.0549419" calcext:value-type="float">
            <text:p>0,0549419</text:p>
          </table:table-cell>
          <table:table-cell office:value-type="float" office:value="-0.00143163" calcext:value-type="float">
            <text:p>-0,00143163</text:p>
          </table:table-cell>
          <table:table-cell office:value-type="float" office:value="0.0170104" calcext:value-type="float">
            <text:p>0,0170104</text:p>
          </table:table-cell>
          <table:table-cell office:value-type="float" office:value="-2.2136" calcext:value-type="float">
            <text:p>-2,2136</text:p>
          </table:table-cell>
          <table:table-cell office:value-type="float" office:value="0.00104515" calcext:value-type="float">
            <text:p>0,00104515</text:p>
          </table:table-cell>
          <table:table-cell office:value-type="float" office:value="-1.56116" calcext:value-type="float">
            <text:p>-1,56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6.033" calcext:value-type="float">
            <text:p>546,033</text:p>
          </table:table-cell>
          <table:table-cell office:value-type="float" office:value="551.035" calcext:value-type="float">
            <text:p>551,035</text:p>
          </table:table-cell>
          <table:table-cell office:value-type="float" office:value="324.941" calcext:value-type="float">
            <text:p>324,941</text:p>
          </table:table-cell>
          <table:table-cell office:value-type="float" office:value="201.625" calcext:value-type="float">
            <text:p>201,625</text:p>
          </table:table-cell>
          <table:table-cell office:value-type="float" office:value="-0.244274" calcext:value-type="float">
            <text:p>-0,244274</text:p>
          </table:table-cell>
          <table:table-cell office:value-type="float" office:value="0.94214" calcext:value-type="float">
            <text:p>0,94214</text:p>
          </table:table-cell>
          <table:table-cell office:value-type="float" office:value="0.0151432" calcext:value-type="float">
            <text:p>0,0151432</text:p>
          </table:table-cell>
          <table:table-cell office:value-type="float" office:value="-0.00372864" calcext:value-type="float">
            <text:p>-0,00372864</text:p>
          </table:table-cell>
          <table:table-cell office:value-type="float" office:value="-0.37227" calcext:value-type="float">
            <text:p>-0,372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11891" calcext:value-type="float">
            <text:p>-0,011891</text:p>
          </table:table-cell>
          <table:table-cell office:value-type="float" office:value="0.0103112" calcext:value-type="float">
            <text:p>0,0103112</text:p>
          </table:table-cell>
          <table:table-cell office:value-type="float" office:value="0.0721308" calcext:value-type="float">
            <text:p>0,0721308</text:p>
          </table:table-cell>
          <table:table-cell office:value-type="float" office:value="0.0281782" calcext:value-type="float">
            <text:p>0,0281782</text:p>
          </table:table-cell>
          <table:table-cell office:value-type="float" office:value="0.0463477" calcext:value-type="float">
            <text:p>0,0463477</text:p>
          </table:table-cell>
          <table:table-cell office:value-type="float" office:value="-0.0239106" calcext:value-type="float">
            <text:p>-0,0239106</text:p>
          </table:table-cell>
          <table:table-cell office:value-type="float" office:value="-0.0128675" calcext:value-type="float">
            <text:p>-0,0128675</text:p>
          </table:table-cell>
          <table:table-cell office:value-type="float" office:value="0.011009" calcext:value-type="float">
            <text:p>0,011009</text:p>
          </table:table-cell>
          <table:table-cell office:value-type="float" office:value="-0.0171155" calcext:value-type="float">
            <text:p>-0,0171155</text:p>
          </table:table-cell>
          <table:table-cell office:value-type="float" office:value="0.00142262" calcext:value-type="float">
            <text:p>0,00142262</text:p>
          </table:table-cell>
          <table:table-cell office:value-type="float" office:value="0.0142072" calcext:value-type="float">
            <text:p>0,0142072</text:p>
          </table:table-cell>
          <table:table-cell office:value-type="float" office:value="0.0946423" calcext:value-type="float">
            <text:p>0,0946423</text:p>
          </table:table-cell>
          <table:table-cell office:value-type="float" office:value="-0.0223156" calcext:value-type="float">
            <text:p>-0,0223156</text:p>
          </table:table-cell>
          <table:table-cell office:value-type="float" office:value="0.0182934" calcext:value-type="float">
            <text:p>0,0182934</text:p>
          </table:table-cell>
          <table:table-cell office:value-type="float" office:value="0.0432164" calcext:value-type="float">
            <text:p>0,0432164</text:p>
          </table:table-cell>
          <table:table-cell office:value-type="float" office:value="0.0209092" calcext:value-type="float">
            <text:p>0,0209092</text:p>
          </table:table-cell>
          <table:table-cell office:value-type="float" office:value="0.011009" calcext:value-type="float">
            <text:p>0,011009</text:p>
          </table:table-cell>
          <table:table-cell office:value-type="float" office:value="-0.0751937" calcext:value-type="float">
            <text:p>-0,0751937</text:p>
          </table:table-cell>
          <table:table-cell office:value-type="float" office:value="-0.0124835" calcext:value-type="float">
            <text:p>-0,0124835</text:p>
          </table:table-cell>
          <table:table-cell office:value-type="float" office:value="-0.0169994" calcext:value-type="float">
            <text:p>-0,0169994</text:p>
          </table:table-cell>
          <table:table-cell office:value-type="float" office:value="0.0257663" calcext:value-type="float">
            <text:p>0,0257663</text:p>
          </table:table-cell>
          <table:table-cell office:value-type="float" office:value="-0.0302064" calcext:value-type="float">
            <text:p>-0,0302064</text:p>
          </table:table-cell>
          <table:table-cell office:value-type="float" office:value="0.00277696" calcext:value-type="float">
            <text:p>0,00277696</text:p>
          </table:table-cell>
          <table:table-cell office:value-type="float" office:value="-0.00023932" calcext:value-type="float">
            <text:p>-0,00023932</text:p>
          </table:table-cell>
          <table:table-cell office:value-type="float" office:value="-0.000501708" calcext:value-type="float">
            <text:p>-0,000501708</text:p>
          </table:table-cell>
          <table:table-cell office:value-type="float" office:value="-0.0029384" calcext:value-type="float">
            <text:p>-0,0029384</text:p>
          </table:table-cell>
          <table:table-cell office:value-type="float" office:value="0.0713166" calcext:value-type="float">
            <text:p>0,0713166</text:p>
          </table:table-cell>
          <table:table-cell office:value-type="float" office:value="-0.00120186" calcext:value-type="float">
            <text:p>-0,00120186</text:p>
          </table:table-cell>
          <table:table-cell office:value-type="float" office:value="0.0286134" calcext:value-type="float">
            <text:p>0,0286134</text:p>
          </table:table-cell>
          <table:table-cell table:style-name="ce1" office:value-type="float" office:value="0.0000629297" calcext:value-type="float">
            <text:p>6,29E-005</text:p>
          </table:table-cell>
          <table:table-cell office:value-type="float" office:value="-0.00200623" calcext:value-type="float">
            <text:p>-0,00200623</text:p>
          </table:table-cell>
          <table:table-cell office:value-type="float" office:value="-0.00045999" calcext:value-type="float">
            <text:p>-0,00045999</text:p>
          </table:table-cell>
          <table:table-cell office:value-type="float" office:value="0.022011" calcext:value-type="float">
            <text:p>0,022011</text:p>
          </table:table-cell>
          <table:table-cell office:value-type="float" office:value="0.0291708" calcext:value-type="float">
            <text:p>0,0291708</text:p>
          </table:table-cell>
          <table:table-cell office:value-type="float" office:value="-0.00163705" calcext:value-type="float">
            <text:p>-0,00163705</text:p>
          </table:table-cell>
          <table:table-cell office:value-type="float" office:value="-0.00120674" calcext:value-type="float">
            <text:p>-0,00120674</text:p>
          </table:table-cell>
          <table:table-cell office:value-type="float" office:value="0.000695269" calcext:value-type="float">
            <text:p>0,000695269</text:p>
          </table:table-cell>
          <table:table-cell office:value-type="float" office:value="0.00267235" calcext:value-type="float">
            <text:p>0,00267235</text:p>
          </table:table-cell>
          <table:table-cell office:value-type="float" office:value="0.0872195" calcext:value-type="float">
            <text:p>0,0872195</text:p>
          </table:table-cell>
          <table:table-cell office:value-type="float" office:value="-0.00180495" calcext:value-type="float">
            <text:p>-0,00180495</text:p>
          </table:table-cell>
          <table:table-cell office:value-type="float" office:value="0.0285093" calcext:value-type="float">
            <text:p>0,0285093</text:p>
          </table:table-cell>
          <table:table-cell office:value-type="float" office:value="0.000160746" calcext:value-type="float">
            <text:p>0,000160746</text:p>
          </table:table-cell>
          <table:table-cell office:value-type="float" office:value="-0.000705124" calcext:value-type="float">
            <text:p>-0,000705124</text:p>
          </table:table-cell>
          <table:table-cell office:value-type="float" office:value="-0.000485877" calcext:value-type="float">
            <text:p>-0,000485877</text:p>
          </table:table-cell>
          <table:table-cell office:value-type="float" office:value="0.0536384" calcext:value-type="float">
            <text:p>0,0536384</text:p>
          </table:table-cell>
          <table:table-cell office:value-type="float" office:value="-0.00160604" calcext:value-type="float">
            <text:p>-0,00160604</text:p>
          </table:table-cell>
          <table:table-cell office:value-type="float" office:value="0.0179736" calcext:value-type="float">
            <text:p>0,0179736</text:p>
          </table:table-cell>
          <table:table-cell office:value-type="float" office:value="-2.21577" calcext:value-type="float">
            <text:p>-2,21577</text:p>
          </table:table-cell>
          <table:table-cell office:value-type="float" office:value="0.00132741" calcext:value-type="float">
            <text:p>0,00132741</text:p>
          </table:table-cell>
          <table:table-cell office:value-type="float" office:value="-1.55999" calcext:value-type="float">
            <text:p>-1,55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6.179" calcext:value-type="float">
            <text:p>546,179</text:p>
          </table:table-cell>
          <table:table-cell office:value-type="float" office:value="551.028" calcext:value-type="float">
            <text:p>551,028</text:p>
          </table:table-cell>
          <table:table-cell office:value-type="float" office:value="324.951" calcext:value-type="float">
            <text:p>324,951</text:p>
          </table:table-cell>
          <table:table-cell office:value-type="float" office:value="201.622" calcext:value-type="float">
            <text:p>201,622</text:p>
          </table:table-cell>
          <table:table-cell office:value-type="float" office:value="0.117371" calcext:value-type="float">
            <text:p>0,117371</text:p>
          </table:table-cell>
          <table:table-cell office:value-type="float" office:value="-0.100667" calcext:value-type="float">
            <text:p>-0,100667</text:p>
          </table:table-cell>
          <table:table-cell office:value-type="float" office:value="-0.00265922" calcext:value-type="float">
            <text:p>-0,00265922</text:p>
          </table:table-cell>
          <table:table-cell office:value-type="float" office:value="-0.00667389" calcext:value-type="float">
            <text:p>-0,00667389</text:p>
          </table:table-cell>
          <table:table-cell office:value-type="float" office:value="-0.706379" calcext:value-type="float">
            <text:p>-0,7063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14496" calcext:value-type="float">
            <text:p>-0,0114496</text:p>
          </table:table-cell>
          <table:table-cell office:value-type="float" office:value="0.0106675" calcext:value-type="float">
            <text:p>0,0106675</text:p>
          </table:table-cell>
          <table:table-cell office:value-type="float" office:value="0.0606965" calcext:value-type="float">
            <text:p>0,0606965</text:p>
          </table:table-cell>
          <table:table-cell office:value-type="float" office:value="0.0281765" calcext:value-type="float">
            <text:p>0,0281765</text:p>
          </table:table-cell>
          <table:table-cell office:value-type="float" office:value="0.0475165" calcext:value-type="float">
            <text:p>0,0475165</text:p>
          </table:table-cell>
          <table:table-cell office:value-type="float" office:value="-0.0229338" calcext:value-type="float">
            <text:p>-0,0229338</text:p>
          </table:table-cell>
          <table:table-cell office:value-type="float" office:value="-0.0147352" calcext:value-type="float">
            <text:p>-0,0147352</text:p>
          </table:table-cell>
          <table:table-cell office:value-type="float" office:value="0.0136568" calcext:value-type="float">
            <text:p>0,0136568</text:p>
          </table:table-cell>
          <table:table-cell office:value-type="float" office:value="-0.0150524" calcext:value-type="float">
            <text:p>-0,0150524</text:p>
          </table:table-cell>
          <table:table-cell office:value-type="float" office:value="0.00304138" calcext:value-type="float">
            <text:p>0,00304138</text:p>
          </table:table-cell>
          <table:table-cell office:value-type="float" office:value="0.0127398" calcext:value-type="float">
            <text:p>0,0127398</text:p>
          </table:table-cell>
          <table:table-cell office:value-type="float" office:value="0.0951129" calcext:value-type="float">
            <text:p>0,0951129</text:p>
          </table:table-cell>
          <table:table-cell office:value-type="float" office:value="-0.0210729" calcext:value-type="float">
            <text:p>-0,0210729</text:p>
          </table:table-cell>
          <table:table-cell office:value-type="float" office:value="0.0168883" calcext:value-type="float">
            <text:p>0,0168883</text:p>
          </table:table-cell>
          <table:table-cell office:value-type="float" office:value="0.0427123" calcext:value-type="float">
            <text:p>0,0427123</text:p>
          </table:table-cell>
          <table:table-cell office:value-type="float" office:value="0.0223949" calcext:value-type="float">
            <text:p>0,0223949</text:p>
          </table:table-cell>
          <table:table-cell office:value-type="float" office:value="0.0136568" calcext:value-type="float">
            <text:p>0,0136568</text:p>
          </table:table-cell>
          <table:table-cell office:value-type="float" office:value="-0.0751183" calcext:value-type="float">
            <text:p>-0,0751183</text:p>
          </table:table-cell>
          <table:table-cell office:value-type="float" office:value="-0.0108867" calcext:value-type="float">
            <text:p>-0,0108867</text:p>
          </table:table-cell>
          <table:table-cell office:value-type="float" office:value="-0.0163987" calcext:value-type="float">
            <text:p>-0,0163987</text:p>
          </table:table-cell>
          <table:table-cell office:value-type="float" office:value="0.0256441" calcext:value-type="float">
            <text:p>0,0256441</text:p>
          </table:table-cell>
          <table:table-cell office:value-type="float" office:value="-0.0302508" calcext:value-type="float">
            <text:p>-0,0302508</text:p>
          </table:table-cell>
          <table:table-cell office:value-type="float" office:value="0.00282327" calcext:value-type="float">
            <text:p>0,00282327</text:p>
          </table:table-cell>
          <table:table-cell office:value-type="float" office:value="-0.00030291" calcext:value-type="float">
            <text:p>-0,00030291</text:p>
          </table:table-cell>
          <table:table-cell office:value-type="float" office:value="-0.000480911" calcext:value-type="float">
            <text:p>-0,000480911</text:p>
          </table:table-cell>
          <table:table-cell office:value-type="float" office:value="-0.0029774" calcext:value-type="float">
            <text:p>-0,0029774</text:p>
          </table:table-cell>
          <table:table-cell office:value-type="float" office:value="0.0710746" calcext:value-type="float">
            <text:p>0,0710746</text:p>
          </table:table-cell>
          <table:table-cell office:value-type="float" office:value="-0.000392883" calcext:value-type="float">
            <text:p>-0,000392883</text:p>
          </table:table-cell>
          <table:table-cell office:value-type="float" office:value="0.0280726" calcext:value-type="float">
            <text:p>0,0280726</text:p>
          </table:table-cell>
          <table:table-cell table:style-name="ce1" office:value-type="float" office:value="-0.0000150625" calcext:value-type="float">
            <text:p>-1,51E-005</text:p>
          </table:table-cell>
          <table:table-cell office:value-type="float" office:value="-0.00188473" calcext:value-type="float">
            <text:p>-0,00188473</text:p>
          </table:table-cell>
          <table:table-cell office:value-type="float" office:value="-0.00025779" calcext:value-type="float">
            <text:p>-0,00025779</text:p>
          </table:table-cell>
          <table:table-cell office:value-type="float" office:value="0.0219729" calcext:value-type="float">
            <text:p>0,0219729</text:p>
          </table:table-cell>
          <table:table-cell office:value-type="float" office:value="0.0290827" calcext:value-type="float">
            <text:p>0,0290827</text:p>
          </table:table-cell>
          <table:table-cell office:value-type="float" office:value="-0.00162805" calcext:value-type="float">
            <text:p>-0,00162805</text:p>
          </table:table-cell>
          <table:table-cell office:value-type="float" office:value="-0.00118849" calcext:value-type="float">
            <text:p>-0,00118849</text:p>
          </table:table-cell>
          <table:table-cell office:value-type="float" office:value="0.000715229" calcext:value-type="float">
            <text:p>0,000715229</text:p>
          </table:table-cell>
          <table:table-cell office:value-type="float" office:value="0.00268586" calcext:value-type="float">
            <text:p>0,00268586</text:p>
          </table:table-cell>
          <table:table-cell office:value-type="float" office:value="0.0867992" calcext:value-type="float">
            <text:p>0,0867992</text:p>
          </table:table-cell>
          <table:table-cell office:value-type="float" office:value="-0.00202498" calcext:value-type="float">
            <text:p>-0,00202498</text:p>
          </table:table-cell>
          <table:table-cell office:value-type="float" office:value="0.0285579" calcext:value-type="float">
            <text:p>0,0285579</text:p>
          </table:table-cell>
          <table:table-cell office:value-type="float" office:value="0.000145931" calcext:value-type="float">
            <text:p>0,000145931</text:p>
          </table:table-cell>
          <table:table-cell office:value-type="float" office:value="-0.000713199" calcext:value-type="float">
            <text:p>-0,000713199</text:p>
          </table:table-cell>
          <table:table-cell office:value-type="float" office:value="-0.000600865" calcext:value-type="float">
            <text:p>-0,000600865</text:p>
          </table:table-cell>
          <table:table-cell office:value-type="float" office:value="0.0525997" calcext:value-type="float">
            <text:p>0,0525997</text:p>
          </table:table-cell>
          <table:table-cell office:value-type="float" office:value="-0.00178995" calcext:value-type="float">
            <text:p>-0,00178995</text:p>
          </table:table-cell>
          <table:table-cell office:value-type="float" office:value="0.0190139" calcext:value-type="float">
            <text:p>0,0190139</text:p>
          </table:table-cell>
          <table:table-cell office:value-type="float" office:value="-2.21789" calcext:value-type="float">
            <text:p>-2,21789</text:p>
          </table:table-cell>
          <table:table-cell office:value-type="float" office:value="0.00173177" calcext:value-type="float">
            <text:p>0,00173177</text:p>
          </table:table-cell>
          <table:table-cell office:value-type="float" office:value="-1.55885" calcext:value-type="float">
            <text:p>-1,558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6.47" calcext:value-type="float">
            <text:p>546,47</text:p>
          </table:table-cell>
          <table:table-cell office:value-type="float" office:value="551.019" calcext:value-type="float">
            <text:p>551,019</text:p>
          </table:table-cell>
          <table:table-cell office:value-type="float" office:value="324.965" calcext:value-type="float">
            <text:p>324,965</text:p>
          </table:table-cell>
          <table:table-cell office:value-type="float" office:value="201.59" calcext:value-type="float">
            <text:p>201,59</text:p>
          </table:table-cell>
          <table:table-cell office:value-type="float" office:value="0.382436" calcext:value-type="float">
            <text:p>0,382436</text:p>
          </table:table-cell>
          <table:table-cell office:value-type="float" office:value="-0.931593" calcext:value-type="float">
            <text:p>-0,931593</text:p>
          </table:table-cell>
          <table:table-cell office:value-type="float" office:value="-0.013264" calcext:value-type="float">
            <text:p>-0,013264</text:p>
          </table:table-cell>
          <table:table-cell office:value-type="float" office:value="-0.00872043" calcext:value-type="float">
            <text:p>-0,00872043</text:p>
          </table:table-cell>
          <table:table-cell office:value-type="float" office:value="-0.78286" calcext:value-type="float">
            <text:p>-0,78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110581" calcext:value-type="float">
            <text:p>-0,0110581</text:p>
          </table:table-cell>
          <table:table-cell office:value-type="float" office:value="0.0108598" calcext:value-type="float">
            <text:p>0,0108598</text:p>
          </table:table-cell>
          <table:table-cell office:value-type="float" office:value="0.0538724" calcext:value-type="float">
            <text:p>0,0538724</text:p>
          </table:table-cell>
          <table:table-cell office:value-type="float" office:value="0.028335" calcext:value-type="float">
            <text:p>0,028335</text:p>
          </table:table-cell>
          <table:table-cell office:value-type="float" office:value="0.048028" calcext:value-type="float">
            <text:p>0,048028</text:p>
          </table:table-cell>
          <table:table-cell office:value-type="float" office:value="-0.0219122" calcext:value-type="float">
            <text:p>-0,0219122</text:p>
          </table:table-cell>
          <table:table-cell office:value-type="float" office:value="-0.0155484" calcext:value-type="float">
            <text:p>-0,0155484</text:p>
          </table:table-cell>
          <table:table-cell office:value-type="float" office:value="0.0148717" calcext:value-type="float">
            <text:p>0,0148717</text:p>
          </table:table-cell>
          <table:table-cell office:value-type="float" office:value="-0.013498" calcext:value-type="float">
            <text:p>-0,013498</text:p>
          </table:table-cell>
          <table:table-cell office:value-type="float" office:value="0.00370219" calcext:value-type="float">
            <text:p>0,00370219</text:p>
          </table:table-cell>
          <table:table-cell office:value-type="float" office:value="0.0124114" calcext:value-type="float">
            <text:p>0,0124114</text:p>
          </table:table-cell>
          <table:table-cell office:value-type="float" office:value="0.0944035" calcext:value-type="float">
            <text:p>0,0944035</text:p>
          </table:table-cell>
          <table:table-cell office:value-type="float" office:value="-0.020599" calcext:value-type="float">
            <text:p>-0,020599</text:p>
          </table:table-cell>
          <table:table-cell office:value-type="float" office:value="0.016091" calcext:value-type="float">
            <text:p>0,016091</text:p>
          </table:table-cell>
          <table:table-cell office:value-type="float" office:value="0.0425708" calcext:value-type="float">
            <text:p>0,0425708</text:p>
          </table:table-cell>
          <table:table-cell office:value-type="float" office:value="0.023096" calcext:value-type="float">
            <text:p>0,023096</text:p>
          </table:table-cell>
          <table:table-cell office:value-type="float" office:value="0.0148717" calcext:value-type="float">
            <text:p>0,0148717</text:p>
          </table:table-cell>
          <table:table-cell office:value-type="float" office:value="-0.0743799" calcext:value-type="float">
            <text:p>-0,0743799</text:p>
          </table:table-cell>
          <table:table-cell office:value-type="float" office:value="-0.0106083" calcext:value-type="float">
            <text:p>-0,0106083</text:p>
          </table:table-cell>
          <table:table-cell office:value-type="float" office:value="-0.0160351" calcext:value-type="float">
            <text:p>-0,0160351</text:p>
          </table:table-cell>
          <table:table-cell office:value-type="float" office:value="0.0256131" calcext:value-type="float">
            <text:p>0,0256131</text:p>
          </table:table-cell>
          <table:table-cell office:value-type="float" office:value="-0.0302661" calcext:value-type="float">
            <text:p>-0,0302661</text:p>
          </table:table-cell>
          <table:table-cell office:value-type="float" office:value="0.00284947" calcext:value-type="float">
            <text:p>0,00284947</text:p>
          </table:table-cell>
          <table:table-cell office:value-type="float" office:value="-0.000327986" calcext:value-type="float">
            <text:p>-0,000327986</text:p>
          </table:table-cell>
          <table:table-cell office:value-type="float" office:value="-0.000592931" calcext:value-type="float">
            <text:p>-0,000592931</text:p>
          </table:table-cell>
          <table:table-cell office:value-type="float" office:value="-0.00294445" calcext:value-type="float">
            <text:p>-0,00294445</text:p>
          </table:table-cell>
          <table:table-cell office:value-type="float" office:value="0.0710971" calcext:value-type="float">
            <text:p>0,0710971</text:p>
          </table:table-cell>
          <table:table-cell table:style-name="ce1" office:value-type="float" office:value="-0.0000211515" calcext:value-type="float">
            <text:p>-2,12E-005</text:p>
          </table:table-cell>
          <table:table-cell office:value-type="float" office:value="0.027775" calcext:value-type="float">
            <text:p>0,027775</text:p>
          </table:table-cell>
          <table:table-cell table:style-name="ce1" office:value-type="float" office:value="0.0000274347" calcext:value-type="float">
            <text:p>2,74E-005</text:p>
          </table:table-cell>
          <table:table-cell office:value-type="float" office:value="-0.00177109" calcext:value-type="float">
            <text:p>-0,00177109</text:p>
          </table:table-cell>
          <table:table-cell office:value-type="float" office:value="-0.00026538" calcext:value-type="float">
            <text:p>-0,00026538</text:p>
          </table:table-cell>
          <table:table-cell office:value-type="float" office:value="0.0219331" calcext:value-type="float">
            <text:p>0,0219331</text:p>
          </table:table-cell>
          <table:table-cell office:value-type="float" office:value="0.0290651" calcext:value-type="float">
            <text:p>0,0290651</text:p>
          </table:table-cell>
          <table:table-cell office:value-type="float" office:value="-0.00161074" calcext:value-type="float">
            <text:p>-0,00161074</text:p>
          </table:table-cell>
          <table:table-cell office:value-type="float" office:value="-0.00118074" calcext:value-type="float">
            <text:p>-0,00118074</text:p>
          </table:table-cell>
          <table:table-cell office:value-type="float" office:value="0.000833803" calcext:value-type="float">
            <text:p>0,000833803</text:p>
          </table:table-cell>
          <table:table-cell office:value-type="float" office:value="0.00263266" calcext:value-type="float">
            <text:p>0,00263266</text:p>
          </table:table-cell>
          <table:table-cell office:value-type="float" office:value="0.0866834" calcext:value-type="float">
            <text:p>0,0866834</text:p>
          </table:table-cell>
          <table:table-cell office:value-type="float" office:value="-0.00211793" calcext:value-type="float">
            <text:p>-0,00211793</text:p>
          </table:table-cell>
          <table:table-cell office:value-type="float" office:value="0.0285542" calcext:value-type="float">
            <text:p>0,0285542</text:p>
          </table:table-cell>
          <table:table-cell table:style-name="ce1" office:value-type="float" office:value="0.0000113627" calcext:value-type="float">
            <text:p>1,14E-005</text:p>
          </table:table-cell>
          <table:table-cell office:value-type="float" office:value="-0.000701075" calcext:value-type="float">
            <text:p>-0,000701075</text:p>
          </table:table-cell>
          <table:table-cell office:value-type="float" office:value="-0.000725694" calcext:value-type="float">
            <text:p>-0,000725694</text:p>
          </table:table-cell>
          <table:table-cell office:value-type="float" office:value="0.0521169" calcext:value-type="float">
            <text:p>0,0521169</text:p>
          </table:table-cell>
          <table:table-cell office:value-type="float" office:value="-0.00188506" calcext:value-type="float">
            <text:p>-0,00188506</text:p>
          </table:table-cell>
          <table:table-cell office:value-type="float" office:value="0.0195961" calcext:value-type="float">
            <text:p>0,0195961</text:p>
          </table:table-cell>
          <table:table-cell office:value-type="float" office:value="-2.21891" calcext:value-type="float">
            <text:p>-2,21891</text:p>
          </table:table-cell>
          <table:table-cell office:value-type="float" office:value="0.00193821" calcext:value-type="float">
            <text:p>0,00193821</text:p>
          </table:table-cell>
          <table:table-cell office:value-type="float" office:value="-1.55834" calcext:value-type="float">
            <text:p>-1,558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7.174" calcext:value-type="float">
            <text:p>547,174</text:p>
          </table:table-cell>
          <table:table-cell office:value-type="float" office:value="551.01" calcext:value-type="float">
            <text:p>551,01</text:p>
          </table:table-cell>
          <table:table-cell office:value-type="float" office:value="324.987" calcext:value-type="float">
            <text:p>324,987</text:p>
          </table:table-cell>
          <table:table-cell office:value-type="float" office:value="201.516" calcext:value-type="float">
            <text:p>201,516</text:p>
          </table:table-cell>
          <table:table-cell office:value-type="float" office:value="0.489644" calcext:value-type="float">
            <text:p>0,489644</text:p>
          </table:table-cell>
          <table:table-cell office:value-type="float" office:value="-1.43389" calcext:value-type="float">
            <text:p>-1,43389</text:p>
          </table:table-cell>
          <table:table-cell office:value-type="float" office:value="-0.0150846" calcext:value-type="float">
            <text:p>-0,0150846</text:p>
          </table:table-cell>
          <table:table-cell office:value-type="float" office:value="-0.00954853" calcext:value-type="float">
            <text:p>-0,00954853</text:p>
          </table:table-cell>
          <table:table-cell office:value-type="float" office:value="-0.295251" calcext:value-type="float">
            <text:p>-0,295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108959" calcext:value-type="float">
            <text:p>-0,0108959</text:p>
          </table:table-cell>
          <table:table-cell office:value-type="float" office:value="0.0109545" calcext:value-type="float">
            <text:p>0,0109545</text:p>
          </table:table-cell>
          <table:table-cell office:value-type="float" office:value="0.0494531" calcext:value-type="float">
            <text:p>0,0494531</text:p>
          </table:table-cell>
          <table:table-cell office:value-type="float" office:value="0.02849" calcext:value-type="float">
            <text:p>0,02849</text:p>
          </table:table-cell>
          <table:table-cell office:value-type="float" office:value="0.0483001" calcext:value-type="float">
            <text:p>0,0483001</text:p>
          </table:table-cell>
          <table:table-cell office:value-type="float" office:value="-0.0213936" calcext:value-type="float">
            <text:p>-0,0213936</text:p>
          </table:table-cell>
          <table:table-cell office:value-type="float" office:value="-0.0160281" calcext:value-type="float">
            <text:p>-0,0160281</text:p>
          </table:table-cell>
          <table:table-cell office:value-type="float" office:value="0.0156336" calcext:value-type="float">
            <text:p>0,0156336</text:p>
          </table:table-cell>
          <table:table-cell office:value-type="float" office:value="-0.0121754" calcext:value-type="float">
            <text:p>-0,0121754</text:p>
          </table:table-cell>
          <table:table-cell office:value-type="float" office:value="0.00429581" calcext:value-type="float">
            <text:p>0,00429581</text:p>
          </table:table-cell>
          <table:table-cell office:value-type="float" office:value="0.0123739" calcext:value-type="float">
            <text:p>0,0123739</text:p>
          </table:table-cell>
          <table:table-cell office:value-type="float" office:value="0.0932924" calcext:value-type="float">
            <text:p>0,0932924</text:p>
          </table:table-cell>
          <table:table-cell office:value-type="float" office:value="-0.0204296" calcext:value-type="float">
            <text:p>-0,0204296</text:p>
          </table:table-cell>
          <table:table-cell office:value-type="float" office:value="0.0154978" calcext:value-type="float">
            <text:p>0,0154978</text:p>
          </table:table-cell>
          <table:table-cell office:value-type="float" office:value="0.042399" calcext:value-type="float">
            <text:p>0,042399</text:p>
          </table:table-cell>
          <table:table-cell office:value-type="float" office:value="0.0234129" calcext:value-type="float">
            <text:p>0,0234129</text:p>
          </table:table-cell>
          <table:table-cell office:value-type="float" office:value="0.0156336" calcext:value-type="float">
            <text:p>0,0156336</text:p>
          </table:table-cell>
          <table:table-cell office:value-type="float" office:value="-0.0736227" calcext:value-type="float">
            <text:p>-0,0736227</text:p>
          </table:table-cell>
          <table:table-cell office:value-type="float" office:value="-0.0104684" calcext:value-type="float">
            <text:p>-0,0104684</text:p>
          </table:table-cell>
          <table:table-cell office:value-type="float" office:value="-0.015873" calcext:value-type="float">
            <text:p>-0,015873</text:p>
          </table:table-cell>
          <table:table-cell office:value-type="float" office:value="0.0256048" calcext:value-type="float">
            <text:p>0,0256048</text:p>
          </table:table-cell>
          <table:table-cell office:value-type="float" office:value="-0.0302698" calcext:value-type="float">
            <text:p>-0,0302698</text:p>
          </table:table-cell>
          <table:table-cell office:value-type="float" office:value="0.00286777" calcext:value-type="float">
            <text:p>0,00286777</text:p>
          </table:table-cell>
          <table:table-cell office:value-type="float" office:value="-0.000316105" calcext:value-type="float">
            <text:p>-0,000316105</text:p>
          </table:table-cell>
          <table:table-cell office:value-type="float" office:value="-0.000630277" calcext:value-type="float">
            <text:p>-0,000630277</text:p>
          </table:table-cell>
          <table:table-cell office:value-type="float" office:value="-0.00263361" calcext:value-type="float">
            <text:p>-0,00263361</text:p>
          </table:table-cell>
          <table:table-cell office:value-type="float" office:value="0.0711085" calcext:value-type="float">
            <text:p>0,0711085</text:p>
          </table:table-cell>
          <table:table-cell office:value-type="float" office:value="0.00015774" calcext:value-type="float">
            <text:p>0,00015774</text:p>
          </table:table-cell>
          <table:table-cell office:value-type="float" office:value="0.0275809" calcext:value-type="float">
            <text:p>0,0275809</text:p>
          </table:table-cell>
          <table:table-cell office:value-type="float" office:value="0.000274139" calcext:value-type="float">
            <text:p>0,000274139</text:p>
          </table:table-cell>
          <table:table-cell office:value-type="float" office:value="-0.00133033" calcext:value-type="float">
            <text:p>-0,00133033</text:p>
          </table:table-cell>
          <table:table-cell office:value-type="float" office:value="-0.000184396" calcext:value-type="float">
            <text:p>-0,000184396</text:p>
          </table:table-cell>
          <table:table-cell office:value-type="float" office:value="0.0219052" calcext:value-type="float">
            <text:p>0,0219052</text:p>
          </table:table-cell>
          <table:table-cell office:value-type="float" office:value="0.0290761" calcext:value-type="float">
            <text:p>0,0290761</text:p>
          </table:table-cell>
          <table:table-cell office:value-type="float" office:value="-0.00160201" calcext:value-type="float">
            <text:p>-0,00160201</text:p>
          </table:table-cell>
          <table:table-cell office:value-type="float" office:value="-0.00100089" calcext:value-type="float">
            <text:p>-0,00100089</text:p>
          </table:table-cell>
          <table:table-cell office:value-type="float" office:value="0.00127151" calcext:value-type="float">
            <text:p>0,00127151</text:p>
          </table:table-cell>
          <table:table-cell office:value-type="float" office:value="0.00240916" calcext:value-type="float">
            <text:p>0,00240916</text:p>
          </table:table-cell>
          <table:table-cell office:value-type="float" office:value="0.0865812" calcext:value-type="float">
            <text:p>0,0865812</text:p>
          </table:table-cell>
          <table:table-cell office:value-type="float" office:value="-0.00220135" calcext:value-type="float">
            <text:p>-0,00220135</text:p>
          </table:table-cell>
          <table:table-cell office:value-type="float" office:value="0.0285098" calcext:value-type="float">
            <text:p>0,0285098</text:p>
          </table:table-cell>
          <table:table-cell office:value-type="float" office:value="0.000325235" calcext:value-type="float">
            <text:p>0,000325235</text:p>
          </table:table-cell>
          <table:table-cell office:value-type="float" office:value="-0.000988781" calcext:value-type="float">
            <text:p>-0,000988781</text:p>
          </table:table-cell>
          <table:table-cell office:value-type="float" office:value="-0.000950172" calcext:value-type="float">
            <text:p>-0,000950172</text:p>
          </table:table-cell>
          <table:table-cell office:value-type="float" office:value="0.0518488" calcext:value-type="float">
            <text:p>0,0518488</text:p>
          </table:table-cell>
          <table:table-cell office:value-type="float" office:value="-0.00192185" calcext:value-type="float">
            <text:p>-0,00192185</text:p>
          </table:table-cell>
          <table:table-cell office:value-type="float" office:value="0.0199379" calcext:value-type="float">
            <text:p>0,0199379</text:p>
          </table:table-cell>
          <table:table-cell office:value-type="float" office:value="-2.21957" calcext:value-type="float">
            <text:p>-2,21957</text:p>
          </table:table-cell>
          <table:table-cell office:value-type="float" office:value="0.00200297" calcext:value-type="float">
            <text:p>0,00200297</text:p>
          </table:table-cell>
          <table:table-cell office:value-type="float" office:value="-1.55819" calcext:value-type="float">
            <text:p>-1,558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8.889" calcext:value-type="float">
            <text:p>548,889</text:p>
          </table:table-cell>
          <table:table-cell office:value-type="float" office:value="551.05" calcext:value-type="float">
            <text:p>551,05</text:p>
          </table:table-cell>
          <table:table-cell office:value-type="float" office:value="325.01" calcext:value-type="float">
            <text:p>325,01</text:p>
          </table:table-cell>
          <table:table-cell office:value-type="float" office:value="201.311" calcext:value-type="float">
            <text:p>201,311</text:p>
          </table:table-cell>
          <table:table-cell office:value-type="float" office:value="0.518585" calcext:value-type="float">
            <text:p>0,518585</text:p>
          </table:table-cell>
          <table:table-cell office:value-type="float" office:value="-1.95106" calcext:value-type="float">
            <text:p>-1,95106</text:p>
          </table:table-cell>
          <table:table-cell office:value-type="float" office:value="-0.0111128" calcext:value-type="float">
            <text:p>-0,0111128</text:p>
          </table:table-cell>
          <table:table-cell office:value-type="float" office:value="-0.00985527" calcext:value-type="float">
            <text:p>-0,00985527</text:p>
          </table:table-cell>
          <table:table-cell office:value-type="float" office:value="1.12453" calcext:value-type="float">
            <text:p>1,124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116812" calcext:value-type="float">
            <text:p>-0,0116812</text:p>
          </table:table-cell>
          <table:table-cell office:value-type="float" office:value="0.0110769" calcext:value-type="float">
            <text:p>0,0110769</text:p>
          </table:table-cell>
          <table:table-cell office:value-type="float" office:value="0.0441605" calcext:value-type="float">
            <text:p>0,0441605</text:p>
          </table:table-cell>
          <table:table-cell office:value-type="float" office:value="0.0286783" calcext:value-type="float">
            <text:p>0,0286783</text:p>
          </table:table-cell>
          <table:table-cell office:value-type="float" office:value="0.0486959" calcext:value-type="float">
            <text:p>0,0486959</text:p>
          </table:table-cell>
          <table:table-cell office:value-type="float" office:value="-0.0211316" calcext:value-type="float">
            <text:p>-0,0211316</text:p>
          </table:table-cell>
          <table:table-cell office:value-type="float" office:value="-0.0166961" calcext:value-type="float">
            <text:p>-0,0166961</text:p>
          </table:table-cell>
          <table:table-cell office:value-type="float" office:value="0.0166939" calcext:value-type="float">
            <text:p>0,0166939</text:p>
          </table:table-cell>
          <table:table-cell office:value-type="float" office:value="-0.0103162" calcext:value-type="float">
            <text:p>-0,0103162</text:p>
          </table:table-cell>
          <table:table-cell office:value-type="float" office:value="0.00521188" calcext:value-type="float">
            <text:p>0,00521188</text:p>
          </table:table-cell>
          <table:table-cell office:value-type="float" office:value="0.0123776" calcext:value-type="float">
            <text:p>0,0123776</text:p>
          </table:table-cell>
          <table:table-cell office:value-type="float" office:value="0.0918668" calcext:value-type="float">
            <text:p>0,0918668</text:p>
          </table:table-cell>
          <table:table-cell office:value-type="float" office:value="-0.0202899" calcext:value-type="float">
            <text:p>-0,0202899</text:p>
          </table:table-cell>
          <table:table-cell office:value-type="float" office:value="0.0146361" calcext:value-type="float">
            <text:p>0,0146361</text:p>
          </table:table-cell>
          <table:table-cell office:value-type="float" office:value="0.0420014" calcext:value-type="float">
            <text:p>0,0420014</text:p>
          </table:table-cell>
          <table:table-cell office:value-type="float" office:value="0.0237495" calcext:value-type="float">
            <text:p>0,0237495</text:p>
          </table:table-cell>
          <table:table-cell office:value-type="float" office:value="0.0166939" calcext:value-type="float">
            <text:p>0,0166939</text:p>
          </table:table-cell>
          <table:table-cell office:value-type="float" office:value="-0.0728288" calcext:value-type="float">
            <text:p>-0,0728288</text:p>
          </table:table-cell>
          <table:table-cell office:value-type="float" office:value="-0.0101956" calcext:value-type="float">
            <text:p>-0,0101956</text:p>
          </table:table-cell>
          <table:table-cell office:value-type="float" office:value="-0.0157238" calcext:value-type="float">
            <text:p>-0,0157238</text:p>
          </table:table-cell>
          <table:table-cell office:value-type="float" office:value="0.0255936" calcext:value-type="float">
            <text:p>0,0255936</text:p>
          </table:table-cell>
          <table:table-cell office:value-type="float" office:value="-0.0302718" calcext:value-type="float">
            <text:p>-0,0302718</text:p>
          </table:table-cell>
          <table:table-cell office:value-type="float" office:value="0.00289504" calcext:value-type="float">
            <text:p>0,00289504</text:p>
          </table:table-cell>
          <table:table-cell office:value-type="float" office:value="-0.000651938" calcext:value-type="float">
            <text:p>-0,000651938</text:p>
          </table:table-cell>
          <table:table-cell table:style-name="ce1" office:value-type="float" office:value="-0.0000215982" calcext:value-type="float">
            <text:p>-2,16E-005</text:p>
          </table:table-cell>
          <table:table-cell office:value-type="float" office:value="-0.00332253" calcext:value-type="float">
            <text:p>-0,00332253</text:p>
          </table:table-cell>
          <table:table-cell office:value-type="float" office:value="0.0710476" calcext:value-type="float">
            <text:p>0,0710476</text:p>
          </table:table-cell>
          <table:table-cell office:value-type="float" office:value="0.000362976" calcext:value-type="float">
            <text:p>0,000362976</text:p>
          </table:table-cell>
          <table:table-cell office:value-type="float" office:value="0.0273381" calcext:value-type="float">
            <text:p>0,0273381</text:p>
          </table:table-cell>
          <table:table-cell office:value-type="float" office:value="0.000958224" calcext:value-type="float">
            <text:p>0,000958224</text:p>
          </table:table-cell>
          <table:table-cell office:value-type="float" office:value="-0.00309045" calcext:value-type="float">
            <text:p>-0,00309045</text:p>
          </table:table-cell>
          <table:table-cell office:value-type="float" office:value="-0.00113744" calcext:value-type="float">
            <text:p>-0,00113744</text:p>
          </table:table-cell>
          <table:table-cell office:value-type="float" office:value="0.0218713" calcext:value-type="float">
            <text:p>0,0218713</text:p>
          </table:table-cell>
          <table:table-cell office:value-type="float" office:value="0.0291021" calcext:value-type="float">
            <text:p>0,0291021</text:p>
          </table:table-cell>
          <table:table-cell office:value-type="float" office:value="-0.00159211" calcext:value-type="float">
            <text:p>-0,00159211</text:p>
          </table:table-cell>
          <table:table-cell office:value-type="float" office:value="0.00011623" calcext:value-type="float">
            <text:p>0,00011623</text:p>
          </table:table-cell>
          <table:table-cell office:value-type="float" office:value="0.000231711" calcext:value-type="float">
            <text:p>0,000231711</text:p>
          </table:table-cell>
          <table:table-cell office:value-type="float" office:value="0.00345443" calcext:value-type="float">
            <text:p>0,00345443</text:p>
          </table:table-cell>
          <table:table-cell office:value-type="float" office:value="0.0863517" calcext:value-type="float">
            <text:p>0,0863517</text:p>
          </table:table-cell>
          <table:table-cell office:value-type="float" office:value="-0.00234174" calcext:value-type="float">
            <text:p>-0,00234174</text:p>
          </table:table-cell>
          <table:table-cell office:value-type="float" office:value="0.0284285" calcext:value-type="float">
            <text:p>0,0284285</text:p>
          </table:table-cell>
          <table:table-cell office:value-type="float" office:value="0.000880962" calcext:value-type="float">
            <text:p>0,000880962</text:p>
          </table:table-cell>
          <table:table-cell office:value-type="float" office:value="-0.00111475" calcext:value-type="float">
            <text:p>-0,00111475</text:p>
          </table:table-cell>
          <table:table-cell office:value-type="float" office:value="-0.00133114" calcext:value-type="float">
            <text:p>-0,00133114</text:p>
          </table:table-cell>
          <table:table-cell office:value-type="float" office:value="0.0515006" calcext:value-type="float">
            <text:p>0,0515006</text:p>
          </table:table-cell>
          <table:table-cell office:value-type="float" office:value="-0.00195003" calcext:value-type="float">
            <text:p>-0,00195003</text:p>
          </table:table-cell>
          <table:table-cell office:value-type="float" office:value="0.0203531" calcext:value-type="float">
            <text:p>0,0203531</text:p>
          </table:table-cell>
          <table:table-cell office:value-type="float" office:value="-2.22107" calcext:value-type="float">
            <text:p>-2,22107</text:p>
          </table:table-cell>
          <table:table-cell office:value-type="float" office:value="0.00213103" calcext:value-type="float">
            <text:p>0,00213103</text:p>
          </table:table-cell>
          <table:table-cell office:value-type="float" office:value="-1.55807" calcext:value-type="float">
            <text:p>-1,55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2.2" calcext:value-type="float">
            <text:p>552,2</text:p>
          </table:table-cell>
          <table:table-cell office:value-type="float" office:value="551.501" calcext:value-type="float">
            <text:p>551,501</text:p>
          </table:table-cell>
          <table:table-cell office:value-type="float" office:value="324.969" calcext:value-type="float">
            <text:p>324,969</text:p>
          </table:table-cell>
          <table:table-cell office:value-type="float" office:value="200.708" calcext:value-type="float">
            <text:p>200,708</text:p>
          </table:table-cell>
          <table:table-cell office:value-type="float" office:value="0.529763" calcext:value-type="float">
            <text:p>0,529763</text:p>
          </table:table-cell>
          <table:table-cell office:value-type="float" office:value="-2.72142" calcext:value-type="float">
            <text:p>-2,72142</text:p>
          </table:table-cell>
          <table:table-cell office:value-type="float" office:value="-0.0032091" calcext:value-type="float">
            <text:p>-0,0032091</text:p>
          </table:table-cell>
          <table:table-cell office:value-type="float" office:value="-0.0101519" calcext:value-type="float">
            <text:p>-0,0101519</text:p>
          </table:table-cell>
          <table:table-cell office:value-type="float" office:value="3.61024" calcext:value-type="float">
            <text:p>3,61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214757" calcext:value-type="float">
            <text:p>-0,0214757</text:p>
          </table:table-cell>
          <table:table-cell office:value-type="float" office:value="0.0112796" calcext:value-type="float">
            <text:p>0,0112796</text:p>
          </table:table-cell>
          <table:table-cell office:value-type="float" office:value="0.0390889" calcext:value-type="float">
            <text:p>0,0390889</text:p>
          </table:table-cell>
          <table:table-cell office:value-type="float" office:value="0.0288072" calcext:value-type="float">
            <text:p>0,0288072</text:p>
          </table:table-cell>
          <table:table-cell office:value-type="float" office:value="0.049304" calcext:value-type="float">
            <text:p>0,049304</text:p>
          </table:table-cell>
          <table:table-cell office:value-type="float" office:value="-0.0209938" calcext:value-type="float">
            <text:p>-0,0209938</text:p>
          </table:table-cell>
          <table:table-cell office:value-type="float" office:value="-0.0174314" calcext:value-type="float">
            <text:p>-0,0174314</text:p>
          </table:table-cell>
          <table:table-cell office:value-type="float" office:value="0.0178431" calcext:value-type="float">
            <text:p>0,0178431</text:p>
          </table:table-cell>
          <table:table-cell office:value-type="float" office:value="-0.00865458" calcext:value-type="float">
            <text:p>-0,00865458</text:p>
          </table:table-cell>
          <table:table-cell office:value-type="float" office:value="0.00613809" calcext:value-type="float">
            <text:p>0,00613809</text:p>
          </table:table-cell>
          <table:table-cell office:value-type="float" office:value="0.0124106" calcext:value-type="float">
            <text:p>0,0124106</text:p>
          </table:table-cell>
          <table:table-cell office:value-type="float" office:value="0.091096" calcext:value-type="float">
            <text:p>0,091096</text:p>
          </table:table-cell>
          <table:table-cell office:value-type="float" office:value="-0.0200797" calcext:value-type="float">
            <text:p>-0,0200797</text:p>
          </table:table-cell>
          <table:table-cell office:value-type="float" office:value="0.01364" calcext:value-type="float">
            <text:p>0,01364</text:p>
          </table:table-cell>
          <table:table-cell office:value-type="float" office:value="0.0415032" calcext:value-type="float">
            <text:p>0,0415032</text:p>
          </table:table-cell>
          <table:table-cell office:value-type="float" office:value="0.0241317" calcext:value-type="float">
            <text:p>0,0241317</text:p>
          </table:table-cell>
          <table:table-cell office:value-type="float" office:value="0.0178431" calcext:value-type="float">
            <text:p>0,0178431</text:p>
          </table:table-cell>
          <table:table-cell office:value-type="float" office:value="-0.0728917" calcext:value-type="float">
            <text:p>-0,0728917</text:p>
          </table:table-cell>
          <table:table-cell office:value-type="float" office:value="-0.0099104" calcext:value-type="float">
            <text:p>-0,0099104</text:p>
          </table:table-cell>
          <table:table-cell office:value-type="float" office:value="-0.0155447" calcext:value-type="float">
            <text:p>-0,0155447</text:p>
          </table:table-cell>
          <table:table-cell office:value-type="float" office:value="0.0255821" calcext:value-type="float">
            <text:p>0,0255821</text:p>
          </table:table-cell>
          <table:table-cell office:value-type="float" office:value="-0.0302725" calcext:value-type="float">
            <text:p>-0,0302725</text:p>
          </table:table-cell>
          <table:table-cell office:value-type="float" office:value="0.0029373" calcext:value-type="float">
            <text:p>0,0029373</text:p>
          </table:table-cell>
          <table:table-cell office:value-type="float" office:value="0.000844018" calcext:value-type="float">
            <text:p>0,000844018</text:p>
          </table:table-cell>
          <table:table-cell office:value-type="float" office:value="-0.00418549" calcext:value-type="float">
            <text:p>-0,00418549</text:p>
          </table:table-cell>
          <table:table-cell office:value-type="float" office:value="-0.00299893" calcext:value-type="float">
            <text:p>-0,00299893</text:p>
          </table:table-cell>
          <table:table-cell office:value-type="float" office:value="0.0709065" calcext:value-type="float">
            <text:p>0,0709065</text:p>
          </table:table-cell>
          <table:table-cell office:value-type="float" office:value="0.000580832" calcext:value-type="float">
            <text:p>0,000580832</text:p>
          </table:table-cell>
          <table:table-cell office:value-type="float" office:value="0.0270628" calcext:value-type="float">
            <text:p>0,0270628</text:p>
          </table:table-cell>
          <table:table-cell office:value-type="float" office:value="-0.00110212" calcext:value-type="float">
            <text:p>-0,00110212</text:p>
          </table:table-cell>
          <table:table-cell office:value-type="float" office:value="-0.000772646" calcext:value-type="float">
            <text:p>-0,000772646</text:p>
          </table:table-cell>
          <table:table-cell office:value-type="float" office:value="-0.000584452" calcext:value-type="float">
            <text:p>-0,000584452</text:p>
          </table:table-cell>
          <table:table-cell office:value-type="float" office:value="0.0218334" calcext:value-type="float">
            <text:p>0,0218334</text:p>
          </table:table-cell>
          <table:table-cell office:value-type="float" office:value="0.0291296" calcext:value-type="float">
            <text:p>0,0291296</text:p>
          </table:table-cell>
          <table:table-cell office:value-type="float" office:value="-0.00157062" calcext:value-type="float">
            <text:p>-0,00157062</text:p>
          </table:table-cell>
          <table:table-cell office:value-type="float" office:value="0.00214228" calcext:value-type="float">
            <text:p>0,00214228</text:p>
          </table:table-cell>
          <table:table-cell office:value-type="float" office:value="0.0026368" calcext:value-type="float">
            <text:p>0,0026368</text:p>
          </table:table-cell>
          <table:table-cell office:value-type="float" office:value="0.00212776" calcext:value-type="float">
            <text:p>0,00212776</text:p>
          </table:table-cell>
          <table:table-cell office:value-type="float" office:value="0.0859782" calcext:value-type="float">
            <text:p>0,0859782</text:p>
          </table:table-cell>
          <table:table-cell office:value-type="float" office:value="-0.00249767" calcext:value-type="float">
            <text:p>-0,00249767</text:p>
          </table:table-cell>
          <table:table-cell office:value-type="float" office:value="0.0283349" calcext:value-type="float">
            <text:p>0,0283349</text:p>
          </table:table-cell>
          <table:table-cell office:value-type="float" office:value="-0.000695999" calcext:value-type="float">
            <text:p>-0,000695999</text:p>
          </table:table-cell>
          <table:table-cell office:value-type="float" office:value="-0.00167455" calcext:value-type="float">
            <text:p>-0,00167455</text:p>
          </table:table-cell>
          <table:table-cell table:style-name="ce1" office:value-type="float" office:value="-0.0000344304" calcext:value-type="float">
            <text:p>-3,44E-005</text:p>
          </table:table-cell>
          <table:table-cell office:value-type="float" office:value="0.0512654" calcext:value-type="float">
            <text:p>0,0512654</text:p>
          </table:table-cell>
          <table:table-cell office:value-type="float" office:value="-0.00198315" calcext:value-type="float">
            <text:p>-0,00198315</text:p>
          </table:table-cell>
          <table:table-cell office:value-type="float" office:value="0.0204006" calcext:value-type="float">
            <text:p>0,0204006</text:p>
          </table:table-cell>
          <table:table-cell office:value-type="float" office:value="-2.2303" calcext:value-type="float">
            <text:p>-2,2303</text:p>
          </table:table-cell>
          <table:table-cell office:value-type="float" office:value="0.00238429" calcext:value-type="float">
            <text:p>0,00238429</text:p>
          </table:table-cell>
          <table:table-cell office:value-type="float" office:value="-1.55804" calcext:value-type="float">
            <text:p>-1,558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6.564" calcext:value-type="float">
            <text:p>556,564</text:p>
          </table:table-cell>
          <table:table-cell office:value-type="float" office:value="553.483" calcext:value-type="float">
            <text:p>553,483</text:p>
          </table:table-cell>
          <table:table-cell office:value-type="float" office:value="324.912" calcext:value-type="float">
            <text:p>324,912</text:p>
          </table:table-cell>
          <table:table-cell office:value-type="float" office:value="199.192" calcext:value-type="float">
            <text:p>199,192</text:p>
          </table:table-cell>
          <table:table-cell office:value-type="float" office:value="0.505959" calcext:value-type="float">
            <text:p>0,505959</text:p>
          </table:table-cell>
          <table:table-cell office:value-type="float" office:value="-3.2388" calcext:value-type="float">
            <text:p>-3,2388</text:p>
          </table:table-cell>
          <table:table-cell office:value-type="float" office:value="0.00368157" calcext:value-type="float">
            <text:p>0,00368157</text:p>
          </table:table-cell>
          <table:table-cell office:value-type="float" office:value="-0.0103864" calcext:value-type="float">
            <text:p>-0,0103864</text:p>
          </table:table-cell>
          <table:table-cell office:value-type="float" office:value="5.63186" calcext:value-type="float">
            <text:p>5,631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0358872" calcext:value-type="float">
            <text:p>-0,00358872</text:p>
          </table:table-cell>
          <table:table-cell office:value-type="float" office:value="0.0114941" calcext:value-type="float">
            <text:p>0,0114941</text:p>
          </table:table-cell>
          <table:table-cell office:value-type="float" office:value="0.0369161" calcext:value-type="float">
            <text:p>0,0369161</text:p>
          </table:table-cell>
          <table:table-cell office:value-type="float" office:value="0.0287771" calcext:value-type="float">
            <text:p>0,0287771</text:p>
          </table:table-cell>
          <table:table-cell office:value-type="float" office:value="0.0499984" calcext:value-type="float">
            <text:p>0,0499984</text:p>
          </table:table-cell>
          <table:table-cell office:value-type="float" office:value="-0.0210369" calcext:value-type="float">
            <text:p>-0,0210369</text:p>
          </table:table-cell>
          <table:table-cell office:value-type="float" office:value="-0.0178748" calcext:value-type="float">
            <text:p>-0,0178748</text:p>
          </table:table-cell>
          <table:table-cell office:value-type="float" office:value="0.0185295" calcext:value-type="float">
            <text:p>0,0185295</text:p>
          </table:table-cell>
          <table:table-cell office:value-type="float" office:value="-0.00834094" calcext:value-type="float">
            <text:p>-0,00834094</text:p>
          </table:table-cell>
          <table:table-cell office:value-type="float" office:value="0.00664733" calcext:value-type="float">
            <text:p>0,00664733</text:p>
          </table:table-cell>
          <table:table-cell office:value-type="float" office:value="0.0123958" calcext:value-type="float">
            <text:p>0,0123958</text:p>
          </table:table-cell>
          <table:table-cell office:value-type="float" office:value="0.0917495" calcext:value-type="float">
            <text:p>0,0917495</text:p>
          </table:table-cell>
          <table:table-cell office:value-type="float" office:value="-0.0196738" calcext:value-type="float">
            <text:p>-0,0196738</text:p>
          </table:table-cell>
          <table:table-cell office:value-type="float" office:value="0.0128321" calcext:value-type="float">
            <text:p>0,0128321</text:p>
          </table:table-cell>
          <table:table-cell office:value-type="float" office:value="0.0410378" calcext:value-type="float">
            <text:p>0,0410378</text:p>
          </table:table-cell>
          <table:table-cell office:value-type="float" office:value="0.0244423" calcext:value-type="float">
            <text:p>0,0244423</text:p>
          </table:table-cell>
          <table:table-cell office:value-type="float" office:value="0.0185295" calcext:value-type="float">
            <text:p>0,0185295</text:p>
          </table:table-cell>
          <table:table-cell office:value-type="float" office:value="-0.0745515" calcext:value-type="float">
            <text:p>-0,0745515</text:p>
          </table:table-cell>
          <table:table-cell office:value-type="float" office:value="-0.009666" calcext:value-type="float">
            <text:p>-0,009666</text:p>
          </table:table-cell>
          <table:table-cell office:value-type="float" office:value="-0.015425" calcext:value-type="float">
            <text:p>-0,015425</text:p>
          </table:table-cell>
          <table:table-cell office:value-type="float" office:value="0.0255778" calcext:value-type="float">
            <text:p>0,0255778</text:p>
          </table:table-cell>
          <table:table-cell office:value-type="float" office:value="-0.0302731" calcext:value-type="float">
            <text:p>-0,0302731</text:p>
          </table:table-cell>
          <table:table-cell office:value-type="float" office:value="0.0029869" calcext:value-type="float">
            <text:p>0,0029869</text:p>
          </table:table-cell>
          <table:table-cell office:value-type="float" office:value="0.0148612" calcext:value-type="float">
            <text:p>0,0148612</text:p>
          </table:table-cell>
          <table:table-cell office:value-type="float" office:value="-0.0055821" calcext:value-type="float">
            <text:p>-0,0055821</text:p>
          </table:table-cell>
          <table:table-cell office:value-type="float" office:value="-0.00208074" calcext:value-type="float">
            <text:p>-0,00208074</text:p>
          </table:table-cell>
          <table:table-cell office:value-type="float" office:value="0.0706983" calcext:value-type="float">
            <text:p>0,0706983</text:p>
          </table:table-cell>
          <table:table-cell office:value-type="float" office:value="0.000703088" calcext:value-type="float">
            <text:p>0,000703088</text:p>
          </table:table-cell>
          <table:table-cell office:value-type="float" office:value="0.0268432" calcext:value-type="float">
            <text:p>0,0268432</text:p>
          </table:table-cell>
          <table:table-cell office:value-type="float" office:value="-0.00309239" calcext:value-type="float">
            <text:p>-0,00309239</text:p>
          </table:table-cell>
          <table:table-cell office:value-type="float" office:value="-0.00884626" calcext:value-type="float">
            <text:p>-0,00884626</text:p>
          </table:table-cell>
          <table:table-cell office:value-type="float" office:value="0.00274651" calcext:value-type="float">
            <text:p>0,00274651</text:p>
          </table:table-cell>
          <table:table-cell office:value-type="float" office:value="0.0218093" calcext:value-type="float">
            <text:p>0,0218093</text:p>
          </table:table-cell>
          <table:table-cell office:value-type="float" office:value="0.0291309" calcext:value-type="float">
            <text:p>0,0291309</text:p>
          </table:table-cell>
          <table:table-cell office:value-type="float" office:value="-0.00153404" calcext:value-type="float">
            <text:p>-0,00153404</text:p>
          </table:table-cell>
          <table:table-cell office:value-type="float" office:value="0.000698553" calcext:value-type="float">
            <text:p>0,000698553</text:p>
          </table:table-cell>
          <table:table-cell office:value-type="float" office:value="0.00653524" calcext:value-type="float">
            <text:p>0,00653524</text:p>
          </table:table-cell>
          <table:table-cell office:value-type="float" office:value="0.00694455" calcext:value-type="float">
            <text:p>0,00694455</text:p>
          </table:table-cell>
          <table:table-cell office:value-type="float" office:value="0.0855272" calcext:value-type="float">
            <text:p>0,0855272</text:p>
          </table:table-cell>
          <table:table-cell office:value-type="float" office:value="-0.00259719" calcext:value-type="float">
            <text:p>-0,00259719</text:p>
          </table:table-cell>
          <table:table-cell office:value-type="float" office:value="0.0282684" calcext:value-type="float">
            <text:p>0,0282684</text:p>
          </table:table-cell>
          <table:table-cell office:value-type="float" office:value="0.00364538" calcext:value-type="float">
            <text:p>0,00364538</text:p>
          </table:table-cell>
          <table:table-cell office:value-type="float" office:value="0.0195562" calcext:value-type="float">
            <text:p>0,0195562</text:p>
          </table:table-cell>
          <table:table-cell office:value-type="float" office:value="-0.00473462" calcext:value-type="float">
            <text:p>-0,00473462</text:p>
          </table:table-cell>
          <table:table-cell office:value-type="float" office:value="0.0505726" calcext:value-type="float">
            <text:p>0,0505726</text:p>
          </table:table-cell>
          <table:table-cell office:value-type="float" office:value="-0.00201865" calcext:value-type="float">
            <text:p>-0,00201865</text:p>
          </table:table-cell>
          <table:table-cell office:value-type="float" office:value="0.0217385" calcext:value-type="float">
            <text:p>0,0217385</text:p>
          </table:table-cell>
          <table:table-cell office:value-type="float" office:value="-2.20839" calcext:value-type="float">
            <text:p>-2,20839</text:p>
          </table:table-cell>
          <table:table-cell office:value-type="float" office:value="0.00108061" calcext:value-type="float">
            <text:p>0,00108061</text:p>
          </table:table-cell>
          <table:table-cell office:value-type="float" office:value="-1.55922" calcext:value-type="float">
            <text:p>-1,559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1.137" calcext:value-type="float">
            <text:p>561,137</text:p>
          </table:table-cell>
          <table:table-cell office:value-type="float" office:value="558.069" calcext:value-type="float">
            <text:p>558,069</text:p>
          </table:table-cell>
          <table:table-cell office:value-type="float" office:value="325.827" calcext:value-type="float">
            <text:p>325,827</text:p>
          </table:table-cell>
          <table:table-cell office:value-type="float" office:value="195.991" calcext:value-type="float">
            <text:p>195,991</text:p>
          </table:table-cell>
          <table:table-cell office:value-type="float" office:value="0.389453" calcext:value-type="float">
            <text:p>0,389453</text:p>
          </table:table-cell>
          <table:table-cell office:value-type="float" office:value="-2.62761" calcext:value-type="float">
            <text:p>-2,62761</text:p>
          </table:table-cell>
          <table:table-cell office:value-type="float" office:value="0.00424732" calcext:value-type="float">
            <text:p>0,00424732</text:p>
          </table:table-cell>
          <table:table-cell office:value-type="float" office:value="-0.00989945" calcext:value-type="float">
            <text:p>-0,00989945</text:p>
          </table:table-cell>
          <table:table-cell office:value-type="float" office:value="4.6984" calcext:value-type="float">
            <text:p>4,69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29017" calcext:value-type="float">
            <text:p>-0,0229017</text:p>
          </table:table-cell>
          <table:table-cell office:value-type="float" office:value="0.0115795" calcext:value-type="float">
            <text:p>0,0115795</text:p>
          </table:table-cell>
          <table:table-cell office:value-type="float" office:value="0.0367951" calcext:value-type="float">
            <text:p>0,0367951</text:p>
          </table:table-cell>
          <table:table-cell office:value-type="float" office:value="0.0287207" calcext:value-type="float">
            <text:p>0,0287207</text:p>
          </table:table-cell>
          <table:table-cell office:value-type="float" office:value="0.0503693" calcext:value-type="float">
            <text:p>0,0503693</text:p>
          </table:table-cell>
          <table:table-cell office:value-type="float" office:value="-0.0210923" calcext:value-type="float">
            <text:p>-0,0210923</text:p>
          </table:table-cell>
          <table:table-cell office:value-type="float" office:value="-0.0179929" calcext:value-type="float">
            <text:p>-0,0179929</text:p>
          </table:table-cell>
          <table:table-cell office:value-type="float" office:value="0.018712" calcext:value-type="float">
            <text:p>0,018712</text:p>
          </table:table-cell>
          <table:table-cell office:value-type="float" office:value="-0.00868014" calcext:value-type="float">
            <text:p>-0,00868014</text:p>
          </table:table-cell>
          <table:table-cell office:value-type="float" office:value="0.00679402" calcext:value-type="float">
            <text:p>0,00679402</text:p>
          </table:table-cell>
          <table:table-cell office:value-type="float" office:value="0.0123722" calcext:value-type="float">
            <text:p>0,0123722</text:p>
          </table:table-cell>
          <table:table-cell office:value-type="float" office:value="0.0922668" calcext:value-type="float">
            <text:p>0,0922668</text:p>
          </table:table-cell>
          <table:table-cell office:value-type="float" office:value="-0.0193687" calcext:value-type="float">
            <text:p>-0,0193687</text:p>
          </table:table-cell>
          <table:table-cell office:value-type="float" office:value="0.0124568" calcext:value-type="float">
            <text:p>0,0124568</text:p>
          </table:table-cell>
          <table:table-cell office:value-type="float" office:value="0.0407055" calcext:value-type="float">
            <text:p>0,0407055</text:p>
          </table:table-cell>
          <table:table-cell office:value-type="float" office:value="0.0245755" calcext:value-type="float">
            <text:p>0,0245755</text:p>
          </table:table-cell>
          <table:table-cell office:value-type="float" office:value="0.018712" calcext:value-type="float">
            <text:p>0,018712</text:p>
          </table:table-cell>
          <table:table-cell office:value-type="float" office:value="-0.0756159" calcext:value-type="float">
            <text:p>-0,0756159</text:p>
          </table:table-cell>
          <table:table-cell office:value-type="float" office:value="-0.00954506" calcext:value-type="float">
            <text:p>-0,00954506</text:p>
          </table:table-cell>
          <table:table-cell office:value-type="float" office:value="-0.0153946" calcext:value-type="float">
            <text:p>-0,0153946</text:p>
          </table:table-cell>
          <table:table-cell office:value-type="float" office:value="0.0255842" calcext:value-type="float">
            <text:p>0,0255842</text:p>
          </table:table-cell>
          <table:table-cell office:value-type="float" office:value="-0.0302707" calcext:value-type="float">
            <text:p>-0,0302707</text:p>
          </table:table-cell>
          <table:table-cell office:value-type="float" office:value="0.00301388" calcext:value-type="float">
            <text:p>0,00301388</text:p>
          </table:table-cell>
          <table:table-cell office:value-type="float" office:value="0.00574122" calcext:value-type="float">
            <text:p>0,00574122</text:p>
          </table:table-cell>
          <table:table-cell office:value-type="float" office:value="-0.0199482" calcext:value-type="float">
            <text:p>-0,0199482</text:p>
          </table:table-cell>
          <table:table-cell office:value-type="float" office:value="0.00267329" calcext:value-type="float">
            <text:p>0,00267329</text:p>
          </table:table-cell>
          <table:table-cell office:value-type="float" office:value="0.0705638" calcext:value-type="float">
            <text:p>0,0705638</text:p>
          </table:table-cell>
          <table:table-cell office:value-type="float" office:value="0.000731416" calcext:value-type="float">
            <text:p>0,000731416</text:p>
          </table:table-cell>
          <table:table-cell office:value-type="float" office:value="0.0267495" calcext:value-type="float">
            <text:p>0,0267495</text:p>
          </table:table-cell>
          <table:table-cell office:value-type="float" office:value="0.000245729" calcext:value-type="float">
            <text:p>0,000245729</text:p>
          </table:table-cell>
          <table:table-cell table:style-name="ce1" office:value-type="float" office:value="-0.0000998721" calcext:value-type="float">
            <text:p>-9,99E-005</text:p>
          </table:table-cell>
          <table:table-cell office:value-type="float" office:value="0.000442374" calcext:value-type="float">
            <text:p>0,000442374</text:p>
          </table:table-cell>
          <table:table-cell office:value-type="float" office:value="0.0218016" calcext:value-type="float">
            <text:p>0,0218016</text:p>
          </table:table-cell>
          <table:table-cell office:value-type="float" office:value="0.0291203" calcext:value-type="float">
            <text:p>0,0291203</text:p>
          </table:table-cell>
          <table:table-cell office:value-type="float" office:value="-0.00150871" calcext:value-type="float">
            <text:p>-0,00150871</text:p>
          </table:table-cell>
          <table:table-cell office:value-type="float" office:value="-0.0107159" calcext:value-type="float">
            <text:p>-0,0107159</text:p>
          </table:table-cell>
          <table:table-cell office:value-type="float" office:value="-0.00241323" calcext:value-type="float">
            <text:p>-0,00241323</text:p>
          </table:table-cell>
          <table:table-cell office:value-type="float" office:value="0.0134984" calcext:value-type="float">
            <text:p>0,0134984</text:p>
          </table:table-cell>
          <table:table-cell office:value-type="float" office:value="0.0853319" calcext:value-type="float">
            <text:p>0,0853319</text:p>
          </table:table-cell>
          <table:table-cell office:value-type="float" office:value="-0.00261904" calcext:value-type="float">
            <text:p>-0,00261904</text:p>
          </table:table-cell>
          <table:table-cell office:value-type="float" office:value="0.0282461" calcext:value-type="float">
            <text:p>0,0282461</text:p>
          </table:table-cell>
          <table:table-cell office:value-type="float" office:value="-0.00425544" calcext:value-type="float">
            <text:p>-0,00425544</text:p>
          </table:table-cell>
          <table:table-cell office:value-type="float" office:value="0.0635183" calcext:value-type="float">
            <text:p>0,0635183</text:p>
          </table:table-cell>
          <table:table-cell office:value-type="float" office:value="-0.00106251" calcext:value-type="float">
            <text:p>-0,00106251</text:p>
          </table:table-cell>
          <table:table-cell office:value-type="float" office:value="0.0508476" calcext:value-type="float">
            <text:p>0,0508476</text:p>
          </table:table-cell>
          <table:table-cell office:value-type="float" office:value="-0.00203639" calcext:value-type="float">
            <text:p>-0,00203639</text:p>
          </table:table-cell>
          <table:table-cell office:value-type="float" office:value="0.0208999" calcext:value-type="float">
            <text:p>0,0208999</text:p>
          </table:table-cell>
          <table:table-cell office:value-type="float" office:value="-2.22384" calcext:value-type="float">
            <text:p>-2,22384</text:p>
          </table:table-cell>
          <table:table-cell office:value-type="float" office:value="-0.000224963" calcext:value-type="float">
            <text:p>-0,000224963</text:p>
          </table:table-cell>
          <table:table-cell office:value-type="float" office:value="-1.56093" calcext:value-type="float">
            <text:p>-1,560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3.56" calcext:value-type="float">
            <text:p>563,56</text:p>
          </table:table-cell>
          <table:table-cell office:value-type="float" office:value="561.247" calcext:value-type="float">
            <text:p>561,247</text:p>
          </table:table-cell>
          <table:table-cell office:value-type="float" office:value="327.126" calcext:value-type="float">
            <text:p>327,126</text:p>
          </table:table-cell>
          <table:table-cell office:value-type="float" office:value="193.42" calcext:value-type="float">
            <text:p>193,42</text:p>
          </table:table-cell>
          <table:table-cell office:value-type="float" office:value="0.300161" calcext:value-type="float">
            <text:p>0,300161</text:p>
          </table:table-cell>
          <table:table-cell office:value-type="float" office:value="-1.99359" calcext:value-type="float">
            <text:p>-1,99359</text:p>
          </table:table-cell>
          <table:table-cell office:value-type="float" office:value="0.00269455" calcext:value-type="float">
            <text:p>0,00269455</text:p>
          </table:table-cell>
          <table:table-cell office:value-type="float" office:value="-0.00914656" calcext:value-type="float">
            <text:p>-0,00914656</text:p>
          </table:table-cell>
          <table:table-cell office:value-type="float" office:value="3.40181" calcext:value-type="float">
            <text:p>3,401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0409875" calcext:value-type="float">
            <text:p>-0,000409875</text:p>
          </table:table-cell>
          <table:table-cell office:value-type="float" office:value="0.0116483" calcext:value-type="float">
            <text:p>0,0116483</text:p>
          </table:table-cell>
          <table:table-cell office:value-type="float" office:value="0.0370824" calcext:value-type="float">
            <text:p>0,0370824</text:p>
          </table:table-cell>
          <table:table-cell office:value-type="float" office:value="0.0286895" calcext:value-type="float">
            <text:p>0,0286895</text:p>
          </table:table-cell>
          <table:table-cell office:value-type="float" office:value="0.0506173" calcext:value-type="float">
            <text:p>0,0506173</text:p>
          </table:table-cell>
          <table:table-cell office:value-type="float" office:value="-0.0212302" calcext:value-type="float">
            <text:p>-0,0212302</text:p>
          </table:table-cell>
          <table:table-cell office:value-type="float" office:value="-0.0180571" calcext:value-type="float">
            <text:p>-0,0180571</text:p>
          </table:table-cell>
          <table:table-cell office:value-type="float" office:value="0.0188095" calcext:value-type="float">
            <text:p>0,0188095</text:p>
          </table:table-cell>
          <table:table-cell office:value-type="float" office:value="-0.00911978" calcext:value-type="float">
            <text:p>-0,00911978</text:p>
          </table:table-cell>
          <table:table-cell office:value-type="float" office:value="0.00687843" calcext:value-type="float">
            <text:p>0,00687843</text:p>
          </table:table-cell>
          <table:table-cell office:value-type="float" office:value="0.012326" calcext:value-type="float">
            <text:p>0,012326</text:p>
          </table:table-cell>
          <table:table-cell office:value-type="float" office:value="0.0929034" calcext:value-type="float">
            <text:p>0,0929034</text:p>
          </table:table-cell>
          <table:table-cell office:value-type="float" office:value="-0.0190947" calcext:value-type="float">
            <text:p>-0,0190947</text:p>
          </table:table-cell>
          <table:table-cell office:value-type="float" office:value="0.0122242" calcext:value-type="float">
            <text:p>0,0122242</text:p>
          </table:table-cell>
          <table:table-cell office:value-type="float" office:value="0.0404364" calcext:value-type="float">
            <text:p>0,0404364</text:p>
          </table:table-cell>
          <table:table-cell office:value-type="float" office:value="0.0246671" calcext:value-type="float">
            <text:p>0,0246671</text:p>
          </table:table-cell>
          <table:table-cell office:value-type="float" office:value="0.0188095" calcext:value-type="float">
            <text:p>0,0188095</text:p>
          </table:table-cell>
          <table:table-cell office:value-type="float" office:value="-0.0766686" calcext:value-type="float">
            <text:p>-0,0766686</text:p>
          </table:table-cell>
          <table:table-cell office:value-type="float" office:value="-0.00943348" calcext:value-type="float">
            <text:p>-0,00943348</text:p>
          </table:table-cell>
          <table:table-cell office:value-type="float" office:value="-0.0154023" calcext:value-type="float">
            <text:p>-0,0154023</text:p>
          </table:table-cell>
          <table:table-cell office:value-type="float" office:value="0.0255885" calcext:value-type="float">
            <text:p>0,0255885</text:p>
          </table:table-cell>
          <table:table-cell office:value-type="float" office:value="-0.0302758" calcext:value-type="float">
            <text:p>-0,0302758</text:p>
          </table:table-cell>
          <table:table-cell office:value-type="float" office:value="0.00303198" calcext:value-type="float">
            <text:p>0,00303198</text:p>
          </table:table-cell>
          <table:table-cell office:value-type="float" office:value="0.0227734" calcext:value-type="float">
            <text:p>0,0227734</text:p>
          </table:table-cell>
          <table:table-cell office:value-type="float" office:value="-0.0061094" calcext:value-type="float">
            <text:p>-0,0061094</text:p>
          </table:table-cell>
          <table:table-cell office:value-type="float" office:value="0.0109501" calcext:value-type="float">
            <text:p>0,0109501</text:p>
          </table:table-cell>
          <table:table-cell office:value-type="float" office:value="0.0704508" calcext:value-type="float">
            <text:p>0,0704508</text:p>
          </table:table-cell>
          <table:table-cell office:value-type="float" office:value="0.000742941" calcext:value-type="float">
            <text:p>0,000742941</text:p>
          </table:table-cell>
          <table:table-cell office:value-type="float" office:value="0.026677" calcext:value-type="float">
            <text:p>0,026677</text:p>
          </table:table-cell>
          <table:table-cell office:value-type="float" office:value="-0.0102463" calcext:value-type="float">
            <text:p>-0,0102463</text:p>
          </table:table-cell>
          <table:table-cell office:value-type="float" office:value="-0.00538181" calcext:value-type="float">
            <text:p>-0,00538181</text:p>
          </table:table-cell>
          <table:table-cell office:value-type="float" office:value="-0.0216979" calcext:value-type="float">
            <text:p>-0,0216979</text:p>
          </table:table-cell>
          <table:table-cell office:value-type="float" office:value="0.0217993" calcext:value-type="float">
            <text:p>0,0217993</text:p>
          </table:table-cell>
          <table:table-cell office:value-type="float" office:value="0.0291085" calcext:value-type="float">
            <text:p>0,0291085</text:p>
          </table:table-cell>
          <table:table-cell office:value-type="float" office:value="-0.0014971" calcext:value-type="float">
            <text:p>-0,0014971</text:p>
          </table:table-cell>
          <table:table-cell office:value-type="float" office:value="0.00117077" calcext:value-type="float">
            <text:p>0,00117077</text:p>
          </table:table-cell>
          <table:table-cell office:value-type="float" office:value="0.00783207" calcext:value-type="float">
            <text:p>0,00783207</text:p>
          </table:table-cell>
          <table:table-cell office:value-type="float" office:value="0.0205593" calcext:value-type="float">
            <text:p>0,0205593</text:p>
          </table:table-cell>
          <table:table-cell office:value-type="float" office:value="0.0850383" calcext:value-type="float">
            <text:p>0,0850383</text:p>
          </table:table-cell>
          <table:table-cell office:value-type="float" office:value="-0.00264732" calcext:value-type="float">
            <text:p>-0,00264732</text:p>
          </table:table-cell>
          <table:table-cell office:value-type="float" office:value="0.0281713" calcext:value-type="float">
            <text:p>0,0281713</text:p>
          </table:table-cell>
          <table:table-cell office:value-type="float" office:value="-0.00415233" calcext:value-type="float">
            <text:p>-0,00415233</text:p>
          </table:table-cell>
          <table:table-cell office:value-type="float" office:value="0.050408" calcext:value-type="float">
            <text:p>0,050408</text:p>
          </table:table-cell>
          <table:table-cell office:value-type="float" office:value="-0.00524455" calcext:value-type="float">
            <text:p>-0,00524455</text:p>
          </table:table-cell>
          <table:table-cell office:value-type="float" office:value="0.0502765" calcext:value-type="float">
            <text:p>0,0502765</text:p>
          </table:table-cell>
          <table:table-cell office:value-type="float" office:value="-0.00205417" calcext:value-type="float">
            <text:p>-0,00205417</text:p>
          </table:table-cell>
          <table:table-cell office:value-type="float" office:value="0.0221469" calcext:value-type="float">
            <text:p>0,0221469</text:p>
          </table:table-cell>
          <table:table-cell office:value-type="float" office:value="-2.19642" calcext:value-type="float">
            <text:p>-2,19642</text:p>
          </table:table-cell>
          <table:table-cell office:value-type="float" office:value="-0.00246839" calcext:value-type="float">
            <text:p>-0,00246839</text:p>
          </table:table-cell>
          <table:table-cell office:value-type="float" office:value="-1.5631" calcext:value-type="float">
            <text:p>-1,56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435" calcext:value-type="float">
            <text:p>565,435</text:p>
          </table:table-cell>
          <table:table-cell office:value-type="float" office:value="564.144" calcext:value-type="float">
            <text:p>564,144</text:p>
          </table:table-cell>
          <table:table-cell office:value-type="float" office:value="328.83" calcext:value-type="float">
            <text:p>328,83</text:p>
          </table:table-cell>
          <table:table-cell office:value-type="float" office:value="190.355" calcext:value-type="float">
            <text:p>190,355</text:p>
          </table:table-cell>
          <table:table-cell office:value-type="float" office:value="0.223263" calcext:value-type="float">
            <text:p>0,223263</text:p>
          </table:table-cell>
          <table:table-cell office:value-type="float" office:value="-1.413" calcext:value-type="float">
            <text:p>-1,413</text:p>
          </table:table-cell>
          <table:table-cell table:style-name="ce1" office:value-type="float" office:value="0.0000866172" calcext:value-type="float">
            <text:p>8,66E-005</text:p>
          </table:table-cell>
          <table:table-cell office:value-type="float" office:value="-0.00823897" calcext:value-type="float">
            <text:p>-0,00823897</text:p>
          </table:table-cell>
          <table:table-cell office:value-type="float" office:value="2.20455" calcext:value-type="float">
            <text:p>2,20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96022" calcext:value-type="float">
            <text:p>0,00496022</text:p>
          </table:table-cell>
          <table:table-cell office:value-type="float" office:value="0.0117006" calcext:value-type="float">
            <text:p>0,0117006</text:p>
          </table:table-cell>
          <table:table-cell office:value-type="float" office:value="0.037488" calcext:value-type="float">
            <text:p>0,037488</text:p>
          </table:table-cell>
          <table:table-cell office:value-type="float" office:value="0.0286687" calcext:value-type="float">
            <text:p>0,0286687</text:p>
          </table:table-cell>
          <table:table-cell office:value-type="float" office:value="0.0507388" calcext:value-type="float">
            <text:p>0,0507388</text:p>
          </table:table-cell>
          <table:table-cell office:value-type="float" office:value="-0.0213899" calcext:value-type="float">
            <text:p>-0,0213899</text:p>
          </table:table-cell>
          <table:table-cell office:value-type="float" office:value="-0.0180941" calcext:value-type="float">
            <text:p>-0,0180941</text:p>
          </table:table-cell>
          <table:table-cell office:value-type="float" office:value="0.0188635" calcext:value-type="float">
            <text:p>0,0188635</text:p>
          </table:table-cell>
          <table:table-cell office:value-type="float" office:value="-0.0095105" calcext:value-type="float">
            <text:p>-0,0095105</text:p>
          </table:table-cell>
          <table:table-cell office:value-type="float" office:value="0.0069229" calcext:value-type="float">
            <text:p>0,0069229</text:p>
          </table:table-cell>
          <table:table-cell office:value-type="float" office:value="0.0123172" calcext:value-type="float">
            <text:p>0,0123172</text:p>
          </table:table-cell>
          <table:table-cell office:value-type="float" office:value="0.0935588" calcext:value-type="float">
            <text:p>0,0935588</text:p>
          </table:table-cell>
          <table:table-cell office:value-type="float" office:value="-0.0189102" calcext:value-type="float">
            <text:p>-0,0189102</text:p>
          </table:table-cell>
          <table:table-cell office:value-type="float" office:value="0.0120741" calcext:value-type="float">
            <text:p>0,0120741</text:p>
          </table:table-cell>
          <table:table-cell office:value-type="float" office:value="0.040293" calcext:value-type="float">
            <text:p>0,040293</text:p>
          </table:table-cell>
          <table:table-cell office:value-type="float" office:value="0.0247051" calcext:value-type="float">
            <text:p>0,0247051</text:p>
          </table:table-cell>
          <table:table-cell office:value-type="float" office:value="0.0188635" calcext:value-type="float">
            <text:p>0,0188635</text:p>
          </table:table-cell>
          <table:table-cell office:value-type="float" office:value="-0.0775888" calcext:value-type="float">
            <text:p>-0,0775888</text:p>
          </table:table-cell>
          <table:table-cell office:value-type="float" office:value="-0.00938605" calcext:value-type="float">
            <text:p>-0,00938605</text:p>
          </table:table-cell>
          <table:table-cell office:value-type="float" office:value="-0.0153993" calcext:value-type="float">
            <text:p>-0,0153993</text:p>
          </table:table-cell>
          <table:table-cell office:value-type="float" office:value="0.0255851" calcext:value-type="float">
            <text:p>0,0255851</text:p>
          </table:table-cell>
          <table:table-cell office:value-type="float" office:value="-0.0302658" calcext:value-type="float">
            <text:p>-0,0302658</text:p>
          </table:table-cell>
          <table:table-cell office:value-type="float" office:value="0.00304158" calcext:value-type="float">
            <text:p>0,00304158</text:p>
          </table:table-cell>
          <table:table-cell office:value-type="float" office:value="0.0259148" calcext:value-type="float">
            <text:p>0,0259148</text:p>
          </table:table-cell>
          <table:table-cell office:value-type="float" office:value="-0.0239602" calcext:value-type="float">
            <text:p>-0,0239602</text:p>
          </table:table-cell>
          <table:table-cell office:value-type="float" office:value="0.00769446" calcext:value-type="float">
            <text:p>0,00769446</text:p>
          </table:table-cell>
          <table:table-cell office:value-type="float" office:value="0.0703404" calcext:value-type="float">
            <text:p>0,0703404</text:p>
          </table:table-cell>
          <table:table-cell office:value-type="float" office:value="0.000753096" calcext:value-type="float">
            <text:p>0,000753096</text:p>
          </table:table-cell>
          <table:table-cell office:value-type="float" office:value="0.0266531" calcext:value-type="float">
            <text:p>0,0266531</text:p>
          </table:table-cell>
          <table:table-cell office:value-type="float" office:value="-0.0118949" calcext:value-type="float">
            <text:p>-0,0118949</text:p>
          </table:table-cell>
          <table:table-cell office:value-type="float" office:value="-0.0177653" calcext:value-type="float">
            <text:p>-0,0177653</text:p>
          </table:table-cell>
          <table:table-cell office:value-type="float" office:value="-0.0199898" calcext:value-type="float">
            <text:p>-0,0199898</text:p>
          </table:table-cell>
          <table:table-cell office:value-type="float" office:value="0.0217987" calcext:value-type="float">
            <text:p>0,0217987</text:p>
          </table:table-cell>
          <table:table-cell office:value-type="float" office:value="0.0291016" calcext:value-type="float">
            <text:p>0,0291016</text:p>
          </table:table-cell>
          <table:table-cell office:value-type="float" office:value="-0.00148428" calcext:value-type="float">
            <text:p>-0,00148428</text:p>
          </table:table-cell>
          <table:table-cell office:value-type="float" office:value="0.00723834" calcext:value-type="float">
            <text:p>0,00723834</text:p>
          </table:table-cell>
          <table:table-cell office:value-type="float" office:value="0.00566566" calcext:value-type="float">
            <text:p>0,00566566</text:p>
          </table:table-cell>
          <table:table-cell office:value-type="float" office:value="0.0225717" calcext:value-type="float">
            <text:p>0,0225717</text:p>
          </table:table-cell>
          <table:table-cell office:value-type="float" office:value="0.0848777" calcext:value-type="float">
            <text:p>0,0848777</text:p>
          </table:table-cell>
          <table:table-cell office:value-type="float" office:value="-0.00267542" calcext:value-type="float">
            <text:p>-0,00267542</text:p>
          </table:table-cell>
          <table:table-cell office:value-type="float" office:value="0.0281845" calcext:value-type="float">
            <text:p>0,0281845</text:p>
          </table:table-cell>
          <table:table-cell office:value-type="float" office:value="0.0386628" calcext:value-type="float">
            <text:p>0,0386628</text:p>
          </table:table-cell>
          <table:table-cell office:value-type="float" office:value="0.0619358" calcext:value-type="float">
            <text:p>0,0619358</text:p>
          </table:table-cell>
          <table:table-cell office:value-type="float" office:value="-0.00552135" calcext:value-type="float">
            <text:p>-0,00552135</text:p>
          </table:table-cell>
          <table:table-cell office:value-type="float" office:value="0.0500663" calcext:value-type="float">
            <text:p>0,0500663</text:p>
          </table:table-cell>
          <table:table-cell office:value-type="float" office:value="-0.00206498" calcext:value-type="float">
            <text:p>-0,00206498</text:p>
          </table:table-cell>
          <table:table-cell office:value-type="float" office:value="0.0224925" calcext:value-type="float">
            <text:p>0,0224925</text:p>
          </table:table-cell>
          <table:table-cell office:value-type="float" office:value="-2.18525" calcext:value-type="float">
            <text:p>-2,18525</text:p>
          </table:table-cell>
          <table:table-cell office:value-type="float" office:value="-0.00512029" calcext:value-type="float">
            <text:p>-0,00512029</text:p>
          </table:table-cell>
          <table:table-cell office:value-type="float" office:value="-1.56612" calcext:value-type="float">
            <text:p>-1,566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58" calcext:value-type="float">
            <text:p>566,58</text:p>
          </table:table-cell>
          <table:table-cell office:value-type="float" office:value="566.371" calcext:value-type="float">
            <text:p>566,371</text:p>
          </table:table-cell>
          <table:table-cell office:value-type="float" office:value="331.12" calcext:value-type="float">
            <text:p>331,12</text:p>
          </table:table-cell>
          <table:table-cell office:value-type="float" office:value="186.871" calcext:value-type="float">
            <text:p>186,871</text:p>
          </table:table-cell>
          <table:table-cell office:value-type="float" office:value="0.175295" calcext:value-type="float">
            <text:p>0,175295</text:p>
          </table:table-cell>
          <table:table-cell office:value-type="float" office:value="-1.05084" calcext:value-type="float">
            <text:p>-1,05084</text:p>
          </table:table-cell>
          <table:table-cell office:value-type="float" office:value="-0.00292223" calcext:value-type="float">
            <text:p>-0,00292223</text:p>
          </table:table-cell>
          <table:table-cell office:value-type="float" office:value="-0.00703055" calcext:value-type="float">
            <text:p>-0,00703055</text:p>
          </table:table-cell>
          <table:table-cell office:value-type="float" office:value="1.50202" calcext:value-type="float">
            <text:p>1,50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0920732" calcext:value-type="float">
            <text:p>-0,00920732</text:p>
          </table:table-cell>
          <table:table-cell office:value-type="float" office:value="0.0117104" calcext:value-type="float">
            <text:p>0,0117104</text:p>
          </table:table-cell>
          <table:table-cell office:value-type="float" office:value="0.0377776" calcext:value-type="float">
            <text:p>0,0377776</text:p>
          </table:table-cell>
          <table:table-cell office:value-type="float" office:value="0.028646" calcext:value-type="float">
            <text:p>0,028646</text:p>
          </table:table-cell>
          <table:table-cell office:value-type="float" office:value="0.0507186" calcext:value-type="float">
            <text:p>0,0507186</text:p>
          </table:table-cell>
          <table:table-cell office:value-type="float" office:value="-0.0214719" calcext:value-type="float">
            <text:p>-0,0214719</text:p>
          </table:table-cell>
          <table:table-cell office:value-type="float" office:value="-0.0180906" calcext:value-type="float">
            <text:p>-0,0180906</text:p>
          </table:table-cell>
          <table:table-cell office:value-type="float" office:value="0.0188688" calcext:value-type="float">
            <text:p>0,0188688</text:p>
          </table:table-cell>
          <table:table-cell office:value-type="float" office:value="-0.00970052" calcext:value-type="float">
            <text:p>-0,00970052</text:p>
          </table:table-cell>
          <table:table-cell office:value-type="float" office:value="0.00694937" calcext:value-type="float">
            <text:p>0,00694937</text:p>
          </table:table-cell>
          <table:table-cell office:value-type="float" office:value="0.0123627" calcext:value-type="float">
            <text:p>0,0123627</text:p>
          </table:table-cell>
          <table:table-cell office:value-type="float" office:value="0.0938784" calcext:value-type="float">
            <text:p>0,0938784</text:p>
          </table:table-cell>
          <table:table-cell office:value-type="float" office:value="-0.0188668" calcext:value-type="float">
            <text:p>-0,0188668</text:p>
          </table:table-cell>
          <table:table-cell office:value-type="float" office:value="0.0119897" calcext:value-type="float">
            <text:p>0,0119897</text:p>
          </table:table-cell>
          <table:table-cell office:value-type="float" office:value="0.0402317" calcext:value-type="float">
            <text:p>0,0402317</text:p>
          </table:table-cell>
          <table:table-cell office:value-type="float" office:value="0.0247097" calcext:value-type="float">
            <text:p>0,0247097</text:p>
          </table:table-cell>
          <table:table-cell office:value-type="float" office:value="0.0188688" calcext:value-type="float">
            <text:p>0,0188688</text:p>
          </table:table-cell>
          <table:table-cell office:value-type="float" office:value="-0.0779233" calcext:value-type="float">
            <text:p>-0,0779233</text:p>
          </table:table-cell>
          <table:table-cell office:value-type="float" office:value="-0.00939332" calcext:value-type="float">
            <text:p>-0,00939332</text:p>
          </table:table-cell>
          <table:table-cell office:value-type="float" office:value="-0.0153592" calcext:value-type="float">
            <text:p>-0,0153592</text:p>
          </table:table-cell>
          <table:table-cell office:value-type="float" office:value="0.0255822" calcext:value-type="float">
            <text:p>0,0255822</text:p>
          </table:table-cell>
          <table:table-cell office:value-type="float" office:value="-0.0302663" calcext:value-type="float">
            <text:p>-0,0302663</text:p>
          </table:table-cell>
          <table:table-cell office:value-type="float" office:value="0.00303885" calcext:value-type="float">
            <text:p>0,00303885</text:p>
          </table:table-cell>
          <table:table-cell office:value-type="float" office:value="0.0347262" calcext:value-type="float">
            <text:p>0,0347262</text:p>
          </table:table-cell>
          <table:table-cell office:value-type="float" office:value="-0.0239632" calcext:value-type="float">
            <text:p>-0,0239632</text:p>
          </table:table-cell>
          <table:table-cell office:value-type="float" office:value="0.0111893" calcext:value-type="float">
            <text:p>0,0111893</text:p>
          </table:table-cell>
          <table:table-cell office:value-type="float" office:value="0.0702946" calcext:value-type="float">
            <text:p>0,0702946</text:p>
          </table:table-cell>
          <table:table-cell office:value-type="float" office:value="0.000755837" calcext:value-type="float">
            <text:p>0,000755837</text:p>
          </table:table-cell>
          <table:table-cell office:value-type="float" office:value="0.0266471" calcext:value-type="float">
            <text:p>0,0266471</text:p>
          </table:table-cell>
          <table:table-cell office:value-type="float" office:value="-0.0138095" calcext:value-type="float">
            <text:p>-0,0138095</text:p>
          </table:table-cell>
          <table:table-cell office:value-type="float" office:value="-0.0190592" calcext:value-type="float">
            <text:p>-0,0190592</text:p>
          </table:table-cell>
          <table:table-cell office:value-type="float" office:value="-0.0183742" calcext:value-type="float">
            <text:p>-0,0183742</text:p>
          </table:table-cell>
          <table:table-cell office:value-type="float" office:value="0.0218012" calcext:value-type="float">
            <text:p>0,0218012</text:p>
          </table:table-cell>
          <table:table-cell office:value-type="float" office:value="0.0291024" calcext:value-type="float">
            <text:p>0,0291024</text:p>
          </table:table-cell>
          <table:table-cell office:value-type="float" office:value="-0.0014758" calcext:value-type="float">
            <text:p>-0,0014758</text:p>
          </table:table-cell>
          <table:table-cell office:value-type="float" office:value="0.00242807" calcext:value-type="float">
            <text:p>0,00242807</text:p>
          </table:table-cell>
          <table:table-cell office:value-type="float" office:value="0.0150889" calcext:value-type="float">
            <text:p>0,0150889</text:p>
          </table:table-cell>
          <table:table-cell office:value-type="float" office:value="0.0205288" calcext:value-type="float">
            <text:p>0,0205288</text:p>
          </table:table-cell>
          <table:table-cell office:value-type="float" office:value="0.0848169" calcext:value-type="float">
            <text:p>0,0848169</text:p>
          </table:table-cell>
          <table:table-cell office:value-type="float" office:value="-0.00264963" calcext:value-type="float">
            <text:p>-0,00264963</text:p>
          </table:table-cell>
          <table:table-cell office:value-type="float" office:value="0.0281466" calcext:value-type="float">
            <text:p>0,0281466</text:p>
          </table:table-cell>
          <table:table-cell office:value-type="float" office:value="0.0320645" calcext:value-type="float">
            <text:p>0,0320645</text:p>
          </table:table-cell>
          <table:table-cell office:value-type="float" office:value="0.0659289" calcext:value-type="float">
            <text:p>0,0659289</text:p>
          </table:table-cell>
          <table:table-cell office:value-type="float" office:value="-0.0121426" calcext:value-type="float">
            <text:p>-0,0121426</text:p>
          </table:table-cell>
          <table:table-cell office:value-type="float" office:value="0.0503664" calcext:value-type="float">
            <text:p>0,0503664</text:p>
          </table:table-cell>
          <table:table-cell office:value-type="float" office:value="-0.00206222" calcext:value-type="float">
            <text:p>-0,00206222</text:p>
          </table:table-cell>
          <table:table-cell office:value-type="float" office:value="0.0218032" calcext:value-type="float">
            <text:p>0,0218032</text:p>
          </table:table-cell>
          <table:table-cell office:value-type="float" office:value="-2.19723" calcext:value-type="float">
            <text:p>-2,19723</text:p>
          </table:table-cell>
          <table:table-cell office:value-type="float" office:value="-0.00627006" calcext:value-type="float">
            <text:p>-0,00627006</text:p>
          </table:table-cell>
          <table:table-cell office:value-type="float" office:value="-1.56749" calcext:value-type="float">
            <text:p>-1,567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744" calcext:value-type="float">
            <text:p>566,744</text:p>
          </table:table-cell>
          <table:table-cell office:value-type="float" office:value="567.094" calcext:value-type="float">
            <text:p>567,094</text:p>
          </table:table-cell>
          <table:table-cell office:value-type="float" office:value="332.19" calcext:value-type="float">
            <text:p>332,19</text:p>
          </table:table-cell>
          <table:table-cell office:value-type="float" office:value="185.563" calcext:value-type="float">
            <text:p>185,563</text:p>
          </table:table-cell>
          <table:table-cell office:value-type="float" office:value="0.174502" calcext:value-type="float">
            <text:p>0,174502</text:p>
          </table:table-cell>
          <table:table-cell office:value-type="float" office:value="-1.0592" calcext:value-type="float">
            <text:p>-1,0592</text:p>
          </table:table-cell>
          <table:table-cell office:value-type="float" office:value="-0.00442801" calcext:value-type="float">
            <text:p>-0,00442801</text:p>
          </table:table-cell>
          <table:table-cell office:value-type="float" office:value="-0.00639532" calcext:value-type="float">
            <text:p>-0,00639532</text:p>
          </table:table-cell>
          <table:table-cell office:value-type="float" office:value="1.58865" calcext:value-type="float">
            <text:p>1,588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0356012" calcext:value-type="float">
            <text:p>-0,00356012</text:p>
          </table:table-cell>
          <table:table-cell office:value-type="float" office:value="0.0117086" calcext:value-type="float">
            <text:p>0,0117086</text:p>
          </table:table-cell>
          <table:table-cell office:value-type="float" office:value="0.03796" calcext:value-type="float">
            <text:p>0,03796</text:p>
          </table:table-cell>
          <table:table-cell office:value-type="float" office:value="0.0286288" calcext:value-type="float">
            <text:p>0,0286288</text:p>
          </table:table-cell>
          <table:table-cell office:value-type="float" office:value="0.0506758" calcext:value-type="float">
            <text:p>0,0506758</text:p>
          </table:table-cell>
          <table:table-cell office:value-type="float" office:value="-0.0215582" calcext:value-type="float">
            <text:p>-0,0215582</text:p>
          </table:table-cell>
          <table:table-cell office:value-type="float" office:value="-0.0180728" calcext:value-type="float">
            <text:p>-0,0180728</text:p>
          </table:table-cell>
          <table:table-cell office:value-type="float" office:value="0.0188714" calcext:value-type="float">
            <text:p>0,0188714</text:p>
          </table:table-cell>
          <table:table-cell office:value-type="float" office:value="-0.00977162" calcext:value-type="float">
            <text:p>-0,00977162</text:p>
          </table:table-cell>
          <table:table-cell office:value-type="float" office:value="0.00697485" calcext:value-type="float">
            <text:p>0,00697485</text:p>
          </table:table-cell>
          <table:table-cell office:value-type="float" office:value="0.0124126" calcext:value-type="float">
            <text:p>0,0124126</text:p>
          </table:table-cell>
          <table:table-cell office:value-type="float" office:value="0.0944108" calcext:value-type="float">
            <text:p>0,0944108</text:p>
          </table:table-cell>
          <table:table-cell office:value-type="float" office:value="-0.0188508" calcext:value-type="float">
            <text:p>-0,0188508</text:p>
          </table:table-cell>
          <table:table-cell office:value-type="float" office:value="0.011921" calcext:value-type="float">
            <text:p>0,011921</text:p>
          </table:table-cell>
          <table:table-cell office:value-type="float" office:value="0.0403003" calcext:value-type="float">
            <text:p>0,0403003</text:p>
          </table:table-cell>
          <table:table-cell office:value-type="float" office:value="0.0247091" calcext:value-type="float">
            <text:p>0,0247091</text:p>
          </table:table-cell>
          <table:table-cell office:value-type="float" office:value="0.0188714" calcext:value-type="float">
            <text:p>0,0188714</text:p>
          </table:table-cell>
          <table:table-cell office:value-type="float" office:value="-0.0785131" calcext:value-type="float">
            <text:p>-0,0785131</text:p>
          </table:table-cell>
          <table:table-cell office:value-type="float" office:value="-0.00941185" calcext:value-type="float">
            <text:p>-0,00941185</text:p>
          </table:table-cell>
          <table:table-cell office:value-type="float" office:value="-0.015323" calcext:value-type="float">
            <text:p>-0,015323</text:p>
          </table:table-cell>
          <table:table-cell office:value-type="float" office:value="0.025582" calcext:value-type="float">
            <text:p>0,025582</text:p>
          </table:table-cell>
          <table:table-cell office:value-type="float" office:value="-0.0302639" calcext:value-type="float">
            <text:p>-0,0302639</text:p>
          </table:table-cell>
          <table:table-cell office:value-type="float" office:value="0.00303652" calcext:value-type="float">
            <text:p>0,00303652</text:p>
          </table:table-cell>
          <table:table-cell office:value-type="float" office:value="0.033247" calcext:value-type="float">
            <text:p>0,033247</text:p>
          </table:table-cell>
          <table:table-cell office:value-type="float" office:value="-0.0214411" calcext:value-type="float">
            <text:p>-0,0214411</text:p>
          </table:table-cell>
          <table:table-cell office:value-type="float" office:value="0.00694135" calcext:value-type="float">
            <text:p>0,00694135</text:p>
          </table:table-cell>
          <table:table-cell office:value-type="float" office:value="0.0702761" calcext:value-type="float">
            <text:p>0,0702761</text:p>
          </table:table-cell>
          <table:table-cell office:value-type="float" office:value="0.000761138" calcext:value-type="float">
            <text:p>0,000761138</text:p>
          </table:table-cell>
          <table:table-cell office:value-type="float" office:value="0.0266529" calcext:value-type="float">
            <text:p>0,0266529</text:p>
          </table:table-cell>
          <table:table-cell office:value-type="float" office:value="-0.0124784" calcext:value-type="float">
            <text:p>-0,0124784</text:p>
          </table:table-cell>
          <table:table-cell office:value-type="float" office:value="-0.0130656" calcext:value-type="float">
            <text:p>-0,0130656</text:p>
          </table:table-cell>
          <table:table-cell office:value-type="float" office:value="-0.0315479" calcext:value-type="float">
            <text:p>-0,0315479</text:p>
          </table:table-cell>
          <table:table-cell office:value-type="float" office:value="0.0218022" calcext:value-type="float">
            <text:p>0,0218022</text:p>
          </table:table-cell>
          <table:table-cell office:value-type="float" office:value="0.029105" calcext:value-type="float">
            <text:p>0,029105</text:p>
          </table:table-cell>
          <table:table-cell office:value-type="float" office:value="-0.00147348" calcext:value-type="float">
            <text:p>-0,00147348</text:p>
          </table:table-cell>
          <table:table-cell office:value-type="float" office:value="-0.00916367" calcext:value-type="float">
            <text:p>-0,00916367</text:p>
          </table:table-cell>
          <table:table-cell office:value-type="float" office:value="0.00377704" calcext:value-type="float">
            <text:p>0,00377704</text:p>
          </table:table-cell>
          <table:table-cell office:value-type="float" office:value="0.00828199" calcext:value-type="float">
            <text:p>0,00828199</text:p>
          </table:table-cell>
          <table:table-cell office:value-type="float" office:value="0.084779" calcext:value-type="float">
            <text:p>0,084779</text:p>
          </table:table-cell>
          <table:table-cell office:value-type="float" office:value="-0.00264275" calcext:value-type="float">
            <text:p>-0,00264275</text:p>
          </table:table-cell>
          <table:table-cell office:value-type="float" office:value="0.0281475" calcext:value-type="float">
            <text:p>0,0281475</text:p>
          </table:table-cell>
          <table:table-cell office:value-type="float" office:value="0.0323009" calcext:value-type="float">
            <text:p>0,0323009</text:p>
          </table:table-cell>
          <table:table-cell office:value-type="float" office:value="0.0581359" calcext:value-type="float">
            <text:p>0,0581359</text:p>
          </table:table-cell>
          <table:table-cell office:value-type="float" office:value="0.00620981" calcext:value-type="float">
            <text:p>0,00620981</text:p>
          </table:table-cell>
          <table:table-cell office:value-type="float" office:value="0.0502176" calcext:value-type="float">
            <text:p>0,0502176</text:p>
          </table:table-cell>
          <table:table-cell office:value-type="float" office:value="-0.00206016" calcext:value-type="float">
            <text:p>-0,00206016</text:p>
          </table:table-cell>
          <table:table-cell office:value-type="float" office:value="0.022112" calcext:value-type="float">
            <text:p>0,022112</text:p>
          </table:table-cell>
          <table:table-cell office:value-type="float" office:value="-2.18885" calcext:value-type="float">
            <text:p>-2,18885</text:p>
          </table:table-cell>
          <table:table-cell office:value-type="float" office:value="-0.00833639" calcext:value-type="float">
            <text:p>-0,00833639</text:p>
          </table:table-cell>
          <table:table-cell office:value-type="float" office:value="-1.56982" calcext:value-type="float">
            <text:p>-1,569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774" calcext:value-type="float">
            <text:p>566,774</text:p>
          </table:table-cell>
          <table:table-cell office:value-type="float" office:value="567.702" calcext:value-type="float">
            <text:p>567,702</text:p>
          </table:table-cell>
          <table:table-cell office:value-type="float" office:value="333.963" calcext:value-type="float">
            <text:p>333,963</text:p>
          </table:table-cell>
          <table:table-cell office:value-type="float" office:value="183.961" calcext:value-type="float">
            <text:p>183,961</text:p>
          </table:table-cell>
          <table:table-cell office:value-type="float" office:value="0.173768" calcext:value-type="float">
            <text:p>0,173768</text:p>
          </table:table-cell>
          <table:table-cell office:value-type="float" office:value="-1.04255" calcext:value-type="float">
            <text:p>-1,04255</text:p>
          </table:table-cell>
          <table:table-cell office:value-type="float" office:value="-0.00610132" calcext:value-type="float">
            <text:p>-0,00610132</text:p>
          </table:table-cell>
          <table:table-cell office:value-type="float" office:value="-0.00545801" calcext:value-type="float">
            <text:p>-0,00545801</text:p>
          </table:table-cell>
          <table:table-cell office:value-type="float" office:value="1.57964" calcext:value-type="float">
            <text:p>1,579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205244" calcext:value-type="float">
            <text:p>-0,0205244</text:p>
          </table:table-cell>
          <table:table-cell office:value-type="float" office:value="0.0116787" calcext:value-type="float">
            <text:p>0,0116787</text:p>
          </table:table-cell>
          <table:table-cell office:value-type="float" office:value="0.0380078" calcext:value-type="float">
            <text:p>0,0380078</text:p>
          </table:table-cell>
          <table:table-cell office:value-type="float" office:value="0.028616" calcext:value-type="float">
            <text:p>0,028616</text:p>
          </table:table-cell>
          <table:table-cell office:value-type="float" office:value="0.0505736" calcext:value-type="float">
            <text:p>0,0505736</text:p>
          </table:table-cell>
          <table:table-cell office:value-type="float" office:value="-0.0216205" calcext:value-type="float">
            <text:p>-0,0216205</text:p>
          </table:table-cell>
          <table:table-cell office:value-type="float" office:value="-0.0180194" calcext:value-type="float">
            <text:p>-0,0180194</text:p>
          </table:table-cell>
          <table:table-cell office:value-type="float" office:value="0.0188622" calcext:value-type="float">
            <text:p>0,0188622</text:p>
          </table:table-cell>
          <table:table-cell office:value-type="float" office:value="-0.0097216" calcext:value-type="float">
            <text:p>-0,0097216</text:p>
          </table:table-cell>
          <table:table-cell office:value-type="float" office:value="0.00701769" calcext:value-type="float">
            <text:p>0,00701769</text:p>
          </table:table-cell>
          <table:table-cell office:value-type="float" office:value="0.0125012" calcext:value-type="float">
            <text:p>0,0125012</text:p>
          </table:table-cell>
          <table:table-cell office:value-type="float" office:value="0.0951102" calcext:value-type="float">
            <text:p>0,0951102</text:p>
          </table:table-cell>
          <table:table-cell office:value-type="float" office:value="-0.0188462" calcext:value-type="float">
            <text:p>-0,0188462</text:p>
          </table:table-cell>
          <table:table-cell office:value-type="float" office:value="0.0118284" calcext:value-type="float">
            <text:p>0,0118284</text:p>
          </table:table-cell>
          <table:table-cell office:value-type="float" office:value="0.0404409" calcext:value-type="float">
            <text:p>0,0404409</text:p>
          </table:table-cell>
          <table:table-cell office:value-type="float" office:value="0.0247195" calcext:value-type="float">
            <text:p>0,0247195</text:p>
          </table:table-cell>
          <table:table-cell office:value-type="float" office:value="0.0188622" calcext:value-type="float">
            <text:p>0,0188622</text:p>
          </table:table-cell>
          <table:table-cell office:value-type="float" office:value="-0.0792752" calcext:value-type="float">
            <text:p>-0,0792752</text:p>
          </table:table-cell>
          <table:table-cell office:value-type="float" office:value="-0.00946623" calcext:value-type="float">
            <text:p>-0,00946623</text:p>
          </table:table-cell>
          <table:table-cell office:value-type="float" office:value="-0.01526" calcext:value-type="float">
            <text:p>-0,01526</text:p>
          </table:table-cell>
          <table:table-cell office:value-type="float" office:value="0.0255844" calcext:value-type="float">
            <text:p>0,0255844</text:p>
          </table:table-cell>
          <table:table-cell office:value-type="float" office:value="-0.0302633" calcext:value-type="float">
            <text:p>-0,0302633</text:p>
          </table:table-cell>
          <table:table-cell office:value-type="float" office:value="0.00303171" calcext:value-type="float">
            <text:p>0,00303171</text:p>
          </table:table-cell>
          <table:table-cell office:value-type="float" office:value="0.0306464" calcext:value-type="float">
            <text:p>0,0306464</text:p>
          </table:table-cell>
          <table:table-cell office:value-type="float" office:value="-0.0282365" calcext:value-type="float">
            <text:p>-0,0282365</text:p>
          </table:table-cell>
          <table:table-cell office:value-type="float" office:value="-0.00133661" calcext:value-type="float">
            <text:p>-0,00133661</text:p>
          </table:table-cell>
          <table:table-cell office:value-type="float" office:value="0.0702657" calcext:value-type="float">
            <text:p>0,0702657</text:p>
          </table:table-cell>
          <table:table-cell office:value-type="float" office:value="0.000766784" calcext:value-type="float">
            <text:p>0,000766784</text:p>
          </table:table-cell>
          <table:table-cell office:value-type="float" office:value="0.0266674" calcext:value-type="float">
            <text:p>0,0266674</text:p>
          </table:table-cell>
          <table:table-cell office:value-type="float" office:value="-0.00339835" calcext:value-type="float">
            <text:p>-0,00339835</text:p>
          </table:table-cell>
          <table:table-cell office:value-type="float" office:value="-0.0172949" calcext:value-type="float">
            <text:p>-0,0172949</text:p>
          </table:table-cell>
          <table:table-cell office:value-type="float" office:value="-0.0379279" calcext:value-type="float">
            <text:p>-0,0379279</text:p>
          </table:table-cell>
          <table:table-cell office:value-type="float" office:value="0.0218072" calcext:value-type="float">
            <text:p>0,0218072</text:p>
          </table:table-cell>
          <table:table-cell office:value-type="float" office:value="0.0291032" calcext:value-type="float">
            <text:p>0,0291032</text:p>
          </table:table-cell>
          <table:table-cell office:value-type="float" office:value="-0.00146069" calcext:value-type="float">
            <text:p>-0,00146069</text:p>
          </table:table-cell>
          <table:table-cell office:value-type="float" office:value="-0.0105324" calcext:value-type="float">
            <text:p>-0,0105324</text:p>
          </table:table-cell>
          <table:table-cell office:value-type="float" office:value="-0.0164436" calcext:value-type="float">
            <text:p>-0,0164436</text:p>
          </table:table-cell>
          <table:table-cell office:value-type="float" office:value="0.0137345" calcext:value-type="float">
            <text:p>0,0137345</text:p>
          </table:table-cell>
          <table:table-cell office:value-type="float" office:value="0.0847396" calcext:value-type="float">
            <text:p>0,0847396</text:p>
          </table:table-cell>
          <table:table-cell office:value-type="float" office:value="-0.0026334" calcext:value-type="float">
            <text:p>-0,0026334</text:p>
          </table:table-cell>
          <table:table-cell office:value-type="float" office:value="0.0281367" calcext:value-type="float">
            <text:p>0,0281367</text:p>
          </table:table-cell>
          <table:table-cell office:value-type="float" office:value="0.0454635" calcext:value-type="float">
            <text:p>0,0454635</text:p>
          </table:table-cell>
          <table:table-cell office:value-type="float" office:value="0.0590435" calcext:value-type="float">
            <text:p>0,0590435</text:p>
          </table:table-cell>
          <table:table-cell office:value-type="float" office:value="0.0353744" calcext:value-type="float">
            <text:p>0,0353744</text:p>
          </table:table-cell>
          <table:table-cell office:value-type="float" office:value="0.0505741" calcext:value-type="float">
            <text:p>0,0505741</text:p>
          </table:table-cell>
          <table:table-cell office:value-type="float" office:value="-0.00205678" calcext:value-type="float">
            <text:p>-0,00205678</text:p>
          </table:table-cell>
          <table:table-cell office:value-type="float" office:value="0.0212841" calcext:value-type="float">
            <text:p>0,0212841</text:p>
          </table:table-cell>
          <table:table-cell office:value-type="float" office:value="-2.20222" calcext:value-type="float">
            <text:p>-2,20222</text:p>
          </table:table-cell>
          <table:table-cell office:value-type="float" office:value="-0.0114717" calcext:value-type="float">
            <text:p>-0,0114717</text:p>
          </table:table-cell>
          <table:table-cell office:value-type="float" office:value="-1.57323" calcext:value-type="float">
            <text:p>-1,573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608" calcext:value-type="float">
            <text:p>566,608</text:p>
          </table:table-cell>
          <table:table-cell office:value-type="float" office:value="568.206" calcext:value-type="float">
            <text:p>568,206</text:p>
          </table:table-cell>
          <table:table-cell office:value-type="float" office:value="336.714" calcext:value-type="float">
            <text:p>336,714</text:p>
          </table:table-cell>
          <table:table-cell office:value-type="float" office:value="181.894" calcext:value-type="float">
            <text:p>181,894</text:p>
          </table:table-cell>
          <table:table-cell office:value-type="float" office:value="0.178825" calcext:value-type="float">
            <text:p>0,178825</text:p>
          </table:table-cell>
          <table:table-cell office:value-type="float" office:value="-1.0644" calcext:value-type="float">
            <text:p>-1,0644</text:p>
          </table:table-cell>
          <table:table-cell office:value-type="float" office:value="-0.00815226" calcext:value-type="float">
            <text:p>-0,00815226</text:p>
          </table:table-cell>
          <table:table-cell office:value-type="float" office:value="-0.0040265" calcext:value-type="float">
            <text:p>-0,0040265</text:p>
          </table:table-cell>
          <table:table-cell office:value-type="float" office:value="1.65555" calcext:value-type="float">
            <text:p>1,655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373527" calcext:value-type="float">
            <text:p>-0,0373527</text:p>
          </table:table-cell>
          <table:table-cell office:value-type="float" office:value="0.0116563" calcext:value-type="float">
            <text:p>0,0116563</text:p>
          </table:table-cell>
          <table:table-cell office:value-type="float" office:value="0.0380314" calcext:value-type="float">
            <text:p>0,0380314</text:p>
          </table:table-cell>
          <table:table-cell office:value-type="float" office:value="0.0285904" calcext:value-type="float">
            <text:p>0,0285904</text:p>
          </table:table-cell>
          <table:table-cell office:value-type="float" office:value="0.0504839" calcext:value-type="float">
            <text:p>0,0504839</text:p>
          </table:table-cell>
          <table:table-cell office:value-type="float" office:value="-0.0216372" calcext:value-type="float">
            <text:p>-0,0216372</text:p>
          </table:table-cell>
          <table:table-cell office:value-type="float" office:value="-0.0179677" calcext:value-type="float">
            <text:p>-0,0179677</text:p>
          </table:table-cell>
          <table:table-cell office:value-type="float" office:value="0.0188396" calcext:value-type="float">
            <text:p>0,0188396</text:p>
          </table:table-cell>
          <table:table-cell office:value-type="float" office:value="-0.00966871" calcext:value-type="float">
            <text:p>-0,00966871</text:p>
          </table:table-cell>
          <table:table-cell office:value-type="float" office:value="0.00706624" calcext:value-type="float">
            <text:p>0,00706624</text:p>
          </table:table-cell>
          <table:table-cell office:value-type="float" office:value="0.0125986" calcext:value-type="float">
            <text:p>0,0125986</text:p>
          </table:table-cell>
          <table:table-cell office:value-type="float" office:value="0.0954596" calcext:value-type="float">
            <text:p>0,0954596</text:p>
          </table:table-cell>
          <table:table-cell office:value-type="float" office:value="-0.0188585" calcext:value-type="float">
            <text:p>-0,0188585</text:p>
          </table:table-cell>
          <table:table-cell office:value-type="float" office:value="0.0117385" calcext:value-type="float">
            <text:p>0,0117385</text:p>
          </table:table-cell>
          <table:table-cell office:value-type="float" office:value="0.0405081" calcext:value-type="float">
            <text:p>0,0405081</text:p>
          </table:table-cell>
          <table:table-cell office:value-type="float" office:value="0.024735" calcext:value-type="float">
            <text:p>0,024735</text:p>
          </table:table-cell>
          <table:table-cell office:value-type="float" office:value="0.0188396" calcext:value-type="float">
            <text:p>0,0188396</text:p>
          </table:table-cell>
          <table:table-cell office:value-type="float" office:value="-0.0796335" calcext:value-type="float">
            <text:p>-0,0796335</text:p>
          </table:table-cell>
          <table:table-cell office:value-type="float" office:value="-0.00949677" calcext:value-type="float">
            <text:p>-0,00949677</text:p>
          </table:table-cell>
          <table:table-cell office:value-type="float" office:value="-0.0151892" calcext:value-type="float">
            <text:p>-0,0151892</text:p>
          </table:table-cell>
          <table:table-cell office:value-type="float" office:value="0.0255849" calcext:value-type="float">
            <text:p>0,0255849</text:p>
          </table:table-cell>
          <table:table-cell office:value-type="float" office:value="-0.0302601" calcext:value-type="float">
            <text:p>-0,0302601</text:p>
          </table:table-cell>
          <table:table-cell office:value-type="float" office:value="0.00302553" calcext:value-type="float">
            <text:p>0,00302553</text:p>
          </table:table-cell>
          <table:table-cell office:value-type="float" office:value="0.0274027" calcext:value-type="float">
            <text:p>0,0274027</text:p>
          </table:table-cell>
          <table:table-cell office:value-type="float" office:value="-0.0308038" calcext:value-type="float">
            <text:p>-0,0308038</text:p>
          </table:table-cell>
          <table:table-cell office:value-type="float" office:value="0.00338786" calcext:value-type="float">
            <text:p>0,00338786</text:p>
          </table:table-cell>
          <table:table-cell office:value-type="float" office:value="0.0702691" calcext:value-type="float">
            <text:p>0,0702691</text:p>
          </table:table-cell>
          <table:table-cell office:value-type="float" office:value="0.00076415" calcext:value-type="float">
            <text:p>0,00076415</text:p>
          </table:table-cell>
          <table:table-cell office:value-type="float" office:value="0.0266706" calcext:value-type="float">
            <text:p>0,0266706</text:p>
          </table:table-cell>
          <table:table-cell table:style-name="ce1" office:value-type="float" office:value="-0.0000424888" calcext:value-type="float">
            <text:p>-4,25E-005</text:p>
          </table:table-cell>
          <table:table-cell office:value-type="float" office:value="-0.00764999" calcext:value-type="float">
            <text:p>-0,00764999</text:p>
          </table:table-cell>
          <table:table-cell office:value-type="float" office:value="-0.0310957" calcext:value-type="float">
            <text:p>-0,0310957</text:p>
          </table:table-cell>
          <table:table-cell office:value-type="float" office:value="0.0218054" calcext:value-type="float">
            <text:p>0,0218054</text:p>
          </table:table-cell>
          <table:table-cell office:value-type="float" office:value="0.0291059" calcext:value-type="float">
            <text:p>0,0291059</text:p>
          </table:table-cell>
          <table:table-cell office:value-type="float" office:value="-0.00145251" calcext:value-type="float">
            <text:p>-0,00145251</text:p>
          </table:table-cell>
          <table:table-cell office:value-type="float" office:value="-0.0203159" calcext:value-type="float">
            <text:p>-0,0203159</text:p>
          </table:table-cell>
          <table:table-cell office:value-type="float" office:value="-0.0200239" calcext:value-type="float">
            <text:p>-0,0200239</text:p>
          </table:table-cell>
          <table:table-cell office:value-type="float" office:value="0.0202952" calcext:value-type="float">
            <text:p>0,0202952</text:p>
          </table:table-cell>
          <table:table-cell office:value-type="float" office:value="0.0846917" calcext:value-type="float">
            <text:p>0,0846917</text:p>
          </table:table-cell>
          <table:table-cell office:value-type="float" office:value="-0.00261463" calcext:value-type="float">
            <text:p>-0,00261463</text:p>
          </table:table-cell>
          <table:table-cell office:value-type="float" office:value="0.028155" calcext:value-type="float">
            <text:p>0,028155</text:p>
          </table:table-cell>
          <table:table-cell office:value-type="float" office:value="0.0376217" calcext:value-type="float">
            <text:p>0,0376217</text:p>
          </table:table-cell>
          <table:table-cell office:value-type="float" office:value="0.0694479" calcext:value-type="float">
            <text:p>0,0694479</text:p>
          </table:table-cell>
          <table:table-cell office:value-type="float" office:value="0.0344801" calcext:value-type="float">
            <text:p>0,0344801</text:p>
          </table:table-cell>
          <table:table-cell office:value-type="float" office:value="0.0509257" calcext:value-type="float">
            <text:p>0,0509257</text:p>
          </table:table-cell>
          <table:table-cell office:value-type="float" office:value="-0.00205" calcext:value-type="float">
            <text:p>-0,00205</text:p>
          </table:table-cell>
          <table:table-cell office:value-type="float" office:value="0.0204331" calcext:value-type="float">
            <text:p>0,0204331</text:p>
          </table:table-cell>
          <table:table-cell office:value-type="float" office:value="-2.21758" calcext:value-type="float">
            <text:p>-2,21758</text:p>
          </table:table-cell>
          <table:table-cell office:value-type="float" office:value="-0.0130524" calcext:value-type="float">
            <text:p>-0,0130524</text:p>
          </table:table-cell>
          <table:table-cell office:value-type="float" office:value="-1.57469" calcext:value-type="float">
            <text:p>-1,574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408" calcext:value-type="float">
            <text:p>566,408</text:p>
          </table:table-cell>
          <table:table-cell office:value-type="float" office:value="568.435" calcext:value-type="float">
            <text:p>568,435</text:p>
          </table:table-cell>
          <table:table-cell office:value-type="float" office:value="338.016" calcext:value-type="float">
            <text:p>338,016</text:p>
          </table:table-cell>
          <table:table-cell office:value-type="float" office:value="181.049" calcext:value-type="float">
            <text:p>181,049</text:p>
          </table:table-cell>
          <table:table-cell office:value-type="float" office:value="0.191865" calcext:value-type="float">
            <text:p>0,191865</text:p>
          </table:table-cell>
          <table:table-cell office:value-type="float" office:value="-1.15725" calcext:value-type="float">
            <text:p>-1,15725</text:p>
          </table:table-cell>
          <table:table-cell office:value-type="float" office:value="-0.00947228" calcext:value-type="float">
            <text:p>-0,00947228</text:p>
          </table:table-cell>
          <table:table-cell office:value-type="float" office:value="-0.00324936" calcext:value-type="float">
            <text:p>-0,00324936</text:p>
          </table:table-cell>
          <table:table-cell office:value-type="float" office:value="1.8843" calcext:value-type="float">
            <text:p>1,88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445888" calcext:value-type="float">
            <text:p>-0,0445888</text:p>
          </table:table-cell>
          <table:table-cell office:value-type="float" office:value="0.0115189" calcext:value-type="float">
            <text:p>0,0115189</text:p>
          </table:table-cell>
          <table:table-cell office:value-type="float" office:value="0.0377356" calcext:value-type="float">
            <text:p>0,0377356</text:p>
          </table:table-cell>
          <table:table-cell office:value-type="float" office:value="0.0285796" calcext:value-type="float">
            <text:p>0,0285796</text:p>
          </table:table-cell>
          <table:table-cell office:value-type="float" office:value="0.0502839" calcext:value-type="float">
            <text:p>0,0502839</text:p>
          </table:table-cell>
          <table:table-cell office:value-type="float" office:value="-0.0216048" calcext:value-type="float">
            <text:p>-0,0216048</text:p>
          </table:table-cell>
          <table:table-cell office:value-type="float" office:value="-0.0178083" calcext:value-type="float">
            <text:p>-0,0178083</text:p>
          </table:table-cell>
          <table:table-cell office:value-type="float" office:value="0.0188051" calcext:value-type="float">
            <text:p>0,0188051</text:p>
          </table:table-cell>
          <table:table-cell office:value-type="float" office:value="-0.00929638" calcext:value-type="float">
            <text:p>-0,00929638</text:p>
          </table:table-cell>
          <table:table-cell office:value-type="float" office:value="0.00714975" calcext:value-type="float">
            <text:p>0,00714975</text:p>
          </table:table-cell>
          <table:table-cell office:value-type="float" office:value="0.0127764" calcext:value-type="float">
            <text:p>0,0127764</text:p>
          </table:table-cell>
          <table:table-cell office:value-type="float" office:value="0.0966675" calcext:value-type="float">
            <text:p>0,0966675</text:p>
          </table:table-cell>
          <table:table-cell office:value-type="float" office:value="-0.0188997" calcext:value-type="float">
            <text:p>-0,0188997</text:p>
          </table:table-cell>
          <table:table-cell office:value-type="float" office:value="0.011592" calcext:value-type="float">
            <text:p>0,011592</text:p>
          </table:table-cell>
          <table:table-cell office:value-type="float" office:value="0.0408614" calcext:value-type="float">
            <text:p>0,0408614</text:p>
          </table:table-cell>
          <table:table-cell office:value-type="float" office:value="0.024798" calcext:value-type="float">
            <text:p>0,024798</text:p>
          </table:table-cell>
          <table:table-cell office:value-type="float" office:value="0.0188051" calcext:value-type="float">
            <text:p>0,0188051</text:p>
          </table:table-cell>
          <table:table-cell office:value-type="float" office:value="-0.0810266" calcext:value-type="float">
            <text:p>-0,0810266</text:p>
          </table:table-cell>
          <table:table-cell office:value-type="float" office:value="-0.00964471" calcext:value-type="float">
            <text:p>-0,00964471</text:p>
          </table:table-cell>
          <table:table-cell office:value-type="float" office:value="-0.0150609" calcext:value-type="float">
            <text:p>-0,0150609</text:p>
          </table:table-cell>
          <table:table-cell office:value-type="float" office:value="0.0255867" calcext:value-type="float">
            <text:p>0,0255867</text:p>
          </table:table-cell>
          <table:table-cell office:value-type="float" office:value="-0.03026" calcext:value-type="float">
            <text:p>-0,03026</text:p>
          </table:table-cell>
          <table:table-cell office:value-type="float" office:value="0.00300996" calcext:value-type="float">
            <text:p>0,00300996</text:p>
          </table:table-cell>
          <table:table-cell office:value-type="float" office:value="0.0528428" calcext:value-type="float">
            <text:p>0,0528428</text:p>
          </table:table-cell>
          <table:table-cell office:value-type="float" office:value="-0.0560475" calcext:value-type="float">
            <text:p>-0,0560475</text:p>
          </table:table-cell>
          <table:table-cell office:value-type="float" office:value="0.0127909" calcext:value-type="float">
            <text:p>0,0127909</text:p>
          </table:table-cell>
          <table:table-cell office:value-type="float" office:value="0.0703228" calcext:value-type="float">
            <text:p>0,0703228</text:p>
          </table:table-cell>
          <table:table-cell office:value-type="float" office:value="0.000772329" calcext:value-type="float">
            <text:p>0,000772329</text:p>
          </table:table-cell>
          <table:table-cell office:value-type="float" office:value="0.026701" calcext:value-type="float">
            <text:p>0,026701</text:p>
          </table:table-cell>
          <table:table-cell office:value-type="float" office:value="0.00438876" calcext:value-type="float">
            <text:p>0,00438876</text:p>
          </table:table-cell>
          <table:table-cell office:value-type="float" office:value="0.00506149" calcext:value-type="float">
            <text:p>0,00506149</text:p>
          </table:table-cell>
          <table:table-cell office:value-type="float" office:value="-0.0197688" calcext:value-type="float">
            <text:p>-0,0197688</text:p>
          </table:table-cell>
          <table:table-cell office:value-type="float" office:value="0.0218254" calcext:value-type="float">
            <text:p>0,0218254</text:p>
          </table:table-cell>
          <table:table-cell office:value-type="float" office:value="0.0291065" calcext:value-type="float">
            <text:p>0,0291065</text:p>
          </table:table-cell>
          <table:table-cell office:value-type="float" office:value="-0.00144667" calcext:value-type="float">
            <text:p>-0,00144667</text:p>
          </table:table-cell>
          <table:table-cell office:value-type="float" office:value="-0.0134016" calcext:value-type="float">
            <text:p>-0,0134016</text:p>
          </table:table-cell>
          <table:table-cell office:value-type="float" office:value="-0.0556275" calcext:value-type="float">
            <text:p>-0,0556275</text:p>
          </table:table-cell>
          <table:table-cell office:value-type="float" office:value="0.0164752" calcext:value-type="float">
            <text:p>0,0164752</text:p>
          </table:table-cell>
          <table:table-cell office:value-type="float" office:value="0.0847012" calcext:value-type="float">
            <text:p>0,0847012</text:p>
          </table:table-cell>
          <table:table-cell office:value-type="float" office:value="-0.00265635" calcext:value-type="float">
            <text:p>-0,00265635</text:p>
          </table:table-cell>
          <table:table-cell office:value-type="float" office:value="0.0282282" calcext:value-type="float">
            <text:p>0,0282282</text:p>
          </table:table-cell>
          <table:table-cell office:value-type="float" office:value="-0.0078952" calcext:value-type="float">
            <text:p>-0,0078952</text:p>
          </table:table-cell>
          <table:table-cell office:value-type="float" office:value="0.0317732" calcext:value-type="float">
            <text:p>0,0317732</text:p>
          </table:table-cell>
          <table:table-cell office:value-type="float" office:value="0.0442198" calcext:value-type="float">
            <text:p>0,0442198</text:p>
          </table:table-cell>
          <table:table-cell office:value-type="float" office:value="0.0510531" calcext:value-type="float">
            <text:p>0,0510531</text:p>
          </table:table-cell>
          <table:table-cell office:value-type="float" office:value="-0.00204273" calcext:value-type="float">
            <text:p>-0,00204273</text:p>
          </table:table-cell>
          <table:table-cell office:value-type="float" office:value="0.0200878" calcext:value-type="float">
            <text:p>0,0200878</text:p>
          </table:table-cell>
          <table:table-cell office:value-type="float" office:value="-2.2201" calcext:value-type="float">
            <text:p>-2,2201</text:p>
          </table:table-cell>
          <table:table-cell office:value-type="float" office:value="-0.0190931" calcext:value-type="float">
            <text:p>-0,0190931</text:p>
          </table:table-cell>
          <table:table-cell office:value-type="float" office:value="-1.58094" calcext:value-type="float">
            <text:p>-1,580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989" calcext:value-type="float">
            <text:p>565,989</text:p>
          </table:table-cell>
          <table:table-cell office:value-type="float" office:value="568.727" calcext:value-type="float">
            <text:p>568,727</text:p>
          </table:table-cell>
          <table:table-cell office:value-type="float" office:value="343.129" calcext:value-type="float">
            <text:p>343,129</text:p>
          </table:table-cell>
          <table:table-cell office:value-type="float" office:value="178.407" calcext:value-type="float">
            <text:p>178,407</text:p>
          </table:table-cell>
          <table:table-cell office:value-type="float" office:value="0.200128" calcext:value-type="float">
            <text:p>0,200128</text:p>
          </table:table-cell>
          <table:table-cell office:value-type="float" office:value="-1.17918" calcext:value-type="float">
            <text:p>-1,17918</text:p>
          </table:table-cell>
          <table:table-cell office:value-type="float" office:value="-0.0117563" calcext:value-type="float">
            <text:p>-0,0117563</text:p>
          </table:table-cell>
          <table:table-cell office:value-type="float" office:value="-0.000668311" calcext:value-type="float">
            <text:p>-0,000668311</text:p>
          </table:table-cell>
          <table:table-cell office:value-type="float" office:value="1.91767" calcext:value-type="float">
            <text:p>1,917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429166" calcext:value-type="float">
            <text:p>-0,00429166</text:p>
          </table:table-cell>
          <table:table-cell office:value-type="float" office:value="0.0114359" calcext:value-type="float">
            <text:p>0,0114359</text:p>
          </table:table-cell>
          <table:table-cell office:value-type="float" office:value="0.0375045" calcext:value-type="float">
            <text:p>0,0375045</text:p>
          </table:table-cell>
          <table:table-cell office:value-type="float" office:value="0.0285523" calcext:value-type="float">
            <text:p>0,0285523</text:p>
          </table:table-cell>
          <table:table-cell office:value-type="float" office:value="0.0501042" calcext:value-type="float">
            <text:p>0,0501042</text:p>
          </table:table-cell>
          <table:table-cell office:value-type="float" office:value="-0.0215482" calcext:value-type="float">
            <text:p>-0,0215482</text:p>
          </table:table-cell>
          <table:table-cell office:value-type="float" office:value="-0.017665" calcext:value-type="float">
            <text:p>-0,017665</text:p>
          </table:table-cell>
          <table:table-cell office:value-type="float" office:value="0.0187566" calcext:value-type="float">
            <text:p>0,0187566</text:p>
          </table:table-cell>
          <table:table-cell office:value-type="float" office:value="-0.00899919" calcext:value-type="float">
            <text:p>-0,00899919</text:p>
          </table:table-cell>
          <table:table-cell office:value-type="float" office:value="0.00725506" calcext:value-type="float">
            <text:p>0,00725506</text:p>
          </table:table-cell>
          <table:table-cell office:value-type="float" office:value="0.0129699" calcext:value-type="float">
            <text:p>0,0129699</text:p>
          </table:table-cell>
          <table:table-cell office:value-type="float" office:value="0.0973218" calcext:value-type="float">
            <text:p>0,0973218</text:p>
          </table:table-cell>
          <table:table-cell office:value-type="float" office:value="-0.0189203" calcext:value-type="float">
            <text:p>-0,0189203</text:p>
          </table:table-cell>
          <table:table-cell office:value-type="float" office:value="0.0114217" calcext:value-type="float">
            <text:p>0,0114217</text:p>
          </table:table-cell>
          <table:table-cell office:value-type="float" office:value="0.0409957" calcext:value-type="float">
            <text:p>0,0409957</text:p>
          </table:table-cell>
          <table:table-cell office:value-type="float" office:value="0.0248806" calcext:value-type="float">
            <text:p>0,0248806</text:p>
          </table:table-cell>
          <table:table-cell office:value-type="float" office:value="0.0187566" calcext:value-type="float">
            <text:p>0,0187566</text:p>
          </table:table-cell>
          <table:table-cell office:value-type="float" office:value="-0.0817371" calcext:value-type="float">
            <text:p>-0,0817371</text:p>
          </table:table-cell>
          <table:table-cell office:value-type="float" office:value="-0.00972942" calcext:value-type="float">
            <text:p>-0,00972942</text:p>
          </table:table-cell>
          <table:table-cell office:value-type="float" office:value="-0.0149335" calcext:value-type="float">
            <text:p>-0,0149335</text:p>
          </table:table-cell>
          <table:table-cell office:value-type="float" office:value="0.0255944" calcext:value-type="float">
            <text:p>0,0255944</text:p>
          </table:table-cell>
          <table:table-cell office:value-type="float" office:value="-0.0302636" calcext:value-type="float">
            <text:p>-0,0302636</text:p>
          </table:table-cell>
          <table:table-cell office:value-type="float" office:value="0.0030061" calcext:value-type="float">
            <text:p>0,0030061</text:p>
          </table:table-cell>
          <table:table-cell office:value-type="float" office:value="0.0290031" calcext:value-type="float">
            <text:p>0,0290031</text:p>
          </table:table-cell>
          <table:table-cell office:value-type="float" office:value="-0.0590444" calcext:value-type="float">
            <text:p>-0,0590444</text:p>
          </table:table-cell>
          <table:table-cell office:value-type="float" office:value="0.0157763" calcext:value-type="float">
            <text:p>0,0157763</text:p>
          </table:table-cell>
          <table:table-cell office:value-type="float" office:value="0.0703569" calcext:value-type="float">
            <text:p>0,0703569</text:p>
          </table:table-cell>
          <table:table-cell office:value-type="float" office:value="0.000773683" calcext:value-type="float">
            <text:p>0,000773683</text:p>
          </table:table-cell>
          <table:table-cell office:value-type="float" office:value="0.0267158" calcext:value-type="float">
            <text:p>0,0267158</text:p>
          </table:table-cell>
          <table:table-cell office:value-type="float" office:value="0.0140255" calcext:value-type="float">
            <text:p>0,0140255</text:p>
          </table:table-cell>
          <table:table-cell office:value-type="float" office:value="0.0180799" calcext:value-type="float">
            <text:p>0,0180799</text:p>
          </table:table-cell>
          <table:table-cell office:value-type="float" office:value="-0.0196749" calcext:value-type="float">
            <text:p>-0,0196749</text:p>
          </table:table-cell>
          <table:table-cell office:value-type="float" office:value="0.0218125" calcext:value-type="float">
            <text:p>0,0218125</text:p>
          </table:table-cell>
          <table:table-cell office:value-type="float" office:value="0.029102" calcext:value-type="float">
            <text:p>0,029102</text:p>
          </table:table-cell>
          <table:table-cell office:value-type="float" office:value="-0.00143183" calcext:value-type="float">
            <text:p>-0,00143183</text:p>
          </table:table-cell>
          <table:table-cell office:value-type="float" office:value="-0.0114353" calcext:value-type="float">
            <text:p>-0,0114353</text:p>
          </table:table-cell>
          <table:table-cell office:value-type="float" office:value="-0.0600269" calcext:value-type="float">
            <text:p>-0,0600269</text:p>
          </table:table-cell>
          <table:table-cell office:value-type="float" office:value="0.00971502" calcext:value-type="float">
            <text:p>0,00971502</text:p>
          </table:table-cell>
          <table:table-cell office:value-type="float" office:value="0.0846504" calcext:value-type="float">
            <text:p>0,0846504</text:p>
          </table:table-cell>
          <table:table-cell office:value-type="float" office:value="-0.00254911" calcext:value-type="float">
            <text:p>-0,00254911</text:p>
          </table:table-cell>
          <table:table-cell office:value-type="float" office:value="0.0282071" calcext:value-type="float">
            <text:p>0,0282071</text:p>
          </table:table-cell>
          <table:table-cell office:value-type="float" office:value="-0.029527" calcext:value-type="float">
            <text:p>-0,029527</text:p>
          </table:table-cell>
          <table:table-cell office:value-type="float" office:value="0.0657099" calcext:value-type="float">
            <text:p>0,0657099</text:p>
          </table:table-cell>
          <table:table-cell office:value-type="float" office:value="0.0668857" calcext:value-type="float">
            <text:p>0,0668857</text:p>
          </table:table-cell>
          <table:table-cell office:value-type="float" office:value="0.0502481" calcext:value-type="float">
            <text:p>0,0502481</text:p>
          </table:table-cell>
          <table:table-cell office:value-type="float" office:value="-0.00203433" calcext:value-type="float">
            <text:p>-0,00203433</text:p>
          </table:table-cell>
          <table:table-cell office:value-type="float" office:value="0.0221441" calcext:value-type="float">
            <text:p>0,0221441</text:p>
          </table:table-cell>
          <table:table-cell office:value-type="float" office:value="-2.17748" calcext:value-type="float">
            <text:p>-2,17748</text:p>
          </table:table-cell>
          <table:table-cell office:value-type="float" office:value="-0.0215099" calcext:value-type="float">
            <text:p>-0,0215099</text:p>
          </table:table-cell>
          <table:table-cell office:value-type="float" office:value="-1.58488" calcext:value-type="float">
            <text:p>-1,584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658" calcext:value-type="float">
            <text:p>565,658</text:p>
          </table:table-cell>
          <table:table-cell office:value-type="float" office:value="569.005" calcext:value-type="float">
            <text:p>569,005</text:p>
          </table:table-cell>
          <table:table-cell office:value-type="float" office:value="345.615" calcext:value-type="float">
            <text:p>345,615</text:p>
          </table:table-cell>
          <table:table-cell office:value-type="float" office:value="177.12" calcext:value-type="float">
            <text:p>177,12</text:p>
          </table:table-cell>
          <table:table-cell office:value-type="float" office:value="0.220151" calcext:value-type="float">
            <text:p>0,220151</text:p>
          </table:table-cell>
          <table:table-cell office:value-type="float" office:value="-1.30632" calcext:value-type="float">
            <text:p>-1,30632</text:p>
          </table:table-cell>
          <table:table-cell office:value-type="float" office:value="-0.0137657" calcext:value-type="float">
            <text:p>-0,0137657</text:p>
          </table:table-cell>
          <table:table-cell office:value-type="float" office:value="0.000759456" calcext:value-type="float">
            <text:p>0,000759456</text:p>
          </table:table-cell>
          <table:table-cell office:value-type="float" office:value="2.20518" calcext:value-type="float">
            <text:p>2,205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12519" calcext:value-type="float">
            <text:p>0,0412519</text:p>
          </table:table-cell>
          <table:table-cell office:value-type="float" office:value="0.0112381" calcext:value-type="float">
            <text:p>0,0112381</text:p>
          </table:table-cell>
          <table:table-cell office:value-type="float" office:value="0.0369669" calcext:value-type="float">
            <text:p>0,0369669</text:p>
          </table:table-cell>
          <table:table-cell office:value-type="float" office:value="0.0285322" calcext:value-type="float">
            <text:p>0,0285322</text:p>
          </table:table-cell>
          <table:table-cell office:value-type="float" office:value="0.0499115" calcext:value-type="float">
            <text:p>0,0499115</text:p>
          </table:table-cell>
          <table:table-cell office:value-type="float" office:value="-0.021383" calcext:value-type="float">
            <text:p>-0,021383</text:p>
          </table:table-cell>
          <table:table-cell office:value-type="float" office:value="-0.0174311" calcext:value-type="float">
            <text:p>-0,0174311</text:p>
          </table:table-cell>
          <table:table-cell office:value-type="float" office:value="0.0186907" calcext:value-type="float">
            <text:p>0,0186907</text:p>
          </table:table-cell>
          <table:table-cell office:value-type="float" office:value="-0.00849013" calcext:value-type="float">
            <text:p>-0,00849013</text:p>
          </table:table-cell>
          <table:table-cell office:value-type="float" office:value="0.00737742" calcext:value-type="float">
            <text:p>0,00737742</text:p>
          </table:table-cell>
          <table:table-cell office:value-type="float" office:value="0.0132066" calcext:value-type="float">
            <text:p>0,0132066</text:p>
          </table:table-cell>
          <table:table-cell office:value-type="float" office:value="0.0985338" calcext:value-type="float">
            <text:p>0,0985338</text:p>
          </table:table-cell>
          <table:table-cell office:value-type="float" office:value="-0.0189759" calcext:value-type="float">
            <text:p>-0,0189759</text:p>
          </table:table-cell>
          <table:table-cell office:value-type="float" office:value="0.0112351" calcext:value-type="float">
            <text:p>0,0112351</text:p>
          </table:table-cell>
          <table:table-cell office:value-type="float" office:value="0.0413563" calcext:value-type="float">
            <text:p>0,0413563</text:p>
          </table:table-cell>
          <table:table-cell office:value-type="float" office:value="0.0250022" calcext:value-type="float">
            <text:p>0,0250022</text:p>
          </table:table-cell>
          <table:table-cell office:value-type="float" office:value="0.0186907" calcext:value-type="float">
            <text:p>0,0186907</text:p>
          </table:table-cell>
          <table:table-cell office:value-type="float" office:value="-0.0832501" calcext:value-type="float">
            <text:p>-0,0832501</text:p>
          </table:table-cell>
          <table:table-cell office:value-type="float" office:value="-0.00991344" calcext:value-type="float">
            <text:p>-0,00991344</text:p>
          </table:table-cell>
          <table:table-cell office:value-type="float" office:value="-0.0147684" calcext:value-type="float">
            <text:p>-0,0147684</text:p>
          </table:table-cell>
          <table:table-cell office:value-type="float" office:value="0.0256052" calcext:value-type="float">
            <text:p>0,0256052</text:p>
          </table:table-cell>
          <table:table-cell office:value-type="float" office:value="-0.0302888" calcext:value-type="float">
            <text:p>-0,0302888</text:p>
          </table:table-cell>
          <table:table-cell office:value-type="float" office:value="0.00299163" calcext:value-type="float">
            <text:p>0,00299163</text:p>
          </table:table-cell>
          <table:table-cell office:value-type="float" office:value="0.0738875" calcext:value-type="float">
            <text:p>0,0738875</text:p>
          </table:table-cell>
          <table:table-cell office:value-type="float" office:value="-0.0534921" calcext:value-type="float">
            <text:p>-0,0534921</text:p>
          </table:table-cell>
          <table:table-cell office:value-type="float" office:value="0.0277027" calcext:value-type="float">
            <text:p>0,0277027</text:p>
          </table:table-cell>
          <table:table-cell office:value-type="float" office:value="0.0704467" calcext:value-type="float">
            <text:p>0,0704467</text:p>
          </table:table-cell>
          <table:table-cell office:value-type="float" office:value="0.000789225" calcext:value-type="float">
            <text:p>0,000789225</text:p>
          </table:table-cell>
          <table:table-cell office:value-type="float" office:value="0.0267431" calcext:value-type="float">
            <text:p>0,0267431</text:p>
          </table:table-cell>
          <table:table-cell office:value-type="float" office:value="0.015265" calcext:value-type="float">
            <text:p>0,015265</text:p>
          </table:table-cell>
          <table:table-cell office:value-type="float" office:value="0.00040433" calcext:value-type="float">
            <text:p>0,00040433</text:p>
          </table:table-cell>
          <table:table-cell office:value-type="float" office:value="-0.0058293" calcext:value-type="float">
            <text:p>-0,0058293</text:p>
          </table:table-cell>
          <table:table-cell office:value-type="float" office:value="0.021826" calcext:value-type="float">
            <text:p>0,021826</text:p>
          </table:table-cell>
          <table:table-cell office:value-type="float" office:value="0.0291077" calcext:value-type="float">
            <text:p>0,0291077</text:p>
          </table:table-cell>
          <table:table-cell office:value-type="float" office:value="-0.00142438" calcext:value-type="float">
            <text:p>-0,00142438</text:p>
          </table:table-cell>
          <table:table-cell office:value-type="float" office:value="-0.0301259" calcext:value-type="float">
            <text:p>-0,0301259</text:p>
          </table:table-cell>
          <table:table-cell office:value-type="float" office:value="-0.0378657" calcext:value-type="float">
            <text:p>-0,0378657</text:p>
          </table:table-cell>
          <table:table-cell office:value-type="float" office:value="0.0190567" calcext:value-type="float">
            <text:p>0,0190567</text:p>
          </table:table-cell>
          <table:table-cell office:value-type="float" office:value="0.0845546" calcext:value-type="float">
            <text:p>0,0845546</text:p>
          </table:table-cell>
          <table:table-cell office:value-type="float" office:value="-0.00254785" calcext:value-type="float">
            <text:p>-0,00254785</text:p>
          </table:table-cell>
          <table:table-cell office:value-type="float" office:value="0.028141" calcext:value-type="float">
            <text:p>0,028141</text:p>
          </table:table-cell>
          <table:table-cell office:value-type="float" office:value="-0.0145569" calcext:value-type="float">
            <text:p>-0,0145569</text:p>
          </table:table-cell>
          <table:table-cell office:value-type="float" office:value="0.0757514" calcext:value-type="float">
            <text:p>0,0757514</text:p>
          </table:table-cell>
          <table:table-cell office:value-type="float" office:value="0.105033" calcext:value-type="float">
            <text:p>0,105033</text:p>
          </table:table-cell>
          <table:table-cell office:value-type="float" office:value="0.0491916" calcext:value-type="float">
            <text:p>0,0491916</text:p>
          </table:table-cell>
          <table:table-cell office:value-type="float" office:value="-0.00202521" calcext:value-type="float">
            <text:p>-0,00202521</text:p>
          </table:table-cell>
          <table:table-cell office:value-type="float" office:value="0.024434" calcext:value-type="float">
            <text:p>0,024434</text:p>
          </table:table-cell>
          <table:table-cell office:value-type="float" office:value="-2.12806" calcext:value-type="float">
            <text:p>-2,12806</text:p>
          </table:table-cell>
          <table:table-cell office:value-type="float" office:value="-0.0261785" calcext:value-type="float">
            <text:p>-0,0261785</text:p>
          </table:table-cell>
          <table:table-cell office:value-type="float" office:value="-1.59244" calcext:value-type="float">
            <text:p>-1,592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407" calcext:value-type="float">
            <text:p>565,407</text:p>
          </table:table-cell>
          <table:table-cell office:value-type="float" office:value="569.258" calcext:value-type="float">
            <text:p>569,258</text:p>
          </table:table-cell>
          <table:table-cell office:value-type="float" office:value="350.608" calcext:value-type="float">
            <text:p>350,608</text:p>
          </table:table-cell>
          <table:table-cell office:value-type="float" office:value="175.005" calcext:value-type="float">
            <text:p>175,005</text:p>
          </table:table-cell>
          <table:table-cell office:value-type="float" office:value="0.225128" calcext:value-type="float">
            <text:p>0,225128</text:p>
          </table:table-cell>
          <table:table-cell office:value-type="float" office:value="-1.30339" calcext:value-type="float">
            <text:p>-1,30339</text:p>
          </table:table-cell>
          <table:table-cell office:value-type="float" office:value="-0.0155437" calcext:value-type="float">
            <text:p>-0,0155437</text:p>
          </table:table-cell>
          <table:table-cell office:value-type="float" office:value="0.00327646" calcext:value-type="float">
            <text:p>0,00327646</text:p>
          </table:table-cell>
          <table:table-cell office:value-type="float" office:value="2.1649" calcext:value-type="float">
            <text:p>2,16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89312" calcext:value-type="float">
            <text:p>0,0489312</text:p>
          </table:table-cell>
          <table:table-cell office:value-type="float" office:value="0.0111517" calcext:value-type="float">
            <text:p>0,0111517</text:p>
          </table:table-cell>
          <table:table-cell office:value-type="float" office:value="0.0366012" calcext:value-type="float">
            <text:p>0,0366012</text:p>
          </table:table-cell>
          <table:table-cell office:value-type="float" office:value="0.0285276" calcext:value-type="float">
            <text:p>0,0285276</text:p>
          </table:table-cell>
          <table:table-cell office:value-type="float" office:value="0.0497906" calcext:value-type="float">
            <text:p>0,0497906</text:p>
          </table:table-cell>
          <table:table-cell office:value-type="float" office:value="-0.0212709" calcext:value-type="float">
            <text:p>-0,0212709</text:p>
          </table:table-cell>
          <table:table-cell office:value-type="float" office:value="-0.0172852" calcext:value-type="float">
            <text:p>-0,0172852</text:p>
          </table:table-cell>
          <table:table-cell office:value-type="float" office:value="0.0186346" calcext:value-type="float">
            <text:p>0,0186346</text:p>
          </table:table-cell>
          <table:table-cell office:value-type="float" office:value="-0.00816203" calcext:value-type="float">
            <text:p>-0,00816203</text:p>
          </table:table-cell>
          <table:table-cell office:value-type="float" office:value="0.00746876" calcext:value-type="float">
            <text:p>0,00746876</text:p>
          </table:table-cell>
          <table:table-cell office:value-type="float" office:value="0.0133693" calcext:value-type="float">
            <text:p>0,0133693</text:p>
          </table:table-cell>
          <table:table-cell office:value-type="float" office:value="0.0989482" calcext:value-type="float">
            <text:p>0,0989482</text:p>
          </table:table-cell>
          <table:table-cell office:value-type="float" office:value="-0.0189818" calcext:value-type="float">
            <text:p>-0,0189818</text:p>
          </table:table-cell>
          <table:table-cell office:value-type="float" office:value="0.0111041" calcext:value-type="float">
            <text:p>0,0111041</text:p>
          </table:table-cell>
          <table:table-cell office:value-type="float" office:value="0.0414642" calcext:value-type="float">
            <text:p>0,0414642</text:p>
          </table:table-cell>
          <table:table-cell office:value-type="float" office:value="0.0250937" calcext:value-type="float">
            <text:p>0,0250937</text:p>
          </table:table-cell>
          <table:table-cell office:value-type="float" office:value="0.0186346" calcext:value-type="float">
            <text:p>0,0186346</text:p>
          </table:table-cell>
          <table:table-cell office:value-type="float" office:value="-0.0838012" calcext:value-type="float">
            <text:p>-0,0838012</text:p>
          </table:table-cell>
          <table:table-cell office:value-type="float" office:value="-0.010005" calcext:value-type="float">
            <text:p>-0,010005</text:p>
          </table:table-cell>
          <table:table-cell office:value-type="float" office:value="-0.014671" calcext:value-type="float">
            <text:p>-0,014671</text:p>
          </table:table-cell>
          <table:table-cell office:value-type="float" office:value="0.0256084" calcext:value-type="float">
            <text:p>0,0256084</text:p>
          </table:table-cell>
          <table:table-cell office:value-type="float" office:value="-0.0302556" calcext:value-type="float">
            <text:p>-0,0302556</text:p>
          </table:table-cell>
          <table:table-cell office:value-type="float" office:value="0.00299171" calcext:value-type="float">
            <text:p>0,00299171</text:p>
          </table:table-cell>
          <table:table-cell office:value-type="float" office:value="0.0845341" calcext:value-type="float">
            <text:p>0,0845341</text:p>
          </table:table-cell>
          <table:table-cell office:value-type="float" office:value="-0.052056" calcext:value-type="float">
            <text:p>-0,052056</text:p>
          </table:table-cell>
          <table:table-cell office:value-type="float" office:value="0.0142681" calcext:value-type="float">
            <text:p>0,0142681</text:p>
          </table:table-cell>
          <table:table-cell office:value-type="float" office:value="0.0704918" calcext:value-type="float">
            <text:p>0,0704918</text:p>
          </table:table-cell>
          <table:table-cell office:value-type="float" office:value="0.000781298" calcext:value-type="float">
            <text:p>0,000781298</text:p>
          </table:table-cell>
          <table:table-cell office:value-type="float" office:value="0.026747" calcext:value-type="float">
            <text:p>0,026747</text:p>
          </table:table-cell>
          <table:table-cell office:value-type="float" office:value="0.0168221" calcext:value-type="float">
            <text:p>0,0168221</text:p>
          </table:table-cell>
          <table:table-cell office:value-type="float" office:value="0.0201776" calcext:value-type="float">
            <text:p>0,0201776</text:p>
          </table:table-cell>
          <table:table-cell office:value-type="float" office:value="-0.00160401" calcext:value-type="float">
            <text:p>-0,00160401</text:p>
          </table:table-cell>
          <table:table-cell office:value-type="float" office:value="0.0218227" calcext:value-type="float">
            <text:p>0,0218227</text:p>
          </table:table-cell>
          <table:table-cell office:value-type="float" office:value="0.0291019" calcext:value-type="float">
            <text:p>0,0291019</text:p>
          </table:table-cell>
          <table:table-cell office:value-type="float" office:value="-0.00140349" calcext:value-type="float">
            <text:p>-0,00140349</text:p>
          </table:table-cell>
          <table:table-cell office:value-type="float" office:value="-0.0447957" calcext:value-type="float">
            <text:p>-0,0447957</text:p>
          </table:table-cell>
          <table:table-cell office:value-type="float" office:value="-0.0592539" calcext:value-type="float">
            <text:p>-0,0592539</text:p>
          </table:table-cell>
          <table:table-cell office:value-type="float" office:value="0.0450482" calcext:value-type="float">
            <text:p>0,0450482</text:p>
          </table:table-cell>
          <table:table-cell office:value-type="float" office:value="0.0844661" calcext:value-type="float">
            <text:p>0,0844661</text:p>
          </table:table-cell>
          <table:table-cell office:value-type="float" office:value="-0.00250945" calcext:value-type="float">
            <text:p>-0,00250945</text:p>
          </table:table-cell>
          <table:table-cell office:value-type="float" office:value="0.0281501" calcext:value-type="float">
            <text:p>0,0281501</text:p>
          </table:table-cell>
          <table:table-cell office:value-type="float" office:value="-0.0286189" calcext:value-type="float">
            <text:p>-0,0286189</text:p>
          </table:table-cell>
          <table:table-cell office:value-type="float" office:value="0.0751537" calcext:value-type="float">
            <text:p>0,0751537</text:p>
          </table:table-cell>
          <table:table-cell office:value-type="float" office:value="0.0958586" calcext:value-type="float">
            <text:p>0,0958586</text:p>
          </table:table-cell>
          <table:table-cell office:value-type="float" office:value="0.0489543" calcext:value-type="float">
            <text:p>0,0489543</text:p>
          </table:table-cell>
          <table:table-cell office:value-type="float" office:value="-0.00202251" calcext:value-type="float">
            <text:p>-0,00202251</text:p>
          </table:table-cell>
          <table:table-cell office:value-type="float" office:value="0.0247882" calcext:value-type="float">
            <text:p>0,0247882</text:p>
          </table:table-cell>
          <table:table-cell office:value-type="float" office:value="-2.11856" calcext:value-type="float">
            <text:p>-2,11856</text:p>
          </table:table-cell>
          <table:table-cell office:value-type="float" office:value="-0.0279907" calcext:value-type="float">
            <text:p>-0,0279907</text:p>
          </table:table-cell>
          <table:table-cell office:value-type="float" office:value="-1.59557" calcext:value-type="float">
            <text:p>-1,595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339" calcext:value-type="float">
            <text:p>565,339</text:p>
          </table:table-cell>
          <table:table-cell office:value-type="float" office:value="569.524" calcext:value-type="float">
            <text:p>569,524</text:p>
          </table:table-cell>
          <table:table-cell office:value-type="float" office:value="352.686" calcext:value-type="float">
            <text:p>352,686</text:p>
          </table:table-cell>
          <table:table-cell office:value-type="float" office:value="174.008" calcext:value-type="float">
            <text:p>174,008</text:p>
          </table:table-cell>
          <table:table-cell office:value-type="float" office:value="0.231225" calcext:value-type="float">
            <text:p>0,231225</text:p>
          </table:table-cell>
          <table:table-cell office:value-type="float" office:value="-1.33412" calcext:value-type="float">
            <text:p>-1,33412</text:p>
          </table:table-cell>
          <table:table-cell office:value-type="float" office:value="-0.0167555" calcext:value-type="float">
            <text:p>-0,0167555</text:p>
          </table:table-cell>
          <table:table-cell office:value-type="float" office:value="0.00440023" calcext:value-type="float">
            <text:p>0,00440023</text:p>
          </table:table-cell>
          <table:table-cell office:value-type="float" office:value="2.23321" calcext:value-type="float">
            <text:p>2,233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73278" calcext:value-type="float">
            <text:p>0,0373278</text:p>
          </table:table-cell>
          <table:table-cell office:value-type="float" office:value="0.0111094" calcext:value-type="float">
            <text:p>0,0111094</text:p>
          </table:table-cell>
          <table:table-cell office:value-type="float" office:value="0.0364542" calcext:value-type="float">
            <text:p>0,0364542</text:p>
          </table:table-cell>
          <table:table-cell office:value-type="float" office:value="0.0285178" calcext:value-type="float">
            <text:p>0,0285178</text:p>
          </table:table-cell>
          <table:table-cell office:value-type="float" office:value="0.0497643" calcext:value-type="float">
            <text:p>0,0497643</text:p>
          </table:table-cell>
          <table:table-cell office:value-type="float" office:value="-0.0212367" calcext:value-type="float">
            <text:p>-0,0212367</text:p>
          </table:table-cell>
          <table:table-cell office:value-type="float" office:value="-0.0172173" calcext:value-type="float">
            <text:p>-0,0172173</text:p>
          </table:table-cell>
          <table:table-cell office:value-type="float" office:value="0.0186001" calcext:value-type="float">
            <text:p>0,0186001</text:p>
          </table:table-cell>
          <table:table-cell office:value-type="float" office:value="-0.00799203" calcext:value-type="float">
            <text:p>-0,00799203</text:p>
          </table:table-cell>
          <table:table-cell office:value-type="float" office:value="0.00749171" calcext:value-type="float">
            <text:p>0,00749171</text:p>
          </table:table-cell>
          <table:table-cell office:value-type="float" office:value="0.0134248" calcext:value-type="float">
            <text:p>0,0134248</text:p>
          </table:table-cell>
          <table:table-cell office:value-type="float" office:value="0.0991105" calcext:value-type="float">
            <text:p>0,0991105</text:p>
          </table:table-cell>
          <table:table-cell office:value-type="float" office:value="-0.0189767" calcext:value-type="float">
            <text:p>-0,0189767</text:p>
          </table:table-cell>
          <table:table-cell office:value-type="float" office:value="0.0110476" calcext:value-type="float">
            <text:p>0,0110476</text:p>
          </table:table-cell>
          <table:table-cell office:value-type="float" office:value="0.0415154" calcext:value-type="float">
            <text:p>0,0415154</text:p>
          </table:table-cell>
          <table:table-cell office:value-type="float" office:value="0.0251256" calcext:value-type="float">
            <text:p>0,0251256</text:p>
          </table:table-cell>
          <table:table-cell office:value-type="float" office:value="0.0186001" calcext:value-type="float">
            <text:p>0,0186001</text:p>
          </table:table-cell>
          <table:table-cell office:value-type="float" office:value="-0.0840388" calcext:value-type="float">
            <text:p>-0,0840388</text:p>
          </table:table-cell>
          <table:table-cell office:value-type="float" office:value="-0.0100488" calcext:value-type="float">
            <text:p>-0,0100488</text:p>
          </table:table-cell>
          <table:table-cell office:value-type="float" office:value="-0.0146292" calcext:value-type="float">
            <text:p>-0,0146292</text:p>
          </table:table-cell>
          <table:table-cell office:value-type="float" office:value="0.0256082" calcext:value-type="float">
            <text:p>0,0256082</text:p>
          </table:table-cell>
          <table:table-cell office:value-type="float" office:value="-0.0302523" calcext:value-type="float">
            <text:p>-0,0302523</text:p>
          </table:table-cell>
          <table:table-cell office:value-type="float" office:value="0.00298806" calcext:value-type="float">
            <text:p>0,00298806</text:p>
          </table:table-cell>
          <table:table-cell office:value-type="float" office:value="0.0772998" calcext:value-type="float">
            <text:p>0,0772998</text:p>
          </table:table-cell>
          <table:table-cell office:value-type="float" office:value="-0.0500546" calcext:value-type="float">
            <text:p>-0,0500546</text:p>
          </table:table-cell>
          <table:table-cell office:value-type="float" office:value="0.0064453" calcext:value-type="float">
            <text:p>0,0064453</text:p>
          </table:table-cell>
          <table:table-cell office:value-type="float" office:value="0.0704991" calcext:value-type="float">
            <text:p>0,0704991</text:p>
          </table:table-cell>
          <table:table-cell office:value-type="float" office:value="0.00078006" calcext:value-type="float">
            <text:p>0,00078006</text:p>
          </table:table-cell>
          <table:table-cell office:value-type="float" office:value="0.0267443" calcext:value-type="float">
            <text:p>0,0267443</text:p>
          </table:table-cell>
          <table:table-cell office:value-type="float" office:value="0.0185782" calcext:value-type="float">
            <text:p>0,0185782</text:p>
          </table:table-cell>
          <table:table-cell office:value-type="float" office:value="0.0190488" calcext:value-type="float">
            <text:p>0,0190488</text:p>
          </table:table-cell>
          <table:table-cell office:value-type="float" office:value="-0.00175602" calcext:value-type="float">
            <text:p>-0,00175602</text:p>
          </table:table-cell>
          <table:table-cell office:value-type="float" office:value="0.0218157" calcext:value-type="float">
            <text:p>0,0218157</text:p>
          </table:table-cell>
          <table:table-cell office:value-type="float" office:value="0.0290925" calcext:value-type="float">
            <text:p>0,0290925</text:p>
          </table:table-cell>
          <table:table-cell office:value-type="float" office:value="-0.00141108" calcext:value-type="float">
            <text:p>-0,00141108</text:p>
          </table:table-cell>
          <table:table-cell office:value-type="float" office:value="-0.047704" calcext:value-type="float">
            <text:p>-0,047704</text:p>
          </table:table-cell>
          <table:table-cell office:value-type="float" office:value="-0.0565026" calcext:value-type="float">
            <text:p>-0,0565026</text:p>
          </table:table-cell>
          <table:table-cell office:value-type="float" office:value="0.0495761" calcext:value-type="float">
            <text:p>0,0495761</text:p>
          </table:table-cell>
          <table:table-cell office:value-type="float" office:value="0.0844622" calcext:value-type="float">
            <text:p>0,0844622</text:p>
          </table:table-cell>
          <table:table-cell office:value-type="float" office:value="-0.00250997" calcext:value-type="float">
            <text:p>-0,00250997</text:p>
          </table:table-cell>
          <table:table-cell office:value-type="float" office:value="0.0281405" calcext:value-type="float">
            <text:p>0,0281405</text:p>
          </table:table-cell>
          <table:table-cell office:value-type="float" office:value="-0.00270929" calcext:value-type="float">
            <text:p>-0,00270929</text:p>
          </table:table-cell>
          <table:table-cell office:value-type="float" office:value="0.0805876" calcext:value-type="float">
            <text:p>0,0805876</text:p>
          </table:table-cell>
          <table:table-cell office:value-type="float" office:value="0.116882" calcext:value-type="float">
            <text:p>0,116882</text:p>
          </table:table-cell>
          <table:table-cell office:value-type="float" office:value="0.0492439" calcext:value-type="float">
            <text:p>0,0492439</text:p>
          </table:table-cell>
          <table:table-cell office:value-type="float" office:value="-0.00202127" calcext:value-type="float">
            <text:p>-0,00202127</text:p>
          </table:table-cell>
          <table:table-cell office:value-type="float" office:value="0.0242177" calcext:value-type="float">
            <text:p>0,0242177</text:p>
          </table:table-cell>
          <table:table-cell office:value-type="float" office:value="-2.12942" calcext:value-type="float">
            <text:p>-2,12942</text:p>
          </table:table-cell>
          <table:table-cell office:value-type="float" office:value="-0.0291307" calcext:value-type="float">
            <text:p>-0,0291307</text:p>
          </table:table-cell>
          <table:table-cell office:value-type="float" office:value="-1.5964" calcext:value-type="float">
            <text:p>-1,59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337" calcext:value-type="float">
            <text:p>565,337</text:p>
          </table:table-cell>
          <table:table-cell office:value-type="float" office:value="569.652" calcext:value-type="float">
            <text:p>569,652</text:p>
          </table:table-cell>
          <table:table-cell office:value-type="float" office:value="353.531" calcext:value-type="float">
            <text:p>353,531</text:p>
          </table:table-cell>
          <table:table-cell office:value-type="float" office:value="173.612" calcext:value-type="float">
            <text:p>173,612</text:p>
          </table:table-cell>
          <table:table-cell office:value-type="float" office:value="0.23161" calcext:value-type="float">
            <text:p>0,23161</text:p>
          </table:table-cell>
          <table:table-cell office:value-type="float" office:value="-1.33211" calcext:value-type="float">
            <text:p>-1,33211</text:p>
          </table:table-cell>
          <table:table-cell office:value-type="float" office:value="-0.017203" calcext:value-type="float">
            <text:p>-0,017203</text:p>
          </table:table-cell>
          <table:table-cell office:value-type="float" office:value="0.00486436" calcext:value-type="float">
            <text:p>0,00486436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81301" calcext:value-type="float">
            <text:p>0,0181301</text:p>
          </table:table-cell>
          <table:table-cell office:value-type="float" office:value="0.0110611" calcext:value-type="float">
            <text:p>0,0110611</text:p>
          </table:table-cell>
          <table:table-cell office:value-type="float" office:value="0.0363187" calcext:value-type="float">
            <text:p>0,0363187</text:p>
          </table:table-cell>
          <table:table-cell office:value-type="float" office:value="0.0285196" calcext:value-type="float">
            <text:p>0,0285196</text:p>
          </table:table-cell>
          <table:table-cell office:value-type="float" office:value="0.049731" calcext:value-type="float">
            <text:p>0,049731</text:p>
          </table:table-cell>
          <table:table-cell office:value-type="float" office:value="-0.0212013" calcext:value-type="float">
            <text:p>-0,0212013</text:p>
          </table:table-cell>
          <table:table-cell office:value-type="float" office:value="-0.0171607" calcext:value-type="float">
            <text:p>-0,0171607</text:p>
          </table:table-cell>
          <table:table-cell office:value-type="float" office:value="0.0185869" calcext:value-type="float">
            <text:p>0,0185869</text:p>
          </table:table-cell>
          <table:table-cell office:value-type="float" office:value="-0.00786596" calcext:value-type="float">
            <text:p>-0,00786596</text:p>
          </table:table-cell>
          <table:table-cell office:value-type="float" office:value="0.0075175" calcext:value-type="float">
            <text:p>0,0075175</text:p>
          </table:table-cell>
          <table:table-cell office:value-type="float" office:value="0.0134743" calcext:value-type="float">
            <text:p>0,0134743</text:p>
          </table:table-cell>
          <table:table-cell office:value-type="float" office:value="0.0993495" calcext:value-type="float">
            <text:p>0,0993495</text:p>
          </table:table-cell>
          <table:table-cell office:value-type="float" office:value="-0.0189836" calcext:value-type="float">
            <text:p>-0,0189836</text:p>
          </table:table-cell>
          <table:table-cell office:value-type="float" office:value="0.0110136" calcext:value-type="float">
            <text:p>0,0110136</text:p>
          </table:table-cell>
          <table:table-cell office:value-type="float" office:value="0.0415777" calcext:value-type="float">
            <text:p>0,0415777</text:p>
          </table:table-cell>
          <table:table-cell office:value-type="float" office:value="0.025162" calcext:value-type="float">
            <text:p>0,025162</text:p>
          </table:table-cell>
          <table:table-cell office:value-type="float" office:value="0.0185869" calcext:value-type="float">
            <text:p>0,0185869</text:p>
          </table:table-cell>
          <table:table-cell office:value-type="float" office:value="-0.0843563" calcext:value-type="float">
            <text:p>-0,0843563</text:p>
          </table:table-cell>
          <table:table-cell office:value-type="float" office:value="-0.0100958" calcext:value-type="float">
            <text:p>-0,0100958</text:p>
          </table:table-cell>
          <table:table-cell office:value-type="float" office:value="-0.014599" calcext:value-type="float">
            <text:p>-0,014599</text:p>
          </table:table-cell>
          <table:table-cell office:value-type="float" office:value="0.0256103" calcext:value-type="float">
            <text:p>0,0256103</text:p>
          </table:table-cell>
          <table:table-cell office:value-type="float" office:value="-0.0302511" calcext:value-type="float">
            <text:p>-0,0302511</text:p>
          </table:table-cell>
          <table:table-cell office:value-type="float" office:value="0.00298777" calcext:value-type="float">
            <text:p>0,00298777</text:p>
          </table:table-cell>
          <table:table-cell office:value-type="float" office:value="0.0794826" calcext:value-type="float">
            <text:p>0,0794826</text:p>
          </table:table-cell>
          <table:table-cell office:value-type="float" office:value="-0.0430952" calcext:value-type="float">
            <text:p>-0,0430952</text:p>
          </table:table-cell>
          <table:table-cell office:value-type="float" office:value="0.00367145" calcext:value-type="float">
            <text:p>0,00367145</text:p>
          </table:table-cell>
          <table:table-cell office:value-type="float" office:value="0.0705164" calcext:value-type="float">
            <text:p>0,0705164</text:p>
          </table:table-cell>
          <table:table-cell office:value-type="float" office:value="0.000781374" calcext:value-type="float">
            <text:p>0,000781374</text:p>
          </table:table-cell>
          <table:table-cell office:value-type="float" office:value="0.026748" calcext:value-type="float">
            <text:p>0,026748</text:p>
          </table:table-cell>
          <table:table-cell office:value-type="float" office:value="0.0225331" calcext:value-type="float">
            <text:p>0,0225331</text:p>
          </table:table-cell>
          <table:table-cell office:value-type="float" office:value="0.0175702" calcext:value-type="float">
            <text:p>0,0175702</text:p>
          </table:table-cell>
          <table:table-cell office:value-type="float" office:value="0.000787623" calcext:value-type="float">
            <text:p>0,000787623</text:p>
          </table:table-cell>
          <table:table-cell office:value-type="float" office:value="0.0218153" calcext:value-type="float">
            <text:p>0,0218153</text:p>
          </table:table-cell>
          <table:table-cell office:value-type="float" office:value="0.0290932" calcext:value-type="float">
            <text:p>0,0290932</text:p>
          </table:table-cell>
          <table:table-cell office:value-type="float" office:value="-0.00141098" calcext:value-type="float">
            <text:p>-0,00141098</text:p>
          </table:table-cell>
          <table:table-cell office:value-type="float" office:value="-0.0589937" calcext:value-type="float">
            <text:p>-0,0589937</text:p>
          </table:table-cell>
          <table:table-cell office:value-type="float" office:value="-0.0558704" calcext:value-type="float">
            <text:p>-0,0558704</text:p>
          </table:table-cell>
          <table:table-cell office:value-type="float" office:value="0.0462526" calcext:value-type="float">
            <text:p>0,0462526</text:p>
          </table:table-cell>
          <table:table-cell office:value-type="float" office:value="0.0844376" calcext:value-type="float">
            <text:p>0,0844376</text:p>
          </table:table-cell>
          <table:table-cell office:value-type="float" office:value="-0.00249797" calcext:value-type="float">
            <text:p>-0,00249797</text:p>
          </table:table-cell>
          <table:table-cell office:value-type="float" office:value="0.0281519" calcext:value-type="float">
            <text:p>0,0281519</text:p>
          </table:table-cell>
          <table:table-cell office:value-type="float" office:value="-0.0169436" calcext:value-type="float">
            <text:p>-0,0169436</text:p>
          </table:table-cell>
          <table:table-cell office:value-type="float" office:value="0.0691209" calcext:value-type="float">
            <text:p>0,0691209</text:p>
          </table:table-cell>
          <table:table-cell office:value-type="float" office:value="0.115284" calcext:value-type="float">
            <text:p>0,115284</text:p>
          </table:table-cell>
          <table:table-cell office:value-type="float" office:value="0.0497024" calcext:value-type="float">
            <text:p>0,0497024</text:p>
          </table:table-cell>
          <table:table-cell office:value-type="float" office:value="-0.00202067" calcext:value-type="float">
            <text:p>-0,00202067</text:p>
          </table:table-cell>
          <table:table-cell office:value-type="float" office:value="0.0232765" calcext:value-type="float">
            <text:p>0,0232765</text:p>
          </table:table-cell>
          <table:table-cell office:value-type="float" office:value="-2.14773" calcext:value-type="float">
            <text:p>-2,14773</text:p>
          </table:table-cell>
          <table:table-cell office:value-type="float" office:value="-0.0307447" calcext:value-type="float">
            <text:p>-0,0307447</text:p>
          </table:table-cell>
          <table:table-cell office:value-type="float" office:value="-1.59723" calcext:value-type="float">
            <text:p>-1,597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367" calcext:value-type="float">
            <text:p>565,367</text:p>
          </table:table-cell>
          <table:table-cell office:value-type="float" office:value="569.769" calcext:value-type="float">
            <text:p>569,769</text:p>
          </table:table-cell>
          <table:table-cell office:value-type="float" office:value="354.594" calcext:value-type="float">
            <text:p>354,594</text:p>
          </table:table-cell>
          <table:table-cell office:value-type="float" office:value="173.124" calcext:value-type="float">
            <text:p>173,124</text:p>
          </table:table-cell>
          <table:table-cell office:value-type="float" office:value="0.229705" calcext:value-type="float">
            <text:p>0,229705</text:p>
          </table:table-cell>
          <table:table-cell office:value-type="float" office:value="-1.31422" calcext:value-type="float">
            <text:p>-1,31422</text:p>
          </table:table-cell>
          <table:table-cell office:value-type="float" office:value="-0.0175044" calcext:value-type="float">
            <text:p>-0,0175044</text:p>
          </table:table-cell>
          <table:table-cell office:value-type="float" office:value="0.00537165" calcext:value-type="float">
            <text:p>0,00537165</text:p>
          </table:table-cell>
          <table:table-cell office:value-type="float" office:value="2.18919" calcext:value-type="float">
            <text:p>2,189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12509" calcext:value-type="float">
            <text:p>0,0212509</text:p>
          </table:table-cell>
          <table:table-cell office:value-type="float" office:value="0.0110302" calcext:value-type="float">
            <text:p>0,0110302</text:p>
          </table:table-cell>
          <table:table-cell office:value-type="float" office:value="0.0362063" calcext:value-type="float">
            <text:p>0,0362063</text:p>
          </table:table-cell>
          <table:table-cell office:value-type="float" office:value="0.0285206" calcext:value-type="float">
            <text:p>0,0285206</text:p>
          </table:table-cell>
          <table:table-cell office:value-type="float" office:value="0.0497113" calcext:value-type="float">
            <text:p>0,0497113</text:p>
          </table:table-cell>
          <table:table-cell office:value-type="float" office:value="-0.0211706" calcext:value-type="float">
            <text:p>-0,0211706</text:p>
          </table:table-cell>
          <table:table-cell office:value-type="float" office:value="-0.0171197" calcext:value-type="float">
            <text:p>-0,0171197</text:p>
          </table:table-cell>
          <table:table-cell office:value-type="float" office:value="0.0185745" calcext:value-type="float">
            <text:p>0,0185745</text:p>
          </table:table-cell>
          <table:table-cell office:value-type="float" office:value="-0.00777269" calcext:value-type="float">
            <text:p>-0,00777269</text:p>
          </table:table-cell>
          <table:table-cell office:value-type="float" office:value="0.00753845" calcext:value-type="float">
            <text:p>0,00753845</text:p>
          </table:table-cell>
          <table:table-cell office:value-type="float" office:value="0.0135104" calcext:value-type="float">
            <text:p>0,0135104</text:p>
          </table:table-cell>
          <table:table-cell office:value-type="float" office:value="0.0994874" calcext:value-type="float">
            <text:p>0,0994874</text:p>
          </table:table-cell>
          <table:table-cell office:value-type="float" office:value="-0.0189839" calcext:value-type="float">
            <text:p>-0,0189839</text:p>
          </table:table-cell>
          <table:table-cell office:value-type="float" office:value="0.0109873" calcext:value-type="float">
            <text:p>0,0109873</text:p>
          </table:table-cell>
          <table:table-cell office:value-type="float" office:value="0.0416139" calcext:value-type="float">
            <text:p>0,0416139</text:p>
          </table:table-cell>
          <table:table-cell office:value-type="float" office:value="0.0251869" calcext:value-type="float">
            <text:p>0,0251869</text:p>
          </table:table-cell>
          <table:table-cell office:value-type="float" office:value="0.0185745" calcext:value-type="float">
            <text:p>0,0185745</text:p>
          </table:table-cell>
          <table:table-cell office:value-type="float" office:value="-0.0845544" calcext:value-type="float">
            <text:p>-0,0845544</text:p>
          </table:table-cell>
          <table:table-cell office:value-type="float" office:value="-0.010126" calcext:value-type="float">
            <text:p>-0,010126</text:p>
          </table:table-cell>
          <table:table-cell office:value-type="float" office:value="-0.0145777" calcext:value-type="float">
            <text:p>-0,0145777</text:p>
          </table:table-cell>
          <table:table-cell office:value-type="float" office:value="0.0256125" calcext:value-type="float">
            <text:p>0,0256125</text:p>
          </table:table-cell>
          <table:table-cell office:value-type="float" office:value="-0.0302545" calcext:value-type="float">
            <text:p>-0,0302545</text:p>
          </table:table-cell>
          <table:table-cell office:value-type="float" office:value="0.00298856" calcext:value-type="float">
            <text:p>0,00298856</text:p>
          </table:table-cell>
          <table:table-cell office:value-type="float" office:value="0.0664132" calcext:value-type="float">
            <text:p>0,0664132</text:p>
          </table:table-cell>
          <table:table-cell office:value-type="float" office:value="-0.0460446" calcext:value-type="float">
            <text:p>-0,0460446</text:p>
          </table:table-cell>
          <table:table-cell office:value-type="float" office:value="0.0114732" calcext:value-type="float">
            <text:p>0,0114732</text:p>
          </table:table-cell>
          <table:table-cell office:value-type="float" office:value="0.0705302" calcext:value-type="float">
            <text:p>0,0705302</text:p>
          </table:table-cell>
          <table:table-cell office:value-type="float" office:value="0.000781089" calcext:value-type="float">
            <text:p>0,000781089</text:p>
          </table:table-cell>
          <table:table-cell office:value-type="float" office:value="0.0267506" calcext:value-type="float">
            <text:p>0,0267506</text:p>
          </table:table-cell>
          <table:table-cell office:value-type="float" office:value="0.0229596" calcext:value-type="float">
            <text:p>0,0229596</text:p>
          </table:table-cell>
          <table:table-cell office:value-type="float" office:value="0.0129333" calcext:value-type="float">
            <text:p>0,0129333</text:p>
          </table:table-cell>
          <table:table-cell office:value-type="float" office:value="0.000544244" calcext:value-type="float">
            <text:p>0,000544244</text:p>
          </table:table-cell>
          <table:table-cell office:value-type="float" office:value="0.0218151" calcext:value-type="float">
            <text:p>0,0218151</text:p>
          </table:table-cell>
          <table:table-cell office:value-type="float" office:value="0.0290904" calcext:value-type="float">
            <text:p>0,0290904</text:p>
          </table:table-cell>
          <table:table-cell office:value-type="float" office:value="-0.00140963" calcext:value-type="float">
            <text:p>-0,00140963</text:p>
          </table:table-cell>
          <table:table-cell office:value-type="float" office:value="-0.0590524" calcext:value-type="float">
            <text:p>-0,0590524</text:p>
          </table:table-cell>
          <table:table-cell office:value-type="float" office:value="-0.0569498" calcext:value-type="float">
            <text:p>-0,0569498</text:p>
          </table:table-cell>
          <table:table-cell office:value-type="float" office:value="0.0495114" calcext:value-type="float">
            <text:p>0,0495114</text:p>
          </table:table-cell>
          <table:table-cell office:value-type="float" office:value="0.0844377" calcext:value-type="float">
            <text:p>0,0844377</text:p>
          </table:table-cell>
          <table:table-cell office:value-type="float" office:value="-0.00248359" calcext:value-type="float">
            <text:p>-0,00248359</text:p>
          </table:table-cell>
          <table:table-cell office:value-type="float" office:value="0.0281513" calcext:value-type="float">
            <text:p>0,0281513</text:p>
          </table:table-cell>
          <table:table-cell office:value-type="float" office:value="-0.0135245" calcext:value-type="float">
            <text:p>-0,0135245</text:p>
          </table:table-cell>
          <table:table-cell office:value-type="float" office:value="0.0885122" calcext:value-type="float">
            <text:p>0,0885122</text:p>
          </table:table-cell>
          <table:table-cell office:value-type="float" office:value="0.105437" calcext:value-type="float">
            <text:p>0,105437</text:p>
          </table:table-cell>
          <table:table-cell office:value-type="float" office:value="0.0496189" calcext:value-type="float">
            <text:p>0,0496189</text:p>
          </table:table-cell>
          <table:table-cell office:value-type="float" office:value="-0.00202073" calcext:value-type="float">
            <text:p>-0,00202073</text:p>
          </table:table-cell>
          <table:table-cell office:value-type="float" office:value="0.0234308" calcext:value-type="float">
            <text:p>0,0234308</text:p>
          </table:table-cell>
          <table:table-cell office:value-type="float" office:value="-2.14398" calcext:value-type="float">
            <text:p>-2,14398</text:p>
          </table:table-cell>
          <table:table-cell office:value-type="float" office:value="-0.0314477" calcext:value-type="float">
            <text:p>-0,0314477</text:p>
          </table:table-cell>
          <table:table-cell office:value-type="float" office:value="-1.59828" calcext:value-type="float">
            <text:p>-1,598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4" calcext:value-type="float">
            <text:p>565,4</text:p>
          </table:table-cell>
          <table:table-cell office:value-type="float" office:value="569.858" calcext:value-type="float">
            <text:p>569,858</text:p>
          </table:table-cell>
          <table:table-cell office:value-type="float" office:value="355.323" calcext:value-type="float">
            <text:p>355,323</text:p>
          </table:table-cell>
          <table:table-cell office:value-type="float" office:value="172.78" calcext:value-type="float">
            <text:p>172,78</text:p>
          </table:table-cell>
          <table:table-cell office:value-type="float" office:value="0.228111" calcext:value-type="float">
            <text:p>0,228111</text:p>
          </table:table-cell>
          <table:table-cell office:value-type="float" office:value="-1.30171" calcext:value-type="float">
            <text:p>-1,30171</text:p>
          </table:table-cell>
          <table:table-cell office:value-type="float" office:value="-0.017715" calcext:value-type="float">
            <text:p>-0,017715</text:p>
          </table:table-cell>
          <table:table-cell office:value-type="float" office:value="0.00572701" calcext:value-type="float">
            <text:p>0,00572701</text:p>
          </table:table-cell>
          <table:table-cell office:value-type="float" office:value="2.16383" calcext:value-type="float">
            <text:p>2,163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13147" calcext:value-type="float">
            <text:p>0,0313147</text:p>
          </table:table-cell>
          <table:table-cell office:value-type="float" office:value="0.0109884" calcext:value-type="float">
            <text:p>0,0109884</text:p>
          </table:table-cell>
          <table:table-cell office:value-type="float" office:value="0.0360507" calcext:value-type="float">
            <text:p>0,0360507</text:p>
          </table:table-cell>
          <table:table-cell office:value-type="float" office:value="0.0285271" calcext:value-type="float">
            <text:p>0,0285271</text:p>
          </table:table-cell>
          <table:table-cell office:value-type="float" office:value="0.0496826" calcext:value-type="float">
            <text:p>0,0496826</text:p>
          </table:table-cell>
          <table:table-cell office:value-type="float" office:value="-0.0211262" calcext:value-type="float">
            <text:p>-0,0211262</text:p>
          </table:table-cell>
          <table:table-cell office:value-type="float" office:value="-0.0170728" calcext:value-type="float">
            <text:p>-0,0170728</text:p>
          </table:table-cell>
          <table:table-cell office:value-type="float" office:value="0.0185663" calcext:value-type="float">
            <text:p>0,0185663</text:p>
          </table:table-cell>
          <table:table-cell office:value-type="float" office:value="-0.00766226" calcext:value-type="float">
            <text:p>-0,00766226</text:p>
          </table:table-cell>
          <table:table-cell office:value-type="float" office:value="0.0075656" calcext:value-type="float">
            <text:p>0,0075656</text:p>
          </table:table-cell>
          <table:table-cell office:value-type="float" office:value="0.0135512" calcext:value-type="float">
            <text:p>0,0135512</text:p>
          </table:table-cell>
          <table:table-cell office:value-type="float" office:value="0.0996999" calcext:value-type="float">
            <text:p>0,0996999</text:p>
          </table:table-cell>
          <table:table-cell office:value-type="float" office:value="-0.0189871" calcext:value-type="float">
            <text:p>-0,0189871</text:p>
          </table:table-cell>
          <table:table-cell office:value-type="float" office:value="0.0109613" calcext:value-type="float">
            <text:p>0,0109613</text:p>
          </table:table-cell>
          <table:table-cell office:value-type="float" office:value="0.0416649" calcext:value-type="float">
            <text:p>0,0416649</text:p>
          </table:table-cell>
          <table:table-cell office:value-type="float" office:value="0.0252197" calcext:value-type="float">
            <text:p>0,0252197</text:p>
          </table:table-cell>
          <table:table-cell office:value-type="float" office:value="0.0185663" calcext:value-type="float">
            <text:p>0,0185663</text:p>
          </table:table-cell>
          <table:table-cell office:value-type="float" office:value="-0.0848455" calcext:value-type="float">
            <text:p>-0,0848455</text:p>
          </table:table-cell>
          <table:table-cell office:value-type="float" office:value="-0.0101644" calcext:value-type="float">
            <text:p>-0,0101644</text:p>
          </table:table-cell>
          <table:table-cell office:value-type="float" office:value="-0.0145536" calcext:value-type="float">
            <text:p>-0,0145536</text:p>
          </table:table-cell>
          <table:table-cell office:value-type="float" office:value="0.0256149" calcext:value-type="float">
            <text:p>0,0256149</text:p>
          </table:table-cell>
          <table:table-cell office:value-type="float" office:value="-0.0302524" calcext:value-type="float">
            <text:p>-0,0302524</text:p>
          </table:table-cell>
          <table:table-cell office:value-type="float" office:value="0.00298584" calcext:value-type="float">
            <text:p>0,00298584</text:p>
          </table:table-cell>
          <table:table-cell office:value-type="float" office:value="0.0634049" calcext:value-type="float">
            <text:p>0,0634049</text:p>
          </table:table-cell>
          <table:table-cell office:value-type="float" office:value="-0.0549253" calcext:value-type="float">
            <text:p>-0,0549253</text:p>
          </table:table-cell>
          <table:table-cell office:value-type="float" office:value="0.0198843" calcext:value-type="float">
            <text:p>0,0198843</text:p>
          </table:table-cell>
          <table:table-cell office:value-type="float" office:value="0.0705502" calcext:value-type="float">
            <text:p>0,0705502</text:p>
          </table:table-cell>
          <table:table-cell office:value-type="float" office:value="0.000782627" calcext:value-type="float">
            <text:p>0,000782627</text:p>
          </table:table-cell>
          <table:table-cell office:value-type="float" office:value="0.0267515" calcext:value-type="float">
            <text:p>0,0267515</text:p>
          </table:table-cell>
          <table:table-cell office:value-type="float" office:value="0.0196333" calcext:value-type="float">
            <text:p>0,0196333</text:p>
          </table:table-cell>
          <table:table-cell office:value-type="float" office:value="0.0148103" calcext:value-type="float">
            <text:p>0,0148103</text:p>
          </table:table-cell>
          <table:table-cell office:value-type="float" office:value="-0.0112445" calcext:value-type="float">
            <text:p>-0,0112445</text:p>
          </table:table-cell>
          <table:table-cell office:value-type="float" office:value="0.021816" calcext:value-type="float">
            <text:p>0,021816</text:p>
          </table:table-cell>
          <table:table-cell office:value-type="float" office:value="0.0290897" calcext:value-type="float">
            <text:p>0,0290897</text:p>
          </table:table-cell>
          <table:table-cell office:value-type="float" office:value="-0.00141077" calcext:value-type="float">
            <text:p>-0,00141077</text:p>
          </table:table-cell>
          <table:table-cell office:value-type="float" office:value="-0.0616868" calcext:value-type="float">
            <text:p>-0,0616868</text:p>
          </table:table-cell>
          <table:table-cell office:value-type="float" office:value="-0.0685639" calcext:value-type="float">
            <text:p>-0,0685639</text:p>
          </table:table-cell>
          <table:table-cell office:value-type="float" office:value="0.0442106" calcext:value-type="float">
            <text:p>0,0442106</text:p>
          </table:table-cell>
          <table:table-cell office:value-type="float" office:value="0.084401" calcext:value-type="float">
            <text:p>0,084401</text:p>
          </table:table-cell>
          <table:table-cell office:value-type="float" office:value="-0.0024796" calcext:value-type="float">
            <text:p>-0,0024796</text:p>
          </table:table-cell>
          <table:table-cell office:value-type="float" office:value="0.0281446" calcext:value-type="float">
            <text:p>0,0281446</text:p>
          </table:table-cell>
          <table:table-cell office:value-type="float" office:value="-0.0135697" calcext:value-type="float">
            <text:p>-0,0135697</text:p>
          </table:table-cell>
          <table:table-cell office:value-type="float" office:value="0.0995076" calcext:value-type="float">
            <text:p>0,0995076</text:p>
          </table:table-cell>
          <table:table-cell office:value-type="float" office:value="0.107765" calcext:value-type="float">
            <text:p>0,107765</text:p>
          </table:table-cell>
          <table:table-cell office:value-type="float" office:value="0.0493789" calcext:value-type="float">
            <text:p>0,0493789</text:p>
          </table:table-cell>
          <table:table-cell office:value-type="float" office:value="-0.00202087" calcext:value-type="float">
            <text:p>-0,00202087</text:p>
          </table:table-cell>
          <table:table-cell office:value-type="float" office:value="0.0239366" calcext:value-type="float">
            <text:p>0,0239366</text:p>
          </table:table-cell>
          <table:table-cell office:value-type="float" office:value="-2.13309" calcext:value-type="float">
            <text:p>-2,13309</text:p>
          </table:table-cell>
          <table:table-cell office:value-type="float" office:value="-0.0321881" calcext:value-type="float">
            <text:p>-0,0321881</text:p>
          </table:table-cell>
          <table:table-cell office:value-type="float" office:value="-1.59987" calcext:value-type="float">
            <text:p>-1,599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46" calcext:value-type="float">
            <text:p>565,46</text:p>
          </table:table-cell>
          <table:table-cell office:value-type="float" office:value="569.96" calcext:value-type="float">
            <text:p>569,96</text:p>
          </table:table-cell>
          <table:table-cell office:value-type="float" office:value="356.291" calcext:value-type="float">
            <text:p>356,291</text:p>
          </table:table-cell>
          <table:table-cell office:value-type="float" office:value="172.327" calcext:value-type="float">
            <text:p>172,327</text:p>
          </table:table-cell>
          <table:table-cell office:value-type="float" office:value="0.224953" calcext:value-type="float">
            <text:p>0,224953</text:p>
          </table:table-cell>
          <table:table-cell office:value-type="float" office:value="-1.27836" calcext:value-type="float">
            <text:p>-1,27836</text:p>
          </table:table-cell>
          <table:table-cell office:value-type="float" office:value="-0.0178994" calcext:value-type="float">
            <text:p>-0,0178994</text:p>
          </table:table-cell>
          <table:table-cell office:value-type="float" office:value="0.00617747" calcext:value-type="float">
            <text:p>0,00617747</text:p>
          </table:table-cell>
          <table:table-cell office:value-type="float" office:value="2.11451" calcext:value-type="float">
            <text:p>2,11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86092" calcext:value-type="float">
            <text:p>0,0386092</text:p>
          </table:table-cell>
          <table:table-cell office:value-type="float" office:value="0.010937" calcext:value-type="float">
            <text:p>0,010937</text:p>
          </table:table-cell>
          <table:table-cell office:value-type="float" office:value="0.0358575" calcext:value-type="float">
            <text:p>0,0358575</text:p>
          </table:table-cell>
          <table:table-cell office:value-type="float" office:value="0.0285337" calcext:value-type="float">
            <text:p>0,0285337</text:p>
          </table:table-cell>
          <table:table-cell office:value-type="float" office:value="0.049656" calcext:value-type="float">
            <text:p>0,049656</text:p>
          </table:table-cell>
          <table:table-cell office:value-type="float" office:value="-0.0210713" calcext:value-type="float">
            <text:p>-0,0210713</text:p>
          </table:table-cell>
          <table:table-cell office:value-type="float" office:value="-0.017016" calcext:value-type="float">
            <text:p>-0,017016</text:p>
          </table:table-cell>
          <table:table-cell office:value-type="float" office:value="0.0185569" calcext:value-type="float">
            <text:p>0,0185569</text:p>
          </table:table-cell>
          <table:table-cell office:value-type="float" office:value="-0.00752578" calcext:value-type="float">
            <text:p>-0,00752578</text:p>
          </table:table-cell>
          <table:table-cell office:value-type="float" office:value="0.00759624" calcext:value-type="float">
            <text:p>0,00759624</text:p>
          </table:table-cell>
          <table:table-cell office:value-type="float" office:value="0.0135982" calcext:value-type="float">
            <text:p>0,0135982</text:p>
          </table:table-cell>
          <table:table-cell office:value-type="float" office:value="0.0999171" calcext:value-type="float">
            <text:p>0,0999171</text:p>
          </table:table-cell>
          <table:table-cell office:value-type="float" office:value="-0.0189905" calcext:value-type="float">
            <text:p>-0,0189905</text:p>
          </table:table-cell>
          <table:table-cell office:value-type="float" office:value="0.010932" calcext:value-type="float">
            <text:p>0,010932</text:p>
          </table:table-cell>
          <table:table-cell office:value-type="float" office:value="0.0417263" calcext:value-type="float">
            <text:p>0,0417263</text:p>
          </table:table-cell>
          <table:table-cell office:value-type="float" office:value="0.0252594" calcext:value-type="float">
            <text:p>0,0252594</text:p>
          </table:table-cell>
          <table:table-cell office:value-type="float" office:value="0.0185569" calcext:value-type="float">
            <text:p>0,0185569</text:p>
          </table:table-cell>
          <table:table-cell office:value-type="float" office:value="-0.0851626" calcext:value-type="float">
            <text:p>-0,0851626</text:p>
          </table:table-cell>
          <table:table-cell office:value-type="float" office:value="-0.010212" calcext:value-type="float">
            <text:p>-0,010212</text:p>
          </table:table-cell>
          <table:table-cell office:value-type="float" office:value="-0.0145266" calcext:value-type="float">
            <text:p>-0,0145266</text:p>
          </table:table-cell>
          <table:table-cell office:value-type="float" office:value="0.0256175" calcext:value-type="float">
            <text:p>0,0256175</text:p>
          </table:table-cell>
          <table:table-cell office:value-type="float" office:value="-0.0302579" calcext:value-type="float">
            <text:p>-0,0302579</text:p>
          </table:table-cell>
          <table:table-cell office:value-type="float" office:value="0.0029896" calcext:value-type="float">
            <text:p>0,0029896</text:p>
          </table:table-cell>
          <table:table-cell office:value-type="float" office:value="0.0481932" calcext:value-type="float">
            <text:p>0,0481932</text:p>
          </table:table-cell>
          <table:table-cell office:value-type="float" office:value="-0.0533377" calcext:value-type="float">
            <text:p>-0,0533377</text:p>
          </table:table-cell>
          <table:table-cell office:value-type="float" office:value="0.0353016" calcext:value-type="float">
            <text:p>0,0353016</text:p>
          </table:table-cell>
          <table:table-cell office:value-type="float" office:value="0.0705733" calcext:value-type="float">
            <text:p>0,0705733</text:p>
          </table:table-cell>
          <table:table-cell office:value-type="float" office:value="0.000794453" calcext:value-type="float">
            <text:p>0,000794453</text:p>
          </table:table-cell>
          <table:table-cell office:value-type="float" office:value="0.0267632" calcext:value-type="float">
            <text:p>0,0267632</text:p>
          </table:table-cell>
          <table:table-cell office:value-type="float" office:value="0.0395426" calcext:value-type="float">
            <text:p>0,0395426</text:p>
          </table:table-cell>
          <table:table-cell office:value-type="float" office:value="0.000260223" calcext:value-type="float">
            <text:p>0,000260223</text:p>
          </table:table-cell>
          <table:table-cell office:value-type="float" office:value="-0.00863641" calcext:value-type="float">
            <text:p>-0,00863641</text:p>
          </table:table-cell>
          <table:table-cell office:value-type="float" office:value="0.0218175" calcext:value-type="float">
            <text:p>0,0218175</text:p>
          </table:table-cell>
          <table:table-cell office:value-type="float" office:value="0.0290954" calcext:value-type="float">
            <text:p>0,0290954</text:p>
          </table:table-cell>
          <table:table-cell office:value-type="float" office:value="-0.00140629" calcext:value-type="float">
            <text:p>-0,00140629</text:p>
          </table:table-cell>
          <table:table-cell office:value-type="float" office:value="-0.0497479" calcext:value-type="float">
            <text:p>-0,0497479</text:p>
          </table:table-cell>
          <table:table-cell office:value-type="float" office:value="-0.064942" calcext:value-type="float">
            <text:p>-0,064942</text:p>
          </table:table-cell>
          <table:table-cell office:value-type="float" office:value="0.0237355" calcext:value-type="float">
            <text:p>0,0237355</text:p>
          </table:table-cell>
          <table:table-cell office:value-type="float" office:value="0.0844166" calcext:value-type="float">
            <text:p>0,0844166</text:p>
          </table:table-cell>
          <table:table-cell office:value-type="float" office:value="-0.00247277" calcext:value-type="float">
            <text:p>-0,00247277</text:p>
          </table:table-cell>
          <table:table-cell office:value-type="float" office:value="0.0281481" calcext:value-type="float">
            <text:p>0,0281481</text:p>
          </table:table-cell>
          <table:table-cell office:value-type="float" office:value="-0.0216266" calcext:value-type="float">
            <text:p>-0,0216266</text:p>
          </table:table-cell>
          <table:table-cell office:value-type="float" office:value="0.0893639" calcext:value-type="float">
            <text:p>0,0893639</text:p>
          </table:table-cell>
          <table:table-cell office:value-type="float" office:value="0.135767" calcext:value-type="float">
            <text:p>0,135767</text:p>
          </table:table-cell>
          <table:table-cell office:value-type="float" office:value="0.049196" calcext:value-type="float">
            <text:p>0,049196</text:p>
          </table:table-cell>
          <table:table-cell office:value-type="float" office:value="-0.00202133" calcext:value-type="float">
            <text:p>-0,00202133</text:p>
          </table:table-cell>
          <table:table-cell office:value-type="float" office:value="0.0243045" calcext:value-type="float">
            <text:p>0,0243045</text:p>
          </table:table-cell>
          <table:table-cell office:value-type="float" office:value="-2.12476" calcext:value-type="float">
            <text:p>-2,12476</text:p>
          </table:table-cell>
          <table:table-cell office:value-type="float" office:value="-0.0332238" calcext:value-type="float">
            <text:p>-0,0332238</text:p>
          </table:table-cell>
          <table:table-cell office:value-type="float" office:value="-1.60172" calcext:value-type="float">
            <text:p>-1,601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545" calcext:value-type="float">
            <text:p>565,545</text:p>
          </table:table-cell>
          <table:table-cell office:value-type="float" office:value="570.076" calcext:value-type="float">
            <text:p>570,076</text:p>
          </table:table-cell>
          <table:table-cell office:value-type="float" office:value="357.496" calcext:value-type="float">
            <text:p>357,496</text:p>
          </table:table-cell>
          <table:table-cell office:value-type="float" office:value="171.761" calcext:value-type="float">
            <text:p>171,761</text:p>
          </table:table-cell>
          <table:table-cell office:value-type="float" office:value="0.220578" calcext:value-type="float">
            <text:p>0,220578</text:p>
          </table:table-cell>
          <table:table-cell office:value-type="float" office:value="-1.2477" calcext:value-type="float">
            <text:p>-1,2477</text:p>
          </table:table-cell>
          <table:table-cell office:value-type="float" office:value="-0.0180818" calcext:value-type="float">
            <text:p>-0,0180818</text:p>
          </table:table-cell>
          <table:table-cell office:value-type="float" office:value="0.00673164" calcext:value-type="float">
            <text:p>0,00673164</text:p>
          </table:table-cell>
          <table:table-cell office:value-type="float" office:value="2.0512" calcext:value-type="float">
            <text:p>2,05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19818" calcext:value-type="float">
            <text:p>0,0319818</text:p>
          </table:table-cell>
          <table:table-cell office:value-type="float" office:value="0.0109053" calcext:value-type="float">
            <text:p>0,0109053</text:p>
          </table:table-cell>
          <table:table-cell office:value-type="float" office:value="0.0357079" calcext:value-type="float">
            <text:p>0,0357079</text:p>
          </table:table-cell>
          <table:table-cell office:value-type="float" office:value="0.0285401" calcext:value-type="float">
            <text:p>0,0285401</text:p>
          </table:table-cell>
          <table:table-cell office:value-type="float" office:value="0.0496353" calcext:value-type="float">
            <text:p>0,0496353</text:p>
          </table:table-cell>
          <table:table-cell office:value-type="float" office:value="-0.0210322" calcext:value-type="float">
            <text:p>-0,0210322</text:p>
          </table:table-cell>
          <table:table-cell office:value-type="float" office:value="-0.0169762" calcext:value-type="float">
            <text:p>-0,0169762</text:p>
          </table:table-cell>
          <table:table-cell office:value-type="float" office:value="0.0185485" calcext:value-type="float">
            <text:p>0,0185485</text:p>
          </table:table-cell>
          <table:table-cell office:value-type="float" office:value="-0.0074223" calcext:value-type="float">
            <text:p>-0,0074223</text:p>
          </table:table-cell>
          <table:table-cell office:value-type="float" office:value="0.00762094" calcext:value-type="float">
            <text:p>0,00762094</text:p>
          </table:table-cell>
          <table:table-cell office:value-type="float" office:value="0.0136342" calcext:value-type="float">
            <text:p>0,0136342</text:p>
          </table:table-cell>
          <table:table-cell office:value-type="float" office:value="0.100063" calcext:value-type="float">
            <text:p>0,100063</text:p>
          </table:table-cell>
          <table:table-cell office:value-type="float" office:value="-0.0189891" calcext:value-type="float">
            <text:p>-0,0189891</text:p>
          </table:table-cell>
          <table:table-cell office:value-type="float" office:value="0.0109082" calcext:value-type="float">
            <text:p>0,0109082</text:p>
          </table:table-cell>
          <table:table-cell office:value-type="float" office:value="0.0417602" calcext:value-type="float">
            <text:p>0,0417602</text:p>
          </table:table-cell>
          <table:table-cell office:value-type="float" office:value="0.0252884" calcext:value-type="float">
            <text:p>0,0252884</text:p>
          </table:table-cell>
          <table:table-cell office:value-type="float" office:value="0.0185485" calcext:value-type="float">
            <text:p>0,0185485</text:p>
          </table:table-cell>
          <table:table-cell office:value-type="float" office:value="-0.0853723" calcext:value-type="float">
            <text:p>-0,0853723</text:p>
          </table:table-cell>
          <table:table-cell office:value-type="float" office:value="-0.0102415" calcext:value-type="float">
            <text:p>-0,0102415</text:p>
          </table:table-cell>
          <table:table-cell office:value-type="float" office:value="-0.0145083" calcext:value-type="float">
            <text:p>-0,0145083</text:p>
          </table:table-cell>
          <table:table-cell office:value-type="float" office:value="0.0256237" calcext:value-type="float">
            <text:p>0,0256237</text:p>
          </table:table-cell>
          <table:table-cell office:value-type="float" office:value="-0.0302556" calcext:value-type="float">
            <text:p>-0,0302556</text:p>
          </table:table-cell>
          <table:table-cell office:value-type="float" office:value="0.00298943" calcext:value-type="float">
            <text:p>0,00298943</text:p>
          </table:table-cell>
          <table:table-cell office:value-type="float" office:value="0.0509858" calcext:value-type="float">
            <text:p>0,0509858</text:p>
          </table:table-cell>
          <table:table-cell office:value-type="float" office:value="-0.0355864" calcext:value-type="float">
            <text:p>-0,0355864</text:p>
          </table:table-cell>
          <table:table-cell office:value-type="float" office:value="0.0493912" calcext:value-type="float">
            <text:p>0,0493912</text:p>
          </table:table-cell>
          <table:table-cell office:value-type="float" office:value="0.0705809" calcext:value-type="float">
            <text:p>0,0705809</text:p>
          </table:table-cell>
          <table:table-cell office:value-type="float" office:value="0.000785207" calcext:value-type="float">
            <text:p>0,000785207</text:p>
          </table:table-cell>
          <table:table-cell office:value-type="float" office:value="0.0267577" calcext:value-type="float">
            <text:p>0,0267577</text:p>
          </table:table-cell>
          <table:table-cell office:value-type="float" office:value="0.0305173" calcext:value-type="float">
            <text:p>0,0305173</text:p>
          </table:table-cell>
          <table:table-cell office:value-type="float" office:value="0.00288175" calcext:value-type="float">
            <text:p>0,00288175</text:p>
          </table:table-cell>
          <table:table-cell office:value-type="float" office:value="-0.0114294" calcext:value-type="float">
            <text:p>-0,0114294</text:p>
          </table:table-cell>
          <table:table-cell office:value-type="float" office:value="0.0218138" calcext:value-type="float">
            <text:p>0,0218138</text:p>
          </table:table-cell>
          <table:table-cell office:value-type="float" office:value="0.0290878" calcext:value-type="float">
            <text:p>0,0290878</text:p>
          </table:table-cell>
          <table:table-cell office:value-type="float" office:value="-0.0014093" calcext:value-type="float">
            <text:p>-0,0014093</text:p>
          </table:table-cell>
          <table:table-cell office:value-type="float" office:value="-0.051882" calcext:value-type="float">
            <text:p>-0,051882</text:p>
          </table:table-cell>
          <table:table-cell office:value-type="float" office:value="-0.0693537" calcext:value-type="float">
            <text:p>-0,0693537</text:p>
          </table:table-cell>
          <table:table-cell office:value-type="float" office:value="0.028536" calcext:value-type="float">
            <text:p>0,028536</text:p>
          </table:table-cell>
          <table:table-cell office:value-type="float" office:value="0.0843722" calcext:value-type="float">
            <text:p>0,0843722</text:p>
          </table:table-cell>
          <table:table-cell office:value-type="float" office:value="-0.00246581" calcext:value-type="float">
            <text:p>-0,00246581</text:p>
          </table:table-cell>
          <table:table-cell office:value-type="float" office:value="0.0281418" calcext:value-type="float">
            <text:p>0,0281418</text:p>
          </table:table-cell>
          <table:table-cell office:value-type="float" office:value="-0.0244852" calcext:value-type="float">
            <text:p>-0,0244852</text:p>
          </table:table-cell>
          <table:table-cell office:value-type="float" office:value="0.107873" calcext:value-type="float">
            <text:p>0,107873</text:p>
          </table:table-cell>
          <table:table-cell office:value-type="float" office:value="0.139456" calcext:value-type="float">
            <text:p>0,139456</text:p>
          </table:table-cell>
          <table:table-cell office:value-type="float" office:value="0.0493528" calcext:value-type="float">
            <text:p>0,0493528</text:p>
          </table:table-cell>
          <table:table-cell office:value-type="float" office:value="-0.00202205" calcext:value-type="float">
            <text:p>-0,00202205</text:p>
          </table:table-cell>
          <table:table-cell office:value-type="float" office:value="0.0239824" calcext:value-type="float">
            <text:p>0,0239824</text:p>
          </table:table-cell>
          <table:table-cell office:value-type="float" office:value="-2.1307" calcext:value-type="float">
            <text:p>-2,1307</text:p>
          </table:table-cell>
          <table:table-cell office:value-type="float" office:value="-0.0342209" calcext:value-type="float">
            <text:p>-0,0342209</text:p>
          </table:table-cell>
          <table:table-cell office:value-type="float" office:value="-1.60253" calcext:value-type="float">
            <text:p>-1,602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607" calcext:value-type="float">
            <text:p>565,607</text:p>
          </table:table-cell>
          <table:table-cell office:value-type="float" office:value="570.164" calcext:value-type="float">
            <text:p>570,164</text:p>
          </table:table-cell>
          <table:table-cell office:value-type="float" office:value="358.267" calcext:value-type="float">
            <text:p>358,267</text:p>
          </table:table-cell>
          <table:table-cell office:value-type="float" office:value="171.383" calcext:value-type="float">
            <text:p>171,383</text:p>
          </table:table-cell>
          <table:table-cell office:value-type="float" office:value="0.217796" calcext:value-type="float">
            <text:p>0,217796</text:p>
          </table:table-cell>
          <table:table-cell office:value-type="float" office:value="-1.22981" calcext:value-type="float">
            <text:p>-1,22981</text:p>
          </table:table-cell>
          <table:table-cell office:value-type="float" office:value="-0.0182204" calcext:value-type="float">
            <text:p>-0,0182204</text:p>
          </table:table-cell>
          <table:table-cell office:value-type="float" office:value="0.00709136" calcext:value-type="float">
            <text:p>0,00709136</text:p>
          </table:table-cell>
          <table:table-cell office:value-type="float" office:value="2.01694" calcext:value-type="float">
            <text:p>2,016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15163" calcext:value-type="float">
            <text:p>0,0415163</text:p>
          </table:table-cell>
          <table:table-cell office:value-type="float" office:value="0.0108952" calcext:value-type="float">
            <text:p>0,0108952</text:p>
          </table:table-cell>
          <table:table-cell office:value-type="float" office:value="0.0356628" calcext:value-type="float">
            <text:p>0,0356628</text:p>
          </table:table-cell>
          <table:table-cell office:value-type="float" office:value="0.0285392" calcext:value-type="float">
            <text:p>0,0285392</text:p>
          </table:table-cell>
          <table:table-cell office:value-type="float" office:value="0.049634" calcext:value-type="float">
            <text:p>0,049634</text:p>
          </table:table-cell>
          <table:table-cell office:value-type="float" office:value="-0.0210241" calcext:value-type="float">
            <text:p>-0,0210241</text:p>
          </table:table-cell>
          <table:table-cell office:value-type="float" office:value="-0.0169598" calcext:value-type="float">
            <text:p>-0,0169598</text:p>
          </table:table-cell>
          <table:table-cell office:value-type="float" office:value="0.0185404" calcext:value-type="float">
            <text:p>0,0185404</text:p>
          </table:table-cell>
          <table:table-cell office:value-type="float" office:value="-0.00737736" calcext:value-type="float">
            <text:p>-0,00737736</text:p>
          </table:table-cell>
          <table:table-cell office:value-type="float" office:value="0.00762687" calcext:value-type="float">
            <text:p>0,00762687</text:p>
          </table:table-cell>
          <table:table-cell office:value-type="float" office:value="0.0136485" calcext:value-type="float">
            <text:p>0,0136485</text:p>
          </table:table-cell>
          <table:table-cell office:value-type="float" office:value="0.10008" calcext:value-type="float">
            <text:p>0,10008</text:p>
          </table:table-cell>
          <table:table-cell office:value-type="float" office:value="-0.0189875" calcext:value-type="float">
            <text:p>-0,0189875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41769" calcext:value-type="float">
            <text:p>0,041769</text:p>
          </table:table-cell>
          <table:table-cell office:value-type="float" office:value="0.0252963" calcext:value-type="float">
            <text:p>0,0252963</text:p>
          </table:table-cell>
          <table:table-cell office:value-type="float" office:value="0.0185404" calcext:value-type="float">
            <text:p>0,0185404</text:p>
          </table:table-cell>
          <table:table-cell office:value-type="float" office:value="-0.0854135" calcext:value-type="float">
            <text:p>-0,0854135</text:p>
          </table:table-cell>
          <table:table-cell office:value-type="float" office:value="-0.0102541" calcext:value-type="float">
            <text:p>-0,0102541</text:p>
          </table:table-cell>
          <table:table-cell office:value-type="float" office:value="-0.0144994" calcext:value-type="float">
            <text:p>-0,0144994</text:p>
          </table:table-cell>
          <table:table-cell office:value-type="float" office:value="0.0256177" calcext:value-type="float">
            <text:p>0,0256177</text:p>
          </table:table-cell>
          <table:table-cell office:value-type="float" office:value="-0.0302522" calcext:value-type="float">
            <text:p>-0,0302522</text:p>
          </table:table-cell>
          <table:table-cell office:value-type="float" office:value="0.00298583" calcext:value-type="float">
            <text:p>0,00298583</text:p>
          </table:table-cell>
          <table:table-cell office:value-type="float" office:value="0.0545655" calcext:value-type="float">
            <text:p>0,0545655</text:p>
          </table:table-cell>
          <table:table-cell office:value-type="float" office:value="-0.0333518" calcext:value-type="float">
            <text:p>-0,0333518</text:p>
          </table:table-cell>
          <table:table-cell office:value-type="float" office:value="0.0523881" calcext:value-type="float">
            <text:p>0,0523881</text:p>
          </table:table-cell>
          <table:table-cell office:value-type="float" office:value="0.0705866" calcext:value-type="float">
            <text:p>0,0705866</text:p>
          </table:table-cell>
          <table:table-cell office:value-type="float" office:value="0.000783555" calcext:value-type="float">
            <text:p>0,000783555</text:p>
          </table:table-cell>
          <table:table-cell office:value-type="float" office:value="0.0267581" calcext:value-type="float">
            <text:p>0,0267581</text:p>
          </table:table-cell>
          <table:table-cell office:value-type="float" office:value="0.0305484" calcext:value-type="float">
            <text:p>0,0305484</text:p>
          </table:table-cell>
          <table:table-cell office:value-type="float" office:value="-0.000376688" calcext:value-type="float">
            <text:p>-0,000376688</text:p>
          </table:table-cell>
          <table:table-cell office:value-type="float" office:value="-0.0112209" calcext:value-type="float">
            <text:p>-0,0112209</text:p>
          </table:table-cell>
          <table:table-cell office:value-type="float" office:value="0.0218132" calcext:value-type="float">
            <text:p>0,0218132</text:p>
          </table:table-cell>
          <table:table-cell office:value-type="float" office:value="0.0290873" calcext:value-type="float">
            <text:p>0,0290873</text:p>
          </table:table-cell>
          <table:table-cell office:value-type="float" office:value="-0.00140945" calcext:value-type="float">
            <text:p>-0,00140945</text:p>
          </table:table-cell>
          <table:table-cell office:value-type="float" office:value="-0.0511543" calcext:value-type="float">
            <text:p>-0,0511543</text:p>
          </table:table-cell>
          <table:table-cell office:value-type="float" office:value="-0.0694832" calcext:value-type="float">
            <text:p>-0,0694832</text:p>
          </table:table-cell>
          <table:table-cell office:value-type="float" office:value="0.0303232" calcext:value-type="float">
            <text:p>0,0303232</text:p>
          </table:table-cell>
          <table:table-cell office:value-type="float" office:value="0.0843584" calcext:value-type="float">
            <text:p>0,0843584</text:p>
          </table:table-cell>
          <table:table-cell office:value-type="float" office:value="-0.00246688" calcext:value-type="float">
            <text:p>-0,00246688</text:p>
          </table:table-cell>
          <table:table-cell office:value-type="float" office:value="0.0281352" calcext:value-type="float">
            <text:p>0,0281352</text:p>
          </table:table-cell>
          <table:table-cell office:value-type="float" office:value="-0.0294163" calcext:value-type="float">
            <text:p>-0,0294163</text:p>
          </table:table-cell>
          <table:table-cell office:value-type="float" office:value="0.101333" calcext:value-type="float">
            <text:p>0,101333</text:p>
          </table:table-cell>
          <table:table-cell office:value-type="float" office:value="0.142937" calcext:value-type="float">
            <text:p>0,142937</text:p>
          </table:table-cell>
          <table:table-cell office:value-type="float" office:value="0.0491232" calcext:value-type="float">
            <text:p>0,0491232</text:p>
          </table:table-cell>
          <table:table-cell office:value-type="float" office:value="-0.00202217" calcext:value-type="float">
            <text:p>-0,00202217</text:p>
          </table:table-cell>
          <table:table-cell office:value-type="float" office:value="0.024453" calcext:value-type="float">
            <text:p>0,024453</text:p>
          </table:table-cell>
          <table:table-cell office:value-type="float" office:value="-2.12095" calcext:value-type="float">
            <text:p>-2,12095</text:p>
          </table:table-cell>
          <table:table-cell office:value-type="float" office:value="-0.0341527" calcext:value-type="float">
            <text:p>-0,0341527</text:p>
          </table:table-cell>
          <table:table-cell office:value-type="float" office:value="-1.60316" calcext:value-type="float">
            <text:p>-1,60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629" calcext:value-type="float">
            <text:p>565,629</text:p>
          </table:table-cell>
          <table:table-cell office:value-type="float" office:value="570.199" calcext:value-type="float">
            <text:p>570,199</text:p>
          </table:table-cell>
          <table:table-cell office:value-type="float" office:value="358.493" calcext:value-type="float">
            <text:p>358,493</text:p>
          </table:table-cell>
          <table:table-cell office:value-type="float" office:value="171.27" calcext:value-type="float">
            <text:p>171,27</text:p>
          </table:table-cell>
          <table:table-cell office:value-type="float" office:value="0.216889" calcext:value-type="float">
            <text:p>0,216889</text:p>
          </table:table-cell>
          <table:table-cell office:value-type="float" office:value="-1.2247" calcext:value-type="float">
            <text:p>-1,2247</text:p>
          </table:table-cell>
          <table:table-cell office:value-type="float" office:value="-0.0182767" calcext:value-type="float">
            <text:p>-0,0182767</text:p>
          </table:table-cell>
          <table:table-cell office:value-type="float" office:value="0.0072057" calcext:value-type="float">
            <text:p>0,0072057</text:p>
          </table:table-cell>
          <table:table-cell office:value-type="float" office:value="2.00881" calcext:value-type="float">
            <text:p>2,008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21905" calcext:value-type="float">
            <text:p>0,0321905</text:p>
          </table:table-cell>
          <table:table-cell office:value-type="float" office:value="0.0108827" calcext:value-type="float">
            <text:p>0,0108827</text:p>
          </table:table-cell>
          <table:table-cell office:value-type="float" office:value="0.0356242" calcext:value-type="float">
            <text:p>0,0356242</text:p>
          </table:table-cell>
          <table:table-cell office:value-type="float" office:value="0.0285412" calcext:value-type="float">
            <text:p>0,0285412</text:p>
          </table:table-cell>
          <table:table-cell office:value-type="float" office:value="0.0496236" calcext:value-type="float">
            <text:p>0,0496236</text:p>
          </table:table-cell>
          <table:table-cell office:value-type="float" office:value="-0.0210131" calcext:value-type="float">
            <text:p>-0,0210131</text:p>
          </table:table-cell>
          <table:table-cell office:value-type="float" office:value="-0.016946" calcext:value-type="float">
            <text:p>-0,016946</text:p>
          </table:table-cell>
          <table:table-cell office:value-type="float" office:value="0.0185385" calcext:value-type="float">
            <text:p>0,0185385</text:p>
          </table:table-cell>
          <table:table-cell office:value-type="float" office:value="-0.00734603" calcext:value-type="float">
            <text:p>-0,00734603</text:p>
          </table:table-cell>
          <table:table-cell office:value-type="float" office:value="0.00763228" calcext:value-type="float">
            <text:p>0,00763228</text:p>
          </table:table-cell>
          <table:table-cell office:value-type="float" office:value="0.0136588" calcext:value-type="float">
            <text:p>0,0136588</text:p>
          </table:table-cell>
          <table:table-cell office:value-type="float" office:value="0.100142" calcext:value-type="float">
            <text:p>0,100142</text:p>
          </table:table-cell>
          <table:table-cell office:value-type="float" office:value="-0.0189894" calcext:value-type="float">
            <text:p>-0,0189894</text:p>
          </table:table-cell>
          <table:table-cell office:value-type="float" office:value="0.0108938" calcext:value-type="float">
            <text:p>0,0108938</text:p>
          </table:table-cell>
          <table:table-cell office:value-type="float" office:value="0.0417844" calcext:value-type="float">
            <text:p>0,0417844</text:p>
          </table:table-cell>
          <table:table-cell office:value-type="float" office:value="0.0253062" calcext:value-type="float">
            <text:p>0,0253062</text:p>
          </table:table-cell>
          <table:table-cell office:value-type="float" office:value="0.0185385" calcext:value-type="float">
            <text:p>0,0185385</text:p>
          </table:table-cell>
          <table:table-cell office:value-type="float" office:value="-0.0855005" calcext:value-type="float">
            <text:p>-0,0855005</text:p>
          </table:table-cell>
          <table:table-cell office:value-type="float" office:value="-0.0102668" calcext:value-type="float">
            <text:p>-0,0102668</text:p>
          </table:table-cell>
          <table:table-cell office:value-type="float" office:value="-0.0144936" calcext:value-type="float">
            <text:p>-0,0144936</text:p>
          </table:table-cell>
          <table:table-cell office:value-type="float" office:value="0.0256179" calcext:value-type="float">
            <text:p>0,0256179</text:p>
          </table:table-cell>
          <table:table-cell office:value-type="float" office:value="-0.0302523" calcext:value-type="float">
            <text:p>-0,0302523</text:p>
          </table:table-cell>
          <table:table-cell office:value-type="float" office:value="0.00298537" calcext:value-type="float">
            <text:p>0,00298537</text:p>
          </table:table-cell>
          <table:table-cell office:value-type="float" office:value="0.0589866" calcext:value-type="float">
            <text:p>0,0589866</text:p>
          </table:table-cell>
          <table:table-cell office:value-type="float" office:value="-0.031759" calcext:value-type="float">
            <text:p>-0,031759</text:p>
          </table:table-cell>
          <table:table-cell office:value-type="float" office:value="0.0546594" calcext:value-type="float">
            <text:p>0,0546594</text:p>
          </table:table-cell>
          <table:table-cell office:value-type="float" office:value="0.0705907" calcext:value-type="float">
            <text:p>0,0705907</text:p>
          </table:table-cell>
          <table:table-cell office:value-type="float" office:value="0.000783895" calcext:value-type="float">
            <text:p>0,000783895</text:p>
          </table:table-cell>
          <table:table-cell office:value-type="float" office:value="0.026759" calcext:value-type="float">
            <text:p>0,026759</text:p>
          </table:table-cell>
          <table:table-cell office:value-type="float" office:value="0.0310348" calcext:value-type="float">
            <text:p>0,0310348</text:p>
          </table:table-cell>
          <table:table-cell office:value-type="float" office:value="0.000859094" calcext:value-type="float">
            <text:p>0,000859094</text:p>
          </table:table-cell>
          <table:table-cell office:value-type="float" office:value="-0.0112175" calcext:value-type="float">
            <text:p>-0,0112175</text:p>
          </table:table-cell>
          <table:table-cell office:value-type="float" office:value="0.0218131" calcext:value-type="float">
            <text:p>0,0218131</text:p>
          </table:table-cell>
          <table:table-cell office:value-type="float" office:value="0.0290872" calcext:value-type="float">
            <text:p>0,0290872</text:p>
          </table:table-cell>
          <table:table-cell office:value-type="float" office:value="-0.00140966" calcext:value-type="float">
            <text:p>-0,00140966</text:p>
          </table:table-cell>
          <table:table-cell office:value-type="float" office:value="-0.0515102" calcext:value-type="float">
            <text:p>-0,0515102</text:p>
          </table:table-cell>
          <table:table-cell office:value-type="float" office:value="-0.0714071" calcext:value-type="float">
            <text:p>-0,0714071</text:p>
          </table:table-cell>
          <table:table-cell office:value-type="float" office:value="0.0287206" calcext:value-type="float">
            <text:p>0,0287206</text:p>
          </table:table-cell>
          <table:table-cell office:value-type="float" office:value="0.0843529" calcext:value-type="float">
            <text:p>0,0843529</text:p>
          </table:table-cell>
          <table:table-cell office:value-type="float" office:value="-0.00246275" calcext:value-type="float">
            <text:p>-0,00246275</text:p>
          </table:table-cell>
          <table:table-cell office:value-type="float" office:value="0.0281294" calcext:value-type="float">
            <text:p>0,0281294</text:p>
          </table:table-cell>
          <table:table-cell office:value-type="float" office:value="-0.039849" calcext:value-type="float">
            <text:p>-0,039849</text:p>
          </table:table-cell>
          <table:table-cell office:value-type="float" office:value="0.106067" calcext:value-type="float">
            <text:p>0,106067</text:p>
          </table:table-cell>
          <table:table-cell office:value-type="float" office:value="0.130885" calcext:value-type="float">
            <text:p>0,130885</text:p>
          </table:table-cell>
          <table:table-cell office:value-type="float" office:value="0.0493473" calcext:value-type="float">
            <text:p>0,0493473</text:p>
          </table:table-cell>
          <table:table-cell office:value-type="float" office:value="-0.00202224" calcext:value-type="float">
            <text:p>-0,00202224</text:p>
          </table:table-cell>
          <table:table-cell office:value-type="float" office:value="0.0239964" calcext:value-type="float">
            <text:p>0,0239964</text:p>
          </table:table-cell>
          <table:table-cell office:value-type="float" office:value="-2.13002" calcext:value-type="float">
            <text:p>-2,13002</text:p>
          </table:table-cell>
          <table:table-cell office:value-type="float" office:value="-0.0347586" calcext:value-type="float">
            <text:p>-0,0347586</text:p>
          </table:table-cell>
          <table:table-cell office:value-type="float" office:value="-1.60324" calcext:value-type="float">
            <text:p>-1,603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66" calcext:value-type="float">
            <text:p>565,66</text:p>
          </table:table-cell>
          <table:table-cell office:value-type="float" office:value="570.24" calcext:value-type="float">
            <text:p>570,24</text:p>
          </table:table-cell>
          <table:table-cell office:value-type="float" office:value="358.79" calcext:value-type="float">
            <text:p>358,79</text:p>
          </table:table-cell>
          <table:table-cell office:value-type="float" office:value="171.124" calcext:value-type="float">
            <text:p>171,124</text:p>
          </table:table-cell>
          <table:table-cell office:value-type="float" office:value="0.215548" calcext:value-type="float">
            <text:p>0,215548</text:p>
          </table:table-cell>
          <table:table-cell office:value-type="float" office:value="-1.21579" calcext:value-type="float">
            <text:p>-1,21579</text:p>
          </table:table-cell>
          <table:table-cell office:value-type="float" office:value="-0.0183217" calcext:value-type="float">
            <text:p>-0,0183217</text:p>
          </table:table-cell>
          <table:table-cell office:value-type="float" office:value="0.00733928" calcext:value-type="float">
            <text:p>0,00733928</text:p>
          </table:table-cell>
          <table:table-cell office:value-type="float" office:value="1.99114" calcext:value-type="float">
            <text:p>1,991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5212" calcext:value-type="float">
            <text:p>0,035212</text:p>
          </table:table-cell>
          <table:table-cell office:value-type="float" office:value="0.0108652" calcext:value-type="float">
            <text:p>0,0108652</text:p>
          </table:table-cell>
          <table:table-cell office:value-type="float" office:value="0.03556" calcext:value-type="float">
            <text:p>0,03556</text:p>
          </table:table-cell>
          <table:table-cell office:value-type="float" office:value="0.0285444" calcext:value-type="float">
            <text:p>0,0285444</text:p>
          </table:table-cell>
          <table:table-cell office:value-type="float" office:value="0.0496157" calcext:value-type="float">
            <text:p>0,0496157</text:p>
          </table:table-cell>
          <table:table-cell office:value-type="float" office:value="-0.0209953" calcext:value-type="float">
            <text:p>-0,0209953</text:p>
          </table:table-cell>
          <table:table-cell office:value-type="float" office:value="-0.0169276" calcext:value-type="float">
            <text:p>-0,0169276</text:p>
          </table:table-cell>
          <table:table-cell office:value-type="float" office:value="0.0185366" calcext:value-type="float">
            <text:p>0,0185366</text:p>
          </table:table-cell>
          <table:table-cell office:value-type="float" office:value="-0.0073041" calcext:value-type="float">
            <text:p>-0,0073041</text:p>
          </table:table-cell>
          <table:table-cell office:value-type="float" office:value="0.00764289" calcext:value-type="float">
            <text:p>0,00764289</text:p>
          </table:table-cell>
          <table:table-cell office:value-type="float" office:value="0.0136736" calcext:value-type="float">
            <text:p>0,0136736</text:p>
          </table:table-cell>
          <table:table-cell office:value-type="float" office:value="0.10022" calcext:value-type="float">
            <text:p>0,10022</text:p>
          </table:table-cell>
          <table:table-cell office:value-type="float" office:value="-0.0189903" calcext:value-type="float">
            <text:p>-0,0189903</text:p>
          </table:table-cell>
          <table:table-cell office:value-type="float" office:value="0.0108857" calcext:value-type="float">
            <text:p>0,0108857</text:p>
          </table:table-cell>
          <table:table-cell office:value-type="float" office:value="0.0418036" calcext:value-type="float">
            <text:p>0,0418036</text:p>
          </table:table-cell>
          <table:table-cell office:value-type="float" office:value="0.02532" calcext:value-type="float">
            <text:p>0,02532</text:p>
          </table:table-cell>
          <table:table-cell office:value-type="float" office:value="0.0185366" calcext:value-type="float">
            <text:p>0,0185366</text:p>
          </table:table-cell>
          <table:table-cell office:value-type="float" office:value="-0.0856144" calcext:value-type="float">
            <text:p>-0,0856144</text:p>
          </table:table-cell>
          <table:table-cell office:value-type="float" office:value="-0.0102823" calcext:value-type="float">
            <text:p>-0,0102823</text:p>
          </table:table-cell>
          <table:table-cell office:value-type="float" office:value="-0.0144859" calcext:value-type="float">
            <text:p>-0,0144859</text:p>
          </table:table-cell>
          <table:table-cell office:value-type="float" office:value="0.0256193" calcext:value-type="float">
            <text:p>0,0256193</text:p>
          </table:table-cell>
          <table:table-cell office:value-type="float" office:value="-0.0302528" calcext:value-type="float">
            <text:p>-0,0302528</text:p>
          </table:table-cell>
          <table:table-cell office:value-type="float" office:value="0.00298396" calcext:value-type="float">
            <text:p>0,00298396</text:p>
          </table:table-cell>
          <table:table-cell office:value-type="float" office:value="0.0542033" calcext:value-type="float">
            <text:p>0,0542033</text:p>
          </table:table-cell>
          <table:table-cell office:value-type="float" office:value="-0.0235539" calcext:value-type="float">
            <text:p>-0,0235539</text:p>
          </table:table-cell>
          <table:table-cell office:value-type="float" office:value="0.0467074" calcext:value-type="float">
            <text:p>0,0467074</text:p>
          </table:table-cell>
          <table:table-cell office:value-type="float" office:value="0.070597" calcext:value-type="float">
            <text:p>0,070597</text:p>
          </table:table-cell>
          <table:table-cell office:value-type="float" office:value="0.000784616" calcext:value-type="float">
            <text:p>0,000784616</text:p>
          </table:table-cell>
          <table:table-cell office:value-type="float" office:value="0.0267604" calcext:value-type="float">
            <text:p>0,0267604</text:p>
          </table:table-cell>
          <table:table-cell office:value-type="float" office:value="0.0343316" calcext:value-type="float">
            <text:p>0,0343316</text:p>
          </table:table-cell>
          <table:table-cell office:value-type="float" office:value="-0.000198582" calcext:value-type="float">
            <text:p>-0,000198582</text:p>
          </table:table-cell>
          <table:table-cell office:value-type="float" office:value="-0.0132644" calcext:value-type="float">
            <text:p>-0,0132644</text:p>
          </table:table-cell>
          <table:table-cell office:value-type="float" office:value="0.0218157" calcext:value-type="float">
            <text:p>0,0218157</text:p>
          </table:table-cell>
          <table:table-cell office:value-type="float" office:value="0.0290891" calcext:value-type="float">
            <text:p>0,0290891</text:p>
          </table:table-cell>
          <table:table-cell office:value-type="float" office:value="-0.00141132" calcext:value-type="float">
            <text:p>-0,00141132</text:p>
          </table:table-cell>
          <table:table-cell office:value-type="float" office:value="-0.0488527" calcext:value-type="float">
            <text:p>-0,0488527</text:p>
          </table:table-cell>
          <table:table-cell office:value-type="float" office:value="-0.082051" calcext:value-type="float">
            <text:p>-0,082051</text:p>
          </table:table-cell>
          <table:table-cell office:value-type="float" office:value="0.0176712" calcext:value-type="float">
            <text:p>0,0176712</text:p>
          </table:table-cell>
          <table:table-cell office:value-type="float" office:value="0.0843502" calcext:value-type="float">
            <text:p>0,0843502</text:p>
          </table:table-cell>
          <table:table-cell office:value-type="float" office:value="-0.00246891" calcext:value-type="float">
            <text:p>-0,00246891</text:p>
          </table:table-cell>
          <table:table-cell office:value-type="float" office:value="0.0281418" calcext:value-type="float">
            <text:p>0,0281418</text:p>
          </table:table-cell>
          <table:table-cell office:value-type="float" office:value="-0.0224187" calcext:value-type="float">
            <text:p>-0,0224187</text:p>
          </table:table-cell>
          <table:table-cell office:value-type="float" office:value="0.11443" calcext:value-type="float">
            <text:p>0,11443</text:p>
          </table:table-cell>
          <table:table-cell office:value-type="float" office:value="0.124314" calcext:value-type="float">
            <text:p>0,124314</text:p>
          </table:table-cell>
          <table:table-cell office:value-type="float" office:value="0.0492702" calcext:value-type="float">
            <text:p>0,0492702</text:p>
          </table:table-cell>
          <table:table-cell office:value-type="float" office:value="-0.00202255" calcext:value-type="float">
            <text:p>-0,00202255</text:p>
          </table:table-cell>
          <table:table-cell office:value-type="float" office:value="0.0241481" calcext:value-type="float">
            <text:p>0,0241481</text:p>
          </table:table-cell>
          <table:table-cell office:value-type="float" office:value="-2.12664" calcext:value-type="float">
            <text:p>-2,12664</text:p>
          </table:table-cell>
          <table:table-cell office:value-type="float" office:value="-0.0350843" calcext:value-type="float">
            <text:p>-0,0350843</text:p>
          </table:table-cell>
          <table:table-cell office:value-type="float" office:value="-1.60388" calcext:value-type="float">
            <text:p>-1,603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702" calcext:value-type="float">
            <text:p>565,702</text:p>
          </table:table-cell>
          <table:table-cell office:value-type="float" office:value="570.29" calcext:value-type="float">
            <text:p>570,29</text:p>
          </table:table-cell>
          <table:table-cell office:value-type="float" office:value="359.196" calcext:value-type="float">
            <text:p>359,196</text:p>
          </table:table-cell>
          <table:table-cell office:value-type="float" office:value="170.926" calcext:value-type="float">
            <text:p>170,926</text:p>
          </table:table-cell>
          <table:table-cell office:value-type="float" office:value="0.213621" calcext:value-type="float">
            <text:p>0,213621</text:p>
          </table:table-cell>
          <table:table-cell office:value-type="float" office:value="-1.20324" calcext:value-type="float">
            <text:p>-1,20324</text:p>
          </table:table-cell>
          <table:table-cell office:value-type="float" office:value="-0.018367" calcext:value-type="float">
            <text:p>-0,018367</text:p>
          </table:table-cell>
          <table:table-cell office:value-type="float" office:value="0.00751961" calcext:value-type="float">
            <text:p>0,00751961</text:p>
          </table:table-cell>
          <table:table-cell office:value-type="float" office:value="1.96619" calcext:value-type="float">
            <text:p>1,966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26088" calcext:value-type="float">
            <text:p>0,0326088</text:p>
          </table:table-cell>
          <table:table-cell office:value-type="float" office:value="0.0108539" calcext:value-type="float">
            <text:p>0,0108539</text:p>
          </table:table-cell>
          <table:table-cell office:value-type="float" office:value="0.0355081" calcext:value-type="float">
            <text:p>0,0355081</text:p>
          </table:table-cell>
          <table:table-cell office:value-type="float" office:value="0.028547" calcext:value-type="float">
            <text:p>0,028547</text:p>
          </table:table-cell>
          <table:table-cell office:value-type="float" office:value="0.0496097" calcext:value-type="float">
            <text:p>0,0496097</text:p>
          </table:table-cell>
          <table:table-cell office:value-type="float" office:value="-0.020982" calcext:value-type="float">
            <text:p>-0,020982</text:p>
          </table:table-cell>
          <table:table-cell office:value-type="float" office:value="-0.0169143" calcext:value-type="float">
            <text:p>-0,0169143</text:p>
          </table:table-cell>
          <table:table-cell office:value-type="float" office:value="0.0185351" calcext:value-type="float">
            <text:p>0,0185351</text:p>
          </table:table-cell>
          <table:table-cell office:value-type="float" office:value="-0.00726791" calcext:value-type="float">
            <text:p>-0,00726791</text:p>
          </table:table-cell>
          <table:table-cell office:value-type="float" office:value="0.00765076" calcext:value-type="float">
            <text:p>0,00765076</text:p>
          </table:table-cell>
          <table:table-cell office:value-type="float" office:value="0.0136849" calcext:value-type="float">
            <text:p>0,0136849</text:p>
          </table:table-cell>
          <table:table-cell office:value-type="float" office:value="0.100263" calcext:value-type="float">
            <text:p>0,100263</text:p>
          </table:table-cell>
          <table:table-cell office:value-type="float" office:value="-0.0189901" calcext:value-type="float">
            <text:p>-0,0189901</text:p>
          </table:table-cell>
          <table:table-cell office:value-type="float" office:value="0.0108794" calcext:value-type="float">
            <text:p>0,0108794</text:p>
          </table:table-cell>
          <table:table-cell office:value-type="float" office:value="0.0418143" calcext:value-type="float">
            <text:p>0,0418143</text:p>
          </table:table-cell>
          <table:table-cell office:value-type="float" office:value="0.0253306" calcext:value-type="float">
            <text:p>0,0253306</text:p>
          </table:table-cell>
          <table:table-cell office:value-type="float" office:value="0.0185351" calcext:value-type="float">
            <text:p>0,0185351</text:p>
          </table:table-cell>
          <table:table-cell office:value-type="float" office:value="-0.0856789" calcext:value-type="float">
            <text:p>-0,0856789</text:p>
          </table:table-cell>
          <table:table-cell office:value-type="float" office:value="-0.0102932" calcext:value-type="float">
            <text:p>-0,0102932</text:p>
          </table:table-cell>
          <table:table-cell office:value-type="float" office:value="-0.0144805" calcext:value-type="float">
            <text:p>-0,0144805</text:p>
          </table:table-cell>
          <table:table-cell office:value-type="float" office:value="0.0256194" calcext:value-type="float">
            <text:p>0,0256194</text:p>
          </table:table-cell>
          <table:table-cell office:value-type="float" office:value="-0.0302526" calcext:value-type="float">
            <text:p>-0,0302526</text:p>
          </table:table-cell>
          <table:table-cell office:value-type="float" office:value="0.0029853" calcext:value-type="float">
            <text:p>0,0029853</text:p>
          </table:table-cell>
          <table:table-cell office:value-type="float" office:value="0.0581161" calcext:value-type="float">
            <text:p>0,0581161</text:p>
          </table:table-cell>
          <table:table-cell office:value-type="float" office:value="-0.0200928" calcext:value-type="float">
            <text:p>-0,0200928</text:p>
          </table:table-cell>
          <table:table-cell office:value-type="float" office:value="0.0454962" calcext:value-type="float">
            <text:p>0,0454962</text:p>
          </table:table-cell>
          <table:table-cell office:value-type="float" office:value="0.0706026" calcext:value-type="float">
            <text:p>0,0706026</text:p>
          </table:table-cell>
          <table:table-cell office:value-type="float" office:value="0.000784727" calcext:value-type="float">
            <text:p>0,000784727</text:p>
          </table:table-cell>
          <table:table-cell office:value-type="float" office:value="0.0267611" calcext:value-type="float">
            <text:p>0,0267611</text:p>
          </table:table-cell>
          <table:table-cell office:value-type="float" office:value="0.0327683" calcext:value-type="float">
            <text:p>0,0327683</text:p>
          </table:table-cell>
          <table:table-cell office:value-type="float" office:value="-0.00479753" calcext:value-type="float">
            <text:p>-0,00479753</text:p>
          </table:table-cell>
          <table:table-cell office:value-type="float" office:value="-0.0122825" calcext:value-type="float">
            <text:p>-0,0122825</text:p>
          </table:table-cell>
          <table:table-cell office:value-type="float" office:value="0.0218128" calcext:value-type="float">
            <text:p>0,0218128</text:p>
          </table:table-cell>
          <table:table-cell office:value-type="float" office:value="0.0290871" calcext:value-type="float">
            <text:p>0,0290871</text:p>
          </table:table-cell>
          <table:table-cell office:value-type="float" office:value="-0.00141037" calcext:value-type="float">
            <text:p>-0,00141037</text:p>
          </table:table-cell>
          <table:table-cell office:value-type="float" office:value="-0.0459582" calcext:value-type="float">
            <text:p>-0,0459582</text:p>
          </table:table-cell>
          <table:table-cell office:value-type="float" office:value="-0.0807231" calcext:value-type="float">
            <text:p>-0,0807231</text:p>
          </table:table-cell>
          <table:table-cell office:value-type="float" office:value="0.02271" calcext:value-type="float">
            <text:p>0,02271</text:p>
          </table:table-cell>
          <table:table-cell office:value-type="float" office:value="0.0843403" calcext:value-type="float">
            <text:p>0,0843403</text:p>
          </table:table-cell>
          <table:table-cell office:value-type="float" office:value="-0.00246766" calcext:value-type="float">
            <text:p>-0,00246766</text:p>
          </table:table-cell>
          <table:table-cell office:value-type="float" office:value="0.028134" calcext:value-type="float">
            <text:p>0,028134</text:p>
          </table:table-cell>
          <table:table-cell office:value-type="float" office:value="-0.00746274" calcext:value-type="float">
            <text:p>-0,00746274</text:p>
          </table:table-cell>
          <table:table-cell office:value-type="float" office:value="0.123519" calcext:value-type="float">
            <text:p>0,123519</text:p>
          </table:table-cell>
          <table:table-cell office:value-type="float" office:value="0.126504" calcext:value-type="float">
            <text:p>0,126504</text:p>
          </table:table-cell>
          <table:table-cell office:value-type="float" office:value="0.0493314" calcext:value-type="float">
            <text:p>0,0493314</text:p>
          </table:table-cell>
          <table:table-cell office:value-type="float" office:value="-0.00202292" calcext:value-type="float">
            <text:p>-0,00202292</text:p>
          </table:table-cell>
          <table:table-cell office:value-type="float" office:value="0.0240219" calcext:value-type="float">
            <text:p>0,0240219</text:p>
          </table:table-cell>
          <table:table-cell office:value-type="float" office:value="-2.12898" calcext:value-type="float">
            <text:p>-2,12898</text:p>
          </table:table-cell>
          <table:table-cell office:value-type="float" office:value="-0.0354626" calcext:value-type="float">
            <text:p>-0,0354626</text:p>
          </table:table-cell>
          <table:table-cell office:value-type="float" office:value="-1.60417" calcext:value-type="float">
            <text:p>-1,604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732" calcext:value-type="float">
            <text:p>565,732</text:p>
          </table:table-cell>
          <table:table-cell office:value-type="float" office:value="570.322" calcext:value-type="float">
            <text:p>570,322</text:p>
          </table:table-cell>
          <table:table-cell office:value-type="float" office:value="359.479" calcext:value-type="float">
            <text:p>359,479</text:p>
          </table:table-cell>
          <table:table-cell office:value-type="float" office:value="170.786" calcext:value-type="float">
            <text:p>170,786</text:p>
          </table:table-cell>
          <table:table-cell office:value-type="float" office:value="0.212266" calcext:value-type="float">
            <text:p>0,212266</text:p>
          </table:table-cell>
          <table:table-cell office:value-type="float" office:value="-1.19489" calcext:value-type="float">
            <text:p>-1,19489</text:p>
          </table:table-cell>
          <table:table-cell office:value-type="float" office:value="-0.0183972" calcext:value-type="float">
            <text:p>-0,0183972</text:p>
          </table:table-cell>
          <table:table-cell office:value-type="float" office:value="0.00764873" calcext:value-type="float">
            <text:p>0,00764873</text:p>
          </table:table-cell>
          <table:table-cell office:value-type="float" office:value="1.95037" calcext:value-type="float">
            <text:p>1,95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93375" calcext:value-type="float">
            <text:p>0,0293375</text:p>
          </table:table-cell>
          <table:table-cell office:value-type="float" office:value="0.0108369" calcext:value-type="float">
            <text:p>0,0108369</text:p>
          </table:table-cell>
          <table:table-cell office:value-type="float" office:value="0.0354459" calcext:value-type="float">
            <text:p>0,0354459</text:p>
          </table:table-cell>
          <table:table-cell office:value-type="float" office:value="0.0285501" calcext:value-type="float">
            <text:p>0,0285501</text:p>
          </table:table-cell>
          <table:table-cell office:value-type="float" office:value="0.0496023" calcext:value-type="float">
            <text:p>0,0496023</text:p>
          </table:table-cell>
          <table:table-cell office:value-type="float" office:value="-0.0209654" calcext:value-type="float">
            <text:p>-0,0209654</text:p>
          </table:table-cell>
          <table:table-cell office:value-type="float" office:value="-0.0168969" calcext:value-type="float">
            <text:p>-0,0168969</text:p>
          </table:table-cell>
          <table:table-cell office:value-type="float" office:value="0.0185333" calcext:value-type="float">
            <text:p>0,0185333</text:p>
          </table:table-cell>
          <table:table-cell office:value-type="float" office:value="-0.00722584" calcext:value-type="float">
            <text:p>-0,00722584</text:p>
          </table:table-cell>
          <table:table-cell office:value-type="float" office:value="0.00766028" calcext:value-type="float">
            <text:p>0,00766028</text:p>
          </table:table-cell>
          <table:table-cell office:value-type="float" office:value="0.0136991" calcext:value-type="float">
            <text:p>0,0136991</text:p>
          </table:table-cell>
          <table:table-cell office:value-type="float" office:value="0.100334" calcext:value-type="float">
            <text:p>0,100334</text:p>
          </table:table-cell>
          <table:table-cell office:value-type="float" office:value="-0.0189911" calcext:value-type="float">
            <text:p>-0,0189911</text:p>
          </table:table-cell>
          <table:table-cell office:value-type="float" office:value="0.0108721" calcext:value-type="float">
            <text:p>0,0108721</text:p>
          </table:table-cell>
          <table:table-cell office:value-type="float" office:value="0.0418328" calcext:value-type="float">
            <text:p>0,0418328</text:p>
          </table:table-cell>
          <table:table-cell office:value-type="float" office:value="0.0253436" calcext:value-type="float">
            <text:p>0,0253436</text:p>
          </table:table-cell>
          <table:table-cell office:value-type="float" office:value="0.0185333" calcext:value-type="float">
            <text:p>0,0185333</text:p>
          </table:table-cell>
          <table:table-cell office:value-type="float" office:value="-0.0857833" calcext:value-type="float">
            <text:p>-0,0857833</text:p>
          </table:table-cell>
          <table:table-cell office:value-type="float" office:value="-0.0103086" calcext:value-type="float">
            <text:p>-0,0103086</text:p>
          </table:table-cell>
          <table:table-cell office:value-type="float" office:value="-0.0144729" calcext:value-type="float">
            <text:p>-0,0144729</text:p>
          </table:table-cell>
          <table:table-cell office:value-type="float" office:value="0.0256198" calcext:value-type="float">
            <text:p>0,0256198</text:p>
          </table:table-cell>
          <table:table-cell office:value-type="float" office:value="-0.0302526" calcext:value-type="float">
            <text:p>-0,0302526</text:p>
          </table:table-cell>
          <table:table-cell office:value-type="float" office:value="0.00298519" calcext:value-type="float">
            <text:p>0,00298519</text:p>
          </table:table-cell>
          <table:table-cell office:value-type="float" office:value="0.0595088" calcext:value-type="float">
            <text:p>0,0595088</text:p>
          </table:table-cell>
          <table:table-cell office:value-type="float" office:value="-0.0200398" calcext:value-type="float">
            <text:p>-0,0200398</text:p>
          </table:table-cell>
          <table:table-cell office:value-type="float" office:value="0.0487608" calcext:value-type="float">
            <text:p>0,0487608</text:p>
          </table:table-cell>
          <table:table-cell office:value-type="float" office:value="0.0706091" calcext:value-type="float">
            <text:p>0,0706091</text:p>
          </table:table-cell>
          <table:table-cell office:value-type="float" office:value="0.000786323" calcext:value-type="float">
            <text:p>0,000786323</text:p>
          </table:table-cell>
          <table:table-cell office:value-type="float" office:value="0.026762" calcext:value-type="float">
            <text:p>0,026762</text:p>
          </table:table-cell>
          <table:table-cell office:value-type="float" office:value="0.035581" calcext:value-type="float">
            <text:p>0,035581</text:p>
          </table:table-cell>
          <table:table-cell office:value-type="float" office:value="-0.0105715" calcext:value-type="float">
            <text:p>-0,0105715</text:p>
          </table:table-cell>
          <table:table-cell office:value-type="float" office:value="-0.00956061" calcext:value-type="float">
            <text:p>-0,00956061</text:p>
          </table:table-cell>
          <table:table-cell office:value-type="float" office:value="0.0218123" calcext:value-type="float">
            <text:p>0,0218123</text:p>
          </table:table-cell>
          <table:table-cell office:value-type="float" office:value="0.0290866" calcext:value-type="float">
            <text:p>0,0290866</text:p>
          </table:table-cell>
          <table:table-cell office:value-type="float" office:value="-0.00141013" calcext:value-type="float">
            <text:p>-0,00141013</text:p>
          </table:table-cell>
          <table:table-cell office:value-type="float" office:value="-0.0423128" calcext:value-type="float">
            <text:p>-0,0423128</text:p>
          </table:table-cell>
          <table:table-cell office:value-type="float" office:value="-0.0763948" calcext:value-type="float">
            <text:p>-0,0763948</text:p>
          </table:table-cell>
          <table:table-cell office:value-type="float" office:value="0.0194269" calcext:value-type="float">
            <text:p>0,0194269</text:p>
          </table:table-cell>
          <table:table-cell office:value-type="float" office:value="0.0843389" calcext:value-type="float">
            <text:p>0,0843389</text:p>
          </table:table-cell>
          <table:table-cell office:value-type="float" office:value="-0.00245776" calcext:value-type="float">
            <text:p>-0,00245776</text:p>
          </table:table-cell>
          <table:table-cell office:value-type="float" office:value="0.0281358" calcext:value-type="float">
            <text:p>0,0281358</text:p>
          </table:table-cell>
          <table:table-cell office:value-type="float" office:value="0.00116091" calcext:value-type="float">
            <text:p>0,00116091</text:p>
          </table:table-cell>
          <table:table-cell office:value-type="float" office:value="0.11417" calcext:value-type="float">
            <text:p>0,11417</text:p>
          </table:table-cell>
          <table:table-cell office:value-type="float" office:value="0.114959" calcext:value-type="float">
            <text:p>0,114959</text:p>
          </table:table-cell>
          <table:table-cell office:value-type="float" office:value="0.0494076" calcext:value-type="float">
            <text:p>0,0494076</text:p>
          </table:table-cell>
          <table:table-cell office:value-type="float" office:value="-0.00202316" calcext:value-type="float">
            <text:p>-0,00202316</text:p>
          </table:table-cell>
          <table:table-cell office:value-type="float" office:value="0.0238637" calcext:value-type="float">
            <text:p>0,0238637</text:p>
          </table:table-cell>
          <table:table-cell office:value-type="float" office:value="-2.13191" calcext:value-type="float">
            <text:p>-2,13191</text:p>
          </table:table-cell>
          <table:table-cell office:value-type="float" office:value="-0.0359735" calcext:value-type="float">
            <text:p>-0,0359735</text:p>
          </table:table-cell>
          <table:table-cell office:value-type="float" office:value="-1.60457" calcext:value-type="float">
            <text:p>-1,604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77" calcext:value-type="float">
            <text:p>565,77</text:p>
          </table:table-cell>
          <table:table-cell office:value-type="float" office:value="570.364" calcext:value-type="float">
            <text:p>570,364</text:p>
          </table:table-cell>
          <table:table-cell office:value-type="float" office:value="359.864" calcext:value-type="float">
            <text:p>359,864</text:p>
          </table:table-cell>
          <table:table-cell office:value-type="float" office:value="170.598" calcext:value-type="float">
            <text:p>170,598</text:p>
          </table:table-cell>
          <table:table-cell office:value-type="float" office:value="0.210475" calcext:value-type="float">
            <text:p>0,210475</text:p>
          </table:table-cell>
          <table:table-cell office:value-type="float" office:value="-1.18334" calcext:value-type="float">
            <text:p>-1,18334</text:p>
          </table:table-cell>
          <table:table-cell office:value-type="float" office:value="-0.0184337" calcext:value-type="float">
            <text:p>-0,0184337</text:p>
          </table:table-cell>
          <table:table-cell office:value-type="float" office:value="0.00781819" calcext:value-type="float">
            <text:p>0,00781819</text:p>
          </table:table-cell>
          <table:table-cell office:value-type="float" office:value="1.92742" calcext:value-type="float">
            <text:p>1,927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72442" calcext:value-type="float">
            <text:p>0,0272442</text:p>
          </table:table-cell>
          <table:table-cell office:value-type="float" office:value="0.0108312" calcext:value-type="float">
            <text:p>0,0108312</text:p>
          </table:table-cell>
          <table:table-cell office:value-type="float" office:value="0.035415" calcext:value-type="float">
            <text:p>0,035415</text:p>
          </table:table-cell>
          <table:table-cell office:value-type="float" office:value="0.0285512" calcext:value-type="float">
            <text:p>0,0285512</text:p>
          </table:table-cell>
          <table:table-cell office:value-type="float" office:value="0.0495988" calcext:value-type="float">
            <text:p>0,0495988</text:p>
          </table:table-cell>
          <table:table-cell office:value-type="float" office:value="-0.0209577" calcext:value-type="float">
            <text:p>-0,0209577</text:p>
          </table:table-cell>
          <table:table-cell office:value-type="float" office:value="-0.0168882" calcext:value-type="float">
            <text:p>-0,0168882</text:p>
          </table:table-cell>
          <table:table-cell office:value-type="float" office:value="0.01853" calcext:value-type="float">
            <text:p>0,01853</text:p>
          </table:table-cell>
          <table:table-cell office:value-type="float" office:value="-0.00720398" calcext:value-type="float">
            <text:p>-0,00720398</text:p>
          </table:table-cell>
          <table:table-cell office:value-type="float" office:value="0.00766473" calcext:value-type="float">
            <text:p>0,00766473</text:p>
          </table:table-cell>
          <table:table-cell office:value-type="float" office:value="0.0137061" calcext:value-type="float">
            <text:p>0,0137061</text:p>
          </table:table-cell>
          <table:table-cell office:value-type="float" office:value="0.100361" calcext:value-type="float">
            <text:p>0,100361</text:p>
          </table:table-cell>
          <table:table-cell office:value-type="float" office:value="-0.0189903" calcext:value-type="float">
            <text:p>-0,0189903</text:p>
          </table:table-cell>
          <table:table-cell office:value-type="float" office:value="0.010868" calcext:value-type="float">
            <text:p>0,010868</text:p>
          </table:table-cell>
          <table:table-cell office:value-type="float" office:value="0.0418388" calcext:value-type="float">
            <text:p>0,0418388</text:p>
          </table:table-cell>
          <table:table-cell office:value-type="float" office:value="0.0253484" calcext:value-type="float">
            <text:p>0,0253484</text:p>
          </table:table-cell>
          <table:table-cell office:value-type="float" office:value="0.01853" calcext:value-type="float">
            <text:p>0,01853</text:p>
          </table:table-cell>
          <table:table-cell office:value-type="float" office:value="-0.085825" calcext:value-type="float">
            <text:p>-0,085825</text:p>
          </table:table-cell>
          <table:table-cell office:value-type="float" office:value="-0.0103146" calcext:value-type="float">
            <text:p>-0,0103146</text:p>
          </table:table-cell>
          <table:table-cell office:value-type="float" office:value="-0.0144695" calcext:value-type="float">
            <text:p>-0,0144695</text:p>
          </table:table-cell>
          <table:table-cell office:value-type="float" office:value="0.0256203" calcext:value-type="float">
            <text:p>0,0256203</text:p>
          </table:table-cell>
          <table:table-cell office:value-type="float" office:value="-0.030253" calcext:value-type="float">
            <text:p>-0,030253</text:p>
          </table:table-cell>
          <table:table-cell office:value-type="float" office:value="0.00298548" calcext:value-type="float">
            <text:p>0,00298548</text:p>
          </table:table-cell>
          <table:table-cell office:value-type="float" office:value="0.0646008" calcext:value-type="float">
            <text:p>0,0646008</text:p>
          </table:table-cell>
          <table:table-cell office:value-type="float" office:value="-0.0206859" calcext:value-type="float">
            <text:p>-0,0206859</text:p>
          </table:table-cell>
          <table:table-cell office:value-type="float" office:value="0.0449069" calcext:value-type="float">
            <text:p>0,0449069</text:p>
          </table:table-cell>
          <table:table-cell office:value-type="float" office:value="0.0706116" calcext:value-type="float">
            <text:p>0,0706116</text:p>
          </table:table-cell>
          <table:table-cell office:value-type="float" office:value="0.000785221" calcext:value-type="float">
            <text:p>0,000785221</text:p>
          </table:table-cell>
          <table:table-cell office:value-type="float" office:value="0.0267625" calcext:value-type="float">
            <text:p>0,0267625</text:p>
          </table:table-cell>
          <table:table-cell office:value-type="float" office:value="0.0390964" calcext:value-type="float">
            <text:p>0,0390964</text:p>
          </table:table-cell>
          <table:table-cell office:value-type="float" office:value="-0.00977463" calcext:value-type="float">
            <text:p>-0,00977463</text:p>
          </table:table-cell>
          <table:table-cell office:value-type="float" office:value="-0.0134968" calcext:value-type="float">
            <text:p>-0,0134968</text:p>
          </table:table-cell>
          <table:table-cell office:value-type="float" office:value="0.0218122" calcext:value-type="float">
            <text:p>0,0218122</text:p>
          </table:table-cell>
          <table:table-cell office:value-type="float" office:value="0.0290865" calcext:value-type="float">
            <text:p>0,0290865</text:p>
          </table:table-cell>
          <table:table-cell office:value-type="float" office:value="-0.00141039" calcext:value-type="float">
            <text:p>-0,00141039</text:p>
          </table:table-cell>
          <table:table-cell office:value-type="float" office:value="-0.0384476" calcext:value-type="float">
            <text:p>-0,0384476</text:p>
          </table:table-cell>
          <table:table-cell office:value-type="float" office:value="-0.0774147" calcext:value-type="float">
            <text:p>-0,0774147</text:p>
          </table:table-cell>
          <table:table-cell office:value-type="float" office:value="0.0180532" calcext:value-type="float">
            <text:p>0,0180532</text:p>
          </table:table-cell>
          <table:table-cell office:value-type="float" office:value="0.0843273" calcext:value-type="float">
            <text:p>0,0843273</text:p>
          </table:table-cell>
          <table:table-cell office:value-type="float" office:value="-0.00245855" calcext:value-type="float">
            <text:p>-0,00245855</text:p>
          </table:table-cell>
          <table:table-cell office:value-type="float" office:value="0.0281277" calcext:value-type="float">
            <text:p>0,0281277</text:p>
          </table:table-cell>
          <table:table-cell office:value-type="float" office:value="0.00108573" calcext:value-type="float">
            <text:p>0,00108573</text:p>
          </table:table-cell>
          <table:table-cell office:value-type="float" office:value="0.116263" calcext:value-type="float">
            <text:p>0,116263</text:p>
          </table:table-cell>
          <table:table-cell office:value-type="float" office:value="0.123255" calcext:value-type="float">
            <text:p>0,123255</text:p>
          </table:table-cell>
          <table:table-cell office:value-type="float" office:value="0.0494571" calcext:value-type="float">
            <text:p>0,0494571</text:p>
          </table:table-cell>
          <table:table-cell office:value-type="float" office:value="-0.00202339" calcext:value-type="float">
            <text:p>-0,00202339</text:p>
          </table:table-cell>
          <table:table-cell office:value-type="float" office:value="0.0237608" calcext:value-type="float">
            <text:p>0,0237608</text:p>
          </table:table-cell>
          <table:table-cell office:value-type="float" office:value="-2.13387" calcext:value-type="float">
            <text:p>-2,13387</text:p>
          </table:table-cell>
          <table:table-cell office:value-type="float" office:value="-0.0362006" calcext:value-type="float">
            <text:p>-0,0362006</text:p>
          </table:table-cell>
          <table:table-cell office:value-type="float" office:value="-1.60469" calcext:value-type="float">
            <text:p>-1,604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787" calcext:value-type="float">
            <text:p>565,787</text:p>
          </table:table-cell>
          <table:table-cell office:value-type="float" office:value="570.385" calcext:value-type="float">
            <text:p>570,385</text:p>
          </table:table-cell>
          <table:table-cell office:value-type="float" office:value="360.014" calcext:value-type="float">
            <text:p>360,014</text:p>
          </table:table-cell>
          <table:table-cell office:value-type="float" office:value="170.523" calcext:value-type="float">
            <text:p>170,523</text:p>
          </table:table-cell>
          <table:table-cell office:value-type="float" office:value="0.209738" calcext:value-type="float">
            <text:p>0,209738</text:p>
          </table:table-cell>
          <table:table-cell office:value-type="float" office:value="-1.17925" calcext:value-type="float">
            <text:p>-1,17925</text:p>
          </table:table-cell>
          <table:table-cell office:value-type="float" office:value="-0.0184542" calcext:value-type="float">
            <text:p>-0,0184542</text:p>
          </table:table-cell>
          <table:table-cell office:value-type="float" office:value="0.00788793" calcext:value-type="float">
            <text:p>0,00788793</text:p>
          </table:table-cell>
          <table:table-cell office:value-type="float" office:value="1.92038" calcext:value-type="float">
            <text:p>1,920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75014" calcext:value-type="float">
            <text:p>0,0375014</text:p>
          </table:table-cell>
          <table:table-cell office:value-type="float" office:value="0.0108079" calcext:value-type="float">
            <text:p>0,0108079</text:p>
          </table:table-cell>
          <table:table-cell office:value-type="float" office:value="0.0353328" calcext:value-type="float">
            <text:p>0,0353328</text:p>
          </table:table-cell>
          <table:table-cell office:value-type="float" office:value="0.0285557" calcext:value-type="float">
            <text:p>0,0285557</text:p>
          </table:table-cell>
          <table:table-cell office:value-type="float" office:value="0.0495894" calcext:value-type="float">
            <text:p>0,0495894</text:p>
          </table:table-cell>
          <table:table-cell office:value-type="float" office:value="-0.0209346" calcext:value-type="float">
            <text:p>-0,0209346</text:p>
          </table:table-cell>
          <table:table-cell office:value-type="float" office:value="-0.0168665" calcext:value-type="float">
            <text:p>-0,0168665</text:p>
          </table:table-cell>
          <table:table-cell office:value-type="float" office:value="0.01853" calcext:value-type="float">
            <text:p>0,01853</text:p>
          </table:table-cell>
          <table:table-cell office:value-type="float" office:value="-0.00715267" calcext:value-type="float">
            <text:p>-0,00715267</text:p>
          </table:table-cell>
          <table:table-cell office:value-type="float" office:value="0.00767775" calcext:value-type="float">
            <text:p>0,00767775</text:p>
          </table:table-cell>
          <table:table-cell office:value-type="float" office:value="0.0137241" calcext:value-type="float">
            <text:p>0,0137241</text:p>
          </table:table-cell>
          <table:table-cell office:value-type="float" office:value="0.10046" calcext:value-type="float">
            <text:p>0,10046</text:p>
          </table:table-cell>
          <table:table-cell office:value-type="float" office:value="-0.0189935" calcext:value-type="float">
            <text:p>-0,0189935</text:p>
          </table:table-cell>
          <table:table-cell office:value-type="float" office:value="0.0108599" calcext:value-type="float">
            <text:p>0,0108599</text:p>
          </table:table-cell>
          <table:table-cell office:value-type="float" office:value="0.0418651" calcext:value-type="float">
            <text:p>0,0418651</text:p>
          </table:table-cell>
          <table:table-cell office:value-type="float" office:value="0.025366" calcext:value-type="float">
            <text:p>0,025366</text:p>
          </table:table-cell>
          <table:table-cell office:value-type="float" office:value="0.01853" calcext:value-type="float">
            <text:p>0,01853</text:p>
          </table:table-cell>
          <table:table-cell office:value-type="float" office:value="-0.0859679" calcext:value-type="float">
            <text:p>-0,0859679</text:p>
          </table:table-cell>
          <table:table-cell office:value-type="float" office:value="-0.0103347" calcext:value-type="float">
            <text:p>-0,0103347</text:p>
          </table:table-cell>
          <table:table-cell office:value-type="float" office:value="-0.0144605" calcext:value-type="float">
            <text:p>-0,0144605</text:p>
          </table:table-cell>
          <table:table-cell office:value-type="float" office:value="0.0256216" calcext:value-type="float">
            <text:p>0,0256216</text:p>
          </table:table-cell>
          <table:table-cell office:value-type="float" office:value="-0.0302609" calcext:value-type="float">
            <text:p>-0,0302609</text:p>
          </table:table-cell>
          <table:table-cell office:value-type="float" office:value="0.00299537" calcext:value-type="float">
            <text:p>0,00299537</text:p>
          </table:table-cell>
          <table:table-cell office:value-type="float" office:value="0.0889037" calcext:value-type="float">
            <text:p>0,0889037</text:p>
          </table:table-cell>
          <table:table-cell office:value-type="float" office:value="-0.038762" calcext:value-type="float">
            <text:p>-0,038762</text:p>
          </table:table-cell>
          <table:table-cell office:value-type="float" office:value="0.0287054" calcext:value-type="float">
            <text:p>0,0287054</text:p>
          </table:table-cell>
          <table:table-cell office:value-type="float" office:value="0.070619" calcext:value-type="float">
            <text:p>0,070619</text:p>
          </table:table-cell>
          <table:table-cell office:value-type="float" office:value="0.000786064" calcext:value-type="float">
            <text:p>0,000786064</text:p>
          </table:table-cell>
          <table:table-cell office:value-type="float" office:value="0.0267629" calcext:value-type="float">
            <text:p>0,0267629</text:p>
          </table:table-cell>
          <table:table-cell office:value-type="float" office:value="0.0340013" calcext:value-type="float">
            <text:p>0,0340013</text:p>
          </table:table-cell>
          <table:table-cell office:value-type="float" office:value="-0.011554" calcext:value-type="float">
            <text:p>-0,011554</text:p>
          </table:table-cell>
          <table:table-cell office:value-type="float" office:value="-0.0186225" calcext:value-type="float">
            <text:p>-0,0186225</text:p>
          </table:table-cell>
          <table:table-cell office:value-type="float" office:value="0.0218119" calcext:value-type="float">
            <text:p>0,0218119</text:p>
          </table:table-cell>
          <table:table-cell office:value-type="float" office:value="0.0290861" calcext:value-type="float">
            <text:p>0,0290861</text:p>
          </table:table-cell>
          <table:table-cell office:value-type="float" office:value="-0.00141176" calcext:value-type="float">
            <text:p>-0,00141176</text:p>
          </table:table-cell>
          <table:table-cell office:value-type="float" office:value="-0.0461013" calcext:value-type="float">
            <text:p>-0,0461013</text:p>
          </table:table-cell>
          <table:table-cell office:value-type="float" office:value="-0.0877" calcext:value-type="float">
            <text:p>-0,0877</text:p>
          </table:table-cell>
          <table:table-cell office:value-type="float" office:value="0.0162257" calcext:value-type="float">
            <text:p>0,0162257</text:p>
          </table:table-cell>
          <table:table-cell office:value-type="float" office:value="0.0843136" calcext:value-type="float">
            <text:p>0,0843136</text:p>
          </table:table-cell>
          <table:table-cell office:value-type="float" office:value="-0.00245589" calcext:value-type="float">
            <text:p>-0,00245589</text:p>
          </table:table-cell>
          <table:table-cell office:value-type="float" office:value="0.028126" calcext:value-type="float">
            <text:p>0,028126</text:p>
          </table:table-cell>
          <table:table-cell office:value-type="float" office:value="0.00981986" calcext:value-type="float">
            <text:p>0,00981986</text:p>
          </table:table-cell>
          <table:table-cell office:value-type="float" office:value="0.114505" calcext:value-type="float">
            <text:p>0,114505</text:p>
          </table:table-cell>
          <table:table-cell office:value-type="float" office:value="0.125923" calcext:value-type="float">
            <text:p>0,125923</text:p>
          </table:table-cell>
          <table:table-cell office:value-type="float" office:value="0.0492096" calcext:value-type="float">
            <text:p>0,0492096</text:p>
          </table:table-cell>
          <table:table-cell office:value-type="float" office:value="-0.00202367" calcext:value-type="float">
            <text:p>-0,00202367</text:p>
          </table:table-cell>
          <table:table-cell office:value-type="float" office:value="0.0242734" calcext:value-type="float">
            <text:p>0,0242734</text:p>
          </table:table-cell>
          <table:table-cell office:value-type="float" office:value="-2.12315" calcext:value-type="float">
            <text:p>-2,12315</text:p>
          </table:table-cell>
          <table:table-cell office:value-type="float" office:value="-0.0364041" calcext:value-type="float">
            <text:p>-0,0364041</text:p>
          </table:table-cell>
          <table:table-cell office:value-type="float" office:value="-1.60576" calcext:value-type="float">
            <text:p>-1,60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841" calcext:value-type="float">
            <text:p>565,841</text:p>
          </table:table-cell>
          <table:table-cell office:value-type="float" office:value="570.435" calcext:value-type="float">
            <text:p>570,435</text:p>
          </table:table-cell>
          <table:table-cell office:value-type="float" office:value="360.544" calcext:value-type="float">
            <text:p>360,544</text:p>
          </table:table-cell>
          <table:table-cell office:value-type="float" office:value="170.27" calcext:value-type="float">
            <text:p>170,27</text:p>
          </table:table-cell>
          <table:table-cell office:value-type="float" office:value="0.207243" calcext:value-type="float">
            <text:p>0,207243</text:p>
          </table:table-cell>
          <table:table-cell office:value-type="float" office:value="-1.16297" calcext:value-type="float">
            <text:p>-1,16297</text:p>
          </table:table-cell>
          <table:table-cell office:value-type="float" office:value="-0.0184859" calcext:value-type="float">
            <text:p>-0,0184859</text:p>
          </table:table-cell>
          <table:table-cell office:value-type="float" office:value="0.00811674" calcext:value-type="float">
            <text:p>0,00811674</text:p>
          </table:table-cell>
          <table:table-cell office:value-type="float" office:value="1.88739" calcext:value-type="float">
            <text:p>1,887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23523" calcext:value-type="float">
            <text:p>0,0423523</text:p>
          </table:table-cell>
          <table:table-cell office:value-type="float" office:value="0.0107987" calcext:value-type="float">
            <text:p>0,0107987</text:p>
          </table:table-cell>
          <table:table-cell office:value-type="float" office:value="0.0352777" calcext:value-type="float">
            <text:p>0,0352777</text:p>
          </table:table-cell>
          <table:table-cell office:value-type="float" office:value="0.0285595" calcext:value-type="float">
            <text:p>0,0285595</text:p>
          </table:table-cell>
          <table:table-cell office:value-type="float" office:value="0.0495849" calcext:value-type="float">
            <text:p>0,0495849</text:p>
          </table:table-cell>
          <table:table-cell office:value-type="float" office:value="-0.0209215" calcext:value-type="float">
            <text:p>-0,0209215</text:p>
          </table:table-cell>
          <table:table-cell office:value-type="float" office:value="-0.0168542" calcext:value-type="float">
            <text:p>-0,0168542</text:p>
          </table:table-cell>
          <table:table-cell office:value-type="float" office:value="0.0185268" calcext:value-type="float">
            <text:p>0,0185268</text:p>
          </table:table-cell>
          <table:table-cell office:value-type="float" office:value="-0.00711802" calcext:value-type="float">
            <text:p>-0,00711802</text:p>
          </table:table-cell>
          <table:table-cell office:value-type="float" office:value="0.00768664" calcext:value-type="float">
            <text:p>0,00768664</text:p>
          </table:table-cell>
          <table:table-cell office:value-type="float" office:value="0.013737" calcext:value-type="float">
            <text:p>0,013737</text:p>
          </table:table-cell>
          <table:table-cell office:value-type="float" office:value="0.100485" calcext:value-type="float">
            <text:p>0,100485</text:p>
          </table:table-cell>
          <table:table-cell office:value-type="float" office:value="-0.018993" calcext:value-type="float">
            <text:p>-0,018993</text:p>
          </table:table-cell>
          <table:table-cell office:value-type="float" office:value="0.0108551" calcext:value-type="float">
            <text:p>0,0108551</text:p>
          </table:table-cell>
          <table:table-cell office:value-type="float" office:value="0.0418733" calcext:value-type="float">
            <text:p>0,0418733</text:p>
          </table:table-cell>
          <table:table-cell office:value-type="float" office:value="0.0253745" calcext:value-type="float">
            <text:p>0,0253745</text:p>
          </table:table-cell>
          <table:table-cell office:value-type="float" office:value="0.0185268" calcext:value-type="float">
            <text:p>0,0185268</text:p>
          </table:table-cell>
          <table:table-cell office:value-type="float" office:value="-0.0860151" calcext:value-type="float">
            <text:p>-0,0860151</text:p>
          </table:table-cell>
          <table:table-cell office:value-type="float" office:value="-0.0103439" calcext:value-type="float">
            <text:p>-0,0103439</text:p>
          </table:table-cell>
          <table:table-cell office:value-type="float" office:value="-0.0144551" calcext:value-type="float">
            <text:p>-0,0144551</text:p>
          </table:table-cell>
          <table:table-cell office:value-type="float" office:value="0.0256215" calcext:value-type="float">
            <text:p>0,0256215</text:p>
          </table:table-cell>
          <table:table-cell office:value-type="float" office:value="-0.0302534" calcext:value-type="float">
            <text:p>-0,0302534</text:p>
          </table:table-cell>
          <table:table-cell office:value-type="float" office:value="0.00298511" calcext:value-type="float">
            <text:p>0,00298511</text:p>
          </table:table-cell>
          <table:table-cell office:value-type="float" office:value="0.0957314" calcext:value-type="float">
            <text:p>0,0957314</text:p>
          </table:table-cell>
          <table:table-cell office:value-type="float" office:value="-0.0415295" calcext:value-type="float">
            <text:p>-0,0415295</text:p>
          </table:table-cell>
          <table:table-cell office:value-type="float" office:value="0.0298324" calcext:value-type="float">
            <text:p>0,0298324</text:p>
          </table:table-cell>
          <table:table-cell office:value-type="float" office:value="0.0706233" calcext:value-type="float">
            <text:p>0,0706233</text:p>
          </table:table-cell>
          <table:table-cell office:value-type="float" office:value="0.000786591" calcext:value-type="float">
            <text:p>0,000786591</text:p>
          </table:table-cell>
          <table:table-cell office:value-type="float" office:value="0.0267637" calcext:value-type="float">
            <text:p>0,0267637</text:p>
          </table:table-cell>
          <table:table-cell office:value-type="float" office:value="0.0336331" calcext:value-type="float">
            <text:p>0,0336331</text:p>
          </table:table-cell>
          <table:table-cell office:value-type="float" office:value="-0.010525" calcext:value-type="float">
            <text:p>-0,010525</text:p>
          </table:table-cell>
          <table:table-cell office:value-type="float" office:value="-0.0163574" calcext:value-type="float">
            <text:p>-0,0163574</text:p>
          </table:table-cell>
          <table:table-cell office:value-type="float" office:value="0.0218125" calcext:value-type="float">
            <text:p>0,0218125</text:p>
          </table:table-cell>
          <table:table-cell office:value-type="float" office:value="0.0290873" calcext:value-type="float">
            <text:p>0,0290873</text:p>
          </table:table-cell>
          <table:table-cell office:value-type="float" office:value="-0.00141051" calcext:value-type="float">
            <text:p>-0,00141051</text:p>
          </table:table-cell>
          <table:table-cell office:value-type="float" office:value="-0.0421839" calcext:value-type="float">
            <text:p>-0,0421839</text:p>
          </table:table-cell>
          <table:table-cell office:value-type="float" office:value="-0.0851871" calcext:value-type="float">
            <text:p>-0,0851871</text:p>
          </table:table-cell>
          <table:table-cell office:value-type="float" office:value="0.00628273" calcext:value-type="float">
            <text:p>0,00628273</text:p>
          </table:table-cell>
          <table:table-cell office:value-type="float" office:value="0.0843104" calcext:value-type="float">
            <text:p>0,0843104</text:p>
          </table:table-cell>
          <table:table-cell office:value-type="float" office:value="-0.002452" calcext:value-type="float">
            <text:p>-0,002452</text:p>
          </table:table-cell>
          <table:table-cell office:value-type="float" office:value="0.0281264" calcext:value-type="float">
            <text:p>0,0281264</text:p>
          </table:table-cell>
          <table:table-cell office:value-type="float" office:value="0.023094" calcext:value-type="float">
            <text:p>0,023094</text:p>
          </table:table-cell>
          <table:table-cell office:value-type="float" office:value="0.108383" calcext:value-type="float">
            <text:p>0,108383</text:p>
          </table:table-cell>
          <table:table-cell office:value-type="float" office:value="0.128826" calcext:value-type="float">
            <text:p>0,128826</text:p>
          </table:table-cell>
          <table:table-cell office:value-type="float" office:value="0.0490883" calcext:value-type="float">
            <text:p>0,0490883</text:p>
          </table:table-cell>
          <table:table-cell office:value-type="float" office:value="-0.00202408" calcext:value-type="float">
            <text:p>-0,00202408</text:p>
          </table:table-cell>
          <table:table-cell office:value-type="float" office:value="0.0245123" calcext:value-type="float">
            <text:p>0,0245123</text:p>
          </table:table-cell>
          <table:table-cell office:value-type="float" office:value="-2.11808" calcext:value-type="float">
            <text:p>-2,11808</text:p>
          </table:table-cell>
          <table:table-cell office:value-type="float" office:value="-0.0364756" calcext:value-type="float">
            <text:p>-0,0364756</text:p>
          </table:table-cell>
          <table:table-cell office:value-type="float" office:value="-1.60627" calcext:value-type="float">
            <text:p>-1,606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87" calcext:value-type="float">
            <text:p>565,87</text:p>
          </table:table-cell>
          <table:table-cell office:value-type="float" office:value="570.462" calcext:value-type="float">
            <text:p>570,462</text:p>
          </table:table-cell>
          <table:table-cell office:value-type="float" office:value="360.784" calcext:value-type="float">
            <text:p>360,784</text:p>
          </table:table-cell>
          <table:table-cell office:value-type="float" office:value="170.152" calcext:value-type="float">
            <text:p>170,152</text:p>
          </table:table-cell>
          <table:table-cell office:value-type="float" office:value="0.205967" calcext:value-type="float">
            <text:p>0,205967</text:p>
          </table:table-cell>
          <table:table-cell office:value-type="float" office:value="-1.15579" calcext:value-type="float">
            <text:p>-1,15579</text:p>
          </table:table-cell>
          <table:table-cell office:value-type="float" office:value="-0.0185039" calcext:value-type="float">
            <text:p>-0,0185039</text:p>
          </table:table-cell>
          <table:table-cell office:value-type="float" office:value="0.00822556" calcext:value-type="float">
            <text:p>0,00822556</text:p>
          </table:table-cell>
          <table:table-cell office:value-type="float" office:value="1.87471" calcext:value-type="float">
            <text:p>1,874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38368" calcext:value-type="float">
            <text:p>0,0338368</text:p>
          </table:table-cell>
          <table:table-cell office:value-type="float" office:value="0.0107853" calcext:value-type="float">
            <text:p>0,0107853</text:p>
          </table:table-cell>
          <table:table-cell office:value-type="float" office:value="0.0352303" calcext:value-type="float">
            <text:p>0,0352303</text:p>
          </table:table-cell>
          <table:table-cell office:value-type="float" office:value="0.0285606" calcext:value-type="float">
            <text:p>0,0285606</text:p>
          </table:table-cell>
          <table:table-cell office:value-type="float" office:value="0.0495792" calcext:value-type="float">
            <text:p>0,0495792</text:p>
          </table:table-cell>
          <table:table-cell office:value-type="float" office:value="-0.0209086" calcext:value-type="float">
            <text:p>-0,0209086</text:p>
          </table:table-cell>
          <table:table-cell office:value-type="float" office:value="-0.0168403" calcext:value-type="float">
            <text:p>-0,0168403</text:p>
          </table:table-cell>
          <table:table-cell office:value-type="float" office:value="0.0185255" calcext:value-type="float">
            <text:p>0,0185255</text:p>
          </table:table-cell>
          <table:table-cell office:value-type="float" office:value="-0.00708323" calcext:value-type="float">
            <text:p>-0,00708323</text:p>
          </table:table-cell>
          <table:table-cell office:value-type="float" office:value="0.00769225" calcext:value-type="float">
            <text:p>0,00769225</text:p>
          </table:table-cell>
          <table:table-cell office:value-type="float" office:value="0.0137456" calcext:value-type="float">
            <text:p>0,0137456</text:p>
          </table:table-cell>
          <table:table-cell office:value-type="float" office:value="0.10055" calcext:value-type="float">
            <text:p>0,10055</text:p>
          </table:table-cell>
          <table:table-cell office:value-type="float" office:value="-0.0189937" calcext:value-type="float">
            <text:p>-0,0189937</text:p>
          </table:table-cell>
          <table:table-cell office:value-type="float" office:value="0.0108491" calcext:value-type="float">
            <text:p>0,0108491</text:p>
          </table:table-cell>
          <table:table-cell office:value-type="float" office:value="0.0418894" calcext:value-type="float">
            <text:p>0,0418894</text:p>
          </table:table-cell>
          <table:table-cell office:value-type="float" office:value="0.0253845" calcext:value-type="float">
            <text:p>0,0253845</text:p>
          </table:table-cell>
          <table:table-cell office:value-type="float" office:value="0.0185255" calcext:value-type="float">
            <text:p>0,0185255</text:p>
          </table:table-cell>
          <table:table-cell office:value-type="float" office:value="-0.0861075" calcext:value-type="float">
            <text:p>-0,0861075</text:p>
          </table:table-cell>
          <table:table-cell office:value-type="float" office:value="-0.0103563" calcext:value-type="float">
            <text:p>-0,0103563</text:p>
          </table:table-cell>
          <table:table-cell office:value-type="float" office:value="-0.0144504" calcext:value-type="float">
            <text:p>-0,0144504</text:p>
          </table:table-cell>
          <table:table-cell office:value-type="float" office:value="0.0256213" calcext:value-type="float">
            <text:p>0,0256213</text:p>
          </table:table-cell>
          <table:table-cell office:value-type="float" office:value="-0.0302564" calcext:value-type="float">
            <text:p>-0,0302564</text:p>
          </table:table-cell>
          <table:table-cell office:value-type="float" office:value="0.00298388" calcext:value-type="float">
            <text:p>0,00298388</text:p>
          </table:table-cell>
          <table:table-cell office:value-type="float" office:value="0.11207" calcext:value-type="float">
            <text:p>0,11207</text:p>
          </table:table-cell>
          <table:table-cell office:value-type="float" office:value="-0.0476509" calcext:value-type="float">
            <text:p>-0,0476509</text:p>
          </table:table-cell>
          <table:table-cell office:value-type="float" office:value="0.0348039" calcext:value-type="float">
            <text:p>0,0348039</text:p>
          </table:table-cell>
          <table:table-cell office:value-type="float" office:value="0.0706305" calcext:value-type="float">
            <text:p>0,0706305</text:p>
          </table:table-cell>
          <table:table-cell office:value-type="float" office:value="0.00078673" calcext:value-type="float">
            <text:p>0,00078673</text:p>
          </table:table-cell>
          <table:table-cell office:value-type="float" office:value="0.0267666" calcext:value-type="float">
            <text:p>0,0267666</text:p>
          </table:table-cell>
          <table:table-cell office:value-type="float" office:value="0.0394146" calcext:value-type="float">
            <text:p>0,0394146</text:p>
          </table:table-cell>
          <table:table-cell office:value-type="float" office:value="-0.0088012" calcext:value-type="float">
            <text:p>-0,0088012</text:p>
          </table:table-cell>
          <table:table-cell office:value-type="float" office:value="-0.0235212" calcext:value-type="float">
            <text:p>-0,0235212</text:p>
          </table:table-cell>
          <table:table-cell office:value-type="float" office:value="0.0218117" calcext:value-type="float">
            <text:p>0,0218117</text:p>
          </table:table-cell>
          <table:table-cell office:value-type="float" office:value="0.0290858" calcext:value-type="float">
            <text:p>0,0290858</text:p>
          </table:table-cell>
          <table:table-cell office:value-type="float" office:value="-0.0014112" calcext:value-type="float">
            <text:p>-0,0014112</text:p>
          </table:table-cell>
          <table:table-cell office:value-type="float" office:value="-0.040354" calcext:value-type="float">
            <text:p>-0,040354</text:p>
          </table:table-cell>
          <table:table-cell office:value-type="float" office:value="-0.0788139" calcext:value-type="float">
            <text:p>-0,0788139</text:p>
          </table:table-cell>
          <table:table-cell office:value-type="float" office:value="0.00282423" calcext:value-type="float">
            <text:p>0,00282423</text:p>
          </table:table-cell>
          <table:table-cell office:value-type="float" office:value="0.0843099" calcext:value-type="float">
            <text:p>0,0843099</text:p>
          </table:table-cell>
          <table:table-cell office:value-type="float" office:value="-0.00245258" calcext:value-type="float">
            <text:p>-0,00245258</text:p>
          </table:table-cell>
          <table:table-cell office:value-type="float" office:value="0.0281198" calcext:value-type="float">
            <text:p>0,0281198</text:p>
          </table:table-cell>
          <table:table-cell office:value-type="float" office:value="0.0293028" calcext:value-type="float">
            <text:p>0,0293028</text:p>
          </table:table-cell>
          <table:table-cell office:value-type="float" office:value="0.105863" calcext:value-type="float">
            <text:p>0,105863</text:p>
          </table:table-cell>
          <table:table-cell office:value-type="float" office:value="0.143308" calcext:value-type="float">
            <text:p>0,143308</text:p>
          </table:table-cell>
          <table:table-cell office:value-type="float" office:value="0.0492945" calcext:value-type="float">
            <text:p>0,0492945</text:p>
          </table:table-cell>
          <table:table-cell office:value-type="float" office:value="-0.00202434" calcext:value-type="float">
            <text:p>-0,00202434</text:p>
          </table:table-cell>
          <table:table-cell office:value-type="float" office:value="0.0240968" calcext:value-type="float">
            <text:p>0,0240968</text:p>
          </table:table-cell>
          <table:table-cell office:value-type="float" office:value="-2.12631" calcext:value-type="float">
            <text:p>-2,12631</text:p>
          </table:table-cell>
          <table:table-cell office:value-type="float" office:value="-0.0371054" calcext:value-type="float">
            <text:p>-0,0371054</text:p>
          </table:table-cell>
          <table:table-cell office:value-type="float" office:value="-1.60638" calcext:value-type="float">
            <text:p>-1,606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904" calcext:value-type="float">
            <text:p>565,904</text:p>
          </table:table-cell>
          <table:table-cell office:value-type="float" office:value="570.495" calcext:value-type="float">
            <text:p>570,495</text:p>
          </table:table-cell>
          <table:table-cell office:value-type="float" office:value="361.103" calcext:value-type="float">
            <text:p>361,103</text:p>
          </table:table-cell>
          <table:table-cell office:value-type="float" office:value="169.997" calcext:value-type="float">
            <text:p>169,997</text:p>
          </table:table-cell>
          <table:table-cell office:value-type="float" office:value="0.20442" calcext:value-type="float">
            <text:p>0,20442</text:p>
          </table:table-cell>
          <table:table-cell office:value-type="float" office:value="-1.14621" calcext:value-type="float">
            <text:p>-1,14621</text:p>
          </table:table-cell>
          <table:table-cell office:value-type="float" office:value="-0.0185224" calcext:value-type="float">
            <text:p>-0,0185224</text:p>
          </table:table-cell>
          <table:table-cell office:value-type="float" office:value="0.00836475" calcext:value-type="float">
            <text:p>0,00836475</text:p>
          </table:table-cell>
          <table:table-cell office:value-type="float" office:value="1.85601" calcext:value-type="float">
            <text:p>1,856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12087" calcext:value-type="float">
            <text:p>0,0312087</text:p>
          </table:table-cell>
          <table:table-cell office:value-type="float" office:value="0.0107763" calcext:value-type="float">
            <text:p>0,0107763</text:p>
          </table:table-cell>
          <table:table-cell office:value-type="float" office:value="0.0351918" calcext:value-type="float">
            <text:p>0,0351918</text:p>
          </table:table-cell>
          <table:table-cell office:value-type="float" office:value="0.0285634" calcext:value-type="float">
            <text:p>0,0285634</text:p>
          </table:table-cell>
          <table:table-cell office:value-type="float" office:value="0.0495725" calcext:value-type="float">
            <text:p>0,0495725</text:p>
          </table:table-cell>
          <table:table-cell office:value-type="float" office:value="-0.0208995" calcext:value-type="float">
            <text:p>-0,0208995</text:p>
          </table:table-cell>
          <table:table-cell office:value-type="float" office:value="-0.0168299" calcext:value-type="float">
            <text:p>-0,0168299</text:p>
          </table:table-cell>
          <table:table-cell office:value-type="float" office:value="0.0185239" calcext:value-type="float">
            <text:p>0,0185239</text:p>
          </table:table-cell>
          <table:table-cell office:value-type="float" office:value="-0.00705585" calcext:value-type="float">
            <text:p>-0,00705585</text:p>
          </table:table-cell>
          <table:table-cell office:value-type="float" office:value="0.00769818" calcext:value-type="float">
            <text:p>0,00769818</text:p>
          </table:table-cell>
          <table:table-cell office:value-type="float" office:value="0.013755" calcext:value-type="float">
            <text:p>0,013755</text:p>
          </table:table-cell>
          <table:table-cell office:value-type="float" office:value="0.100582" calcext:value-type="float">
            <text:p>0,100582</text:p>
          </table:table-cell>
          <table:table-cell office:value-type="float" office:value="-0.0189945" calcext:value-type="float">
            <text:p>-0,0189945</text:p>
          </table:table-cell>
          <table:table-cell office:value-type="float" office:value="0.0108454" calcext:value-type="float">
            <text:p>0,0108454</text:p>
          </table:table-cell>
          <table:table-cell office:value-type="float" office:value="0.0418988" calcext:value-type="float">
            <text:p>0,0418988</text:p>
          </table:table-cell>
          <table:table-cell office:value-type="float" office:value="0.0253923" calcext:value-type="float">
            <text:p>0,0253923</text:p>
          </table:table-cell>
          <table:table-cell office:value-type="float" office:value="0.0185239" calcext:value-type="float">
            <text:p>0,0185239</text:p>
          </table:table-cell>
          <table:table-cell office:value-type="float" office:value="-0.0861584" calcext:value-type="float">
            <text:p>-0,0861584</text:p>
          </table:table-cell>
          <table:table-cell office:value-type="float" office:value="-0.0103652" calcext:value-type="float">
            <text:p>-0,0103652</text:p>
          </table:table-cell>
          <table:table-cell office:value-type="float" office:value="-0.0144463" calcext:value-type="float">
            <text:p>-0,0144463</text:p>
          </table:table-cell>
          <table:table-cell office:value-type="float" office:value="0.0256254" calcext:value-type="float">
            <text:p>0,0256254</text:p>
          </table:table-cell>
          <table:table-cell office:value-type="float" office:value="-0.0302573" calcext:value-type="float">
            <text:p>-0,0302573</text:p>
          </table:table-cell>
          <table:table-cell office:value-type="float" office:value="0.00298653" calcext:value-type="float">
            <text:p>0,00298653</text:p>
          </table:table-cell>
          <table:table-cell office:value-type="float" office:value="0.11985" calcext:value-type="float">
            <text:p>0,11985</text:p>
          </table:table-cell>
          <table:table-cell office:value-type="float" office:value="-0.0480985" calcext:value-type="float">
            <text:p>-0,0480985</text:p>
          </table:table-cell>
          <table:table-cell office:value-type="float" office:value="0.0198294" calcext:value-type="float">
            <text:p>0,0198294</text:p>
          </table:table-cell>
          <table:table-cell office:value-type="float" office:value="0.0706327" calcext:value-type="float">
            <text:p>0,0706327</text:p>
          </table:table-cell>
          <table:table-cell office:value-type="float" office:value="0.000787074" calcext:value-type="float">
            <text:p>0,000787074</text:p>
          </table:table-cell>
          <table:table-cell office:value-type="float" office:value="0.0267655" calcext:value-type="float">
            <text:p>0,0267655</text:p>
          </table:table-cell>
          <table:table-cell office:value-type="float" office:value="0.0393791" calcext:value-type="float">
            <text:p>0,0393791</text:p>
          </table:table-cell>
          <table:table-cell office:value-type="float" office:value="-0.00461665" calcext:value-type="float">
            <text:p>-0,00461665</text:p>
          </table:table-cell>
          <table:table-cell office:value-type="float" office:value="-0.0208727" calcext:value-type="float">
            <text:p>-0,0208727</text:p>
          </table:table-cell>
          <table:table-cell office:value-type="float" office:value="0.0218132" calcext:value-type="float">
            <text:p>0,0218132</text:p>
          </table:table-cell>
          <table:table-cell office:value-type="float" office:value="0.0290869" calcext:value-type="float">
            <text:p>0,0290869</text:p>
          </table:table-cell>
          <table:table-cell office:value-type="float" office:value="-0.00141076" calcext:value-type="float">
            <text:p>-0,00141076</text:p>
          </table:table-cell>
          <table:table-cell office:value-type="float" office:value="-0.0418976" calcext:value-type="float">
            <text:p>-0,0418976</text:p>
          </table:table-cell>
          <table:table-cell office:value-type="float" office:value="-0.0694689" calcext:value-type="float">
            <text:p>-0,0694689</text:p>
          </table:table-cell>
          <table:table-cell office:value-type="float" office:value="-0.00610279" calcext:value-type="float">
            <text:p>-0,00610279</text:p>
          </table:table-cell>
          <table:table-cell office:value-type="float" office:value="0.0843116" calcext:value-type="float">
            <text:p>0,0843116</text:p>
          </table:table-cell>
          <table:table-cell office:value-type="float" office:value="-0.00245254" calcext:value-type="float">
            <text:p>-0,00245254</text:p>
          </table:table-cell>
          <table:table-cell office:value-type="float" office:value="0.0281307" calcext:value-type="float">
            <text:p>0,0281307</text:p>
          </table:table-cell>
          <table:table-cell office:value-type="float" office:value="0.0183692" calcext:value-type="float">
            <text:p>0,0183692</text:p>
          </table:table-cell>
          <table:table-cell office:value-type="float" office:value="0.106438" calcext:value-type="float">
            <text:p>0,106438</text:p>
          </table:table-cell>
          <table:table-cell office:value-type="float" office:value="0.157481" calcext:value-type="float">
            <text:p>0,157481</text:p>
          </table:table-cell>
          <table:table-cell office:value-type="float" office:value="0.0493551" calcext:value-type="float">
            <text:p>0,0493551</text:p>
          </table:table-cell>
          <table:table-cell office:value-type="float" office:value="-0.00202455" calcext:value-type="float">
            <text:p>-0,00202455</text:p>
          </table:table-cell>
          <table:table-cell office:value-type="float" office:value="0.023968" calcext:value-type="float">
            <text:p>0,023968</text:p>
          </table:table-cell>
          <table:table-cell office:value-type="float" office:value="-2.12875" calcext:value-type="float">
            <text:p>-2,12875</text:p>
          </table:table-cell>
          <table:table-cell office:value-type="float" office:value="-0.0374252" calcext:value-type="float">
            <text:p>-0,0374252</text:p>
          </table:table-cell>
          <table:table-cell office:value-type="float" office:value="-1.60657" calcext:value-type="float">
            <text:p>-1,606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927" calcext:value-type="float">
            <text:p>565,927</text:p>
          </table:table-cell>
          <table:table-cell office:value-type="float" office:value="570.517" calcext:value-type="float">
            <text:p>570,517</text:p>
          </table:table-cell>
          <table:table-cell office:value-type="float" office:value="361.32" calcext:value-type="float">
            <text:p>361,32</text:p>
          </table:table-cell>
          <table:table-cell office:value-type="float" office:value="169.891" calcext:value-type="float">
            <text:p>169,891</text:p>
          </table:table-cell>
          <table:table-cell office:value-type="float" office:value="0.203369" calcext:value-type="float">
            <text:p>0,203369</text:p>
          </table:table-cell>
          <table:table-cell office:value-type="float" office:value="-1.14001" calcext:value-type="float">
            <text:p>-1,14001</text:p>
          </table:table-cell>
          <table:table-cell office:value-type="float" office:value="-0.018537" calcext:value-type="float">
            <text:p>-0,018537</text:p>
          </table:table-cell>
          <table:table-cell office:value-type="float" office:value="0.00845991" calcext:value-type="float">
            <text:p>0,00845991</text:p>
          </table:table-cell>
          <table:table-cell office:value-type="float" office:value="1.84435" calcext:value-type="float">
            <text:p>1,844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40083" calcext:value-type="float">
            <text:p>0,0440083</text:p>
          </table:table-cell>
          <table:table-cell office:value-type="float" office:value="0.0107701" calcext:value-type="float">
            <text:p>0,0107701</text:p>
          </table:table-cell>
          <table:table-cell office:value-type="float" office:value="0.0351594" calcext:value-type="float">
            <text:p>0,0351594</text:p>
          </table:table-cell>
          <table:table-cell office:value-type="float" office:value="0.0285643" calcext:value-type="float">
            <text:p>0,0285643</text:p>
          </table:table-cell>
          <table:table-cell office:value-type="float" office:value="0.0495731" calcext:value-type="float">
            <text:p>0,0495731</text:p>
          </table:table-cell>
          <table:table-cell office:value-type="float" office:value="-0.0208918" calcext:value-type="float">
            <text:p>-0,0208918</text:p>
          </table:table-cell>
          <table:table-cell office:value-type="float" office:value="-0.0168231" calcext:value-type="float">
            <text:p>-0,0168231</text:p>
          </table:table-cell>
          <table:table-cell office:value-type="float" office:value="0.0185235" calcext:value-type="float">
            <text:p>0,0185235</text:p>
          </table:table-cell>
          <table:table-cell office:value-type="float" office:value="-0.00703614" calcext:value-type="float">
            <text:p>-0,00703614</text:p>
          </table:table-cell>
          <table:table-cell office:value-type="float" office:value="0.00770338" calcext:value-type="float">
            <text:p>0,00770338</text:p>
          </table:table-cell>
          <table:table-cell office:value-type="float" office:value="0.0137614" calcext:value-type="float">
            <text:p>0,0137614</text:p>
          </table:table-cell>
          <table:table-cell office:value-type="float" office:value="0.100608" calcext:value-type="float">
            <text:p>0,100608</text:p>
          </table:table-cell>
          <table:table-cell office:value-type="float" office:value="-0.0189942" calcext:value-type="float">
            <text:p>-0,0189942</text:p>
          </table:table-cell>
          <table:table-cell office:value-type="float" office:value="0.0108427" calcext:value-type="float">
            <text:p>0,0108427</text:p>
          </table:table-cell>
          <table:table-cell office:value-type="float" office:value="0.0419034" calcext:value-type="float">
            <text:p>0,0419034</text:p>
          </table:table-cell>
          <table:table-cell office:value-type="float" office:value="0.0253982" calcext:value-type="float">
            <text:p>0,0253982</text:p>
          </table:table-cell>
          <table:table-cell office:value-type="float" office:value="0.0185235" calcext:value-type="float">
            <text:p>0,0185235</text:p>
          </table:table-cell>
          <table:table-cell office:value-type="float" office:value="-0.0861956" calcext:value-type="float">
            <text:p>-0,0861956</text:p>
          </table:table-cell>
          <table:table-cell office:value-type="float" office:value="-0.0103702" calcext:value-type="float">
            <text:p>-0,0103702</text:p>
          </table:table-cell>
          <table:table-cell office:value-type="float" office:value="-0.0144435" calcext:value-type="float">
            <text:p>-0,0144435</text:p>
          </table:table-cell>
          <table:table-cell office:value-type="float" office:value="0.0256235" calcext:value-type="float">
            <text:p>0,0256235</text:p>
          </table:table-cell>
          <table:table-cell office:value-type="float" office:value="-0.0302535" calcext:value-type="float">
            <text:p>-0,0302535</text:p>
          </table:table-cell>
          <table:table-cell office:value-type="float" office:value="0.00298527" calcext:value-type="float">
            <text:p>0,00298527</text:p>
          </table:table-cell>
          <table:table-cell office:value-type="float" office:value="0.117802" calcext:value-type="float">
            <text:p>0,117802</text:p>
          </table:table-cell>
          <table:table-cell office:value-type="float" office:value="-0.0534599" calcext:value-type="float">
            <text:p>-0,0534599</text:p>
          </table:table-cell>
          <table:table-cell office:value-type="float" office:value="0.0190777" calcext:value-type="float">
            <text:p>0,0190777</text:p>
          </table:table-cell>
          <table:table-cell office:value-type="float" office:value="0.0706344" calcext:value-type="float">
            <text:p>0,0706344</text:p>
          </table:table-cell>
          <table:table-cell office:value-type="float" office:value="0.000787496" calcext:value-type="float">
            <text:p>0,000787496</text:p>
          </table:table-cell>
          <table:table-cell office:value-type="float" office:value="0.0267654" calcext:value-type="float">
            <text:p>0,0267654</text:p>
          </table:table-cell>
          <table:table-cell office:value-type="float" office:value="0.0406036" calcext:value-type="float">
            <text:p>0,0406036</text:p>
          </table:table-cell>
          <table:table-cell office:value-type="float" office:value="-0.00463682" calcext:value-type="float">
            <text:p>-0,00463682</text:p>
          </table:table-cell>
          <table:table-cell office:value-type="float" office:value="-0.0206191" calcext:value-type="float">
            <text:p>-0,0206191</text:p>
          </table:table-cell>
          <table:table-cell office:value-type="float" office:value="0.0218106" calcext:value-type="float">
            <text:p>0,0218106</text:p>
          </table:table-cell>
          <table:table-cell office:value-type="float" office:value="0.0290863" calcext:value-type="float">
            <text:p>0,0290863</text:p>
          </table:table-cell>
          <table:table-cell office:value-type="float" office:value="-0.00141149" calcext:value-type="float">
            <text:p>-0,00141149</text:p>
          </table:table-cell>
          <table:table-cell office:value-type="float" office:value="-0.0318046" calcext:value-type="float">
            <text:p>-0,0318046</text:p>
          </table:table-cell>
          <table:table-cell office:value-type="float" office:value="-0.0622474" calcext:value-type="float">
            <text:p>-0,0622474</text:p>
          </table:table-cell>
          <table:table-cell office:value-type="float" office:value="-0.00924242" calcext:value-type="float">
            <text:p>-0,00924242</text:p>
          </table:table-cell>
          <table:table-cell office:value-type="float" office:value="0.084298" calcext:value-type="float">
            <text:p>0,084298</text:p>
          </table:table-cell>
          <table:table-cell office:value-type="float" office:value="-0.00245115" calcext:value-type="float">
            <text:p>-0,00245115</text:p>
          </table:table-cell>
          <table:table-cell office:value-type="float" office:value="0.0281225" calcext:value-type="float">
            <text:p>0,0281225</text:p>
          </table:table-cell>
          <table:table-cell office:value-type="float" office:value="0.0218737" calcext:value-type="float">
            <text:p>0,0218737</text:p>
          </table:table-cell>
          <table:table-cell office:value-type="float" office:value="0.104872" calcext:value-type="float">
            <text:p>0,104872</text:p>
          </table:table-cell>
          <table:table-cell office:value-type="float" office:value="0.151543" calcext:value-type="float">
            <text:p>0,151543</text:p>
          </table:table-cell>
          <table:table-cell office:value-type="float" office:value="0.0490472" calcext:value-type="float">
            <text:p>0,0490472</text:p>
          </table:table-cell>
          <table:table-cell office:value-type="float" office:value="-0.0020248" calcext:value-type="float">
            <text:p>-0,0020248</text:p>
          </table:table-cell>
          <table:table-cell office:value-type="float" office:value="0.0246009" calcext:value-type="float">
            <text:p>0,0246009</text:p>
          </table:table-cell>
          <table:table-cell office:value-type="float" office:value="-2.11581" calcext:value-type="float">
            <text:p>-2,11581</text:p>
          </table:table-cell>
          <table:table-cell office:value-type="float" office:value="-0.0371196" calcext:value-type="float">
            <text:p>-0,0371196</text:p>
          </table:table-cell>
          <table:table-cell office:value-type="float" office:value="-1.60725" calcext:value-type="float">
            <text:p>-1,607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947" calcext:value-type="float">
            <text:p>565,947</text:p>
          </table:table-cell>
          <table:table-cell office:value-type="float" office:value="570.536" calcext:value-type="float">
            <text:p>570,536</text:p>
          </table:table-cell>
          <table:table-cell office:value-type="float" office:value="361.471" calcext:value-type="float">
            <text:p>361,471</text:p>
          </table:table-cell>
          <table:table-cell office:value-type="float" office:value="169.816" calcext:value-type="float">
            <text:p>169,816</text:p>
          </table:table-cell>
          <table:table-cell office:value-type="float" office:value="0.202529" calcext:value-type="float">
            <text:p>0,202529</text:p>
          </table:table-cell>
          <table:table-cell office:value-type="float" office:value="-1.13507" calcext:value-type="float">
            <text:p>-1,13507</text:p>
          </table:table-cell>
          <table:table-cell office:value-type="float" office:value="-0.0185463" calcext:value-type="float">
            <text:p>-0,0185463</text:p>
          </table:table-cell>
          <table:table-cell office:value-type="float" office:value="0.00852724" calcext:value-type="float">
            <text:p>0,00852724</text:p>
          </table:table-cell>
          <table:table-cell office:value-type="float" office:value="1.83523" calcext:value-type="float">
            <text:p>1,835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28254" calcext:value-type="float">
            <text:p>0,0528254</text:p>
          </table:table-cell>
          <table:table-cell office:value-type="float" office:value="0.0107657" calcext:value-type="float">
            <text:p>0,0107657</text:p>
          </table:table-cell>
          <table:table-cell office:value-type="float" office:value="0.0351456" calcext:value-type="float">
            <text:p>0,0351456</text:p>
          </table:table-cell>
          <table:table-cell office:value-type="float" office:value="0.0285643" calcext:value-type="float">
            <text:p>0,0285643</text:p>
          </table:table-cell>
          <table:table-cell office:value-type="float" office:value="0.0495724" calcext:value-type="float">
            <text:p>0,0495724</text:p>
          </table:table-cell>
          <table:table-cell office:value-type="float" office:value="-0.0208877" calcext:value-type="float">
            <text:p>-0,0208877</text:p>
          </table:table-cell>
          <table:table-cell office:value-type="float" office:value="-0.0168179" calcext:value-type="float">
            <text:p>-0,0168179</text:p>
          </table:table-cell>
          <table:table-cell office:value-type="float" office:value="0.018522" calcext:value-type="float">
            <text:p>0,018522</text:p>
          </table:table-cell>
          <table:table-cell office:value-type="float" office:value="-0.00702515" calcext:value-type="float">
            <text:p>-0,00702515</text:p>
          </table:table-cell>
          <table:table-cell office:value-type="float" office:value="0.00770421" calcext:value-type="float">
            <text:p>0,00770421</text:p>
          </table:table-cell>
          <table:table-cell office:value-type="float" office:value="0.0137643" calcext:value-type="float">
            <text:p>0,0137643</text:p>
          </table:table-cell>
          <table:table-cell office:value-type="float" office:value="0.100621" calcext:value-type="float">
            <text:p>0,100621</text:p>
          </table:table-cell>
          <table:table-cell office:value-type="float" office:value="-0.0189942" calcext:value-type="float">
            <text:p>-0,0189942</text:p>
          </table:table-cell>
          <table:table-cell office:value-type="float" office:value="0.0108408" calcext:value-type="float">
            <text:p>0,0108408</text:p>
          </table:table-cell>
          <table:table-cell office:value-type="float" office:value="0.0419091" calcext:value-type="float">
            <text:p>0,0419091</text:p>
          </table:table-cell>
          <table:table-cell office:value-type="float" office:value="0.0254009" calcext:value-type="float">
            <text:p>0,0254009</text:p>
          </table:table-cell>
          <table:table-cell office:value-type="float" office:value="0.018522" calcext:value-type="float">
            <text:p>0,018522</text:p>
          </table:table-cell>
          <table:table-cell office:value-type="float" office:value="-0.0862197" calcext:value-type="float">
            <text:p>-0,0862197</text:p>
          </table:table-cell>
          <table:table-cell office:value-type="float" office:value="-0.0103752" calcext:value-type="float">
            <text:p>-0,0103752</text:p>
          </table:table-cell>
          <table:table-cell office:value-type="float" office:value="-0.0144419" calcext:value-type="float">
            <text:p>-0,0144419</text:p>
          </table:table-cell>
          <table:table-cell office:value-type="float" office:value="0.0256233" calcext:value-type="float">
            <text:p>0,0256233</text:p>
          </table:table-cell>
          <table:table-cell office:value-type="float" office:value="-0.0302535" calcext:value-type="float">
            <text:p>-0,0302535</text:p>
          </table:table-cell>
          <table:table-cell office:value-type="float" office:value="0.00298543" calcext:value-type="float">
            <text:p>0,00298543</text:p>
          </table:table-cell>
          <table:table-cell office:value-type="float" office:value="0.120084" calcext:value-type="float">
            <text:p>0,120084</text:p>
          </table:table-cell>
          <table:table-cell office:value-type="float" office:value="-0.0541176" calcext:value-type="float">
            <text:p>-0,0541176</text:p>
          </table:table-cell>
          <table:table-cell office:value-type="float" office:value="0.0150839" calcext:value-type="float">
            <text:p>0,0150839</text:p>
          </table:table-cell>
          <table:table-cell office:value-type="float" office:value="0.070638" calcext:value-type="float">
            <text:p>0,070638</text:p>
          </table:table-cell>
          <table:table-cell office:value-type="float" office:value="0.00078752" calcext:value-type="float">
            <text:p>0,00078752</text:p>
          </table:table-cell>
          <table:table-cell office:value-type="float" office:value="0.026767" calcext:value-type="float">
            <text:p>0,026767</text:p>
          </table:table-cell>
          <table:table-cell office:value-type="float" office:value="0.0445243" calcext:value-type="float">
            <text:p>0,0445243</text:p>
          </table:table-cell>
          <table:table-cell office:value-type="float" office:value="-0.00681928" calcext:value-type="float">
            <text:p>-0,00681928</text:p>
          </table:table-cell>
          <table:table-cell office:value-type="float" office:value="-0.0268733" calcext:value-type="float">
            <text:p>-0,0268733</text:p>
          </table:table-cell>
          <table:table-cell office:value-type="float" office:value="0.0218111" calcext:value-type="float">
            <text:p>0,0218111</text:p>
          </table:table-cell>
          <table:table-cell office:value-type="float" office:value="0.0290856" calcext:value-type="float">
            <text:p>0,0290856</text:p>
          </table:table-cell>
          <table:table-cell office:value-type="float" office:value="-0.00141202" calcext:value-type="float">
            <text:p>-0,00141202</text:p>
          </table:table-cell>
          <table:table-cell office:value-type="float" office:value="-0.0308493" calcext:value-type="float">
            <text:p>-0,0308493</text:p>
          </table:table-cell>
          <table:table-cell office:value-type="float" office:value="-0.063201" calcext:value-type="float">
            <text:p>-0,063201</text:p>
          </table:table-cell>
          <table:table-cell office:value-type="float" office:value="-0.00571527" calcext:value-type="float">
            <text:p>-0,00571527</text:p>
          </table:table-cell>
          <table:table-cell office:value-type="float" office:value="0.084296" calcext:value-type="float">
            <text:p>0,084296</text:p>
          </table:table-cell>
          <table:table-cell office:value-type="float" office:value="-0.00245016" calcext:value-type="float">
            <text:p>-0,00245016</text:p>
          </table:table-cell>
          <table:table-cell office:value-type="float" office:value="0.0281218" calcext:value-type="float">
            <text:p>0,0281218</text:p>
          </table:table-cell>
          <table:table-cell office:value-type="float" office:value="0.0189158" calcext:value-type="float">
            <text:p>0,0189158</text:p>
          </table:table-cell>
          <table:table-cell office:value-type="float" office:value="0.109929" calcext:value-type="float">
            <text:p>0,109929</text:p>
          </table:table-cell>
          <table:table-cell office:value-type="float" office:value="0.154523" calcext:value-type="float">
            <text:p>0,154523</text:p>
          </table:table-cell>
          <table:table-cell office:value-type="float" office:value="0.0488257" calcext:value-type="float">
            <text:p>0,0488257</text:p>
          </table:table-cell>
          <table:table-cell office:value-type="float" office:value="-0.00202491" calcext:value-type="float">
            <text:p>-0,00202491</text:p>
          </table:table-cell>
          <table:table-cell office:value-type="float" office:value="0.0250323" calcext:value-type="float">
            <text:p>0,0250323</text:p>
          </table:table-cell>
          <table:table-cell office:value-type="float" office:value="-2.1069" calcext:value-type="float">
            <text:p>-2,1069</text:p>
          </table:table-cell>
          <table:table-cell office:value-type="float" office:value="-0.0369054" calcext:value-type="float">
            <text:p>-0,0369054</text:p>
          </table:table-cell>
          <table:table-cell office:value-type="float" office:value="-1.60772" calcext:value-type="float">
            <text:p>-1,607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961" calcext:value-type="float">
            <text:p>565,961</text:p>
          </table:table-cell>
          <table:table-cell office:value-type="float" office:value="570.549" calcext:value-type="float">
            <text:p>570,549</text:p>
          </table:table-cell>
          <table:table-cell office:value-type="float" office:value="361.579" calcext:value-type="float">
            <text:p>361,579</text:p>
          </table:table-cell>
          <table:table-cell office:value-type="float" office:value="169.764" calcext:value-type="float">
            <text:p>169,764</text:p>
          </table:table-cell>
          <table:table-cell office:value-type="float" office:value="0.201899" calcext:value-type="float">
            <text:p>0,201899</text:p>
          </table:table-cell>
          <table:table-cell office:value-type="float" office:value="-1.13144" calcext:value-type="float">
            <text:p>-1,13144</text:p>
          </table:table-cell>
          <table:table-cell office:value-type="float" office:value="-0.0185495" calcext:value-type="float">
            <text:p>-0,0185495</text:p>
          </table:table-cell>
          <table:table-cell office:value-type="float" office:value="0.00857361" calcext:value-type="float">
            <text:p>0,00857361</text:p>
          </table:table-cell>
          <table:table-cell office:value-type="float" office:value="1.82856" calcext:value-type="float">
            <text:p>1,828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3846" calcext:value-type="float">
            <text:p>0,053846</text:p>
          </table:table-cell>
          <table:table-cell office:value-type="float" office:value="0.0107556" calcext:value-type="float">
            <text:p>0,0107556</text:p>
          </table:table-cell>
          <table:table-cell office:value-type="float" office:value="0.0351071" calcext:value-type="float">
            <text:p>0,0351071</text:p>
          </table:table-cell>
          <table:table-cell office:value-type="float" office:value="0.0285668" calcext:value-type="float">
            <text:p>0,0285668</text:p>
          </table:table-cell>
          <table:table-cell office:value-type="float" office:value="0.0495676" calcext:value-type="float">
            <text:p>0,0495676</text:p>
          </table:table-cell>
          <table:table-cell office:value-type="float" office:value="-0.0208772" calcext:value-type="float">
            <text:p>-0,0208772</text:p>
          </table:table-cell>
          <table:table-cell office:value-type="float" office:value="-0.0168084" calcext:value-type="float">
            <text:p>-0,0168084</text:p>
          </table:table-cell>
          <table:table-cell office:value-type="float" office:value="0.0185221" calcext:value-type="float">
            <text:p>0,0185221</text:p>
          </table:table-cell>
          <table:table-cell office:value-type="float" office:value="-0.00700177" calcext:value-type="float">
            <text:p>-0,00700177</text:p>
          </table:table-cell>
          <table:table-cell office:value-type="float" office:value="0.0077101" calcext:value-type="float">
            <text:p>0,0077101</text:p>
          </table:table-cell>
          <table:table-cell office:value-type="float" office:value="0.0137721" calcext:value-type="float">
            <text:p>0,0137721</text:p>
          </table:table-cell>
          <table:table-cell office:value-type="float" office:value="0.100666" calcext:value-type="float">
            <text:p>0,100666</text:p>
          </table:table-cell>
          <table:table-cell office:value-type="float" office:value="-0.0189956" calcext:value-type="float">
            <text:p>-0,0189956</text:p>
          </table:table-cell>
          <table:table-cell office:value-type="float" office:value="0.0108378" calcext:value-type="float">
            <text:p>0,0108378</text:p>
          </table:table-cell>
          <table:table-cell office:value-type="float" office:value="0.0419198" calcext:value-type="float">
            <text:p>0,0419198</text:p>
          </table:table-cell>
          <table:table-cell office:value-type="float" office:value="0.0254088" calcext:value-type="float">
            <text:p>0,0254088</text:p>
          </table:table-cell>
          <table:table-cell office:value-type="float" office:value="0.0185221" calcext:value-type="float">
            <text:p>0,0185221</text:p>
          </table:table-cell>
          <table:table-cell office:value-type="float" office:value="-0.0862838" calcext:value-type="float">
            <text:p>-0,0862838</text:p>
          </table:table-cell>
          <table:table-cell office:value-type="float" office:value="-0.0103838" calcext:value-type="float">
            <text:p>-0,0103838</text:p>
          </table:table-cell>
          <table:table-cell office:value-type="float" office:value="-0.0144382" calcext:value-type="float">
            <text:p>-0,0144382</text:p>
          </table:table-cell>
          <table:table-cell office:value-type="float" office:value="0.0256236" calcext:value-type="float">
            <text:p>0,0256236</text:p>
          </table:table-cell>
          <table:table-cell office:value-type="float" office:value="-0.030257" calcext:value-type="float">
            <text:p>-0,030257</text:p>
          </table:table-cell>
          <table:table-cell office:value-type="float" office:value="0.00298749" calcext:value-type="float">
            <text:p>0,00298749</text:p>
          </table:table-cell>
          <table:table-cell office:value-type="float" office:value="0.135025" calcext:value-type="float">
            <text:p>0,135025</text:p>
          </table:table-cell>
          <table:table-cell office:value-type="float" office:value="-0.058328" calcext:value-type="float">
            <text:p>-0,058328</text:p>
          </table:table-cell>
          <table:table-cell office:value-type="float" office:value="0.00654995" calcext:value-type="float">
            <text:p>0,00654995</text:p>
          </table:table-cell>
          <table:table-cell office:value-type="float" office:value="0.0706422" calcext:value-type="float">
            <text:p>0,0706422</text:p>
          </table:table-cell>
          <table:table-cell office:value-type="float" office:value="0.000789219" calcext:value-type="float">
            <text:p>0,000789219</text:p>
          </table:table-cell>
          <table:table-cell office:value-type="float" office:value="0.0267684" calcext:value-type="float">
            <text:p>0,0267684</text:p>
          </table:table-cell>
          <table:table-cell office:value-type="float" office:value="0.0506936" calcext:value-type="float">
            <text:p>0,0506936</text:p>
          </table:table-cell>
          <table:table-cell office:value-type="float" office:value="-0.0142467" calcext:value-type="float">
            <text:p>-0,0142467</text:p>
          </table:table-cell>
          <table:table-cell office:value-type="float" office:value="-0.0301218" calcext:value-type="float">
            <text:p>-0,0301218</text:p>
          </table:table-cell>
          <table:table-cell office:value-type="float" office:value="0.0218119" calcext:value-type="float">
            <text:p>0,0218119</text:p>
          </table:table-cell>
          <table:table-cell office:value-type="float" office:value="0.0290868" calcext:value-type="float">
            <text:p>0,0290868</text:p>
          </table:table-cell>
          <table:table-cell office:value-type="float" office:value="-0.00141308" calcext:value-type="float">
            <text:p>-0,00141308</text:p>
          </table:table-cell>
          <table:table-cell office:value-type="float" office:value="-0.0292076" calcext:value-type="float">
            <text:p>-0,0292076</text:p>
          </table:table-cell>
          <table:table-cell office:value-type="float" office:value="-0.0597162" calcext:value-type="float">
            <text:p>-0,0597162</text:p>
          </table:table-cell>
          <table:table-cell office:value-type="float" office:value="0.00429566" calcext:value-type="float">
            <text:p>0,00429566</text:p>
          </table:table-cell>
          <table:table-cell office:value-type="float" office:value="0.0843011" calcext:value-type="float">
            <text:p>0,0843011</text:p>
          </table:table-cell>
          <table:table-cell office:value-type="float" office:value="-0.00244735" calcext:value-type="float">
            <text:p>-0,00244735</text:p>
          </table:table-cell>
          <table:table-cell office:value-type="float" office:value="0.028124" calcext:value-type="float">
            <text:p>0,028124</text:p>
          </table:table-cell>
          <table:table-cell office:value-type="float" office:value="0.0198397" calcext:value-type="float">
            <text:p>0,0198397</text:p>
          </table:table-cell>
          <table:table-cell office:value-type="float" office:value="0.0929428" calcext:value-type="float">
            <text:p>0,0929428</text:p>
          </table:table-cell>
          <table:table-cell office:value-type="float" office:value="0.154284" calcext:value-type="float">
            <text:p>0,154284</text:p>
          </table:table-cell>
          <table:table-cell office:value-type="float" office:value="0.0487967" calcext:value-type="float">
            <text:p>0,0487967</text:p>
          </table:table-cell>
          <table:table-cell office:value-type="float" office:value="-0.00202509" calcext:value-type="float">
            <text:p>-0,00202509</text:p>
          </table:table-cell>
          <table:table-cell office:value-type="float" office:value="0.0250833" calcext:value-type="float">
            <text:p>0,0250833</text:p>
          </table:table-cell>
          <table:table-cell office:value-type="float" office:value="-2.10567" calcext:value-type="float">
            <text:p>-2,10567</text:p>
          </table:table-cell>
          <table:table-cell office:value-type="float" office:value="-0.0371032" calcext:value-type="float">
            <text:p>-0,0371032</text:p>
          </table:table-cell>
          <table:table-cell office:value-type="float" office:value="-1.60808" calcext:value-type="float">
            <text:p>-1,608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986" calcext:value-type="float">
            <text:p>565,986</text:p>
          </table:table-cell>
          <table:table-cell office:value-type="float" office:value="570.572" calcext:value-type="float">
            <text:p>570,572</text:p>
          </table:table-cell>
          <table:table-cell office:value-type="float" office:value="361.812" calcext:value-type="float">
            <text:p>361,812</text:p>
          </table:table-cell>
          <table:table-cell office:value-type="float" office:value="169.653" calcext:value-type="float">
            <text:p>169,653</text:p>
          </table:table-cell>
          <table:table-cell office:value-type="float" office:value="0.200747" calcext:value-type="float">
            <text:p>0,200747</text:p>
          </table:table-cell>
          <table:table-cell office:value-type="float" office:value="-1.12426" calcext:value-type="float">
            <text:p>-1,12426</text:p>
          </table:table-cell>
          <table:table-cell office:value-type="float" office:value="-0.0185591" calcext:value-type="float">
            <text:p>-0,0185591</text:p>
          </table:table-cell>
          <table:table-cell office:value-type="float" office:value="0.00867316" calcext:value-type="float">
            <text:p>0,00867316</text:p>
          </table:table-cell>
          <table:table-cell office:value-type="float" office:value="1.81444" calcext:value-type="float">
            <text:p>1,814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90177" calcext:value-type="float">
            <text:p>0,0490177</text:p>
          </table:table-cell>
          <table:table-cell office:value-type="float" office:value="0.010755" calcext:value-type="float">
            <text:p>0,010755</text:p>
          </table:table-cell>
          <table:table-cell office:value-type="float" office:value="0.0350938" calcext:value-type="float">
            <text:p>0,0350938</text:p>
          </table:table-cell>
          <table:table-cell office:value-type="float" office:value="0.0285683" calcext:value-type="float">
            <text:p>0,0285683</text:p>
          </table:table-cell>
          <table:table-cell office:value-type="float" office:value="0.049565" calcext:value-type="float">
            <text:p>0,049565</text:p>
          </table:table-cell>
          <table:table-cell office:value-type="float" office:value="-0.0208746" calcext:value-type="float">
            <text:p>-0,0208746</text:p>
          </table:table-cell>
          <table:table-cell office:value-type="float" office:value="-0.0168058" calcext:value-type="float">
            <text:p>-0,0168058</text:p>
          </table:table-cell>
          <table:table-cell office:value-type="float" office:value="0.0185205" calcext:value-type="float">
            <text:p>0,0185205</text:p>
          </table:table-cell>
          <table:table-cell office:value-type="float" office:value="-0.00699264" calcext:value-type="float">
            <text:p>-0,00699264</text:p>
          </table:table-cell>
          <table:table-cell office:value-type="float" office:value="0.00771213" calcext:value-type="float">
            <text:p>0,00771213</text:p>
          </table:table-cell>
          <table:table-cell office:value-type="float" office:value="0.0137749" calcext:value-type="float">
            <text:p>0,0137749</text:p>
          </table:table-cell>
          <table:table-cell office:value-type="float" office:value="0.100669" calcext:value-type="float">
            <text:p>0,100669</text:p>
          </table:table-cell>
          <table:table-cell office:value-type="float" office:value="-0.0189947" calcext:value-type="float">
            <text:p>-0,0189947</text:p>
          </table:table-cell>
          <table:table-cell office:value-type="float" office:value="0.0108366" calcext:value-type="float">
            <text:p>0,0108366</text:p>
          </table:table-cell>
          <table:table-cell office:value-type="float" office:value="0.0419199" calcext:value-type="float">
            <text:p>0,0419199</text:p>
          </table:table-cell>
          <table:table-cell office:value-type="float" office:value="0.0254101" calcext:value-type="float">
            <text:p>0,0254101</text:p>
          </table:table-cell>
          <table:table-cell office:value-type="float" office:value="0.0185205" calcext:value-type="float">
            <text:p>0,0185205</text:p>
          </table:table-cell>
          <table:table-cell office:value-type="float" office:value="-0.08629" calcext:value-type="float">
            <text:p>-0,08629</text:p>
          </table:table-cell>
          <table:table-cell office:value-type="float" office:value="-0.010385" calcext:value-type="float">
            <text:p>-0,010385</text:p>
          </table:table-cell>
          <table:table-cell office:value-type="float" office:value="-0.0144375" calcext:value-type="float">
            <text:p>-0,0144375</text:p>
          </table:table-cell>
          <table:table-cell office:value-type="float" office:value="0.0256237" calcext:value-type="float">
            <text:p>0,0256237</text:p>
          </table:table-cell>
          <table:table-cell office:value-type="float" office:value="-0.0302535" calcext:value-type="float">
            <text:p>-0,0302535</text:p>
          </table:table-cell>
          <table:table-cell office:value-type="float" office:value="0.00298508" calcext:value-type="float">
            <text:p>0,00298508</text:p>
          </table:table-cell>
          <table:table-cell office:value-type="float" office:value="0.134878" calcext:value-type="float">
            <text:p>0,134878</text:p>
          </table:table-cell>
          <table:table-cell office:value-type="float" office:value="-0.0588076" calcext:value-type="float">
            <text:p>-0,0588076</text:p>
          </table:table-cell>
          <table:table-cell office:value-type="float" office:value="0.00600744" calcext:value-type="float">
            <text:p>0,00600744</text:p>
          </table:table-cell>
          <table:table-cell office:value-type="float" office:value="0.0706408" calcext:value-type="float">
            <text:p>0,0706408</text:p>
          </table:table-cell>
          <table:table-cell office:value-type="float" office:value="0.000787724" calcext:value-type="float">
            <text:p>0,000787724</text:p>
          </table:table-cell>
          <table:table-cell office:value-type="float" office:value="0.0267663" calcext:value-type="float">
            <text:p>0,0267663</text:p>
          </table:table-cell>
          <table:table-cell office:value-type="float" office:value="0.0504941" calcext:value-type="float">
            <text:p>0,0504941</text:p>
          </table:table-cell>
          <table:table-cell office:value-type="float" office:value="-0.015497" calcext:value-type="float">
            <text:p>-0,015497</text:p>
          </table:table-cell>
          <table:table-cell office:value-type="float" office:value="-0.0299515" calcext:value-type="float">
            <text:p>-0,0299515</text:p>
          </table:table-cell>
          <table:table-cell office:value-type="float" office:value="0.0218107" calcext:value-type="float">
            <text:p>0,0218107</text:p>
          </table:table-cell>
          <table:table-cell office:value-type="float" office:value="0.0290853" calcext:value-type="float">
            <text:p>0,0290853</text:p>
          </table:table-cell>
          <table:table-cell office:value-type="float" office:value="-0.00141236" calcext:value-type="float">
            <text:p>-0,00141236</text:p>
          </table:table-cell>
          <table:table-cell office:value-type="float" office:value="-0.0282133" calcext:value-type="float">
            <text:p>-0,0282133</text:p>
          </table:table-cell>
          <table:table-cell office:value-type="float" office:value="-0.0581054" calcext:value-type="float">
            <text:p>-0,0581054</text:p>
          </table:table-cell>
          <table:table-cell office:value-type="float" office:value="0.00491816" calcext:value-type="float">
            <text:p>0,00491816</text:p>
          </table:table-cell>
          <table:table-cell office:value-type="float" office:value="0.0842891" calcext:value-type="float">
            <text:p>0,0842891</text:p>
          </table:table-cell>
          <table:table-cell office:value-type="float" office:value="-0.00244922" calcext:value-type="float">
            <text:p>-0,00244922</text:p>
          </table:table-cell>
          <table:table-cell office:value-type="float" office:value="0.0281198" calcext:value-type="float">
            <text:p>0,0281198</text:p>
          </table:table-cell>
          <table:table-cell office:value-type="float" office:value="0.0193996" calcext:value-type="float">
            <text:p>0,0193996</text:p>
          </table:table-cell>
          <table:table-cell office:value-type="float" office:value="0.095761" calcext:value-type="float">
            <text:p>0,095761</text:p>
          </table:table-cell>
          <table:table-cell office:value-type="float" office:value="0.154268" calcext:value-type="float">
            <text:p>0,154268</text:p>
          </table:table-cell>
          <table:table-cell office:value-type="float" office:value="0.0489182" calcext:value-type="float">
            <text:p>0,0489182</text:p>
          </table:table-cell>
          <table:table-cell office:value-type="float" office:value="-0.00202526" calcext:value-type="float">
            <text:p>-0,00202526</text:p>
          </table:table-cell>
          <table:table-cell office:value-type="float" office:value="0.0248473" calcext:value-type="float">
            <text:p>0,0248473</text:p>
          </table:table-cell>
          <table:table-cell office:value-type="float" office:value="-2.11047" calcext:value-type="float">
            <text:p>-2,11047</text:p>
          </table:table-cell>
          <table:table-cell office:value-type="float" office:value="-0.0373131" calcext:value-type="float">
            <text:p>-0,0373131</text:p>
          </table:table-cell>
          <table:table-cell office:value-type="float" office:value="-1.60794" calcext:value-type="float">
            <text:p>-1,607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.99" calcext:value-type="float">
            <text:p>565,99</text:p>
          </table:table-cell>
          <table:table-cell office:value-type="float" office:value="570.576" calcext:value-type="float">
            <text:p>570,576</text:p>
          </table:table-cell>
          <table:table-cell office:value-type="float" office:value="361.843" calcext:value-type="float">
            <text:p>361,843</text:p>
          </table:table-cell>
          <table:table-cell office:value-type="float" office:value="169.637" calcext:value-type="float">
            <text:p>169,637</text:p>
          </table:table-cell>
          <table:table-cell office:value-type="float" office:value="0.200542" calcext:value-type="float">
            <text:p>0,200542</text:p>
          </table:table-cell>
          <table:table-cell office:value-type="float" office:value="-1.12342" calcext:value-type="float">
            <text:p>-1,12342</text:p>
          </table:table-cell>
          <table:table-cell office:value-type="float" office:value="-0.0185623" calcext:value-type="float">
            <text:p>-0,0185623</text:p>
          </table:table-cell>
          <table:table-cell office:value-type="float" office:value="0.00868889" calcext:value-type="float">
            <text:p>0,00868889</text:p>
          </table:table-cell>
          <table:table-cell office:value-type="float" office:value="1.8135" calcext:value-type="float">
            <text:p>1,81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27395" calcext:value-type="float">
            <text:p>0,0427395</text:p>
          </table:table-cell>
          <table:table-cell office:value-type="float" office:value="0.0107497" calcext:value-type="float">
            <text:p>0,0107497</text:p>
          </table:table-cell>
          <table:table-cell office:value-type="float" office:value="0.0350772" calcext:value-type="float">
            <text:p>0,0350772</text:p>
          </table:table-cell>
          <table:table-cell office:value-type="float" office:value="0.0285683" calcext:value-type="float">
            <text:p>0,0285683</text:p>
          </table:table-cell>
          <table:table-cell office:value-type="float" office:value="0.0495646" calcext:value-type="float">
            <text:p>0,0495646</text:p>
          </table:table-cell>
          <table:table-cell office:value-type="float" office:value="-0.0208702" calcext:value-type="float">
            <text:p>-0,0208702</text:p>
          </table:table-cell>
          <table:table-cell office:value-type="float" office:value="-0.0168011" calcext:value-type="float">
            <text:p>-0,0168011</text:p>
          </table:table-cell>
          <table:table-cell office:value-type="float" office:value="0.0185205" calcext:value-type="float">
            <text:p>0,0185205</text:p>
          </table:table-cell>
          <table:table-cell office:value-type="float" office:value="-0.00698078" calcext:value-type="float">
            <text:p>-0,00698078</text:p>
          </table:table-cell>
          <table:table-cell office:value-type="float" office:value="0.00771383" calcext:value-type="float">
            <text:p>0,00771383</text:p>
          </table:table-cell>
          <table:table-cell office:value-type="float" office:value="0.0137779" calcext:value-type="float">
            <text:p>0,0137779</text:p>
          </table:table-cell>
          <table:table-cell office:value-type="float" office:value="0.100686" calcext:value-type="float">
            <text:p>0,100686</text:p>
          </table:table-cell>
          <table:table-cell office:value-type="float" office:value="-0.0189954" calcext:value-type="float">
            <text:p>-0,0189954</text:p>
          </table:table-cell>
          <table:table-cell office:value-type="float" office:value="0.0108352" calcext:value-type="float">
            <text:p>0,0108352</text:p>
          </table:table-cell>
          <table:table-cell office:value-type="float" office:value="0.0419261" calcext:value-type="float">
            <text:p>0,0419261</text:p>
          </table:table-cell>
          <table:table-cell office:value-type="float" office:value="0.0254137" calcext:value-type="float">
            <text:p>0,0254137</text:p>
          </table:table-cell>
          <table:table-cell office:value-type="float" office:value="0.0185205" calcext:value-type="float">
            <text:p>0,0185205</text:p>
          </table:table-cell>
          <table:table-cell office:value-type="float" office:value="-0.0863178" calcext:value-type="float">
            <text:p>-0,0863178</text:p>
          </table:table-cell>
          <table:table-cell office:value-type="float" office:value="-0.0103899" calcext:value-type="float">
            <text:p>-0,0103899</text:p>
          </table:table-cell>
          <table:table-cell office:value-type="float" office:value="-0.0144356" calcext:value-type="float">
            <text:p>-0,0144356</text:p>
          </table:table-cell>
          <table:table-cell office:value-type="float" office:value="0.0256243" calcext:value-type="float">
            <text:p>0,0256243</text:p>
          </table:table-cell>
          <table:table-cell office:value-type="float" office:value="-0.0302534" calcext:value-type="float">
            <text:p>-0,0302534</text:p>
          </table:table-cell>
          <table:table-cell office:value-type="float" office:value="0.00298492" calcext:value-type="float">
            <text:p>0,00298492</text:p>
          </table:table-cell>
          <table:table-cell office:value-type="float" office:value="0.136916" calcext:value-type="float">
            <text:p>0,136916</text:p>
          </table:table-cell>
          <table:table-cell office:value-type="float" office:value="-0.0663089" calcext:value-type="float">
            <text:p>-0,0663089</text:p>
          </table:table-cell>
          <table:table-cell office:value-type="float" office:value="0.00858548" calcext:value-type="float">
            <text:p>0,00858548</text:p>
          </table:table-cell>
          <table:table-cell office:value-type="float" office:value="0.0706426" calcext:value-type="float">
            <text:p>0,0706426</text:p>
          </table:table-cell>
          <table:table-cell office:value-type="float" office:value="0.000788223" calcext:value-type="float">
            <text:p>0,000788223</text:p>
          </table:table-cell>
          <table:table-cell office:value-type="float" office:value="0.0267671" calcext:value-type="float">
            <text:p>0,0267671</text:p>
          </table:table-cell>
          <table:table-cell office:value-type="float" office:value="0.0464883" calcext:value-type="float">
            <text:p>0,0464883</text:p>
          </table:table-cell>
          <table:table-cell office:value-type="float" office:value="-0.0137452" calcext:value-type="float">
            <text:p>-0,0137452</text:p>
          </table:table-cell>
          <table:table-cell office:value-type="float" office:value="-0.0288952" calcext:value-type="float">
            <text:p>-0,0288952</text:p>
          </table:table-cell>
          <table:table-cell office:value-type="float" office:value="0.0218106" calcext:value-type="float">
            <text:p>0,0218106</text:p>
          </table:table-cell>
          <table:table-cell office:value-type="float" office:value="0.0290853" calcext:value-type="float">
            <text:p>0,0290853</text:p>
          </table:table-cell>
          <table:table-cell office:value-type="float" office:value="-0.00141252" calcext:value-type="float">
            <text:p>-0,00141252</text:p>
          </table:table-cell>
          <table:table-cell office:value-type="float" office:value="-0.027882" calcext:value-type="float">
            <text:p>-0,027882</text:p>
          </table:table-cell>
          <table:table-cell office:value-type="float" office:value="-0.0588054" calcext:value-type="float">
            <text:p>-0,0588054</text:p>
          </table:table-cell>
          <table:table-cell office:value-type="float" office:value="0.00366476" calcext:value-type="float">
            <text:p>0,00366476</text:p>
          </table:table-cell>
          <table:table-cell office:value-type="float" office:value="0.0842905" calcext:value-type="float">
            <text:p>0,0842905</text:p>
          </table:table-cell>
          <table:table-cell office:value-type="float" office:value="-0.0024479" calcext:value-type="float">
            <text:p>-0,0024479</text:p>
          </table:table-cell>
          <table:table-cell office:value-type="float" office:value="0.0281218" calcext:value-type="float">
            <text:p>0,0281218</text:p>
          </table:table-cell>
          <table:table-cell office:value-type="float" office:value="0.0246286" calcext:value-type="float">
            <text:p>0,0246286</text:p>
          </table:table-cell>
          <table:table-cell office:value-type="float" office:value="0.0888707" calcext:value-type="float">
            <text:p>0,0888707</text:p>
          </table:table-cell>
          <table:table-cell office:value-type="float" office:value="0.148834" calcext:value-type="float">
            <text:p>0,148834</text:p>
          </table:table-cell>
          <table:table-cell office:value-type="float" office:value="0.0490726" calcext:value-type="float">
            <text:p>0,0490726</text:p>
          </table:table-cell>
          <table:table-cell office:value-type="float" office:value="-0.00202532" calcext:value-type="float">
            <text:p>-0,00202532</text:p>
          </table:table-cell>
          <table:table-cell office:value-type="float" office:value="0.0245413" calcext:value-type="float">
            <text:p>0,0245413</text:p>
          </table:table-cell>
          <table:table-cell office:value-type="float" office:value="-2.11665" calcext:value-type="float">
            <text:p>-2,11665</text:p>
          </table:table-cell>
          <table:table-cell office:value-type="float" office:value="-0.0376679" calcext:value-type="float">
            <text:p>-0,0376679</text:p>
          </table:table-cell>
          <table:table-cell office:value-type="float" office:value="-1.60787" calcext:value-type="float">
            <text:p>-1,607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04" calcext:value-type="float">
            <text:p>566,004</text:p>
          </table:table-cell>
          <table:table-cell office:value-type="float" office:value="570.586" calcext:value-type="float">
            <text:p>570,586</text:p>
          </table:table-cell>
          <table:table-cell office:value-type="float" office:value="361.962" calcext:value-type="float">
            <text:p>361,962</text:p>
          </table:table-cell>
          <table:table-cell office:value-type="float" office:value="169.58" calcext:value-type="float">
            <text:p>169,58</text:p>
          </table:table-cell>
          <table:table-cell office:value-type="float" office:value="0.199931" calcext:value-type="float">
            <text:p>0,199931</text:p>
          </table:table-cell>
          <table:table-cell office:value-type="float" office:value="-1.11966" calcext:value-type="float">
            <text:p>-1,11966</text:p>
          </table:table-cell>
          <table:table-cell office:value-type="float" office:value="-0.0185634" calcext:value-type="float">
            <text:p>-0,0185634</text:p>
          </table:table-cell>
          <table:table-cell office:value-type="float" office:value="0.00873951" calcext:value-type="float">
            <text:p>0,00873951</text:p>
          </table:table-cell>
          <table:table-cell office:value-type="float" office:value="1.80608" calcext:value-type="float">
            <text:p>1,806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73466" calcext:value-type="float">
            <text:p>0,0373466</text:p>
          </table:table-cell>
          <table:table-cell office:value-type="float" office:value="0.0107474" calcext:value-type="float">
            <text:p>0,0107474</text:p>
          </table:table-cell>
          <table:table-cell office:value-type="float" office:value="0.0350676" calcext:value-type="float">
            <text:p>0,0350676</text:p>
          </table:table-cell>
          <table:table-cell office:value-type="float" office:value="0.0285688" calcext:value-type="float">
            <text:p>0,0285688</text:p>
          </table:table-cell>
          <table:table-cell office:value-type="float" office:value="0.0495639" calcext:value-type="float">
            <text:p>0,0495639</text:p>
          </table:table-cell>
          <table:table-cell office:value-type="float" office:value="-0.0208678" calcext:value-type="float">
            <text:p>-0,0208678</text:p>
          </table:table-cell>
          <table:table-cell office:value-type="float" office:value="-0.0167982" calcext:value-type="float">
            <text:p>-0,0167982</text:p>
          </table:table-cell>
          <table:table-cell office:value-type="float" office:value="0.0185199" calcext:value-type="float">
            <text:p>0,0185199</text:p>
          </table:table-cell>
          <table:table-cell office:value-type="float" office:value="-0.00697404" calcext:value-type="float">
            <text:p>-0,00697404</text:p>
          </table:table-cell>
          <table:table-cell office:value-type="float" office:value="0.00771542" calcext:value-type="float">
            <text:p>0,00771542</text:p>
          </table:table-cell>
          <table:table-cell office:value-type="float" office:value="0.0137803" calcext:value-type="float">
            <text:p>0,0137803</text:p>
          </table:table-cell>
          <table:table-cell office:value-type="float" office:value="0.100697" calcext:value-type="float">
            <text:p>0,100697</text:p>
          </table:table-cell>
          <table:table-cell office:value-type="float" office:value="-0.0189951" calcext:value-type="float">
            <text:p>-0,0189951</text:p>
          </table:table-cell>
          <table:table-cell office:value-type="float" office:value="0.010834" calcext:value-type="float">
            <text:p>0,010834</text:p>
          </table:table-cell>
          <table:table-cell office:value-type="float" office:value="0.041928" calcext:value-type="float">
            <text:p>0,041928</text:p>
          </table:table-cell>
          <table:table-cell office:value-type="float" office:value="0.0254158" calcext:value-type="float">
            <text:p>0,0254158</text:p>
          </table:table-cell>
          <table:table-cell office:value-type="float" office:value="0.0185199" calcext:value-type="float">
            <text:p>0,0185199</text:p>
          </table:table-cell>
          <table:table-cell office:value-type="float" office:value="-0.0863334" calcext:value-type="float">
            <text:p>-0,0863334</text:p>
          </table:table-cell>
          <table:table-cell office:value-type="float" office:value="-0.0103921" calcext:value-type="float">
            <text:p>-0,0103921</text:p>
          </table:table-cell>
          <table:table-cell office:value-type="float" office:value="-0.0144346" calcext:value-type="float">
            <text:p>-0,0144346</text:p>
          </table:table-cell>
          <table:table-cell office:value-type="float" office:value="0.025624" calcext:value-type="float">
            <text:p>0,025624</text:p>
          </table:table-cell>
          <table:table-cell office:value-type="float" office:value="-0.0302535" calcext:value-type="float">
            <text:p>-0,0302535</text:p>
          </table:table-cell>
          <table:table-cell office:value-type="float" office:value="0.00298525" calcext:value-type="float">
            <text:p>0,00298525</text:p>
          </table:table-cell>
          <table:table-cell office:value-type="float" office:value="0.137441" calcext:value-type="float">
            <text:p>0,137441</text:p>
          </table:table-cell>
          <table:table-cell office:value-type="float" office:value="-0.0649552" calcext:value-type="float">
            <text:p>-0,0649552</text:p>
          </table:table-cell>
          <table:table-cell office:value-type="float" office:value="0.00936653" calcext:value-type="float">
            <text:p>0,00936653</text:p>
          </table:table-cell>
          <table:table-cell office:value-type="float" office:value="0.0706435" calcext:value-type="float">
            <text:p>0,0706435</text:p>
          </table:table-cell>
          <table:table-cell office:value-type="float" office:value="0.000787978" calcext:value-type="float">
            <text:p>0,000787978</text:p>
          </table:table-cell>
          <table:table-cell office:value-type="float" office:value="0.0267669" calcext:value-type="float">
            <text:p>0,0267669</text:p>
          </table:table-cell>
          <table:table-cell office:value-type="float" office:value="0.0468521" calcext:value-type="float">
            <text:p>0,0468521</text:p>
          </table:table-cell>
          <table:table-cell office:value-type="float" office:value="-0.0117147" calcext:value-type="float">
            <text:p>-0,0117147</text:p>
          </table:table-cell>
          <table:table-cell office:value-type="float" office:value="-0.0297744" calcext:value-type="float">
            <text:p>-0,0297744</text:p>
          </table:table-cell>
          <table:table-cell office:value-type="float" office:value="0.0218106" calcext:value-type="float">
            <text:p>0,0218106</text:p>
          </table:table-cell>
          <table:table-cell office:value-type="float" office:value="0.0290853" calcext:value-type="float">
            <text:p>0,0290853</text:p>
          </table:table-cell>
          <table:table-cell office:value-type="float" office:value="-0.00141256" calcext:value-type="float">
            <text:p>-0,00141256</text:p>
          </table:table-cell>
          <table:table-cell office:value-type="float" office:value="-0.0261491" calcext:value-type="float">
            <text:p>-0,0261491</text:p>
          </table:table-cell>
          <table:table-cell office:value-type="float" office:value="-0.0598788" calcext:value-type="float">
            <text:p>-0,0598788</text:p>
          </table:table-cell>
          <table:table-cell office:value-type="float" office:value="0.00473851" calcext:value-type="float">
            <text:p>0,00473851</text:p>
          </table:table-cell>
          <table:table-cell office:value-type="float" office:value="0.0842861" calcext:value-type="float">
            <text:p>0,0842861</text:p>
          </table:table-cell>
          <table:table-cell office:value-type="float" office:value="-0.00244868" calcext:value-type="float">
            <text:p>-0,00244868</text:p>
          </table:table-cell>
          <table:table-cell office:value-type="float" office:value="0.02812" calcext:value-type="float">
            <text:p>0,02812</text:p>
          </table:table-cell>
          <table:table-cell office:value-type="float" office:value="0.0305819" calcext:value-type="float">
            <text:p>0,0305819</text:p>
          </table:table-cell>
          <table:table-cell office:value-type="float" office:value="0.0884745" calcext:value-type="float">
            <text:p>0,0884745</text:p>
          </table:table-cell>
          <table:table-cell office:value-type="float" office:value="0.146941" calcext:value-type="float">
            <text:p>0,146941</text:p>
          </table:table-cell>
          <table:table-cell office:value-type="float" office:value="0.0492038" calcext:value-type="float">
            <text:p>0,0492038</text:p>
          </table:table-cell>
          <table:table-cell office:value-type="float" office:value="-0.00202542" calcext:value-type="float">
            <text:p>-0,00202542</text:p>
          </table:table-cell>
          <table:table-cell office:value-type="float" office:value="0.0242765" calcext:value-type="float">
            <text:p>0,0242765</text:p>
          </table:table-cell>
          <table:table-cell office:value-type="float" office:value="-2.12199" calcext:value-type="float">
            <text:p>-2,12199</text:p>
          </table:table-cell>
          <table:table-cell office:value-type="float" office:value="-0.0379262" calcext:value-type="float">
            <text:p>-0,0379262</text:p>
          </table:table-cell>
          <table:table-cell office:value-type="float" office:value="-1.60774" calcext:value-type="float">
            <text:p>-1,607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11" calcext:value-type="float">
            <text:p>566,011</text:p>
          </table:table-cell>
          <table:table-cell office:value-type="float" office:value="570.594" calcext:value-type="float">
            <text:p>570,594</text:p>
          </table:table-cell>
          <table:table-cell office:value-type="float" office:value="362.02" calcext:value-type="float">
            <text:p>362,02</text:p>
          </table:table-cell>
          <table:table-cell office:value-type="float" office:value="169.552" calcext:value-type="float">
            <text:p>169,552</text:p>
          </table:table-cell>
          <table:table-cell office:value-type="float" office:value="0.199626" calcext:value-type="float">
            <text:p>0,199626</text:p>
          </table:table-cell>
          <table:table-cell office:value-type="float" office:value="-1.11793" calcext:value-type="float">
            <text:p>-1,11793</text:p>
          </table:table-cell>
          <table:table-cell office:value-type="float" office:value="-0.0185681" calcext:value-type="float">
            <text:p>-0,0185681</text:p>
          </table:table-cell>
          <table:table-cell office:value-type="float" office:value="0.00876495" calcext:value-type="float">
            <text:p>0,00876495</text:p>
          </table:table-cell>
          <table:table-cell office:value-type="float" office:value="1.80301" calcext:value-type="float">
            <text:p>1,803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64457" calcext:value-type="float">
            <text:p>0,0364457</text:p>
          </table:table-cell>
          <table:table-cell office:value-type="float" office:value="0.0107452" calcext:value-type="float">
            <text:p>0,0107452</text:p>
          </table:table-cell>
          <table:table-cell office:value-type="float" office:value="0.0350581" calcext:value-type="float">
            <text:p>0,0350581</text:p>
          </table:table-cell>
          <table:table-cell office:value-type="float" office:value="0.0285694" calcext:value-type="float">
            <text:p>0,0285694</text:p>
          </table:table-cell>
          <table:table-cell office:value-type="float" office:value="0.0495627" calcext:value-type="float">
            <text:p>0,0495627</text:p>
          </table:table-cell>
          <table:table-cell office:value-type="float" office:value="-0.0208653" calcext:value-type="float">
            <text:p>-0,0208653</text:p>
          </table:table-cell>
          <table:table-cell office:value-type="float" office:value="-0.0167958" calcext:value-type="float">
            <text:p>-0,0167958</text:p>
          </table:table-cell>
          <table:table-cell office:value-type="float" office:value="0.0185197" calcext:value-type="float">
            <text:p>0,0185197</text:p>
          </table:table-cell>
          <table:table-cell office:value-type="float" office:value="-0.00696789" calcext:value-type="float">
            <text:p>-0,00696789</text:p>
          </table:table-cell>
          <table:table-cell office:value-type="float" office:value="0.00771667" calcext:value-type="float">
            <text:p>0,00771667</text:p>
          </table:table-cell>
          <table:table-cell office:value-type="float" office:value="0.0137822" calcext:value-type="float">
            <text:p>0,0137822</text:p>
          </table:table-cell>
          <table:table-cell office:value-type="float" office:value="0.100704" calcext:value-type="float">
            <text:p>0,100704</text:p>
          </table:table-cell>
          <table:table-cell office:value-type="float" office:value="-0.0189953" calcext:value-type="float">
            <text:p>-0,0189953</text:p>
          </table:table-cell>
          <table:table-cell office:value-type="float" office:value="0.0108333" calcext:value-type="float">
            <text:p>0,0108333</text:p>
          </table:table-cell>
          <table:table-cell office:value-type="float" office:value="0.0419303" calcext:value-type="float">
            <text:p>0,0419303</text:p>
          </table:table-cell>
          <table:table-cell office:value-type="float" office:value="0.0254176" calcext:value-type="float">
            <text:p>0,0254176</text:p>
          </table:table-cell>
          <table:table-cell office:value-type="float" office:value="0.0185197" calcext:value-type="float">
            <text:p>0,0185197</text:p>
          </table:table-cell>
          <table:table-cell office:value-type="float" office:value="-0.0863453" calcext:value-type="float">
            <text:p>-0,0863453</text:p>
          </table:table-cell>
          <table:table-cell office:value-type="float" office:value="-0.0103942" calcext:value-type="float">
            <text:p>-0,0103942</text:p>
          </table:table-cell>
          <table:table-cell office:value-type="float" office:value="-0.0144337" calcext:value-type="float">
            <text:p>-0,0144337</text:p>
          </table:table-cell>
          <table:table-cell office:value-type="float" office:value="0.0256241" calcext:value-type="float">
            <text:p>0,0256241</text:p>
          </table:table-cell>
          <table:table-cell office:value-type="float" office:value="-0.0302536" calcext:value-type="float">
            <text:p>-0,0302536</text:p>
          </table:table-cell>
          <table:table-cell office:value-type="float" office:value="0.00298549" calcext:value-type="float">
            <text:p>0,00298549</text:p>
          </table:table-cell>
          <table:table-cell office:value-type="float" office:value="0.133471" calcext:value-type="float">
            <text:p>0,133471</text:p>
          </table:table-cell>
          <table:table-cell office:value-type="float" office:value="-0.0602339" calcext:value-type="float">
            <text:p>-0,0602339</text:p>
          </table:table-cell>
          <table:table-cell office:value-type="float" office:value="0.0114395" calcext:value-type="float">
            <text:p>0,0114395</text:p>
          </table:table-cell>
          <table:table-cell office:value-type="float" office:value="0.0706442" calcext:value-type="float">
            <text:p>0,0706442</text:p>
          </table:table-cell>
          <table:table-cell office:value-type="float" office:value="0.00078806" calcext:value-type="float">
            <text:p>0,00078806</text:p>
          </table:table-cell>
          <table:table-cell office:value-type="float" office:value="0.026767" calcext:value-type="float">
            <text:p>0,026767</text:p>
          </table:table-cell>
          <table:table-cell office:value-type="float" office:value="0.0466758" calcext:value-type="float">
            <text:p>0,0466758</text:p>
          </table:table-cell>
          <table:table-cell office:value-type="float" office:value="-0.012192" calcext:value-type="float">
            <text:p>-0,012192</text:p>
          </table:table-cell>
          <table:table-cell office:value-type="float" office:value="-0.0294375" calcext:value-type="float">
            <text:p>-0,0294375</text:p>
          </table:table-cell>
          <table:table-cell office:value-type="float" office:value="0.0218105" calcext:value-type="float">
            <text:p>0,0218105</text:p>
          </table:table-cell>
          <table:table-cell office:value-type="float" office:value="0.0290856" calcext:value-type="float">
            <text:p>0,0290856</text:p>
          </table:table-cell>
          <table:table-cell office:value-type="float" office:value="-0.00141267" calcext:value-type="float">
            <text:p>-0,00141267</text:p>
          </table:table-cell>
          <table:table-cell office:value-type="float" office:value="-0.0201963" calcext:value-type="float">
            <text:p>-0,0201963</text:p>
          </table:table-cell>
          <table:table-cell office:value-type="float" office:value="-0.059122" calcext:value-type="float">
            <text:p>-0,059122</text:p>
          </table:table-cell>
          <table:table-cell office:value-type="float" office:value="0.00469557" calcext:value-type="float">
            <text:p>0,00469557</text:p>
          </table:table-cell>
          <table:table-cell office:value-type="float" office:value="0.0842853" calcext:value-type="float">
            <text:p>0,0842853</text:p>
          </table:table-cell>
          <table:table-cell office:value-type="float" office:value="-0.00244891" calcext:value-type="float">
            <text:p>-0,00244891</text:p>
          </table:table-cell>
          <table:table-cell office:value-type="float" office:value="0.0281182" calcext:value-type="float">
            <text:p>0,0281182</text:p>
          </table:table-cell>
          <table:table-cell office:value-type="float" office:value="0.0363695" calcext:value-type="float">
            <text:p>0,0363695</text:p>
          </table:table-cell>
          <table:table-cell office:value-type="float" office:value="0.0895696" calcext:value-type="float">
            <text:p>0,0895696</text:p>
          </table:table-cell>
          <table:table-cell office:value-type="float" office:value="0.151286" calcext:value-type="float">
            <text:p>0,151286</text:p>
          </table:table-cell>
          <table:table-cell office:value-type="float" office:value="0.0492246" calcext:value-type="float">
            <text:p>0,0492246</text:p>
          </table:table-cell>
          <table:table-cell office:value-type="float" office:value="-0.00202548" calcext:value-type="float">
            <text:p>-0,00202548</text:p>
          </table:table-cell>
          <table:table-cell office:value-type="float" office:value="0.0242323" calcext:value-type="float">
            <text:p>0,0242323</text:p>
          </table:table-cell>
          <table:table-cell office:value-type="float" office:value="-2.12284" calcext:value-type="float">
            <text:p>-2,12284</text:p>
          </table:table-cell>
          <table:table-cell office:value-type="float" office:value="-0.0380148" calcext:value-type="float">
            <text:p>-0,0380148</text:p>
          </table:table-cell>
          <table:table-cell office:value-type="float" office:value="-1.60778" calcext:value-type="float">
            <text:p>-1,607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19" calcext:value-type="float">
            <text:p>566,019</text:p>
          </table:table-cell>
          <table:table-cell office:value-type="float" office:value="570.6" calcext:value-type="float">
            <text:p>570,6</text:p>
          </table:table-cell>
          <table:table-cell office:value-type="float" office:value="362.073" calcext:value-type="float">
            <text:p>362,073</text:p>
          </table:table-cell>
          <table:table-cell office:value-type="float" office:value="169.526" calcext:value-type="float">
            <text:p>169,526</text:p>
          </table:table-cell>
          <table:table-cell office:value-type="float" office:value="0.199319" calcext:value-type="float">
            <text:p>0,199319</text:p>
          </table:table-cell>
          <table:table-cell office:value-type="float" office:value="-1.11611" calcext:value-type="float">
            <text:p>-1,11611</text:p>
          </table:table-cell>
          <table:table-cell office:value-type="float" office:value="-0.0185697" calcext:value-type="float">
            <text:p>-0,0185697</text:p>
          </table:table-cell>
          <table:table-cell office:value-type="float" office:value="0.00878816" calcext:value-type="float">
            <text:p>0,00878816</text:p>
          </table:table-cell>
          <table:table-cell office:value-type="float" office:value="1.79961" calcext:value-type="float">
            <text:p>1,799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36101" calcext:value-type="float">
            <text:p>0,0336101</text:p>
          </table:table-cell>
          <table:table-cell office:value-type="float" office:value="0.010742" calcext:value-type="float">
            <text:p>0,010742</text:p>
          </table:table-cell>
          <table:table-cell office:value-type="float" office:value="0.0350442" calcext:value-type="float">
            <text:p>0,0350442</text:p>
          </table:table-cell>
          <table:table-cell office:value-type="float" office:value="0.0285703" calcext:value-type="float">
            <text:p>0,0285703</text:p>
          </table:table-cell>
          <table:table-cell office:value-type="float" office:value="0.0495615" calcext:value-type="float">
            <text:p>0,0495615</text:p>
          </table:table-cell>
          <table:table-cell office:value-type="float" office:value="-0.0208619" calcext:value-type="float">
            <text:p>-0,0208619</text:p>
          </table:table-cell>
          <table:table-cell office:value-type="float" office:value="-0.0167928" calcext:value-type="float">
            <text:p>-0,0167928</text:p>
          </table:table-cell>
          <table:table-cell office:value-type="float" office:value="0.0185197" calcext:value-type="float">
            <text:p>0,0185197</text:p>
          </table:table-cell>
          <table:table-cell office:value-type="float" office:value="-0.00695923" calcext:value-type="float">
            <text:p>-0,00695923</text:p>
          </table:table-cell>
          <table:table-cell office:value-type="float" office:value="0.00771865" calcext:value-type="float">
            <text:p>0,00771865</text:p>
          </table:table-cell>
          <table:table-cell office:value-type="float" office:value="0.0137847" calcext:value-type="float">
            <text:p>0,0137847</text:p>
          </table:table-cell>
          <table:table-cell office:value-type="float" office:value="0.100717" calcext:value-type="float">
            <text:p>0,100717</text:p>
          </table:table-cell>
          <table:table-cell office:value-type="float" office:value="-0.0189954" calcext:value-type="float">
            <text:p>-0,0189954</text:p>
          </table:table-cell>
          <table:table-cell office:value-type="float" office:value="0.010832" calcext:value-type="float">
            <text:p>0,010832</text:p>
          </table:table-cell>
          <table:table-cell office:value-type="float" office:value="0.0419337" calcext:value-type="float">
            <text:p>0,0419337</text:p>
          </table:table-cell>
          <table:table-cell office:value-type="float" office:value="0.0254202" calcext:value-type="float">
            <text:p>0,0254202</text:p>
          </table:table-cell>
          <table:table-cell office:value-type="float" office:value="0.0185197" calcext:value-type="float">
            <text:p>0,0185197</text:p>
          </table:table-cell>
          <table:table-cell office:value-type="float" office:value="-0.0863642" calcext:value-type="float">
            <text:p>-0,0863642</text:p>
          </table:table-cell>
          <table:table-cell office:value-type="float" office:value="-0.010397" calcext:value-type="float">
            <text:p>-0,010397</text:p>
          </table:table-cell>
          <table:table-cell office:value-type="float" office:value="-0.0144326" calcext:value-type="float">
            <text:p>-0,0144326</text:p>
          </table:table-cell>
          <table:table-cell office:value-type="float" office:value="0.0256241" calcext:value-type="float">
            <text:p>0,0256241</text:p>
          </table:table-cell>
          <table:table-cell office:value-type="float" office:value="-0.0302537" calcext:value-type="float">
            <text:p>-0,0302537</text:p>
          </table:table-cell>
          <table:table-cell office:value-type="float" office:value="0.00298519" calcext:value-type="float">
            <text:p>0,00298519</text:p>
          </table:table-cell>
          <table:table-cell office:value-type="float" office:value="0.131346" calcext:value-type="float">
            <text:p>0,131346</text:p>
          </table:table-cell>
          <table:table-cell office:value-type="float" office:value="-0.0590678" calcext:value-type="float">
            <text:p>-0,0590678</text:p>
          </table:table-cell>
          <table:table-cell office:value-type="float" office:value="0.010769" calcext:value-type="float">
            <text:p>0,010769</text:p>
          </table:table-cell>
          <table:table-cell office:value-type="float" office:value="0.0706473" calcext:value-type="float">
            <text:p>0,0706473</text:p>
          </table:table-cell>
          <table:table-cell office:value-type="float" office:value="0.000788479" calcext:value-type="float">
            <text:p>0,000788479</text:p>
          </table:table-cell>
          <table:table-cell office:value-type="float" office:value="0.0267676" calcext:value-type="float">
            <text:p>0,0267676</text:p>
          </table:table-cell>
          <table:table-cell office:value-type="float" office:value="0.0470933" calcext:value-type="float">
            <text:p>0,0470933</text:p>
          </table:table-cell>
          <table:table-cell office:value-type="float" office:value="-0.00757036" calcext:value-type="float">
            <text:p>-0,00757036</text:p>
          </table:table-cell>
          <table:table-cell office:value-type="float" office:value="-0.0351135" calcext:value-type="float">
            <text:p>-0,0351135</text:p>
          </table:table-cell>
          <table:table-cell office:value-type="float" office:value="0.0218105" calcext:value-type="float">
            <text:p>0,0218105</text:p>
          </table:table-cell>
          <table:table-cell office:value-type="float" office:value="0.0290852" calcext:value-type="float">
            <text:p>0,0290852</text:p>
          </table:table-cell>
          <table:table-cell office:value-type="float" office:value="-0.00141272" calcext:value-type="float">
            <text:p>-0,00141272</text:p>
          </table:table-cell>
          <table:table-cell office:value-type="float" office:value="-0.0183234" calcext:value-type="float">
            <text:p>-0,0183234</text:p>
          </table:table-cell>
          <table:table-cell office:value-type="float" office:value="-0.0595948" calcext:value-type="float">
            <text:p>-0,0595948</text:p>
          </table:table-cell>
          <table:table-cell office:value-type="float" office:value="0.00499063" calcext:value-type="float">
            <text:p>0,00499063</text:p>
          </table:table-cell>
          <table:table-cell office:value-type="float" office:value="0.084286" calcext:value-type="float">
            <text:p>0,084286</text:p>
          </table:table-cell>
          <table:table-cell office:value-type="float" office:value="-0.00244599" calcext:value-type="float">
            <text:p>-0,00244599</text:p>
          </table:table-cell>
          <table:table-cell office:value-type="float" office:value="0.0281198" calcext:value-type="float">
            <text:p>0,0281198</text:p>
          </table:table-cell>
          <table:table-cell office:value-type="float" office:value="0.0413362" calcext:value-type="float">
            <text:p>0,0413362</text:p>
          </table:table-cell>
          <table:table-cell office:value-type="float" office:value="0.0807437" calcext:value-type="float">
            <text:p>0,0807437</text:p>
          </table:table-cell>
          <table:table-cell office:value-type="float" office:value="0.151701" calcext:value-type="float">
            <text:p>0,151701</text:p>
          </table:table-cell>
          <table:table-cell office:value-type="float" office:value="0.0492928" calcext:value-type="float">
            <text:p>0,0492928</text:p>
          </table:table-cell>
          <table:table-cell office:value-type="float" office:value="-0.00202557" calcext:value-type="float">
            <text:p>-0,00202557</text:p>
          </table:table-cell>
          <table:table-cell office:value-type="float" office:value="0.0240935" calcext:value-type="float">
            <text:p>0,0240935</text:p>
          </table:table-cell>
          <table:table-cell office:value-type="float" office:value="-2.12561" calcext:value-type="float">
            <text:p>-2,12561</text:p>
          </table:table-cell>
          <table:table-cell office:value-type="float" office:value="-0.0381984" calcext:value-type="float">
            <text:p>-0,0381984</text:p>
          </table:table-cell>
          <table:table-cell office:value-type="float" office:value="-1.60777" calcext:value-type="float">
            <text:p>-1,607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27" calcext:value-type="float">
            <text:p>566,027</text:p>
          </table:table-cell>
          <table:table-cell office:value-type="float" office:value="570.607" calcext:value-type="float">
            <text:p>570,607</text:p>
          </table:table-cell>
          <table:table-cell office:value-type="float" office:value="362.149" calcext:value-type="float">
            <text:p>362,149</text:p>
          </table:table-cell>
          <table:table-cell office:value-type="float" office:value="169.49" calcext:value-type="float">
            <text:p>169,49</text:p>
          </table:table-cell>
          <table:table-cell office:value-type="float" office:value="0.198924" calcext:value-type="float">
            <text:p>0,198924</text:p>
          </table:table-cell>
          <table:table-cell office:value-type="float" office:value="-1.11376" calcext:value-type="float">
            <text:p>-1,11376</text:p>
          </table:table-cell>
          <table:table-cell office:value-type="float" office:value="-0.0185705" calcext:value-type="float">
            <text:p>-0,0185705</text:p>
          </table:table-cell>
          <table:table-cell office:value-type="float" office:value="0.00882047" calcext:value-type="float">
            <text:p>0,00882047</text:p>
          </table:table-cell>
          <table:table-cell office:value-type="float" office:value="1.79508" calcext:value-type="float">
            <text:p>1,795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85096" calcext:value-type="float">
            <text:p>0,0285096</text:p>
          </table:table-cell>
          <table:table-cell office:value-type="float" office:value="0.0107399" calcext:value-type="float">
            <text:p>0,0107399</text:p>
          </table:table-cell>
          <table:table-cell office:value-type="float" office:value="0.0350326" calcext:value-type="float">
            <text:p>0,0350326</text:p>
          </table:table-cell>
          <table:table-cell office:value-type="float" office:value="0.0285708" calcext:value-type="float">
            <text:p>0,0285708</text:p>
          </table:table-cell>
          <table:table-cell office:value-type="float" office:value="0.0495606" calcext:value-type="float">
            <text:p>0,0495606</text:p>
          </table:table-cell>
          <table:table-cell office:value-type="float" office:value="-0.0208589" calcext:value-type="float">
            <text:p>-0,0208589</text:p>
          </table:table-cell>
          <table:table-cell office:value-type="float" office:value="-0.0167904" calcext:value-type="float">
            <text:p>-0,0167904</text:p>
          </table:table-cell>
          <table:table-cell office:value-type="float" office:value="0.0185194" calcext:value-type="float">
            <text:p>0,0185194</text:p>
          </table:table-cell>
          <table:table-cell office:value-type="float" office:value="-0.00695278" calcext:value-type="float">
            <text:p>-0,00695278</text:p>
          </table:table-cell>
          <table:table-cell office:value-type="float" office:value="0.00772017" calcext:value-type="float">
            <text:p>0,00772017</text:p>
          </table:table-cell>
          <table:table-cell office:value-type="float" office:value="0.0137867" calcext:value-type="float">
            <text:p>0,0137867</text:p>
          </table:table-cell>
          <table:table-cell office:value-type="float" office:value="0.100727" calcext:value-type="float">
            <text:p>0,100727</text:p>
          </table:table-cell>
          <table:table-cell office:value-type="float" office:value="-0.0189956" calcext:value-type="float">
            <text:p>-0,0189956</text:p>
          </table:table-cell>
          <table:table-cell office:value-type="float" office:value="0.0108314" calcext:value-type="float">
            <text:p>0,0108314</text:p>
          </table:table-cell>
          <table:table-cell office:value-type="float" office:value="0.0419359" calcext:value-type="float">
            <text:p>0,0419359</text:p>
          </table:table-cell>
          <table:table-cell office:value-type="float" office:value="0.0254219" calcext:value-type="float">
            <text:p>0,0254219</text:p>
          </table:table-cell>
          <table:table-cell office:value-type="float" office:value="0.0185194" calcext:value-type="float">
            <text:p>0,0185194</text:p>
          </table:table-cell>
          <table:table-cell office:value-type="float" office:value="-0.0863798" calcext:value-type="float">
            <text:p>-0,0863798</text:p>
          </table:table-cell>
          <table:table-cell office:value-type="float" office:value="-0.0103989" calcext:value-type="float">
            <text:p>-0,0103989</text:p>
          </table:table-cell>
          <table:table-cell office:value-type="float" office:value="-0.0144317" calcext:value-type="float">
            <text:p>-0,0144317</text:p>
          </table:table-cell>
          <table:table-cell office:value-type="float" office:value="0.0256242" calcext:value-type="float">
            <text:p>0,0256242</text:p>
          </table:table-cell>
          <table:table-cell office:value-type="float" office:value="-0.0302539" calcext:value-type="float">
            <text:p>-0,0302539</text:p>
          </table:table-cell>
          <table:table-cell office:value-type="float" office:value="0.00298521" calcext:value-type="float">
            <text:p>0,00298521</text:p>
          </table:table-cell>
          <table:table-cell office:value-type="float" office:value="0.136188" calcext:value-type="float">
            <text:p>0,136188</text:p>
          </table:table-cell>
          <table:table-cell office:value-type="float" office:value="-0.0612145" calcext:value-type="float">
            <text:p>-0,0612145</text:p>
          </table:table-cell>
          <table:table-cell office:value-type="float" office:value="0.0110645" calcext:value-type="float">
            <text:p>0,0110645</text:p>
          </table:table-cell>
          <table:table-cell office:value-type="float" office:value="0.0706464" calcext:value-type="float">
            <text:p>0,0706464</text:p>
          </table:table-cell>
          <table:table-cell office:value-type="float" office:value="0.00078832" calcext:value-type="float">
            <text:p>0,00078832</text:p>
          </table:table-cell>
          <table:table-cell office:value-type="float" office:value="0.0267672" calcext:value-type="float">
            <text:p>0,0267672</text:p>
          </table:table-cell>
          <table:table-cell office:value-type="float" office:value="0.0475272" calcext:value-type="float">
            <text:p>0,0475272</text:p>
          </table:table-cell>
          <table:table-cell office:value-type="float" office:value="-0.00862846" calcext:value-type="float">
            <text:p>-0,00862846</text:p>
          </table:table-cell>
          <table:table-cell office:value-type="float" office:value="-0.0341378" calcext:value-type="float">
            <text:p>-0,0341378</text:p>
          </table:table-cell>
          <table:table-cell office:value-type="float" office:value="0.0218104" calcext:value-type="float">
            <text:p>0,0218104</text:p>
          </table:table-cell>
          <table:table-cell office:value-type="float" office:value="0.0290853" calcext:value-type="float">
            <text:p>0,0290853</text:p>
          </table:table-cell>
          <table:table-cell office:value-type="float" office:value="-0.00141288" calcext:value-type="float">
            <text:p>-0,00141288</text:p>
          </table:table-cell>
          <table:table-cell office:value-type="float" office:value="-0.0217157" calcext:value-type="float">
            <text:p>-0,0217157</text:p>
          </table:table-cell>
          <table:table-cell office:value-type="float" office:value="-0.0608556" calcext:value-type="float">
            <text:p>-0,0608556</text:p>
          </table:table-cell>
          <table:table-cell office:value-type="float" office:value="0.00390775" calcext:value-type="float">
            <text:p>0,00390775</text:p>
          </table:table-cell>
          <table:table-cell office:value-type="float" office:value="0.0842836" calcext:value-type="float">
            <text:p>0,0842836</text:p>
          </table:table-cell>
          <table:table-cell office:value-type="float" office:value="-0.00244851" calcext:value-type="float">
            <text:p>-0,00244851</text:p>
          </table:table-cell>
          <table:table-cell office:value-type="float" office:value="0.0281184" calcext:value-type="float">
            <text:p>0,0281184</text:p>
          </table:table-cell>
          <table:table-cell office:value-type="float" office:value="0.038148" calcext:value-type="float">
            <text:p>0,038148</text:p>
          </table:table-cell>
          <table:table-cell office:value-type="float" office:value="0.0750946" calcext:value-type="float">
            <text:p>0,0750946</text:p>
          </table:table-cell>
          <table:table-cell office:value-type="float" office:value="0.149476" calcext:value-type="float">
            <text:p>0,149476</text:p>
          </table:table-cell>
          <table:table-cell office:value-type="float" office:value="0.0494151" calcext:value-type="float">
            <text:p>0,0494151</text:p>
          </table:table-cell>
          <table:table-cell office:value-type="float" office:value="-0.00202564" calcext:value-type="float">
            <text:p>-0,00202564</text:p>
          </table:table-cell>
          <table:table-cell office:value-type="float" office:value="0.0238425" calcext:value-type="float">
            <text:p>0,0238425</text:p>
          </table:table-cell>
          <table:table-cell office:value-type="float" office:value="-2.13066" calcext:value-type="float">
            <text:p>-2,13066</text:p>
          </table:table-cell>
          <table:table-cell office:value-type="float" office:value="-0.0384434" calcext:value-type="float">
            <text:p>-0,0384434</text:p>
          </table:table-cell>
          <table:table-cell office:value-type="float" office:value="-1.60765" calcext:value-type="float">
            <text:p>-1,607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36" calcext:value-type="float">
            <text:p>566,036</text:p>
          </table:table-cell>
          <table:table-cell office:value-type="float" office:value="570.614" calcext:value-type="float">
            <text:p>570,614</text:p>
          </table:table-cell>
          <table:table-cell office:value-type="float" office:value="362.204" calcext:value-type="float">
            <text:p>362,204</text:p>
          </table:table-cell>
          <table:table-cell office:value-type="float" office:value="169.464" calcext:value-type="float">
            <text:p>169,464</text:p>
          </table:table-cell>
          <table:table-cell office:value-type="float" office:value="0.198586" calcext:value-type="float">
            <text:p>0,198586</text:p>
          </table:table-cell>
          <table:table-cell office:value-type="float" office:value="-1.11187" calcext:value-type="float">
            <text:p>-1,11187</text:p>
          </table:table-cell>
          <table:table-cell office:value-type="float" office:value="-0.0185706" calcext:value-type="float">
            <text:p>-0,0185706</text:p>
          </table:table-cell>
          <table:table-cell office:value-type="float" office:value="0.008844" calcext:value-type="float">
            <text:p>0,008844</text:p>
          </table:table-cell>
          <table:table-cell office:value-type="float" office:value="1.79166" calcext:value-type="float">
            <text:p>1,791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62621" calcext:value-type="float">
            <text:p>0,0262621</text:p>
          </table:table-cell>
          <table:table-cell office:value-type="float" office:value="0.0107382" calcext:value-type="float">
            <text:p>0,0107382</text:p>
          </table:table-cell>
          <table:table-cell office:value-type="float" office:value="0.0350272" calcext:value-type="float">
            <text:p>0,0350272</text:p>
          </table:table-cell>
          <table:table-cell office:value-type="float" office:value="0.0285712" calcext:value-type="float">
            <text:p>0,0285712</text:p>
          </table:table-cell>
          <table:table-cell office:value-type="float" office:value="0.0495599" calcext:value-type="float">
            <text:p>0,0495599</text:p>
          </table:table-cell>
          <table:table-cell office:value-type="float" office:value="-0.0208576" calcext:value-type="float">
            <text:p>-0,0208576</text:p>
          </table:table-cell>
          <table:table-cell office:value-type="float" office:value="-0.0167886" calcext:value-type="float">
            <text:p>-0,0167886</text:p>
          </table:table-cell>
          <table:table-cell office:value-type="float" office:value="0.0185192" calcext:value-type="float">
            <text:p>0,0185192</text:p>
          </table:table-cell>
          <table:table-cell office:value-type="float" office:value="-0.0069485" calcext:value-type="float">
            <text:p>-0,0069485</text:p>
          </table:table-cell>
          <table:table-cell office:value-type="float" office:value="0.00772107" calcext:value-type="float">
            <text:p>0,00772107</text:p>
          </table:table-cell>
          <table:table-cell office:value-type="float" office:value="0.0137882" calcext:value-type="float">
            <text:p>0,0137882</text:p>
          </table:table-cell>
          <table:table-cell office:value-type="float" office:value="0.100732" calcext:value-type="float">
            <text:p>0,100732</text:p>
          </table:table-cell>
          <table:table-cell office:value-type="float" office:value="-0.0189956" calcext:value-type="float">
            <text:p>-0,0189956</text:p>
          </table:table-cell>
          <table:table-cell office:value-type="float" office:value="0.0108307" calcext:value-type="float">
            <text:p>0,0108307</text:p>
          </table:table-cell>
          <table:table-cell office:value-type="float" office:value="0.0419375" calcext:value-type="float">
            <text:p>0,0419375</text:p>
          </table:table-cell>
          <table:table-cell office:value-type="float" office:value="0.0254235" calcext:value-type="float">
            <text:p>0,0254235</text:p>
          </table:table-cell>
          <table:table-cell office:value-type="float" office:value="0.0185192" calcext:value-type="float">
            <text:p>0,0185192</text:p>
          </table:table-cell>
          <table:table-cell office:value-type="float" office:value="-0.0863878" calcext:value-type="float">
            <text:p>-0,0863878</text:p>
          </table:table-cell>
          <table:table-cell office:value-type="float" office:value="-0.0104005" calcext:value-type="float">
            <text:p>-0,0104005</text:p>
          </table:table-cell>
          <table:table-cell office:value-type="float" office:value="-0.0144311" calcext:value-type="float">
            <text:p>-0,0144311</text:p>
          </table:table-cell>
          <table:table-cell office:value-type="float" office:value="0.0256244" calcext:value-type="float">
            <text:p>0,0256244</text:p>
          </table:table-cell>
          <table:table-cell office:value-type="float" office:value="-0.0302538" calcext:value-type="float">
            <text:p>-0,0302538</text:p>
          </table:table-cell>
          <table:table-cell office:value-type="float" office:value="0.0029852" calcext:value-type="float">
            <text:p>0,0029852</text:p>
          </table:table-cell>
          <table:table-cell office:value-type="float" office:value="0.138471" calcext:value-type="float">
            <text:p>0,138471</text:p>
          </table:table-cell>
          <table:table-cell office:value-type="float" office:value="-0.0616828" calcext:value-type="float">
            <text:p>-0,0616828</text:p>
          </table:table-cell>
          <table:table-cell office:value-type="float" office:value="0.0118792" calcext:value-type="float">
            <text:p>0,0118792</text:p>
          </table:table-cell>
          <table:table-cell office:value-type="float" office:value="0.0706471" calcext:value-type="float">
            <text:p>0,0706471</text:p>
          </table:table-cell>
          <table:table-cell office:value-type="float" office:value="0.000788384" calcext:value-type="float">
            <text:p>0,000788384</text:p>
          </table:table-cell>
          <table:table-cell office:value-type="float" office:value="0.0267675" calcext:value-type="float">
            <text:p>0,0267675</text:p>
          </table:table-cell>
          <table:table-cell office:value-type="float" office:value="0.0478059" calcext:value-type="float">
            <text:p>0,0478059</text:p>
          </table:table-cell>
          <table:table-cell office:value-type="float" office:value="-0.0112545" calcext:value-type="float">
            <text:p>-0,0112545</text:p>
          </table:table-cell>
          <table:table-cell office:value-type="float" office:value="-0.0339347" calcext:value-type="float">
            <text:p>-0,0339347</text:p>
          </table:table-cell>
          <table:table-cell office:value-type="float" office:value="0.0218105" calcext:value-type="float">
            <text:p>0,0218105</text:p>
          </table:table-cell>
          <table:table-cell office:value-type="float" office:value="0.0290853" calcext:value-type="float">
            <text:p>0,0290853</text:p>
          </table:table-cell>
          <table:table-cell office:value-type="float" office:value="-0.00141286" calcext:value-type="float">
            <text:p>-0,00141286</text:p>
          </table:table-cell>
          <table:table-cell office:value-type="float" office:value="-0.0188615" calcext:value-type="float">
            <text:p>-0,0188615</text:p>
          </table:table-cell>
          <table:table-cell office:value-type="float" office:value="-0.0630548" calcext:value-type="float">
            <text:p>-0,0630548</text:p>
          </table:table-cell>
          <table:table-cell office:value-type="float" office:value="0.00512649" calcext:value-type="float">
            <text:p>0,00512649</text:p>
          </table:table-cell>
          <table:table-cell office:value-type="float" office:value="0.0842819" calcext:value-type="float">
            <text:p>0,0842819</text:p>
          </table:table-cell>
          <table:table-cell office:value-type="float" office:value="-0.00244786" calcext:value-type="float">
            <text:p>-0,00244786</text:p>
          </table:table-cell>
          <table:table-cell office:value-type="float" office:value="0.0281183" calcext:value-type="float">
            <text:p>0,0281183</text:p>
          </table:table-cell>
          <table:table-cell office:value-type="float" office:value="0.0415157" calcext:value-type="float">
            <text:p>0,0415157</text:p>
          </table:table-cell>
          <table:table-cell office:value-type="float" office:value="0.0770981" calcext:value-type="float">
            <text:p>0,0770981</text:p>
          </table:table-cell>
          <table:table-cell office:value-type="float" office:value="0.148011" calcext:value-type="float">
            <text:p>0,148011</text:p>
          </table:table-cell>
          <table:table-cell office:value-type="float" office:value="0.0494679" calcext:value-type="float">
            <text:p>0,0494679</text:p>
          </table:table-cell>
          <table:table-cell office:value-type="float" office:value="-0.0020257" calcext:value-type="float">
            <text:p>-0,0020257</text:p>
          </table:table-cell>
          <table:table-cell office:value-type="float" office:value="0.0237314" calcext:value-type="float">
            <text:p>0,0237314</text:p>
          </table:table-cell>
          <table:table-cell office:value-type="float" office:value="-2.13288" calcext:value-type="float">
            <text:p>-2,13288</text:p>
          </table:table-cell>
          <table:table-cell office:value-type="float" office:value="-0.0385678" calcext:value-type="float">
            <text:p>-0,0385678</text:p>
          </table:table-cell>
          <table:table-cell office:value-type="float" office:value="-1.60762" calcext:value-type="float">
            <text:p>-1,607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41" calcext:value-type="float">
            <text:p>566,041</text:p>
          </table:table-cell>
          <table:table-cell office:value-type="float" office:value="570.619" calcext:value-type="float">
            <text:p>570,619</text:p>
          </table:table-cell>
          <table:table-cell office:value-type="float" office:value="362.244" calcext:value-type="float">
            <text:p>362,244</text:p>
          </table:table-cell>
          <table:table-cell office:value-type="float" office:value="169.444" calcext:value-type="float">
            <text:p>169,444</text:p>
          </table:table-cell>
          <table:table-cell office:value-type="float" office:value="0.198368" calcext:value-type="float">
            <text:p>0,198368</text:p>
          </table:table-cell>
          <table:table-cell office:value-type="float" office:value="-1.11058" calcext:value-type="float">
            <text:p>-1,11058</text:p>
          </table:table-cell>
          <table:table-cell office:value-type="float" office:value="-0.0185728" calcext:value-type="float">
            <text:p>-0,0185728</text:p>
          </table:table-cell>
          <table:table-cell office:value-type="float" office:value="0.00886141" calcext:value-type="float">
            <text:p>0,00886141</text:p>
          </table:table-cell>
          <table:table-cell office:value-type="float" office:value="1.78928" calcext:value-type="float">
            <text:p>1,789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765" calcext:value-type="float">
            <text:p>0,028765</text:p>
          </table:table-cell>
          <table:table-cell office:value-type="float" office:value="0.0107358" calcext:value-type="float">
            <text:p>0,0107358</text:p>
          </table:table-cell>
          <table:table-cell office:value-type="float" office:value="0.0350183" calcext:value-type="float">
            <text:p>0,0350183</text:p>
          </table:table-cell>
          <table:table-cell office:value-type="float" office:value="0.0285717" calcext:value-type="float">
            <text:p>0,0285717</text:p>
          </table:table-cell>
          <table:table-cell office:value-type="float" office:value="0.0495589" calcext:value-type="float">
            <text:p>0,0495589</text:p>
          </table:table-cell>
          <table:table-cell office:value-type="float" office:value="-0.020855" calcext:value-type="float">
            <text:p>-0,020855</text:p>
          </table:table-cell>
          <table:table-cell office:value-type="float" office:value="-0.0167861" calcext:value-type="float">
            <text:p>-0,0167861</text:p>
          </table:table-cell>
          <table:table-cell office:value-type="float" office:value="0.0185191" calcext:value-type="float">
            <text:p>0,0185191</text:p>
          </table:table-cell>
          <table:table-cell office:value-type="float" office:value="-0.00694291" calcext:value-type="float">
            <text:p>-0,00694291</text:p>
          </table:table-cell>
          <table:table-cell office:value-type="float" office:value="0.00772248" calcext:value-type="float">
            <text:p>0,00772248</text:p>
          </table:table-cell>
          <table:table-cell office:value-type="float" office:value="0.0137902" calcext:value-type="float">
            <text:p>0,0137902</text:p>
          </table:table-cell>
          <table:table-cell office:value-type="float" office:value="0.100742" calcext:value-type="float">
            <text:p>0,100742</text:p>
          </table:table-cell>
          <table:table-cell office:value-type="float" office:value="-0.0189958" calcext:value-type="float">
            <text:p>-0,0189958</text:p>
          </table:table-cell>
          <table:table-cell office:value-type="float" office:value="0.0108299" calcext:value-type="float">
            <text:p>0,0108299</text:p>
          </table:table-cell>
          <table:table-cell office:value-type="float" office:value="0.0419398" calcext:value-type="float">
            <text:p>0,0419398</text:p>
          </table:table-cell>
          <table:table-cell office:value-type="float" office:value="0.0254253" calcext:value-type="float">
            <text:p>0,0254253</text:p>
          </table:table-cell>
          <table:table-cell office:value-type="float" office:value="0.0185191" calcext:value-type="float">
            <text:p>0,0185191</text:p>
          </table:table-cell>
          <table:table-cell office:value-type="float" office:value="-0.0864023" calcext:value-type="float">
            <text:p>-0,0864023</text:p>
          </table:table-cell>
          <table:table-cell office:value-type="float" office:value="-0.0104027" calcext:value-type="float">
            <text:p>-0,0104027</text:p>
          </table:table-cell>
          <table:table-cell office:value-type="float" office:value="-0.0144302" calcext:value-type="float">
            <text:p>-0,0144302</text:p>
          </table:table-cell>
          <table:table-cell office:value-type="float" office:value="0.0256245" calcext:value-type="float">
            <text:p>0,0256245</text:p>
          </table:table-cell>
          <table:table-cell office:value-type="float" office:value="-0.0302538" calcext:value-type="float">
            <text:p>-0,0302538</text:p>
          </table:table-cell>
          <table:table-cell office:value-type="float" office:value="0.0029851" calcext:value-type="float">
            <text:p>0,0029851</text:p>
          </table:table-cell>
          <table:table-cell office:value-type="float" office:value="0.140823" calcext:value-type="float">
            <text:p>0,140823</text:p>
          </table:table-cell>
          <table:table-cell office:value-type="float" office:value="-0.0642673" calcext:value-type="float">
            <text:p>-0,0642673</text:p>
          </table:table-cell>
          <table:table-cell office:value-type="float" office:value="0.0139114" calcext:value-type="float">
            <text:p>0,0139114</text:p>
          </table:table-cell>
          <table:table-cell office:value-type="float" office:value="0.0706477" calcext:value-type="float">
            <text:p>0,0706477</text:p>
          </table:table-cell>
          <table:table-cell office:value-type="float" office:value="0.000788431" calcext:value-type="float">
            <text:p>0,000788431</text:p>
          </table:table-cell>
          <table:table-cell office:value-type="float" office:value="0.0267675" calcext:value-type="float">
            <text:p>0,0267675</text:p>
          </table:table-cell>
          <table:table-cell office:value-type="float" office:value="0.0481471" calcext:value-type="float">
            <text:p>0,0481471</text:p>
          </table:table-cell>
          <table:table-cell office:value-type="float" office:value="-0.0104878" calcext:value-type="float">
            <text:p>-0,0104878</text:p>
          </table:table-cell>
          <table:table-cell office:value-type="float" office:value="-0.033363" calcext:value-type="float">
            <text:p>-0,033363</text:p>
          </table:table-cell>
          <table:table-cell office:value-type="float" office:value="0.0218104" calcext:value-type="float">
            <text:p>0,0218104</text:p>
          </table:table-cell>
          <table:table-cell office:value-type="float" office:value="0.0290852" calcext:value-type="float">
            <text:p>0,0290852</text:p>
          </table:table-cell>
          <table:table-cell office:value-type="float" office:value="-0.00141297" calcext:value-type="float">
            <text:p>-0,00141297</text:p>
          </table:table-cell>
          <table:table-cell office:value-type="float" office:value="-0.0198895" calcext:value-type="float">
            <text:p>-0,0198895</text:p>
          </table:table-cell>
          <table:table-cell office:value-type="float" office:value="-0.0635082" calcext:value-type="float">
            <text:p>-0,0635082</text:p>
          </table:table-cell>
          <table:table-cell office:value-type="float" office:value="0.00244523" calcext:value-type="float">
            <text:p>0,00244523</text:p>
          </table:table-cell>
          <table:table-cell office:value-type="float" office:value="0.0842816" calcext:value-type="float">
            <text:p>0,0842816</text:p>
          </table:table-cell>
          <table:table-cell office:value-type="float" office:value="-0.00244732" calcext:value-type="float">
            <text:p>-0,00244732</text:p>
          </table:table-cell>
          <table:table-cell office:value-type="float" office:value="0.0281179" calcext:value-type="float">
            <text:p>0,0281179</text:p>
          </table:table-cell>
          <table:table-cell office:value-type="float" office:value="0.0404435" calcext:value-type="float">
            <text:p>0,0404435</text:p>
          </table:table-cell>
          <table:table-cell office:value-type="float" office:value="0.0757389" calcext:value-type="float">
            <text:p>0,0757389</text:p>
          </table:table-cell>
          <table:table-cell office:value-type="float" office:value="0.153257" calcext:value-type="float">
            <text:p>0,153257</text:p>
          </table:table-cell>
          <table:table-cell office:value-type="float" office:value="0.049408" calcext:value-type="float">
            <text:p>0,049408</text:p>
          </table:table-cell>
          <table:table-cell office:value-type="float" office:value="-0.00202575" calcext:value-type="float">
            <text:p>-0,00202575</text:p>
          </table:table-cell>
          <table:table-cell office:value-type="float" office:value="0.0238557" calcext:value-type="float">
            <text:p>0,0238557</text:p>
          </table:table-cell>
          <table:table-cell office:value-type="float" office:value="-2.13032" calcext:value-type="float">
            <text:p>-2,13032</text:p>
          </table:table-cell>
          <table:table-cell office:value-type="float" office:value="-0.0385353" calcext:value-type="float">
            <text:p>-0,0385353</text:p>
          </table:table-cell>
          <table:table-cell office:value-type="float" office:value="-1.60779" calcext:value-type="float">
            <text:p>-1,607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47" calcext:value-type="float">
            <text:p>566,047</text:p>
          </table:table-cell>
          <table:table-cell office:value-type="float" office:value="570.625" calcext:value-type="float">
            <text:p>570,625</text:p>
          </table:table-cell>
          <table:table-cell office:value-type="float" office:value="362.301" calcext:value-type="float">
            <text:p>362,301</text:p>
          </table:table-cell>
          <table:table-cell office:value-type="float" office:value="169.417" calcext:value-type="float">
            <text:p>169,417</text:p>
          </table:table-cell>
          <table:table-cell office:value-type="float" office:value="0.198097" calcext:value-type="float">
            <text:p>0,198097</text:p>
          </table:table-cell>
          <table:table-cell office:value-type="float" office:value="-1.1089" calcext:value-type="float">
            <text:p>-1,1089</text:p>
          </table:table-cell>
          <table:table-cell office:value-type="float" office:value="-0.0185761" calcext:value-type="float">
            <text:p>-0,0185761</text:p>
          </table:table-cell>
          <table:table-cell office:value-type="float" office:value="0.008886" calcext:value-type="float">
            <text:p>0,008886</text:p>
          </table:table-cell>
          <table:table-cell office:value-type="float" office:value="1.78601" calcext:value-type="float">
            <text:p>1,786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89917" calcext:value-type="float">
            <text:p>0,0289917</text:p>
          </table:table-cell>
          <table:table-cell office:value-type="float" office:value="0.010735" calcext:value-type="float">
            <text:p>0,010735</text:p>
          </table:table-cell>
          <table:table-cell office:value-type="float" office:value="0.0350135" calcext:value-type="float">
            <text:p>0,0350135</text:p>
          </table:table-cell>
          <table:table-cell office:value-type="float" office:value="0.0285719" calcext:value-type="float">
            <text:p>0,0285719</text:p>
          </table:table-cell>
          <table:table-cell office:value-type="float" office:value="0.0495586" calcext:value-type="float">
            <text:p>0,0495586</text:p>
          </table:table-cell>
          <table:table-cell office:value-type="float" office:value="-0.0208539" calcext:value-type="float">
            <text:p>-0,0208539</text:p>
          </table:table-cell>
          <table:table-cell office:value-type="float" office:value="-0.016785" calcext:value-type="float">
            <text:p>-0,016785</text:p>
          </table:table-cell>
          <table:table-cell office:value-type="float" office:value="0.0185188" calcext:value-type="float">
            <text:p>0,0185188</text:p>
          </table:table-cell>
          <table:table-cell office:value-type="float" office:value="-0.00693951" calcext:value-type="float">
            <text:p>-0,00693951</text:p>
          </table:table-cell>
          <table:table-cell office:value-type="float" office:value="0.00772309" calcext:value-type="float">
            <text:p>0,00772309</text:p>
          </table:table-cell>
          <table:table-cell office:value-type="float" office:value="0.0137911" calcext:value-type="float">
            <text:p>0,0137911</text:p>
          </table:table-cell>
          <table:table-cell office:value-type="float" office:value="0.100744" calcext:value-type="float">
            <text:p>0,100744</text:p>
          </table:table-cell>
          <table:table-cell office:value-type="float" office:value="-0.0189957" calcext:value-type="float">
            <text:p>-0,0189957</text:p>
          </table:table-cell>
          <table:table-cell office:value-type="float" office:value="0.0108295" calcext:value-type="float">
            <text:p>0,0108295</text:p>
          </table:table-cell>
          <table:table-cell office:value-type="float" office:value="0.0419408" calcext:value-type="float">
            <text:p>0,0419408</text:p>
          </table:table-cell>
          <table:table-cell office:value-type="float" office:value="0.0254261" calcext:value-type="float">
            <text:p>0,0254261</text:p>
          </table:table-cell>
          <table:table-cell office:value-type="float" office:value="0.0185188" calcext:value-type="float">
            <text:p>0,0185188</text:p>
          </table:table-cell>
          <table:table-cell office:value-type="float" office:value="-0.0864072" calcext:value-type="float">
            <text:p>-0,0864072</text:p>
          </table:table-cell>
          <table:table-cell office:value-type="float" office:value="-0.0104036" calcext:value-type="float">
            <text:p>-0,0104036</text:p>
          </table:table-cell>
          <table:table-cell office:value-type="float" office:value="-0.0144298" calcext:value-type="float">
            <text:p>-0,0144298</text:p>
          </table:table-cell>
          <table:table-cell office:value-type="float" office:value="0.0256245" calcext:value-type="float">
            <text:p>0,0256245</text:p>
          </table:table-cell>
          <table:table-cell office:value-type="float" office:value="-0.0302537" calcext:value-type="float">
            <text:p>-0,0302537</text:p>
          </table:table-cell>
          <table:table-cell office:value-type="float" office:value="0.00298522" calcext:value-type="float">
            <text:p>0,00298522</text:p>
          </table:table-cell>
          <table:table-cell office:value-type="float" office:value="0.140771" calcext:value-type="float">
            <text:p>0,140771</text:p>
          </table:table-cell>
          <table:table-cell office:value-type="float" office:value="-0.0650855" calcext:value-type="float">
            <text:p>-0,0650855</text:p>
          </table:table-cell>
          <table:table-cell office:value-type="float" office:value="0.0151259" calcext:value-type="float">
            <text:p>0,0151259</text:p>
          </table:table-cell>
          <table:table-cell office:value-type="float" office:value="0.0706482" calcext:value-type="float">
            <text:p>0,0706482</text:p>
          </table:table-cell>
          <table:table-cell office:value-type="float" office:value="0.000788436" calcext:value-type="float">
            <text:p>0,000788436</text:p>
          </table:table-cell>
          <table:table-cell office:value-type="float" office:value="0.0267676" calcext:value-type="float">
            <text:p>0,0267676</text:p>
          </table:table-cell>
          <table:table-cell office:value-type="float" office:value="0.047754" calcext:value-type="float">
            <text:p>0,047754</text:p>
          </table:table-cell>
          <table:table-cell office:value-type="float" office:value="-0.0109458" calcext:value-type="float">
            <text:p>-0,0109458</text:p>
          </table:table-cell>
          <table:table-cell office:value-type="float" office:value="-0.0328035" calcext:value-type="float">
            <text:p>-0,0328035</text:p>
          </table:table-cell>
          <table:table-cell office:value-type="float" office:value="0.0218103" calcext:value-type="float">
            <text:p>0,0218103</text:p>
          </table:table-cell>
          <table:table-cell office:value-type="float" office:value="0.0290851" calcext:value-type="float">
            <text:p>0,0290851</text:p>
          </table:table-cell>
          <table:table-cell office:value-type="float" office:value="-0.00141294" calcext:value-type="float">
            <text:p>-0,00141294</text:p>
          </table:table-cell>
          <table:table-cell office:value-type="float" office:value="-0.0189075" calcext:value-type="float">
            <text:p>-0,0189075</text:p>
          </table:table-cell>
          <table:table-cell office:value-type="float" office:value="-0.0636536" calcext:value-type="float">
            <text:p>-0,0636536</text:p>
          </table:table-cell>
          <table:table-cell office:value-type="float" office:value="0.00190402" calcext:value-type="float">
            <text:p>0,00190402</text:p>
          </table:table-cell>
          <table:table-cell office:value-type="float" office:value="0.0842804" calcext:value-type="float">
            <text:p>0,0842804</text:p>
          </table:table-cell>
          <table:table-cell office:value-type="float" office:value="-0.0024472" calcext:value-type="float">
            <text:p>-0,0024472</text:p>
          </table:table-cell>
          <table:table-cell office:value-type="float" office:value="0.0281176" calcext:value-type="float">
            <text:p>0,0281176</text:p>
          </table:table-cell>
          <table:table-cell office:value-type="float" office:value="0.0397029" calcext:value-type="float">
            <text:p>0,0397029</text:p>
          </table:table-cell>
          <table:table-cell office:value-type="float" office:value="0.0752428" calcext:value-type="float">
            <text:p>0,0752428</text:p>
          </table:table-cell>
          <table:table-cell office:value-type="float" office:value="0.156544" calcext:value-type="float">
            <text:p>0,156544</text:p>
          </table:table-cell>
          <table:table-cell office:value-type="float" office:value="0.0494024" calcext:value-type="float">
            <text:p>0,0494024</text:p>
          </table:table-cell>
          <table:table-cell office:value-type="float" office:value="-0.0020258" calcext:value-type="float">
            <text:p>-0,0020258</text:p>
          </table:table-cell>
          <table:table-cell office:value-type="float" office:value="0.023867" calcext:value-type="float">
            <text:p>0,023867</text:p>
          </table:table-cell>
          <table:table-cell office:value-type="float" office:value="-2.13008" calcext:value-type="float">
            <text:p>-2,13008</text:p>
          </table:table-cell>
          <table:table-cell office:value-type="float" office:value="-0.0385507" calcext:value-type="float">
            <text:p>-0,0385507</text:p>
          </table:table-cell>
          <table:table-cell office:value-type="float" office:value="-1.60783" calcext:value-type="float">
            <text:p>-1,60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5" calcext:value-type="float">
            <text:p>566,05</text:p>
          </table:table-cell>
          <table:table-cell office:value-type="float" office:value="570.627" calcext:value-type="float">
            <text:p>570,627</text:p>
          </table:table-cell>
          <table:table-cell office:value-type="float" office:value="362.324" calcext:value-type="float">
            <text:p>362,324</text:p>
          </table:table-cell>
          <table:table-cell office:value-type="float" office:value="169.406" calcext:value-type="float">
            <text:p>169,406</text:p>
          </table:table-cell>
          <table:table-cell office:value-type="float" office:value="0.19796" calcext:value-type="float">
            <text:p>0,19796</text:p>
          </table:table-cell>
          <table:table-cell office:value-type="float" office:value="-1.10819" calcext:value-type="float">
            <text:p>-1,10819</text:p>
          </table:table-cell>
          <table:table-cell office:value-type="float" office:value="-0.0185752" calcext:value-type="float">
            <text:p>-0,0185752</text:p>
          </table:table-cell>
          <table:table-cell office:value-type="float" office:value="0.00889608" calcext:value-type="float">
            <text:p>0,00889608</text:p>
          </table:table-cell>
          <table:table-cell office:value-type="float" office:value="1.78479" calcext:value-type="float">
            <text:p>1,784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72507" calcext:value-type="float">
            <text:p>0,0272507</text:p>
          </table:table-cell>
          <table:table-cell office:value-type="float" office:value="0.0107326" calcext:value-type="float">
            <text:p>0,0107326</text:p>
          </table:table-cell>
          <table:table-cell office:value-type="float" office:value="0.0350038" calcext:value-type="float">
            <text:p>0,0350038</text:p>
          </table:table-cell>
          <table:table-cell office:value-type="float" office:value="0.0285724" calcext:value-type="float">
            <text:p>0,0285724</text:p>
          </table:table-cell>
          <table:table-cell office:value-type="float" office:value="0.0495578" calcext:value-type="float">
            <text:p>0,0495578</text:p>
          </table:table-cell>
          <table:table-cell office:value-type="float" office:value="-0.0208515" calcext:value-type="float">
            <text:p>-0,0208515</text:p>
          </table:table-cell>
          <table:table-cell office:value-type="float" office:value="-0.0167828" calcext:value-type="float">
            <text:p>-0,0167828</text:p>
          </table:table-cell>
          <table:table-cell office:value-type="float" office:value="0.0185188" calcext:value-type="float">
            <text:p>0,0185188</text:p>
          </table:table-cell>
          <table:table-cell office:value-type="float" office:value="-0.0069338" calcext:value-type="float">
            <text:p>-0,0069338</text:p>
          </table:table-cell>
          <table:table-cell office:value-type="float" office:value="0.00772442" calcext:value-type="float">
            <text:p>0,00772442</text:p>
          </table:table-cell>
          <table:table-cell office:value-type="float" office:value="0.0137929" calcext:value-type="float">
            <text:p>0,0137929</text:p>
          </table:table-cell>
          <table:table-cell office:value-type="float" office:value="0.100754" calcext:value-type="float">
            <text:p>0,100754</text:p>
          </table:table-cell>
          <table:table-cell office:value-type="float" office:value="-0.0189961" calcext:value-type="float">
            <text:p>-0,0189961</text:p>
          </table:table-cell>
          <table:table-cell office:value-type="float" office:value="0.0108288" calcext:value-type="float">
            <text:p>0,0108288</text:p>
          </table:table-cell>
          <table:table-cell office:value-type="float" office:value="0.0419432" calcext:value-type="float">
            <text:p>0,0419432</text:p>
          </table:table-cell>
          <table:table-cell office:value-type="float" office:value="0.0254279" calcext:value-type="float">
            <text:p>0,0254279</text:p>
          </table:table-cell>
          <table:table-cell office:value-type="float" office:value="0.0185188" calcext:value-type="float">
            <text:p>0,0185188</text:p>
          </table:table-cell>
          <table:table-cell office:value-type="float" office:value="-0.0864217" calcext:value-type="float">
            <text:p>-0,0864217</text:p>
          </table:table-cell>
          <table:table-cell office:value-type="float" office:value="-0.0104056" calcext:value-type="float">
            <text:p>-0,0104056</text:p>
          </table:table-cell>
          <table:table-cell office:value-type="float" office:value="-0.0144289" calcext:value-type="float">
            <text:p>-0,0144289</text:p>
          </table:table-cell>
          <table:table-cell office:value-type="float" office:value="0.0256249" calcext:value-type="float">
            <text:p>0,0256249</text:p>
          </table:table-cell>
          <table:table-cell office:value-type="float" office:value="-0.0302539" calcext:value-type="float">
            <text:p>-0,0302539</text:p>
          </table:table-cell>
          <table:table-cell office:value-type="float" office:value="0.00298524" calcext:value-type="float">
            <text:p>0,00298524</text:p>
          </table:table-cell>
          <table:table-cell office:value-type="float" office:value="0.13893" calcext:value-type="float">
            <text:p>0,13893</text:p>
          </table:table-cell>
          <table:table-cell office:value-type="float" office:value="-0.0685789" calcext:value-type="float">
            <text:p>-0,0685789</text:p>
          </table:table-cell>
          <table:table-cell office:value-type="float" office:value="0.0161745" calcext:value-type="float">
            <text:p>0,0161745</text:p>
          </table:table-cell>
          <table:table-cell office:value-type="float" office:value="0.0706496" calcext:value-type="float">
            <text:p>0,0706496</text:p>
          </table:table-cell>
          <table:table-cell office:value-type="float" office:value="0.000788357" calcext:value-type="float">
            <text:p>0,000788357</text:p>
          </table:table-cell>
          <table:table-cell office:value-type="float" office:value="0.0267682" calcext:value-type="float">
            <text:p>0,0267682</text:p>
          </table:table-cell>
          <table:table-cell office:value-type="float" office:value="0.0450186" calcext:value-type="float">
            <text:p>0,0450186</text:p>
          </table:table-cell>
          <table:table-cell office:value-type="float" office:value="-0.0143047" calcext:value-type="float">
            <text:p>-0,0143047</text:p>
          </table:table-cell>
          <table:table-cell office:value-type="float" office:value="-0.0303642" calcext:value-type="float">
            <text:p>-0,0303642</text:p>
          </table:table-cell>
          <table:table-cell office:value-type="float" office:value="0.0218108" calcext:value-type="float">
            <text:p>0,0218108</text:p>
          </table:table-cell>
          <table:table-cell office:value-type="float" office:value="0.0290857" calcext:value-type="float">
            <text:p>0,0290857</text:p>
          </table:table-cell>
          <table:table-cell office:value-type="float" office:value="-0.00141348" calcext:value-type="float">
            <text:p>-0,00141348</text:p>
          </table:table-cell>
          <table:table-cell office:value-type="float" office:value="-0.0178604" calcext:value-type="float">
            <text:p>-0,0178604</text:p>
          </table:table-cell>
          <table:table-cell office:value-type="float" office:value="-0.0599251" calcext:value-type="float">
            <text:p>-0,0599251</text:p>
          </table:table-cell>
          <table:table-cell office:value-type="float" office:value="0.00858026" calcext:value-type="float">
            <text:p>0,00858026</text:p>
          </table:table-cell>
          <table:table-cell office:value-type="float" office:value="0.0842796" calcext:value-type="float">
            <text:p>0,0842796</text:p>
          </table:table-cell>
          <table:table-cell office:value-type="float" office:value="-0.00244541" calcext:value-type="float">
            <text:p>-0,00244541</text:p>
          </table:table-cell>
          <table:table-cell office:value-type="float" office:value="0.0281179" calcext:value-type="float">
            <text:p>0,0281179</text:p>
          </table:table-cell>
          <table:table-cell office:value-type="float" office:value="0.0327518" calcext:value-type="float">
            <text:p>0,0327518</text:p>
          </table:table-cell>
          <table:table-cell office:value-type="float" office:value="0.0811083" calcext:value-type="float">
            <text:p>0,0811083</text:p>
          </table:table-cell>
          <table:table-cell office:value-type="float" office:value="0.154389" calcext:value-type="float">
            <text:p>0,154389</text:p>
          </table:table-cell>
          <table:table-cell office:value-type="float" office:value="0.0494435" calcext:value-type="float">
            <text:p>0,0494435</text:p>
          </table:table-cell>
          <table:table-cell office:value-type="float" office:value="-0.00202584" calcext:value-type="float">
            <text:p>-0,00202584</text:p>
          </table:table-cell>
          <table:table-cell office:value-type="float" office:value="0.0237815" calcext:value-type="float">
            <text:p>0,0237815</text:p>
          </table:table-cell>
          <table:table-cell office:value-type="float" office:value="-2.13177" calcext:value-type="float">
            <text:p>-2,13177</text:p>
          </table:table-cell>
          <table:table-cell office:value-type="float" office:value="-0.0386719" calcext:value-type="float">
            <text:p>-0,0386719</text:p>
          </table:table-cell>
          <table:table-cell office:value-type="float" office:value="-1.60783" calcext:value-type="float">
            <text:p>-1,60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56" calcext:value-type="float">
            <text:p>566,056</text:p>
          </table:table-cell>
          <table:table-cell office:value-type="float" office:value="570.632" calcext:value-type="float">
            <text:p>570,632</text:p>
          </table:table-cell>
          <table:table-cell office:value-type="float" office:value="362.378" calcext:value-type="float">
            <text:p>362,378</text:p>
          </table:table-cell>
          <table:table-cell office:value-type="float" office:value="169.381" calcext:value-type="float">
            <text:p>169,381</text:p>
          </table:table-cell>
          <table:table-cell office:value-type="float" office:value="0.197683" calcext:value-type="float">
            <text:p>0,197683</text:p>
          </table:table-cell>
          <table:table-cell office:value-type="float" office:value="-1.1065" calcext:value-type="float">
            <text:p>-1,1065</text:p>
          </table:table-cell>
          <table:table-cell office:value-type="float" office:value="-0.0185766" calcext:value-type="float">
            <text:p>-0,0185766</text:p>
          </table:table-cell>
          <table:table-cell office:value-type="float" office:value="0.00891907" calcext:value-type="float">
            <text:p>0,00891907</text:p>
          </table:table-cell>
          <table:table-cell office:value-type="float" office:value="1.78147" calcext:value-type="float">
            <text:p>1,781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13577" calcext:value-type="float">
            <text:p>0,0313577</text:p>
          </table:table-cell>
          <table:table-cell office:value-type="float" office:value="0.0107295" calcext:value-type="float">
            <text:p>0,0107295</text:p>
          </table:table-cell>
          <table:table-cell office:value-type="float" office:value="0.0349901" calcext:value-type="float">
            <text:p>0,0349901</text:p>
          </table:table-cell>
          <table:table-cell office:value-type="float" office:value="0.0285731" calcext:value-type="float">
            <text:p>0,0285731</text:p>
          </table:table-cell>
          <table:table-cell office:value-type="float" office:value="0.049557" calcext:value-type="float">
            <text:p>0,049557</text:p>
          </table:table-cell>
          <table:table-cell office:value-type="float" office:value="-0.0208479" calcext:value-type="float">
            <text:p>-0,0208479</text:p>
          </table:table-cell>
          <table:table-cell office:value-type="float" office:value="-0.0167798" calcext:value-type="float">
            <text:p>-0,0167798</text:p>
          </table:table-cell>
          <table:table-cell office:value-type="float" office:value="0.0185188" calcext:value-type="float">
            <text:p>0,0185188</text:p>
          </table:table-cell>
          <table:table-cell office:value-type="float" office:value="-0.00692584" calcext:value-type="float">
            <text:p>-0,00692584</text:p>
          </table:table-cell>
          <table:table-cell office:value-type="float" office:value="0.00772644" calcext:value-type="float">
            <text:p>0,00772644</text:p>
          </table:table-cell>
          <table:table-cell office:value-type="float" office:value="0.0137953" calcext:value-type="float">
            <text:p>0,0137953</text:p>
          </table:table-cell>
          <table:table-cell office:value-type="float" office:value="0.100767" calcext:value-type="float">
            <text:p>0,100767</text:p>
          </table:table-cell>
          <table:table-cell office:value-type="float" office:value="-0.0189964" calcext:value-type="float">
            <text:p>-0,0189964</text:p>
          </table:table-cell>
          <table:table-cell office:value-type="float" office:value="0.0108278" calcext:value-type="float">
            <text:p>0,0108278</text:p>
          </table:table-cell>
          <table:table-cell office:value-type="float" office:value="0.0419467" calcext:value-type="float">
            <text:p>0,0419467</text:p>
          </table:table-cell>
          <table:table-cell office:value-type="float" office:value="0.0254303" calcext:value-type="float">
            <text:p>0,0254303</text:p>
          </table:table-cell>
          <table:table-cell office:value-type="float" office:value="0.0185188" calcext:value-type="float">
            <text:p>0,0185188</text:p>
          </table:table-cell>
          <table:table-cell office:value-type="float" office:value="-0.0864412" calcext:value-type="float">
            <text:p>-0,0864412</text:p>
          </table:table-cell>
          <table:table-cell office:value-type="float" office:value="-0.0104081" calcext:value-type="float">
            <text:p>-0,0104081</text:p>
          </table:table-cell>
          <table:table-cell office:value-type="float" office:value="-0.0144279" calcext:value-type="float">
            <text:p>-0,0144279</text:p>
          </table:table-cell>
          <table:table-cell office:value-type="float" office:value="0.0256253" calcext:value-type="float">
            <text:p>0,0256253</text:p>
          </table:table-cell>
          <table:table-cell office:value-type="float" office:value="-0.0302546" calcext:value-type="float">
            <text:p>-0,0302546</text:p>
          </table:table-cell>
          <table:table-cell office:value-type="float" office:value="0.00298519" calcext:value-type="float">
            <text:p>0,00298519</text:p>
          </table:table-cell>
          <table:table-cell office:value-type="float" office:value="0.136985" calcext:value-type="float">
            <text:p>0,136985</text:p>
          </table:table-cell>
          <table:table-cell office:value-type="float" office:value="-0.0692142" calcext:value-type="float">
            <text:p>-0,0692142</text:p>
          </table:table-cell>
          <table:table-cell office:value-type="float" office:value="0.00953355" calcext:value-type="float">
            <text:p>0,00953355</text:p>
          </table:table-cell>
          <table:table-cell office:value-type="float" office:value="0.0706504" calcext:value-type="float">
            <text:p>0,0706504</text:p>
          </table:table-cell>
          <table:table-cell office:value-type="float" office:value="0.000788723" calcext:value-type="float">
            <text:p>0,000788723</text:p>
          </table:table-cell>
          <table:table-cell office:value-type="float" office:value="0.026768" calcext:value-type="float">
            <text:p>0,026768</text:p>
          </table:table-cell>
          <table:table-cell office:value-type="float" office:value="0.0439747" calcext:value-type="float">
            <text:p>0,0439747</text:p>
          </table:table-cell>
          <table:table-cell office:value-type="float" office:value="-0.0130427" calcext:value-type="float">
            <text:p>-0,0130427</text:p>
          </table:table-cell>
          <table:table-cell office:value-type="float" office:value="-0.0279404" calcext:value-type="float">
            <text:p>-0,0279404</text:p>
          </table:table-cell>
          <table:table-cell office:value-type="float" office:value="0.0218103" calcext:value-type="float">
            <text:p>0,0218103</text:p>
          </table:table-cell>
          <table:table-cell office:value-type="float" office:value="0.0290851" calcext:value-type="float">
            <text:p>0,0290851</text:p>
          </table:table-cell>
          <table:table-cell office:value-type="float" office:value="-0.00141309" calcext:value-type="float">
            <text:p>-0,00141309</text:p>
          </table:table-cell>
          <table:table-cell office:value-type="float" office:value="-0.01792" calcext:value-type="float">
            <text:p>-0,01792</text:p>
          </table:table-cell>
          <table:table-cell office:value-type="float" office:value="-0.0612993" calcext:value-type="float">
            <text:p>-0,0612993</text:p>
          </table:table-cell>
          <table:table-cell office:value-type="float" office:value="0.01139" calcext:value-type="float">
            <text:p>0,01139</text:p>
          </table:table-cell>
          <table:table-cell office:value-type="float" office:value="0.0842832" calcext:value-type="float">
            <text:p>0,0842832</text:p>
          </table:table-cell>
          <table:table-cell office:value-type="float" office:value="-0.00244972" calcext:value-type="float">
            <text:p>-0,00244972</text:p>
          </table:table-cell>
          <table:table-cell office:value-type="float" office:value="0.0281183" calcext:value-type="float">
            <text:p>0,0281183</text:p>
          </table:table-cell>
          <table:table-cell office:value-type="float" office:value="0.0263204" calcext:value-type="float">
            <text:p>0,0263204</text:p>
          </table:table-cell>
          <table:table-cell office:value-type="float" office:value="0.070573" calcext:value-type="float">
            <text:p>0,070573</text:p>
          </table:table-cell>
          <table:table-cell office:value-type="float" office:value="0.149591" calcext:value-type="float">
            <text:p>0,149591</text:p>
          </table:table-cell>
          <table:table-cell office:value-type="float" office:value="0.0493452" calcext:value-type="float">
            <text:p>0,0493452</text:p>
          </table:table-cell>
          <table:table-cell office:value-type="float" office:value="-0.00202593" calcext:value-type="float">
            <text:p>-0,00202593</text:p>
          </table:table-cell>
          <table:table-cell office:value-type="float" office:value="0.0239853" calcext:value-type="float">
            <text:p>0,0239853</text:p>
          </table:table-cell>
          <table:table-cell office:value-type="float" office:value="-2.1276" calcext:value-type="float">
            <text:p>-2,1276</text:p>
          </table:table-cell>
          <table:table-cell office:value-type="float" office:value="-0.0385991" calcext:value-type="float">
            <text:p>-0,0385991</text:p>
          </table:table-cell>
          <table:table-cell office:value-type="float" office:value="-1.60809" calcext:value-type="float">
            <text:p>-1,608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66" calcext:value-type="float">
            <text:p>566,066</text:p>
          </table:table-cell>
          <table:table-cell office:value-type="float" office:value="570.639" calcext:value-type="float">
            <text:p>570,639</text:p>
          </table:table-cell>
          <table:table-cell office:value-type="float" office:value="362.454" calcext:value-type="float">
            <text:p>362,454</text:p>
          </table:table-cell>
          <table:table-cell office:value-type="float" office:value="169.345" calcext:value-type="float">
            <text:p>169,345</text:p>
          </table:table-cell>
          <table:table-cell office:value-type="float" office:value="0.197258" calcext:value-type="float">
            <text:p>0,197258</text:p>
          </table:table-cell>
          <table:table-cell office:value-type="float" office:value="-1.10403" calcext:value-type="float">
            <text:p>-1,10403</text:p>
          </table:table-cell>
          <table:table-cell office:value-type="float" office:value="-0.0185743" calcext:value-type="float">
            <text:p>-0,0185743</text:p>
          </table:table-cell>
          <table:table-cell office:value-type="float" office:value="0.00895127" calcext:value-type="float">
            <text:p>0,00895127</text:p>
          </table:table-cell>
          <table:table-cell office:value-type="float" office:value="1.77678" calcext:value-type="float">
            <text:p>1,776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65341" calcext:value-type="float">
            <text:p>0,0365341</text:p>
          </table:table-cell>
          <table:table-cell office:value-type="float" office:value="0.010728" calcext:value-type="float">
            <text:p>0,010728</text:p>
          </table:table-cell>
          <table:table-cell office:value-type="float" office:value="0.0349831" calcext:value-type="float">
            <text:p>0,0349831</text:p>
          </table:table-cell>
          <table:table-cell office:value-type="float" office:value="0.0285736" calcext:value-type="float">
            <text:p>0,0285736</text:p>
          </table:table-cell>
          <table:table-cell office:value-type="float" office:value="0.049556" calcext:value-type="float">
            <text:p>0,049556</text:p>
          </table:table-cell>
          <table:table-cell office:value-type="float" office:value="-0.0208467" calcext:value-type="float">
            <text:p>-0,0208467</text:p>
          </table:table-cell>
          <table:table-cell office:value-type="float" office:value="-0.016778" calcext:value-type="float">
            <text:p>-0,016778</text:p>
          </table:table-cell>
          <table:table-cell office:value-type="float" office:value="0.0185188" calcext:value-type="float">
            <text:p>0,0185188</text:p>
          </table:table-cell>
          <table:table-cell office:value-type="float" office:value="-0.00692016" calcext:value-type="float">
            <text:p>-0,00692016</text:p>
          </table:table-cell>
          <table:table-cell office:value-type="float" office:value="0.00772741" calcext:value-type="float">
            <text:p>0,00772741</text:p>
          </table:table-cell>
          <table:table-cell office:value-type="float" office:value="0.0137971" calcext:value-type="float">
            <text:p>0,0137971</text:p>
          </table:table-cell>
          <table:table-cell office:value-type="float" office:value="0.100772" calcext:value-type="float">
            <text:p>0,100772</text:p>
          </table:table-cell>
          <table:table-cell office:value-type="float" office:value="-0.0189964" calcext:value-type="float">
            <text:p>-0,0189964</text:p>
          </table:table-cell>
          <table:table-cell office:value-type="float" office:value="0.0108273" calcext:value-type="float">
            <text:p>0,0108273</text:p>
          </table:table-cell>
          <table:table-cell office:value-type="float" office:value="0.0419479" calcext:value-type="float">
            <text:p>0,0419479</text:p>
          </table:table-cell>
          <table:table-cell office:value-type="float" office:value="0.025432" calcext:value-type="float">
            <text:p>0,025432</text:p>
          </table:table-cell>
          <table:table-cell office:value-type="float" office:value="0.0185188" calcext:value-type="float">
            <text:p>0,0185188</text:p>
          </table:table-cell>
          <table:table-cell office:value-type="float" office:value="-0.0864477" calcext:value-type="float">
            <text:p>-0,0864477</text:p>
          </table:table-cell>
          <table:table-cell office:value-type="float" office:value="-0.0104097" calcext:value-type="float">
            <text:p>-0,0104097</text:p>
          </table:table-cell>
          <table:table-cell office:value-type="float" office:value="-0.0144273" calcext:value-type="float">
            <text:p>-0,0144273</text:p>
          </table:table-cell>
          <table:table-cell office:value-type="float" office:value="0.0256249" calcext:value-type="float">
            <text:p>0,0256249</text:p>
          </table:table-cell>
          <table:table-cell office:value-type="float" office:value="-0.0302538" calcext:value-type="float">
            <text:p>-0,0302538</text:p>
          </table:table-cell>
          <table:table-cell office:value-type="float" office:value="0.00298531" calcext:value-type="float">
            <text:p>0,00298531</text:p>
          </table:table-cell>
          <table:table-cell office:value-type="float" office:value="0.13912" calcext:value-type="float">
            <text:p>0,13912</text:p>
          </table:table-cell>
          <table:table-cell office:value-type="float" office:value="-0.0730253" calcext:value-type="float">
            <text:p>-0,0730253</text:p>
          </table:table-cell>
          <table:table-cell office:value-type="float" office:value="0.00915748" calcext:value-type="float">
            <text:p>0,00915748</text:p>
          </table:table-cell>
          <table:table-cell office:value-type="float" office:value="0.0706514" calcext:value-type="float">
            <text:p>0,0706514</text:p>
          </table:table-cell>
          <table:table-cell office:value-type="float" office:value="0.0007892" calcext:value-type="float">
            <text:p>0,0007892</text:p>
          </table:table-cell>
          <table:table-cell office:value-type="float" office:value="0.0267685" calcext:value-type="float">
            <text:p>0,0267685</text:p>
          </table:table-cell>
          <table:table-cell office:value-type="float" office:value="0.0405277" calcext:value-type="float">
            <text:p>0,0405277</text:p>
          </table:table-cell>
          <table:table-cell office:value-type="float" office:value="-0.00947646" calcext:value-type="float">
            <text:p>-0,00947646</text:p>
          </table:table-cell>
          <table:table-cell office:value-type="float" office:value="-0.0266821" calcext:value-type="float">
            <text:p>-0,0266821</text:p>
          </table:table-cell>
          <table:table-cell office:value-type="float" office:value="0.0218104" calcext:value-type="float">
            <text:p>0,0218104</text:p>
          </table:table-cell>
          <table:table-cell office:value-type="float" office:value="0.0290854" calcext:value-type="float">
            <text:p>0,0290854</text:p>
          </table:table-cell>
          <table:table-cell office:value-type="float" office:value="-0.00141331" calcext:value-type="float">
            <text:p>-0,00141331</text:p>
          </table:table-cell>
          <table:table-cell office:value-type="float" office:value="-0.014567" calcext:value-type="float">
            <text:p>-0,014567</text:p>
          </table:table-cell>
          <table:table-cell office:value-type="float" office:value="-0.0619207" calcext:value-type="float">
            <text:p>-0,0619207</text:p>
          </table:table-cell>
          <table:table-cell office:value-type="float" office:value="0.0153635" calcext:value-type="float">
            <text:p>0,0153635</text:p>
          </table:table-cell>
          <table:table-cell office:value-type="float" office:value="0.0842784" calcext:value-type="float">
            <text:p>0,0842784</text:p>
          </table:table-cell>
          <table:table-cell office:value-type="float" office:value="-0.00244781" calcext:value-type="float">
            <text:p>-0,00244781</text:p>
          </table:table-cell>
          <table:table-cell office:value-type="float" office:value="0.0281163" calcext:value-type="float">
            <text:p>0,0281163</text:p>
          </table:table-cell>
          <table:table-cell office:value-type="float" office:value="0.0318123" calcext:value-type="float">
            <text:p>0,0318123</text:p>
          </table:table-cell>
          <table:table-cell office:value-type="float" office:value="0.0736487" calcext:value-type="float">
            <text:p>0,0736487</text:p>
          </table:table-cell>
          <table:table-cell office:value-type="float" office:value="0.155717" calcext:value-type="float">
            <text:p>0,155717</text:p>
          </table:table-cell>
          <table:table-cell office:value-type="float" office:value="0.0492206" calcext:value-type="float">
            <text:p>0,0492206</text:p>
          </table:table-cell>
          <table:table-cell office:value-type="float" office:value="-0.00202599" calcext:value-type="float">
            <text:p>-0,00202599</text:p>
          </table:table-cell>
          <table:table-cell office:value-type="float" office:value="0.0242407" calcext:value-type="float">
            <text:p>0,0242407</text:p>
          </table:table-cell>
          <table:table-cell office:value-type="float" office:value="-2.12239" calcext:value-type="float">
            <text:p>-2,12239</text:p>
          </table:table-cell>
          <table:table-cell office:value-type="float" office:value="-0.0384432" calcext:value-type="float">
            <text:p>-0,0384432</text:p>
          </table:table-cell>
          <table:table-cell office:value-type="float" office:value="-1.60834" calcext:value-type="float">
            <text:p>-1,608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69" calcext:value-type="float">
            <text:p>566,069</text:p>
          </table:table-cell>
          <table:table-cell office:value-type="float" office:value="570.641" calcext:value-type="float">
            <text:p>570,641</text:p>
          </table:table-cell>
          <table:table-cell office:value-type="float" office:value="362.491" calcext:value-type="float">
            <text:p>362,491</text:p>
          </table:table-cell>
          <table:table-cell office:value-type="float" office:value="169.328" calcext:value-type="float">
            <text:p>169,328</text:p>
          </table:table-cell>
          <table:table-cell office:value-type="float" office:value="0.197093" calcext:value-type="float">
            <text:p>0,197093</text:p>
          </table:table-cell>
          <table:table-cell office:value-type="float" office:value="-1.10308" calcext:value-type="float">
            <text:p>-1,10308</text:p>
          </table:table-cell>
          <table:table-cell office:value-type="float" office:value="-0.0185761" calcext:value-type="float">
            <text:p>-0,0185761</text:p>
          </table:table-cell>
          <table:table-cell office:value-type="float" office:value="0.00896727" calcext:value-type="float">
            <text:p>0,00896727</text:p>
          </table:table-cell>
          <table:table-cell office:value-type="float" office:value="1.77505" calcext:value-type="float">
            <text:p>1,775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19151" calcext:value-type="float">
            <text:p>0,0319151</text:p>
          </table:table-cell>
          <table:table-cell office:value-type="float" office:value="0.010727" calcext:value-type="float">
            <text:p>0,010727</text:p>
          </table:table-cell>
          <table:table-cell office:value-type="float" office:value="0.0349788" calcext:value-type="float">
            <text:p>0,0349788</text:p>
          </table:table-cell>
          <table:table-cell office:value-type="float" office:value="0.0285737" calcext:value-type="float">
            <text:p>0,0285737</text:p>
          </table:table-cell>
          <table:table-cell office:value-type="float" office:value="0.0495557" calcext:value-type="float">
            <text:p>0,0495557</text:p>
          </table:table-cell>
          <table:table-cell office:value-type="float" office:value="-0.0208452" calcext:value-type="float">
            <text:p>-0,0208452</text:p>
          </table:table-cell>
          <table:table-cell office:value-type="float" office:value="-0.0167767" calcext:value-type="float">
            <text:p>-0,0167767</text:p>
          </table:table-cell>
          <table:table-cell office:value-type="float" office:value="0.0185183" calcext:value-type="float">
            <text:p>0,0185183</text:p>
          </table:table-cell>
          <table:table-cell office:value-type="float" office:value="-0.00691747" calcext:value-type="float">
            <text:p>-0,00691747</text:p>
          </table:table-cell>
          <table:table-cell office:value-type="float" office:value="0.00772779" calcext:value-type="float">
            <text:p>0,00772779</text:p>
          </table:table-cell>
          <table:table-cell office:value-type="float" office:value="0.0137979" calcext:value-type="float">
            <text:p>0,0137979</text:p>
          </table:table-cell>
          <table:table-cell office:value-type="float" office:value="0.100776" calcext:value-type="float">
            <text:p>0,100776</text:p>
          </table:table-cell>
          <table:table-cell office:value-type="float" office:value="-0.0189965" calcext:value-type="float">
            <text:p>-0,0189965</text:p>
          </table:table-cell>
          <table:table-cell office:value-type="float" office:value="0.0108268" calcext:value-type="float">
            <text:p>0,0108268</text:p>
          </table:table-cell>
          <table:table-cell office:value-type="float" office:value="0.0419494" calcext:value-type="float">
            <text:p>0,0419494</text:p>
          </table:table-cell>
          <table:table-cell office:value-type="float" office:value="0.0254326" calcext:value-type="float">
            <text:p>0,0254326</text:p>
          </table:table-cell>
          <table:table-cell office:value-type="float" office:value="0.0185183" calcext:value-type="float">
            <text:p>0,0185183</text:p>
          </table:table-cell>
          <table:table-cell office:value-type="float" office:value="-0.0864547" calcext:value-type="float">
            <text:p>-0,0864547</text:p>
          </table:table-cell>
          <table:table-cell office:value-type="float" office:value="-0.0104108" calcext:value-type="float">
            <text:p>-0,0104108</text:p>
          </table:table-cell>
          <table:table-cell office:value-type="float" office:value="-0.0144269" calcext:value-type="float">
            <text:p>-0,0144269</text:p>
          </table:table-cell>
          <table:table-cell office:value-type="float" office:value="0.0256252" calcext:value-type="float">
            <text:p>0,0256252</text:p>
          </table:table-cell>
          <table:table-cell office:value-type="float" office:value="-0.030254" calcext:value-type="float">
            <text:p>-0,030254</text:p>
          </table:table-cell>
          <table:table-cell office:value-type="float" office:value="0.00298514" calcext:value-type="float">
            <text:p>0,00298514</text:p>
          </table:table-cell>
          <table:table-cell office:value-type="float" office:value="0.13877" calcext:value-type="float">
            <text:p>0,13877</text:p>
          </table:table-cell>
          <table:table-cell office:value-type="float" office:value="-0.0767297" calcext:value-type="float">
            <text:p>-0,0767297</text:p>
          </table:table-cell>
          <table:table-cell office:value-type="float" office:value="0.0123084" calcext:value-type="float">
            <text:p>0,0123084</text:p>
          </table:table-cell>
          <table:table-cell office:value-type="float" office:value="0.0706514" calcext:value-type="float">
            <text:p>0,0706514</text:p>
          </table:table-cell>
          <table:table-cell office:value-type="float" office:value="0.000788773" calcext:value-type="float">
            <text:p>0,000788773</text:p>
          </table:table-cell>
          <table:table-cell office:value-type="float" office:value="0.0267681" calcext:value-type="float">
            <text:p>0,0267681</text:p>
          </table:table-cell>
          <table:table-cell office:value-type="float" office:value="0.04126" calcext:value-type="float">
            <text:p>0,04126</text:p>
          </table:table-cell>
          <table:table-cell office:value-type="float" office:value="-0.0101277" calcext:value-type="float">
            <text:p>-0,0101277</text:p>
          </table:table-cell>
          <table:table-cell office:value-type="float" office:value="-0.0282359" calcext:value-type="float">
            <text:p>-0,0282359</text:p>
          </table:table-cell>
          <table:table-cell office:value-type="float" office:value="0.0218101" calcext:value-type="float">
            <text:p>0,0218101</text:p>
          </table:table-cell>
          <table:table-cell office:value-type="float" office:value="0.0290852" calcext:value-type="float">
            <text:p>0,0290852</text:p>
          </table:table-cell>
          <table:table-cell office:value-type="float" office:value="-0.00141308" calcext:value-type="float">
            <text:p>-0,00141308</text:p>
          </table:table-cell>
          <table:table-cell office:value-type="float" office:value="-0.011034" calcext:value-type="float">
            <text:p>-0,011034</text:p>
          </table:table-cell>
          <table:table-cell office:value-type="float" office:value="-0.0603119" calcext:value-type="float">
            <text:p>-0,0603119</text:p>
          </table:table-cell>
          <table:table-cell office:value-type="float" office:value="0.0128345" calcext:value-type="float">
            <text:p>0,0128345</text:p>
          </table:table-cell>
          <table:table-cell office:value-type="float" office:value="0.0842764" calcext:value-type="float">
            <text:p>0,0842764</text:p>
          </table:table-cell>
          <table:table-cell office:value-type="float" office:value="-0.00244649" calcext:value-type="float">
            <text:p>-0,00244649</text:p>
          </table:table-cell>
          <table:table-cell office:value-type="float" office:value="0.0281168" calcext:value-type="float">
            <text:p>0,0281168</text:p>
          </table:table-cell>
          <table:table-cell office:value-type="float" office:value="0.0342456" calcext:value-type="float">
            <text:p>0,0342456</text:p>
          </table:table-cell>
          <table:table-cell office:value-type="float" office:value="0.0743072" calcext:value-type="float">
            <text:p>0,0743072</text:p>
          </table:table-cell>
          <table:table-cell office:value-type="float" office:value="0.155758" calcext:value-type="float">
            <text:p>0,155758</text:p>
          </table:table-cell>
          <table:table-cell office:value-type="float" office:value="0.0493318" calcext:value-type="float">
            <text:p>0,0493318</text:p>
          </table:table-cell>
          <table:table-cell office:value-type="float" office:value="-0.00202602" calcext:value-type="float">
            <text:p>-0,00202602</text:p>
          </table:table-cell>
          <table:table-cell office:value-type="float" office:value="0.0240132" calcext:value-type="float">
            <text:p>0,0240132</text:p>
          </table:table-cell>
          <table:table-cell office:value-type="float" office:value="-2.12699" calcext:value-type="float">
            <text:p>-2,12699</text:p>
          </table:table-cell>
          <table:table-cell office:value-type="float" office:value="-0.0386438" calcext:value-type="float">
            <text:p>-0,0386438</text:p>
          </table:table-cell>
          <table:table-cell office:value-type="float" office:value="-1.6082" calcext:value-type="float">
            <text:p>-1,60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72" calcext:value-type="float">
            <text:p>566,072</text:p>
          </table:table-cell>
          <table:table-cell office:value-type="float" office:value="570.644" calcext:value-type="float">
            <text:p>570,644</text:p>
          </table:table-cell>
          <table:table-cell office:value-type="float" office:value="362.518" calcext:value-type="float">
            <text:p>362,518</text:p>
          </table:table-cell>
          <table:table-cell office:value-type="float" office:value="169.315" calcext:value-type="float">
            <text:p>169,315</text:p>
          </table:table-cell>
          <table:table-cell office:value-type="float" office:value="0.196956" calcext:value-type="float">
            <text:p>0,196956</text:p>
          </table:table-cell>
          <table:table-cell office:value-type="float" office:value="-1.10227" calcext:value-type="float">
            <text:p>-1,10227</text:p>
          </table:table-cell>
          <table:table-cell office:value-type="float" office:value="-0.018578" calcext:value-type="float">
            <text:p>-0,018578</text:p>
          </table:table-cell>
          <table:table-cell office:value-type="float" office:value="0.00897904" calcext:value-type="float">
            <text:p>0,00897904</text:p>
          </table:table-cell>
          <table:table-cell office:value-type="float" office:value="1.77356" calcext:value-type="float">
            <text:p>1,773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57674" calcext:value-type="float">
            <text:p>0,0357674</text:p>
          </table:table-cell>
          <table:table-cell office:value-type="float" office:value="0.0107245" calcext:value-type="float">
            <text:p>0,0107245</text:p>
          </table:table-cell>
          <table:table-cell office:value-type="float" office:value="0.0349688" calcext:value-type="float">
            <text:p>0,0349688</text:p>
          </table:table-cell>
          <table:table-cell office:value-type="float" office:value="0.0285742" calcext:value-type="float">
            <text:p>0,0285742</text:p>
          </table:table-cell>
          <table:table-cell office:value-type="float" office:value="0.0495549" calcext:value-type="float">
            <text:p>0,0495549</text:p>
          </table:table-cell>
          <table:table-cell office:value-type="float" office:value="-0.0208427" calcext:value-type="float">
            <text:p>-0,0208427</text:p>
          </table:table-cell>
          <table:table-cell office:value-type="float" office:value="-0.0167744" calcext:value-type="float">
            <text:p>-0,0167744</text:p>
          </table:table-cell>
          <table:table-cell office:value-type="float" office:value="0.0185182" calcext:value-type="float">
            <text:p>0,0185182</text:p>
          </table:table-cell>
          <table:table-cell office:value-type="float" office:value="-0.00691148" calcext:value-type="float">
            <text:p>-0,00691148</text:p>
          </table:table-cell>
          <table:table-cell office:value-type="float" office:value="0.00772926" calcext:value-type="float">
            <text:p>0,00772926</text:p>
          </table:table-cell>
          <table:table-cell office:value-type="float" office:value="0.0137998" calcext:value-type="float">
            <text:p>0,0137998</text:p>
          </table:table-cell>
          <table:table-cell office:value-type="float" office:value="0.100786" calcext:value-type="float">
            <text:p>0,100786</text:p>
          </table:table-cell>
          <table:table-cell office:value-type="float" office:value="-0.0189968" calcext:value-type="float">
            <text:p>-0,0189968</text:p>
          </table:table-cell>
          <table:table-cell office:value-type="float" office:value="0.0108261" calcext:value-type="float">
            <text:p>0,0108261</text:p>
          </table:table-cell>
          <table:table-cell office:value-type="float" office:value="0.041952" calcext:value-type="float">
            <text:p>0,041952</text:p>
          </table:table-cell>
          <table:table-cell office:value-type="float" office:value="0.0254343" calcext:value-type="float">
            <text:p>0,0254343</text:p>
          </table:table-cell>
          <table:table-cell office:value-type="float" office:value="0.0185182" calcext:value-type="float">
            <text:p>0,0185182</text:p>
          </table:table-cell>
          <table:table-cell office:value-type="float" office:value="-0.0864696" calcext:value-type="float">
            <text:p>-0,0864696</text:p>
          </table:table-cell>
          <table:table-cell office:value-type="float" office:value="-0.0104129" calcext:value-type="float">
            <text:p>-0,0104129</text:p>
          </table:table-cell>
          <table:table-cell office:value-type="float" office:value="-0.014426" calcext:value-type="float">
            <text:p>-0,014426</text:p>
          </table:table-cell>
          <table:table-cell office:value-type="float" office:value="0.025625" calcext:value-type="float">
            <text:p>0,025625</text:p>
          </table:table-cell>
          <table:table-cell office:value-type="float" office:value="-0.030254" calcext:value-type="float">
            <text:p>-0,030254</text:p>
          </table:table-cell>
          <table:table-cell office:value-type="float" office:value="0.00298517" calcext:value-type="float">
            <text:p>0,00298517</text:p>
          </table:table-cell>
          <table:table-cell office:value-type="float" office:value="0.1411" calcext:value-type="float">
            <text:p>0,1411</text:p>
          </table:table-cell>
          <table:table-cell office:value-type="float" office:value="-0.0778997" calcext:value-type="float">
            <text:p>-0,0778997</text:p>
          </table:table-cell>
          <table:table-cell office:value-type="float" office:value="0.0149165" calcext:value-type="float">
            <text:p>0,0149165</text:p>
          </table:table-cell>
          <table:table-cell office:value-type="float" office:value="0.0706525" calcext:value-type="float">
            <text:p>0,0706525</text:p>
          </table:table-cell>
          <table:table-cell office:value-type="float" office:value="0.000788562" calcext:value-type="float">
            <text:p>0,000788562</text:p>
          </table:table-cell>
          <table:table-cell office:value-type="float" office:value="0.0267682" calcext:value-type="float">
            <text:p>0,0267682</text:p>
          </table:table-cell>
          <table:table-cell office:value-type="float" office:value="0.0439102" calcext:value-type="float">
            <text:p>0,0439102</text:p>
          </table:table-cell>
          <table:table-cell office:value-type="float" office:value="-0.007552" calcext:value-type="float">
            <text:p>-0,007552</text:p>
          </table:table-cell>
          <table:table-cell office:value-type="float" office:value="-0.0259109" calcext:value-type="float">
            <text:p>-0,0259109</text:p>
          </table:table-cell>
          <table:table-cell office:value-type="float" office:value="0.0218101" calcext:value-type="float">
            <text:p>0,0218101</text:p>
          </table:table-cell>
          <table:table-cell office:value-type="float" office:value="0.0290851" calcext:value-type="float">
            <text:p>0,0290851</text:p>
          </table:table-cell>
          <table:table-cell office:value-type="float" office:value="-0.00141331" calcext:value-type="float">
            <text:p>-0,00141331</text:p>
          </table:table-cell>
          <table:table-cell office:value-type="float" office:value="-0.0145266" calcext:value-type="float">
            <text:p>-0,0145266</text:p>
          </table:table-cell>
          <table:table-cell office:value-type="float" office:value="-0.0608367" calcext:value-type="float">
            <text:p>-0,0608367</text:p>
          </table:table-cell>
          <table:table-cell office:value-type="float" office:value="0.0129381" calcext:value-type="float">
            <text:p>0,0129381</text:p>
          </table:table-cell>
          <table:table-cell office:value-type="float" office:value="0.0842798" calcext:value-type="float">
            <text:p>0,0842798</text:p>
          </table:table-cell>
          <table:table-cell office:value-type="float" office:value="-0.00244327" calcext:value-type="float">
            <text:p>-0,00244327</text:p>
          </table:table-cell>
          <table:table-cell office:value-type="float" office:value="0.028117" calcext:value-type="float">
            <text:p>0,028117</text:p>
          </table:table-cell>
          <table:table-cell office:value-type="float" office:value="0.0380893" calcext:value-type="float">
            <text:p>0,0380893</text:p>
          </table:table-cell>
          <table:table-cell office:value-type="float" office:value="0.0638272" calcext:value-type="float">
            <text:p>0,0638272</text:p>
          </table:table-cell>
          <table:table-cell office:value-type="float" office:value="0.161009" calcext:value-type="float">
            <text:p>0,161009</text:p>
          </table:table-cell>
          <table:table-cell office:value-type="float" office:value="0.0492384" calcext:value-type="float">
            <text:p>0,0492384</text:p>
          </table:table-cell>
          <table:table-cell office:value-type="float" office:value="-0.00202606" calcext:value-type="float">
            <text:p>-0,00202606</text:p>
          </table:table-cell>
          <table:table-cell office:value-type="float" office:value="0.0242036" calcext:value-type="float">
            <text:p>0,0242036</text:p>
          </table:table-cell>
          <table:table-cell office:value-type="float" office:value="-2.12309" calcext:value-type="float">
            <text:p>-2,12309</text:p>
          </table:table-cell>
          <table:table-cell office:value-type="float" office:value="-0.0385588" calcext:value-type="float">
            <text:p>-0,0385588</text:p>
          </table:table-cell>
          <table:table-cell office:value-type="float" office:value="-1.60842" calcext:value-type="float">
            <text:p>-1,608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79" calcext:value-type="float">
            <text:p>566,079</text:p>
          </table:table-cell>
          <table:table-cell office:value-type="float" office:value="570.649" calcext:value-type="float">
            <text:p>570,649</text:p>
          </table:table-cell>
          <table:table-cell office:value-type="float" office:value="362.575" calcext:value-type="float">
            <text:p>362,575</text:p>
          </table:table-cell>
          <table:table-cell office:value-type="float" office:value="169.289" calcext:value-type="float">
            <text:p>169,289</text:p>
          </table:table-cell>
          <table:table-cell office:value-type="float" office:value="0.196658" calcext:value-type="float">
            <text:p>0,196658</text:p>
          </table:table-cell>
          <table:table-cell office:value-type="float" office:value="-1.10049" calcext:value-type="float">
            <text:p>-1,10049</text:p>
          </table:table-cell>
          <table:table-cell office:value-type="float" office:value="-0.0185777" calcext:value-type="float">
            <text:p>-0,0185777</text:p>
          </table:table-cell>
          <table:table-cell office:value-type="float" office:value="0.00900317" calcext:value-type="float">
            <text:p>0,00900317</text:p>
          </table:table-cell>
          <table:table-cell office:value-type="float" office:value="1.7701" calcext:value-type="float">
            <text:p>1,77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6491" calcext:value-type="float">
            <text:p>0,036491</text:p>
          </table:table-cell>
          <table:table-cell office:value-type="float" office:value="0.0107234" calcext:value-type="float">
            <text:p>0,0107234</text:p>
          </table:table-cell>
          <table:table-cell office:value-type="float" office:value="0.0349644" calcext:value-type="float">
            <text:p>0,0349644</text:p>
          </table:table-cell>
          <table:table-cell office:value-type="float" office:value="0.0285745" calcext:value-type="float">
            <text:p>0,0285745</text:p>
          </table:table-cell>
          <table:table-cell office:value-type="float" office:value="0.0495539" calcext:value-type="float">
            <text:p>0,0495539</text:p>
          </table:table-cell>
          <table:table-cell office:value-type="float" office:value="-0.0208415" calcext:value-type="float">
            <text:p>-0,0208415</text:p>
          </table:table-cell>
          <table:table-cell office:value-type="float" office:value="-0.0167728" calcext:value-type="float">
            <text:p>-0,0167728</text:p>
          </table:table-cell>
          <table:table-cell office:value-type="float" office:value="0.0185176" calcext:value-type="float">
            <text:p>0,0185176</text:p>
          </table:table-cell>
          <table:table-cell office:value-type="float" office:value="-0.00690817" calcext:value-type="float">
            <text:p>-0,00690817</text:p>
          </table:table-cell>
          <table:table-cell office:value-type="float" office:value="0.00773005" calcext:value-type="float">
            <text:p>0,00773005</text:p>
          </table:table-cell>
          <table:table-cell office:value-type="float" office:value="0.013801" calcext:value-type="float">
            <text:p>0,013801</text:p>
          </table:table-cell>
          <table:table-cell office:value-type="float" office:value="0.100793" calcext:value-type="float">
            <text:p>0,100793</text:p>
          </table:table-cell>
          <table:table-cell office:value-type="float" office:value="-0.0189968" calcext:value-type="float">
            <text:p>-0,0189968</text:p>
          </table:table-cell>
          <table:table-cell office:value-type="float" office:value="0.0108255" calcext:value-type="float">
            <text:p>0,0108255</text:p>
          </table:table-cell>
          <table:table-cell office:value-type="float" office:value="0.0419532" calcext:value-type="float">
            <text:p>0,0419532</text:p>
          </table:table-cell>
          <table:table-cell office:value-type="float" office:value="0.0254351" calcext:value-type="float">
            <text:p>0,0254351</text:p>
          </table:table-cell>
          <table:table-cell office:value-type="float" office:value="0.0185176" calcext:value-type="float">
            <text:p>0,0185176</text:p>
          </table:table-cell>
          <table:table-cell office:value-type="float" office:value="-0.0864794" calcext:value-type="float">
            <text:p>-0,0864794</text:p>
          </table:table-cell>
          <table:table-cell office:value-type="float" office:value="-0.010414" calcext:value-type="float">
            <text:p>-0,010414</text:p>
          </table:table-cell>
          <table:table-cell office:value-type="float" office:value="-0.0144255" calcext:value-type="float">
            <text:p>-0,0144255</text:p>
          </table:table-cell>
          <table:table-cell office:value-type="float" office:value="0.0256252" calcext:value-type="float">
            <text:p>0,0256252</text:p>
          </table:table-cell>
          <table:table-cell office:value-type="float" office:value="-0.0302541" calcext:value-type="float">
            <text:p>-0,0302541</text:p>
          </table:table-cell>
          <table:table-cell office:value-type="float" office:value="0.00298518" calcext:value-type="float">
            <text:p>0,00298518</text:p>
          </table:table-cell>
          <table:table-cell office:value-type="float" office:value="0.143595" calcext:value-type="float">
            <text:p>0,143595</text:p>
          </table:table-cell>
          <table:table-cell office:value-type="float" office:value="-0.0776714" calcext:value-type="float">
            <text:p>-0,0776714</text:p>
          </table:table-cell>
          <table:table-cell office:value-type="float" office:value="0.0179241" calcext:value-type="float">
            <text:p>0,0179241</text:p>
          </table:table-cell>
          <table:table-cell office:value-type="float" office:value="0.0706527" calcext:value-type="float">
            <text:p>0,0706527</text:p>
          </table:table-cell>
          <table:table-cell office:value-type="float" office:value="0.000788839" calcext:value-type="float">
            <text:p>0,000788839</text:p>
          </table:table-cell>
          <table:table-cell office:value-type="float" office:value="0.0267683" calcext:value-type="float">
            <text:p>0,0267683</text:p>
          </table:table-cell>
          <table:table-cell office:value-type="float" office:value="0.0437648" calcext:value-type="float">
            <text:p>0,0437648</text:p>
          </table:table-cell>
          <table:table-cell office:value-type="float" office:value="-0.00885252" calcext:value-type="float">
            <text:p>-0,00885252</text:p>
          </table:table-cell>
          <table:table-cell office:value-type="float" office:value="-0.0252165" calcext:value-type="float">
            <text:p>-0,0252165</text:p>
          </table:table-cell>
          <table:table-cell office:value-type="float" office:value="0.0218101" calcext:value-type="float">
            <text:p>0,0218101</text:p>
          </table:table-cell>
          <table:table-cell office:value-type="float" office:value="0.029085" calcext:value-type="float">
            <text:p>0,029085</text:p>
          </table:table-cell>
          <table:table-cell office:value-type="float" office:value="-0.00141322" calcext:value-type="float">
            <text:p>-0,00141322</text:p>
          </table:table-cell>
          <table:table-cell office:value-type="float" office:value="-0.0164454" calcext:value-type="float">
            <text:p>-0,0164454</text:p>
          </table:table-cell>
          <table:table-cell office:value-type="float" office:value="-0.0623602" calcext:value-type="float">
            <text:p>-0,0623602</text:p>
          </table:table-cell>
          <table:table-cell office:value-type="float" office:value="0.0152576" calcext:value-type="float">
            <text:p>0,0152576</text:p>
          </table:table-cell>
          <table:table-cell office:value-type="float" office:value="0.0842748" calcext:value-type="float">
            <text:p>0,0842748</text:p>
          </table:table-cell>
          <table:table-cell office:value-type="float" office:value="-0.0024455" calcext:value-type="float">
            <text:p>-0,0024455</text:p>
          </table:table-cell>
          <table:table-cell office:value-type="float" office:value="0.0281184" calcext:value-type="float">
            <text:p>0,0281184</text:p>
          </table:table-cell>
          <table:table-cell office:value-type="float" office:value="0.0474667" calcext:value-type="float">
            <text:p>0,0474667</text:p>
          </table:table-cell>
          <table:table-cell office:value-type="float" office:value="0.0609091" calcext:value-type="float">
            <text:p>0,0609091</text:p>
          </table:table-cell>
          <table:table-cell office:value-type="float" office:value="0.15978" calcext:value-type="float">
            <text:p>0,15978</text:p>
          </table:table-cell>
          <table:table-cell office:value-type="float" office:value="0.0492205" calcext:value-type="float">
            <text:p>0,0492205</text:p>
          </table:table-cell>
          <table:table-cell office:value-type="float" office:value="-0.00202609" calcext:value-type="float">
            <text:p>-0,00202609</text:p>
          </table:table-cell>
          <table:table-cell office:value-type="float" office:value="0.0242391" calcext:value-type="float">
            <text:p>0,0242391</text:p>
          </table:table-cell>
          <table:table-cell office:value-type="float" office:value="-2.12234" calcext:value-type="float">
            <text:p>-2,12234</text:p>
          </table:table-cell>
          <table:table-cell office:value-type="float" office:value="-0.0385598" calcext:value-type="float">
            <text:p>-0,0385598</text:p>
          </table:table-cell>
          <table:table-cell office:value-type="float" office:value="-1.60849" calcext:value-type="float">
            <text:p>-1,608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81" calcext:value-type="float">
            <text:p>566,081</text:p>
          </table:table-cell>
          <table:table-cell office:value-type="float" office:value="570.652" calcext:value-type="float">
            <text:p>570,652</text:p>
          </table:table-cell>
          <table:table-cell office:value-type="float" office:value="362.602" calcext:value-type="float">
            <text:p>362,602</text:p>
          </table:table-cell>
          <table:table-cell office:value-type="float" office:value="169.276" calcext:value-type="float">
            <text:p>169,276</text:p>
          </table:table-cell>
          <table:table-cell office:value-type="float" office:value="0.196552" calcext:value-type="float">
            <text:p>0,196552</text:p>
          </table:table-cell>
          <table:table-cell office:value-type="float" office:value="-1.09989" calcext:value-type="float">
            <text:p>-1,09989</text:p>
          </table:table-cell>
          <table:table-cell office:value-type="float" office:value="-0.0185807" calcext:value-type="float">
            <text:p>-0,0185807</text:p>
          </table:table-cell>
          <table:table-cell office:value-type="float" office:value="0.00901516" calcext:value-type="float">
            <text:p>0,00901516</text:p>
          </table:table-cell>
          <table:table-cell office:value-type="float" office:value="1.76902" calcext:value-type="float">
            <text:p>1,769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2632" calcext:value-type="float">
            <text:p>0,032632</text:p>
          </table:table-cell>
          <table:table-cell office:value-type="float" office:value="0.0107218" calcext:value-type="float">
            <text:p>0,0107218</text:p>
          </table:table-cell>
          <table:table-cell office:value-type="float" office:value="0.034958" calcext:value-type="float">
            <text:p>0,034958</text:p>
          </table:table-cell>
          <table:table-cell office:value-type="float" office:value="0.028575" calcext:value-type="float">
            <text:p>0,028575</text:p>
          </table:table-cell>
          <table:table-cell office:value-type="float" office:value="0.0495533" calcext:value-type="float">
            <text:p>0,0495533</text:p>
          </table:table-cell>
          <table:table-cell office:value-type="float" office:value="-0.0208397" calcext:value-type="float">
            <text:p>-0,0208397</text:p>
          </table:table-cell>
          <table:table-cell office:value-type="float" office:value="-0.0167713" calcext:value-type="float">
            <text:p>-0,0167713</text:p>
          </table:table-cell>
          <table:table-cell office:value-type="float" office:value="0.0185176" calcext:value-type="float">
            <text:p>0,0185176</text:p>
          </table:table-cell>
          <table:table-cell office:value-type="float" office:value="-0.00690437" calcext:value-type="float">
            <text:p>-0,00690437</text:p>
          </table:table-cell>
          <table:table-cell office:value-type="float" office:value="0.00773083" calcext:value-type="float">
            <text:p>0,00773083</text:p>
          </table:table-cell>
          <table:table-cell office:value-type="float" office:value="0.0138022" calcext:value-type="float">
            <text:p>0,0138022</text:p>
          </table:table-cell>
          <table:table-cell office:value-type="float" office:value="0.100796" calcext:value-type="float">
            <text:p>0,100796</text:p>
          </table:table-cell>
          <table:table-cell office:value-type="float" office:value="-0.0189969" calcext:value-type="float">
            <text:p>-0,0189969</text:p>
          </table:table-cell>
          <table:table-cell office:value-type="float" office:value="0.0108253" calcext:value-type="float">
            <text:p>0,0108253</text:p>
          </table:table-cell>
          <table:table-cell office:value-type="float" office:value="0.0419548" calcext:value-type="float">
            <text:p>0,0419548</text:p>
          </table:table-cell>
          <table:table-cell office:value-type="float" office:value="0.0254364" calcext:value-type="float">
            <text:p>0,0254364</text:p>
          </table:table-cell>
          <table:table-cell office:value-type="float" office:value="0.0185176" calcext:value-type="float">
            <text:p>0,0185176</text:p>
          </table:table-cell>
          <table:table-cell office:value-type="float" office:value="-0.0864862" calcext:value-type="float">
            <text:p>-0,0864862</text:p>
          </table:table-cell>
          <table:table-cell office:value-type="float" office:value="-0.0104155" calcext:value-type="float">
            <text:p>-0,0104155</text:p>
          </table:table-cell>
          <table:table-cell office:value-type="float" office:value="-0.014425" calcext:value-type="float">
            <text:p>-0,014425</text:p>
          </table:table-cell>
          <table:table-cell office:value-type="float" office:value="0.0256253" calcext:value-type="float">
            <text:p>0,0256253</text:p>
          </table:table-cell>
          <table:table-cell office:value-type="float" office:value="-0.030254" calcext:value-type="float">
            <text:p>-0,030254</text:p>
          </table:table-cell>
          <table:table-cell office:value-type="float" office:value="0.00298524" calcext:value-type="float">
            <text:p>0,00298524</text:p>
          </table:table-cell>
          <table:table-cell office:value-type="float" office:value="0.144789" calcext:value-type="float">
            <text:p>0,144789</text:p>
          </table:table-cell>
          <table:table-cell office:value-type="float" office:value="-0.0745751" calcext:value-type="float">
            <text:p>-0,0745751</text:p>
          </table:table-cell>
          <table:table-cell office:value-type="float" office:value="0.0165194" calcext:value-type="float">
            <text:p>0,0165194</text:p>
          </table:table-cell>
          <table:table-cell office:value-type="float" office:value="0.0706535" calcext:value-type="float">
            <text:p>0,0706535</text:p>
          </table:table-cell>
          <table:table-cell office:value-type="float" office:value="0.00078882" calcext:value-type="float">
            <text:p>0,00078882</text:p>
          </table:table-cell>
          <table:table-cell office:value-type="float" office:value="0.0267687" calcext:value-type="float">
            <text:p>0,0267687</text:p>
          </table:table-cell>
          <table:table-cell office:value-type="float" office:value="0.0464402" calcext:value-type="float">
            <text:p>0,0464402</text:p>
          </table:table-cell>
          <table:table-cell office:value-type="float" office:value="-0.0075186" calcext:value-type="float">
            <text:p>-0,0075186</text:p>
          </table:table-cell>
          <table:table-cell office:value-type="float" office:value="-0.0275202" calcext:value-type="float">
            <text:p>-0,0275202</text:p>
          </table:table-cell>
          <table:table-cell office:value-type="float" office:value="0.0218101" calcext:value-type="float">
            <text:p>0,0218101</text:p>
          </table:table-cell>
          <table:table-cell office:value-type="float" office:value="0.029085" calcext:value-type="float">
            <text:p>0,029085</text:p>
          </table:table-cell>
          <table:table-cell office:value-type="float" office:value="-0.00141337" calcext:value-type="float">
            <text:p>-0,00141337</text:p>
          </table:table-cell>
          <table:table-cell office:value-type="float" office:value="-0.0178771" calcext:value-type="float">
            <text:p>-0,0178771</text:p>
          </table:table-cell>
          <table:table-cell office:value-type="float" office:value="-0.0621515" calcext:value-type="float">
            <text:p>-0,0621515</text:p>
          </table:table-cell>
          <table:table-cell office:value-type="float" office:value="0.0167441" calcext:value-type="float">
            <text:p>0,0167441</text:p>
          </table:table-cell>
          <table:table-cell office:value-type="float" office:value="0.0842762" calcext:value-type="float">
            <text:p>0,0842762</text:p>
          </table:table-cell>
          <table:table-cell office:value-type="float" office:value="-0.00244545" calcext:value-type="float">
            <text:p>-0,00244545</text:p>
          </table:table-cell>
          <table:table-cell office:value-type="float" office:value="0.0281154" calcext:value-type="float">
            <text:p>0,0281154</text:p>
          </table:table-cell>
          <table:table-cell office:value-type="float" office:value="0.0499255" calcext:value-type="float">
            <text:p>0,0499255</text:p>
          </table:table-cell>
          <table:table-cell office:value-type="float" office:value="0.0587397" calcext:value-type="float">
            <text:p>0,0587397</text:p>
          </table:table-cell>
          <table:table-cell office:value-type="float" office:value="0.167535" calcext:value-type="float">
            <text:p>0,167535</text:p>
          </table:table-cell>
          <table:table-cell office:value-type="float" office:value="0.0493138" calcext:value-type="float">
            <text:p>0,0493138</text:p>
          </table:table-cell>
          <table:table-cell office:value-type="float" office:value="-0.00202614" calcext:value-type="float">
            <text:p>-0,00202614</text:p>
          </table:table-cell>
          <table:table-cell office:value-type="float" office:value="0.0240495" calcext:value-type="float">
            <text:p>0,0240495</text:p>
          </table:table-cell>
          <table:table-cell office:value-type="float" office:value="-2.12616" calcext:value-type="float">
            <text:p>-2,12616</text:p>
          </table:table-cell>
          <table:table-cell office:value-type="float" office:value="-0.0387445" calcext:value-type="float">
            <text:p>-0,0387445</text:p>
          </table:table-cell>
          <table:table-cell office:value-type="float" office:value="-1.60839" calcext:value-type="float">
            <text:p>-1,60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87" calcext:value-type="float">
            <text:p>566,087</text:p>
          </table:table-cell>
          <table:table-cell office:value-type="float" office:value="570.656" calcext:value-type="float">
            <text:p>570,656</text:p>
          </table:table-cell>
          <table:table-cell office:value-type="float" office:value="362.641" calcext:value-type="float">
            <text:p>362,641</text:p>
          </table:table-cell>
          <table:table-cell office:value-type="float" office:value="169.258" calcext:value-type="float">
            <text:p>169,258</text:p>
          </table:table-cell>
          <table:table-cell office:value-type="float" office:value="0.196308" calcext:value-type="float">
            <text:p>0,196308</text:p>
          </table:table-cell>
          <table:table-cell office:value-type="float" office:value="-1.09843" calcext:value-type="float">
            <text:p>-1,09843</text:p>
          </table:table-cell>
          <table:table-cell office:value-type="float" office:value="-0.0185803" calcext:value-type="float">
            <text:p>-0,0185803</text:p>
          </table:table-cell>
          <table:table-cell office:value-type="float" office:value="0.0090316" calcext:value-type="float">
            <text:p>0,0090316</text:p>
          </table:table-cell>
          <table:table-cell office:value-type="float" office:value="1.76625" calcext:value-type="float">
            <text:p>1,7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34282" calcext:value-type="float">
            <text:p>0,0334282</text:p>
          </table:table-cell>
          <table:table-cell office:value-type="float" office:value="0.0107207" calcext:value-type="float">
            <text:p>0,0107207</text:p>
          </table:table-cell>
          <table:table-cell office:value-type="float" office:value="0.034953" calcext:value-type="float">
            <text:p>0,034953</text:p>
          </table:table-cell>
          <table:table-cell office:value-type="float" office:value="0.0285752" calcext:value-type="float">
            <text:p>0,0285752</text:p>
          </table:table-cell>
          <table:table-cell office:value-type="float" office:value="0.0495532" calcext:value-type="float">
            <text:p>0,0495532</text:p>
          </table:table-cell>
          <table:table-cell office:value-type="float" office:value="-0.0208387" calcext:value-type="float">
            <text:p>-0,0208387</text:p>
          </table:table-cell>
          <table:table-cell office:value-type="float" office:value="-0.0167702" calcext:value-type="float">
            <text:p>-0,0167702</text:p>
          </table:table-cell>
          <table:table-cell office:value-type="float" office:value="0.0185176" calcext:value-type="float">
            <text:p>0,0185176</text:p>
          </table:table-cell>
          <table:table-cell office:value-type="float" office:value="-0.00690071" calcext:value-type="float">
            <text:p>-0,00690071</text:p>
          </table:table-cell>
          <table:table-cell office:value-type="float" office:value="0.00773152" calcext:value-type="float">
            <text:p>0,00773152</text:p>
          </table:table-cell>
          <table:table-cell office:value-type="float" office:value="0.0138032" calcext:value-type="float">
            <text:p>0,0138032</text:p>
          </table:table-cell>
          <table:table-cell office:value-type="float" office:value="0.100801" calcext:value-type="float">
            <text:p>0,100801</text:p>
          </table:table-cell>
          <table:table-cell office:value-type="float" office:value="-0.018997" calcext:value-type="float">
            <text:p>-0,018997</text:p>
          </table:table-cell>
          <table:table-cell office:value-type="float" office:value="0.0108248" calcext:value-type="float">
            <text:p>0,0108248</text:p>
          </table:table-cell>
          <table:table-cell office:value-type="float" office:value="0.0419561" calcext:value-type="float">
            <text:p>0,0419561</text:p>
          </table:table-cell>
          <table:table-cell office:value-type="float" office:value="0.0254374" calcext:value-type="float">
            <text:p>0,0254374</text:p>
          </table:table-cell>
          <table:table-cell office:value-type="float" office:value="0.0185176" calcext:value-type="float">
            <text:p>0,0185176</text:p>
          </table:table-cell>
          <table:table-cell office:value-type="float" office:value="-0.0864934" calcext:value-type="float">
            <text:p>-0,0864934</text:p>
          </table:table-cell>
          <table:table-cell office:value-type="float" office:value="-0.0104165" calcext:value-type="float">
            <text:p>-0,0104165</text:p>
          </table:table-cell>
          <table:table-cell office:value-type="float" office:value="-0.0144246" calcext:value-type="float">
            <text:p>-0,0144246</text:p>
          </table:table-cell>
          <table:table-cell office:value-type="float" office:value="0.0256252" calcext:value-type="float">
            <text:p>0,0256252</text:p>
          </table:table-cell>
          <table:table-cell office:value-type="float" office:value="-0.030254" calcext:value-type="float">
            <text:p>-0,030254</text:p>
          </table:table-cell>
          <table:table-cell office:value-type="float" office:value="0.00298533" calcext:value-type="float">
            <text:p>0,00298533</text:p>
          </table:table-cell>
          <table:table-cell office:value-type="float" office:value="0.147187" calcext:value-type="float">
            <text:p>0,147187</text:p>
          </table:table-cell>
          <table:table-cell office:value-type="float" office:value="-0.0752216" calcext:value-type="float">
            <text:p>-0,0752216</text:p>
          </table:table-cell>
          <table:table-cell office:value-type="float" office:value="0.0155761" calcext:value-type="float">
            <text:p>0,0155761</text:p>
          </table:table-cell>
          <table:table-cell office:value-type="float" office:value="0.0706537" calcext:value-type="float">
            <text:p>0,0706537</text:p>
          </table:table-cell>
          <table:table-cell office:value-type="float" office:value="0.000789006" calcext:value-type="float">
            <text:p>0,000789006</text:p>
          </table:table-cell>
          <table:table-cell office:value-type="float" office:value="0.0267685" calcext:value-type="float">
            <text:p>0,0267685</text:p>
          </table:table-cell>
          <table:table-cell office:value-type="float" office:value="0.0485217" calcext:value-type="float">
            <text:p>0,0485217</text:p>
          </table:table-cell>
          <table:table-cell office:value-type="float" office:value="-0.00790762" calcext:value-type="float">
            <text:p>-0,00790762</text:p>
          </table:table-cell>
          <table:table-cell office:value-type="float" office:value="-0.0263887" calcext:value-type="float">
            <text:p>-0,0263887</text:p>
          </table:table-cell>
          <table:table-cell office:value-type="float" office:value="0.0218101" calcext:value-type="float">
            <text:p>0,0218101</text:p>
          </table:table-cell>
          <table:table-cell office:value-type="float" office:value="0.029085" calcext:value-type="float">
            <text:p>0,029085</text:p>
          </table:table-cell>
          <table:table-cell office:value-type="float" office:value="-0.00141339" calcext:value-type="float">
            <text:p>-0,00141339</text:p>
          </table:table-cell>
          <table:table-cell office:value-type="float" office:value="-0.0168257" calcext:value-type="float">
            <text:p>-0,0168257</text:p>
          </table:table-cell>
          <table:table-cell office:value-type="float" office:value="-0.0646331" calcext:value-type="float">
            <text:p>-0,0646331</text:p>
          </table:table-cell>
          <table:table-cell office:value-type="float" office:value="0.0183631" calcext:value-type="float">
            <text:p>0,0183631</text:p>
          </table:table-cell>
          <table:table-cell office:value-type="float" office:value="0.0842747" calcext:value-type="float">
            <text:p>0,0842747</text:p>
          </table:table-cell>
          <table:table-cell office:value-type="float" office:value="-0.00244635" calcext:value-type="float">
            <text:p>-0,00244635</text:p>
          </table:table-cell>
          <table:table-cell office:value-type="float" office:value="0.0281162" calcext:value-type="float">
            <text:p>0,0281162</text:p>
          </table:table-cell>
          <table:table-cell office:value-type="float" office:value="0.0470241" calcext:value-type="float">
            <text:p>0,0470241</text:p>
          </table:table-cell>
          <table:table-cell office:value-type="float" office:value="0.0541113" calcext:value-type="float">
            <text:p>0,0541113</text:p>
          </table:table-cell>
          <table:table-cell office:value-type="float" office:value="0.164395" calcext:value-type="float">
            <text:p>0,164395</text:p>
          </table:table-cell>
          <table:table-cell office:value-type="float" office:value="0.0492941" calcext:value-type="float">
            <text:p>0,0492941</text:p>
          </table:table-cell>
          <table:table-cell office:value-type="float" office:value="-0.00202618" calcext:value-type="float">
            <text:p>-0,00202618</text:p>
          </table:table-cell>
          <table:table-cell office:value-type="float" office:value="0.0240889" calcext:value-type="float">
            <text:p>0,0240889</text:p>
          </table:table-cell>
          <table:table-cell office:value-type="float" office:value="-2.12534" calcext:value-type="float">
            <text:p>-2,12534</text:p>
          </table:table-cell>
          <table:table-cell office:value-type="float" office:value="-0.0387434" calcext:value-type="float">
            <text:p>-0,0387434</text:p>
          </table:table-cell>
          <table:table-cell office:value-type="float" office:value="-1.60846" calcext:value-type="float">
            <text:p>-1,608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9" calcext:value-type="float">
            <text:p>566,09</text:p>
          </table:table-cell>
          <table:table-cell office:value-type="float" office:value="570.659" calcext:value-type="float">
            <text:p>570,659</text:p>
          </table:table-cell>
          <table:table-cell office:value-type="float" office:value="362.668" calcext:value-type="float">
            <text:p>362,668</text:p>
          </table:table-cell>
          <table:table-cell office:value-type="float" office:value="169.245" calcext:value-type="float">
            <text:p>169,245</text:p>
          </table:table-cell>
          <table:table-cell office:value-type="float" office:value="0.196158" calcext:value-type="float">
            <text:p>0,196158</text:p>
          </table:table-cell>
          <table:table-cell office:value-type="float" office:value="-1.0976" calcext:value-type="float">
            <text:p>-1,0976</text:p>
          </table:table-cell>
          <table:table-cell office:value-type="float" office:value="-0.0185794" calcext:value-type="float">
            <text:p>-0,0185794</text:p>
          </table:table-cell>
          <table:table-cell office:value-type="float" office:value="0.00904326" calcext:value-type="float">
            <text:p>0,00904326</text:p>
          </table:table-cell>
          <table:table-cell office:value-type="float" office:value="1.76474" calcext:value-type="float">
            <text:p>1,764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29323" calcext:value-type="float">
            <text:p>0,0329323</text:p>
          </table:table-cell>
          <table:table-cell office:value-type="float" office:value="0.0107199" calcext:value-type="float">
            <text:p>0,0107199</text:p>
          </table:table-cell>
          <table:table-cell office:value-type="float" office:value="0.0349492" calcext:value-type="float">
            <text:p>0,0349492</text:p>
          </table:table-cell>
          <table:table-cell office:value-type="float" office:value="0.0285755" calcext:value-type="float">
            <text:p>0,0285755</text:p>
          </table:table-cell>
          <table:table-cell office:value-type="float" office:value="0.0495527" calcext:value-type="float">
            <text:p>0,0495527</text:p>
          </table:table-cell>
          <table:table-cell office:value-type="float" office:value="-0.0208375" calcext:value-type="float">
            <text:p>-0,0208375</text:p>
          </table:table-cell>
          <table:table-cell office:value-type="float" office:value="-0.0167693" calcext:value-type="float">
            <text:p>-0,0167693</text:p>
          </table:table-cell>
          <table:table-cell office:value-type="float" office:value="0.0185175" calcext:value-type="float">
            <text:p>0,0185175</text:p>
          </table:table-cell>
          <table:table-cell office:value-type="float" office:value="-0.00689854" calcext:value-type="float">
            <text:p>-0,00689854</text:p>
          </table:table-cell>
          <table:table-cell office:value-type="float" office:value="0.00773196" calcext:value-type="float">
            <text:p>0,00773196</text:p>
          </table:table-cell>
          <table:table-cell office:value-type="float" office:value="0.0138038" calcext:value-type="float">
            <text:p>0,0138038</text:p>
          </table:table-cell>
          <table:table-cell office:value-type="float" office:value="0.100802" calcext:value-type="float">
            <text:p>0,100802</text:p>
          </table:table-cell>
          <table:table-cell office:value-type="float" office:value="-0.018997" calcext:value-type="float">
            <text:p>-0,018997</text:p>
          </table:table-cell>
          <table:table-cell office:value-type="float" office:value="0.0108246" calcext:value-type="float">
            <text:p>0,0108246</text:p>
          </table:table-cell>
          <table:table-cell office:value-type="float" office:value="0.0419568" calcext:value-type="float">
            <text:p>0,0419568</text:p>
          </table:table-cell>
          <table:table-cell office:value-type="float" office:value="0.0254381" calcext:value-type="float">
            <text:p>0,0254381</text:p>
          </table:table-cell>
          <table:table-cell office:value-type="float" office:value="0.0185175" calcext:value-type="float">
            <text:p>0,0185175</text:p>
          </table:table-cell>
          <table:table-cell office:value-type="float" office:value="-0.0864961" calcext:value-type="float">
            <text:p>-0,0864961</text:p>
          </table:table-cell>
          <table:table-cell office:value-type="float" office:value="-0.0104173" calcext:value-type="float">
            <text:p>-0,0104173</text:p>
          </table:table-cell>
          <table:table-cell office:value-type="float" office:value="-0.0144243" calcext:value-type="float">
            <text:p>-0,0144243</text:p>
          </table:table-cell>
          <table:table-cell office:value-type="float" office:value="0.0256254" calcext:value-type="float">
            <text:p>0,0256254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" calcext:value-type="float">
            <text:p>0,0029853</text:p>
          </table:table-cell>
          <table:table-cell office:value-type="float" office:value="0.150492" calcext:value-type="float">
            <text:p>0,150492</text:p>
          </table:table-cell>
          <table:table-cell office:value-type="float" office:value="-0.0731544" calcext:value-type="float">
            <text:p>-0,0731544</text:p>
          </table:table-cell>
          <table:table-cell office:value-type="float" office:value="0.0158975" calcext:value-type="float">
            <text:p>0,0158975</text:p>
          </table:table-cell>
          <table:table-cell office:value-type="float" office:value="0.0706541" calcext:value-type="float">
            <text:p>0,0706541</text:p>
          </table:table-cell>
          <table:table-cell office:value-type="float" office:value="0.000788962" calcext:value-type="float">
            <text:p>0,000788962</text:p>
          </table:table-cell>
          <table:table-cell office:value-type="float" office:value="0.0267686" calcext:value-type="float">
            <text:p>0,0267686</text:p>
          </table:table-cell>
          <table:table-cell office:value-type="float" office:value="0.0468111" calcext:value-type="float">
            <text:p>0,0468111</text:p>
          </table:table-cell>
          <table:table-cell office:value-type="float" office:value="-0.00838573" calcext:value-type="float">
            <text:p>-0,00838573</text:p>
          </table:table-cell>
          <table:table-cell office:value-type="float" office:value="-0.0255301" calcext:value-type="float">
            <text:p>-0,0255301</text:p>
          </table:table-cell>
          <table:table-cell office:value-type="float" office:value="0.02181" calcext:value-type="float">
            <text:p>0,02181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45" calcext:value-type="float">
            <text:p>-0,00141345</text:p>
          </table:table-cell>
          <table:table-cell office:value-type="float" office:value="-0.0169439" calcext:value-type="float">
            <text:p>-0,0169439</text:p>
          </table:table-cell>
          <table:table-cell office:value-type="float" office:value="-0.0649951" calcext:value-type="float">
            <text:p>-0,0649951</text:p>
          </table:table-cell>
          <table:table-cell office:value-type="float" office:value="0.0186305" calcext:value-type="float">
            <text:p>0,0186305</text:p>
          </table:table-cell>
          <table:table-cell office:value-type="float" office:value="0.0842735" calcext:value-type="float">
            <text:p>0,0842735</text:p>
          </table:table-cell>
          <table:table-cell office:value-type="float" office:value="-0.00244555" calcext:value-type="float">
            <text:p>-0,00244555</text:p>
          </table:table-cell>
          <table:table-cell office:value-type="float" office:value="0.0281161" calcext:value-type="float">
            <text:p>0,0281161</text:p>
          </table:table-cell>
          <table:table-cell office:value-type="float" office:value="0.0477419" calcext:value-type="float">
            <text:p>0,0477419</text:p>
          </table:table-cell>
          <table:table-cell office:value-type="float" office:value="0.0518224" calcext:value-type="float">
            <text:p>0,0518224</text:p>
          </table:table-cell>
          <table:table-cell office:value-type="float" office:value="0.162922" calcext:value-type="float">
            <text:p>0,162922</text:p>
          </table:table-cell>
          <table:table-cell office:value-type="float" office:value="0.0493059" calcext:value-type="float">
            <text:p>0,0493059</text:p>
          </table:table-cell>
          <table:table-cell office:value-type="float" office:value="-0.00202622" calcext:value-type="float">
            <text:p>-0,00202622</text:p>
          </table:table-cell>
          <table:table-cell office:value-type="float" office:value="0.0240646" calcext:value-type="float">
            <text:p>0,0240646</text:p>
          </table:table-cell>
          <table:table-cell office:value-type="float" office:value="-2.12582" calcext:value-type="float">
            <text:p>-2,12582</text:p>
          </table:table-cell>
          <table:table-cell office:value-type="float" office:value="-0.0387831" calcext:value-type="float">
            <text:p>-0,0387831</text:p>
          </table:table-cell>
          <table:table-cell office:value-type="float" office:value="-1.60847" calcext:value-type="float">
            <text:p>-1,608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93" calcext:value-type="float">
            <text:p>566,093</text:p>
          </table:table-cell>
          <table:table-cell office:value-type="float" office:value="570.66" calcext:value-type="float">
            <text:p>570,66</text:p>
          </table:table-cell>
          <table:table-cell office:value-type="float" office:value="362.689" calcext:value-type="float">
            <text:p>362,689</text:p>
          </table:table-cell>
          <table:table-cell office:value-type="float" office:value="169.236" calcext:value-type="float">
            <text:p>169,236</text:p>
          </table:table-cell>
          <table:table-cell office:value-type="float" office:value="0.196037" calcext:value-type="float">
            <text:p>0,196037</text:p>
          </table:table-cell>
          <table:table-cell office:value-type="float" office:value="-1.09691" calcext:value-type="float">
            <text:p>-1,09691</text:p>
          </table:table-cell>
          <table:table-cell office:value-type="float" office:value="-0.0185792" calcext:value-type="float">
            <text:p>-0,0185792</text:p>
          </table:table-cell>
          <table:table-cell office:value-type="float" office:value="0.00905211" calcext:value-type="float">
            <text:p>0,00905211</text:p>
          </table:table-cell>
          <table:table-cell office:value-type="float" office:value="1.76348" calcext:value-type="float">
            <text:p>1,763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09615" calcext:value-type="float">
            <text:p>0,0309615</text:p>
          </table:table-cell>
          <table:table-cell office:value-type="float" office:value="0.0107181" calcext:value-type="float">
            <text:p>0,0107181</text:p>
          </table:table-cell>
          <table:table-cell office:value-type="float" office:value="0.034941" calcext:value-type="float">
            <text:p>0,034941</text:p>
          </table:table-cell>
          <table:table-cell office:value-type="float" office:value="0.0285759" calcext:value-type="float">
            <text:p>0,0285759</text:p>
          </table:table-cell>
          <table:table-cell office:value-type="float" office:value="0.0495522" calcext:value-type="float">
            <text:p>0,0495522</text:p>
          </table:table-cell>
          <table:table-cell office:value-type="float" office:value="-0.0208354" calcext:value-type="float">
            <text:p>-0,0208354</text:p>
          </table:table-cell>
          <table:table-cell office:value-type="float" office:value="-0.0167677" calcext:value-type="float">
            <text:p>-0,0167677</text:p>
          </table:table-cell>
          <table:table-cell office:value-type="float" office:value="0.0185176" calcext:value-type="float">
            <text:p>0,0185176</text:p>
          </table:table-cell>
          <table:table-cell office:value-type="float" office:value="-0.00689411" calcext:value-type="float">
            <text:p>-0,00689411</text:p>
          </table:table-cell>
          <table:table-cell office:value-type="float" office:value="0.00773312" calcext:value-type="float">
            <text:p>0,00773312</text:p>
          </table:table-cell>
          <table:table-cell office:value-type="float" office:value="0.0138052" calcext:value-type="float">
            <text:p>0,0138052</text:p>
          </table:table-cell>
          <table:table-cell office:value-type="float" office:value="0.10081" calcext:value-type="float">
            <text:p>0,10081</text:p>
          </table:table-cell>
          <table:table-cell office:value-type="float" office:value="-0.0189972" calcext:value-type="float">
            <text:p>-0,0189972</text:p>
          </table:table-cell>
          <table:table-cell office:value-type="float" office:value="0.0108242" calcext:value-type="float">
            <text:p>0,0108242</text:p>
          </table:table-cell>
          <table:table-cell office:value-type="float" office:value="0.0419588" calcext:value-type="float">
            <text:p>0,0419588</text:p>
          </table:table-cell>
          <table:table-cell office:value-type="float" office:value="0.0254395" calcext:value-type="float">
            <text:p>0,0254395</text:p>
          </table:table-cell>
          <table:table-cell office:value-type="float" office:value="0.0185176" calcext:value-type="float">
            <text:p>0,0185176</text:p>
          </table:table-cell>
          <table:table-cell office:value-type="float" office:value="-0.0865079" calcext:value-type="float">
            <text:p>-0,0865079</text:p>
          </table:table-cell>
          <table:table-cell office:value-type="float" office:value="-0.0104188" calcext:value-type="float">
            <text:p>-0,0104188</text:p>
          </table:table-cell>
          <table:table-cell office:value-type="float" office:value="-0.0144236" calcext:value-type="float">
            <text:p>-0,0144236</text:p>
          </table:table-cell>
          <table:table-cell office:value-type="float" office:value="0.0256259" calcext:value-type="float">
            <text:p>0,0256259</text:p>
          </table:table-cell>
          <table:table-cell office:value-type="float" office:value="-0.0302551" calcext:value-type="float">
            <text:p>-0,0302551</text:p>
          </table:table-cell>
          <table:table-cell office:value-type="float" office:value="0.0029858" calcext:value-type="float">
            <text:p>0,0029858</text:p>
          </table:table-cell>
          <table:table-cell office:value-type="float" office:value="0.145293" calcext:value-type="float">
            <text:p>0,145293</text:p>
          </table:table-cell>
          <table:table-cell office:value-type="float" office:value="-0.0730159" calcext:value-type="float">
            <text:p>-0,0730159</text:p>
          </table:table-cell>
          <table:table-cell office:value-type="float" office:value="0.023013" calcext:value-type="float">
            <text:p>0,023013</text:p>
          </table:table-cell>
          <table:table-cell office:value-type="float" office:value="0.0706547" calcext:value-type="float">
            <text:p>0,0706547</text:p>
          </table:table-cell>
          <table:table-cell office:value-type="float" office:value="0.000789031" calcext:value-type="float">
            <text:p>0,000789031</text:p>
          </table:table-cell>
          <table:table-cell office:value-type="float" office:value="0.0267686" calcext:value-type="float">
            <text:p>0,0267686</text:p>
          </table:table-cell>
          <table:table-cell office:value-type="float" office:value="0.0480272" calcext:value-type="float">
            <text:p>0,0480272</text:p>
          </table:table-cell>
          <table:table-cell office:value-type="float" office:value="-0.00706156" calcext:value-type="float">
            <text:p>-0,00706156</text:p>
          </table:table-cell>
          <table:table-cell office:value-type="float" office:value="-0.0254803" calcext:value-type="float">
            <text:p>-0,0254803</text:p>
          </table:table-cell>
          <table:table-cell office:value-type="float" office:value="0.0218101" calcext:value-type="float">
            <text:p>0,0218101</text:p>
          </table:table-cell>
          <table:table-cell office:value-type="float" office:value="0.0290854" calcext:value-type="float">
            <text:p>0,0290854</text:p>
          </table:table-cell>
          <table:table-cell office:value-type="float" office:value="-0.00141331" calcext:value-type="float">
            <text:p>-0,00141331</text:p>
          </table:table-cell>
          <table:table-cell office:value-type="float" office:value="-0.012287" calcext:value-type="float">
            <text:p>-0,012287</text:p>
          </table:table-cell>
          <table:table-cell office:value-type="float" office:value="-0.0645383" calcext:value-type="float">
            <text:p>-0,0645383</text:p>
          </table:table-cell>
          <table:table-cell office:value-type="float" office:value="0.0143607" calcext:value-type="float">
            <text:p>0,0143607</text:p>
          </table:table-cell>
          <table:table-cell office:value-type="float" office:value="0.0842738" calcext:value-type="float">
            <text:p>0,0842738</text:p>
          </table:table-cell>
          <table:table-cell office:value-type="float" office:value="-0.00244366" calcext:value-type="float">
            <text:p>-0,00244366</text:p>
          </table:table-cell>
          <table:table-cell office:value-type="float" office:value="0.0281173" calcext:value-type="float">
            <text:p>0,0281173</text:p>
          </table:table-cell>
          <table:table-cell office:value-type="float" office:value="0.0544093" calcext:value-type="float">
            <text:p>0,0544093</text:p>
          </table:table-cell>
          <table:table-cell office:value-type="float" office:value="0.0447417" calcext:value-type="float">
            <text:p>0,0447417</text:p>
          </table:table-cell>
          <table:table-cell office:value-type="float" office:value="0.162528" calcext:value-type="float">
            <text:p>0,162528</text:p>
          </table:table-cell>
          <table:table-cell office:value-type="float" office:value="0.049353" calcext:value-type="float">
            <text:p>0,049353</text:p>
          </table:table-cell>
          <table:table-cell office:value-type="float" office:value="-0.00202626" calcext:value-type="float">
            <text:p>-0,00202626</text:p>
          </table:table-cell>
          <table:table-cell office:value-type="float" office:value="0.0239679" calcext:value-type="float">
            <text:p>0,0239679</text:p>
          </table:table-cell>
          <table:table-cell office:value-type="float" office:value="-2.12776" calcext:value-type="float">
            <text:p>-2,12776</text:p>
          </table:table-cell>
          <table:table-cell office:value-type="float" office:value="-0.0389026" calcext:value-type="float">
            <text:p>-0,0389026</text:p>
          </table:table-cell>
          <table:table-cell office:value-type="float" office:value="-1.60845" calcext:value-type="float">
            <text:p>-1,608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099" calcext:value-type="float">
            <text:p>566,099</text:p>
          </table:table-cell>
          <table:table-cell office:value-type="float" office:value="570.664" calcext:value-type="float">
            <text:p>570,664</text:p>
          </table:table-cell>
          <table:table-cell office:value-type="float" office:value="362.732" calcext:value-type="float">
            <text:p>362,732</text:p>
          </table:table-cell>
          <table:table-cell office:value-type="float" office:value="169.216" calcext:value-type="float">
            <text:p>169,216</text:p>
          </table:table-cell>
          <table:table-cell office:value-type="float" office:value="0.195783" calcext:value-type="float">
            <text:p>0,195783</text:p>
          </table:table-cell>
          <table:table-cell office:value-type="float" office:value="-1.09543" calcext:value-type="float">
            <text:p>-1,09543</text:p>
          </table:table-cell>
          <table:table-cell office:value-type="float" office:value="-0.0185772" calcext:value-type="float">
            <text:p>-0,0185772</text:p>
          </table:table-cell>
          <table:table-cell office:value-type="float" office:value="0.00907032" calcext:value-type="float">
            <text:p>0,00907032</text:p>
          </table:table-cell>
          <table:table-cell office:value-type="float" office:value="1.76066" calcext:value-type="float">
            <text:p>1,760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77151" calcext:value-type="float">
            <text:p>0,0277151</text:p>
          </table:table-cell>
          <table:table-cell office:value-type="float" office:value="0.0107173" calcext:value-type="float">
            <text:p>0,0107173</text:p>
          </table:table-cell>
          <table:table-cell office:value-type="float" office:value="0.0349349" calcext:value-type="float">
            <text:p>0,0349349</text:p>
          </table:table-cell>
          <table:table-cell office:value-type="float" office:value="0.0285762" calcext:value-type="float">
            <text:p>0,0285762</text:p>
          </table:table-cell>
          <table:table-cell office:value-type="float" office:value="0.049552" calcext:value-type="float">
            <text:p>0,049552</text:p>
          </table:table-cell>
          <table:table-cell office:value-type="float" office:value="-0.0208343" calcext:value-type="float">
            <text:p>-0,0208343</text:p>
          </table:table-cell>
          <table:table-cell office:value-type="float" office:value="-0.0167667" calcext:value-type="float">
            <text:p>-0,0167667</text:p>
          </table:table-cell>
          <table:table-cell office:value-type="float" office:value="0.0185175" calcext:value-type="float">
            <text:p>0,0185175</text:p>
          </table:table-cell>
          <table:table-cell office:value-type="float" office:value="-0.00689035" calcext:value-type="float">
            <text:p>-0,00689035</text:p>
          </table:table-cell>
          <table:table-cell office:value-type="float" office:value="0.00773416" calcext:value-type="float">
            <text:p>0,00773416</text:p>
          </table:table-cell>
          <table:table-cell office:value-type="float" office:value="0.0138064" calcext:value-type="float">
            <text:p>0,0138064</text:p>
          </table:table-cell>
          <table:table-cell office:value-type="float" office:value="0.100814" calcext:value-type="float">
            <text:p>0,100814</text:p>
          </table:table-cell>
          <table:table-cell office:value-type="float" office:value="-0.0189971" calcext:value-type="float">
            <text:p>-0,0189971</text:p>
          </table:table-cell>
          <table:table-cell office:value-type="float" office:value="0.0108234" calcext:value-type="float">
            <text:p>0,0108234</text:p>
          </table:table-cell>
          <table:table-cell office:value-type="float" office:value="0.0419595" calcext:value-type="float">
            <text:p>0,0419595</text:p>
          </table:table-cell>
          <table:table-cell office:value-type="float" office:value="0.0254402" calcext:value-type="float">
            <text:p>0,0254402</text:p>
          </table:table-cell>
          <table:table-cell office:value-type="float" office:value="0.0185175" calcext:value-type="float">
            <text:p>0,0185175</text:p>
          </table:table-cell>
          <table:table-cell office:value-type="float" office:value="-0.0865141" calcext:value-type="float">
            <text:p>-0,0865141</text:p>
          </table:table-cell>
          <table:table-cell office:value-type="float" office:value="-0.0104194" calcext:value-type="float">
            <text:p>-0,0104194</text:p>
          </table:table-cell>
          <table:table-cell office:value-type="float" office:value="-0.0144232" calcext:value-type="float">
            <text:p>-0,0144232</text:p>
          </table:table-cell>
          <table:table-cell office:value-type="float" office:value="0.0256254" calcext:value-type="float">
            <text:p>0,0256254</text:p>
          </table:table-cell>
          <table:table-cell office:value-type="float" office:value="-0.030254" calcext:value-type="float">
            <text:p>-0,030254</text:p>
          </table:table-cell>
          <table:table-cell office:value-type="float" office:value="0.00298536" calcext:value-type="float">
            <text:p>0,00298536</text:p>
          </table:table-cell>
          <table:table-cell office:value-type="float" office:value="0.14665" calcext:value-type="float">
            <text:p>0,14665</text:p>
          </table:table-cell>
          <table:table-cell office:value-type="float" office:value="-0.0749756" calcext:value-type="float">
            <text:p>-0,0749756</text:p>
          </table:table-cell>
          <table:table-cell office:value-type="float" office:value="0.0220844" calcext:value-type="float">
            <text:p>0,0220844</text:p>
          </table:table-cell>
          <table:table-cell office:value-type="float" office:value="0.0706551" calcext:value-type="float">
            <text:p>0,0706551</text:p>
          </table:table-cell>
          <table:table-cell office:value-type="float" office:value="0.000789131" calcext:value-type="float">
            <text:p>0,000789131</text:p>
          </table:table-cell>
          <table:table-cell office:value-type="float" office:value="0.0267686" calcext:value-type="float">
            <text:p>0,0267686</text:p>
          </table:table-cell>
          <table:table-cell office:value-type="float" office:value="0.0472144" calcext:value-type="float">
            <text:p>0,0472144</text:p>
          </table:table-cell>
          <table:table-cell office:value-type="float" office:value="-0.0065528" calcext:value-type="float">
            <text:p>-0,0065528</text:p>
          </table:table-cell>
          <table:table-cell office:value-type="float" office:value="-0.0254606" calcext:value-type="float">
            <text:p>-0,0254606</text:p>
          </table:table-cell>
          <table:table-cell office:value-type="float" office:value="0.0218099" calcext:value-type="float">
            <text:p>0,0218099</text:p>
          </table:table-cell>
          <table:table-cell office:value-type="float" office:value="0.029085" calcext:value-type="float">
            <text:p>0,029085</text:p>
          </table:table-cell>
          <table:table-cell office:value-type="float" office:value="-0.00141354" calcext:value-type="float">
            <text:p>-0,00141354</text:p>
          </table:table-cell>
          <table:table-cell office:value-type="float" office:value="-0.00958027" calcext:value-type="float">
            <text:p>-0,00958027</text:p>
          </table:table-cell>
          <table:table-cell office:value-type="float" office:value="-0.0642857" calcext:value-type="float">
            <text:p>-0,0642857</text:p>
          </table:table-cell>
          <table:table-cell office:value-type="float" office:value="0.0145753" calcext:value-type="float">
            <text:p>0,0145753</text:p>
          </table:table-cell>
          <table:table-cell office:value-type="float" office:value="0.0842717" calcext:value-type="float">
            <text:p>0,0842717</text:p>
          </table:table-cell>
          <table:table-cell office:value-type="float" office:value="-0.0024453" calcext:value-type="float">
            <text:p>-0,0024453</text:p>
          </table:table-cell>
          <table:table-cell office:value-type="float" office:value="0.0281157" calcext:value-type="float">
            <text:p>0,0281157</text:p>
          </table:table-cell>
          <table:table-cell office:value-type="float" office:value="0.0538476" calcext:value-type="float">
            <text:p>0,0538476</text:p>
          </table:table-cell>
          <table:table-cell office:value-type="float" office:value="0.0450486" calcext:value-type="float">
            <text:p>0,0450486</text:p>
          </table:table-cell>
          <table:table-cell office:value-type="float" office:value="0.163175" calcext:value-type="float">
            <text:p>0,163175</text:p>
          </table:table-cell>
          <table:table-cell office:value-type="float" office:value="0.0494306" calcext:value-type="float">
            <text:p>0,0494306</text:p>
          </table:table-cell>
          <table:table-cell office:value-type="float" office:value="-0.00202629" calcext:value-type="float">
            <text:p>-0,00202629</text:p>
          </table:table-cell>
          <table:table-cell office:value-type="float" office:value="0.0238078" calcext:value-type="float">
            <text:p>0,0238078</text:p>
          </table:table-cell>
          <table:table-cell office:value-type="float" office:value="-2.13099" calcext:value-type="float">
            <text:p>-2,13099</text:p>
          </table:table-cell>
          <table:table-cell office:value-type="float" office:value="-0.0390466" calcext:value-type="float">
            <text:p>-0,0390466</text:p>
          </table:table-cell>
          <table:table-cell office:value-type="float" office:value="-1.60835" calcext:value-type="float">
            <text:p>-1,608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01" calcext:value-type="float">
            <text:p>566,101</text:p>
          </table:table-cell>
          <table:table-cell office:value-type="float" office:value="570.666" calcext:value-type="float">
            <text:p>570,666</text:p>
          </table:table-cell>
          <table:table-cell office:value-type="float" office:value="362.753" calcext:value-type="float">
            <text:p>362,753</text:p>
          </table:table-cell>
          <table:table-cell office:value-type="float" office:value="169.206" calcext:value-type="float">
            <text:p>169,206</text:p>
          </table:table-cell>
          <table:table-cell office:value-type="float" office:value="0.195688" calcext:value-type="float">
            <text:p>0,195688</text:p>
          </table:table-cell>
          <table:table-cell office:value-type="float" office:value="-1.09496" calcext:value-type="float">
            <text:p>-1,09496</text:p>
          </table:table-cell>
          <table:table-cell office:value-type="float" office:value="-0.0185772" calcext:value-type="float">
            <text:p>-0,0185772</text:p>
          </table:table-cell>
          <table:table-cell office:value-type="float" office:value="0.00907975" calcext:value-type="float">
            <text:p>0,00907975</text:p>
          </table:table-cell>
          <table:table-cell office:value-type="float" office:value="1.75984" calcext:value-type="float">
            <text:p>1,759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37288" calcext:value-type="float">
            <text:p>0,0237288</text:p>
          </table:table-cell>
          <table:table-cell office:value-type="float" office:value="0.0107167" calcext:value-type="float">
            <text:p>0,0107167</text:p>
          </table:table-cell>
          <table:table-cell office:value-type="float" office:value="0.0349334" calcext:value-type="float">
            <text:p>0,0349334</text:p>
          </table:table-cell>
          <table:table-cell office:value-type="float" office:value="0.0285762" calcext:value-type="float">
            <text:p>0,0285762</text:p>
          </table:table-cell>
          <table:table-cell office:value-type="float" office:value="0.0495518" calcext:value-type="float">
            <text:p>0,0495518</text:p>
          </table:table-cell>
          <table:table-cell office:value-type="float" office:value="-0.0208337" calcext:value-type="float">
            <text:p>-0,0208337</text:p>
          </table:table-cell>
          <table:table-cell office:value-type="float" office:value="-0.016766" calcext:value-type="float">
            <text:p>-0,016766</text:p>
          </table:table-cell>
          <table:table-cell office:value-type="float" office:value="0.0185173" calcext:value-type="float">
            <text:p>0,0185173</text:p>
          </table:table-cell>
          <table:table-cell office:value-type="float" office:value="-0.00688889" calcext:value-type="float">
            <text:p>-0,00688889</text:p>
          </table:table-cell>
          <table:table-cell office:value-type="float" office:value="0.00773398" calcext:value-type="float">
            <text:p>0,00773398</text:p>
          </table:table-cell>
          <table:table-cell office:value-type="float" office:value="0.0138066" calcext:value-type="float">
            <text:p>0,0138066</text:p>
          </table:table-cell>
          <table:table-cell office:value-type="float" office:value="0.100815" calcext:value-type="float">
            <text:p>0,100815</text:p>
          </table:table-cell>
          <table:table-cell office:value-type="float" office:value="-0.0189972" calcext:value-type="float">
            <text:p>-0,0189972</text:p>
          </table:table-cell>
          <table:table-cell office:value-type="float" office:value="0.0108234" calcext:value-type="float">
            <text:p>0,0108234</text:p>
          </table:table-cell>
          <table:table-cell office:value-type="float" office:value="0.0419602" calcext:value-type="float">
            <text:p>0,0419602</text:p>
          </table:table-cell>
          <table:table-cell office:value-type="float" office:value="0.0254407" calcext:value-type="float">
            <text:p>0,0254407</text:p>
          </table:table-cell>
          <table:table-cell office:value-type="float" office:value="0.0185173" calcext:value-type="float">
            <text:p>0,0185173</text:p>
          </table:table-cell>
          <table:table-cell office:value-type="float" office:value="-0.0865158" calcext:value-type="float">
            <text:p>-0,0865158</text:p>
          </table:table-cell>
          <table:table-cell office:value-type="float" office:value="-0.0104202" calcext:value-type="float">
            <text:p>-0,0104202</text:p>
          </table:table-cell>
          <table:table-cell office:value-type="float" office:value="-0.0144231" calcext:value-type="float">
            <text:p>-0,0144231</text:p>
          </table:table-cell>
          <table:table-cell office:value-type="float" office:value="0.0256256" calcext:value-type="float">
            <text:p>0,0256256</text:p>
          </table:table-cell>
          <table:table-cell office:value-type="float" office:value="-0.0302541" calcext:value-type="float">
            <text:p>-0,0302541</text:p>
          </table:table-cell>
          <table:table-cell office:value-type="float" office:value="0.00298543" calcext:value-type="float">
            <text:p>0,00298543</text:p>
          </table:table-cell>
          <table:table-cell office:value-type="float" office:value="0.147039" calcext:value-type="float">
            <text:p>0,147039</text:p>
          </table:table-cell>
          <table:table-cell office:value-type="float" office:value="-0.0714928" calcext:value-type="float">
            <text:p>-0,0714928</text:p>
          </table:table-cell>
          <table:table-cell office:value-type="float" office:value="0.0240103" calcext:value-type="float">
            <text:p>0,0240103</text:p>
          </table:table-cell>
          <table:table-cell office:value-type="float" office:value="0.0706557" calcext:value-type="float">
            <text:p>0,0706557</text:p>
          </table:table-cell>
          <table:table-cell office:value-type="float" office:value="0.000789161" calcext:value-type="float">
            <text:p>0,000789161</text:p>
          </table:table-cell>
          <table:table-cell office:value-type="float" office:value="0.0267687" calcext:value-type="float">
            <text:p>0,0267687</text:p>
          </table:table-cell>
          <table:table-cell office:value-type="float" office:value="0.0474194" calcext:value-type="float">
            <text:p>0,0474194</text:p>
          </table:table-cell>
          <table:table-cell office:value-type="float" office:value="-0.00744837" calcext:value-type="float">
            <text:p>-0,00744837</text:p>
          </table:table-cell>
          <table:table-cell office:value-type="float" office:value="-0.0225859" calcext:value-type="float">
            <text:p>-0,0225859</text:p>
          </table:table-cell>
          <table:table-cell office:value-type="float" office:value="0.02181" calcext:value-type="float">
            <text:p>0,02181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57" calcext:value-type="float">
            <text:p>-0,00141357</text:p>
          </table:table-cell>
          <table:table-cell office:value-type="float" office:value="-0.0108175" calcext:value-type="float">
            <text:p>-0,0108175</text:p>
          </table:table-cell>
          <table:table-cell office:value-type="float" office:value="-0.0625335" calcext:value-type="float">
            <text:p>-0,0625335</text:p>
          </table:table-cell>
          <table:table-cell office:value-type="float" office:value="0.0152043" calcext:value-type="float">
            <text:p>0,0152043</text:p>
          </table:table-cell>
          <table:table-cell office:value-type="float" office:value="0.0842719" calcext:value-type="float">
            <text:p>0,0842719</text:p>
          </table:table-cell>
          <table:table-cell office:value-type="float" office:value="-0.00244532" calcext:value-type="float">
            <text:p>-0,00244532</text:p>
          </table:table-cell>
          <table:table-cell office:value-type="float" office:value="0.0281157" calcext:value-type="float">
            <text:p>0,0281157</text:p>
          </table:table-cell>
          <table:table-cell office:value-type="float" office:value="0.0555752" calcext:value-type="float">
            <text:p>0,0555752</text:p>
          </table:table-cell>
          <table:table-cell office:value-type="float" office:value="0.0462567" calcext:value-type="float">
            <text:p>0,0462567</text:p>
          </table:table-cell>
          <table:table-cell office:value-type="float" office:value="0.161588" calcext:value-type="float">
            <text:p>0,161588</text:p>
          </table:table-cell>
          <table:table-cell office:value-type="float" office:value="0.0495252" calcext:value-type="float">
            <text:p>0,0495252</text:p>
          </table:table-cell>
          <table:table-cell office:value-type="float" office:value="-0.00202631" calcext:value-type="float">
            <text:p>-0,00202631</text:p>
          </table:table-cell>
          <table:table-cell office:value-type="float" office:value="0.0236107" calcext:value-type="float">
            <text:p>0,0236107</text:p>
          </table:table-cell>
          <table:table-cell office:value-type="float" office:value="-2.13496" calcext:value-type="float">
            <text:p>-2,13496</text:p>
          </table:table-cell>
          <table:table-cell office:value-type="float" office:value="-0.0392123" calcext:value-type="float">
            <text:p>-0,0392123</text:p>
          </table:table-cell>
          <table:table-cell office:value-type="float" office:value="-1.60821" calcext:value-type="float">
            <text:p>-1,608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03" calcext:value-type="float">
            <text:p>566,103</text:p>
          </table:table-cell>
          <table:table-cell office:value-type="float" office:value="570.668" calcext:value-type="float">
            <text:p>570,668</text:p>
          </table:table-cell>
          <table:table-cell office:value-type="float" office:value="362.769" calcext:value-type="float">
            <text:p>362,769</text:p>
          </table:table-cell>
          <table:table-cell office:value-type="float" office:value="169.199" calcext:value-type="float">
            <text:p>169,199</text:p>
          </table:table-cell>
          <table:table-cell office:value-type="float" office:value="0.195587" calcext:value-type="float">
            <text:p>0,195587</text:p>
          </table:table-cell>
          <table:table-cell office:value-type="float" office:value="-1.09436" calcext:value-type="float">
            <text:p>-1,09436</text:p>
          </table:table-cell>
          <table:table-cell office:value-type="float" office:value="-0.018577" calcext:value-type="float">
            <text:p>-0,018577</text:p>
          </table:table-cell>
          <table:table-cell office:value-type="float" office:value="0.00908629" calcext:value-type="float">
            <text:p>0,00908629</text:p>
          </table:table-cell>
          <table:table-cell office:value-type="float" office:value="1.75875" calcext:value-type="float">
            <text:p>1,75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57515" calcext:value-type="float">
            <text:p>0,0257515</text:p>
          </table:table-cell>
          <table:table-cell office:value-type="float" office:value="0.0107161" calcext:value-type="float">
            <text:p>0,0107161</text:p>
          </table:table-cell>
          <table:table-cell office:value-type="float" office:value="0.0349314" calcext:value-type="float">
            <text:p>0,0349314</text:p>
          </table:table-cell>
          <table:table-cell office:value-type="float" office:value="0.0285763" calcext:value-type="float">
            <text:p>0,0285763</text:p>
          </table:table-cell>
          <table:table-cell office:value-type="float" office:value="0.0495516" calcext:value-type="float">
            <text:p>0,0495516</text:p>
          </table:table-cell>
          <table:table-cell office:value-type="float" office:value="-0.0208332" calcext:value-type="float">
            <text:p>-0,0208332</text:p>
          </table:table-cell>
          <table:table-cell office:value-type="float" office:value="-0.0167654" calcext:value-type="float">
            <text:p>-0,0167654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068877" calcext:value-type="float">
            <text:p>-0,0068877</text:p>
          </table:table-cell>
          <table:table-cell office:value-type="float" office:value="0.00773426" calcext:value-type="float">
            <text:p>0,00773426</text:p>
          </table:table-cell>
          <table:table-cell office:value-type="float" office:value="0.0138071" calcext:value-type="float">
            <text:p>0,0138071</text:p>
          </table:table-cell>
          <table:table-cell office:value-type="float" office:value="0.100817" calcext:value-type="float">
            <text:p>0,100817</text:p>
          </table:table-cell>
          <table:table-cell office:value-type="float" office:value="-0.0189972" calcext:value-type="float">
            <text:p>-0,0189972</text:p>
          </table:table-cell>
          <table:table-cell office:value-type="float" office:value="0.0108234" calcext:value-type="float">
            <text:p>0,0108234</text:p>
          </table:table-cell>
          <table:table-cell office:value-type="float" office:value="0.0419605" calcext:value-type="float">
            <text:p>0,0419605</text:p>
          </table:table-cell>
          <table:table-cell office:value-type="float" office:value="0.0254411" calcext:value-type="float">
            <text:p>0,0254411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865191" calcext:value-type="float">
            <text:p>-0,0865191</text:p>
          </table:table-cell>
          <table:table-cell office:value-type="float" office:value="-0.0104207" calcext:value-type="float">
            <text:p>-0,0104207</text:p>
          </table:table-cell>
          <table:table-cell office:value-type="float" office:value="-0.0144229" calcext:value-type="float">
            <text:p>-0,0144229</text:p>
          </table:table-cell>
          <table:table-cell office:value-type="float" office:value="0.0256254" calcext:value-type="float">
            <text:p>0,0256254</text:p>
          </table:table-cell>
          <table:table-cell office:value-type="float" office:value="-0.030254" calcext:value-type="float">
            <text:p>-0,030254</text:p>
          </table:table-cell>
          <table:table-cell office:value-type="float" office:value="0.00298533" calcext:value-type="float">
            <text:p>0,00298533</text:p>
          </table:table-cell>
          <table:table-cell office:value-type="float" office:value="0.145586" calcext:value-type="float">
            <text:p>0,145586</text:p>
          </table:table-cell>
          <table:table-cell office:value-type="float" office:value="-0.0714894" calcext:value-type="float">
            <text:p>-0,0714894</text:p>
          </table:table-cell>
          <table:table-cell office:value-type="float" office:value="0.0243131" calcext:value-type="float">
            <text:p>0,0243131</text:p>
          </table:table-cell>
          <table:table-cell office:value-type="float" office:value="0.0706556" calcext:value-type="float">
            <text:p>0,0706556</text:p>
          </table:table-cell>
          <table:table-cell office:value-type="float" office:value="0.000789121" calcext:value-type="float">
            <text:p>0,000789121</text:p>
          </table:table-cell>
          <table:table-cell office:value-type="float" office:value="0.0267687" calcext:value-type="float">
            <text:p>0,0267687</text:p>
          </table:table-cell>
          <table:table-cell office:value-type="float" office:value="0.0470299" calcext:value-type="float">
            <text:p>0,0470299</text:p>
          </table:table-cell>
          <table:table-cell office:value-type="float" office:value="-0.00692412" calcext:value-type="float">
            <text:p>-0,00692412</text:p>
          </table:table-cell>
          <table:table-cell office:value-type="float" office:value="-0.0218603" calcext:value-type="float">
            <text:p>-0,0218603</text:p>
          </table:table-cell>
          <table:table-cell office:value-type="float" office:value="0.0218099" calcext:value-type="float">
            <text:p>0,0218099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57" calcext:value-type="float">
            <text:p>-0,00141357</text:p>
          </table:table-cell>
          <table:table-cell office:value-type="float" office:value="-0.0105654" calcext:value-type="float">
            <text:p>-0,0105654</text:p>
          </table:table-cell>
          <table:table-cell office:value-type="float" office:value="-0.061868" calcext:value-type="float">
            <text:p>-0,061868</text:p>
          </table:table-cell>
          <table:table-cell office:value-type="float" office:value="0.0145805" calcext:value-type="float">
            <text:p>0,0145805</text:p>
          </table:table-cell>
          <table:table-cell office:value-type="float" office:value="0.0842715" calcext:value-type="float">
            <text:p>0,0842715</text:p>
          </table:table-cell>
          <table:table-cell office:value-type="float" office:value="-0.00244524" calcext:value-type="float">
            <text:p>-0,00244524</text:p>
          </table:table-cell>
          <table:table-cell office:value-type="float" office:value="0.0281156" calcext:value-type="float">
            <text:p>0,0281156</text:p>
          </table:table-cell>
          <table:table-cell office:value-type="float" office:value="0.0565509" calcext:value-type="float">
            <text:p>0,0565509</text:p>
          </table:table-cell>
          <table:table-cell office:value-type="float" office:value="0.0477025" calcext:value-type="float">
            <text:p>0,0477025</text:p>
          </table:table-cell>
          <table:table-cell office:value-type="float" office:value="0.161837" calcext:value-type="float">
            <text:p>0,161837</text:p>
          </table:table-cell>
          <table:table-cell office:value-type="float" office:value="0.049477" calcext:value-type="float">
            <text:p>0,049477</text:p>
          </table:table-cell>
          <table:table-cell office:value-type="float" office:value="-0.00202633" calcext:value-type="float">
            <text:p>-0,00202633</text:p>
          </table:table-cell>
          <table:table-cell office:value-type="float" office:value="0.0237107" calcext:value-type="float">
            <text:p>0,0237107</text:p>
          </table:table-cell>
          <table:table-cell office:value-type="float" office:value="-2.13293" calcext:value-type="float">
            <text:p>-2,13293</text:p>
          </table:table-cell>
          <table:table-cell office:value-type="float" office:value="-0.0391486" calcext:value-type="float">
            <text:p>-0,0391486</text:p>
          </table:table-cell>
          <table:table-cell office:value-type="float" office:value="-1.60831" calcext:value-type="float">
            <text:p>-1,608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05" calcext:value-type="float">
            <text:p>566,105</text:p>
          </table:table-cell>
          <table:table-cell office:value-type="float" office:value="570.67" calcext:value-type="float">
            <text:p>570,67</text:p>
          </table:table-cell>
          <table:table-cell office:value-type="float" office:value="362.78" calcext:value-type="float">
            <text:p>362,78</text:p>
          </table:table-cell>
          <table:table-cell office:value-type="float" office:value="169.194" calcext:value-type="float">
            <text:p>169,194</text:p>
          </table:table-cell>
          <table:table-cell office:value-type="float" office:value="0.195528" calcext:value-type="float">
            <text:p>0,195528</text:p>
          </table:table-cell>
          <table:table-cell office:value-type="float" office:value="-1.09398" calcext:value-type="float">
            <text:p>-1,09398</text:p>
          </table:table-cell>
          <table:table-cell office:value-type="float" office:value="-0.0185789" calcext:value-type="float">
            <text:p>-0,0185789</text:p>
          </table:table-cell>
          <table:table-cell office:value-type="float" office:value="0.00909133" calcext:value-type="float">
            <text:p>0,00909133</text:p>
          </table:table-cell>
          <table:table-cell office:value-type="float" office:value="1.75802" calcext:value-type="float">
            <text:p>1,758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49587" calcext:value-type="float">
            <text:p>0,0249587</text:p>
          </table:table-cell>
          <table:table-cell office:value-type="float" office:value="0.0107151" calcext:value-type="float">
            <text:p>0,0107151</text:p>
          </table:table-cell>
          <table:table-cell office:value-type="float" office:value="0.0349277" calcext:value-type="float">
            <text:p>0,0349277</text:p>
          </table:table-cell>
          <table:table-cell office:value-type="float" office:value="0.0285765" calcext:value-type="float">
            <text:p>0,0285765</text:p>
          </table:table-cell>
          <table:table-cell office:value-type="float" office:value="0.0495512" calcext:value-type="float">
            <text:p>0,0495512</text:p>
          </table:table-cell>
          <table:table-cell office:value-type="float" office:value="-0.0208321" calcext:value-type="float">
            <text:p>-0,0208321</text:p>
          </table:table-cell>
          <table:table-cell office:value-type="float" office:value="-0.0167645" calcext:value-type="float">
            <text:p>-0,0167645</text:p>
          </table:table-cell>
          <table:table-cell office:value-type="float" office:value="0.0185174" calcext:value-type="float">
            <text:p>0,0185174</text:p>
          </table:table-cell>
          <table:table-cell office:value-type="float" office:value="-0.00688564" calcext:value-type="float">
            <text:p>-0,00688564</text:p>
          </table:table-cell>
          <table:table-cell office:value-type="float" office:value="0.00773498" calcext:value-type="float">
            <text:p>0,00773498</text:p>
          </table:table-cell>
          <table:table-cell office:value-type="float" office:value="0.0138078" calcext:value-type="float">
            <text:p>0,0138078</text:p>
          </table:table-cell>
          <table:table-cell office:value-type="float" office:value="0.100822" calcext:value-type="float">
            <text:p>0,100822</text:p>
          </table:table-cell>
          <table:table-cell office:value-type="float" office:value="-0.0189973" calcext:value-type="float">
            <text:p>-0,0189973</text:p>
          </table:table-cell>
          <table:table-cell office:value-type="float" office:value="0.010823" calcext:value-type="float">
            <text:p>0,010823</text:p>
          </table:table-cell>
          <table:table-cell office:value-type="float" office:value="0.0419616" calcext:value-type="float">
            <text:p>0,0419616</text:p>
          </table:table-cell>
          <table:table-cell office:value-type="float" office:value="0.025442" calcext:value-type="float">
            <text:p>0,025442</text:p>
          </table:table-cell>
          <table:table-cell office:value-type="float" office:value="0.0185174" calcext:value-type="float">
            <text:p>0,0185174</text:p>
          </table:table-cell>
          <table:table-cell office:value-type="float" office:value="-0.0865263" calcext:value-type="float">
            <text:p>-0,0865263</text:p>
          </table:table-cell>
          <table:table-cell office:value-type="float" office:value="-0.0104215" calcext:value-type="float">
            <text:p>-0,0104215</text:p>
          </table:table-cell>
          <table:table-cell office:value-type="float" office:value="-0.0144225" calcext:value-type="float">
            <text:p>-0,0144225</text:p>
          </table:table-cell>
          <table:table-cell office:value-type="float" office:value="0.0256254" calcext:value-type="float">
            <text:p>0,0256254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42499" calcext:value-type="float">
            <text:p>0,142499</text:p>
          </table:table-cell>
          <table:table-cell office:value-type="float" office:value="-0.0719594" calcext:value-type="float">
            <text:p>-0,0719594</text:p>
          </table:table-cell>
          <table:table-cell office:value-type="float" office:value="0.0246329" calcext:value-type="float">
            <text:p>0,0246329</text:p>
          </table:table-cell>
          <table:table-cell office:value-type="float" office:value="0.0706559" calcext:value-type="float">
            <text:p>0,0706559</text:p>
          </table:table-cell>
          <table:table-cell office:value-type="float" office:value="0.000789255" calcext:value-type="float">
            <text:p>0,000789255</text:p>
          </table:table-cell>
          <table:table-cell office:value-type="float" office:value="0.0267689" calcext:value-type="float">
            <text:p>0,0267689</text:p>
          </table:table-cell>
          <table:table-cell office:value-type="float" office:value="0.0447337" calcext:value-type="float">
            <text:p>0,0447337</text:p>
          </table:table-cell>
          <table:table-cell office:value-type="float" office:value="-0.00635586" calcext:value-type="float">
            <text:p>-0,00635586</text:p>
          </table:table-cell>
          <table:table-cell office:value-type="float" office:value="-0.0204812" calcext:value-type="float">
            <text:p>-0,0204812</text:p>
          </table:table-cell>
          <table:table-cell office:value-type="float" office:value="0.0218099" calcext:value-type="float">
            <text:p>0,0218099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63" calcext:value-type="float">
            <text:p>-0,00141363</text:p>
          </table:table-cell>
          <table:table-cell office:value-type="float" office:value="-0.00942095" calcext:value-type="float">
            <text:p>-0,00942095</text:p>
          </table:table-cell>
          <table:table-cell office:value-type="float" office:value="-0.0622066" calcext:value-type="float">
            <text:p>-0,0622066</text:p>
          </table:table-cell>
          <table:table-cell office:value-type="float" office:value="0.0160061" calcext:value-type="float">
            <text:p>0,0160061</text:p>
          </table:table-cell>
          <table:table-cell office:value-type="float" office:value="0.0842726" calcext:value-type="float">
            <text:p>0,0842726</text:p>
          </table:table-cell>
          <table:table-cell office:value-type="float" office:value="-0.00244499" calcext:value-type="float">
            <text:p>-0,00244499</text:p>
          </table:table-cell>
          <table:table-cell office:value-type="float" office:value="0.0281157" calcext:value-type="float">
            <text:p>0,0281157</text:p>
          </table:table-cell>
          <table:table-cell office:value-type="float" office:value="0.0553737" calcext:value-type="float">
            <text:p>0,0553737</text:p>
          </table:table-cell>
          <table:table-cell office:value-type="float" office:value="0.0444381" calcext:value-type="float">
            <text:p>0,0444381</text:p>
          </table:table-cell>
          <table:table-cell office:value-type="float" office:value="0.167316" calcext:value-type="float">
            <text:p>0,167316</text:p>
          </table:table-cell>
          <table:table-cell office:value-type="float" office:value="0.0494955" calcext:value-type="float">
            <text:p>0,0494955</text:p>
          </table:table-cell>
          <table:table-cell office:value-type="float" office:value="-0.00202635" calcext:value-type="float">
            <text:p>-0,00202635</text:p>
          </table:table-cell>
          <table:table-cell office:value-type="float" office:value="0.0236718" calcext:value-type="float">
            <text:p>0,0236718</text:p>
          </table:table-cell>
          <table:table-cell office:value-type="float" office:value="-2.1337" calcext:value-type="float">
            <text:p>-2,1337</text:p>
          </table:table-cell>
          <table:table-cell office:value-type="float" office:value="-0.0392046" calcext:value-type="float">
            <text:p>-0,0392046</text:p>
          </table:table-cell>
          <table:table-cell office:value-type="float" office:value="-1.60831" calcext:value-type="float">
            <text:p>-1,608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08" calcext:value-type="float">
            <text:p>566,108</text:p>
          </table:table-cell>
          <table:table-cell office:value-type="float" office:value="570.672" calcext:value-type="float">
            <text:p>570,672</text:p>
          </table:table-cell>
          <table:table-cell office:value-type="float" office:value="362.806" calcext:value-type="float">
            <text:p>362,806</text:p>
          </table:table-cell>
          <table:table-cell office:value-type="float" office:value="169.182" calcext:value-type="float">
            <text:p>169,182</text:p>
          </table:table-cell>
          <table:table-cell office:value-type="float" office:value="0.195389" calcext:value-type="float">
            <text:p>0,195389</text:p>
          </table:table-cell>
          <table:table-cell office:value-type="float" office:value="-1.09321" calcext:value-type="float">
            <text:p>-1,09321</text:p>
          </table:table-cell>
          <table:table-cell office:value-type="float" office:value="-0.0185777" calcext:value-type="float">
            <text:p>-0,0185777</text:p>
          </table:table-cell>
          <table:table-cell office:value-type="float" office:value="0.00910179" calcext:value-type="float">
            <text:p>0,00910179</text:p>
          </table:table-cell>
          <table:table-cell office:value-type="float" office:value="1.75657" calcext:value-type="float">
            <text:p>1,756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85579" calcext:value-type="float">
            <text:p>0,0285579</text:p>
          </table:table-cell>
          <table:table-cell office:value-type="float" office:value="0.0107146" calcext:value-type="float">
            <text:p>0,0107146</text:p>
          </table:table-cell>
          <table:table-cell office:value-type="float" office:value="0.0349247" calcext:value-type="float">
            <text:p>0,0349247</text:p>
          </table:table-cell>
          <table:table-cell office:value-type="float" office:value="0.0285767" calcext:value-type="float">
            <text:p>0,0285767</text:p>
          </table:table-cell>
          <table:table-cell office:value-type="float" office:value="0.0495509" calcext:value-type="float">
            <text:p>0,0495509</text:p>
          </table:table-cell>
          <table:table-cell office:value-type="float" office:value="-0.0208315" calcext:value-type="float">
            <text:p>-0,0208315</text:p>
          </table:table-cell>
          <table:table-cell office:value-type="float" office:value="-0.0167639" calcext:value-type="float">
            <text:p>-0,0167639</text:p>
          </table:table-cell>
          <table:table-cell office:value-type="float" office:value="0.0185173" calcext:value-type="float">
            <text:p>0,0185173</text:p>
          </table:table-cell>
          <table:table-cell office:value-type="float" office:value="-0.0068838" calcext:value-type="float">
            <text:p>-0,0068838</text:p>
          </table:table-cell>
          <table:table-cell office:value-type="float" office:value="0.00773538" calcext:value-type="float">
            <text:p>0,00773538</text:p>
          </table:table-cell>
          <table:table-cell office:value-type="float" office:value="0.0138084" calcext:value-type="float">
            <text:p>0,0138084</text:p>
          </table:table-cell>
          <table:table-cell office:value-type="float" office:value="0.100825" calcext:value-type="float">
            <text:p>0,100825</text:p>
          </table:table-cell>
          <table:table-cell office:value-type="float" office:value="-0.0189973" calcext:value-type="float">
            <text:p>-0,0189973</text:p>
          </table:table-cell>
          <table:table-cell office:value-type="float" office:value="0.0108227" calcext:value-type="float">
            <text:p>0,0108227</text:p>
          </table:table-cell>
          <table:table-cell office:value-type="float" office:value="0.0419621" calcext:value-type="float">
            <text:p>0,0419621</text:p>
          </table:table-cell>
          <table:table-cell office:value-type="float" office:value="0.0254425" calcext:value-type="float">
            <text:p>0,0254425</text:p>
          </table:table-cell>
          <table:table-cell office:value-type="float" office:value="0.0185173" calcext:value-type="float">
            <text:p>0,0185173</text:p>
          </table:table-cell>
          <table:table-cell office:value-type="float" office:value="-0.0865298" calcext:value-type="float">
            <text:p>-0,0865298</text:p>
          </table:table-cell>
          <table:table-cell office:value-type="float" office:value="-0.0104219" calcext:value-type="float">
            <text:p>-0,0104219</text:p>
          </table:table-cell>
          <table:table-cell office:value-type="float" office:value="-0.0144223" calcext:value-type="float">
            <text:p>-0,0144223</text:p>
          </table:table-cell>
          <table:table-cell office:value-type="float" office:value="0.0256254" calcext:value-type="float">
            <text:p>0,0256254</text:p>
          </table:table-cell>
          <table:table-cell office:value-type="float" office:value="-0.030254" calcext:value-type="float">
            <text:p>-0,030254</text:p>
          </table:table-cell>
          <table:table-cell office:value-type="float" office:value="0.00298532" calcext:value-type="float">
            <text:p>0,00298532</text:p>
          </table:table-cell>
          <table:table-cell office:value-type="float" office:value="0.142624" calcext:value-type="float">
            <text:p>0,142624</text:p>
          </table:table-cell>
          <table:table-cell office:value-type="float" office:value="-0.0720003" calcext:value-type="float">
            <text:p>-0,0720003</text:p>
          </table:table-cell>
          <table:table-cell office:value-type="float" office:value="0.024634" calcext:value-type="float">
            <text:p>0,024634</text:p>
          </table:table-cell>
          <table:table-cell office:value-type="float" office:value="0.0706562" calcext:value-type="float">
            <text:p>0,0706562</text:p>
          </table:table-cell>
          <table:table-cell office:value-type="float" office:value="0.00078921" calcext:value-type="float">
            <text:p>0,00078921</text:p>
          </table:table-cell>
          <table:table-cell office:value-type="float" office:value="0.0267688" calcext:value-type="float">
            <text:p>0,0267688</text:p>
          </table:table-cell>
          <table:table-cell office:value-type="float" office:value="0.044599" calcext:value-type="float">
            <text:p>0,044599</text:p>
          </table:table-cell>
          <table:table-cell office:value-type="float" office:value="-0.00556252" calcext:value-type="float">
            <text:p>-0,00556252</text:p>
          </table:table-cell>
          <table:table-cell office:value-type="float" office:value="-0.0186165" calcext:value-type="float">
            <text:p>-0,0186165</text:p>
          </table:table-cell>
          <table:table-cell office:value-type="float" office:value="0.0218099" calcext:value-type="float">
            <text:p>0,0218099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57" calcext:value-type="float">
            <text:p>-0,00141357</text:p>
          </table:table-cell>
          <table:table-cell office:value-type="float" office:value="-0.0116314" calcext:value-type="float">
            <text:p>-0,0116314</text:p>
          </table:table-cell>
          <table:table-cell office:value-type="float" office:value="-0.0636942" calcext:value-type="float">
            <text:p>-0,0636942</text:p>
          </table:table-cell>
          <table:table-cell office:value-type="float" office:value="0.0174395" calcext:value-type="float">
            <text:p>0,0174395</text:p>
          </table:table-cell>
          <table:table-cell office:value-type="float" office:value="0.0842711" calcext:value-type="float">
            <text:p>0,0842711</text:p>
          </table:table-cell>
          <table:table-cell office:value-type="float" office:value="-0.00244527" calcext:value-type="float">
            <text:p>-0,00244527</text:p>
          </table:table-cell>
          <table:table-cell office:value-type="float" office:value="0.0281154" calcext:value-type="float">
            <text:p>0,0281154</text:p>
          </table:table-cell>
          <table:table-cell office:value-type="float" office:value="0.0541221" calcext:value-type="float">
            <text:p>0,0541221</text:p>
          </table:table-cell>
          <table:table-cell office:value-type="float" office:value="0.0418526" calcext:value-type="float">
            <text:p>0,0418526</text:p>
          </table:table-cell>
          <table:table-cell office:value-type="float" office:value="0.164522" calcext:value-type="float">
            <text:p>0,164522</text:p>
          </table:table-cell>
          <table:table-cell office:value-type="float" office:value="0.0494102" calcext:value-type="float">
            <text:p>0,0494102</text:p>
          </table:table-cell>
          <table:table-cell office:value-type="float" office:value="-0.00202638" calcext:value-type="float">
            <text:p>-0,00202638</text:p>
          </table:table-cell>
          <table:table-cell office:value-type="float" office:value="0.02385" calcext:value-type="float">
            <text:p>0,02385</text:p>
          </table:table-cell>
          <table:table-cell office:value-type="float" office:value="-2.13009" calcext:value-type="float">
            <text:p>-2,13009</text:p>
          </table:table-cell>
          <table:table-cell office:value-type="float" office:value="-0.0390821" calcext:value-type="float">
            <text:p>-0,0390821</text:p>
          </table:table-cell>
          <table:table-cell office:value-type="float" office:value="-1.60847" calcext:value-type="float">
            <text:p>-1,608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1" calcext:value-type="float">
            <text:p>566,11</text:p>
          </table:table-cell>
          <table:table-cell office:value-type="float" office:value="570.674" calcext:value-type="float">
            <text:p>570,674</text:p>
          </table:table-cell>
          <table:table-cell office:value-type="float" office:value="362.818" calcext:value-type="float">
            <text:p>362,818</text:p>
          </table:table-cell>
          <table:table-cell office:value-type="float" office:value="169.177" calcext:value-type="float">
            <text:p>169,177</text:p>
          </table:table-cell>
          <table:table-cell office:value-type="float" office:value="0.195322" calcext:value-type="float">
            <text:p>0,195322</text:p>
          </table:table-cell>
          <table:table-cell office:value-type="float" office:value="-1.09285" calcext:value-type="float">
            <text:p>-1,09285</text:p>
          </table:table-cell>
          <table:table-cell office:value-type="float" office:value="-0.0185781" calcext:value-type="float">
            <text:p>-0,0185781</text:p>
          </table:table-cell>
          <table:table-cell office:value-type="float" office:value="0.00910712" calcext:value-type="float">
            <text:p>0,00910712</text:p>
          </table:table-cell>
          <table:table-cell office:value-type="float" office:value="1.75594" calcext:value-type="float">
            <text:p>1,755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13599" calcext:value-type="float">
            <text:p>0,0313599</text:p>
          </table:table-cell>
          <table:table-cell office:value-type="float" office:value="0.0107143" calcext:value-type="float">
            <text:p>0,0107143</text:p>
          </table:table-cell>
          <table:table-cell office:value-type="float" office:value="0.0349241" calcext:value-type="float">
            <text:p>0,0349241</text:p>
          </table:table-cell>
          <table:table-cell office:value-type="float" office:value="0.0285767" calcext:value-type="float">
            <text:p>0,0285767</text:p>
          </table:table-cell>
          <table:table-cell office:value-type="float" office:value="0.0495508" calcext:value-type="float">
            <text:p>0,0495508</text:p>
          </table:table-cell>
          <table:table-cell office:value-type="float" office:value="-0.0208312" calcext:value-type="float">
            <text:p>-0,0208312</text:p>
          </table:table-cell>
          <table:table-cell office:value-type="float" office:value="-0.0167635" calcext:value-type="float">
            <text:p>-0,0167635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0688298" calcext:value-type="float">
            <text:p>-0,00688298</text:p>
          </table:table-cell>
          <table:table-cell office:value-type="float" office:value="0.00773544" calcext:value-type="float">
            <text:p>0,00773544</text:p>
          </table:table-cell>
          <table:table-cell office:value-type="float" office:value="0.0138087" calcext:value-type="float">
            <text:p>0,0138087</text:p>
          </table:table-cell>
          <table:table-cell office:value-type="float" office:value="0.100825" calcext:value-type="float">
            <text:p>0,100825</text:p>
          </table:table-cell>
          <table:table-cell office:value-type="float" office:value="-0.0189973" calcext:value-type="float">
            <text:p>-0,0189973</text:p>
          </table:table-cell>
          <table:table-cell office:value-type="float" office:value="0.0108226" calcext:value-type="float">
            <text:p>0,0108226</text:p>
          </table:table-cell>
          <table:table-cell office:value-type="float" office:value="0.0419628" calcext:value-type="float">
            <text:p>0,0419628</text:p>
          </table:table-cell>
          <table:table-cell office:value-type="float" office:value="0.0254427" calcext:value-type="float">
            <text:p>0,0254427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865314" calcext:value-type="float">
            <text:p>-0,0865314</text:p>
          </table:table-cell>
          <table:table-cell office:value-type="float" office:value="-0.0104224" calcext:value-type="float">
            <text:p>-0,0104224</text:p>
          </table:table-cell>
          <table:table-cell office:value-type="float" office:value="-0.0144222" calcext:value-type="float">
            <text:p>-0,0144222</text:p>
          </table:table-cell>
          <table:table-cell office:value-type="float" office:value="0.0256255" calcext:value-type="float">
            <text:p>0,0256255</text:p>
          </table:table-cell>
          <table:table-cell office:value-type="float" office:value="-0.0302541" calcext:value-type="float">
            <text:p>-0,0302541</text:p>
          </table:table-cell>
          <table:table-cell office:value-type="float" office:value="0.00298528" calcext:value-type="float">
            <text:p>0,00298528</text:p>
          </table:table-cell>
          <table:table-cell office:value-type="float" office:value="0.140926" calcext:value-type="float">
            <text:p>0,140926</text:p>
          </table:table-cell>
          <table:table-cell office:value-type="float" office:value="-0.0718134" calcext:value-type="float">
            <text:p>-0,0718134</text:p>
          </table:table-cell>
          <table:table-cell office:value-type="float" office:value="0.0229398" calcext:value-type="float">
            <text:p>0,0229398</text:p>
          </table:table-cell>
          <table:table-cell office:value-type="float" office:value="0.0706562" calcext:value-type="float">
            <text:p>0,0706562</text:p>
          </table:table-cell>
          <table:table-cell office:value-type="float" office:value="0.000789257" calcext:value-type="float">
            <text:p>0,000789257</text:p>
          </table:table-cell>
          <table:table-cell office:value-type="float" office:value="0.0267689" calcext:value-type="float">
            <text:p>0,0267689</text:p>
          </table:table-cell>
          <table:table-cell office:value-type="float" office:value="0.0462387" calcext:value-type="float">
            <text:p>0,0462387</text:p>
          </table:table-cell>
          <table:table-cell office:value-type="float" office:value="-0.00622322" calcext:value-type="float">
            <text:p>-0,00622322</text:p>
          </table:table-cell>
          <table:table-cell office:value-type="float" office:value="-0.0183356" calcext:value-type="float">
            <text:p>-0,0183356</text:p>
          </table:table-cell>
          <table:table-cell office:value-type="float" office:value="0.0218099" calcext:value-type="float">
            <text:p>0,0218099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64" calcext:value-type="float">
            <text:p>-0,00141364</text:p>
          </table:table-cell>
          <table:table-cell office:value-type="float" office:value="-0.010154" calcext:value-type="float">
            <text:p>-0,010154</text:p>
          </table:table-cell>
          <table:table-cell office:value-type="float" office:value="-0.0632263" calcext:value-type="float">
            <text:p>-0,0632263</text:p>
          </table:table-cell>
          <table:table-cell office:value-type="float" office:value="0.0178206" calcext:value-type="float">
            <text:p>0,0178206</text:p>
          </table:table-cell>
          <table:table-cell office:value-type="float" office:value="0.0842705" calcext:value-type="float">
            <text:p>0,0842705</text:p>
          </table:table-cell>
          <table:table-cell office:value-type="float" office:value="-0.0024449" calcext:value-type="float">
            <text:p>-0,0024449</text:p>
          </table:table-cell>
          <table:table-cell office:value-type="float" office:value="0.0281154" calcext:value-type="float">
            <text:p>0,0281154</text:p>
          </table:table-cell>
          <table:table-cell office:value-type="float" office:value="0.0565332" calcext:value-type="float">
            <text:p>0,0565332</text:p>
          </table:table-cell>
          <table:table-cell office:value-type="float" office:value="0.0403972" calcext:value-type="float">
            <text:p>0,0403972</text:p>
          </table:table-cell>
          <table:table-cell office:value-type="float" office:value="0.164809" calcext:value-type="float">
            <text:p>0,164809</text:p>
          </table:table-cell>
          <table:table-cell office:value-type="float" office:value="0.049343" calcext:value-type="float">
            <text:p>0,049343</text:p>
          </table:table-cell>
          <table:table-cell office:value-type="float" office:value="-0.00202638" calcext:value-type="float">
            <text:p>-0,00202638</text:p>
          </table:table-cell>
          <table:table-cell office:value-type="float" office:value="0.0239883" calcext:value-type="float">
            <text:p>0,0239883</text:p>
          </table:table-cell>
          <table:table-cell office:value-type="float" office:value="-2.12728" calcext:value-type="float">
            <text:p>-2,12728</text:p>
          </table:table-cell>
          <table:table-cell office:value-type="float" office:value="-0.0389859" calcext:value-type="float">
            <text:p>-0,0389859</text:p>
          </table:table-cell>
          <table:table-cell office:value-type="float" office:value="-1.60859" calcext:value-type="float">
            <text:p>-1,608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11" calcext:value-type="float">
            <text:p>566,111</text:p>
          </table:table-cell>
          <table:table-cell office:value-type="float" office:value="570.674" calcext:value-type="float">
            <text:p>570,674</text:p>
          </table:table-cell>
          <table:table-cell office:value-type="float" office:value="362.827" calcext:value-type="float">
            <text:p>362,827</text:p>
          </table:table-cell>
          <table:table-cell office:value-type="float" office:value="169.173" calcext:value-type="float">
            <text:p>169,173</text:p>
          </table:table-cell>
          <table:table-cell office:value-type="float" office:value="0.195284" calcext:value-type="float">
            <text:p>0,195284</text:p>
          </table:table-cell>
          <table:table-cell office:value-type="float" office:value="-1.09261" calcext:value-type="float">
            <text:p>-1,09261</text:p>
          </table:table-cell>
          <table:table-cell office:value-type="float" office:value="-0.0185783" calcext:value-type="float">
            <text:p>-0,0185783</text:p>
          </table:table-cell>
          <table:table-cell office:value-type="float" office:value="0.00911112" calcext:value-type="float">
            <text:p>0,00911112</text:p>
          </table:table-cell>
          <table:table-cell office:value-type="float" office:value="1.75547" calcext:value-type="float">
            <text:p>1,755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87785" calcext:value-type="float">
            <text:p>0,0287785</text:p>
          </table:table-cell>
          <table:table-cell office:value-type="float" office:value="0.0107134" calcext:value-type="float">
            <text:p>0,0107134</text:p>
          </table:table-cell>
          <table:table-cell office:value-type="float" office:value="0.0349199" calcext:value-type="float">
            <text:p>0,0349199</text:p>
          </table:table-cell>
          <table:table-cell office:value-type="float" office:value="0.028577" calcext:value-type="float">
            <text:p>0,028577</text:p>
          </table:table-cell>
          <table:table-cell office:value-type="float" office:value="0.0495506" calcext:value-type="float">
            <text:p>0,0495506</text:p>
          </table:table-cell>
          <table:table-cell office:value-type="float" office:value="-0.0208302" calcext:value-type="float">
            <text:p>-0,0208302</text:p>
          </table:table-cell>
          <table:table-cell office:value-type="float" office:value="-0.0167628" calcext:value-type="float">
            <text:p>-0,0167628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0688086" calcext:value-type="float">
            <text:p>-0,00688086</text:p>
          </table:table-cell>
          <table:table-cell office:value-type="float" office:value="0.00773595" calcext:value-type="float">
            <text:p>0,00773595</text:p>
          </table:table-cell>
          <table:table-cell office:value-type="float" office:value="0.0138093" calcext:value-type="float">
            <text:p>0,0138093</text:p>
          </table:table-cell>
          <table:table-cell office:value-type="float" office:value="0.100828" calcext:value-type="float">
            <text:p>0,100828</text:p>
          </table:table-cell>
          <table:table-cell office:value-type="float" office:value="-0.0189974" calcext:value-type="float">
            <text:p>-0,0189974</text:p>
          </table:table-cell>
          <table:table-cell office:value-type="float" office:value="0.0108225" calcext:value-type="float">
            <text:p>0,0108225</text:p>
          </table:table-cell>
          <table:table-cell office:value-type="float" office:value="0.0419634" calcext:value-type="float">
            <text:p>0,0419634</text:p>
          </table:table-cell>
          <table:table-cell office:value-type="float" office:value="0.0254433" calcext:value-type="float">
            <text:p>0,0254433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865355" calcext:value-type="float">
            <text:p>-0,0865355</text:p>
          </table:table-cell>
          <table:table-cell office:value-type="float" office:value="-0.010423" calcext:value-type="float">
            <text:p>-0,010423</text:p>
          </table:table-cell>
          <table:table-cell office:value-type="float" office:value="-0.0144219" calcext:value-type="float">
            <text:p>-0,0144219</text:p>
          </table:table-cell>
          <table:table-cell office:value-type="float" office:value="0.0256257" calcext:value-type="float">
            <text:p>0,0256257</text:p>
          </table:table-cell>
          <table:table-cell office:value-type="float" office:value="-0.0302541" calcext:value-type="float">
            <text:p>-0,0302541</text:p>
          </table:table-cell>
          <table:table-cell office:value-type="float" office:value="0.00298527" calcext:value-type="float">
            <text:p>0,00298527</text:p>
          </table:table-cell>
          <table:table-cell office:value-type="float" office:value="0.141197" calcext:value-type="float">
            <text:p>0,141197</text:p>
          </table:table-cell>
          <table:table-cell office:value-type="float" office:value="-0.0683357" calcext:value-type="float">
            <text:p>-0,0683357</text:p>
          </table:table-cell>
          <table:table-cell office:value-type="float" office:value="0.0213407" calcext:value-type="float">
            <text:p>0,0213407</text:p>
          </table:table-cell>
          <table:table-cell office:value-type="float" office:value="0.0706567" calcext:value-type="float">
            <text:p>0,0706567</text:p>
          </table:table-cell>
          <table:table-cell office:value-type="float" office:value="0.00078905" calcext:value-type="float">
            <text:p>0,00078905</text:p>
          </table:table-cell>
          <table:table-cell office:value-type="float" office:value="0.0267691" calcext:value-type="float">
            <text:p>0,0267691</text:p>
          </table:table-cell>
          <table:table-cell office:value-type="float" office:value="0.04301" calcext:value-type="float">
            <text:p>0,04301</text:p>
          </table:table-cell>
          <table:table-cell office:value-type="float" office:value="-0.00835802" calcext:value-type="float">
            <text:p>-0,00835802</text:p>
          </table:table-cell>
          <table:table-cell office:value-type="float" office:value="-0.0173999" calcext:value-type="float">
            <text:p>-0,0173999</text:p>
          </table:table-cell>
          <table:table-cell office:value-type="float" office:value="0.0218103" calcext:value-type="float">
            <text:p>0,0218103</text:p>
          </table:table-cell>
          <table:table-cell office:value-type="float" office:value="0.0290855" calcext:value-type="float">
            <text:p>0,0290855</text:p>
          </table:table-cell>
          <table:table-cell office:value-type="float" office:value="-0.00141354" calcext:value-type="float">
            <text:p>-0,00141354</text:p>
          </table:table-cell>
          <table:table-cell office:value-type="float" office:value="-0.00951387" calcext:value-type="float">
            <text:p>-0,00951387</text:p>
          </table:table-cell>
          <table:table-cell office:value-type="float" office:value="-0.0652121" calcext:value-type="float">
            <text:p>-0,0652121</text:p>
          </table:table-cell>
          <table:table-cell office:value-type="float" office:value="0.0241833" calcext:value-type="float">
            <text:p>0,0241833</text:p>
          </table:table-cell>
          <table:table-cell office:value-type="float" office:value="0.0842702" calcext:value-type="float">
            <text:p>0,0842702</text:p>
          </table:table-cell>
          <table:table-cell office:value-type="float" office:value="-0.00244502" calcext:value-type="float">
            <text:p>-0,00244502</text:p>
          </table:table-cell>
          <table:table-cell office:value-type="float" office:value="0.0281152" calcext:value-type="float">
            <text:p>0,0281152</text:p>
          </table:table-cell>
          <table:table-cell office:value-type="float" office:value="0.0575854" calcext:value-type="float">
            <text:p>0,0575854</text:p>
          </table:table-cell>
          <table:table-cell office:value-type="float" office:value="0.0418597" calcext:value-type="float">
            <text:p>0,0418597</text:p>
          </table:table-cell>
          <table:table-cell office:value-type="float" office:value="0.16578" calcext:value-type="float">
            <text:p>0,16578</text:p>
          </table:table-cell>
          <table:table-cell office:value-type="float" office:value="0.0494046" calcext:value-type="float">
            <text:p>0,0494046</text:p>
          </table:table-cell>
          <table:table-cell office:value-type="float" office:value="-0.00202641" calcext:value-type="float">
            <text:p>-0,00202641</text:p>
          </table:table-cell>
          <table:table-cell office:value-type="float" office:value="0.0238611" calcext:value-type="float">
            <text:p>0,0238611</text:p>
          </table:table-cell>
          <table:table-cell office:value-type="float" office:value="-2.12984" calcext:value-type="float">
            <text:p>-2,12984</text:p>
          </table:table-cell>
          <table:table-cell office:value-type="float" office:value="-0.0391041" calcext:value-type="float">
            <text:p>-0,0391041</text:p>
          </table:table-cell>
          <table:table-cell office:value-type="float" office:value="-1.60852" calcext:value-type="float">
            <text:p>-1,608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14" calcext:value-type="float">
            <text:p>566,114</text:p>
          </table:table-cell>
          <table:table-cell office:value-type="float" office:value="570.676" calcext:value-type="float">
            <text:p>570,676</text:p>
          </table:table-cell>
          <table:table-cell office:value-type="float" office:value="362.847" calcext:value-type="float">
            <text:p>362,847</text:p>
          </table:table-cell>
          <table:table-cell office:value-type="float" office:value="169.164" calcext:value-type="float">
            <text:p>169,164</text:p>
          </table:table-cell>
          <table:table-cell office:value-type="float" office:value="0.19515" calcext:value-type="float">
            <text:p>0,19515</text:p>
          </table:table-cell>
          <table:table-cell office:value-type="float" office:value="-1.09183" calcext:value-type="float">
            <text:p>-1,09183</text:p>
          </table:table-cell>
          <table:table-cell office:value-type="float" office:value="-0.018577" calcext:value-type="float">
            <text:p>-0,018577</text:p>
          </table:table-cell>
          <table:table-cell office:value-type="float" office:value="0.0091194" calcext:value-type="float">
            <text:p>0,0091194</text:p>
          </table:table-cell>
          <table:table-cell office:value-type="float" office:value="1.75402" calcext:value-type="float">
            <text:p>1,754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66907" calcext:value-type="float">
            <text:p>0,0266907</text:p>
          </table:table-cell>
          <table:table-cell office:value-type="float" office:value="0.0107131" calcext:value-type="float">
            <text:p>0,0107131</text:p>
          </table:table-cell>
          <table:table-cell office:value-type="float" office:value="0.0349176" calcext:value-type="float">
            <text:p>0,0349176</text:p>
          </table:table-cell>
          <table:table-cell office:value-type="float" office:value="0.028577" calcext:value-type="float">
            <text:p>0,028577</text:p>
          </table:table-cell>
          <table:table-cell office:value-type="float" office:value="0.0495507" calcext:value-type="float">
            <text:p>0,0495507</text:p>
          </table:table-cell>
          <table:table-cell office:value-type="float" office:value="-0.0208298" calcext:value-type="float">
            <text:p>-0,0208298</text:p>
          </table:table-cell>
          <table:table-cell office:value-type="float" office:value="-0.0167624" calcext:value-type="float">
            <text:p>-0,0167624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0687916" calcext:value-type="float">
            <text:p>-0,00687916</text:p>
          </table:table-cell>
          <table:table-cell office:value-type="float" office:value="0.00773629" calcext:value-type="float">
            <text:p>0,00773629</text:p>
          </table:table-cell>
          <table:table-cell office:value-type="float" office:value="0.0138096" calcext:value-type="float">
            <text:p>0,0138096</text:p>
          </table:table-cell>
          <table:table-cell office:value-type="float" office:value="0.10083" calcext:value-type="float">
            <text:p>0,10083</text:p>
          </table:table-cell>
          <table:table-cell office:value-type="float" office:value="-0.0189974" calcext:value-type="float">
            <text:p>-0,0189974</text:p>
          </table:table-cell>
          <table:table-cell office:value-type="float" office:value="0.0108222" calcext:value-type="float">
            <text:p>0,0108222</text:p>
          </table:table-cell>
          <table:table-cell office:value-type="float" office:value="0.0419639" calcext:value-type="float">
            <text:p>0,0419639</text:p>
          </table:table-cell>
          <table:table-cell office:value-type="float" office:value="0.0254437" calcext:value-type="float">
            <text:p>0,0254437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865382" calcext:value-type="float">
            <text:p>-0,0865382</text:p>
          </table:table-cell>
          <table:table-cell office:value-type="float" office:value="-0.0104232" calcext:value-type="float">
            <text:p>-0,0104232</text:p>
          </table:table-cell>
          <table:table-cell office:value-type="float" office:value="-0.0144218" calcext:value-type="float">
            <text:p>-0,0144218</text:p>
          </table:table-cell>
          <table:table-cell office:value-type="float" office:value="0.0256255" calcext:value-type="float">
            <text:p>0,0256255</text:p>
          </table:table-cell>
          <table:table-cell office:value-type="float" office:value="-0.0302541" calcext:value-type="float">
            <text:p>-0,0302541</text:p>
          </table:table-cell>
          <table:table-cell office:value-type="float" office:value="0.00298537" calcext:value-type="float">
            <text:p>0,00298537</text:p>
          </table:table-cell>
          <table:table-cell office:value-type="float" office:value="0.142463" calcext:value-type="float">
            <text:p>0,142463</text:p>
          </table:table-cell>
          <table:table-cell office:value-type="float" office:value="-0.0688288" calcext:value-type="float">
            <text:p>-0,0688288</text:p>
          </table:table-cell>
          <table:table-cell office:value-type="float" office:value="0.0202574" calcext:value-type="float">
            <text:p>0,0202574</text:p>
          </table:table-cell>
          <table:table-cell office:value-type="float" office:value="0.0706567" calcext:value-type="float">
            <text:p>0,0706567</text:p>
          </table:table-cell>
          <table:table-cell office:value-type="float" office:value="0.000789218" calcext:value-type="float">
            <text:p>0,000789218</text:p>
          </table:table-cell>
          <table:table-cell office:value-type="float" office:value="0.0267689" calcext:value-type="float">
            <text:p>0,0267689</text:p>
          </table:table-cell>
          <table:table-cell office:value-type="float" office:value="0.0416367" calcext:value-type="float">
            <text:p>0,0416367</text:p>
          </table:table-cell>
          <table:table-cell office:value-type="float" office:value="-0.00942991" calcext:value-type="float">
            <text:p>-0,00942991</text:p>
          </table:table-cell>
          <table:table-cell office:value-type="float" office:value="-0.0176271" calcext:value-type="float">
            <text:p>-0,0176271</text:p>
          </table:table-cell>
          <table:table-cell office:value-type="float" office:value="0.0218098" calcext:value-type="float">
            <text:p>0,0218098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69" calcext:value-type="float">
            <text:p>-0,00141369</text:p>
          </table:table-cell>
          <table:table-cell office:value-type="float" office:value="-0.00924079" calcext:value-type="float">
            <text:p>-0,00924079</text:p>
          </table:table-cell>
          <table:table-cell office:value-type="float" office:value="-0.0640109" calcext:value-type="float">
            <text:p>-0,0640109</text:p>
          </table:table-cell>
          <table:table-cell office:value-type="float" office:value="0.0245433" calcext:value-type="float">
            <text:p>0,0245433</text:p>
          </table:table-cell>
          <table:table-cell office:value-type="float" office:value="0.0842699" calcext:value-type="float">
            <text:p>0,0842699</text:p>
          </table:table-cell>
          <table:table-cell office:value-type="float" office:value="-0.00244502" calcext:value-type="float">
            <text:p>-0,00244502</text:p>
          </table:table-cell>
          <table:table-cell office:value-type="float" office:value="0.0281152" calcext:value-type="float">
            <text:p>0,0281152</text:p>
          </table:table-cell>
          <table:table-cell office:value-type="float" office:value="0.0600133" calcext:value-type="float">
            <text:p>0,0600133</text:p>
          </table:table-cell>
          <table:table-cell office:value-type="float" office:value="0.0423553" calcext:value-type="float">
            <text:p>0,0423553</text:p>
          </table:table-cell>
          <table:table-cell office:value-type="float" office:value="0.166758" calcext:value-type="float">
            <text:p>0,166758</text:p>
          </table:table-cell>
          <table:table-cell office:value-type="float" office:value="0.0494542" calcext:value-type="float">
            <text:p>0,0494542</text:p>
          </table:table-cell>
          <table:table-cell office:value-type="float" office:value="-0.00202643" calcext:value-type="float">
            <text:p>-0,00202643</text:p>
          </table:table-cell>
          <table:table-cell office:value-type="float" office:value="0.023758" calcext:value-type="float">
            <text:p>0,023758</text:p>
          </table:table-cell>
          <table:table-cell office:value-type="float" office:value="-2.13192" calcext:value-type="float">
            <text:p>-2,13192</text:p>
          </table:table-cell>
          <table:table-cell office:value-type="float" office:value="-0.039193" calcext:value-type="float">
            <text:p>-0,039193</text:p>
          </table:table-cell>
          <table:table-cell office:value-type="float" office:value="-1.60845" calcext:value-type="float">
            <text:p>-1,608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15" calcext:value-type="float">
            <text:p>566,115</text:p>
          </table:table-cell>
          <table:table-cell office:value-type="float" office:value="570.677" calcext:value-type="float">
            <text:p>570,677</text:p>
          </table:table-cell>
          <table:table-cell office:value-type="float" office:value="362.857" calcext:value-type="float">
            <text:p>362,857</text:p>
          </table:table-cell>
          <table:table-cell office:value-type="float" office:value="169.159" calcext:value-type="float">
            <text:p>169,159</text:p>
          </table:table-cell>
          <table:table-cell office:value-type="float" office:value="0.1951" calcext:value-type="float">
            <text:p>0,1951</text:p>
          </table:table-cell>
          <table:table-cell office:value-type="float" office:value="-1.09156" calcext:value-type="float">
            <text:p>-1,09156</text:p>
          </table:table-cell>
          <table:table-cell office:value-type="float" office:value="-0.0185769" calcext:value-type="float">
            <text:p>-0,0185769</text:p>
          </table:table-cell>
          <table:table-cell office:value-type="float" office:value="0.00912389" calcext:value-type="float">
            <text:p>0,00912389</text:p>
          </table:table-cell>
          <table:table-cell office:value-type="float" office:value="1.75355" calcext:value-type="float">
            <text:p>1,753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6414" calcext:value-type="float">
            <text:p>0,0306414</text:p>
          </table:table-cell>
          <table:table-cell office:value-type="float" office:value="0.0107122" calcext:value-type="float">
            <text:p>0,0107122</text:p>
          </table:table-cell>
          <table:table-cell office:value-type="float" office:value="0.0349148" calcext:value-type="float">
            <text:p>0,0349148</text:p>
          </table:table-cell>
          <table:table-cell office:value-type="float" office:value="0.0285773" calcext:value-type="float">
            <text:p>0,0285773</text:p>
          </table:table-cell>
          <table:table-cell office:value-type="float" office:value="0.04955" calcext:value-type="float">
            <text:p>0,04955</text:p>
          </table:table-cell>
          <table:table-cell office:value-type="float" office:value="-0.0208289" calcext:value-type="float">
            <text:p>-0,0208289</text:p>
          </table:table-cell>
          <table:table-cell office:value-type="float" office:value="-0.0167614" calcext:value-type="float">
            <text:p>-0,0167614</text:p>
          </table:table-cell>
          <table:table-cell office:value-type="float" office:value="0.0185171" calcext:value-type="float">
            <text:p>0,0185171</text:p>
          </table:table-cell>
          <table:table-cell office:value-type="float" office:value="-0.00687708" calcext:value-type="float">
            <text:p>-0,00687708</text:p>
          </table:table-cell>
          <table:table-cell office:value-type="float" office:value="0.00773667" calcext:value-type="float">
            <text:p>0,00773667</text:p>
          </table:table-cell>
          <table:table-cell office:value-type="float" office:value="0.0138104" calcext:value-type="float">
            <text:p>0,0138104</text:p>
          </table:table-cell>
          <table:table-cell office:value-type="float" office:value="0.100834" calcext:value-type="float">
            <text:p>0,100834</text:p>
          </table:table-cell>
          <table:table-cell office:value-type="float" office:value="-0.0189976" calcext:value-type="float">
            <text:p>-0,0189976</text:p>
          </table:table-cell>
          <table:table-cell office:value-type="float" office:value="0.010822" calcext:value-type="float">
            <text:p>0,010822</text:p>
          </table:table-cell>
          <table:table-cell office:value-type="float" office:value="0.0419652" calcext:value-type="float">
            <text:p>0,0419652</text:p>
          </table:table-cell>
          <table:table-cell office:value-type="float" office:value="0.0254443" calcext:value-type="float">
            <text:p>0,0254443</text:p>
          </table:table-cell>
          <table:table-cell office:value-type="float" office:value="0.0185171" calcext:value-type="float">
            <text:p>0,0185171</text:p>
          </table:table-cell>
          <table:table-cell office:value-type="float" office:value="-0.0865441" calcext:value-type="float">
            <text:p>-0,0865441</text:p>
          </table:table-cell>
          <table:table-cell office:value-type="float" office:value="-0.0104243" calcext:value-type="float">
            <text:p>-0,0104243</text:p>
          </table:table-cell>
          <table:table-cell office:value-type="float" office:value="-0.0144214" calcext:value-type="float">
            <text:p>-0,0144214</text:p>
          </table:table-cell>
          <table:table-cell office:value-type="float" office:value="0.0256256" calcext:value-type="float">
            <text:p>0,0256256</text:p>
          </table:table-cell>
          <table:table-cell office:value-type="float" office:value="-0.0302541" calcext:value-type="float">
            <text:p>-0,0302541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42064" calcext:value-type="float">
            <text:p>0,142064</text:p>
          </table:table-cell>
          <table:table-cell office:value-type="float" office:value="-0.069799" calcext:value-type="float">
            <text:p>-0,069799</text:p>
          </table:table-cell>
          <table:table-cell office:value-type="float" office:value="0.0196272" calcext:value-type="float">
            <text:p>0,0196272</text:p>
          </table:table-cell>
          <table:table-cell office:value-type="float" office:value="0.070657" calcext:value-type="float">
            <text:p>0,070657</text:p>
          </table:table-cell>
          <table:table-cell office:value-type="float" office:value="0.00078931" calcext:value-type="float">
            <text:p>0,00078931</text:p>
          </table:table-cell>
          <table:table-cell office:value-type="float" office:value="0.026769" calcext:value-type="float">
            <text:p>0,026769</text:p>
          </table:table-cell>
          <table:table-cell office:value-type="float" office:value="0.0420353" calcext:value-type="float">
            <text:p>0,0420353</text:p>
          </table:table-cell>
          <table:table-cell office:value-type="float" office:value="-0.00957526" calcext:value-type="float">
            <text:p>-0,00957526</text:p>
          </table:table-cell>
          <table:table-cell office:value-type="float" office:value="-0.0173172" calcext:value-type="float">
            <text:p>-0,0173172</text:p>
          </table:table-cell>
          <table:table-cell office:value-type="float" office:value="0.02181" calcext:value-type="float">
            <text:p>0,02181</text:p>
          </table:table-cell>
          <table:table-cell office:value-type="float" office:value="0.0290851" calcext:value-type="float">
            <text:p>0,0290851</text:p>
          </table:table-cell>
          <table:table-cell office:value-type="float" office:value="-0.00141373" calcext:value-type="float">
            <text:p>-0,00141373</text:p>
          </table:table-cell>
          <table:table-cell office:value-type="float" office:value="-0.00574988" calcext:value-type="float">
            <text:p>-0,00574988</text:p>
          </table:table-cell>
          <table:table-cell office:value-type="float" office:value="-0.0662156" calcext:value-type="float">
            <text:p>-0,0662156</text:p>
          </table:table-cell>
          <table:table-cell office:value-type="float" office:value="0.0247878" calcext:value-type="float">
            <text:p>0,0247878</text:p>
          </table:table-cell>
          <table:table-cell office:value-type="float" office:value="0.0842698" calcext:value-type="float">
            <text:p>0,0842698</text:p>
          </table:table-cell>
          <table:table-cell office:value-type="float" office:value="-0.00244498" calcext:value-type="float">
            <text:p>-0,00244498</text:p>
          </table:table-cell>
          <table:table-cell office:value-type="float" office:value="0.0281154" calcext:value-type="float">
            <text:p>0,0281154</text:p>
          </table:table-cell>
          <table:table-cell office:value-type="float" office:value="0.062887" calcext:value-type="float">
            <text:p>0,062887</text:p>
          </table:table-cell>
          <table:table-cell office:value-type="float" office:value="0.0436331" calcext:value-type="float">
            <text:p>0,0436331</text:p>
          </table:table-cell>
          <table:table-cell office:value-type="float" office:value="0.165557" calcext:value-type="float">
            <text:p>0,165557</text:p>
          </table:table-cell>
          <table:table-cell office:value-type="float" office:value="0.0493601" calcext:value-type="float">
            <text:p>0,0493601</text:p>
          </table:table-cell>
          <table:table-cell office:value-type="float" office:value="-0.00202643" calcext:value-type="float">
            <text:p>-0,00202643</text:p>
          </table:table-cell>
          <table:table-cell office:value-type="float" office:value="0.0239534" calcext:value-type="float">
            <text:p>0,0239534</text:p>
          </table:table-cell>
          <table:table-cell office:value-type="float" office:value="-2.12796" calcext:value-type="float">
            <text:p>-2,12796</text:p>
          </table:table-cell>
          <table:table-cell office:value-type="float" office:value="-0.0390664" calcext:value-type="float">
            <text:p>-0,0390664</text:p>
          </table:table-cell>
          <table:table-cell office:value-type="float" office:value="-1.60863" calcext:value-type="float">
            <text:p>-1,608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16" calcext:value-type="float">
            <text:p>566,116</text:p>
          </table:table-cell>
          <table:table-cell office:value-type="float" office:value="570.678" calcext:value-type="float">
            <text:p>570,678</text:p>
          </table:table-cell>
          <table:table-cell office:value-type="float" office:value="362.878" calcext:value-type="float">
            <text:p>362,878</text:p>
          </table:table-cell>
          <table:table-cell office:value-type="float" office:value="169.149" calcext:value-type="float">
            <text:p>169,149</text:p>
          </table:table-cell>
          <table:table-cell office:value-type="float" office:value="0.195018" calcext:value-type="float">
            <text:p>0,195018</text:p>
          </table:table-cell>
          <table:table-cell office:value-type="float" office:value="-1.09104" calcext:value-type="float">
            <text:p>-1,09104</text:p>
          </table:table-cell>
          <table:table-cell office:value-type="float" office:value="-0.0185772" calcext:value-type="float">
            <text:p>-0,0185772</text:p>
          </table:table-cell>
          <table:table-cell office:value-type="float" office:value="0.00913276" calcext:value-type="float">
            <text:p>0,00913276</text:p>
          </table:table-cell>
          <table:table-cell office:value-type="float" office:value="1.75249" calcext:value-type="float">
            <text:p>1,752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66978" calcext:value-type="float">
            <text:p>0,0266978</text:p>
          </table:table-cell>
          <table:table-cell office:value-type="float" office:value="0.0107109" calcext:value-type="float">
            <text:p>0,0107109</text:p>
          </table:table-cell>
          <table:table-cell office:value-type="float" office:value="0.0349089" calcext:value-type="float">
            <text:p>0,0349089</text:p>
          </table:table-cell>
          <table:table-cell office:value-type="float" office:value="0.0285775" calcext:value-type="float">
            <text:p>0,0285775</text:p>
          </table:table-cell>
          <table:table-cell office:value-type="float" office:value="0.0495496" calcext:value-type="float">
            <text:p>0,0495496</text:p>
          </table:table-cell>
          <table:table-cell office:value-type="float" office:value="-0.0208276" calcext:value-type="float">
            <text:p>-0,0208276</text:p>
          </table:table-cell>
          <table:table-cell office:value-type="float" office:value="-0.0167602" calcext:value-type="float">
            <text:p>-0,0167602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0687348" calcext:value-type="float">
            <text:p>-0,00687348</text:p>
          </table:table-cell>
          <table:table-cell office:value-type="float" office:value="0.00773754" calcext:value-type="float">
            <text:p>0,00773754</text:p>
          </table:table-cell>
          <table:table-cell office:value-type="float" office:value="0.0138115" calcext:value-type="float">
            <text:p>0,0138115</text:p>
          </table:table-cell>
          <table:table-cell office:value-type="float" office:value="0.100838" calcext:value-type="float">
            <text:p>0,100838</text:p>
          </table:table-cell>
          <table:table-cell office:value-type="float" office:value="-0.0189978" calcext:value-type="float">
            <text:p>-0,0189978</text:p>
          </table:table-cell>
          <table:table-cell office:value-type="float" office:value="0.0108215" calcext:value-type="float">
            <text:p>0,0108215</text:p>
          </table:table-cell>
          <table:table-cell office:value-type="float" office:value="0.041966" calcext:value-type="float">
            <text:p>0,041966</text:p>
          </table:table-cell>
          <table:table-cell office:value-type="float" office:value="0.0254454" calcext:value-type="float">
            <text:p>0,0254454</text:p>
          </table:table-cell>
          <table:table-cell office:value-type="float" office:value="0.0185172" calcext:value-type="float">
            <text:p>0,0185172</text:p>
          </table:table-cell>
          <table:table-cell office:value-type="float" office:value="-0.0865502" calcext:value-type="float">
            <text:p>-0,0865502</text:p>
          </table:table-cell>
          <table:table-cell office:value-type="float" office:value="-0.0104253" calcext:value-type="float">
            <text:p>-0,0104253</text:p>
          </table:table-cell>
          <table:table-cell office:value-type="float" office:value="-0.014421" calcext:value-type="float">
            <text:p>-0,014421</text:p>
          </table:table-cell>
          <table:table-cell office:value-type="float" office:value="0.0256262" calcext:value-type="float">
            <text:p>0,0256262</text:p>
          </table:table-cell>
          <table:table-cell office:value-type="float" office:value="-0.0302552" calcext:value-type="float">
            <text:p>-0,0302552</text:p>
          </table:table-cell>
          <table:table-cell office:value-type="float" office:value="0.00298529" calcext:value-type="float">
            <text:p>0,00298529</text:p>
          </table:table-cell>
          <table:table-cell office:value-type="float" office:value="0.148658" calcext:value-type="float">
            <text:p>0,148658</text:p>
          </table:table-cell>
          <table:table-cell office:value-type="float" office:value="-0.0666095" calcext:value-type="float">
            <text:p>-0,0666095</text:p>
          </table:table-cell>
          <table:table-cell office:value-type="float" office:value="0.0227416" calcext:value-type="float">
            <text:p>0,0227416</text:p>
          </table:table-cell>
          <table:table-cell office:value-type="float" office:value="0.0706578" calcext:value-type="float">
            <text:p>0,0706578</text:p>
          </table:table-cell>
          <table:table-cell office:value-type="float" office:value="0.000789448" calcext:value-type="float">
            <text:p>0,000789448</text:p>
          </table:table-cell>
          <table:table-cell office:value-type="float" office:value="0.0267692" calcext:value-type="float">
            <text:p>0,0267692</text:p>
          </table:table-cell>
          <table:table-cell office:value-type="float" office:value="0.0413454" calcext:value-type="float">
            <text:p>0,0413454</text:p>
          </table:table-cell>
          <table:table-cell office:value-type="float" office:value="-0.00640387" calcext:value-type="float">
            <text:p>-0,00640387</text:p>
          </table:table-cell>
          <table:table-cell office:value-type="float" office:value="-0.0169652" calcext:value-type="float">
            <text:p>-0,0169652</text:p>
          </table:table-cell>
          <table:table-cell office:value-type="float" office:value="0.0218098" calcext:value-type="float">
            <text:p>0,0218098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75" calcext:value-type="float">
            <text:p>-0,00141375</text:p>
          </table:table-cell>
          <table:table-cell office:value-type="float" office:value="-0.0046763" calcext:value-type="float">
            <text:p>-0,0046763</text:p>
          </table:table-cell>
          <table:table-cell office:value-type="float" office:value="-0.0640099" calcext:value-type="float">
            <text:p>-0,0640099</text:p>
          </table:table-cell>
          <table:table-cell office:value-type="float" office:value="0.0245304" calcext:value-type="float">
            <text:p>0,0245304</text:p>
          </table:table-cell>
          <table:table-cell office:value-type="float" office:value="0.0842705" calcext:value-type="float">
            <text:p>0,0842705</text:p>
          </table:table-cell>
          <table:table-cell office:value-type="float" office:value="-0.00244419" calcext:value-type="float">
            <text:p>-0,00244419</text:p>
          </table:table-cell>
          <table:table-cell office:value-type="float" office:value="0.0281155" calcext:value-type="float">
            <text:p>0,0281155</text:p>
          </table:table-cell>
          <table:table-cell office:value-type="float" office:value="0.0621482" calcext:value-type="float">
            <text:p>0,0621482</text:p>
          </table:table-cell>
          <table:table-cell office:value-type="float" office:value="0.0498842" calcext:value-type="float">
            <text:p>0,0498842</text:p>
          </table:table-cell>
          <table:table-cell office:value-type="float" office:value="0.164817" calcext:value-type="float">
            <text:p>0,164817</text:p>
          </table:table-cell>
          <table:table-cell office:value-type="float" office:value="0.049454" calcext:value-type="float">
            <text:p>0,049454</text:p>
          </table:table-cell>
          <table:table-cell office:value-type="float" office:value="-0.00202646" calcext:value-type="float">
            <text:p>-0,00202646</text:p>
          </table:table-cell>
          <table:table-cell office:value-type="float" office:value="0.0237589" calcext:value-type="float">
            <text:p>0,0237589</text:p>
          </table:table-cell>
          <table:table-cell office:value-type="float" office:value="-2.13187" calcext:value-type="float">
            <text:p>-2,13187</text:p>
          </table:table-cell>
          <table:table-cell office:value-type="float" office:value="-0.0392471" calcext:value-type="float">
            <text:p>-0,0392471</text:p>
          </table:table-cell>
          <table:table-cell office:value-type="float" office:value="-1.60852" calcext:value-type="float">
            <text:p>-1,608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2" calcext:value-type="float">
            <text:p>566,12</text:p>
          </table:table-cell>
          <table:table-cell office:value-type="float" office:value="570.681" calcext:value-type="float">
            <text:p>570,681</text:p>
          </table:table-cell>
          <table:table-cell office:value-type="float" office:value="362.909" calcext:value-type="float">
            <text:p>362,909</text:p>
          </table:table-cell>
          <table:table-cell office:value-type="float" office:value="169.136" calcext:value-type="float">
            <text:p>169,136</text:p>
          </table:table-cell>
          <table:table-cell office:value-type="float" office:value="0.194889" calcext:value-type="float">
            <text:p>0,194889</text:p>
          </table:table-cell>
          <table:table-cell office:value-type="float" office:value="-1.09027" calcext:value-type="float">
            <text:p>-1,09027</text:p>
          </table:table-cell>
          <table:table-cell office:value-type="float" office:value="-0.0185782" calcext:value-type="float">
            <text:p>-0,0185782</text:p>
          </table:table-cell>
          <table:table-cell office:value-type="float" office:value="0.00914576" calcext:value-type="float">
            <text:p>0,00914576</text:p>
          </table:table-cell>
          <table:table-cell office:value-type="float" office:value="1.75098" calcext:value-type="float">
            <text:p>1,750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72049" calcext:value-type="float">
            <text:p>0,0272049</text:p>
          </table:table-cell>
          <table:table-cell office:value-type="float" office:value="0.0107102" calcext:value-type="float">
            <text:p>0,0107102</text:p>
          </table:table-cell>
          <table:table-cell office:value-type="float" office:value="0.0349059" calcext:value-type="float">
            <text:p>0,0349059</text:p>
          </table:table-cell>
          <table:table-cell office:value-type="float" office:value="0.0285778" calcext:value-type="float">
            <text:p>0,0285778</text:p>
          </table:table-cell>
          <table:table-cell office:value-type="float" office:value="0.049549" calcext:value-type="float">
            <text:p>0,049549</text:p>
          </table:table-cell>
          <table:table-cell office:value-type="float" office:value="-0.0208269" calcext:value-type="float">
            <text:p>-0,0208269</text:p>
          </table:table-cell>
          <table:table-cell office:value-type="float" office:value="-0.0167594" calcext:value-type="float">
            <text:p>-0,0167594</text:p>
          </table:table-cell>
          <table:table-cell office:value-type="float" office:value="0.018517" calcext:value-type="float">
            <text:p>0,018517</text:p>
          </table:table-cell>
          <table:table-cell office:value-type="float" office:value="-0.00687142" calcext:value-type="float">
            <text:p>-0,00687142</text:p>
          </table:table-cell>
          <table:table-cell office:value-type="float" office:value="0.00773824" calcext:value-type="float">
            <text:p>0,00773824</text:p>
          </table:table-cell>
          <table:table-cell office:value-type="float" office:value="0.0138125" calcext:value-type="float">
            <text:p>0,0138125</text:p>
          </table:table-cell>
          <table:table-cell office:value-type="float" office:value="0.100842" calcext:value-type="float">
            <text:p>0,100842</text:p>
          </table:table-cell>
          <table:table-cell office:value-type="float" office:value="-0.0189978" calcext:value-type="float">
            <text:p>-0,0189978</text:p>
          </table:table-cell>
          <table:table-cell office:value-type="float" office:value="0.0108211" calcext:value-type="float">
            <text:p>0,0108211</text:p>
          </table:table-cell>
          <table:table-cell office:value-type="float" office:value="0.041967" calcext:value-type="float">
            <text:p>0,041967</text:p>
          </table:table-cell>
          <table:table-cell office:value-type="float" office:value="0.0254459" calcext:value-type="float">
            <text:p>0,0254459</text:p>
          </table:table-cell>
          <table:table-cell office:value-type="float" office:value="0.018517" calcext:value-type="float">
            <text:p>0,018517</text:p>
          </table:table-cell>
          <table:table-cell office:value-type="float" office:value="-0.0865557" calcext:value-type="float">
            <text:p>-0,0865557</text:p>
          </table:table-cell>
          <table:table-cell office:value-type="float" office:value="-0.0104259" calcext:value-type="float">
            <text:p>-0,0104259</text:p>
          </table:table-cell>
          <table:table-cell office:value-type="float" office:value="-0.0144205" calcext:value-type="float">
            <text:p>-0,0144205</text:p>
          </table:table-cell>
          <table:table-cell office:value-type="float" office:value="0.0256257" calcext:value-type="float">
            <text:p>0,0256257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24" calcext:value-type="float">
            <text:p>0,00298524</text:p>
          </table:table-cell>
          <table:table-cell office:value-type="float" office:value="0.151102" calcext:value-type="float">
            <text:p>0,151102</text:p>
          </table:table-cell>
          <table:table-cell office:value-type="float" office:value="-0.0676874" calcext:value-type="float">
            <text:p>-0,0676874</text:p>
          </table:table-cell>
          <table:table-cell office:value-type="float" office:value="0.0244544" calcext:value-type="float">
            <text:p>0,0244544</text:p>
          </table:table-cell>
          <table:table-cell office:value-type="float" office:value="0.0706584" calcext:value-type="float">
            <text:p>0,0706584</text:p>
          </table:table-cell>
          <table:table-cell office:value-type="float" office:value="0.000789389" calcext:value-type="float">
            <text:p>0,000789389</text:p>
          </table:table-cell>
          <table:table-cell office:value-type="float" office:value="0.0267691" calcext:value-type="float">
            <text:p>0,0267691</text:p>
          </table:table-cell>
          <table:table-cell office:value-type="float" office:value="0.0415838" calcext:value-type="float">
            <text:p>0,0415838</text:p>
          </table:table-cell>
          <table:table-cell office:value-type="float" office:value="-0.00706087" calcext:value-type="float">
            <text:p>-0,00706087</text:p>
          </table:table-cell>
          <table:table-cell office:value-type="float" office:value="-0.0210148" calcext:value-type="float">
            <text:p>-0,0210148</text:p>
          </table:table-cell>
          <table:table-cell office:value-type="float" office:value="0.0218098" calcext:value-type="float">
            <text:p>0,0218098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72" calcext:value-type="float">
            <text:p>-0,00141372</text:p>
          </table:table-cell>
          <table:table-cell office:value-type="float" office:value="-0.00637699" calcext:value-type="float">
            <text:p>-0,00637699</text:p>
          </table:table-cell>
          <table:table-cell office:value-type="float" office:value="-0.0656595" calcext:value-type="float">
            <text:p>-0,0656595</text:p>
          </table:table-cell>
          <table:table-cell office:value-type="float" office:value="0.0254899" calcext:value-type="float">
            <text:p>0,0254899</text:p>
          </table:table-cell>
          <table:table-cell office:value-type="float" office:value="0.0842687" calcext:value-type="float">
            <text:p>0,0842687</text:p>
          </table:table-cell>
          <table:table-cell office:value-type="float" office:value="-0.00244448" calcext:value-type="float">
            <text:p>-0,00244448</text:p>
          </table:table-cell>
          <table:table-cell office:value-type="float" office:value="0.0281149" calcext:value-type="float">
            <text:p>0,0281149</text:p>
          </table:table-cell>
          <table:table-cell office:value-type="float" office:value="0.0633512" calcext:value-type="float">
            <text:p>0,0633512</text:p>
          </table:table-cell>
          <table:table-cell office:value-type="float" office:value="0.0483051" calcext:value-type="float">
            <text:p>0,0483051</text:p>
          </table:table-cell>
          <table:table-cell office:value-type="float" office:value="0.165868" calcext:value-type="float">
            <text:p>0,165868</text:p>
          </table:table-cell>
          <table:table-cell office:value-type="float" office:value="0.0494415" calcext:value-type="float">
            <text:p>0,0494415</text:p>
          </table:table-cell>
          <table:table-cell office:value-type="float" office:value="-0.00202647" calcext:value-type="float">
            <text:p>-0,00202647</text:p>
          </table:table-cell>
          <table:table-cell office:value-type="float" office:value="0.0237839" calcext:value-type="float">
            <text:p>0,0237839</text:p>
          </table:table-cell>
          <table:table-cell office:value-type="float" office:value="-2.13136" calcext:value-type="float">
            <text:p>-2,13136</text:p>
          </table:table-cell>
          <table:table-cell office:value-type="float" office:value="-0.0392435" calcext:value-type="float">
            <text:p>-0,0392435</text:p>
          </table:table-cell>
          <table:table-cell office:value-type="float" office:value="-1.60856" calcext:value-type="float">
            <text:p>-1,608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21" calcext:value-type="float">
            <text:p>566,121</text:p>
          </table:table-cell>
          <table:table-cell office:value-type="float" office:value="570.682" calcext:value-type="float">
            <text:p>570,682</text:p>
          </table:table-cell>
          <table:table-cell office:value-type="float" office:value="362.923" calcext:value-type="float">
            <text:p>362,923</text:p>
          </table:table-cell>
          <table:table-cell office:value-type="float" office:value="169.129" calcext:value-type="float">
            <text:p>169,129</text:p>
          </table:table-cell>
          <table:table-cell office:value-type="float" office:value="0.194833" calcext:value-type="float">
            <text:p>0,194833</text:p>
          </table:table-cell>
          <table:table-cell office:value-type="float" office:value="-1.08997" calcext:value-type="float">
            <text:p>-1,08997</text:p>
          </table:table-cell>
          <table:table-cell office:value-type="float" office:value="-0.0185789" calcext:value-type="float">
            <text:p>-0,0185789</text:p>
          </table:table-cell>
          <table:table-cell office:value-type="float" office:value="0.00915236" calcext:value-type="float">
            <text:p>0,00915236</text:p>
          </table:table-cell>
          <table:table-cell office:value-type="float" office:value="1.75043" calcext:value-type="float">
            <text:p>1,750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90816" calcext:value-type="float">
            <text:p>0,0290816</text:p>
          </table:table-cell>
          <table:table-cell office:value-type="float" office:value="0.0107098" calcext:value-type="float">
            <text:p>0,0107098</text:p>
          </table:table-cell>
          <table:table-cell office:value-type="float" office:value="0.0349048" calcext:value-type="float">
            <text:p>0,0349048</text:p>
          </table:table-cell>
          <table:table-cell office:value-type="float" office:value="0.0285778" calcext:value-type="float">
            <text:p>0,0285778</text:p>
          </table:table-cell>
          <table:table-cell office:value-type="float" office:value="0.0495487" calcext:value-type="float">
            <text:p>0,0495487</text:p>
          </table:table-cell>
          <table:table-cell office:value-type="float" office:value="-0.0208265" calcext:value-type="float">
            <text:p>-0,0208265</text:p>
          </table:table-cell>
          <table:table-cell office:value-type="float" office:value="-0.0167587" calcext:value-type="float">
            <text:p>-0,0167587</text:p>
          </table:table-cell>
          <table:table-cell office:value-type="float" office:value="0.0185166" calcext:value-type="float">
            <text:p>0,0185166</text:p>
          </table:table-cell>
          <table:table-cell office:value-type="float" office:value="-0.00687017" calcext:value-type="float">
            <text:p>-0,00687017</text:p>
          </table:table-cell>
          <table:table-cell office:value-type="float" office:value="0.00773805" calcext:value-type="float">
            <text:p>0,00773805</text:p>
          </table:table-cell>
          <table:table-cell office:value-type="float" office:value="0.0138126" calcext:value-type="float">
            <text:p>0,0138126</text:p>
          </table:table-cell>
          <table:table-cell office:value-type="float" office:value="0.100843" calcext:value-type="float">
            <text:p>0,100843</text:p>
          </table:table-cell>
          <table:table-cell office:value-type="float" office:value="-0.0189978" calcext:value-type="float">
            <text:p>-0,0189978</text:p>
          </table:table-cell>
          <table:table-cell office:value-type="float" office:value="0.0108212" calcext:value-type="float">
            <text:p>0,0108212</text:p>
          </table:table-cell>
          <table:table-cell office:value-type="float" office:value="0.0419675" calcext:value-type="float">
            <text:p>0,0419675</text:p>
          </table:table-cell>
          <table:table-cell office:value-type="float" office:value="0.0254461" calcext:value-type="float">
            <text:p>0,0254461</text:p>
          </table:table-cell>
          <table:table-cell office:value-type="float" office:value="0.0185166" calcext:value-type="float">
            <text:p>0,0185166</text:p>
          </table:table-cell>
          <table:table-cell office:value-type="float" office:value="-0.086558" calcext:value-type="float">
            <text:p>-0,086558</text:p>
          </table:table-cell>
          <table:table-cell office:value-type="float" office:value="-0.0104265" calcext:value-type="float">
            <text:p>-0,0104265</text:p>
          </table:table-cell>
          <table:table-cell office:value-type="float" office:value="-0.0144205" calcext:value-type="float">
            <text:p>-0,0144205</text:p>
          </table:table-cell>
          <table:table-cell office:value-type="float" office:value="0.0256257" calcext:value-type="float">
            <text:p>0,0256257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3" calcext:value-type="float">
            <text:p>0,00298533</text:p>
          </table:table-cell>
          <table:table-cell office:value-type="float" office:value="0.149116" calcext:value-type="float">
            <text:p>0,149116</text:p>
          </table:table-cell>
          <table:table-cell office:value-type="float" office:value="-0.0676447" calcext:value-type="float">
            <text:p>-0,0676447</text:p>
          </table:table-cell>
          <table:table-cell office:value-type="float" office:value="0.0251642" calcext:value-type="float">
            <text:p>0,0251642</text:p>
          </table:table-cell>
          <table:table-cell office:value-type="float" office:value="0.070658" calcext:value-type="float">
            <text:p>0,070658</text:p>
          </table:table-cell>
          <table:table-cell office:value-type="float" office:value="0.000789355" calcext:value-type="float">
            <text:p>0,000789355</text:p>
          </table:table-cell>
          <table:table-cell office:value-type="float" office:value="0.0267691" calcext:value-type="float">
            <text:p>0,0267691</text:p>
          </table:table-cell>
          <table:table-cell office:value-type="float" office:value="0.0414397" calcext:value-type="float">
            <text:p>0,0414397</text:p>
          </table:table-cell>
          <table:table-cell office:value-type="float" office:value="-0.00684021" calcext:value-type="float">
            <text:p>-0,00684021</text:p>
          </table:table-cell>
          <table:table-cell office:value-type="float" office:value="-0.021184" calcext:value-type="float">
            <text:p>-0,021184</text:p>
          </table:table-cell>
          <table:table-cell office:value-type="float" office:value="0.0218099" calcext:value-type="float">
            <text:p>0,0218099</text:p>
          </table:table-cell>
          <table:table-cell office:value-type="float" office:value="0.029085" calcext:value-type="float">
            <text:p>0,029085</text:p>
          </table:table-cell>
          <table:table-cell office:value-type="float" office:value="-0.00141378" calcext:value-type="float">
            <text:p>-0,00141378</text:p>
          </table:table-cell>
          <table:table-cell office:value-type="float" office:value="-0.00874729" calcext:value-type="float">
            <text:p>-0,00874729</text:p>
          </table:table-cell>
          <table:table-cell office:value-type="float" office:value="-0.063811" calcext:value-type="float">
            <text:p>-0,063811</text:p>
          </table:table-cell>
          <table:table-cell office:value-type="float" office:value="0.0256234" calcext:value-type="float">
            <text:p>0,0256234</text:p>
          </table:table-cell>
          <table:table-cell office:value-type="float" office:value="0.0842686" calcext:value-type="float">
            <text:p>0,0842686</text:p>
          </table:table-cell>
          <table:table-cell office:value-type="float" office:value="-0.00244446" calcext:value-type="float">
            <text:p>-0,00244446</text:p>
          </table:table-cell>
          <table:table-cell office:value-type="float" office:value="0.028115" calcext:value-type="float">
            <text:p>0,028115</text:p>
          </table:table-cell>
          <table:table-cell office:value-type="float" office:value="0.0648643" calcext:value-type="float">
            <text:p>0,0648643</text:p>
          </table:table-cell>
          <table:table-cell office:value-type="float" office:value="0.0470349" calcext:value-type="float">
            <text:p>0,0470349</text:p>
          </table:table-cell>
          <table:table-cell office:value-type="float" office:value="0.164447" calcext:value-type="float">
            <text:p>0,164447</text:p>
          </table:table-cell>
          <table:table-cell office:value-type="float" office:value="0.0493969" calcext:value-type="float">
            <text:p>0,0493969</text:p>
          </table:table-cell>
          <table:table-cell office:value-type="float" office:value="-0.00202649" calcext:value-type="float">
            <text:p>-0,00202649</text:p>
          </table:table-cell>
          <table:table-cell office:value-type="float" office:value="0.0238766" calcext:value-type="float">
            <text:p>0,0238766</text:p>
          </table:table-cell>
          <table:table-cell office:value-type="float" office:value="-2.12947" calcext:value-type="float">
            <text:p>-2,12947</text:p>
          </table:table-cell>
          <table:table-cell office:value-type="float" office:value="-0.039184" calcext:value-type="float">
            <text:p>-0,039184</text:p>
          </table:table-cell>
          <table:table-cell office:value-type="float" office:value="-1.60864" calcext:value-type="float">
            <text:p>-1,608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22" calcext:value-type="float">
            <text:p>566,122</text:p>
          </table:table-cell>
          <table:table-cell office:value-type="float" office:value="570.683" calcext:value-type="float">
            <text:p>570,683</text:p>
          </table:table-cell>
          <table:table-cell office:value-type="float" office:value="362.934" calcext:value-type="float">
            <text:p>362,934</text:p>
          </table:table-cell>
          <table:table-cell office:value-type="float" office:value="169.124" calcext:value-type="float">
            <text:p>169,124</text:p>
          </table:table-cell>
          <table:table-cell office:value-type="float" office:value="0.19477" calcext:value-type="float">
            <text:p>0,19477</text:p>
          </table:table-cell>
          <table:table-cell office:value-type="float" office:value="-1.08955" calcext:value-type="float">
            <text:p>-1,08955</text:p>
          </table:table-cell>
          <table:table-cell office:value-type="float" office:value="-0.0185807" calcext:value-type="float">
            <text:p>-0,0185807</text:p>
          </table:table-cell>
          <table:table-cell office:value-type="float" office:value="0.00915712" calcext:value-type="float">
            <text:p>0,00915712</text:p>
          </table:table-cell>
          <table:table-cell office:value-type="float" office:value="1.74965" calcext:value-type="float">
            <text:p>1,749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97026" calcext:value-type="float">
            <text:p>0,0297026</text:p>
          </table:table-cell>
          <table:table-cell office:value-type="float" office:value="0.0107088" calcext:value-type="float">
            <text:p>0,0107088</text:p>
          </table:table-cell>
          <table:table-cell office:value-type="float" office:value="0.0349019" calcext:value-type="float">
            <text:p>0,0349019</text:p>
          </table:table-cell>
          <table:table-cell office:value-type="float" office:value="0.028578" calcext:value-type="float">
            <text:p>0,028578</text:p>
          </table:table-cell>
          <table:table-cell office:value-type="float" office:value="0.0495483" calcext:value-type="float">
            <text:p>0,0495483</text:p>
          </table:table-cell>
          <table:table-cell office:value-type="float" office:value="-0.0208256" calcext:value-type="float">
            <text:p>-0,0208256</text:p>
          </table:table-cell>
          <table:table-cell office:value-type="float" office:value="-0.0167577" calcext:value-type="float">
            <text:p>-0,0167577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0686796" calcext:value-type="float">
            <text:p>-0,00686796</text:p>
          </table:table-cell>
          <table:table-cell office:value-type="float" office:value="0.00773844" calcext:value-type="float">
            <text:p>0,00773844</text:p>
          </table:table-cell>
          <table:table-cell office:value-type="float" office:value="0.0138132" calcext:value-type="float">
            <text:p>0,0138132</text:p>
          </table:table-cell>
          <table:table-cell office:value-type="float" office:value="0.100846" calcext:value-type="float">
            <text:p>0,100846</text:p>
          </table:table-cell>
          <table:table-cell office:value-type="float" office:value="-0.0189981" calcext:value-type="float">
            <text:p>-0,0189981</text:p>
          </table:table-cell>
          <table:table-cell office:value-type="float" office:value="0.0108211" calcext:value-type="float">
            <text:p>0,0108211</text:p>
          </table:table-cell>
          <table:table-cell office:value-type="float" office:value="0.0419691" calcext:value-type="float">
            <text:p>0,0419691</text:p>
          </table:table-cell>
          <table:table-cell office:value-type="float" office:value="0.0254467" calcext:value-type="float">
            <text:p>0,0254467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865632" calcext:value-type="float">
            <text:p>-0,0865632</text:p>
          </table:table-cell>
          <table:table-cell office:value-type="float" office:value="-0.0104274" calcext:value-type="float">
            <text:p>-0,0104274</text:p>
          </table:table-cell>
          <table:table-cell office:value-type="float" office:value="-0.0144203" calcext:value-type="float">
            <text:p>-0,0144203</text:p>
          </table:table-cell>
          <table:table-cell office:value-type="float" office:value="0.0256257" calcext:value-type="float">
            <text:p>0,0256257</text:p>
          </table:table-cell>
          <table:table-cell office:value-type="float" office:value="-0.0302543" calcext:value-type="float">
            <text:p>-0,0302543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45848" calcext:value-type="float">
            <text:p>0,145848</text:p>
          </table:table-cell>
          <table:table-cell office:value-type="float" office:value="-0.0676751" calcext:value-type="float">
            <text:p>-0,0676751</text:p>
          </table:table-cell>
          <table:table-cell office:value-type="float" office:value="0.0256983" calcext:value-type="float">
            <text:p>0,0256983</text:p>
          </table:table-cell>
          <table:table-cell office:value-type="float" office:value="0.0706589" calcext:value-type="float">
            <text:p>0,0706589</text:p>
          </table:table-cell>
          <table:table-cell office:value-type="float" office:value="0.000789638" calcext:value-type="float">
            <text:p>0,000789638</text:p>
          </table:table-cell>
          <table:table-cell office:value-type="float" office:value="0.0267691" calcext:value-type="float">
            <text:p>0,0267691</text:p>
          </table:table-cell>
          <table:table-cell office:value-type="float" office:value="0.0433565" calcext:value-type="float">
            <text:p>0,0433565</text:p>
          </table:table-cell>
          <table:table-cell office:value-type="float" office:value="-0.00917965" calcext:value-type="float">
            <text:p>-0,00917965</text:p>
          </table:table-cell>
          <table:table-cell office:value-type="float" office:value="-0.0176322" calcext:value-type="float">
            <text:p>-0,0176322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5" calcext:value-type="float">
            <text:p>0,029085</text:p>
          </table:table-cell>
          <table:table-cell office:value-type="float" office:value="-0.00141383" calcext:value-type="float">
            <text:p>-0,00141383</text:p>
          </table:table-cell>
          <table:table-cell office:value-type="float" office:value="-0.0121134" calcext:value-type="float">
            <text:p>-0,0121134</text:p>
          </table:table-cell>
          <table:table-cell office:value-type="float" office:value="-0.0645047" calcext:value-type="float">
            <text:p>-0,0645047</text:p>
          </table:table-cell>
          <table:table-cell office:value-type="float" office:value="0.025845" calcext:value-type="float">
            <text:p>0,025845</text:p>
          </table:table-cell>
          <table:table-cell office:value-type="float" office:value="0.0842683" calcext:value-type="float">
            <text:p>0,0842683</text:p>
          </table:table-cell>
          <table:table-cell office:value-type="float" office:value="-0.00244439" calcext:value-type="float">
            <text:p>-0,00244439</text:p>
          </table:table-cell>
          <table:table-cell office:value-type="float" office:value="0.0281148" calcext:value-type="float">
            <text:p>0,0281148</text:p>
          </table:table-cell>
          <table:table-cell office:value-type="float" office:value="0.063869" calcext:value-type="float">
            <text:p>0,063869</text:p>
          </table:table-cell>
          <table:table-cell office:value-type="float" office:value="0.0473937" calcext:value-type="float">
            <text:p>0,0473937</text:p>
          </table:table-cell>
          <table:table-cell office:value-type="float" office:value="0.165047" calcext:value-type="float">
            <text:p>0,165047</text:p>
          </table:table-cell>
          <table:table-cell office:value-type="float" office:value="0.0493819" calcext:value-type="float">
            <text:p>0,0493819</text:p>
          </table:table-cell>
          <table:table-cell office:value-type="float" office:value="-0.00202651" calcext:value-type="float">
            <text:p>-0,00202651</text:p>
          </table:table-cell>
          <table:table-cell office:value-type="float" office:value="0.0239074" calcext:value-type="float">
            <text:p>0,0239074</text:p>
          </table:table-cell>
          <table:table-cell office:value-type="float" office:value="-2.12883" calcext:value-type="float">
            <text:p>-2,12883</text:p>
          </table:table-cell>
          <table:table-cell office:value-type="float" office:value="-0.0391853" calcext:value-type="float">
            <text:p>-0,0391853</text:p>
          </table:table-cell>
          <table:table-cell office:value-type="float" office:value="-1.6087" calcext:value-type="float">
            <text:p>-1,60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23" calcext:value-type="float">
            <text:p>566,123</text:p>
          </table:table-cell>
          <table:table-cell office:value-type="float" office:value="570.683" calcext:value-type="float">
            <text:p>570,683</text:p>
          </table:table-cell>
          <table:table-cell office:value-type="float" office:value="362.958" calcext:value-type="float">
            <text:p>362,958</text:p>
          </table:table-cell>
          <table:table-cell office:value-type="float" office:value="169.114" calcext:value-type="float">
            <text:p>169,114</text:p>
          </table:table-cell>
          <table:table-cell office:value-type="float" office:value="0.194663" calcext:value-type="float">
            <text:p>0,194663</text:p>
          </table:table-cell>
          <table:table-cell office:value-type="float" office:value="-1.08888" calcext:value-type="float">
            <text:p>-1,08888</text:p>
          </table:table-cell>
          <table:table-cell office:value-type="float" office:value="-0.0185798" calcext:value-type="float">
            <text:p>-0,0185798</text:p>
          </table:table-cell>
          <table:table-cell office:value-type="float" office:value="0.00916699" calcext:value-type="float">
            <text:p>0,00916699</text:p>
          </table:table-cell>
          <table:table-cell office:value-type="float" office:value="1.74828" calcext:value-type="float">
            <text:p>1,748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13962" calcext:value-type="float">
            <text:p>0,0313962</text:p>
          </table:table-cell>
          <table:table-cell office:value-type="float" office:value="0.0107083" calcext:value-type="float">
            <text:p>0,0107083</text:p>
          </table:table-cell>
          <table:table-cell office:value-type="float" office:value="0.0348989" calcext:value-type="float">
            <text:p>0,0348989</text:p>
          </table:table-cell>
          <table:table-cell office:value-type="float" office:value="0.0285782" calcext:value-type="float">
            <text:p>0,0285782</text:p>
          </table:table-cell>
          <table:table-cell office:value-type="float" office:value="0.049548" calcext:value-type="float">
            <text:p>0,049548</text:p>
          </table:table-cell>
          <table:table-cell office:value-type="float" office:value="-0.0208249" calcext:value-type="float">
            <text:p>-0,0208249</text:p>
          </table:table-cell>
          <table:table-cell office:value-type="float" office:value="-0.0167572" calcext:value-type="float">
            <text:p>-0,0167572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0686639" calcext:value-type="float">
            <text:p>-0,00686639</text:p>
          </table:table-cell>
          <table:table-cell office:value-type="float" office:value="0.00773888" calcext:value-type="float">
            <text:p>0,00773888</text:p>
          </table:table-cell>
          <table:table-cell office:value-type="float" office:value="0.0138138" calcext:value-type="float">
            <text:p>0,0138138</text:p>
          </table:table-cell>
          <table:table-cell office:value-type="float" office:value="0.100849" calcext:value-type="float">
            <text:p>0,100849</text:p>
          </table:table-cell>
          <table:table-cell office:value-type="float" office:value="-0.018998" calcext:value-type="float">
            <text:p>-0,018998</text:p>
          </table:table-cell>
          <table:table-cell office:value-type="float" office:value="0.0108207" calcext:value-type="float">
            <text:p>0,0108207</text:p>
          </table:table-cell>
          <table:table-cell office:value-type="float" office:value="0.0419694" calcext:value-type="float">
            <text:p>0,0419694</text:p>
          </table:table-cell>
          <table:table-cell office:value-type="float" office:value="0.0254472" calcext:value-type="float">
            <text:p>0,0254472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865669" calcext:value-type="float">
            <text:p>-0,0865669</text:p>
          </table:table-cell>
          <table:table-cell office:value-type="float" office:value="-0.0104278" calcext:value-type="float">
            <text:p>-0,0104278</text:p>
          </table:table-cell>
          <table:table-cell office:value-type="float" office:value="-0.01442" calcext:value-type="float">
            <text:p>-0,01442</text:p>
          </table:table-cell>
          <table:table-cell office:value-type="float" office:value="0.0256258" calcext:value-type="float">
            <text:p>0,0256258</text:p>
          </table:table-cell>
          <table:table-cell office:value-type="float" office:value="-0.0302541" calcext:value-type="float">
            <text:p>-0,0302541</text:p>
          </table:table-cell>
          <table:table-cell office:value-type="float" office:value="0.00298532" calcext:value-type="float">
            <text:p>0,00298532</text:p>
          </table:table-cell>
          <table:table-cell office:value-type="float" office:value="0.146302" calcext:value-type="float">
            <text:p>0,146302</text:p>
          </table:table-cell>
          <table:table-cell office:value-type="float" office:value="-0.0658882" calcext:value-type="float">
            <text:p>-0,0658882</text:p>
          </table:table-cell>
          <table:table-cell office:value-type="float" office:value="0.0262631" calcext:value-type="float">
            <text:p>0,0262631</text:p>
          </table:table-cell>
          <table:table-cell office:value-type="float" office:value="0.0706586" calcext:value-type="float">
            <text:p>0,0706586</text:p>
          </table:table-cell>
          <table:table-cell office:value-type="float" office:value="0.000789363" calcext:value-type="float">
            <text:p>0,000789363</text:p>
          </table:table-cell>
          <table:table-cell office:value-type="float" office:value="0.0267692" calcext:value-type="float">
            <text:p>0,0267692</text:p>
          </table:table-cell>
          <table:table-cell office:value-type="float" office:value="0.0427198" calcext:value-type="float">
            <text:p>0,0427198</text:p>
          </table:table-cell>
          <table:table-cell office:value-type="float" office:value="-0.0104547" calcext:value-type="float">
            <text:p>-0,0104547</text:p>
          </table:table-cell>
          <table:table-cell office:value-type="float" office:value="-0.0178629" calcext:value-type="float">
            <text:p>-0,0178629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84" calcext:value-type="float">
            <text:p>-0,00141384</text:p>
          </table:table-cell>
          <table:table-cell office:value-type="float" office:value="-0.00983202" calcext:value-type="float">
            <text:p>-0,00983202</text:p>
          </table:table-cell>
          <table:table-cell office:value-type="float" office:value="-0.0642543" calcext:value-type="float">
            <text:p>-0,0642543</text:p>
          </table:table-cell>
          <table:table-cell office:value-type="float" office:value="0.026331" calcext:value-type="float">
            <text:p>0,026331</text:p>
          </table:table-cell>
          <table:table-cell office:value-type="float" office:value="0.084268" calcext:value-type="float">
            <text:p>0,084268</text:p>
          </table:table-cell>
          <table:table-cell office:value-type="float" office:value="-0.00244433" calcext:value-type="float">
            <text:p>-0,00244433</text:p>
          </table:table-cell>
          <table:table-cell office:value-type="float" office:value="0.0281149" calcext:value-type="float">
            <text:p>0,0281149</text:p>
          </table:table-cell>
          <table:table-cell office:value-type="float" office:value="0.0624986" calcext:value-type="float">
            <text:p>0,0624986</text:p>
          </table:table-cell>
          <table:table-cell office:value-type="float" office:value="0.0479688" calcext:value-type="float">
            <text:p>0,0479688</text:p>
          </table:table-cell>
          <table:table-cell office:value-type="float" office:value="0.16665" calcext:value-type="float">
            <text:p>0,16665</text:p>
          </table:table-cell>
          <table:table-cell office:value-type="float" office:value="0.0493414" calcext:value-type="float">
            <text:p>0,0493414</text:p>
          </table:table-cell>
          <table:table-cell office:value-type="float" office:value="-0.00202653" calcext:value-type="float">
            <text:p>-0,00202653</text:p>
          </table:table-cell>
          <table:table-cell office:value-type="float" office:value="0.0239912" calcext:value-type="float">
            <text:p>0,0239912</text:p>
          </table:table-cell>
          <table:table-cell office:value-type="float" office:value="-2.12712" calcext:value-type="float">
            <text:p>-2,12712</text:p>
          </table:table-cell>
          <table:table-cell office:value-type="float" office:value="-0.039133" calcext:value-type="float">
            <text:p>-0,039133</text:p>
          </table:table-cell>
          <table:table-cell office:value-type="float" office:value="-1.60878" calcext:value-type="float">
            <text:p>-1,608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25" calcext:value-type="float">
            <text:p>566,125</text:p>
          </table:table-cell>
          <table:table-cell office:value-type="float" office:value="570.685" calcext:value-type="float">
            <text:p>570,685</text:p>
          </table:table-cell>
          <table:table-cell office:value-type="float" office:value="362.97" calcext:value-type="float">
            <text:p>362,97</text:p>
          </table:table-cell>
          <table:table-cell office:value-type="float" office:value="169.108" calcext:value-type="float">
            <text:p>169,108</text:p>
          </table:table-cell>
          <table:table-cell office:value-type="float" office:value="0.194618" calcext:value-type="float">
            <text:p>0,194618</text:p>
          </table:table-cell>
          <table:table-cell office:value-type="float" office:value="-1.08865" calcext:value-type="float">
            <text:p>-1,08865</text:p>
          </table:table-cell>
          <table:table-cell office:value-type="float" office:value="-0.0185804" calcext:value-type="float">
            <text:p>-0,0185804</text:p>
          </table:table-cell>
          <table:table-cell office:value-type="float" office:value="0.00917207" calcext:value-type="float">
            <text:p>0,00917207</text:p>
          </table:table-cell>
          <table:table-cell office:value-type="float" office:value="1.7479" calcext:value-type="float">
            <text:p>1,74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47573" calcext:value-type="float">
            <text:p>0,0347573</text:p>
          </table:table-cell>
          <table:table-cell office:value-type="float" office:value="0.010708" calcext:value-type="float">
            <text:p>0,010708</text:p>
          </table:table-cell>
          <table:table-cell office:value-type="float" office:value="0.034897" calcext:value-type="float">
            <text:p>0,034897</text:p>
          </table:table-cell>
          <table:table-cell office:value-type="float" office:value="0.0285782" calcext:value-type="float">
            <text:p>0,0285782</text:p>
          </table:table-cell>
          <table:table-cell office:value-type="float" office:value="0.0495482" calcext:value-type="float">
            <text:p>0,0495482</text:p>
          </table:table-cell>
          <table:table-cell office:value-type="float" office:value="-0.0208245" calcext:value-type="float">
            <text:p>-0,0208245</text:p>
          </table:table-cell>
          <table:table-cell office:value-type="float" office:value="-0.0167569" calcext:value-type="float">
            <text:p>-0,0167569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0686521" calcext:value-type="float">
            <text:p>-0,00686521</text:p>
          </table:table-cell>
          <table:table-cell office:value-type="float" office:value="0.00773906" calcext:value-type="float">
            <text:p>0,00773906</text:p>
          </table:table-cell>
          <table:table-cell office:value-type="float" office:value="0.013814" calcext:value-type="float">
            <text:p>0,013814</text:p>
          </table:table-cell>
          <table:table-cell office:value-type="float" office:value="0.100849" calcext:value-type="float">
            <text:p>0,100849</text:p>
          </table:table-cell>
          <table:table-cell office:value-type="float" office:value="-0.018998" calcext:value-type="float">
            <text:p>-0,018998</text:p>
          </table:table-cell>
          <table:table-cell office:value-type="float" office:value="0.0108207" calcext:value-type="float">
            <text:p>0,0108207</text:p>
          </table:table-cell>
          <table:table-cell office:value-type="float" office:value="0.0419695" calcext:value-type="float">
            <text:p>0,0419695</text:p>
          </table:table-cell>
          <table:table-cell office:value-type="float" office:value="0.0254475" calcext:value-type="float">
            <text:p>0,0254475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865671" calcext:value-type="float">
            <text:p>-0,0865671</text:p>
          </table:table-cell>
          <table:table-cell office:value-type="float" office:value="-0.0104281" calcext:value-type="float">
            <text:p>-0,0104281</text:p>
          </table:table-cell>
          <table:table-cell office:value-type="float" office:value="-0.0144199" calcext:value-type="float">
            <text:p>-0,0144199</text:p>
          </table:table-cell>
          <table:table-cell office:value-type="float" office:value="0.0256258" calcext:value-type="float">
            <text:p>0,0256258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48287" calcext:value-type="float">
            <text:p>0,148287</text:p>
          </table:table-cell>
          <table:table-cell office:value-type="float" office:value="-0.0652462" calcext:value-type="float">
            <text:p>-0,0652462</text:p>
          </table:table-cell>
          <table:table-cell office:value-type="float" office:value="0.0256012" calcext:value-type="float">
            <text:p>0,0256012</text:p>
          </table:table-cell>
          <table:table-cell office:value-type="float" office:value="0.0706588" calcext:value-type="float">
            <text:p>0,0706588</text:p>
          </table:table-cell>
          <table:table-cell office:value-type="float" office:value="0.000789433" calcext:value-type="float">
            <text:p>0,000789433</text:p>
          </table:table-cell>
          <table:table-cell office:value-type="float" office:value="0.0267693" calcext:value-type="float">
            <text:p>0,0267693</text:p>
          </table:table-cell>
          <table:table-cell office:value-type="float" office:value="0.0419912" calcext:value-type="float">
            <text:p>0,0419912</text:p>
          </table:table-cell>
          <table:table-cell office:value-type="float" office:value="-0.00944087" calcext:value-type="float">
            <text:p>-0,00944087</text:p>
          </table:table-cell>
          <table:table-cell office:value-type="float" office:value="-0.018132" calcext:value-type="float">
            <text:p>-0,018132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85" calcext:value-type="float">
            <text:p>-0,00141385</text:p>
          </table:table-cell>
          <table:table-cell office:value-type="float" office:value="-0.0107812" calcext:value-type="float">
            <text:p>-0,0107812</text:p>
          </table:table-cell>
          <table:table-cell office:value-type="float" office:value="-0.0641503" calcext:value-type="float">
            <text:p>-0,0641503</text:p>
          </table:table-cell>
          <table:table-cell office:value-type="float" office:value="0.0255915" calcext:value-type="float">
            <text:p>0,0255915</text:p>
          </table:table-cell>
          <table:table-cell office:value-type="float" office:value="0.084268" calcext:value-type="float">
            <text:p>0,084268</text:p>
          </table:table-cell>
          <table:table-cell office:value-type="float" office:value="-0.00244431" calcext:value-type="float">
            <text:p>-0,00244431</text:p>
          </table:table-cell>
          <table:table-cell office:value-type="float" office:value="0.0281147" calcext:value-type="float">
            <text:p>0,0281147</text:p>
          </table:table-cell>
          <table:table-cell office:value-type="float" office:value="0.0627969" calcext:value-type="float">
            <text:p>0,0627969</text:p>
          </table:table-cell>
          <table:table-cell office:value-type="float" office:value="0.0498276" calcext:value-type="float">
            <text:p>0,0498276</text:p>
          </table:table-cell>
          <table:table-cell office:value-type="float" office:value="0.166648" calcext:value-type="float">
            <text:p>0,166648</text:p>
          </table:table-cell>
          <table:table-cell office:value-type="float" office:value="0.0492606" calcext:value-type="float">
            <text:p>0,0492606</text:p>
          </table:table-cell>
          <table:table-cell office:value-type="float" office:value="-0.00202654" calcext:value-type="float">
            <text:p>-0,00202654</text:p>
          </table:table-cell>
          <table:table-cell office:value-type="float" office:value="0.0241571" calcext:value-type="float">
            <text:p>0,0241571</text:p>
          </table:table-cell>
          <table:table-cell office:value-type="float" office:value="-2.12376" calcext:value-type="float">
            <text:p>-2,12376</text:p>
          </table:table-cell>
          <table:table-cell office:value-type="float" office:value="-0.039014" calcext:value-type="float">
            <text:p>-0,039014</text:p>
          </table:table-cell>
          <table:table-cell office:value-type="float" office:value="-1.60892" calcext:value-type="float">
            <text:p>-1,608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26" calcext:value-type="float">
            <text:p>566,126</text:p>
          </table:table-cell>
          <table:table-cell office:value-type="float" office:value="570.685" calcext:value-type="float">
            <text:p>570,685</text:p>
          </table:table-cell>
          <table:table-cell office:value-type="float" office:value="362.978" calcext:value-type="float">
            <text:p>362,978</text:p>
          </table:table-cell>
          <table:table-cell office:value-type="float" office:value="169.105" calcext:value-type="float">
            <text:p>169,105</text:p>
          </table:table-cell>
          <table:table-cell office:value-type="float" office:value="0.194552" calcext:value-type="float">
            <text:p>0,194552</text:p>
          </table:table-cell>
          <table:table-cell office:value-type="float" office:value="-1.0883" calcext:value-type="float">
            <text:p>-1,0883</text:p>
          </table:table-cell>
          <table:table-cell office:value-type="float" office:value="-0.018579" calcext:value-type="float">
            <text:p>-0,018579</text:p>
          </table:table-cell>
          <table:table-cell office:value-type="float" office:value="0.00917566" calcext:value-type="float">
            <text:p>0,00917566</text:p>
          </table:table-cell>
          <table:table-cell office:value-type="float" office:value="1.74728" calcext:value-type="float">
            <text:p>1,747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18951" calcext:value-type="float">
            <text:p>0,0318951</text:p>
          </table:table-cell>
          <table:table-cell office:value-type="float" office:value="0.0107078" calcext:value-type="float">
            <text:p>0,0107078</text:p>
          </table:table-cell>
          <table:table-cell office:value-type="float" office:value="0.0348963" calcext:value-type="float">
            <text:p>0,0348963</text:p>
          </table:table-cell>
          <table:table-cell office:value-type="float" office:value="0.0285783" calcext:value-type="float">
            <text:p>0,0285783</text:p>
          </table:table-cell>
          <table:table-cell office:value-type="float" office:value="0.0495481" calcext:value-type="float">
            <text:p>0,0495481</text:p>
          </table:table-cell>
          <table:table-cell office:value-type="float" office:value="-0.0208242" calcext:value-type="float">
            <text:p>-0,0208242</text:p>
          </table:table-cell>
          <table:table-cell office:value-type="float" office:value="-0.0167566" calcext:value-type="float">
            <text:p>-0,0167566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0686488" calcext:value-type="float">
            <text:p>-0,00686488</text:p>
          </table:table-cell>
          <table:table-cell office:value-type="float" office:value="0.00773919" calcext:value-type="float">
            <text:p>0,00773919</text:p>
          </table:table-cell>
          <table:table-cell office:value-type="float" office:value="0.0138143" calcext:value-type="float">
            <text:p>0,0138143</text:p>
          </table:table-cell>
          <table:table-cell office:value-type="float" office:value="0.100849" calcext:value-type="float">
            <text:p>0,100849</text:p>
          </table:table-cell>
          <table:table-cell office:value-type="float" office:value="-0.0189981" calcext:value-type="float">
            <text:p>-0,0189981</text:p>
          </table:table-cell>
          <table:table-cell office:value-type="float" office:value="0.0108207" calcext:value-type="float">
            <text:p>0,0108207</text:p>
          </table:table-cell>
          <table:table-cell office:value-type="float" office:value="0.0419697" calcext:value-type="float">
            <text:p>0,0419697</text:p>
          </table:table-cell>
          <table:table-cell office:value-type="float" office:value="0.0254476" calcext:value-type="float">
            <text:p>0,0254476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865685" calcext:value-type="float">
            <text:p>-0,0865685</text:p>
          </table:table-cell>
          <table:table-cell office:value-type="float" office:value="-0.0104283" calcext:value-type="float">
            <text:p>-0,0104283</text:p>
          </table:table-cell>
          <table:table-cell office:value-type="float" office:value="-0.0144198" calcext:value-type="float">
            <text:p>-0,0144198</text:p>
          </table:table-cell>
          <table:table-cell office:value-type="float" office:value="0.0256258" calcext:value-type="float">
            <text:p>0,0256258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3" calcext:value-type="float">
            <text:p>0,00298533</text:p>
          </table:table-cell>
          <table:table-cell office:value-type="float" office:value="0.149504" calcext:value-type="float">
            <text:p>0,149504</text:p>
          </table:table-cell>
          <table:table-cell office:value-type="float" office:value="-0.0645709" calcext:value-type="float">
            <text:p>-0,0645709</text:p>
          </table:table-cell>
          <table:table-cell office:value-type="float" office:value="0.0256704" calcext:value-type="float">
            <text:p>0,0256704</text:p>
          </table:table-cell>
          <table:table-cell office:value-type="float" office:value="0.070659" calcext:value-type="float">
            <text:p>0,070659</text:p>
          </table:table-cell>
          <table:table-cell office:value-type="float" office:value="0.000789386" calcext:value-type="float">
            <text:p>0,000789386</text:p>
          </table:table-cell>
          <table:table-cell office:value-type="float" office:value="0.0267693" calcext:value-type="float">
            <text:p>0,0267693</text:p>
          </table:table-cell>
          <table:table-cell office:value-type="float" office:value="0.0418107" calcext:value-type="float">
            <text:p>0,0418107</text:p>
          </table:table-cell>
          <table:table-cell office:value-type="float" office:value="-0.00787091" calcext:value-type="float">
            <text:p>-0,00787091</text:p>
          </table:table-cell>
          <table:table-cell office:value-type="float" office:value="-0.0164519" calcext:value-type="float">
            <text:p>-0,0164519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86" calcext:value-type="float">
            <text:p>-0,00141386</text:p>
          </table:table-cell>
          <table:table-cell office:value-type="float" office:value="-0.0104433" calcext:value-type="float">
            <text:p>-0,0104433</text:p>
          </table:table-cell>
          <table:table-cell office:value-type="float" office:value="-0.0645337" calcext:value-type="float">
            <text:p>-0,0645337</text:p>
          </table:table-cell>
          <table:table-cell office:value-type="float" office:value="0.0248873" calcext:value-type="float">
            <text:p>0,0248873</text:p>
          </table:table-cell>
          <table:table-cell office:value-type="float" office:value="0.0842677" calcext:value-type="float">
            <text:p>0,0842677</text:p>
          </table:table-cell>
          <table:table-cell office:value-type="float" office:value="-0.00244435" calcext:value-type="float">
            <text:p>-0,00244435</text:p>
          </table:table-cell>
          <table:table-cell office:value-type="float" office:value="0.0281147" calcext:value-type="float">
            <text:p>0,0281147</text:p>
          </table:table-cell>
          <table:table-cell office:value-type="float" office:value="0.0601905" calcext:value-type="float">
            <text:p>0,0601905</text:p>
          </table:table-cell>
          <table:table-cell office:value-type="float" office:value="0.0497586" calcext:value-type="float">
            <text:p>0,0497586</text:p>
          </table:table-cell>
          <table:table-cell office:value-type="float" office:value="0.165972" calcext:value-type="float">
            <text:p>0,165972</text:p>
          </table:table-cell>
          <table:table-cell office:value-type="float" office:value="0.0493294" calcext:value-type="float">
            <text:p>0,0493294</text:p>
          </table:table-cell>
          <table:table-cell office:value-type="float" office:value="-0.00202655" calcext:value-type="float">
            <text:p>-0,00202655</text:p>
          </table:table-cell>
          <table:table-cell office:value-type="float" office:value="0.024016" calcext:value-type="float">
            <text:p>0,024016</text:p>
          </table:table-cell>
          <table:table-cell office:value-type="float" office:value="-2.12661" calcext:value-type="float">
            <text:p>-2,12661</text:p>
          </table:table-cell>
          <table:table-cell office:value-type="float" office:value="-0.0391295" calcext:value-type="float">
            <text:p>-0,0391295</text:p>
          </table:table-cell>
          <table:table-cell office:value-type="float" office:value="-1.60882" calcext:value-type="float">
            <text:p>-1,608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27" calcext:value-type="float">
            <text:p>566,127</text:p>
          </table:table-cell>
          <table:table-cell office:value-type="float" office:value="570.686" calcext:value-type="float">
            <text:p>570,686</text:p>
          </table:table-cell>
          <table:table-cell office:value-type="float" office:value="362.984" calcext:value-type="float">
            <text:p>362,984</text:p>
          </table:table-cell>
          <table:table-cell office:value-type="float" office:value="169.102" calcext:value-type="float">
            <text:p>169,102</text:p>
          </table:table-cell>
          <table:table-cell office:value-type="float" office:value="0.194507" calcext:value-type="float">
            <text:p>0,194507</text:p>
          </table:table-cell>
          <table:table-cell office:value-type="float" office:value="-1.08806" calcext:value-type="float">
            <text:p>-1,08806</text:p>
          </table:table-cell>
          <table:table-cell office:value-type="float" office:value="-0.0185782" calcext:value-type="float">
            <text:p>-0,0185782</text:p>
          </table:table-cell>
          <table:table-cell office:value-type="float" office:value="0.00917832" calcext:value-type="float">
            <text:p>0,00917832</text:p>
          </table:table-cell>
          <table:table-cell office:value-type="float" office:value="1.74685" calcext:value-type="float">
            <text:p>1,746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49506" calcext:value-type="float">
            <text:p>0,0349506</text:p>
          </table:table-cell>
          <table:table-cell office:value-type="float" office:value="0.0107073" calcext:value-type="float">
            <text:p>0,0107073</text:p>
          </table:table-cell>
          <table:table-cell office:value-type="float" office:value="0.0348929" calcext:value-type="float">
            <text:p>0,0348929</text:p>
          </table:table-cell>
          <table:table-cell office:value-type="float" office:value="0.0285785" calcext:value-type="float">
            <text:p>0,0285785</text:p>
          </table:table-cell>
          <table:table-cell office:value-type="float" office:value="0.0495481" calcext:value-type="float">
            <text:p>0,0495481</text:p>
          </table:table-cell>
          <table:table-cell office:value-type="float" office:value="-0.0208235" calcext:value-type="float">
            <text:p>-0,0208235</text:p>
          </table:table-cell>
          <table:table-cell office:value-type="float" office:value="-0.0167563" calcext:value-type="float">
            <text:p>-0,0167563</text:p>
          </table:table-cell>
          <table:table-cell office:value-type="float" office:value="0.0185166" calcext:value-type="float">
            <text:p>0,0185166</text:p>
          </table:table-cell>
          <table:table-cell office:value-type="float" office:value="-0.00686286" calcext:value-type="float">
            <text:p>-0,00686286</text:p>
          </table:table-cell>
          <table:table-cell office:value-type="float" office:value="0.00773951" calcext:value-type="float">
            <text:p>0,00773951</text:p>
          </table:table-cell>
          <table:table-cell office:value-type="float" office:value="0.0138146" calcext:value-type="float">
            <text:p>0,0138146</text:p>
          </table:table-cell>
          <table:table-cell office:value-type="float" office:value="0.100851" calcext:value-type="float">
            <text:p>0,100851</text:p>
          </table:table-cell>
          <table:table-cell office:value-type="float" office:value="-0.0189981" calcext:value-type="float">
            <text:p>-0,0189981</text:p>
          </table:table-cell>
          <table:table-cell office:value-type="float" office:value="0.0108206" calcext:value-type="float">
            <text:p>0,0108206</text:p>
          </table:table-cell>
          <table:table-cell office:value-type="float" office:value="0.0419705" calcext:value-type="float">
            <text:p>0,0419705</text:p>
          </table:table-cell>
          <table:table-cell office:value-type="float" office:value="0.0254481" calcext:value-type="float">
            <text:p>0,0254481</text:p>
          </table:table-cell>
          <table:table-cell office:value-type="float" office:value="0.0185166" calcext:value-type="float">
            <text:p>0,0185166</text:p>
          </table:table-cell>
          <table:table-cell office:value-type="float" office:value="-0.0865713" calcext:value-type="float">
            <text:p>-0,0865713</text:p>
          </table:table-cell>
          <table:table-cell office:value-type="float" office:value="-0.0104287" calcext:value-type="float">
            <text:p>-0,0104287</text:p>
          </table:table-cell>
          <table:table-cell office:value-type="float" office:value="-0.0144197" calcext:value-type="float">
            <text:p>-0,0144197</text:p>
          </table:table-cell>
          <table:table-cell office:value-type="float" office:value="0.0256258" calcext:value-type="float">
            <text:p>0,0256258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3" calcext:value-type="float">
            <text:p>0,00298533</text:p>
          </table:table-cell>
          <table:table-cell office:value-type="float" office:value="0.150172" calcext:value-type="float">
            <text:p>0,150172</text:p>
          </table:table-cell>
          <table:table-cell office:value-type="float" office:value="-0.064886" calcext:value-type="float">
            <text:p>-0,064886</text:p>
          </table:table-cell>
          <table:table-cell office:value-type="float" office:value="0.0268045" calcext:value-type="float">
            <text:p>0,0268045</text:p>
          </table:table-cell>
          <table:table-cell office:value-type="float" office:value="0.0706591" calcext:value-type="float">
            <text:p>0,0706591</text:p>
          </table:table-cell>
          <table:table-cell office:value-type="float" office:value="0.00078943" calcext:value-type="float">
            <text:p>0,00078943</text:p>
          </table:table-cell>
          <table:table-cell office:value-type="float" office:value="0.0267693" calcext:value-type="float">
            <text:p>0,0267693</text:p>
          </table:table-cell>
          <table:table-cell office:value-type="float" office:value="0.0408854" calcext:value-type="float">
            <text:p>0,0408854</text:p>
          </table:table-cell>
          <table:table-cell office:value-type="float" office:value="-0.00892227" calcext:value-type="float">
            <text:p>-0,00892227</text:p>
          </table:table-cell>
          <table:table-cell office:value-type="float" office:value="-0.0159398" calcext:value-type="float">
            <text:p>-0,0159398</text:p>
          </table:table-cell>
          <table:table-cell office:value-type="float" office:value="0.0218098" calcext:value-type="float">
            <text:p>0,0218098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95" calcext:value-type="float">
            <text:p>-0,00141395</text:p>
          </table:table-cell>
          <table:table-cell office:value-type="float" office:value="-0.00999428" calcext:value-type="float">
            <text:p>-0,00999428</text:p>
          </table:table-cell>
          <table:table-cell office:value-type="float" office:value="-0.06305" calcext:value-type="float">
            <text:p>-0,06305</text:p>
          </table:table-cell>
          <table:table-cell office:value-type="float" office:value="0.026804" calcext:value-type="float">
            <text:p>0,026804</text:p>
          </table:table-cell>
          <table:table-cell office:value-type="float" office:value="0.0842675" calcext:value-type="float">
            <text:p>0,0842675</text:p>
          </table:table-cell>
          <table:table-cell office:value-type="float" office:value="-0.00244434" calcext:value-type="float">
            <text:p>-0,00244434</text:p>
          </table:table-cell>
          <table:table-cell office:value-type="float" office:value="0.0281147" calcext:value-type="float">
            <text:p>0,0281147</text:p>
          </table:table-cell>
          <table:table-cell office:value-type="float" office:value="0.0629298" calcext:value-type="float">
            <text:p>0,0629298</text:p>
          </table:table-cell>
          <table:table-cell office:value-type="float" office:value="0.0498388" calcext:value-type="float">
            <text:p>0,0498388</text:p>
          </table:table-cell>
          <table:table-cell office:value-type="float" office:value="0.166508" calcext:value-type="float">
            <text:p>0,166508</text:p>
          </table:table-cell>
          <table:table-cell office:value-type="float" office:value="0.0492557" calcext:value-type="float">
            <text:p>0,0492557</text:p>
          </table:table-cell>
          <table:table-cell office:value-type="float" office:value="-0.00202657" calcext:value-type="float">
            <text:p>-0,00202657</text:p>
          </table:table-cell>
          <table:table-cell office:value-type="float" office:value="0.0241668" calcext:value-type="float">
            <text:p>0,0241668</text:p>
          </table:table-cell>
          <table:table-cell office:value-type="float" office:value="-2.12355" calcext:value-type="float">
            <text:p>-2,12355</text:p>
          </table:table-cell>
          <table:table-cell office:value-type="float" office:value="-0.0390278" calcext:value-type="float">
            <text:p>-0,0390278</text:p>
          </table:table-cell>
          <table:table-cell office:value-type="float" office:value="-1.60896" calcext:value-type="float">
            <text:p>-1,608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" calcext:value-type="float">
            <text:p>566,13</text:p>
          </table:table-cell>
          <table:table-cell office:value-type="float" office:value="570.686" calcext:value-type="float">
            <text:p>570,686</text:p>
          </table:table-cell>
          <table:table-cell office:value-type="float" office:value="362.998" calcext:value-type="float">
            <text:p>362,998</text:p>
          </table:table-cell>
          <table:table-cell office:value-type="float" office:value="169.096" calcext:value-type="float">
            <text:p>169,096</text:p>
          </table:table-cell>
          <table:table-cell office:value-type="float" office:value="0.194403" calcext:value-type="float">
            <text:p>0,194403</text:p>
          </table:table-cell>
          <table:table-cell office:value-type="float" office:value="-1.08751" calcext:value-type="float">
            <text:p>-1,08751</text:p>
          </table:table-cell>
          <table:table-cell office:value-type="float" office:value="-0.0185746" calcext:value-type="float">
            <text:p>-0,0185746</text:p>
          </table:table-cell>
          <table:table-cell office:value-type="float" office:value="0.00918395" calcext:value-type="float">
            <text:p>0,00918395</text:p>
          </table:table-cell>
          <table:table-cell office:value-type="float" office:value="1.74581" calcext:value-type="float">
            <text:p>1,745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27642" calcext:value-type="float">
            <text:p>0,0327642</text:p>
          </table:table-cell>
          <table:table-cell office:value-type="float" office:value="0.010707" calcext:value-type="float">
            <text:p>0,010707</text:p>
          </table:table-cell>
          <table:table-cell office:value-type="float" office:value="0.0348914" calcext:value-type="float">
            <text:p>0,0348914</text:p>
          </table:table-cell>
          <table:table-cell office:value-type="float" office:value="0.0285785" calcext:value-type="float">
            <text:p>0,0285785</text:p>
          </table:table-cell>
          <table:table-cell office:value-type="float" office:value="0.049548" calcext:value-type="float">
            <text:p>0,049548</text:p>
          </table:table-cell>
          <table:table-cell office:value-type="float" office:value="-0.0208231" calcext:value-type="float">
            <text:p>-0,0208231</text:p>
          </table:table-cell>
          <table:table-cell office:value-type="float" office:value="-0.016756" calcext:value-type="float">
            <text:p>-0,016756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0686205" calcext:value-type="float">
            <text:p>-0,00686205</text:p>
          </table:table-cell>
          <table:table-cell office:value-type="float" office:value="0.00773967" calcext:value-type="float">
            <text:p>0,00773967</text:p>
          </table:table-cell>
          <table:table-cell office:value-type="float" office:value="0.0138148" calcext:value-type="float">
            <text:p>0,0138148</text:p>
          </table:table-cell>
          <table:table-cell office:value-type="float" office:value="0.100852" calcext:value-type="float">
            <text:p>0,100852</text:p>
          </table:table-cell>
          <table:table-cell office:value-type="float" office:value="-0.0189981" calcext:value-type="float">
            <text:p>-0,0189981</text:p>
          </table:table-cell>
          <table:table-cell office:value-type="float" office:value="0.0108206" calcext:value-type="float">
            <text:p>0,0108206</text:p>
          </table:table-cell>
          <table:table-cell office:value-type="float" office:value="0.0419707" calcext:value-type="float">
            <text:p>0,0419707</text:p>
          </table:table-cell>
          <table:table-cell office:value-type="float" office:value="0.0254483" calcext:value-type="float">
            <text:p>0,0254483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865729" calcext:value-type="float">
            <text:p>-0,0865729</text:p>
          </table:table-cell>
          <table:table-cell office:value-type="float" office:value="-0.010429" calcext:value-type="float">
            <text:p>-0,010429</text:p>
          </table:table-cell>
          <table:table-cell office:value-type="float" office:value="-0.0144196" calcext:value-type="float">
            <text:p>-0,0144196</text:p>
          </table:table-cell>
          <table:table-cell office:value-type="float" office:value="0.0256259" calcext:value-type="float">
            <text:p>0,0256259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51364" calcext:value-type="float">
            <text:p>0,151364</text:p>
          </table:table-cell>
          <table:table-cell office:value-type="float" office:value="-0.0642181" calcext:value-type="float">
            <text:p>-0,0642181</text:p>
          </table:table-cell>
          <table:table-cell office:value-type="float" office:value="0.0286457" calcext:value-type="float">
            <text:p>0,0286457</text:p>
          </table:table-cell>
          <table:table-cell office:value-type="float" office:value="0.0706592" calcext:value-type="float">
            <text:p>0,0706592</text:p>
          </table:table-cell>
          <table:table-cell office:value-type="float" office:value="0.000789439" calcext:value-type="float">
            <text:p>0,000789439</text:p>
          </table:table-cell>
          <table:table-cell office:value-type="float" office:value="0.0267693" calcext:value-type="float">
            <text:p>0,0267693</text:p>
          </table:table-cell>
          <table:table-cell office:value-type="float" office:value="0.0423763" calcext:value-type="float">
            <text:p>0,0423763</text:p>
          </table:table-cell>
          <table:table-cell office:value-type="float" office:value="-0.00850554" calcext:value-type="float">
            <text:p>-0,00850554</text:p>
          </table:table-cell>
          <table:table-cell office:value-type="float" office:value="-0.0163271" calcext:value-type="float">
            <text:p>-0,0163271</text:p>
          </table:table-cell>
          <table:table-cell office:value-type="float" office:value="0.0218098" calcext:value-type="float">
            <text:p>0,0218098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87" calcext:value-type="float">
            <text:p>-0,00141387</text:p>
          </table:table-cell>
          <table:table-cell office:value-type="float" office:value="-0.00982608" calcext:value-type="float">
            <text:p>-0,00982608</text:p>
          </table:table-cell>
          <table:table-cell office:value-type="float" office:value="-0.0648185" calcext:value-type="float">
            <text:p>-0,0648185</text:p>
          </table:table-cell>
          <table:table-cell office:value-type="float" office:value="0.0284396" calcext:value-type="float">
            <text:p>0,0284396</text:p>
          </table:table-cell>
          <table:table-cell office:value-type="float" office:value="0.0842674" calcext:value-type="float">
            <text:p>0,0842674</text:p>
          </table:table-cell>
          <table:table-cell office:value-type="float" office:value="-0.00244424" calcext:value-type="float">
            <text:p>-0,00244424</text:p>
          </table:table-cell>
          <table:table-cell office:value-type="float" office:value="0.0281146" calcext:value-type="float">
            <text:p>0,0281146</text:p>
          </table:table-cell>
          <table:table-cell office:value-type="float" office:value="0.0631158" calcext:value-type="float">
            <text:p>0,0631158</text:p>
          </table:table-cell>
          <table:table-cell office:value-type="float" office:value="0.0497782" calcext:value-type="float">
            <text:p>0,0497782</text:p>
          </table:table-cell>
          <table:table-cell office:value-type="float" office:value="0.166141" calcext:value-type="float">
            <text:p>0,166141</text:p>
          </table:table-cell>
          <table:table-cell office:value-type="float" office:value="0.0493083" calcext:value-type="float">
            <text:p>0,0493083</text:p>
          </table:table-cell>
          <table:table-cell office:value-type="float" office:value="-0.00202658" calcext:value-type="float">
            <text:p>-0,00202658</text:p>
          </table:table-cell>
          <table:table-cell office:value-type="float" office:value="0.024059" calcext:value-type="float">
            <text:p>0,024059</text:p>
          </table:table-cell>
          <table:table-cell office:value-type="float" office:value="-2.12573" calcext:value-type="float">
            <text:p>-2,12573</text:p>
          </table:table-cell>
          <table:table-cell office:value-type="float" office:value="-0.0391183" calcext:value-type="float">
            <text:p>-0,0391183</text:p>
          </table:table-cell>
          <table:table-cell office:value-type="float" office:value="-1.60888" calcext:value-type="float">
            <text:p>-1,608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1" calcext:value-type="float">
            <text:p>566,131</text:p>
          </table:table-cell>
          <table:table-cell office:value-type="float" office:value="570.687" calcext:value-type="float">
            <text:p>570,687</text:p>
          </table:table-cell>
          <table:table-cell office:value-type="float" office:value="363.005" calcext:value-type="float">
            <text:p>363,005</text:p>
          </table:table-cell>
          <table:table-cell office:value-type="float" office:value="169.093" calcext:value-type="float">
            <text:p>169,093</text:p>
          </table:table-cell>
          <table:table-cell office:value-type="float" office:value="0.194351" calcext:value-type="float">
            <text:p>0,194351</text:p>
          </table:table-cell>
          <table:table-cell office:value-type="float" office:value="-1.08724" calcext:value-type="float">
            <text:p>-1,08724</text:p>
          </table:table-cell>
          <table:table-cell office:value-type="float" office:value="-0.0185738" calcext:value-type="float">
            <text:p>-0,0185738</text:p>
          </table:table-cell>
          <table:table-cell office:value-type="float" office:value="0.00918691" calcext:value-type="float">
            <text:p>0,00918691</text:p>
          </table:table-cell>
          <table:table-cell office:value-type="float" office:value="1.74536" calcext:value-type="float">
            <text:p>1,745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9493" calcext:value-type="float">
            <text:p>0,0329493</text:p>
          </table:table-cell>
          <table:table-cell office:value-type="float" office:value="0.0107063" calcext:value-type="float">
            <text:p>0,0107063</text:p>
          </table:table-cell>
          <table:table-cell office:value-type="float" office:value="0.0348892" calcext:value-type="float">
            <text:p>0,0348892</text:p>
          </table:table-cell>
          <table:table-cell office:value-type="float" office:value="0.0285786" calcext:value-type="float">
            <text:p>0,0285786</text:p>
          </table:table-cell>
          <table:table-cell office:value-type="float" office:value="0.0495476" calcext:value-type="float">
            <text:p>0,0495476</text:p>
          </table:table-cell>
          <table:table-cell office:value-type="float" office:value="-0.0208226" calcext:value-type="float">
            <text:p>-0,0208226</text:p>
          </table:table-cell>
          <table:table-cell office:value-type="float" office:value="-0.0167553" calcext:value-type="float">
            <text:p>-0,0167553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068603" calcext:value-type="float">
            <text:p>-0,0068603</text:p>
          </table:table-cell>
          <table:table-cell office:value-type="float" office:value="0.00774007" calcext:value-type="float">
            <text:p>0,00774007</text:p>
          </table:table-cell>
          <table:table-cell office:value-type="float" office:value="0.0138154" calcext:value-type="float">
            <text:p>0,0138154</text:p>
          </table:table-cell>
          <table:table-cell office:value-type="float" office:value="0.100856" calcext:value-type="float">
            <text:p>0,100856</text:p>
          </table:table-cell>
          <table:table-cell office:value-type="float" office:value="-0.0189982" calcext:value-type="float">
            <text:p>-0,0189982</text:p>
          </table:table-cell>
          <table:table-cell office:value-type="float" office:value="0.0108203" calcext:value-type="float">
            <text:p>0,0108203</text:p>
          </table:table-cell>
          <table:table-cell office:value-type="float" office:value="0.0419715" calcext:value-type="float">
            <text:p>0,0419715</text:p>
          </table:table-cell>
          <table:table-cell office:value-type="float" office:value="0.0254488" calcext:value-type="float">
            <text:p>0,0254488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865779" calcext:value-type="float">
            <text:p>-0,0865779</text:p>
          </table:table-cell>
          <table:table-cell office:value-type="float" office:value="-0.0104296" calcext:value-type="float">
            <text:p>-0,0104296</text:p>
          </table:table-cell>
          <table:table-cell office:value-type="float" office:value="-0.0144193" calcext:value-type="float">
            <text:p>-0,0144193</text:p>
          </table:table-cell>
          <table:table-cell office:value-type="float" office:value="0.025626" calcext:value-type="float">
            <text:p>0,025626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26" calcext:value-type="float">
            <text:p>0,00298526</text:p>
          </table:table-cell>
          <table:table-cell office:value-type="float" office:value="0.15185" calcext:value-type="float">
            <text:p>0,15185</text:p>
          </table:table-cell>
          <table:table-cell office:value-type="float" office:value="-0.0681428" calcext:value-type="float">
            <text:p>-0,0681428</text:p>
          </table:table-cell>
          <table:table-cell office:value-type="float" office:value="0.0301859" calcext:value-type="float">
            <text:p>0,0301859</text:p>
          </table:table-cell>
          <table:table-cell office:value-type="float" office:value="0.0706596" calcext:value-type="float">
            <text:p>0,0706596</text:p>
          </table:table-cell>
          <table:table-cell office:value-type="float" office:value="0.000789543" calcext:value-type="float">
            <text:p>0,000789543</text:p>
          </table:table-cell>
          <table:table-cell office:value-type="float" office:value="0.0267696" calcext:value-type="float">
            <text:p>0,0267696</text:p>
          </table:table-cell>
          <table:table-cell office:value-type="float" office:value="0.04027" calcext:value-type="float">
            <text:p>0,04027</text:p>
          </table:table-cell>
          <table:table-cell office:value-type="float" office:value="-0.00758498" calcext:value-type="float">
            <text:p>-0,00758498</text:p>
          </table:table-cell>
          <table:table-cell office:value-type="float" office:value="-0.0145655" calcext:value-type="float">
            <text:p>-0,0145655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9" calcext:value-type="float">
            <text:p>-0,0014139</text:p>
          </table:table-cell>
          <table:table-cell office:value-type="float" office:value="-0.00868813" calcext:value-type="float">
            <text:p>-0,00868813</text:p>
          </table:table-cell>
          <table:table-cell office:value-type="float" office:value="-0.0640057" calcext:value-type="float">
            <text:p>-0,0640057</text:p>
          </table:table-cell>
          <table:table-cell office:value-type="float" office:value="0.0276264" calcext:value-type="float">
            <text:p>0,0276264</text:p>
          </table:table-cell>
          <table:table-cell office:value-type="float" office:value="0.0842681" calcext:value-type="float">
            <text:p>0,0842681</text:p>
          </table:table-cell>
          <table:table-cell office:value-type="float" office:value="-0.0024436" calcext:value-type="float">
            <text:p>-0,0024436</text:p>
          </table:table-cell>
          <table:table-cell office:value-type="float" office:value="0.0281137" calcext:value-type="float">
            <text:p>0,0281137</text:p>
          </table:table-cell>
          <table:table-cell office:value-type="float" office:value="0.0679831" calcext:value-type="float">
            <text:p>0,0679831</text:p>
          </table:table-cell>
          <table:table-cell office:value-type="float" office:value="0.0467877" calcext:value-type="float">
            <text:p>0,0467877</text:p>
          </table:table-cell>
          <table:table-cell office:value-type="float" office:value="0.171863" calcext:value-type="float">
            <text:p>0,171863</text:p>
          </table:table-cell>
          <table:table-cell office:value-type="float" office:value="0.0493037" calcext:value-type="float">
            <text:p>0,0493037</text:p>
          </table:table-cell>
          <table:table-cell office:value-type="float" office:value="-0.00202659" calcext:value-type="float">
            <text:p>-0,00202659</text:p>
          </table:table-cell>
          <table:table-cell office:value-type="float" office:value="0.0240682" calcext:value-type="float">
            <text:p>0,0240682</text:p>
          </table:table-cell>
          <table:table-cell office:value-type="float" office:value="-2.12553" calcext:value-type="float">
            <text:p>-2,12553</text:p>
          </table:table-cell>
          <table:table-cell office:value-type="float" office:value="-0.0391268" calcext:value-type="float">
            <text:p>-0,0391268</text:p>
          </table:table-cell>
          <table:table-cell office:value-type="float" office:value="-1.60891" calcext:value-type="float">
            <text:p>-1,608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2" calcext:value-type="float">
            <text:p>566,132</text:p>
          </table:table-cell>
          <table:table-cell office:value-type="float" office:value="570.688" calcext:value-type="float">
            <text:p>570,688</text:p>
          </table:table-cell>
          <table:table-cell office:value-type="float" office:value="363.02" calcext:value-type="float">
            <text:p>363,02</text:p>
          </table:table-cell>
          <table:table-cell office:value-type="float" office:value="169.086" calcext:value-type="float">
            <text:p>169,086</text:p>
          </table:table-cell>
          <table:table-cell office:value-type="float" office:value="0.194313" calcext:value-type="float">
            <text:p>0,194313</text:p>
          </table:table-cell>
          <table:table-cell office:value-type="float" office:value="-1.08696" calcext:value-type="float">
            <text:p>-1,08696</text:p>
          </table:table-cell>
          <table:table-cell office:value-type="float" office:value="-0.0185759" calcext:value-type="float">
            <text:p>-0,0185759</text:p>
          </table:table-cell>
          <table:table-cell office:value-type="float" office:value="0.00919343" calcext:value-type="float">
            <text:p>0,00919343</text:p>
          </table:table-cell>
          <table:table-cell office:value-type="float" office:value="1.74475" calcext:value-type="float">
            <text:p>1,744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01823" calcext:value-type="float">
            <text:p>0,0301823</text:p>
          </table:table-cell>
          <table:table-cell office:value-type="float" office:value="0.010706" calcext:value-type="float">
            <text:p>0,010706</text:p>
          </table:table-cell>
          <table:table-cell office:value-type="float" office:value="0.0348875" calcext:value-type="float">
            <text:p>0,0348875</text:p>
          </table:table-cell>
          <table:table-cell office:value-type="float" office:value="0.0285787" calcext:value-type="float">
            <text:p>0,0285787</text:p>
          </table:table-cell>
          <table:table-cell office:value-type="float" office:value="0.0495476" calcext:value-type="float">
            <text:p>0,0495476</text:p>
          </table:table-cell>
          <table:table-cell office:value-type="float" office:value="-0.0208221" calcext:value-type="float">
            <text:p>-0,0208221</text:p>
          </table:table-cell>
          <table:table-cell office:value-type="float" office:value="-0.016755" calcext:value-type="float">
            <text:p>-0,016755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0685975" calcext:value-type="float">
            <text:p>-0,00685975</text:p>
          </table:table-cell>
          <table:table-cell office:value-type="float" office:value="0.00774037" calcext:value-type="float">
            <text:p>0,00774037</text:p>
          </table:table-cell>
          <table:table-cell office:value-type="float" office:value="0.0138157" calcext:value-type="float">
            <text:p>0,0138157</text:p>
          </table:table-cell>
          <table:table-cell office:value-type="float" office:value="0.100857" calcext:value-type="float">
            <text:p>0,100857</text:p>
          </table:table-cell>
          <table:table-cell office:value-type="float" office:value="-0.0189981" calcext:value-type="float">
            <text:p>-0,0189981</text:p>
          </table:table-cell>
          <table:table-cell office:value-type="float" office:value="0.01082" calcext:value-type="float">
            <text:p>0,01082</text:p>
          </table:table-cell>
          <table:table-cell office:value-type="float" office:value="0.0419716" calcext:value-type="float">
            <text:p>0,0419716</text:p>
          </table:table-cell>
          <table:table-cell office:value-type="float" office:value="0.0254491" calcext:value-type="float">
            <text:p>0,0254491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865796" calcext:value-type="float">
            <text:p>-0,0865796</text:p>
          </table:table-cell>
          <table:table-cell office:value-type="float" office:value="-0.0104298" calcext:value-type="float">
            <text:p>-0,0104298</text:p>
          </table:table-cell>
          <table:table-cell office:value-type="float" office:value="-0.0144192" calcext:value-type="float">
            <text:p>-0,0144192</text:p>
          </table:table-cell>
          <table:table-cell office:value-type="float" office:value="0.0256258" calcext:value-type="float">
            <text:p>0,0256258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51753" calcext:value-type="float">
            <text:p>0,151753</text:p>
          </table:table-cell>
          <table:table-cell office:value-type="float" office:value="-0.0681278" calcext:value-type="float">
            <text:p>-0,0681278</text:p>
          </table:table-cell>
          <table:table-cell office:value-type="float" office:value="0.0299215" calcext:value-type="float">
            <text:p>0,0299215</text:p>
          </table:table-cell>
          <table:table-cell office:value-type="float" office:value="0.0706595" calcext:value-type="float">
            <text:p>0,0706595</text:p>
          </table:table-cell>
          <table:table-cell office:value-type="float" office:value="0.000789499" calcext:value-type="float">
            <text:p>0,000789499</text:p>
          </table:table-cell>
          <table:table-cell office:value-type="float" office:value="0.0267693" calcext:value-type="float">
            <text:p>0,0267693</text:p>
          </table:table-cell>
          <table:table-cell office:value-type="float" office:value="0.0395958" calcext:value-type="float">
            <text:p>0,0395958</text:p>
          </table:table-cell>
          <table:table-cell office:value-type="float" office:value="-0.00778165" calcext:value-type="float">
            <text:p>-0,00778165</text:p>
          </table:table-cell>
          <table:table-cell office:value-type="float" office:value="-0.0148092" calcext:value-type="float">
            <text:p>-0,0148092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92" calcext:value-type="float">
            <text:p>-0,00141392</text:p>
          </table:table-cell>
          <table:table-cell office:value-type="float" office:value="-0.00946579" calcext:value-type="float">
            <text:p>-0,00946579</text:p>
          </table:table-cell>
          <table:table-cell office:value-type="float" office:value="-0.0642939" calcext:value-type="float">
            <text:p>-0,0642939</text:p>
          </table:table-cell>
          <table:table-cell office:value-type="float" office:value="0.0274689" calcext:value-type="float">
            <text:p>0,0274689</text:p>
          </table:table-cell>
          <table:table-cell office:value-type="float" office:value="0.0842669" calcext:value-type="float">
            <text:p>0,0842669</text:p>
          </table:table-cell>
          <table:table-cell office:value-type="float" office:value="-0.00244413" calcext:value-type="float">
            <text:p>-0,00244413</text:p>
          </table:table-cell>
          <table:table-cell office:value-type="float" office:value="0.0281145" calcext:value-type="float">
            <text:p>0,0281145</text:p>
          </table:table-cell>
          <table:table-cell office:value-type="float" office:value="0.0676478" calcext:value-type="float">
            <text:p>0,0676478</text:p>
          </table:table-cell>
          <table:table-cell office:value-type="float" office:value="0.0459038" calcext:value-type="float">
            <text:p>0,0459038</text:p>
          </table:table-cell>
          <table:table-cell office:value-type="float" office:value="0.172903" calcext:value-type="float">
            <text:p>0,172903</text:p>
          </table:table-cell>
          <table:table-cell office:value-type="float" office:value="0.0493702" calcext:value-type="float">
            <text:p>0,0493702</text:p>
          </table:table-cell>
          <table:table-cell office:value-type="float" office:value="-0.00202661" calcext:value-type="float">
            <text:p>-0,00202661</text:p>
          </table:table-cell>
          <table:table-cell office:value-type="float" office:value="0.0239319" calcext:value-type="float">
            <text:p>0,0239319</text:p>
          </table:table-cell>
          <table:table-cell office:value-type="float" office:value="-2.12829" calcext:value-type="float">
            <text:p>-2,12829</text:p>
          </table:table-cell>
          <table:table-cell office:value-type="float" office:value="-0.0392397" calcext:value-type="float">
            <text:p>-0,0392397</text:p>
          </table:table-cell>
          <table:table-cell office:value-type="float" office:value="-1.60881" calcext:value-type="float">
            <text:p>-1,608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3" calcext:value-type="float">
            <text:p>566,133</text:p>
          </table:table-cell>
          <table:table-cell office:value-type="float" office:value="570.689" calcext:value-type="float">
            <text:p>570,689</text:p>
          </table:table-cell>
          <table:table-cell office:value-type="float" office:value="363.028" calcext:value-type="float">
            <text:p>363,028</text:p>
          </table:table-cell>
          <table:table-cell office:value-type="float" office:value="169.083" calcext:value-type="float">
            <text:p>169,083</text:p>
          </table:table-cell>
          <table:table-cell office:value-type="float" office:value="0.194262" calcext:value-type="float">
            <text:p>0,194262</text:p>
          </table:table-cell>
          <table:table-cell office:value-type="float" office:value="-1.08671" calcext:value-type="float">
            <text:p>-1,08671</text:p>
          </table:table-cell>
          <table:table-cell office:value-type="float" office:value="-0.0185758" calcext:value-type="float">
            <text:p>-0,0185758</text:p>
          </table:table-cell>
          <table:table-cell office:value-type="float" office:value="0.00919653" calcext:value-type="float">
            <text:p>0,00919653</text:p>
          </table:table-cell>
          <table:table-cell office:value-type="float" office:value="1.74433" calcext:value-type="float">
            <text:p>1,744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91602" calcext:value-type="float">
            <text:p>0,0291602</text:p>
          </table:table-cell>
          <table:table-cell office:value-type="float" office:value="0.0107053" calcext:value-type="float">
            <text:p>0,0107053</text:p>
          </table:table-cell>
          <table:table-cell office:value-type="float" office:value="0.0348849" calcext:value-type="float">
            <text:p>0,0348849</text:p>
          </table:table-cell>
          <table:table-cell office:value-type="float" office:value="0.0285788" calcext:value-type="float">
            <text:p>0,0285788</text:p>
          </table:table-cell>
          <table:table-cell office:value-type="float" office:value="0.0495472" calcext:value-type="float">
            <text:p>0,0495472</text:p>
          </table:table-cell>
          <table:table-cell office:value-type="float" office:value="-0.0208216" calcext:value-type="float">
            <text:p>-0,0208216</text:p>
          </table:table-cell>
          <table:table-cell office:value-type="float" office:value="-0.0167543" calcext:value-type="float">
            <text:p>-0,0167543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0685769" calcext:value-type="float">
            <text:p>-0,00685769</text:p>
          </table:table-cell>
          <table:table-cell office:value-type="float" office:value="0.00774074" calcext:value-type="float">
            <text:p>0,00774074</text:p>
          </table:table-cell>
          <table:table-cell office:value-type="float" office:value="0.0138163" calcext:value-type="float">
            <text:p>0,0138163</text:p>
          </table:table-cell>
          <table:table-cell office:value-type="float" office:value="0.10086" calcext:value-type="float">
            <text:p>0,10086</text:p>
          </table:table-cell>
          <table:table-cell office:value-type="float" office:value="-0.0189983" calcext:value-type="float">
            <text:p>-0,0189983</text:p>
          </table:table-cell>
          <table:table-cell office:value-type="float" office:value="0.0108197" calcext:value-type="float">
            <text:p>0,0108197</text:p>
          </table:table-cell>
          <table:table-cell office:value-type="float" office:value="0.0419724" calcext:value-type="float">
            <text:p>0,0419724</text:p>
          </table:table-cell>
          <table:table-cell office:value-type="float" office:value="0.0254497" calcext:value-type="float">
            <text:p>0,0254497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865839" calcext:value-type="float">
            <text:p>-0,0865839</text:p>
          </table:table-cell>
          <table:table-cell office:value-type="float" office:value="-0.0104305" calcext:value-type="float">
            <text:p>-0,0104305</text:p>
          </table:table-cell>
          <table:table-cell office:value-type="float" office:value="-0.0144189" calcext:value-type="float">
            <text:p>-0,0144189</text:p>
          </table:table-cell>
          <table:table-cell office:value-type="float" office:value="0.0256259" calcext:value-type="float">
            <text:p>0,0256259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8" calcext:value-type="float">
            <text:p>0,00298538</text:p>
          </table:table-cell>
          <table:table-cell office:value-type="float" office:value="0.151532" calcext:value-type="float">
            <text:p>0,151532</text:p>
          </table:table-cell>
          <table:table-cell office:value-type="float" office:value="-0.0698871" calcext:value-type="float">
            <text:p>-0,0698871</text:p>
          </table:table-cell>
          <table:table-cell office:value-type="float" office:value="0.0284551" calcext:value-type="float">
            <text:p>0,0284551</text:p>
          </table:table-cell>
          <table:table-cell office:value-type="float" office:value="0.0706599" calcext:value-type="float">
            <text:p>0,0706599</text:p>
          </table:table-cell>
          <table:table-cell office:value-type="float" office:value="0.000789559" calcext:value-type="float">
            <text:p>0,000789559</text:p>
          </table:table-cell>
          <table:table-cell office:value-type="float" office:value="0.0267694" calcext:value-type="float">
            <text:p>0,0267694</text:p>
          </table:table-cell>
          <table:table-cell office:value-type="float" office:value="0.0401882" calcext:value-type="float">
            <text:p>0,0401882</text:p>
          </table:table-cell>
          <table:table-cell office:value-type="float" office:value="-0.0091593" calcext:value-type="float">
            <text:p>-0,0091593</text:p>
          </table:table-cell>
          <table:table-cell office:value-type="float" office:value="-0.0159637" calcext:value-type="float">
            <text:p>-0,0159637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396" calcext:value-type="float">
            <text:p>-0,00141396</text:p>
          </table:table-cell>
          <table:table-cell office:value-type="float" office:value="-0.00694044" calcext:value-type="float">
            <text:p>-0,00694044</text:p>
          </table:table-cell>
          <table:table-cell office:value-type="float" office:value="-0.0643197" calcext:value-type="float">
            <text:p>-0,0643197</text:p>
          </table:table-cell>
          <table:table-cell office:value-type="float" office:value="0.0283833" calcext:value-type="float">
            <text:p>0,0283833</text:p>
          </table:table-cell>
          <table:table-cell office:value-type="float" office:value="0.0842666" calcext:value-type="float">
            <text:p>0,0842666</text:p>
          </table:table-cell>
          <table:table-cell office:value-type="float" office:value="-0.0024447" calcext:value-type="float">
            <text:p>-0,0024447</text:p>
          </table:table-cell>
          <table:table-cell office:value-type="float" office:value="0.0281147" calcext:value-type="float">
            <text:p>0,0281147</text:p>
          </table:table-cell>
          <table:table-cell office:value-type="float" office:value="0.060608" calcext:value-type="float">
            <text:p>0,060608</text:p>
          </table:table-cell>
          <table:table-cell office:value-type="float" office:value="0.0452294" calcext:value-type="float">
            <text:p>0,0452294</text:p>
          </table:table-cell>
          <table:table-cell office:value-type="float" office:value="0.171032" calcext:value-type="float">
            <text:p>0,171032</text:p>
          </table:table-cell>
          <table:table-cell office:value-type="float" office:value="0.0493944" calcext:value-type="float">
            <text:p>0,0493944</text:p>
          </table:table-cell>
          <table:table-cell office:value-type="float" office:value="-0.00202661" calcext:value-type="float">
            <text:p>-0,00202661</text:p>
          </table:table-cell>
          <table:table-cell office:value-type="float" office:value="0.0238815" calcext:value-type="float">
            <text:p>0,0238815</text:p>
          </table:table-cell>
          <table:table-cell office:value-type="float" office:value="-2.1293" calcext:value-type="float">
            <text:p>-2,1293</text:p>
          </table:table-cell>
          <table:table-cell office:value-type="float" office:value="-0.0392953" calcext:value-type="float">
            <text:p>-0,0392953</text:p>
          </table:table-cell>
          <table:table-cell office:value-type="float" office:value="-1.60879" calcext:value-type="float">
            <text:p>-1,60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4" calcext:value-type="float">
            <text:p>566,134</text:p>
          </table:table-cell>
          <table:table-cell office:value-type="float" office:value="570.691" calcext:value-type="float">
            <text:p>570,691</text:p>
          </table:table-cell>
          <table:table-cell office:value-type="float" office:value="363.044" calcext:value-type="float">
            <text:p>363,044</text:p>
          </table:table-cell>
          <table:table-cell office:value-type="float" office:value="169.076" calcext:value-type="float">
            <text:p>169,076</text:p>
          </table:table-cell>
          <table:table-cell office:value-type="float" office:value="0.194219" calcext:value-type="float">
            <text:p>0,194219</text:p>
          </table:table-cell>
          <table:table-cell office:value-type="float" office:value="-1.0864" calcext:value-type="float">
            <text:p>-1,0864</text:p>
          </table:table-cell>
          <table:table-cell office:value-type="float" office:value="-0.0185776" calcext:value-type="float">
            <text:p>-0,0185776</text:p>
          </table:table-cell>
          <table:table-cell office:value-type="float" office:value="0.00920353" calcext:value-type="float">
            <text:p>0,00920353</text:p>
          </table:table-cell>
          <table:table-cell office:value-type="float" office:value="1.74369" calcext:value-type="float">
            <text:p>1,743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95418" calcext:value-type="float">
            <text:p>0,0295418</text:p>
          </table:table-cell>
          <table:table-cell office:value-type="float" office:value="0.010705" calcext:value-type="float">
            <text:p>0,010705</text:p>
          </table:table-cell>
          <table:table-cell office:value-type="float" office:value="0.034884" calcext:value-type="float">
            <text:p>0,034884</text:p>
          </table:table-cell>
          <table:table-cell office:value-type="float" office:value="0.0285789" calcext:value-type="float">
            <text:p>0,0285789</text:p>
          </table:table-cell>
          <table:table-cell office:value-type="float" office:value="0.0495471" calcext:value-type="float">
            <text:p>0,0495471</text:p>
          </table:table-cell>
          <table:table-cell office:value-type="float" office:value="-0.0208212" calcext:value-type="float">
            <text:p>-0,0208212</text:p>
          </table:table-cell>
          <table:table-cell office:value-type="float" office:value="-0.0167539" calcext:value-type="float">
            <text:p>-0,0167539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0685718" calcext:value-type="float">
            <text:p>-0,00685718</text:p>
          </table:table-cell>
          <table:table-cell office:value-type="float" office:value="0.00774092" calcext:value-type="float">
            <text:p>0,00774092</text:p>
          </table:table-cell>
          <table:table-cell office:value-type="float" office:value="0.0138166" calcext:value-type="float">
            <text:p>0,0138166</text:p>
          </table:table-cell>
          <table:table-cell office:value-type="float" office:value="0.10086" calcext:value-type="float">
            <text:p>0,10086</text:p>
          </table:table-cell>
          <table:table-cell office:value-type="float" office:value="-0.0189983" calcext:value-type="float">
            <text:p>-0,0189983</text:p>
          </table:table-cell>
          <table:table-cell office:value-type="float" office:value="0.0108197" calcext:value-type="float">
            <text:p>0,0108197</text:p>
          </table:table-cell>
          <table:table-cell office:value-type="float" office:value="0.0419725" calcext:value-type="float">
            <text:p>0,0419725</text:p>
          </table:table-cell>
          <table:table-cell office:value-type="float" office:value="0.02545" calcext:value-type="float">
            <text:p>0,02545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865849" calcext:value-type="float">
            <text:p>-0,0865849</text:p>
          </table:table-cell>
          <table:table-cell office:value-type="float" office:value="-0.0104308" calcext:value-type="float">
            <text:p>-0,0104308</text:p>
          </table:table-cell>
          <table:table-cell office:value-type="float" office:value="-0.0144188" calcext:value-type="float">
            <text:p>-0,0144188</text:p>
          </table:table-cell>
          <table:table-cell office:value-type="float" office:value="0.0256259" calcext:value-type="float">
            <text:p>0,0256259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51323" calcext:value-type="float">
            <text:p>0,151323</text:p>
          </table:table-cell>
          <table:table-cell office:value-type="float" office:value="-0.0699744" calcext:value-type="float">
            <text:p>-0,0699744</text:p>
          </table:table-cell>
          <table:table-cell office:value-type="float" office:value="0.0279587" calcext:value-type="float">
            <text:p>0,0279587</text:p>
          </table:table-cell>
          <table:table-cell office:value-type="float" office:value="0.0706599" calcext:value-type="float">
            <text:p>0,0706599</text:p>
          </table:table-cell>
          <table:table-cell office:value-type="float" office:value="0.000789582" calcext:value-type="float">
            <text:p>0,000789582</text:p>
          </table:table-cell>
          <table:table-cell office:value-type="float" office:value="0.0267695" calcext:value-type="float">
            <text:p>0,0267695</text:p>
          </table:table-cell>
          <table:table-cell office:value-type="float" office:value="0.0413644" calcext:value-type="float">
            <text:p>0,0413644</text:p>
          </table:table-cell>
          <table:table-cell office:value-type="float" office:value="-0.00998508" calcext:value-type="float">
            <text:p>-0,00998508</text:p>
          </table:table-cell>
          <table:table-cell office:value-type="float" office:value="-0.0166184" calcext:value-type="float">
            <text:p>-0,0166184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98" calcext:value-type="float">
            <text:p>-0,00141398</text:p>
          </table:table-cell>
          <table:table-cell office:value-type="float" office:value="-0.00562653" calcext:value-type="float">
            <text:p>-0,00562653</text:p>
          </table:table-cell>
          <table:table-cell office:value-type="float" office:value="-0.0637111" calcext:value-type="float">
            <text:p>-0,0637111</text:p>
          </table:table-cell>
          <table:table-cell office:value-type="float" office:value="0.0296574" calcext:value-type="float">
            <text:p>0,0296574</text:p>
          </table:table-cell>
          <table:table-cell office:value-type="float" office:value="0.0842667" calcext:value-type="float">
            <text:p>0,0842667</text:p>
          </table:table-cell>
          <table:table-cell office:value-type="float" office:value="-0.00244393" calcext:value-type="float">
            <text:p>-0,00244393</text:p>
          </table:table-cell>
          <table:table-cell office:value-type="float" office:value="0.0281143" calcext:value-type="float">
            <text:p>0,0281143</text:p>
          </table:table-cell>
          <table:table-cell office:value-type="float" office:value="0.0598034" calcext:value-type="float">
            <text:p>0,0598034</text:p>
          </table:table-cell>
          <table:table-cell office:value-type="float" office:value="0.0469031" calcext:value-type="float">
            <text:p>0,0469031</text:p>
          </table:table-cell>
          <table:table-cell office:value-type="float" office:value="0.168665" calcext:value-type="float">
            <text:p>0,168665</text:p>
          </table:table-cell>
          <table:table-cell office:value-type="float" office:value="0.0493852" calcext:value-type="float">
            <text:p>0,0493852</text:p>
          </table:table-cell>
          <table:table-cell office:value-type="float" office:value="-0.00202663" calcext:value-type="float">
            <text:p>-0,00202663</text:p>
          </table:table-cell>
          <table:table-cell office:value-type="float" office:value="0.0239003" calcext:value-type="float">
            <text:p>0,0239003</text:p>
          </table:table-cell>
          <table:table-cell office:value-type="float" office:value="-2.12891" calcext:value-type="float">
            <text:p>-2,12891</text:p>
          </table:table-cell>
          <table:table-cell office:value-type="float" office:value="-0.0392891" calcext:value-type="float">
            <text:p>-0,0392891</text:p>
          </table:table-cell>
          <table:table-cell office:value-type="float" office:value="-1.60882" calcext:value-type="float">
            <text:p>-1,608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5" calcext:value-type="float">
            <text:p>566,135</text:p>
          </table:table-cell>
          <table:table-cell office:value-type="float" office:value="570.692" calcext:value-type="float">
            <text:p>570,692</text:p>
          </table:table-cell>
          <table:table-cell office:value-type="float" office:value="363.052" calcext:value-type="float">
            <text:p>363,052</text:p>
          </table:table-cell>
          <table:table-cell office:value-type="float" office:value="169.072" calcext:value-type="float">
            <text:p>169,072</text:p>
          </table:table-cell>
          <table:table-cell office:value-type="float" office:value="0.194164" calcext:value-type="float">
            <text:p>0,194164</text:p>
          </table:table-cell>
          <table:table-cell office:value-type="float" office:value="-1.08609" calcext:value-type="float">
            <text:p>-1,08609</text:p>
          </table:table-cell>
          <table:table-cell office:value-type="float" office:value="-0.0185773" calcext:value-type="float">
            <text:p>-0,0185773</text:p>
          </table:table-cell>
          <table:table-cell office:value-type="float" office:value="0.00920698" calcext:value-type="float">
            <text:p>0,00920698</text:p>
          </table:table-cell>
          <table:table-cell office:value-type="float" office:value="1.74313" calcext:value-type="float">
            <text:p>1,743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81501" calcext:value-type="float">
            <text:p>0,0281501</text:p>
          </table:table-cell>
          <table:table-cell office:value-type="float" office:value="0.0107048" calcext:value-type="float">
            <text:p>0,0107048</text:p>
          </table:table-cell>
          <table:table-cell office:value-type="float" office:value="0.0348818" calcext:value-type="float">
            <text:p>0,0348818</text:p>
          </table:table-cell>
          <table:table-cell office:value-type="float" office:value="0.028579" calcext:value-type="float">
            <text:p>0,028579</text:p>
          </table:table-cell>
          <table:table-cell office:value-type="float" office:value="0.049547" calcext:value-type="float">
            <text:p>0,049547</text:p>
          </table:table-cell>
          <table:table-cell office:value-type="float" office:value="-0.0208207" calcext:value-type="float">
            <text:p>-0,0208207</text:p>
          </table:table-cell>
          <table:table-cell office:value-type="float" office:value="-0.0167537" calcext:value-type="float">
            <text:p>-0,0167537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0685598" calcext:value-type="float">
            <text:p>-0,00685598</text:p>
          </table:table-cell>
          <table:table-cell office:value-type="float" office:value="0.00774109" calcext:value-type="float">
            <text:p>0,00774109</text:p>
          </table:table-cell>
          <table:table-cell office:value-type="float" office:value="0.0138167" calcext:value-type="float">
            <text:p>0,0138167</text:p>
          </table:table-cell>
          <table:table-cell office:value-type="float" office:value="0.100861" calcext:value-type="float">
            <text:p>0,100861</text:p>
          </table:table-cell>
          <table:table-cell office:value-type="float" office:value="-0.0189983" calcext:value-type="float">
            <text:p>-0,0189983</text:p>
          </table:table-cell>
          <table:table-cell office:value-type="float" office:value="0.0108196" calcext:value-type="float">
            <text:p>0,0108196</text:p>
          </table:table-cell>
          <table:table-cell office:value-type="float" office:value="0.0419729" calcext:value-type="float">
            <text:p>0,0419729</text:p>
          </table:table-cell>
          <table:table-cell office:value-type="float" office:value="0.0254501" calcext:value-type="float">
            <text:p>0,0254501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86586" calcext:value-type="float">
            <text:p>-0,086586</text:p>
          </table:table-cell>
          <table:table-cell office:value-type="float" office:value="-0.0104309" calcext:value-type="float">
            <text:p>-0,0104309</text:p>
          </table:table-cell>
          <table:table-cell office:value-type="float" office:value="-0.0144187" calcext:value-type="float">
            <text:p>-0,0144187</text:p>
          </table:table-cell>
          <table:table-cell office:value-type="float" office:value="0.025626" calcext:value-type="float">
            <text:p>0,025626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7" calcext:value-type="float">
            <text:p>0,00298537</text:p>
          </table:table-cell>
          <table:table-cell office:value-type="float" office:value="0.152086" calcext:value-type="float">
            <text:p>0,152086</text:p>
          </table:table-cell>
          <table:table-cell office:value-type="float" office:value="-0.0704027" calcext:value-type="float">
            <text:p>-0,0704027</text:p>
          </table:table-cell>
          <table:table-cell office:value-type="float" office:value="0.0258305" calcext:value-type="float">
            <text:p>0,0258305</text:p>
          </table:table-cell>
          <table:table-cell office:value-type="float" office:value="0.07066" calcext:value-type="float">
            <text:p>0,07066</text:p>
          </table:table-cell>
          <table:table-cell office:value-type="float" office:value="0.000789564" calcext:value-type="float">
            <text:p>0,000789564</text:p>
          </table:table-cell>
          <table:table-cell office:value-type="float" office:value="0.0267694" calcext:value-type="float">
            <text:p>0,0267694</text:p>
          </table:table-cell>
          <table:table-cell office:value-type="float" office:value="0.0402911" calcext:value-type="float">
            <text:p>0,0402911</text:p>
          </table:table-cell>
          <table:table-cell office:value-type="float" office:value="-0.00986479" calcext:value-type="float">
            <text:p>-0,00986479</text:p>
          </table:table-cell>
          <table:table-cell office:value-type="float" office:value="-0.0166428" calcext:value-type="float">
            <text:p>-0,0166428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95" calcext:value-type="float">
            <text:p>-0,00141395</text:p>
          </table:table-cell>
          <table:table-cell office:value-type="float" office:value="-0.00631486" calcext:value-type="float">
            <text:p>-0,00631486</text:p>
          </table:table-cell>
          <table:table-cell office:value-type="float" office:value="-0.0632524" calcext:value-type="float">
            <text:p>-0,0632524</text:p>
          </table:table-cell>
          <table:table-cell office:value-type="float" office:value="0.0298914" calcext:value-type="float">
            <text:p>0,0298914</text:p>
          </table:table-cell>
          <table:table-cell office:value-type="float" office:value="0.0842664" calcext:value-type="float">
            <text:p>0,0842664</text:p>
          </table:table-cell>
          <table:table-cell office:value-type="float" office:value="-0.002444" calcext:value-type="float">
            <text:p>-0,002444</text:p>
          </table:table-cell>
          <table:table-cell office:value-type="float" office:value="0.0281143" calcext:value-type="float">
            <text:p>0,0281143</text:p>
          </table:table-cell>
          <table:table-cell office:value-type="float" office:value="0.0597809" calcext:value-type="float">
            <text:p>0,0597809</text:p>
          </table:table-cell>
          <table:table-cell office:value-type="float" office:value="0.0473199" calcext:value-type="float">
            <text:p>0,0473199</text:p>
          </table:table-cell>
          <table:table-cell office:value-type="float" office:value="0.169079" calcext:value-type="float">
            <text:p>0,169079</text:p>
          </table:table-cell>
          <table:table-cell office:value-type="float" office:value="0.0494184" calcext:value-type="float">
            <text:p>0,0494184</text:p>
          </table:table-cell>
          <table:table-cell office:value-type="float" office:value="-0.00202664" calcext:value-type="float">
            <text:p>-0,00202664</text:p>
          </table:table-cell>
          <table:table-cell office:value-type="float" office:value="0.0238317" calcext:value-type="float">
            <text:p>0,0238317</text:p>
          </table:table-cell>
          <table:table-cell office:value-type="float" office:value="-2.1303" calcext:value-type="float">
            <text:p>-2,1303</text:p>
          </table:table-cell>
          <table:table-cell office:value-type="float" office:value="-0.0393481" calcext:value-type="float">
            <text:p>-0,0393481</text:p>
          </table:table-cell>
          <table:table-cell office:value-type="float" office:value="-1.60877" calcext:value-type="float">
            <text:p>-1,608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7" calcext:value-type="float">
            <text:p>566,137</text:p>
          </table:table-cell>
          <table:table-cell office:value-type="float" office:value="570.692" calcext:value-type="float">
            <text:p>570,692</text:p>
          </table:table-cell>
          <table:table-cell office:value-type="float" office:value="363.058" calcext:value-type="float">
            <text:p>363,058</text:p>
          </table:table-cell>
          <table:table-cell office:value-type="float" office:value="169.07" calcext:value-type="float">
            <text:p>169,07</text:p>
          </table:table-cell>
          <table:table-cell office:value-type="float" office:value="0.194118" calcext:value-type="float">
            <text:p>0,194118</text:p>
          </table:table-cell>
          <table:table-cell office:value-type="float" office:value="-1.08588" calcext:value-type="float">
            <text:p>-1,08588</text:p>
          </table:table-cell>
          <table:table-cell office:value-type="float" office:value="-0.0185753" calcext:value-type="float">
            <text:p>-0,0185753</text:p>
          </table:table-cell>
          <table:table-cell office:value-type="float" office:value="0.00920934" calcext:value-type="float">
            <text:p>0,00920934</text:p>
          </table:table-cell>
          <table:table-cell office:value-type="float" office:value="1.74278" calcext:value-type="float">
            <text:p>1,742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62682" calcext:value-type="float">
            <text:p>0,0262682</text:p>
          </table:table-cell>
          <table:table-cell office:value-type="float" office:value="0.0107043" calcext:value-type="float">
            <text:p>0,0107043</text:p>
          </table:table-cell>
          <table:table-cell office:value-type="float" office:value="0.0348787" calcext:value-type="float">
            <text:p>0,0348787</text:p>
          </table:table-cell>
          <table:table-cell office:value-type="float" office:value="0.0285791" calcext:value-type="float">
            <text:p>0,0285791</text:p>
          </table:table-cell>
          <table:table-cell office:value-type="float" office:value="0.0495469" calcext:value-type="float">
            <text:p>0,0495469</text:p>
          </table:table-cell>
          <table:table-cell office:value-type="float" office:value="-0.0208201" calcext:value-type="float">
            <text:p>-0,0208201</text:p>
          </table:table-cell>
          <table:table-cell office:value-type="float" office:value="-0.0167534" calcext:value-type="float">
            <text:p>-0,0167534</text:p>
          </table:table-cell>
          <table:table-cell office:value-type="float" office:value="0.0185166" calcext:value-type="float">
            <text:p>0,0185166</text:p>
          </table:table-cell>
          <table:table-cell office:value-type="float" office:value="-0.00685411" calcext:value-type="float">
            <text:p>-0,00685411</text:p>
          </table:table-cell>
          <table:table-cell office:value-type="float" office:value="0.00774152" calcext:value-type="float">
            <text:p>0,00774152</text:p>
          </table:table-cell>
          <table:table-cell office:value-type="float" office:value="0.0138172" calcext:value-type="float">
            <text:p>0,0138172</text:p>
          </table:table-cell>
          <table:table-cell office:value-type="float" office:value="0.100863" calcext:value-type="float">
            <text:p>0,100863</text:p>
          </table:table-cell>
          <table:table-cell office:value-type="float" office:value="-0.0189984" calcext:value-type="float">
            <text:p>-0,0189984</text:p>
          </table:table-cell>
          <table:table-cell office:value-type="float" office:value="0.0108192" calcext:value-type="float">
            <text:p>0,0108192</text:p>
          </table:table-cell>
          <table:table-cell office:value-type="float" office:value="0.0419736" calcext:value-type="float">
            <text:p>0,0419736</text:p>
          </table:table-cell>
          <table:table-cell office:value-type="float" office:value="0.0254505" calcext:value-type="float">
            <text:p>0,0254505</text:p>
          </table:table-cell>
          <table:table-cell office:value-type="float" office:value="0.0185166" calcext:value-type="float">
            <text:p>0,0185166</text:p>
          </table:table-cell>
          <table:table-cell office:value-type="float" office:value="-0.0865893" calcext:value-type="float">
            <text:p>-0,0865893</text:p>
          </table:table-cell>
          <table:table-cell office:value-type="float" office:value="-0.0104313" calcext:value-type="float">
            <text:p>-0,0104313</text:p>
          </table:table-cell>
          <table:table-cell office:value-type="float" office:value="-0.0144185" calcext:value-type="float">
            <text:p>-0,0144185</text:p>
          </table:table-cell>
          <table:table-cell office:value-type="float" office:value="0.0256259" calcext:value-type="float">
            <text:p>0,0256259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5" calcext:value-type="float">
            <text:p>0,00298535</text:p>
          </table:table-cell>
          <table:table-cell office:value-type="float" office:value="0.152076" calcext:value-type="float">
            <text:p>0,152076</text:p>
          </table:table-cell>
          <table:table-cell office:value-type="float" office:value="-0.0701696" calcext:value-type="float">
            <text:p>-0,0701696</text:p>
          </table:table-cell>
          <table:table-cell office:value-type="float" office:value="0.0251639" calcext:value-type="float">
            <text:p>0,0251639</text:p>
          </table:table-cell>
          <table:table-cell office:value-type="float" office:value="0.0706603" calcext:value-type="float">
            <text:p>0,0706603</text:p>
          </table:table-cell>
          <table:table-cell office:value-type="float" office:value="0.000789634" calcext:value-type="float">
            <text:p>0,000789634</text:p>
          </table:table-cell>
          <table:table-cell office:value-type="float" office:value="0.0267694" calcext:value-type="float">
            <text:p>0,0267694</text:p>
          </table:table-cell>
          <table:table-cell office:value-type="float" office:value="0.0403421" calcext:value-type="float">
            <text:p>0,0403421</text:p>
          </table:table-cell>
          <table:table-cell office:value-type="float" office:value="-0.0101985" calcext:value-type="float">
            <text:p>-0,0101985</text:p>
          </table:table-cell>
          <table:table-cell office:value-type="float" office:value="-0.0150244" calcext:value-type="float">
            <text:p>-0,0150244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01" calcext:value-type="float">
            <text:p>-0,00141401</text:p>
          </table:table-cell>
          <table:table-cell office:value-type="float" office:value="-0.00520887" calcext:value-type="float">
            <text:p>-0,00520887</text:p>
          </table:table-cell>
          <table:table-cell office:value-type="float" office:value="-0.0619007" calcext:value-type="float">
            <text:p>-0,0619007</text:p>
          </table:table-cell>
          <table:table-cell office:value-type="float" office:value="0.0313237" calcext:value-type="float">
            <text:p>0,0313237</text:p>
          </table:table-cell>
          <table:table-cell office:value-type="float" office:value="0.0842662" calcext:value-type="float">
            <text:p>0,0842662</text:p>
          </table:table-cell>
          <table:table-cell office:value-type="float" office:value="-0.00244382" calcext:value-type="float">
            <text:p>-0,00244382</text:p>
          </table:table-cell>
          <table:table-cell office:value-type="float" office:value="0.0281141" calcext:value-type="float">
            <text:p>0,0281141</text:p>
          </table:table-cell>
          <table:table-cell office:value-type="float" office:value="0.0525859" calcext:value-type="float">
            <text:p>0,0525859</text:p>
          </table:table-cell>
          <table:table-cell office:value-type="float" office:value="0.0492132" calcext:value-type="float">
            <text:p>0,0492132</text:p>
          </table:table-cell>
          <table:table-cell office:value-type="float" office:value="0.16559" calcext:value-type="float">
            <text:p>0,16559</text:p>
          </table:table-cell>
          <table:table-cell office:value-type="float" office:value="0.0494631" calcext:value-type="float">
            <text:p>0,0494631</text:p>
          </table:table-cell>
          <table:table-cell office:value-type="float" office:value="-0.00202664" calcext:value-type="float">
            <text:p>-0,00202664</text:p>
          </table:table-cell>
          <table:table-cell office:value-type="float" office:value="0.0237388" calcext:value-type="float">
            <text:p>0,0237388</text:p>
          </table:table-cell>
          <table:table-cell office:value-type="float" office:value="-2.13217" calcext:value-type="float">
            <text:p>-2,13217</text:p>
          </table:table-cell>
          <table:table-cell office:value-type="float" office:value="-0.039433" calcext:value-type="float">
            <text:p>-0,039433</text:p>
          </table:table-cell>
          <table:table-cell office:value-type="float" office:value="-1.60871" calcext:value-type="float">
            <text:p>-1,60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8" calcext:value-type="float">
            <text:p>566,138</text:p>
          </table:table-cell>
          <table:table-cell office:value-type="float" office:value="570.692" calcext:value-type="float">
            <text:p>570,692</text:p>
          </table:table-cell>
          <table:table-cell office:value-type="float" office:value="363.071" calcext:value-type="float">
            <text:p>363,071</text:p>
          </table:table-cell>
          <table:table-cell office:value-type="float" office:value="169.064" calcext:value-type="float">
            <text:p>169,064</text:p>
          </table:table-cell>
          <table:table-cell office:value-type="float" office:value="0.194068" calcext:value-type="float">
            <text:p>0,194068</text:p>
          </table:table-cell>
          <table:table-cell office:value-type="float" office:value="-1.08562" calcext:value-type="float">
            <text:p>-1,08562</text:p>
          </table:table-cell>
          <table:table-cell office:value-type="float" office:value="-0.0185735" calcext:value-type="float">
            <text:p>-0,0185735</text:p>
          </table:table-cell>
          <table:table-cell office:value-type="float" office:value="0.00921474" calcext:value-type="float">
            <text:p>0,00921474</text:p>
          </table:table-cell>
          <table:table-cell office:value-type="float" office:value="1.74226" calcext:value-type="float">
            <text:p>1,742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52875" calcext:value-type="float">
            <text:p>0,0252875</text:p>
          </table:table-cell>
          <table:table-cell office:value-type="float" office:value="0.0107043" calcext:value-type="float">
            <text:p>0,0107043</text:p>
          </table:table-cell>
          <table:table-cell office:value-type="float" office:value="0.0348783" calcext:value-type="float">
            <text:p>0,0348783</text:p>
          </table:table-cell>
          <table:table-cell office:value-type="float" office:value="0.0285791" calcext:value-type="float">
            <text:p>0,0285791</text:p>
          </table:table-cell>
          <table:table-cell office:value-type="float" office:value="0.0495469" calcext:value-type="float">
            <text:p>0,0495469</text:p>
          </table:table-cell>
          <table:table-cell office:value-type="float" office:value="-0.02082" calcext:value-type="float">
            <text:p>-0,02082</text:p>
          </table:table-cell>
          <table:table-cell office:value-type="float" office:value="-0.0167532" calcext:value-type="float">
            <text:p>-0,0167532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0685368" calcext:value-type="float">
            <text:p>-0,00685368</text:p>
          </table:table-cell>
          <table:table-cell office:value-type="float" office:value="0.00774143" calcext:value-type="float">
            <text:p>0,00774143</text:p>
          </table:table-cell>
          <table:table-cell office:value-type="float" office:value="0.0138172" calcext:value-type="float">
            <text:p>0,0138172</text:p>
          </table:table-cell>
          <table:table-cell office:value-type="float" office:value="0.100863" calcext:value-type="float">
            <text:p>0,100863</text:p>
          </table:table-cell>
          <table:table-cell office:value-type="float" office:value="-0.0189984" calcext:value-type="float">
            <text:p>-0,0189984</text:p>
          </table:table-cell>
          <table:table-cell office:value-type="float" office:value="0.0108194" calcext:value-type="float">
            <text:p>0,0108194</text:p>
          </table:table-cell>
          <table:table-cell office:value-type="float" office:value="0.0419739" calcext:value-type="float">
            <text:p>0,0419739</text:p>
          </table:table-cell>
          <table:table-cell office:value-type="float" office:value="0.0254505" calcext:value-type="float">
            <text:p>0,0254505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865895" calcext:value-type="float">
            <text:p>-0,0865895</text:p>
          </table:table-cell>
          <table:table-cell office:value-type="float" office:value="-0.0104314" calcext:value-type="float">
            <text:p>-0,0104314</text:p>
          </table:table-cell>
          <table:table-cell office:value-type="float" office:value="-0.0144185" calcext:value-type="float">
            <text:p>-0,0144185</text:p>
          </table:table-cell>
          <table:table-cell office:value-type="float" office:value="0.0256259" calcext:value-type="float">
            <text:p>0,0256259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5" calcext:value-type="float">
            <text:p>0,00298535</text:p>
          </table:table-cell>
          <table:table-cell office:value-type="float" office:value="0.151905" calcext:value-type="float">
            <text:p>0,151905</text:p>
          </table:table-cell>
          <table:table-cell office:value-type="float" office:value="-0.0699517" calcext:value-type="float">
            <text:p>-0,0699517</text:p>
          </table:table-cell>
          <table:table-cell office:value-type="float" office:value="0.0251322" calcext:value-type="float">
            <text:p>0,0251322</text:p>
          </table:table-cell>
          <table:table-cell office:value-type="float" office:value="0.0706603" calcext:value-type="float">
            <text:p>0,0706603</text:p>
          </table:table-cell>
          <table:table-cell office:value-type="float" office:value="0.00078958" calcext:value-type="float">
            <text:p>0,00078958</text:p>
          </table:table-cell>
          <table:table-cell office:value-type="float" office:value="0.0267694" calcext:value-type="float">
            <text:p>0,0267694</text:p>
          </table:table-cell>
          <table:table-cell office:value-type="float" office:value="0.0404749" calcext:value-type="float">
            <text:p>0,0404749</text:p>
          </table:table-cell>
          <table:table-cell office:value-type="float" office:value="-0.0103976" calcext:value-type="float">
            <text:p>-0,0103976</text:p>
          </table:table-cell>
          <table:table-cell office:value-type="float" office:value="-0.0149653" calcext:value-type="float">
            <text:p>-0,0149653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98" calcext:value-type="float">
            <text:p>-0,00141398</text:p>
          </table:table-cell>
          <table:table-cell office:value-type="float" office:value="-0.00521822" calcext:value-type="float">
            <text:p>-0,00521822</text:p>
          </table:table-cell>
          <table:table-cell office:value-type="float" office:value="-0.0616268" calcext:value-type="float">
            <text:p>-0,0616268</text:p>
          </table:table-cell>
          <table:table-cell office:value-type="float" office:value="0.0312161" calcext:value-type="float">
            <text:p>0,0312161</text:p>
          </table:table-cell>
          <table:table-cell office:value-type="float" office:value="0.0842662" calcext:value-type="float">
            <text:p>0,0842662</text:p>
          </table:table-cell>
          <table:table-cell office:value-type="float" office:value="-0.00244395" calcext:value-type="float">
            <text:p>-0,00244395</text:p>
          </table:table-cell>
          <table:table-cell office:value-type="float" office:value="0.0281143" calcext:value-type="float">
            <text:p>0,0281143</text:p>
          </table:table-cell>
          <table:table-cell office:value-type="float" office:value="0.0533962" calcext:value-type="float">
            <text:p>0,0533962</text:p>
          </table:table-cell>
          <table:table-cell office:value-type="float" office:value="0.0493681" calcext:value-type="float">
            <text:p>0,0493681</text:p>
          </table:table-cell>
          <table:table-cell office:value-type="float" office:value="0.166051" calcext:value-type="float">
            <text:p>0,166051</text:p>
          </table:table-cell>
          <table:table-cell office:value-type="float" office:value="0.0494863" calcext:value-type="float">
            <text:p>0,0494863</text:p>
          </table:table-cell>
          <table:table-cell office:value-type="float" office:value="-0.00202665" calcext:value-type="float">
            <text:p>-0,00202665</text:p>
          </table:table-cell>
          <table:table-cell office:value-type="float" office:value="0.0236902" calcext:value-type="float">
            <text:p>0,0236902</text:p>
          </table:table-cell>
          <table:table-cell office:value-type="float" office:value="-2.13315" calcext:value-type="float">
            <text:p>-2,13315</text:p>
          </table:table-cell>
          <table:table-cell office:value-type="float" office:value="-0.039472" calcext:value-type="float">
            <text:p>-0,039472</text:p>
          </table:table-cell>
          <table:table-cell office:value-type="float" office:value="-1.60868" calcext:value-type="float">
            <text:p>-1,608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8" calcext:value-type="float">
            <text:p>566,138</text:p>
          </table:table-cell>
          <table:table-cell office:value-type="float" office:value="570.692" calcext:value-type="float">
            <text:p>570,692</text:p>
          </table:table-cell>
          <table:table-cell office:value-type="float" office:value="363.072" calcext:value-type="float">
            <text:p>363,072</text:p>
          </table:table-cell>
          <table:table-cell office:value-type="float" office:value="169.063" calcext:value-type="float">
            <text:p>169,063</text:p>
          </table:table-cell>
          <table:table-cell office:value-type="float" office:value="0.194045" calcext:value-type="float">
            <text:p>0,194045</text:p>
          </table:table-cell>
          <table:table-cell office:value-type="float" office:value="-1.08549" calcext:value-type="float">
            <text:p>-1,08549</text:p>
          </table:table-cell>
          <table:table-cell office:value-type="float" office:value="-0.0185734" calcext:value-type="float">
            <text:p>-0,0185734</text:p>
          </table:table-cell>
          <table:table-cell office:value-type="float" office:value="0.00921556" calcext:value-type="float">
            <text:p>0,00921556</text:p>
          </table:table-cell>
          <table:table-cell office:value-type="float" office:value="1.74206" calcext:value-type="float">
            <text:p>1,742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41546" calcext:value-type="float">
            <text:p>0,0241546</text:p>
          </table:table-cell>
          <table:table-cell office:value-type="float" office:value="0.0107041" calcext:value-type="float">
            <text:p>0,0107041</text:p>
          </table:table-cell>
          <table:table-cell office:value-type="float" office:value="0.0348783" calcext:value-type="float">
            <text:p>0,0348783</text:p>
          </table:table-cell>
          <table:table-cell office:value-type="float" office:value="0.0285792" calcext:value-type="float">
            <text:p>0,0285792</text:p>
          </table:table-cell>
          <table:table-cell office:value-type="float" office:value="0.0495467" calcext:value-type="float">
            <text:p>0,0495467</text:p>
          </table:table-cell>
          <table:table-cell office:value-type="float" office:value="-0.02082" calcext:value-type="float">
            <text:p>-0,02082</text:p>
          </table:table-cell>
          <table:table-cell office:value-type="float" office:value="-0.016753" calcext:value-type="float">
            <text:p>-0,016753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0685341" calcext:value-type="float">
            <text:p>-0,00685341</text:p>
          </table:table-cell>
          <table:table-cell office:value-type="float" office:value="0.00774144" calcext:value-type="float">
            <text:p>0,00774144</text:p>
          </table:table-cell>
          <table:table-cell office:value-type="float" office:value="0.0138173" calcext:value-type="float">
            <text:p>0,0138173</text:p>
          </table:table-cell>
          <table:table-cell office:value-type="float" office:value="0.100864" calcext:value-type="float">
            <text:p>0,100864</text:p>
          </table:table-cell>
          <table:table-cell office:value-type="float" office:value="-0.0189984" calcext:value-type="float">
            <text:p>-0,0189984</text:p>
          </table:table-cell>
          <table:table-cell office:value-type="float" office:value="0.0108194" calcext:value-type="float">
            <text:p>0,0108194</text:p>
          </table:table-cell>
          <table:table-cell office:value-type="float" office:value="0.041974" calcext:value-type="float">
            <text:p>0,041974</text:p>
          </table:table-cell>
          <table:table-cell office:value-type="float" office:value="0.0254506" calcext:value-type="float">
            <text:p>0,0254506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865906" calcext:value-type="float">
            <text:p>-0,0865906</text:p>
          </table:table-cell>
          <table:table-cell office:value-type="float" office:value="-0.0104316" calcext:value-type="float">
            <text:p>-0,0104316</text:p>
          </table:table-cell>
          <table:table-cell office:value-type="float" office:value="-0.0144185" calcext:value-type="float">
            <text:p>-0,0144185</text:p>
          </table:table-cell>
          <table:table-cell office:value-type="float" office:value="0.0256259" calcext:value-type="float">
            <text:p>0,0256259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51352" calcext:value-type="float">
            <text:p>0,151352</text:p>
          </table:table-cell>
          <table:table-cell office:value-type="float" office:value="-0.0694925" calcext:value-type="float">
            <text:p>-0,0694925</text:p>
          </table:table-cell>
          <table:table-cell office:value-type="float" office:value="0.0249453" calcext:value-type="float">
            <text:p>0,0249453</text:p>
          </table:table-cell>
          <table:table-cell office:value-type="float" office:value="0.0706604" calcext:value-type="float">
            <text:p>0,0706604</text:p>
          </table:table-cell>
          <table:table-cell office:value-type="float" office:value="0.000789568" calcext:value-type="float">
            <text:p>0,000789568</text:p>
          </table:table-cell>
          <table:table-cell office:value-type="float" office:value="0.0267695" calcext:value-type="float">
            <text:p>0,0267695</text:p>
          </table:table-cell>
          <table:table-cell office:value-type="float" office:value="0.0404194" calcext:value-type="float">
            <text:p>0,0404194</text:p>
          </table:table-cell>
          <table:table-cell office:value-type="float" office:value="-0.0104225" calcext:value-type="float">
            <text:p>-0,0104225</text:p>
          </table:table-cell>
          <table:table-cell office:value-type="float" office:value="-0.0146712" calcext:value-type="float">
            <text:p>-0,0146712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99" calcext:value-type="float">
            <text:p>-0,00141399</text:p>
          </table:table-cell>
          <table:table-cell office:value-type="float" office:value="-0.00452575" calcext:value-type="float">
            <text:p>-0,00452575</text:p>
          </table:table-cell>
          <table:table-cell office:value-type="float" office:value="-0.0619152" calcext:value-type="float">
            <text:p>-0,0619152</text:p>
          </table:table-cell>
          <table:table-cell office:value-type="float" office:value="0.0313801" calcext:value-type="float">
            <text:p>0,0313801</text:p>
          </table:table-cell>
          <table:table-cell office:value-type="float" office:value="0.0842661" calcext:value-type="float">
            <text:p>0,0842661</text:p>
          </table:table-cell>
          <table:table-cell office:value-type="float" office:value="-0.00244399" calcext:value-type="float">
            <text:p>-0,00244399</text:p>
          </table:table-cell>
          <table:table-cell office:value-type="float" office:value="0.0281143" calcext:value-type="float">
            <text:p>0,0281143</text:p>
          </table:table-cell>
          <table:table-cell office:value-type="float" office:value="0.0519336" calcext:value-type="float">
            <text:p>0,0519336</text:p>
          </table:table-cell>
          <table:table-cell office:value-type="float" office:value="0.048548" calcext:value-type="float">
            <text:p>0,048548</text:p>
          </table:table-cell>
          <table:table-cell office:value-type="float" office:value="0.165583" calcext:value-type="float">
            <text:p>0,165583</text:p>
          </table:table-cell>
          <table:table-cell office:value-type="float" office:value="0.0495132" calcext:value-type="float">
            <text:p>0,0495132</text:p>
          </table:table-cell>
          <table:table-cell office:value-type="float" office:value="-0.00202666" calcext:value-type="float">
            <text:p>-0,00202666</text:p>
          </table:table-cell>
          <table:table-cell office:value-type="float" office:value="0.0236341" calcext:value-type="float">
            <text:p>0,0236341</text:p>
          </table:table-cell>
          <table:table-cell office:value-type="float" office:value="-2.13428" calcext:value-type="float">
            <text:p>-2,13428</text:p>
          </table:table-cell>
          <table:table-cell office:value-type="float" office:value="-0.0395187" calcext:value-type="float">
            <text:p>-0,0395187</text:p>
          </table:table-cell>
          <table:table-cell office:value-type="float" office:value="-1.60864" calcext:value-type="float">
            <text:p>-1,608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8" calcext:value-type="float">
            <text:p>566,138</text:p>
          </table:table-cell>
          <table:table-cell office:value-type="float" office:value="570.692" calcext:value-type="float">
            <text:p>570,692</text:p>
          </table:table-cell>
          <table:table-cell office:value-type="float" office:value="363.076" calcext:value-type="float">
            <text:p>363,076</text:p>
          </table:table-cell>
          <table:table-cell office:value-type="float" office:value="169.062" calcext:value-type="float">
            <text:p>169,062</text:p>
          </table:table-cell>
          <table:table-cell office:value-type="float" office:value="0.194022" calcext:value-type="float">
            <text:p>0,194022</text:p>
          </table:table-cell>
          <table:table-cell office:value-type="float" office:value="-1.08533" calcext:value-type="float">
            <text:p>-1,08533</text:p>
          </table:table-cell>
          <table:table-cell office:value-type="float" office:value="-0.018574" calcext:value-type="float">
            <text:p>-0,018574</text:p>
          </table:table-cell>
          <table:table-cell office:value-type="float" office:value="0.00921709" calcext:value-type="float">
            <text:p>0,00921709</text:p>
          </table:table-cell>
          <table:table-cell office:value-type="float" office:value="1.74174" calcext:value-type="float">
            <text:p>1,741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25212" calcext:value-type="float">
            <text:p>0,0225212</text:p>
          </table:table-cell>
          <table:table-cell office:value-type="float" office:value="0.0107039" calcext:value-type="float">
            <text:p>0,0107039</text:p>
          </table:table-cell>
          <table:table-cell office:value-type="float" office:value="0.0348777" calcext:value-type="float">
            <text:p>0,0348777</text:p>
          </table:table-cell>
          <table:table-cell office:value-type="float" office:value="0.0285792" calcext:value-type="float">
            <text:p>0,0285792</text:p>
          </table:table-cell>
          <table:table-cell office:value-type="float" office:value="0.0495467" calcext:value-type="float">
            <text:p>0,0495467</text:p>
          </table:table-cell>
          <table:table-cell office:value-type="float" office:value="-0.0208198" calcext:value-type="float">
            <text:p>-0,0208198</text:p>
          </table:table-cell>
          <table:table-cell office:value-type="float" office:value="-0.0167528" calcext:value-type="float">
            <text:p>-0,0167528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0685322" calcext:value-type="float">
            <text:p>-0,00685322</text:p>
          </table:table-cell>
          <table:table-cell office:value-type="float" office:value="0.00774161" calcext:value-type="float">
            <text:p>0,00774161</text:p>
          </table:table-cell>
          <table:table-cell office:value-type="float" office:value="0.0138175" calcext:value-type="float">
            <text:p>0,0138175</text:p>
          </table:table-cell>
          <table:table-cell office:value-type="float" office:value="0.100864" calcext:value-type="float">
            <text:p>0,100864</text:p>
          </table:table-cell>
          <table:table-cell office:value-type="float" office:value="-0.0189984" calcext:value-type="float">
            <text:p>-0,0189984</text:p>
          </table:table-cell>
          <table:table-cell office:value-type="float" office:value="0.0108193" calcext:value-type="float">
            <text:p>0,0108193</text:p>
          </table:table-cell>
          <table:table-cell office:value-type="float" office:value="0.0419741" calcext:value-type="float">
            <text:p>0,0419741</text:p>
          </table:table-cell>
          <table:table-cell office:value-type="float" office:value="0.0254508" calcext:value-type="float">
            <text:p>0,0254508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865916" calcext:value-type="float">
            <text:p>-0,0865916</text:p>
          </table:table-cell>
          <table:table-cell office:value-type="float" office:value="-0.0104318" calcext:value-type="float">
            <text:p>-0,0104318</text:p>
          </table:table-cell>
          <table:table-cell office:value-type="float" office:value="-0.0144184" calcext:value-type="float">
            <text:p>-0,0144184</text:p>
          </table:table-cell>
          <table:table-cell office:value-type="float" office:value="0.0256259" calcext:value-type="float">
            <text:p>0,0256259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5" calcext:value-type="float">
            <text:p>0,00298535</text:p>
          </table:table-cell>
          <table:table-cell office:value-type="float" office:value="0.151488" calcext:value-type="float">
            <text:p>0,151488</text:p>
          </table:table-cell>
          <table:table-cell office:value-type="float" office:value="-0.0700391" calcext:value-type="float">
            <text:p>-0,0700391</text:p>
          </table:table-cell>
          <table:table-cell office:value-type="float" office:value="0.0247107" calcext:value-type="float">
            <text:p>0,0247107</text:p>
          </table:table-cell>
          <table:table-cell office:value-type="float" office:value="0.0706604" calcext:value-type="float">
            <text:p>0,0706604</text:p>
          </table:table-cell>
          <table:table-cell office:value-type="float" office:value="0.000789588" calcext:value-type="float">
            <text:p>0,000789588</text:p>
          </table:table-cell>
          <table:table-cell office:value-type="float" office:value="0.0267695" calcext:value-type="float">
            <text:p>0,0267695</text:p>
          </table:table-cell>
          <table:table-cell office:value-type="float" office:value="0.0412707" calcext:value-type="float">
            <text:p>0,0412707</text:p>
          </table:table-cell>
          <table:table-cell office:value-type="float" office:value="-0.0104302" calcext:value-type="float">
            <text:p>-0,0104302</text:p>
          </table:table-cell>
          <table:table-cell office:value-type="float" office:value="-0.015271" calcext:value-type="float">
            <text:p>-0,015271</text:p>
          </table:table-cell>
          <table:table-cell office:value-type="float" office:value="0.0218097" calcext:value-type="float">
            <text:p>0,0218097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398" calcext:value-type="float">
            <text:p>-0,00141398</text:p>
          </table:table-cell>
          <table:table-cell office:value-type="float" office:value="-0.00503846" calcext:value-type="float">
            <text:p>-0,00503846</text:p>
          </table:table-cell>
          <table:table-cell office:value-type="float" office:value="-0.062906" calcext:value-type="float">
            <text:p>-0,062906</text:p>
          </table:table-cell>
          <table:table-cell office:value-type="float" office:value="0.0316831" calcext:value-type="float">
            <text:p>0,0316831</text:p>
          </table:table-cell>
          <table:table-cell office:value-type="float" office:value="0.0842662" calcext:value-type="float">
            <text:p>0,0842662</text:p>
          </table:table-cell>
          <table:table-cell office:value-type="float" office:value="-0.00244398" calcext:value-type="float">
            <text:p>-0,00244398</text:p>
          </table:table-cell>
          <table:table-cell office:value-type="float" office:value="0.0281143" calcext:value-type="float">
            <text:p>0,0281143</text:p>
          </table:table-cell>
          <table:table-cell office:value-type="float" office:value="0.05297" calcext:value-type="float">
            <text:p>0,05297</text:p>
          </table:table-cell>
          <table:table-cell office:value-type="float" office:value="0.0501118" calcext:value-type="float">
            <text:p>0,0501118</text:p>
          </table:table-cell>
          <table:table-cell office:value-type="float" office:value="0.166298" calcext:value-type="float">
            <text:p>0,166298</text:p>
          </table:table-cell>
          <table:table-cell office:value-type="float" office:value="0.0495517" calcext:value-type="float">
            <text:p>0,0495517</text:p>
          </table:table-cell>
          <table:table-cell office:value-type="float" office:value="-0.00202666" calcext:value-type="float">
            <text:p>-0,00202666</text:p>
          </table:table-cell>
          <table:table-cell office:value-type="float" office:value="0.0235533" calcext:value-type="float">
            <text:p>0,0235533</text:p>
          </table:table-cell>
          <table:table-cell office:value-type="float" office:value="-2.13591" calcext:value-type="float">
            <text:p>-2,13591</text:p>
          </table:table-cell>
          <table:table-cell office:value-type="float" office:value="-0.039586" calcext:value-type="float">
            <text:p>-0,039586</text:p>
          </table:table-cell>
          <table:table-cell office:value-type="float" office:value="-1.60858" calcext:value-type="float">
            <text:p>-1,608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39" calcext:value-type="float">
            <text:p>566,139</text:p>
          </table:table-cell>
          <table:table-cell office:value-type="float" office:value="570.693" calcext:value-type="float">
            <text:p>570,693</text:p>
          </table:table-cell>
          <table:table-cell office:value-type="float" office:value="363.081" calcext:value-type="float">
            <text:p>363,081</text:p>
          </table:table-cell>
          <table:table-cell office:value-type="float" office:value="169.06" calcext:value-type="float">
            <text:p>169,06</text:p>
          </table:table-cell>
          <table:table-cell office:value-type="float" office:value="0.193999" calcext:value-type="float">
            <text:p>0,193999</text:p>
          </table:table-cell>
          <table:table-cell office:value-type="float" office:value="-1.0852" calcext:value-type="float">
            <text:p>-1,0852</text:p>
          </table:table-cell>
          <table:table-cell office:value-type="float" office:value="-0.0185744" calcext:value-type="float">
            <text:p>-0,0185744</text:p>
          </table:table-cell>
          <table:table-cell office:value-type="float" office:value="0.00921936" calcext:value-type="float">
            <text:p>0,00921936</text:p>
          </table:table-cell>
          <table:table-cell office:value-type="float" office:value="1.74148" calcext:value-type="float">
            <text:p>1,741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24365" calcext:value-type="float">
            <text:p>0,0224365</text:p>
          </table:table-cell>
          <table:table-cell office:value-type="float" office:value="0.0107036" calcext:value-type="float">
            <text:p>0,0107036</text:p>
          </table:table-cell>
          <table:table-cell office:value-type="float" office:value="0.0348757" calcext:value-type="float">
            <text:p>0,0348757</text:p>
          </table:table-cell>
          <table:table-cell office:value-type="float" office:value="0.0285793" calcext:value-type="float">
            <text:p>0,0285793</text:p>
          </table:table-cell>
          <table:table-cell office:value-type="float" office:value="0.0495466" calcext:value-type="float">
            <text:p>0,0495466</text:p>
          </table:table-cell>
          <table:table-cell office:value-type="float" office:value="-0.0208193" calcext:value-type="float">
            <text:p>-0,0208193</text:p>
          </table:table-cell>
          <table:table-cell office:value-type="float" office:value="-0.0167525" calcext:value-type="float">
            <text:p>-0,0167525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0685223" calcext:value-type="float">
            <text:p>-0,00685223</text:p>
          </table:table-cell>
          <table:table-cell office:value-type="float" office:value="0.00774178" calcext:value-type="float">
            <text:p>0,00774178</text:p>
          </table:table-cell>
          <table:table-cell office:value-type="float" office:value="0.0138177" calcext:value-type="float">
            <text:p>0,0138177</text:p>
          </table:table-cell>
          <table:table-cell office:value-type="float" office:value="0.100866" calcext:value-type="float">
            <text:p>0,100866</text:p>
          </table:table-cell>
          <table:table-cell office:value-type="float" office:value="-0.0189985" calcext:value-type="float">
            <text:p>-0,0189985</text:p>
          </table:table-cell>
          <table:table-cell office:value-type="float" office:value="0.0108193" calcext:value-type="float">
            <text:p>0,0108193</text:p>
          </table:table-cell>
          <table:table-cell office:value-type="float" office:value="0.0419744" calcext:value-type="float">
            <text:p>0,0419744</text:p>
          </table:table-cell>
          <table:table-cell office:value-type="float" office:value="0.0254511" calcext:value-type="float">
            <text:p>0,0254511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865935" calcext:value-type="float">
            <text:p>-0,0865935</text:p>
          </table:table-cell>
          <table:table-cell office:value-type="float" office:value="-0.0104321" calcext:value-type="float">
            <text:p>-0,0104321</text:p>
          </table:table-cell>
          <table:table-cell office:value-type="float" office:value="-0.0144183" calcext:value-type="float">
            <text:p>-0,0144183</text:p>
          </table:table-cell>
          <table:table-cell office:value-type="float" office:value="0.0256261" calcext:value-type="float">
            <text:p>0,0256261</text:p>
          </table:table-cell>
          <table:table-cell office:value-type="float" office:value="-0.0302544" calcext:value-type="float">
            <text:p>-0,0302544</text:p>
          </table:table-cell>
          <table:table-cell office:value-type="float" office:value="0.00298543" calcext:value-type="float">
            <text:p>0,00298543</text:p>
          </table:table-cell>
          <table:table-cell office:value-type="float" office:value="0.15377" calcext:value-type="float">
            <text:p>0,15377</text:p>
          </table:table-cell>
          <table:table-cell office:value-type="float" office:value="-0.0698177" calcext:value-type="float">
            <text:p>-0,0698177</text:p>
          </table:table-cell>
          <table:table-cell office:value-type="float" office:value="0.021612" calcext:value-type="float">
            <text:p>0,021612</text:p>
          </table:table-cell>
          <table:table-cell office:value-type="float" office:value="0.0706606" calcext:value-type="float">
            <text:p>0,0706606</text:p>
          </table:table-cell>
          <table:table-cell office:value-type="float" office:value="0.000789597" calcext:value-type="float">
            <text:p>0,000789597</text:p>
          </table:table-cell>
          <table:table-cell office:value-type="float" office:value="0.0267695" calcext:value-type="float">
            <text:p>0,0267695</text:p>
          </table:table-cell>
          <table:table-cell office:value-type="float" office:value="0.0410747" calcext:value-type="float">
            <text:p>0,0410747</text:p>
          </table:table-cell>
          <table:table-cell office:value-type="float" office:value="-0.0109829" calcext:value-type="float">
            <text:p>-0,0109829</text:p>
          </table:table-cell>
          <table:table-cell office:value-type="float" office:value="-0.0158501" calcext:value-type="float">
            <text:p>-0,0158501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03" calcext:value-type="float">
            <text:p>-0,00141403</text:p>
          </table:table-cell>
          <table:table-cell office:value-type="float" office:value="-0.00591962" calcext:value-type="float">
            <text:p>-0,00591962</text:p>
          </table:table-cell>
          <table:table-cell office:value-type="float" office:value="-0.0637861" calcext:value-type="float">
            <text:p>-0,0637861</text:p>
          </table:table-cell>
          <table:table-cell office:value-type="float" office:value="0.0306914" calcext:value-type="float">
            <text:p>0,0306914</text:p>
          </table:table-cell>
          <table:table-cell office:value-type="float" office:value="0.0842659" calcext:value-type="float">
            <text:p>0,0842659</text:p>
          </table:table-cell>
          <table:table-cell office:value-type="float" office:value="-0.00244393" calcext:value-type="float">
            <text:p>-0,00244393</text:p>
          </table:table-cell>
          <table:table-cell office:value-type="float" office:value="0.0281142" calcext:value-type="float">
            <text:p>0,0281142</text:p>
          </table:table-cell>
          <table:table-cell office:value-type="float" office:value="0.0507342" calcext:value-type="float">
            <text:p>0,0507342</text:p>
          </table:table-cell>
          <table:table-cell office:value-type="float" office:value="0.0500622" calcext:value-type="float">
            <text:p>0,0500622</text:p>
          </table:table-cell>
          <table:table-cell office:value-type="float" office:value="0.165768" calcext:value-type="float">
            <text:p>0,165768</text:p>
          </table:table-cell>
          <table:table-cell office:value-type="float" office:value="0.0495536" calcext:value-type="float">
            <text:p>0,0495536</text:p>
          </table:table-cell>
          <table:table-cell office:value-type="float" office:value="-0.00202667" calcext:value-type="float">
            <text:p>-0,00202667</text:p>
          </table:table-cell>
          <table:table-cell office:value-type="float" office:value="0.0235492" calcext:value-type="float">
            <text:p>0,0235492</text:p>
          </table:table-cell>
          <table:table-cell office:value-type="float" office:value="-2.13599" calcext:value-type="float">
            <text:p>-2,13599</text:p>
          </table:table-cell>
          <table:table-cell office:value-type="float" office:value="-0.0395975" calcext:value-type="float">
            <text:p>-0,0395975</text:p>
          </table:table-cell>
          <table:table-cell office:value-type="float" office:value="-1.60859" calcext:value-type="float">
            <text:p>-1,608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" calcext:value-type="float">
            <text:p>566,14</text:p>
          </table:table-cell>
          <table:table-cell office:value-type="float" office:value="570.693" calcext:value-type="float">
            <text:p>570,693</text:p>
          </table:table-cell>
          <table:table-cell office:value-type="float" office:value="363.089" calcext:value-type="float">
            <text:p>363,089</text:p>
          </table:table-cell>
          <table:table-cell office:value-type="float" office:value="169.056" calcext:value-type="float">
            <text:p>169,056</text:p>
          </table:table-cell>
          <table:table-cell office:value-type="float" office:value="0.193939" calcext:value-type="float">
            <text:p>0,193939</text:p>
          </table:table-cell>
          <table:table-cell office:value-type="float" office:value="-1.08487" calcext:value-type="float">
            <text:p>-1,08487</text:p>
          </table:table-cell>
          <table:table-cell office:value-type="float" office:value="-0.018573" calcext:value-type="float">
            <text:p>-0,018573</text:p>
          </table:table-cell>
          <table:table-cell office:value-type="float" office:value="0.00922253" calcext:value-type="float">
            <text:p>0,00922253</text:p>
          </table:table-cell>
          <table:table-cell office:value-type="float" office:value="1.74089" calcext:value-type="float">
            <text:p>1,740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49709" calcext:value-type="float">
            <text:p>0,0249709</text:p>
          </table:table-cell>
          <table:table-cell office:value-type="float" office:value="0.0107031" calcext:value-type="float">
            <text:p>0,0107031</text:p>
          </table:table-cell>
          <table:table-cell office:value-type="float" office:value="0.0348747" calcext:value-type="float">
            <text:p>0,0348747</text:p>
          </table:table-cell>
          <table:table-cell office:value-type="float" office:value="0.0285795" calcext:value-type="float">
            <text:p>0,0285795</text:p>
          </table:table-cell>
          <table:table-cell office:value-type="float" office:value="0.0495464" calcext:value-type="float">
            <text:p>0,0495464</text:p>
          </table:table-cell>
          <table:table-cell office:value-type="float" office:value="-0.0208188" calcext:value-type="float">
            <text:p>-0,0208188</text:p>
          </table:table-cell>
          <table:table-cell office:value-type="float" office:value="-0.0167519" calcext:value-type="float">
            <text:p>-0,0167519</text:p>
          </table:table-cell>
          <table:table-cell office:value-type="float" office:value="0.0185162" calcext:value-type="float">
            <text:p>0,0185162</text:p>
          </table:table-cell>
          <table:table-cell office:value-type="float" office:value="-0.00685159" calcext:value-type="float">
            <text:p>-0,00685159</text:p>
          </table:table-cell>
          <table:table-cell office:value-type="float" office:value="0.00774202" calcext:value-type="float">
            <text:p>0,00774202</text:p>
          </table:table-cell>
          <table:table-cell office:value-type="float" office:value="0.0138181" calcext:value-type="float">
            <text:p>0,0138181</text:p>
          </table:table-cell>
          <table:table-cell office:value-type="float" office:value="0.100868" calcext:value-type="float">
            <text:p>0,100868</text:p>
          </table:table-cell>
          <table:table-cell office:value-type="float" office:value="-0.0189985" calcext:value-type="float">
            <text:p>-0,0189985</text:p>
          </table:table-cell>
          <table:table-cell office:value-type="float" office:value="0.0108193" calcext:value-type="float">
            <text:p>0,0108193</text:p>
          </table:table-cell>
          <table:table-cell office:value-type="float" office:value="0.0419751" calcext:value-type="float">
            <text:p>0,0419751</text:p>
          </table:table-cell>
          <table:table-cell office:value-type="float" office:value="0.0254514" calcext:value-type="float">
            <text:p>0,0254514</text:p>
          </table:table-cell>
          <table:table-cell office:value-type="float" office:value="0.0185162" calcext:value-type="float">
            <text:p>0,0185162</text:p>
          </table:table-cell>
          <table:table-cell office:value-type="float" office:value="-0.0865967" calcext:value-type="float">
            <text:p>-0,0865967</text:p>
          </table:table-cell>
          <table:table-cell office:value-type="float" office:value="-0.0104325" calcext:value-type="float">
            <text:p>-0,0104325</text:p>
          </table:table-cell>
          <table:table-cell office:value-type="float" office:value="-0.0144182" calcext:value-type="float">
            <text:p>-0,0144182</text:p>
          </table:table-cell>
          <table:table-cell office:value-type="float" office:value="0.025626" calcext:value-type="float">
            <text:p>0,025626</text:p>
          </table:table-cell>
          <table:table-cell office:value-type="float" office:value="-0.0302543" calcext:value-type="float">
            <text:p>-0,0302543</text:p>
          </table:table-cell>
          <table:table-cell office:value-type="float" office:value="0.00298535" calcext:value-type="float">
            <text:p>0,00298535</text:p>
          </table:table-cell>
          <table:table-cell office:value-type="float" office:value="0.155243" calcext:value-type="float">
            <text:p>0,155243</text:p>
          </table:table-cell>
          <table:table-cell office:value-type="float" office:value="-0.0691486" calcext:value-type="float">
            <text:p>-0,0691486</text:p>
          </table:table-cell>
          <table:table-cell office:value-type="float" office:value="0.0224687" calcext:value-type="float">
            <text:p>0,0224687</text:p>
          </table:table-cell>
          <table:table-cell office:value-type="float" office:value="0.0706612" calcext:value-type="float">
            <text:p>0,0706612</text:p>
          </table:table-cell>
          <table:table-cell office:value-type="float" office:value="0.000789778" calcext:value-type="float">
            <text:p>0,000789778</text:p>
          </table:table-cell>
          <table:table-cell office:value-type="float" office:value="0.0267698" calcext:value-type="float">
            <text:p>0,0267698</text:p>
          </table:table-cell>
          <table:table-cell office:value-type="float" office:value="0.0394572" calcext:value-type="float">
            <text:p>0,0394572</text:p>
          </table:table-cell>
          <table:table-cell office:value-type="float" office:value="-0.00751266" calcext:value-type="float">
            <text:p>-0,00751266</text:p>
          </table:table-cell>
          <table:table-cell office:value-type="float" office:value="-0.0153973" calcext:value-type="float">
            <text:p>-0,0153973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04" calcext:value-type="float">
            <text:p>-0,00141404</text:p>
          </table:table-cell>
          <table:table-cell office:value-type="float" office:value="-0.00474488" calcext:value-type="float">
            <text:p>-0,00474488</text:p>
          </table:table-cell>
          <table:table-cell office:value-type="float" office:value="-0.0628264" calcext:value-type="float">
            <text:p>-0,0628264</text:p>
          </table:table-cell>
          <table:table-cell office:value-type="float" office:value="0.0311463" calcext:value-type="float">
            <text:p>0,0311463</text:p>
          </table:table-cell>
          <table:table-cell office:value-type="float" office:value="0.084266" calcext:value-type="float">
            <text:p>0,084266</text:p>
          </table:table-cell>
          <table:table-cell office:value-type="float" office:value="-0.00244386" calcext:value-type="float">
            <text:p>-0,00244386</text:p>
          </table:table-cell>
          <table:table-cell office:value-type="float" office:value="0.0281141" calcext:value-type="float">
            <text:p>0,0281141</text:p>
          </table:table-cell>
          <table:table-cell office:value-type="float" office:value="0.0512155" calcext:value-type="float">
            <text:p>0,0512155</text:p>
          </table:table-cell>
          <table:table-cell office:value-type="float" office:value="0.0502502" calcext:value-type="float">
            <text:p>0,0502502</text:p>
          </table:table-cell>
          <table:table-cell office:value-type="float" office:value="0.168826" calcext:value-type="float">
            <text:p>0,168826</text:p>
          </table:table-cell>
          <table:table-cell office:value-type="float" office:value="0.0494939" calcext:value-type="float">
            <text:p>0,0494939</text:p>
          </table:table-cell>
          <table:table-cell office:value-type="float" office:value="-0.00202669" calcext:value-type="float">
            <text:p>-0,00202669</text:p>
          </table:table-cell>
          <table:table-cell office:value-type="float" office:value="0.0236748" calcext:value-type="float">
            <text:p>0,0236748</text:p>
          </table:table-cell>
          <table:table-cell office:value-type="float" office:value="-2.13344" calcext:value-type="float">
            <text:p>-2,13344</text:p>
          </table:table-cell>
          <table:table-cell office:value-type="float" office:value="-0.0395136" calcext:value-type="float">
            <text:p>-0,0395136</text:p>
          </table:table-cell>
          <table:table-cell office:value-type="float" office:value="-1.6087" calcext:value-type="float">
            <text:p>-1,60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2" calcext:value-type="float">
            <text:p>566,142</text:p>
          </table:table-cell>
          <table:table-cell office:value-type="float" office:value="570.695" calcext:value-type="float">
            <text:p>570,695</text:p>
          </table:table-cell>
          <table:table-cell office:value-type="float" office:value="363.1" calcext:value-type="float">
            <text:p>363,1</text:p>
          </table:table-cell>
          <table:table-cell office:value-type="float" office:value="169.051" calcext:value-type="float">
            <text:p>169,051</text:p>
          </table:table-cell>
          <table:table-cell office:value-type="float" office:value="0.193875" calcext:value-type="float">
            <text:p>0,193875</text:p>
          </table:table-cell>
          <table:table-cell office:value-type="float" office:value="-1.08446" calcext:value-type="float">
            <text:p>-1,08446</text:p>
          </table:table-cell>
          <table:table-cell office:value-type="float" office:value="-0.0185733" calcext:value-type="float">
            <text:p>-0,0185733</text:p>
          </table:table-cell>
          <table:table-cell office:value-type="float" office:value="0.00922739" calcext:value-type="float">
            <text:p>0,00922739</text:p>
          </table:table-cell>
          <table:table-cell office:value-type="float" office:value="1.7401" calcext:value-type="float">
            <text:p>1,74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73533" calcext:value-type="float">
            <text:p>0,0273533</text:p>
          </table:table-cell>
          <table:table-cell office:value-type="float" office:value="0.0107029" calcext:value-type="float">
            <text:p>0,0107029</text:p>
          </table:table-cell>
          <table:table-cell office:value-type="float" office:value="0.0348718" calcext:value-type="float">
            <text:p>0,0348718</text:p>
          </table:table-cell>
          <table:table-cell office:value-type="float" office:value="0.0285795" calcext:value-type="float">
            <text:p>0,0285795</text:p>
          </table:table-cell>
          <table:table-cell office:value-type="float" office:value="0.0495465" calcext:value-type="float">
            <text:p>0,0495465</text:p>
          </table:table-cell>
          <table:table-cell office:value-type="float" office:value="-0.0208184" calcext:value-type="float">
            <text:p>-0,0208184</text:p>
          </table:table-cell>
          <table:table-cell office:value-type="float" office:value="-0.0167519" calcext:value-type="float">
            <text:p>-0,0167519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0685004" calcext:value-type="float">
            <text:p>-0,00685004</text:p>
          </table:table-cell>
          <table:table-cell office:value-type="float" office:value="0.00774225" calcext:value-type="float">
            <text:p>0,00774225</text:p>
          </table:table-cell>
          <table:table-cell office:value-type="float" office:value="0.0138183" calcext:value-type="float">
            <text:p>0,0138183</text:p>
          </table:table-cell>
          <table:table-cell office:value-type="float" office:value="0.100867" calcext:value-type="float">
            <text:p>0,100867</text:p>
          </table:table-cell>
          <table:table-cell office:value-type="float" office:value="-0.0189985" calcext:value-type="float">
            <text:p>-0,0189985</text:p>
          </table:table-cell>
          <table:table-cell office:value-type="float" office:value="0.0108192" calcext:value-type="float">
            <text:p>0,0108192</text:p>
          </table:table-cell>
          <table:table-cell office:value-type="float" office:value="0.0419749" calcext:value-type="float">
            <text:p>0,0419749</text:p>
          </table:table-cell>
          <table:table-cell office:value-type="float" office:value="0.0254517" calcext:value-type="float">
            <text:p>0,0254517</text:p>
          </table:table-cell>
          <table:table-cell office:value-type="float" office:value="0.0185164" calcext:value-type="float">
            <text:p>0,0185164</text:p>
          </table:table-cell>
          <table:table-cell office:value-type="float" office:value="-0.0865966" calcext:value-type="float">
            <text:p>-0,0865966</text:p>
          </table:table-cell>
          <table:table-cell office:value-type="float" office:value="-0.0104326" calcext:value-type="float">
            <text:p>-0,0104326</text:p>
          </table:table-cell>
          <table:table-cell office:value-type="float" office:value="-0.0144181" calcext:value-type="float">
            <text:p>-0,0144181</text:p>
          </table:table-cell>
          <table:table-cell office:value-type="float" office:value="0.025626" calcext:value-type="float">
            <text:p>0,025626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5" calcext:value-type="float">
            <text:p>0,00298535</text:p>
          </table:table-cell>
          <table:table-cell office:value-type="float" office:value="0.154614" calcext:value-type="float">
            <text:p>0,154614</text:p>
          </table:table-cell>
          <table:table-cell office:value-type="float" office:value="-0.0686018" calcext:value-type="float">
            <text:p>-0,0686018</text:p>
          </table:table-cell>
          <table:table-cell office:value-type="float" office:value="0.0215303" calcext:value-type="float">
            <text:p>0,0215303</text:p>
          </table:table-cell>
          <table:table-cell office:value-type="float" office:value="0.0706609" calcext:value-type="float">
            <text:p>0,0706609</text:p>
          </table:table-cell>
          <table:table-cell office:value-type="float" office:value="0.00078967" calcext:value-type="float">
            <text:p>0,00078967</text:p>
          </table:table-cell>
          <table:table-cell office:value-type="float" office:value="0.0267695" calcext:value-type="float">
            <text:p>0,0267695</text:p>
          </table:table-cell>
          <table:table-cell office:value-type="float" office:value="0.0402361" calcext:value-type="float">
            <text:p>0,0402361</text:p>
          </table:table-cell>
          <table:table-cell office:value-type="float" office:value="-0.00810408" calcext:value-type="float">
            <text:p>-0,00810408</text:p>
          </table:table-cell>
          <table:table-cell office:value-type="float" office:value="-0.0151103" calcext:value-type="float">
            <text:p>-0,0151103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04" calcext:value-type="float">
            <text:p>-0,00141404</text:p>
          </table:table-cell>
          <table:table-cell office:value-type="float" office:value="-0.00509135" calcext:value-type="float">
            <text:p>-0,00509135</text:p>
          </table:table-cell>
          <table:table-cell office:value-type="float" office:value="-0.0626389" calcext:value-type="float">
            <text:p>-0,0626389</text:p>
          </table:table-cell>
          <table:table-cell office:value-type="float" office:value="0.0314027" calcext:value-type="float">
            <text:p>0,0314027</text:p>
          </table:table-cell>
          <table:table-cell office:value-type="float" office:value="0.084266" calcext:value-type="float">
            <text:p>0,084266</text:p>
          </table:table-cell>
          <table:table-cell office:value-type="float" office:value="-0.00244387" calcext:value-type="float">
            <text:p>-0,00244387</text:p>
          </table:table-cell>
          <table:table-cell office:value-type="float" office:value="0.0281146" calcext:value-type="float">
            <text:p>0,0281146</text:p>
          </table:table-cell>
          <table:table-cell office:value-type="float" office:value="0.0483006" calcext:value-type="float">
            <text:p>0,0483006</text:p>
          </table:table-cell>
          <table:table-cell office:value-type="float" office:value="0.0505498" calcext:value-type="float">
            <text:p>0,0505498</text:p>
          </table:table-cell>
          <table:table-cell office:value-type="float" office:value="0.171501" calcext:value-type="float">
            <text:p>0,171501</text:p>
          </table:table-cell>
          <table:table-cell office:value-type="float" office:value="0.0494372" calcext:value-type="float">
            <text:p>0,0494372</text:p>
          </table:table-cell>
          <table:table-cell office:value-type="float" office:value="-0.0020267" calcext:value-type="float">
            <text:p>-0,0020267</text:p>
          </table:table-cell>
          <table:table-cell office:value-type="float" office:value="0.0237928" calcext:value-type="float">
            <text:p>0,0237928</text:p>
          </table:table-cell>
          <table:table-cell office:value-type="float" office:value="-2.13106" calcext:value-type="float">
            <text:p>-2,13106</text:p>
          </table:table-cell>
          <table:table-cell office:value-type="float" office:value="-0.0394291" calcext:value-type="float">
            <text:p>-0,0394291</text:p>
          </table:table-cell>
          <table:table-cell office:value-type="float" office:value="-1.6088" calcext:value-type="float">
            <text:p>-1,60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3" calcext:value-type="float">
            <text:p>566,143</text:p>
          </table:table-cell>
          <table:table-cell office:value-type="float" office:value="570.695" calcext:value-type="float">
            <text:p>570,695</text:p>
          </table:table-cell>
          <table:table-cell office:value-type="float" office:value="363.106" calcext:value-type="float">
            <text:p>363,106</text:p>
          </table:table-cell>
          <table:table-cell office:value-type="float" office:value="169.049" calcext:value-type="float">
            <text:p>169,049</text:p>
          </table:table-cell>
          <table:table-cell office:value-type="float" office:value="0.19383" calcext:value-type="float">
            <text:p>0,19383</text:p>
          </table:table-cell>
          <table:table-cell office:value-type="float" office:value="-1.08427" calcext:value-type="float">
            <text:p>-1,08427</text:p>
          </table:table-cell>
          <table:table-cell office:value-type="float" office:value="-0.0185713" calcext:value-type="float">
            <text:p>-0,0185713</text:p>
          </table:table-cell>
          <table:table-cell office:value-type="float" office:value="0.0092297" calcext:value-type="float">
            <text:p>0,0092297</text:p>
          </table:table-cell>
          <table:table-cell office:value-type="float" office:value="1.7398" calcext:value-type="float">
            <text:p>1,73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45036" calcext:value-type="float">
            <text:p>0,0245036</text:p>
          </table:table-cell>
          <table:table-cell office:value-type="float" office:value="0.0107024" calcext:value-type="float">
            <text:p>0,0107024</text:p>
          </table:table-cell>
          <table:table-cell office:value-type="float" office:value="0.0348697" calcext:value-type="float">
            <text:p>0,0348697</text:p>
          </table:table-cell>
          <table:table-cell office:value-type="float" office:value="0.0285796" calcext:value-type="float">
            <text:p>0,0285796</text:p>
          </table:table-cell>
          <table:table-cell office:value-type="float" office:value="0.0495464" calcext:value-type="float">
            <text:p>0,0495464</text:p>
          </table:table-cell>
          <table:table-cell office:value-type="float" office:value="-0.020818" calcext:value-type="float">
            <text:p>-0,020818</text:p>
          </table:table-cell>
          <table:table-cell office:value-type="float" office:value="-0.0167515" calcext:value-type="float">
            <text:p>-0,0167515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0684864" calcext:value-type="float">
            <text:p>-0,00684864</text:p>
          </table:table-cell>
          <table:table-cell office:value-type="float" office:value="0.00774263" calcext:value-type="float">
            <text:p>0,00774263</text:p>
          </table:table-cell>
          <table:table-cell office:value-type="float" office:value="0.0138187" calcext:value-type="float">
            <text:p>0,0138187</text:p>
          </table:table-cell>
          <table:table-cell office:value-type="float" office:value="0.100869" calcext:value-type="float">
            <text:p>0,100869</text:p>
          </table:table-cell>
          <table:table-cell office:value-type="float" office:value="-0.0189985" calcext:value-type="float">
            <text:p>-0,0189985</text:p>
          </table:table-cell>
          <table:table-cell office:value-type="float" office:value="0.0108188" calcext:value-type="float">
            <text:p>0,0108188</text:p>
          </table:table-cell>
          <table:table-cell office:value-type="float" office:value="0.0419753" calcext:value-type="float">
            <text:p>0,0419753</text:p>
          </table:table-cell>
          <table:table-cell office:value-type="float" office:value="0.0254521" calcext:value-type="float">
            <text:p>0,0254521</text:p>
          </table:table-cell>
          <table:table-cell office:value-type="float" office:value="0.0185165" calcext:value-type="float">
            <text:p>0,0185165</text:p>
          </table:table-cell>
          <table:table-cell office:value-type="float" office:value="-0.0865994" calcext:value-type="float">
            <text:p>-0,0865994</text:p>
          </table:table-cell>
          <table:table-cell office:value-type="float" office:value="-0.010433" calcext:value-type="float">
            <text:p>-0,010433</text:p>
          </table:table-cell>
          <table:table-cell office:value-type="float" office:value="-0.0144179" calcext:value-type="float">
            <text:p>-0,0144179</text:p>
          </table:table-cell>
          <table:table-cell office:value-type="float" office:value="0.025626" calcext:value-type="float">
            <text:p>0,025626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7" calcext:value-type="float">
            <text:p>0,00298537</text:p>
          </table:table-cell>
          <table:table-cell office:value-type="float" office:value="0.154327" calcext:value-type="float">
            <text:p>0,154327</text:p>
          </table:table-cell>
          <table:table-cell office:value-type="float" office:value="-0.0691035" calcext:value-type="float">
            <text:p>-0,0691035</text:p>
          </table:table-cell>
          <table:table-cell office:value-type="float" office:value="0.0228201" calcext:value-type="float">
            <text:p>0,0228201</text:p>
          </table:table-cell>
          <table:table-cell office:value-type="float" office:value="0.0706611" calcext:value-type="float">
            <text:p>0,0706611</text:p>
          </table:table-cell>
          <table:table-cell office:value-type="float" office:value="0.000789728" calcext:value-type="float">
            <text:p>0,000789728</text:p>
          </table:table-cell>
          <table:table-cell office:value-type="float" office:value="0.0267695" calcext:value-type="float">
            <text:p>0,0267695</text:p>
          </table:table-cell>
          <table:table-cell office:value-type="float" office:value="0.0404758" calcext:value-type="float">
            <text:p>0,0404758</text:p>
          </table:table-cell>
          <table:table-cell office:value-type="float" office:value="-0.00925567" calcext:value-type="float">
            <text:p>-0,00925567</text:p>
          </table:table-cell>
          <table:table-cell office:value-type="float" office:value="-0.0140616" calcext:value-type="float">
            <text:p>-0,0140616</text:p>
          </table:table-cell>
          <table:table-cell office:value-type="float" office:value="0.0218098" calcext:value-type="float">
            <text:p>0,0218098</text:p>
          </table:table-cell>
          <table:table-cell office:value-type="float" office:value="0.0290849" calcext:value-type="float">
            <text:p>0,0290849</text:p>
          </table:table-cell>
          <table:table-cell office:value-type="float" office:value="-0.00141402" calcext:value-type="float">
            <text:p>-0,00141402</text:p>
          </table:table-cell>
          <table:table-cell office:value-type="float" office:value="-0.00384697" calcext:value-type="float">
            <text:p>-0,00384697</text:p>
          </table:table-cell>
          <table:table-cell office:value-type="float" office:value="-0.0650719" calcext:value-type="float">
            <text:p>-0,0650719</text:p>
          </table:table-cell>
          <table:table-cell office:value-type="float" office:value="0.0332415" calcext:value-type="float">
            <text:p>0,0332415</text:p>
          </table:table-cell>
          <table:table-cell office:value-type="float" office:value="0.0842656" calcext:value-type="float">
            <text:p>0,0842656</text:p>
          </table:table-cell>
          <table:table-cell office:value-type="float" office:value="-0.00244353" calcext:value-type="float">
            <text:p>-0,00244353</text:p>
          </table:table-cell>
          <table:table-cell office:value-type="float" office:value="0.0281147" calcext:value-type="float">
            <text:p>0,0281147</text:p>
          </table:table-cell>
          <table:table-cell office:value-type="float" office:value="0.0523589" calcext:value-type="float">
            <text:p>0,0523589</text:p>
          </table:table-cell>
          <table:table-cell office:value-type="float" office:value="0.0479387" calcext:value-type="float">
            <text:p>0,0479387</text:p>
          </table:table-cell>
          <table:table-cell office:value-type="float" office:value="0.17016" calcext:value-type="float">
            <text:p>0,17016</text:p>
          </table:table-cell>
          <table:table-cell office:value-type="float" office:value="0.0495047" calcext:value-type="float">
            <text:p>0,0495047</text:p>
          </table:table-cell>
          <table:table-cell office:value-type="float" office:value="-0.00202671" calcext:value-type="float">
            <text:p>-0,00202671</text:p>
          </table:table-cell>
          <table:table-cell office:value-type="float" office:value="0.023652" calcext:value-type="float">
            <text:p>0,023652</text:p>
          </table:table-cell>
          <table:table-cell office:value-type="float" office:value="-2.1339" calcext:value-type="float">
            <text:p>-2,1339</text:p>
          </table:table-cell>
          <table:table-cell office:value-type="float" office:value="-0.0395502" calcext:value-type="float">
            <text:p>-0,0395502</text:p>
          </table:table-cell>
          <table:table-cell office:value-type="float" office:value="-1.60871" calcext:value-type="float">
            <text:p>-1,60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5" calcext:value-type="float">
            <text:p>566,145</text:p>
          </table:table-cell>
          <table:table-cell office:value-type="float" office:value="570.696" calcext:value-type="float">
            <text:p>570,696</text:p>
          </table:table-cell>
          <table:table-cell office:value-type="float" office:value="363.118" calcext:value-type="float">
            <text:p>363,118</text:p>
          </table:table-cell>
          <table:table-cell office:value-type="float" office:value="169.043" calcext:value-type="float">
            <text:p>169,043</text:p>
          </table:table-cell>
          <table:table-cell office:value-type="float" office:value="0.193762" calcext:value-type="float">
            <text:p>0,193762</text:p>
          </table:table-cell>
          <table:table-cell office:value-type="float" office:value="-1.0839" calcext:value-type="float">
            <text:p>-1,0839</text:p>
          </table:table-cell>
          <table:table-cell office:value-type="float" office:value="-0.0185703" calcext:value-type="float">
            <text:p>-0,0185703</text:p>
          </table:table-cell>
          <table:table-cell office:value-type="float" office:value="0.00923491" calcext:value-type="float">
            <text:p>0,00923491</text:p>
          </table:table-cell>
          <table:table-cell office:value-type="float" office:value="1.73912" calcext:value-type="float">
            <text:p>1,739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11152" calcext:value-type="float">
            <text:p>0,0211152</text:p>
          </table:table-cell>
          <table:table-cell office:value-type="float" office:value="0.0107022" calcext:value-type="float">
            <text:p>0,0107022</text:p>
          </table:table-cell>
          <table:table-cell office:value-type="float" office:value="0.0348691" calcext:value-type="float">
            <text:p>0,0348691</text:p>
          </table:table-cell>
          <table:table-cell office:value-type="float" office:value="0.0285796" calcext:value-type="float">
            <text:p>0,0285796</text:p>
          </table:table-cell>
          <table:table-cell office:value-type="float" office:value="0.0495462" calcext:value-type="float">
            <text:p>0,0495462</text:p>
          </table:table-cell>
          <table:table-cell office:value-type="float" office:value="-0.0208176" calcext:value-type="float">
            <text:p>-0,0208176</text:p>
          </table:table-cell>
          <table:table-cell office:value-type="float" office:value="-0.0167511" calcext:value-type="float">
            <text:p>-0,0167511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0684838" calcext:value-type="float">
            <text:p>-0,00684838</text:p>
          </table:table-cell>
          <table:table-cell office:value-type="float" office:value="0.00774274" calcext:value-type="float">
            <text:p>0,00774274</text:p>
          </table:table-cell>
          <table:table-cell office:value-type="float" office:value="0.013819" calcext:value-type="float">
            <text:p>0,013819</text:p>
          </table:table-cell>
          <table:table-cell office:value-type="float" office:value="0.100872" calcext:value-type="float">
            <text:p>0,100872</text:p>
          </table:table-cell>
          <table:table-cell office:value-type="float" office:value="-0.0189985" calcext:value-type="float">
            <text:p>-0,0189985</text:p>
          </table:table-cell>
          <table:table-cell office:value-type="float" office:value="0.0108187" calcext:value-type="float">
            <text:p>0,0108187</text:p>
          </table:table-cell>
          <table:table-cell office:value-type="float" office:value="0.0419761" calcext:value-type="float">
            <text:p>0,0419761</text:p>
          </table:table-cell>
          <table:table-cell office:value-type="float" office:value="0.0254522" calcext:value-type="float">
            <text:p>0,0254522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866032" calcext:value-type="float">
            <text:p>-0,0866032</text:p>
          </table:table-cell>
          <table:table-cell office:value-type="float" office:value="-0.0104333" calcext:value-type="float">
            <text:p>-0,0104333</text:p>
          </table:table-cell>
          <table:table-cell office:value-type="float" office:value="-0.0144178" calcext:value-type="float">
            <text:p>-0,0144178</text:p>
          </table:table-cell>
          <table:table-cell office:value-type="float" office:value="0.0256261" calcext:value-type="float">
            <text:p>0,0256261</text:p>
          </table:table-cell>
          <table:table-cell office:value-type="float" office:value="-0.0302543" calcext:value-type="float">
            <text:p>-0,0302543</text:p>
          </table:table-cell>
          <table:table-cell office:value-type="float" office:value="0.00298536" calcext:value-type="float">
            <text:p>0,00298536</text:p>
          </table:table-cell>
          <table:table-cell office:value-type="float" office:value="0.155075" calcext:value-type="float">
            <text:p>0,155075</text:p>
          </table:table-cell>
          <table:table-cell office:value-type="float" office:value="-0.0685799" calcext:value-type="float">
            <text:p>-0,0685799</text:p>
          </table:table-cell>
          <table:table-cell office:value-type="float" office:value="0.0244204" calcext:value-type="float">
            <text:p>0,0244204</text:p>
          </table:table-cell>
          <table:table-cell office:value-type="float" office:value="0.0706613" calcext:value-type="float">
            <text:p>0,0706613</text:p>
          </table:table-cell>
          <table:table-cell office:value-type="float" office:value="0.000789671" calcext:value-type="float">
            <text:p>0,000789671</text:p>
          </table:table-cell>
          <table:table-cell office:value-type="float" office:value="0.0267696" calcext:value-type="float">
            <text:p>0,0267696</text:p>
          </table:table-cell>
          <table:table-cell office:value-type="float" office:value="0.039883" calcext:value-type="float">
            <text:p>0,039883</text:p>
          </table:table-cell>
          <table:table-cell office:value-type="float" office:value="-0.00860608" calcext:value-type="float">
            <text:p>-0,00860608</text:p>
          </table:table-cell>
          <table:table-cell office:value-type="float" office:value="-0.0120943" calcext:value-type="float">
            <text:p>-0,0120943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04" calcext:value-type="float">
            <text:p>-0,00141404</text:p>
          </table:table-cell>
          <table:table-cell office:value-type="float" office:value="-0.00309305" calcext:value-type="float">
            <text:p>-0,00309305</text:p>
          </table:table-cell>
          <table:table-cell office:value-type="float" office:value="-0.0644569" calcext:value-type="float">
            <text:p>-0,0644569</text:p>
          </table:table-cell>
          <table:table-cell office:value-type="float" office:value="0.0326369" calcext:value-type="float">
            <text:p>0,0326369</text:p>
          </table:table-cell>
          <table:table-cell office:value-type="float" office:value="0.0842653" calcext:value-type="float">
            <text:p>0,0842653</text:p>
          </table:table-cell>
          <table:table-cell office:value-type="float" office:value="-0.00244389" calcext:value-type="float">
            <text:p>-0,00244389</text:p>
          </table:table-cell>
          <table:table-cell office:value-type="float" office:value="0.0281141" calcext:value-type="float">
            <text:p>0,0281141</text:p>
          </table:table-cell>
          <table:table-cell office:value-type="float" office:value="0.050436" calcext:value-type="float">
            <text:p>0,050436</text:p>
          </table:table-cell>
          <table:table-cell office:value-type="float" office:value="0.0459433" calcext:value-type="float">
            <text:p>0,0459433</text:p>
          </table:table-cell>
          <table:table-cell office:value-type="float" office:value="0.17024" calcext:value-type="float">
            <text:p>0,17024</text:p>
          </table:table-cell>
          <table:table-cell office:value-type="float" office:value="0.0495847" calcext:value-type="float">
            <text:p>0,0495847</text:p>
          </table:table-cell>
          <table:table-cell office:value-type="float" office:value="-0.00202672" calcext:value-type="float">
            <text:p>-0,00202672</text:p>
          </table:table-cell>
          <table:table-cell office:value-type="float" office:value="0.0234842" calcext:value-type="float">
            <text:p>0,0234842</text:p>
          </table:table-cell>
          <table:table-cell office:value-type="float" office:value="-2.13728" calcext:value-type="float">
            <text:p>-2,13728</text:p>
          </table:table-cell>
          <table:table-cell office:value-type="float" office:value="-0.0396848" calcext:value-type="float">
            <text:p>-0,0396848</text:p>
          </table:table-cell>
          <table:table-cell office:value-type="float" office:value="-1.60858" calcext:value-type="float">
            <text:p>-1,608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5" calcext:value-type="float">
            <text:p>566,145</text:p>
          </table:table-cell>
          <table:table-cell office:value-type="float" office:value="570.697" calcext:value-type="float">
            <text:p>570,697</text:p>
          </table:table-cell>
          <table:table-cell office:value-type="float" office:value="363.125" calcext:value-type="float">
            <text:p>363,125</text:p>
          </table:table-cell>
          <table:table-cell office:value-type="float" office:value="169.041" calcext:value-type="float">
            <text:p>169,041</text:p>
          </table:table-cell>
          <table:table-cell office:value-type="float" office:value="0.193742" calcext:value-type="float">
            <text:p>0,193742</text:p>
          </table:table-cell>
          <table:table-cell office:value-type="float" office:value="-1.08375" calcext:value-type="float">
            <text:p>-1,08375</text:p>
          </table:table-cell>
          <table:table-cell office:value-type="float" office:value="-0.0185723" calcext:value-type="float">
            <text:p>-0,0185723</text:p>
          </table:table-cell>
          <table:table-cell office:value-type="float" office:value="0.00923774" calcext:value-type="float">
            <text:p>0,00923774</text:p>
          </table:table-cell>
          <table:table-cell office:value-type="float" office:value="1.73884" calcext:value-type="float">
            <text:p>1,738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2486" calcext:value-type="float">
            <text:p>0,022486</text:p>
          </table:table-cell>
          <table:table-cell office:value-type="float" office:value="0.0107015" calcext:value-type="float">
            <text:p>0,0107015</text:p>
          </table:table-cell>
          <table:table-cell office:value-type="float" office:value="0.034868" calcext:value-type="float">
            <text:p>0,034868</text:p>
          </table:table-cell>
          <table:table-cell office:value-type="float" office:value="0.0285798" calcext:value-type="float">
            <text:p>0,0285798</text:p>
          </table:table-cell>
          <table:table-cell office:value-type="float" office:value="0.0495459" calcext:value-type="float">
            <text:p>0,0495459</text:p>
          </table:table-cell>
          <table:table-cell office:value-type="float" office:value="-0.0208173" calcext:value-type="float">
            <text:p>-0,0208173</text:p>
          </table:table-cell>
          <table:table-cell office:value-type="float" office:value="-0.0167504" calcext:value-type="float">
            <text:p>-0,0167504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068473" calcext:value-type="float">
            <text:p>-0,0068473</text:p>
          </table:table-cell>
          <table:table-cell office:value-type="float" office:value="0.00774304" calcext:value-type="float">
            <text:p>0,00774304</text:p>
          </table:table-cell>
          <table:table-cell office:value-type="float" office:value="0.0138194" calcext:value-type="float">
            <text:p>0,0138194</text:p>
          </table:table-cell>
          <table:table-cell office:value-type="float" office:value="0.100874" calcext:value-type="float">
            <text:p>0,100874</text:p>
          </table:table-cell>
          <table:table-cell office:value-type="float" office:value="-0.0189986" calcext:value-type="float">
            <text:p>-0,0189986</text:p>
          </table:table-cell>
          <table:table-cell office:value-type="float" office:value="0.0108186" calcext:value-type="float">
            <text:p>0,0108186</text:p>
          </table:table-cell>
          <table:table-cell office:value-type="float" office:value="0.0419761" calcext:value-type="float">
            <text:p>0,0419761</text:p>
          </table:table-cell>
          <table:table-cell office:value-type="float" office:value="0.0254528" calcext:value-type="float">
            <text:p>0,0254528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86606" calcext:value-type="float">
            <text:p>-0,086606</text:p>
          </table:table-cell>
          <table:table-cell office:value-type="float" office:value="-0.0104338" calcext:value-type="float">
            <text:p>-0,0104338</text:p>
          </table:table-cell>
          <table:table-cell office:value-type="float" office:value="-0.0144176" calcext:value-type="float">
            <text:p>-0,0144176</text:p>
          </table:table-cell>
          <table:table-cell office:value-type="float" office:value="0.0256261" calcext:value-type="float">
            <text:p>0,0256261</text:p>
          </table:table-cell>
          <table:table-cell office:value-type="float" office:value="-0.0302543" calcext:value-type="float">
            <text:p>-0,0302543</text:p>
          </table:table-cell>
          <table:table-cell office:value-type="float" office:value="0.00298537" calcext:value-type="float">
            <text:p>0,00298537</text:p>
          </table:table-cell>
          <table:table-cell office:value-type="float" office:value="0.154423" calcext:value-type="float">
            <text:p>0,154423</text:p>
          </table:table-cell>
          <table:table-cell office:value-type="float" office:value="-0.0688219" calcext:value-type="float">
            <text:p>-0,0688219</text:p>
          </table:table-cell>
          <table:table-cell office:value-type="float" office:value="0.0260247" calcext:value-type="float">
            <text:p>0,0260247</text:p>
          </table:table-cell>
          <table:table-cell office:value-type="float" office:value="0.0706612" calcext:value-type="float">
            <text:p>0,0706612</text:p>
          </table:table-cell>
          <table:table-cell office:value-type="float" office:value="0.000789709" calcext:value-type="float">
            <text:p>0,000789709</text:p>
          </table:table-cell>
          <table:table-cell office:value-type="float" office:value="0.0267696" calcext:value-type="float">
            <text:p>0,0267696</text:p>
          </table:table-cell>
          <table:table-cell office:value-type="float" office:value="0.0399833" calcext:value-type="float">
            <text:p>0,0399833</text:p>
          </table:table-cell>
          <table:table-cell office:value-type="float" office:value="-0.00836244" calcext:value-type="float">
            <text:p>-0,00836244</text:p>
          </table:table-cell>
          <table:table-cell office:value-type="float" office:value="-0.0117465" calcext:value-type="float">
            <text:p>-0,0117465</text:p>
          </table:table-cell>
          <table:table-cell office:value-type="float" office:value="0.0218098" calcext:value-type="float">
            <text:p>0,0218098</text:p>
          </table:table-cell>
          <table:table-cell office:value-type="float" office:value="0.0290851" calcext:value-type="float">
            <text:p>0,0290851</text:p>
          </table:table-cell>
          <table:table-cell office:value-type="float" office:value="-0.00141405" calcext:value-type="float">
            <text:p>-0,00141405</text:p>
          </table:table-cell>
          <table:table-cell office:value-type="float" office:value="-0.00128721" calcext:value-type="float">
            <text:p>-0,00128721</text:p>
          </table:table-cell>
          <table:table-cell office:value-type="float" office:value="-0.0653578" calcext:value-type="float">
            <text:p>-0,0653578</text:p>
          </table:table-cell>
          <table:table-cell office:value-type="float" office:value="0.0285218" calcext:value-type="float">
            <text:p>0,0285218</text:p>
          </table:table-cell>
          <table:table-cell office:value-type="float" office:value="0.0842649" calcext:value-type="float">
            <text:p>0,0842649</text:p>
          </table:table-cell>
          <table:table-cell office:value-type="float" office:value="-0.00244409" calcext:value-type="float">
            <text:p>-0,00244409</text:p>
          </table:table-cell>
          <table:table-cell office:value-type="float" office:value="0.028114" calcext:value-type="float">
            <text:p>0,028114</text:p>
          </table:table-cell>
          <table:table-cell office:value-type="float" office:value="0.0565057" calcext:value-type="float">
            <text:p>0,0565057</text:p>
          </table:table-cell>
          <table:table-cell office:value-type="float" office:value="0.0461174" calcext:value-type="float">
            <text:p>0,0461174</text:p>
          </table:table-cell>
          <table:table-cell office:value-type="float" office:value="0.172487" calcext:value-type="float">
            <text:p>0,172487</text:p>
          </table:table-cell>
          <table:table-cell office:value-type="float" office:value="0.0495521" calcext:value-type="float">
            <text:p>0,0495521</text:p>
          </table:table-cell>
          <table:table-cell office:value-type="float" office:value="-0.00202673" calcext:value-type="float">
            <text:p>-0,00202673</text:p>
          </table:table-cell>
          <table:table-cell office:value-type="float" office:value="0.0235521" calcext:value-type="float">
            <text:p>0,0235521</text:p>
          </table:table-cell>
          <table:table-cell office:value-type="float" office:value="-2.1359" calcext:value-type="float">
            <text:p>-2,1359</text:p>
          </table:table-cell>
          <table:table-cell office:value-type="float" office:value="-0.0396469" calcext:value-type="float">
            <text:p>-0,0396469</text:p>
          </table:table-cell>
          <table:table-cell office:value-type="float" office:value="-1.60865" calcext:value-type="float">
            <text:p>-1,608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7" calcext:value-type="float">
            <text:p>566,147</text:p>
          </table:table-cell>
          <table:table-cell office:value-type="float" office:value="570.7" calcext:value-type="float">
            <text:p>570,7</text:p>
          </table:table-cell>
          <table:table-cell office:value-type="float" office:value="363.138" calcext:value-type="float">
            <text:p>363,138</text:p>
          </table:table-cell>
          <table:table-cell office:value-type="float" office:value="169.035" calcext:value-type="float">
            <text:p>169,035</text:p>
          </table:table-cell>
          <table:table-cell office:value-type="float" office:value="0.193677" calcext:value-type="float">
            <text:p>0,193677</text:p>
          </table:table-cell>
          <table:table-cell office:value-type="float" office:value="-1.08333" calcext:value-type="float">
            <text:p>-1,08333</text:p>
          </table:table-cell>
          <table:table-cell office:value-type="float" office:value="-0.0185742" calcext:value-type="float">
            <text:p>-0,0185742</text:p>
          </table:table-cell>
          <table:table-cell office:value-type="float" office:value="0.00924335" calcext:value-type="float">
            <text:p>0,00924335</text:p>
          </table:table-cell>
          <table:table-cell office:value-type="float" office:value="1.73801" calcext:value-type="float">
            <text:p>1,738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19182" calcext:value-type="float">
            <text:p>0,0219182</text:p>
          </table:table-cell>
          <table:table-cell office:value-type="float" office:value="0.0107013" calcext:value-type="float">
            <text:p>0,0107013</text:p>
          </table:table-cell>
          <table:table-cell office:value-type="float" office:value="0.034867" calcext:value-type="float">
            <text:p>0,034867</text:p>
          </table:table-cell>
          <table:table-cell office:value-type="float" office:value="0.0285798" calcext:value-type="float">
            <text:p>0,0285798</text:p>
          </table:table-cell>
          <table:table-cell office:value-type="float" office:value="0.0495458" calcext:value-type="float">
            <text:p>0,0495458</text:p>
          </table:table-cell>
          <table:table-cell office:value-type="float" office:value="-0.0208169" calcext:value-type="float">
            <text:p>-0,0208169</text:p>
          </table:table-cell>
          <table:table-cell office:value-type="float" office:value="-0.0167501" calcext:value-type="float">
            <text:p>-0,0167501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0684683" calcext:value-type="float">
            <text:p>-0,00684683</text:p>
          </table:table-cell>
          <table:table-cell office:value-type="float" office:value="0.00774322" calcext:value-type="float">
            <text:p>0,00774322</text:p>
          </table:table-cell>
          <table:table-cell office:value-type="float" office:value="0.0138197" calcext:value-type="float">
            <text:p>0,0138197</text:p>
          </table:table-cell>
          <table:table-cell office:value-type="float" office:value="0.100875" calcext:value-type="float">
            <text:p>0,100875</text:p>
          </table:table-cell>
          <table:table-cell office:value-type="float" office:value="-0.0189985" calcext:value-type="float">
            <text:p>-0,0189985</text:p>
          </table:table-cell>
          <table:table-cell office:value-type="float" office:value="0.0108184" calcext:value-type="float">
            <text:p>0,0108184</text:p>
          </table:table-cell>
          <table:table-cell office:value-type="float" office:value="0.0419766" calcext:value-type="float">
            <text:p>0,0419766</text:p>
          </table:table-cell>
          <table:table-cell office:value-type="float" office:value="0.025453" calcext:value-type="float">
            <text:p>0,025453</text:p>
          </table:table-cell>
          <table:table-cell office:value-type="float" office:value="0.0185163" calcext:value-type="float">
            <text:p>0,0185163</text:p>
          </table:table-cell>
          <table:table-cell office:value-type="float" office:value="-0.0866077" calcext:value-type="float">
            <text:p>-0,0866077</text:p>
          </table:table-cell>
          <table:table-cell office:value-type="float" office:value="-0.010434" calcext:value-type="float">
            <text:p>-0,010434</text:p>
          </table:table-cell>
          <table:table-cell office:value-type="float" office:value="-0.0144175" calcext:value-type="float">
            <text:p>-0,0144175</text:p>
          </table:table-cell>
          <table:table-cell office:value-type="float" office:value="0.0256262" calcext:value-type="float">
            <text:p>0,0256262</text:p>
          </table:table-cell>
          <table:table-cell office:value-type="float" office:value="-0.0302544" calcext:value-type="float">
            <text:p>-0,0302544</text:p>
          </table:table-cell>
          <table:table-cell office:value-type="float" office:value="0.00298541" calcext:value-type="float">
            <text:p>0,00298541</text:p>
          </table:table-cell>
          <table:table-cell office:value-type="float" office:value="0.152448" calcext:value-type="float">
            <text:p>0,152448</text:p>
          </table:table-cell>
          <table:table-cell office:value-type="float" office:value="-0.0695883" calcext:value-type="float">
            <text:p>-0,0695883</text:p>
          </table:table-cell>
          <table:table-cell office:value-type="float" office:value="0.0288206" calcext:value-type="float">
            <text:p>0,0288206</text:p>
          </table:table-cell>
          <table:table-cell office:value-type="float" office:value="0.0706614" calcext:value-type="float">
            <text:p>0,0706614</text:p>
          </table:table-cell>
          <table:table-cell office:value-type="float" office:value="0.000789707" calcext:value-type="float">
            <text:p>0,000789707</text:p>
          </table:table-cell>
          <table:table-cell office:value-type="float" office:value="0.0267697" calcext:value-type="float">
            <text:p>0,0267697</text:p>
          </table:table-cell>
          <table:table-cell office:value-type="float" office:value="0.0394358" calcext:value-type="float">
            <text:p>0,0394358</text:p>
          </table:table-cell>
          <table:table-cell office:value-type="float" office:value="-0.00825693" calcext:value-type="float">
            <text:p>-0,00825693</text:p>
          </table:table-cell>
          <table:table-cell office:value-type="float" office:value="-0.0105204" calcext:value-type="float">
            <text:p>-0,0105204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09" calcext:value-type="float">
            <text:p>-0,00141409</text:p>
          </table:table-cell>
          <table:table-cell office:value-type="float" office:value="-0.00222621" calcext:value-type="float">
            <text:p>-0,00222621</text:p>
          </table:table-cell>
          <table:table-cell office:value-type="float" office:value="-0.0659143" calcext:value-type="float">
            <text:p>-0,0659143</text:p>
          </table:table-cell>
          <table:table-cell office:value-type="float" office:value="0.0274391" calcext:value-type="float">
            <text:p>0,0274391</text:p>
          </table:table-cell>
          <table:table-cell office:value-type="float" office:value="0.0842654" calcext:value-type="float">
            <text:p>0,0842654</text:p>
          </table:table-cell>
          <table:table-cell office:value-type="float" office:value="-0.00244339" calcext:value-type="float">
            <text:p>-0,00244339</text:p>
          </table:table-cell>
          <table:table-cell office:value-type="float" office:value="0.0281137" calcext:value-type="float">
            <text:p>0,0281137</text:p>
          </table:table-cell>
          <table:table-cell office:value-type="float" office:value="0.0581471" calcext:value-type="float">
            <text:p>0,0581471</text:p>
          </table:table-cell>
          <table:table-cell office:value-type="float" office:value="0.0436654" calcext:value-type="float">
            <text:p>0,0436654</text:p>
          </table:table-cell>
          <table:table-cell office:value-type="float" office:value="0.176329" calcext:value-type="float">
            <text:p>0,176329</text:p>
          </table:table-cell>
          <table:table-cell office:value-type="float" office:value="0.0495654" calcext:value-type="float">
            <text:p>0,0495654</text:p>
          </table:table-cell>
          <table:table-cell office:value-type="float" office:value="-0.00202675" calcext:value-type="float">
            <text:p>-0,00202675</text:p>
          </table:table-cell>
          <table:table-cell office:value-type="float" office:value="0.023524" calcext:value-type="float">
            <text:p>0,023524</text:p>
          </table:table-cell>
          <table:table-cell office:value-type="float" office:value="-2.13646" calcext:value-type="float">
            <text:p>-2,13646</text:p>
          </table:table-cell>
          <table:table-cell office:value-type="float" office:value="-0.0396751" calcext:value-type="float">
            <text:p>-0,0396751</text:p>
          </table:table-cell>
          <table:table-cell office:value-type="float" office:value="-1.60864" calcext:value-type="float">
            <text:p>-1,608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8" calcext:value-type="float">
            <text:p>566,148</text:p>
          </table:table-cell>
          <table:table-cell office:value-type="float" office:value="570.7" calcext:value-type="float">
            <text:p>570,7</text:p>
          </table:table-cell>
          <table:table-cell office:value-type="float" office:value="363.144" calcext:value-type="float">
            <text:p>363,144</text:p>
          </table:table-cell>
          <table:table-cell office:value-type="float" office:value="169.032" calcext:value-type="float">
            <text:p>169,032</text:p>
          </table:table-cell>
          <table:table-cell office:value-type="float" office:value="0.19365" calcext:value-type="float">
            <text:p>0,19365</text:p>
          </table:table-cell>
          <table:table-cell office:value-type="float" office:value="-1.08318" calcext:value-type="float">
            <text:p>-1,08318</text:p>
          </table:table-cell>
          <table:table-cell office:value-type="float" office:value="-0.0185745" calcext:value-type="float">
            <text:p>-0,0185745</text:p>
          </table:table-cell>
          <table:table-cell office:value-type="float" office:value="0.0092463" calcext:value-type="float">
            <text:p>0,0092463</text:p>
          </table:table-cell>
          <table:table-cell office:value-type="float" office:value="1.73775" calcext:value-type="float">
            <text:p>1,737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35713" calcext:value-type="float">
            <text:p>0,0235713</text:p>
          </table:table-cell>
          <table:table-cell office:value-type="float" office:value="0.0107011" calcext:value-type="float">
            <text:p>0,0107011</text:p>
          </table:table-cell>
          <table:table-cell office:value-type="float" office:value="0.0348654" calcext:value-type="float">
            <text:p>0,0348654</text:p>
          </table:table-cell>
          <table:table-cell office:value-type="float" office:value="0.0285799" calcext:value-type="float">
            <text:p>0,0285799</text:p>
          </table:table-cell>
          <table:table-cell office:value-type="float" office:value="0.0495457" calcext:value-type="float">
            <text:p>0,0495457</text:p>
          </table:table-cell>
          <table:table-cell office:value-type="float" office:value="-0.0208167" calcext:value-type="float">
            <text:p>-0,0208167</text:p>
          </table:table-cell>
          <table:table-cell office:value-type="float" office:value="-0.0167499" calcext:value-type="float">
            <text:p>-0,0167499</text:p>
          </table:table-cell>
          <table:table-cell office:value-type="float" office:value="0.0185162" calcext:value-type="float">
            <text:p>0,0185162</text:p>
          </table:table-cell>
          <table:table-cell office:value-type="float" office:value="-0.00684593" calcext:value-type="float">
            <text:p>-0,00684593</text:p>
          </table:table-cell>
          <table:table-cell office:value-type="float" office:value="0.00774339" calcext:value-type="float">
            <text:p>0,00774339</text:p>
          </table:table-cell>
          <table:table-cell office:value-type="float" office:value="0.0138199" calcext:value-type="float">
            <text:p>0,0138199</text:p>
          </table:table-cell>
          <table:table-cell office:value-type="float" office:value="0.100876" calcext:value-type="float">
            <text:p>0,100876</text:p>
          </table:table-cell>
          <table:table-cell office:value-type="float" office:value="-0.0189986" calcext:value-type="float">
            <text:p>-0,0189986</text:p>
          </table:table-cell>
          <table:table-cell office:value-type="float" office:value="0.0108184" calcext:value-type="float">
            <text:p>0,0108184</text:p>
          </table:table-cell>
          <table:table-cell office:value-type="float" office:value="0.0419767" calcext:value-type="float">
            <text:p>0,0419767</text:p>
          </table:table-cell>
          <table:table-cell office:value-type="float" office:value="0.0254532" calcext:value-type="float">
            <text:p>0,0254532</text:p>
          </table:table-cell>
          <table:table-cell office:value-type="float" office:value="0.0185162" calcext:value-type="float">
            <text:p>0,0185162</text:p>
          </table:table-cell>
          <table:table-cell office:value-type="float" office:value="-0.0866094" calcext:value-type="float">
            <text:p>-0,0866094</text:p>
          </table:table-cell>
          <table:table-cell office:value-type="float" office:value="-0.0104342" calcext:value-type="float">
            <text:p>-0,0104342</text:p>
          </table:table-cell>
          <table:table-cell office:value-type="float" office:value="-0.0144174" calcext:value-type="float">
            <text:p>-0,0144174</text:p>
          </table:table-cell>
          <table:table-cell office:value-type="float" office:value="0.0256261" calcext:value-type="float">
            <text:p>0,0256261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6" calcext:value-type="float">
            <text:p>0,00298536</text:p>
          </table:table-cell>
          <table:table-cell office:value-type="float" office:value="0.152379" calcext:value-type="float">
            <text:p>0,152379</text:p>
          </table:table-cell>
          <table:table-cell office:value-type="float" office:value="-0.0693596" calcext:value-type="float">
            <text:p>-0,0693596</text:p>
          </table:table-cell>
          <table:table-cell office:value-type="float" office:value="0.0280397" calcext:value-type="float">
            <text:p>0,0280397</text:p>
          </table:table-cell>
          <table:table-cell office:value-type="float" office:value="0.0706615" calcext:value-type="float">
            <text:p>0,0706615</text:p>
          </table:table-cell>
          <table:table-cell office:value-type="float" office:value="0.000789715" calcext:value-type="float">
            <text:p>0,000789715</text:p>
          </table:table-cell>
          <table:table-cell office:value-type="float" office:value="0.0267696" calcext:value-type="float">
            <text:p>0,0267696</text:p>
          </table:table-cell>
          <table:table-cell office:value-type="float" office:value="0.0396281" calcext:value-type="float">
            <text:p>0,0396281</text:p>
          </table:table-cell>
          <table:table-cell office:value-type="float" office:value="-0.00767449" calcext:value-type="float">
            <text:p>-0,00767449</text:p>
          </table:table-cell>
          <table:table-cell office:value-type="float" office:value="-0.0118232" calcext:value-type="float">
            <text:p>-0,0118232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09" calcext:value-type="float">
            <text:p>-0,00141409</text:p>
          </table:table-cell>
          <table:table-cell office:value-type="float" office:value="-0.00222299" calcext:value-type="float">
            <text:p>-0,00222299</text:p>
          </table:table-cell>
          <table:table-cell office:value-type="float" office:value="-0.0665633" calcext:value-type="float">
            <text:p>-0,0665633</text:p>
          </table:table-cell>
          <table:table-cell office:value-type="float" office:value="0.0271931" calcext:value-type="float">
            <text:p>0,0271931</text:p>
          </table:table-cell>
          <table:table-cell office:value-type="float" office:value="0.0842646" calcext:value-type="float">
            <text:p>0,0842646</text:p>
          </table:table-cell>
          <table:table-cell office:value-type="float" office:value="-0.00244364" calcext:value-type="float">
            <text:p>-0,00244364</text:p>
          </table:table-cell>
          <table:table-cell office:value-type="float" office:value="0.028114" calcext:value-type="float">
            <text:p>0,028114</text:p>
          </table:table-cell>
          <table:table-cell office:value-type="float" office:value="0.0590392" calcext:value-type="float">
            <text:p>0,0590392</text:p>
          </table:table-cell>
          <table:table-cell office:value-type="float" office:value="0.0442395" calcext:value-type="float">
            <text:p>0,0442395</text:p>
          </table:table-cell>
          <table:table-cell office:value-type="float" office:value="0.175642" calcext:value-type="float">
            <text:p>0,175642</text:p>
          </table:table-cell>
          <table:table-cell office:value-type="float" office:value="0.0495265" calcext:value-type="float">
            <text:p>0,0495265</text:p>
          </table:table-cell>
          <table:table-cell office:value-type="float" office:value="-0.00202675" calcext:value-type="float">
            <text:p>-0,00202675</text:p>
          </table:table-cell>
          <table:table-cell office:value-type="float" office:value="0.0236059" calcext:value-type="float">
            <text:p>0,0236059</text:p>
          </table:table-cell>
          <table:table-cell office:value-type="float" office:value="-2.13481" calcext:value-type="float">
            <text:p>-2,13481</text:p>
          </table:table-cell>
          <table:table-cell office:value-type="float" office:value="-0.0396176" calcext:value-type="float">
            <text:p>-0,0396176</text:p>
          </table:table-cell>
          <table:table-cell office:value-type="float" office:value="-1.60871" calcext:value-type="float">
            <text:p>-1,60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9" calcext:value-type="float">
            <text:p>566,149</text:p>
          </table:table-cell>
          <table:table-cell office:value-type="float" office:value="570.701" calcext:value-type="float">
            <text:p>570,701</text:p>
          </table:table-cell>
          <table:table-cell office:value-type="float" office:value="363.149" calcext:value-type="float">
            <text:p>363,149</text:p>
          </table:table-cell>
          <table:table-cell office:value-type="float" office:value="169.03" calcext:value-type="float">
            <text:p>169,03</text:p>
          </table:table-cell>
          <table:table-cell office:value-type="float" office:value="0.193614" calcext:value-type="float">
            <text:p>0,193614</text:p>
          </table:table-cell>
          <table:table-cell office:value-type="float" office:value="-1.08299" calcext:value-type="float">
            <text:p>-1,08299</text:p>
          </table:table-cell>
          <table:table-cell office:value-type="float" office:value="-0.0185743" calcext:value-type="float">
            <text:p>-0,0185743</text:p>
          </table:table-cell>
          <table:table-cell office:value-type="float" office:value="0.00924825" calcext:value-type="float">
            <text:p>0,00924825</text:p>
          </table:table-cell>
          <table:table-cell office:value-type="float" office:value="1.73741" calcext:value-type="float">
            <text:p>1,737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55612" calcext:value-type="float">
            <text:p>0,0255612</text:p>
          </table:table-cell>
          <table:table-cell office:value-type="float" office:value="0.0107006" calcext:value-type="float">
            <text:p>0,0107006</text:p>
          </table:table-cell>
          <table:table-cell office:value-type="float" office:value="0.0348639" calcext:value-type="float">
            <text:p>0,0348639</text:p>
          </table:table-cell>
          <table:table-cell office:value-type="float" office:value="0.02858" calcext:value-type="float">
            <text:p>0,02858</text:p>
          </table:table-cell>
          <table:table-cell office:value-type="float" office:value="0.0495455" calcext:value-type="float">
            <text:p>0,0495455</text:p>
          </table:table-cell>
          <table:table-cell office:value-type="float" office:value="-0.0208162" calcext:value-type="float">
            <text:p>-0,0208162</text:p>
          </table:table-cell>
          <table:table-cell office:value-type="float" office:value="-0.0167495" calcext:value-type="float">
            <text:p>-0,0167495</text:p>
          </table:table-cell>
          <table:table-cell office:value-type="float" office:value="0.0185162" calcext:value-type="float">
            <text:p>0,0185162</text:p>
          </table:table-cell>
          <table:table-cell office:value-type="float" office:value="-0.00684478" calcext:value-type="float">
            <text:p>-0,00684478</text:p>
          </table:table-cell>
          <table:table-cell office:value-type="float" office:value="0.00774357" calcext:value-type="float">
            <text:p>0,00774357</text:p>
          </table:table-cell>
          <table:table-cell office:value-type="float" office:value="0.0138202" calcext:value-type="float">
            <text:p>0,0138202</text:p>
          </table:table-cell>
          <table:table-cell office:value-type="float" office:value="0.100877" calcext:value-type="float">
            <text:p>0,100877</text:p>
          </table:table-cell>
          <table:table-cell office:value-type="float" office:value="-0.0189987" calcext:value-type="float">
            <text:p>-0,0189987</text:p>
          </table:table-cell>
          <table:table-cell office:value-type="float" office:value="0.0108182" calcext:value-type="float">
            <text:p>0,0108182</text:p>
          </table:table-cell>
          <table:table-cell office:value-type="float" office:value="0.0419773" calcext:value-type="float">
            <text:p>0,0419773</text:p>
          </table:table-cell>
          <table:table-cell office:value-type="float" office:value="0.0254534" calcext:value-type="float">
            <text:p>0,0254534</text:p>
          </table:table-cell>
          <table:table-cell office:value-type="float" office:value="0.0185162" calcext:value-type="float">
            <text:p>0,0185162</text:p>
          </table:table-cell>
          <table:table-cell office:value-type="float" office:value="-0.086611" calcext:value-type="float">
            <text:p>-0,086611</text:p>
          </table:table-cell>
          <table:table-cell office:value-type="float" office:value="-0.0104346" calcext:value-type="float">
            <text:p>-0,0104346</text:p>
          </table:table-cell>
          <table:table-cell office:value-type="float" office:value="-0.0144172" calcext:value-type="float">
            <text:p>-0,0144172</text:p>
          </table:table-cell>
          <table:table-cell office:value-type="float" office:value="0.0256261" calcext:value-type="float">
            <text:p>0,0256261</text:p>
          </table:table-cell>
          <table:table-cell office:value-type="float" office:value="-0.0302543" calcext:value-type="float">
            <text:p>-0,0302543</text:p>
          </table:table-cell>
          <table:table-cell office:value-type="float" office:value="0.0029854" calcext:value-type="float">
            <text:p>0,0029854</text:p>
          </table:table-cell>
          <table:table-cell office:value-type="float" office:value="0.149738" calcext:value-type="float">
            <text:p>0,149738</text:p>
          </table:table-cell>
          <table:table-cell office:value-type="float" office:value="-0.0680638" calcext:value-type="float">
            <text:p>-0,0680638</text:p>
          </table:table-cell>
          <table:table-cell office:value-type="float" office:value="0.0287677" calcext:value-type="float">
            <text:p>0,0287677</text:p>
          </table:table-cell>
          <table:table-cell office:value-type="float" office:value="0.0706618" calcext:value-type="float">
            <text:p>0,0706618</text:p>
          </table:table-cell>
          <table:table-cell office:value-type="float" office:value="0.000789728" calcext:value-type="float">
            <text:p>0,000789728</text:p>
          </table:table-cell>
          <table:table-cell office:value-type="float" office:value="0.0267697" calcext:value-type="float">
            <text:p>0,0267697</text:p>
          </table:table-cell>
          <table:table-cell office:value-type="float" office:value="0.0403395" calcext:value-type="float">
            <text:p>0,0403395</text:p>
          </table:table-cell>
          <table:table-cell office:value-type="float" office:value="-0.00874422" calcext:value-type="float">
            <text:p>-0,00874422</text:p>
          </table:table-cell>
          <table:table-cell office:value-type="float" office:value="-0.0139473" calcext:value-type="float">
            <text:p>-0,0139473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11" calcext:value-type="float">
            <text:p>-0,00141411</text:p>
          </table:table-cell>
          <table:table-cell office:value-type="float" office:value="-0.00129893" calcext:value-type="float">
            <text:p>-0,00129893</text:p>
          </table:table-cell>
          <table:table-cell office:value-type="float" office:value="-0.0661012" calcext:value-type="float">
            <text:p>-0,0661012</text:p>
          </table:table-cell>
          <table:table-cell office:value-type="float" office:value="0.0281913" calcext:value-type="float">
            <text:p>0,0281913</text:p>
          </table:table-cell>
          <table:table-cell office:value-type="float" office:value="0.0842648" calcext:value-type="float">
            <text:p>0,0842648</text:p>
          </table:table-cell>
          <table:table-cell office:value-type="float" office:value="-0.00244402" calcext:value-type="float">
            <text:p>-0,00244402</text:p>
          </table:table-cell>
          <table:table-cell office:value-type="float" office:value="0.0281139" calcext:value-type="float">
            <text:p>0,0281139</text:p>
          </table:table-cell>
          <table:table-cell office:value-type="float" office:value="0.0628591" calcext:value-type="float">
            <text:p>0,0628591</text:p>
          </table:table-cell>
          <table:table-cell office:value-type="float" office:value="0.0460467" calcext:value-type="float">
            <text:p>0,0460467</text:p>
          </table:table-cell>
          <table:table-cell office:value-type="float" office:value="0.177599" calcext:value-type="float">
            <text:p>0,177599</text:p>
          </table:table-cell>
          <table:table-cell office:value-type="float" office:value="0.0494794" calcext:value-type="float">
            <text:p>0,0494794</text:p>
          </table:table-cell>
          <table:table-cell office:value-type="float" office:value="-0.00202675" calcext:value-type="float">
            <text:p>-0,00202675</text:p>
          </table:table-cell>
          <table:table-cell office:value-type="float" office:value="0.0237045" calcext:value-type="float">
            <text:p>0,0237045</text:p>
          </table:table-cell>
          <table:table-cell office:value-type="float" office:value="-2.13281" calcext:value-type="float">
            <text:p>-2,13281</text:p>
          </table:table-cell>
          <table:table-cell office:value-type="float" office:value="-0.0395532" calcext:value-type="float">
            <text:p>-0,0395532</text:p>
          </table:table-cell>
          <table:table-cell office:value-type="float" office:value="-1.60881" calcext:value-type="float">
            <text:p>-1,608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9" calcext:value-type="float">
            <text:p>566,149</text:p>
          </table:table-cell>
          <table:table-cell office:value-type="float" office:value="570.701" calcext:value-type="float">
            <text:p>570,701</text:p>
          </table:table-cell>
          <table:table-cell office:value-type="float" office:value="363.16" calcext:value-type="float">
            <text:p>363,16</text:p>
          </table:table-cell>
          <table:table-cell office:value-type="float" office:value="169.026" calcext:value-type="float">
            <text:p>169,026</text:p>
          </table:table-cell>
          <table:table-cell office:value-type="float" office:value="0.193584" calcext:value-type="float">
            <text:p>0,193584</text:p>
          </table:table-cell>
          <table:table-cell office:value-type="float" office:value="-1.0828" calcext:value-type="float">
            <text:p>-1,0828</text:p>
          </table:table-cell>
          <table:table-cell office:value-type="float" office:value="-0.0185736" calcext:value-type="float">
            <text:p>-0,0185736</text:p>
          </table:table-cell>
          <table:table-cell office:value-type="float" office:value="0.00925271" calcext:value-type="float">
            <text:p>0,00925271</text:p>
          </table:table-cell>
          <table:table-cell office:value-type="float" office:value="1.73701" calcext:value-type="float">
            <text:p>1,737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80949" calcext:value-type="float">
            <text:p>0,0280949</text:p>
          </table:table-cell>
          <table:table-cell office:value-type="float" office:value="0.0106999" calcext:value-type="float">
            <text:p>0,0106999</text:p>
          </table:table-cell>
          <table:table-cell office:value-type="float" office:value="0.0348628" calcext:value-type="float">
            <text:p>0,0348628</text:p>
          </table:table-cell>
          <table:table-cell office:value-type="float" office:value="0.0285801" calcext:value-type="float">
            <text:p>0,0285801</text:p>
          </table:table-cell>
          <table:table-cell office:value-type="float" office:value="0.0495449" calcext:value-type="float">
            <text:p>0,0495449</text:p>
          </table:table-cell>
          <table:table-cell office:value-type="float" office:value="-0.0208159" calcext:value-type="float">
            <text:p>-0,0208159</text:p>
          </table:table-cell>
          <table:table-cell office:value-type="float" office:value="-0.0167486" calcext:value-type="float">
            <text:p>-0,0167486</text:p>
          </table:table-cell>
          <table:table-cell office:value-type="float" office:value="0.018516" calcext:value-type="float">
            <text:p>0,018516</text:p>
          </table:table-cell>
          <table:table-cell office:value-type="float" office:value="-0.0068435" calcext:value-type="float">
            <text:p>-0,0068435</text:p>
          </table:table-cell>
          <table:table-cell office:value-type="float" office:value="0.00774389" calcext:value-type="float">
            <text:p>0,00774389</text:p>
          </table:table-cell>
          <table:table-cell office:value-type="float" office:value="0.0138209" calcext:value-type="float">
            <text:p>0,0138209</text:p>
          </table:table-cell>
          <table:table-cell office:value-type="float" office:value="0.100881" calcext:value-type="float">
            <text:p>0,100881</text:p>
          </table:table-cell>
          <table:table-cell office:value-type="float" office:value="-0.0189988" calcext:value-type="float">
            <text:p>-0,0189988</text:p>
          </table:table-cell>
          <table:table-cell office:value-type="float" office:value="0.010818" calcext:value-type="float">
            <text:p>0,010818</text:p>
          </table:table-cell>
          <table:table-cell office:value-type="float" office:value="0.041978" calcext:value-type="float">
            <text:p>0,041978</text:p>
          </table:table-cell>
          <table:table-cell office:value-type="float" office:value="0.025454" calcext:value-type="float">
            <text:p>0,025454</text:p>
          </table:table-cell>
          <table:table-cell office:value-type="float" office:value="0.018516" calcext:value-type="float">
            <text:p>0,018516</text:p>
          </table:table-cell>
          <table:table-cell office:value-type="float" office:value="-0.0866162" calcext:value-type="float">
            <text:p>-0,0866162</text:p>
          </table:table-cell>
          <table:table-cell office:value-type="float" office:value="-0.0104354" calcext:value-type="float">
            <text:p>-0,0104354</text:p>
          </table:table-cell>
          <table:table-cell office:value-type="float" office:value="-0.014417" calcext:value-type="float">
            <text:p>-0,014417</text:p>
          </table:table-cell>
          <table:table-cell office:value-type="float" office:value="0.0256265" calcext:value-type="float">
            <text:p>0,0256265</text:p>
          </table:table-cell>
          <table:table-cell office:value-type="float" office:value="-0.0302547" calcext:value-type="float">
            <text:p>-0,0302547</text:p>
          </table:table-cell>
          <table:table-cell office:value-type="float" office:value="0.00298536" calcext:value-type="float">
            <text:p>0,00298536</text:p>
          </table:table-cell>
          <table:table-cell office:value-type="float" office:value="0.153169" calcext:value-type="float">
            <text:p>0,153169</text:p>
          </table:table-cell>
          <table:table-cell office:value-type="float" office:value="-0.0653665" calcext:value-type="float">
            <text:p>-0,0653665</text:p>
          </table:table-cell>
          <table:table-cell office:value-type="float" office:value="0.0316117" calcext:value-type="float">
            <text:p>0,0316117</text:p>
          </table:table-cell>
          <table:table-cell office:value-type="float" office:value="0.0706618" calcext:value-type="float">
            <text:p>0,0706618</text:p>
          </table:table-cell>
          <table:table-cell office:value-type="float" office:value="0.000790007" calcext:value-type="float">
            <text:p>0,000790007</text:p>
          </table:table-cell>
          <table:table-cell office:value-type="float" office:value="0.02677" calcext:value-type="float">
            <text:p>0,02677</text:p>
          </table:table-cell>
          <table:table-cell office:value-type="float" office:value="0.0466572" calcext:value-type="float">
            <text:p>0,0466572</text:p>
          </table:table-cell>
          <table:table-cell office:value-type="float" office:value="-0.00969761" calcext:value-type="float">
            <text:p>-0,00969761</text:p>
          </table:table-cell>
          <table:table-cell office:value-type="float" office:value="-0.012831" calcext:value-type="float">
            <text:p>-0,012831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13" calcext:value-type="float">
            <text:p>-0,00141413</text:p>
          </table:table-cell>
          <table:table-cell office:value-type="float" office:value="-0.0014111" calcext:value-type="float">
            <text:p>-0,0014111</text:p>
          </table:table-cell>
          <table:table-cell office:value-type="float" office:value="-0.064396" calcext:value-type="float">
            <text:p>-0,064396</text:p>
          </table:table-cell>
          <table:table-cell office:value-type="float" office:value="0.0293502" calcext:value-type="float">
            <text:p>0,0293502</text:p>
          </table:table-cell>
          <table:table-cell office:value-type="float" office:value="0.0842642" calcext:value-type="float">
            <text:p>0,0842642</text:p>
          </table:table-cell>
          <table:table-cell office:value-type="float" office:value="-0.0024441" calcext:value-type="float">
            <text:p>-0,0024441</text:p>
          </table:table-cell>
          <table:table-cell office:value-type="float" office:value="0.0281139" calcext:value-type="float">
            <text:p>0,0281139</text:p>
          </table:table-cell>
          <table:table-cell office:value-type="float" office:value="0.0551007" calcext:value-type="float">
            <text:p>0,0551007</text:p>
          </table:table-cell>
          <table:table-cell office:value-type="float" office:value="0.0459322" calcext:value-type="float">
            <text:p>0,0459322</text:p>
          </table:table-cell>
          <table:table-cell office:value-type="float" office:value="0.174777" calcext:value-type="float">
            <text:p>0,174777</text:p>
          </table:table-cell>
          <table:table-cell office:value-type="float" office:value="0.0494193" calcext:value-type="float">
            <text:p>0,0494193</text:p>
          </table:table-cell>
          <table:table-cell office:value-type="float" office:value="-0.00202676" calcext:value-type="float">
            <text:p>-0,00202676</text:p>
          </table:table-cell>
          <table:table-cell office:value-type="float" office:value="0.0238299" calcext:value-type="float">
            <text:p>0,0238299</text:p>
          </table:table-cell>
          <table:table-cell office:value-type="float" office:value="-2.13026" calcext:value-type="float">
            <text:p>-2,13026</text:p>
          </table:table-cell>
          <table:table-cell office:value-type="float" office:value="-0.0394725" calcext:value-type="float">
            <text:p>-0,0394725</text:p>
          </table:table-cell>
          <table:table-cell office:value-type="float" office:value="-1.60893" calcext:value-type="float">
            <text:p>-1,608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9" calcext:value-type="float">
            <text:p>566,149</text:p>
          </table:table-cell>
          <table:table-cell office:value-type="float" office:value="570.703" calcext:value-type="float">
            <text:p>570,703</text:p>
          </table:table-cell>
          <table:table-cell office:value-type="float" office:value="363.175" calcext:value-type="float">
            <text:p>363,175</text:p>
          </table:table-cell>
          <table:table-cell office:value-type="float" office:value="169.019" calcext:value-type="float">
            <text:p>169,019</text:p>
          </table:table-cell>
          <table:table-cell office:value-type="float" office:value="0.193561" calcext:value-type="float">
            <text:p>0,193561</text:p>
          </table:table-cell>
          <table:table-cell office:value-type="float" office:value="-1.08255" calcext:value-type="float">
            <text:p>-1,08255</text:p>
          </table:table-cell>
          <table:table-cell office:value-type="float" office:value="-0.0185785" calcext:value-type="float">
            <text:p>-0,0185785</text:p>
          </table:table-cell>
          <table:table-cell office:value-type="float" office:value="0.00925937" calcext:value-type="float">
            <text:p>0,00925937</text:p>
          </table:table-cell>
          <table:table-cell office:value-type="float" office:value="1.73643" calcext:value-type="float">
            <text:p>1,736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267679" calcext:value-type="float">
            <text:p>0,0267679</text:p>
          </table:table-cell>
          <table:table-cell office:value-type="float" office:value="0.0106998" calcext:value-type="float">
            <text:p>0,0106998</text:p>
          </table:table-cell>
          <table:table-cell office:value-type="float" office:value="0.0348628" calcext:value-type="float">
            <text:p>0,0348628</text:p>
          </table:table-cell>
          <table:table-cell office:value-type="float" office:value="0.0285801" calcext:value-type="float">
            <text:p>0,0285801</text:p>
          </table:table-cell>
          <table:table-cell office:value-type="float" office:value="0.0495449" calcext:value-type="float">
            <text:p>0,0495449</text:p>
          </table:table-cell>
          <table:table-cell office:value-type="float" office:value="-0.0208158" calcext:value-type="float">
            <text:p>-0,0208158</text:p>
          </table:table-cell>
          <table:table-cell office:value-type="float" office:value="-0.0167483" calcext:value-type="float">
            <text:p>-0,0167483</text:p>
          </table:table-cell>
          <table:table-cell office:value-type="float" office:value="0.0185158" calcext:value-type="float">
            <text:p>0,0185158</text:p>
          </table:table-cell>
          <table:table-cell office:value-type="float" office:value="-0.00684321" calcext:value-type="float">
            <text:p>-0,00684321</text:p>
          </table:table-cell>
          <table:table-cell office:value-type="float" office:value="0.00774396" calcext:value-type="float">
            <text:p>0,00774396</text:p>
          </table:table-cell>
          <table:table-cell office:value-type="float" office:value="0.0138211" calcext:value-type="float">
            <text:p>0,0138211</text:p>
          </table:table-cell>
          <table:table-cell office:value-type="float" office:value="0.100881" calcext:value-type="float">
            <text:p>0,100881</text:p>
          </table:table-cell>
          <table:table-cell office:value-type="float" office:value="-0.0189988" calcext:value-type="float">
            <text:p>-0,0189988</text:p>
          </table:table-cell>
          <table:table-cell office:value-type="float" office:value="0.0108181" calcext:value-type="float">
            <text:p>0,0108181</text:p>
          </table:table-cell>
          <table:table-cell office:value-type="float" office:value="0.041978" calcext:value-type="float">
            <text:p>0,041978</text:p>
          </table:table-cell>
          <table:table-cell office:value-type="float" office:value="0.0254541" calcext:value-type="float">
            <text:p>0,0254541</text:p>
          </table:table-cell>
          <table:table-cell office:value-type="float" office:value="0.0185158" calcext:value-type="float">
            <text:p>0,0185158</text:p>
          </table:table-cell>
          <table:table-cell office:value-type="float" office:value="-0.0866159" calcext:value-type="float">
            <text:p>-0,0866159</text:p>
          </table:table-cell>
          <table:table-cell office:value-type="float" office:value="-0.0104355" calcext:value-type="float">
            <text:p>-0,0104355</text:p>
          </table:table-cell>
          <table:table-cell office:value-type="float" office:value="-0.0144169" calcext:value-type="float">
            <text:p>-0,0144169</text:p>
          </table:table-cell>
          <table:table-cell office:value-type="float" office:value="0.0256261" calcext:value-type="float">
            <text:p>0,0256261</text:p>
          </table:table-cell>
          <table:table-cell office:value-type="float" office:value="-0.0302543" calcext:value-type="float">
            <text:p>-0,0302543</text:p>
          </table:table-cell>
          <table:table-cell office:value-type="float" office:value="0.00298534" calcext:value-type="float">
            <text:p>0,00298534</text:p>
          </table:table-cell>
          <table:table-cell office:value-type="float" office:value="0.152427" calcext:value-type="float">
            <text:p>0,152427</text:p>
          </table:table-cell>
          <table:table-cell office:value-type="float" office:value="-0.0655802" calcext:value-type="float">
            <text:p>-0,0655802</text:p>
          </table:table-cell>
          <table:table-cell office:value-type="float" office:value="0.0309879" calcext:value-type="float">
            <text:p>0,0309879</text:p>
          </table:table-cell>
          <table:table-cell office:value-type="float" office:value="0.0706619" calcext:value-type="float">
            <text:p>0,0706619</text:p>
          </table:table-cell>
          <table:table-cell office:value-type="float" office:value="0.000789711" calcext:value-type="float">
            <text:p>0,000789711</text:p>
          </table:table-cell>
          <table:table-cell office:value-type="float" office:value="0.0267698" calcext:value-type="float">
            <text:p>0,0267698</text:p>
          </table:table-cell>
          <table:table-cell office:value-type="float" office:value="0.0465947" calcext:value-type="float">
            <text:p>0,0465947</text:p>
          </table:table-cell>
          <table:table-cell office:value-type="float" office:value="-0.00974915" calcext:value-type="float">
            <text:p>-0,00974915</text:p>
          </table:table-cell>
          <table:table-cell office:value-type="float" office:value="-0.0129571" calcext:value-type="float">
            <text:p>-0,0129571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12" calcext:value-type="float">
            <text:p>-0,00141412</text:p>
          </table:table-cell>
          <table:table-cell office:value-type="float" office:value="-0.00191126" calcext:value-type="float">
            <text:p>-0,00191126</text:p>
          </table:table-cell>
          <table:table-cell office:value-type="float" office:value="-0.0645691" calcext:value-type="float">
            <text:p>-0,0645691</text:p>
          </table:table-cell>
          <table:table-cell office:value-type="float" office:value="0.0289226" calcext:value-type="float">
            <text:p>0,0289226</text:p>
          </table:table-cell>
          <table:table-cell office:value-type="float" office:value="0.0842642" calcext:value-type="float">
            <text:p>0,0842642</text:p>
          </table:table-cell>
          <table:table-cell office:value-type="float" office:value="-0.00244345" calcext:value-type="float">
            <text:p>-0,00244345</text:p>
          </table:table-cell>
          <table:table-cell office:value-type="float" office:value="0.0281139" calcext:value-type="float">
            <text:p>0,0281139</text:p>
          </table:table-cell>
          <table:table-cell office:value-type="float" office:value="0.0550152" calcext:value-type="float">
            <text:p>0,0550152</text:p>
          </table:table-cell>
          <table:table-cell office:value-type="float" office:value="0.0454994" calcext:value-type="float">
            <text:p>0,0454994</text:p>
          </table:table-cell>
          <table:table-cell office:value-type="float" office:value="0.175336" calcext:value-type="float">
            <text:p>0,175336</text:p>
          </table:table-cell>
          <table:table-cell office:value-type="float" office:value="0.0494508" calcext:value-type="float">
            <text:p>0,0494508</text:p>
          </table:table-cell>
          <table:table-cell office:value-type="float" office:value="-0.00202677" calcext:value-type="float">
            <text:p>-0,00202677</text:p>
          </table:table-cell>
          <table:table-cell office:value-type="float" office:value="0.0237642" calcext:value-type="float">
            <text:p>0,0237642</text:p>
          </table:table-cell>
          <table:table-cell office:value-type="float" office:value="-2.13159" calcext:value-type="float">
            <text:p>-2,13159</text:p>
          </table:table-cell>
          <table:table-cell office:value-type="float" office:value="-0.0395251" calcext:value-type="float">
            <text:p>-0,0395251</text:p>
          </table:table-cell>
          <table:table-cell office:value-type="float" office:value="-1.60888" calcext:value-type="float">
            <text:p>-1,608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49" calcext:value-type="float">
            <text:p>566,149</text:p>
          </table:table-cell>
          <table:table-cell office:value-type="float" office:value="570.703" calcext:value-type="float">
            <text:p>570,703</text:p>
          </table:table-cell>
          <table:table-cell office:value-type="float" office:value="363.177" calcext:value-type="float">
            <text:p>363,177</text:p>
          </table:table-cell>
          <table:table-cell office:value-type="float" office:value="169.019" calcext:value-type="float">
            <text:p>169,019</text:p>
          </table:table-cell>
          <table:table-cell office:value-type="float" office:value="0.193546" calcext:value-type="float">
            <text:p>0,193546</text:p>
          </table:table-cell>
          <table:table-cell office:value-type="float" office:value="-1.08246" calcext:value-type="float">
            <text:p>-1,08246</text:p>
          </table:table-cell>
          <table:table-cell office:value-type="float" office:value="-0.0185792" calcext:value-type="float">
            <text:p>-0,0185792</text:p>
          </table:table-cell>
          <table:table-cell office:value-type="float" office:value="0.00926044" calcext:value-type="float">
            <text:p>0,00926044</text:p>
          </table:table-cell>
          <table:table-cell office:value-type="float" office:value="1.73628" calcext:value-type="float">
            <text:p>1,736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842" calcext:value-type="float">
            <text:p>0,025842</text:p>
          </table:table-cell>
          <table:table-cell office:value-type="float" office:value="0.0106997" calcext:value-type="float">
            <text:p>0,0106997</text:p>
          </table:table-cell>
          <table:table-cell office:value-type="float" office:value="0.0348617" calcext:value-type="float">
            <text:p>0,0348617</text:p>
          </table:table-cell>
          <table:table-cell office:value-type="float" office:value="0.0285801" calcext:value-type="float">
            <text:p>0,0285801</text:p>
          </table:table-cell>
          <table:table-cell office:value-type="float" office:value="0.0495449" calcext:value-type="float">
            <text:p>0,0495449</text:p>
          </table:table-cell>
          <table:table-cell office:value-type="float" office:value="-0.0208155" calcext:value-type="float">
            <text:p>-0,0208155</text:p>
          </table:table-cell>
          <table:table-cell office:value-type="float" office:value="-0.0167483" calcext:value-type="float">
            <text:p>-0,0167483</text:p>
          </table:table-cell>
          <table:table-cell office:value-type="float" office:value="0.0185159" calcext:value-type="float">
            <text:p>0,0185159</text:p>
          </table:table-cell>
          <table:table-cell office:value-type="float" office:value="-0.00684281" calcext:value-type="float">
            <text:p>-0,00684281</text:p>
          </table:table-cell>
          <table:table-cell office:value-type="float" office:value="0.00774406" calcext:value-type="float">
            <text:p>0,00774406</text:p>
          </table:table-cell>
          <table:table-cell office:value-type="float" office:value="0.0138211" calcext:value-type="float">
            <text:p>0,0138211</text:p>
          </table:table-cell>
          <table:table-cell office:value-type="float" office:value="0.100881" calcext:value-type="float">
            <text:p>0,100881</text:p>
          </table:table-cell>
          <table:table-cell office:value-type="float" office:value="-0.0189988" calcext:value-type="float">
            <text:p>-0,0189988</text:p>
          </table:table-cell>
          <table:table-cell office:value-type="float" office:value="0.0108179" calcext:value-type="float">
            <text:p>0,0108179</text:p>
          </table:table-cell>
          <table:table-cell office:value-type="float" office:value="0.0419781" calcext:value-type="float">
            <text:p>0,0419781</text:p>
          </table:table-cell>
          <table:table-cell office:value-type="float" office:value="0.0254542" calcext:value-type="float">
            <text:p>0,0254542</text:p>
          </table:table-cell>
          <table:table-cell office:value-type="float" office:value="0.0185159" calcext:value-type="float">
            <text:p>0,0185159</text:p>
          </table:table-cell>
          <table:table-cell office:value-type="float" office:value="-0.0866168" calcext:value-type="float">
            <text:p>-0,0866168</text:p>
          </table:table-cell>
          <table:table-cell office:value-type="float" office:value="-0.0104356" calcext:value-type="float">
            <text:p>-0,0104356</text:p>
          </table:table-cell>
          <table:table-cell office:value-type="float" office:value="-0.0144169" calcext:value-type="float">
            <text:p>-0,0144169</text:p>
          </table:table-cell>
          <table:table-cell office:value-type="float" office:value="0.0256261" calcext:value-type="float">
            <text:p>0,0256261</text:p>
          </table:table-cell>
          <table:table-cell office:value-type="float" office:value="-0.0302542" calcext:value-type="float">
            <text:p>-0,0302542</text:p>
          </table:table-cell>
          <table:table-cell office:value-type="float" office:value="0.00298535" calcext:value-type="float">
            <text:p>0,00298535</text:p>
          </table:table-cell>
          <table:table-cell office:value-type="float" office:value="0.151628" calcext:value-type="float">
            <text:p>0,151628</text:p>
          </table:table-cell>
          <table:table-cell office:value-type="float" office:value="-0.0640207" calcext:value-type="float">
            <text:p>-0,0640207</text:p>
          </table:table-cell>
          <table:table-cell office:value-type="float" office:value="0.0308975" calcext:value-type="float">
            <text:p>0,0308975</text:p>
          </table:table-cell>
          <table:table-cell office:value-type="float" office:value="0.0706619" calcext:value-type="float">
            <text:p>0,0706619</text:p>
          </table:table-cell>
          <table:table-cell office:value-type="float" office:value="0.00078973" calcext:value-type="float">
            <text:p>0,00078973</text:p>
          </table:table-cell>
          <table:table-cell office:value-type="float" office:value="0.0267698" calcext:value-type="float">
            <text:p>0,0267698</text:p>
          </table:table-cell>
          <table:table-cell office:value-type="float" office:value="0.0462144" calcext:value-type="float">
            <text:p>0,0462144</text:p>
          </table:table-cell>
          <table:table-cell office:value-type="float" office:value="-0.00974589" calcext:value-type="float">
            <text:p>-0,00974589</text:p>
          </table:table-cell>
          <table:table-cell office:value-type="float" office:value="-0.0128604" calcext:value-type="float">
            <text:p>-0,0128604</text:p>
          </table:table-cell>
          <table:table-cell office:value-type="float" office:value="0.0218096" calcext:value-type="float">
            <text:p>0,0218096</text:p>
          </table:table-cell>
          <table:table-cell office:value-type="float" office:value="0.0290848" calcext:value-type="float">
            <text:p>0,0290848</text:p>
          </table:table-cell>
          <table:table-cell office:value-type="float" office:value="-0.00141411" calcext:value-type="float">
            <text:p>-0,00141411</text:p>
          </table:table-cell>
          <table:table-cell office:value-type="float" office:value="-0.00233168" calcext:value-type="float">
            <text:p>-0,00233168</text:p>
          </table:table-cell>
          <table:table-cell office:value-type="float" office:value="-0.0628484" calcext:value-type="float">
            <text:p>-0,0628484</text:p>
          </table:table-cell>
          <table:table-cell office:value-type="float" office:value="0.0284632" calcext:value-type="float">
            <text:p>0,0284632</text:p>
          </table:table-cell>
          <table:table-cell office:value-type="float" office:value="0.0842641" calcext:value-type="float">
            <text:p>0,0842641</text:p>
          </table:table-cell>
          <table:table-cell office:value-type="float" office:value="-0.00244344" calcext:value-type="float">
            <text:p>-0,00244344</text:p>
          </table:table-cell>
          <table:table-cell office:value-type="float" office:value="0.0281138" calcext:value-type="float">
            <text:p>0,0281138</text:p>
          </table:table-cell>
          <table:table-cell office:value-type="float" office:value="0.0547696" calcext:value-type="float">
            <text:p>0,0547696</text:p>
          </table:table-cell>
          <table:table-cell office:value-type="float" office:value="0.0440887" calcext:value-type="float">
            <text:p>0,0440887</text:p>
          </table:table-cell>
          <table:table-cell office:value-type="float" office:value="0.175705" calcext:value-type="float">
            <text:p>0,175705</text:p>
          </table:table-cell>
          <table:table-cell office:value-type="float" office:value="0.0494727" calcext:value-type="float">
            <text:p>0,0494727</text:p>
          </table:table-cell>
          <table:table-cell office:value-type="float" office:value="-0.00202677" calcext:value-type="float">
            <text:p>-0,00202677</text:p>
          </table:table-cell>
          <table:table-cell office:value-type="float" office:value="0.0237185" calcext:value-type="float">
            <text:p>0,0237185</text:p>
          </table:table-cell>
          <table:table-cell office:value-type="float" office:value="-2.13251" calcext:value-type="float">
            <text:p>-2,13251</text:p>
          </table:table-cell>
          <table:table-cell office:value-type="float" office:value="-0.0395646" calcext:value-type="float">
            <text:p>-0,0395646</text:p>
          </table:table-cell>
          <table:table-cell office:value-type="float" office:value="-1.60884" calcext:value-type="float">
            <text:p>-1,608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265" calcext:value-type="float">
            <text:p>-0,12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0.015" calcext:value-type="float">
            <text:p>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029" calcext:value-type="float">
            <text:p>-0,102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-0.015" calcext:value-type="float">
            <text:p>-0,0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85" calcext:value-type="float">
            <text:p>-0,0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95" calcext:value-type="float">
            <text:p>0,055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04519" calcext:value-type="float">
            <text:p>-0,045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6.151" calcext:value-type="float">
            <text:p>566,151</text:p>
          </table:table-cell>
          <table:table-cell office:value-type="float" office:value="570.704" calcext:value-type="float">
            <text:p>570,704</text:p>
          </table:table-cell>
          <table:table-cell office:value-type="float" office:value="363.181" calcext:value-type="float">
            <text:p>363,181</text:p>
          </table:table-cell>
          <table:table-cell office:value-type="float" office:value="169.017" calcext:value-type="float">
            <text:p>169,017</text:p>
          </table:table-cell>
          <table:table-cell office:value-type="float" office:value="0.193521" calcext:value-type="float">
            <text:p>0,193521</text:p>
          </table:table-cell>
          <table:table-cell office:value-type="float" office:value="-1.08235" calcext:value-type="float">
            <text:p>-1,08235</text:p>
          </table:table-cell>
          <table:table-cell office:value-type="float" office:value="-0.0185782" calcext:value-type="float">
            <text:p>-0,0185782</text:p>
          </table:table-cell>
          <table:table-cell office:value-type="float" office:value="0.00926213" calcext:value-type="float">
            <text:p>0,00926213</text:p>
          </table:table-cell>
          <table:table-cell office:value-type="float" office:value="1.73611" calcext:value-type="float">
            <text:p>1,736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8T15:58:39.960209649</dc:date>
    <meta:document-statistic meta:table-count="1" meta:cell-count="24280" meta:object-count="0"/>
    <meta:generator>LibreOffice/4.2.4.2$Linux_X86_64 LibreOffice_project/420m0$Build-2</meta:generator>
  </office:meta>
</office:document-meta>
</file>